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1.2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4" style:family="table-cell" style:parent-style-name="Default">
      <style:table-cell-properties fo:background-color="#ff33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ackground-color="#008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8" style:family="table-cell" style:parent-style-name="Default">
      <style:table-cell-properties fo:background-color="#04820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0181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fo:background-color="#0c860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fo:background-color="#0783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ackground-color="#02810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0b85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0f88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0d86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008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ff707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ackground-color="#08840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26932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ackground-color="#0f87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10881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ackground-color="#0381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06830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28942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ffa5a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ackground-color="#0180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fo:background-color="#0784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9cce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3198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138a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04820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2" style:family="table-cell" style:parent-style-name="Default">
      <style:table-cell-properties fo:background-color="#12891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fo:background-color="#48a44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ackground-color="#0b85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5" style:family="table-cell" style:parent-style-name="Default">
      <style:table-cell-properties fo:background-color="#0180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6" style:family="table-cell" style:parent-style-name="Default">
      <style:table-cell-properties fo:background-color="#bad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ackground-color="#ffb2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1e8f1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ackground-color="#0e870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ackground-color="#6bb5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fo:background-color="#0582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fo:background-color="#5bad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fo:background-color="#0181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4" style:family="table-cell" style:parent-style-name="Default">
      <style:table-cell-properties fo:background-color="#3e9f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ackground-color="#0382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fo:background-color="#a1d0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ackground-color="#43a2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fo:background-color="#ecf5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fo:background-color="#0a850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fo:background-color="#1a8d1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1" style:family="table-cell" style:parent-style-name="Default">
      <style:table-cell-properties fo:background-color="#1a8d1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0b86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3199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ackground-color="#22912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2995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1188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ackground-color="#72b9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fo:background-color="#3c9e3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ackground-color="#2e972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6fb7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ackground-color="#08840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2" style:family="table-cell" style:parent-style-name="Default">
      <style:table-cell-properties fo:background-color="#02810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3" style:family="table-cell" style:parent-style-name="Default">
      <style:table-cell-properties fo:background-color="#6cb66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40a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fo:background-color="#1c8e1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fo:background-color="#5cae5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#5bae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fo:background-color="#59ad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58ac5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0d86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1" style:family="table-cell" style:parent-style-name="Default">
      <style:table-cell-properties fo:background-color="#0582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2" style:family="table-cell" style:parent-style-name="Default">
      <style:table-cell-properties fo:background-color="#158a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3" style:family="table-cell" style:parent-style-name="Default">
      <style:table-cell-properties fo:background-color="#0984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ackground-color="#52a9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fo:background-color="#24922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4ea74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32993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#198c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ackground-color="#168b1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ackground-color="#178b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ackground-color="#97cb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ackground-color="#61b0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ackground-color="#158b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0382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Default">
      <style:table-cell-properties fo:background-color="#1f8f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ackground-color="#20902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63b1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afd7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ackground-color="#158a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d87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42a1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ackground-color="#23922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ackground-color="#98cc9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4ca64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fo:background-color="#2593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389c3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ackground-color="#1b8e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ackground-color="#ffc9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fo:background-color="#f5fa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ackground-color="#188c1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ffe4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ackground-color="#0583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ackground-color="#0985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1d8f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ackground-color="#148a1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359b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26932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8" style:family="table-cell" style:parent-style-name="Default">
      <style:table-cell-properties fo:background-color="#a3d1a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7dbe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ff4a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ff6f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2994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ackground-color="#fff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fff3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379c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81c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339a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3b9e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fo:background-color="#1b8d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ackground-color="#178c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ackground-color="#158b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2" style:family="table-cell" style:parent-style-name="Default">
      <style:table-cell-properties fo:background-color="#3f9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ackground-color="#3fa0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ackground-color="#30983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fo:background-color="#46a3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ff7d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2d96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369b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27942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ackground-color="#2b952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ackground-color="#fffa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ackground-color="#fffb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ackground-color="#0984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4" style:family="table-cell" style:parent-style-name="Default">
      <style:table-cell-properties fo:background-color="#2d97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ackground-color="#0381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6" style:family="table-cell" style:parent-style-name="Default">
      <style:table-cell-properties fo:background-color="#0e870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7" style:family="table-cell" style:parent-style-name="Default">
      <style:table-cell-properties fo:background-color="#0985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8" style:family="table-cell" style:parent-style-name="Default">
      <style:table-cell-properties fo:background-color="#359a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ackground-color="#fff5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0" style:family="table-cell" style:parent-style-name="Default">
      <style:table-cell-properties fo:background-color="#b0d8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a3d1a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2" style:family="table-cell" style:parent-style-name="Default">
      <style:table-cell-properties fo:background-color="#ff34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4aa5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4" style:family="table-cell" style:parent-style-name="Default">
      <style:table-cell-properties fo:background-color="#91c8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ackground-color="#ffa2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ackground-color="#ff43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ff606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168b1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9" style:family="table-cell" style:parent-style-name="Default">
      <style:table-cell-properties fo:background-color="#7ebf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ackground-color="#9dce9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ackground-color="#06830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2" style:family="table-cell" style:parent-style-name="Default">
      <style:table-cell-properties fo:background-color="#3a9d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ackground-color="#51a8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6db66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ackground-color="#349a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ackground-color="#8cc6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ff77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46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ackground-color="#fdfe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ackground-color="#83c1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ackground-color="#87c3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ff56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ff55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#faf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5" style:family="table-cell" style:parent-style-name="Default">
      <style:table-cell-properties fo:background-color="#ff8d8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fo:background-color="#89c4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9fcf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8" style:family="table-cell" style:parent-style-name="Default">
      <style:table-cell-properties fo:background-color="#f9fc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ackground-color="#fff6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fo:background-color="#ffa4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fo:background-color="#ffa3a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ff9e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fo:background-color="#ff75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fo:background-color="#ff9a9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fo:background-color="#ffd8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fo:background-color="#ffa9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ffc5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ackground-color="#66b3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ff8e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fo:background-color="#ff8c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fo:background-color="#ff93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ackground-color="#ff42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ffcac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ffd4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ackground-color="#ff7b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fo:background-color="#ff3e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fo:background-color="#ff5c5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ackground-color="#ff4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ackground-color="#ff686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ff82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fo:background-color="#ff3c3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fo:background-color="#ff484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fff5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ackground-color="#ff87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ackground-color="#ff95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ackground-color="#ffe7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ackground-color="#ff454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ff929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ackground-color="#ff7c7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ackground-color="#ff505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ackground-color="#53aa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#ff737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fo:background-color="#ff575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fo:background-color="#ff39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ackground-color="#ffaba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ackground-color="#c5e2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ff9d9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ff5e5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ff65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ackground-color="#ff4f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fo:background-color="#ff78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8b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fo:background-color="#1389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4" style:family="table-cell" style:parent-style-name="Default">
      <style:table-cell-properties fo:background-color="#ff3d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background-color="#ffce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ff47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fo:background-color="#ff35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ackground-color="#ff37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fo:background-color="#ff36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ff5d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ackground-color="#ff4d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ackground-color="#ff44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ackground-color="#ff3b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ackground-color="#ff41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#ff3a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fo:background-color="#54aa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ff49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fo:background-color="#ff90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ackground-color="#ff737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1" style:family="table-cell" style:parent-style-name="Default">
      <style:table-cell-properties fo:background-color="#ff6b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2" style:family="table-cell" style:parent-style-name="Default">
      <style:table-cell-properties fo:background-color="#e7f3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fo:background-color="#ffde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ackground-color="#24922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5" style:family="table-cell" style:parent-style-name="Default">
      <style:table-cell-properties fo:background-color="#fff2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fo:background-color="#ffb6b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fo:background-color="#f8fc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fo:background-color="#fff1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fo:background-color="#5bae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0" style:family="table-cell" style:parent-style-name="Default">
      <style:table-cell-properties fo:background-color="#68b46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1" style:family="table-cell" style:parent-style-name="Default">
      <style:table-cell-properties fo:background-color="#f4f9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ackground-color="#43a1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ackground-color="#53a9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fo:background-color="#22912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5" style:family="table-cell" style:parent-style-name="Default">
      <style:table-cell-properties fo:background-color="#0a850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6" style:family="table-cell" style:parent-style-name="Default">
      <style:table-cell-properties fo:background-color="#2592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7" style:family="table-cell" style:parent-style-name="Default">
      <style:table-cell-properties fo:background-color="#1d8e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fo:background-color="#389c3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9" style:family="table-cell" style:parent-style-name="Default">
      <style:table-cell-properties fo:background-color="#72b9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0" style:family="table-cell" style:parent-style-name="Default">
      <style:table-cell-properties fo:background-color="#2592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ackground-color="#12891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2" style:family="table-cell" style:parent-style-name="Default">
      <style:table-cell-properties fo:background-color="#1e8f1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3" style:family="table-cell" style:parent-style-name="Default">
      <style:table-cell-properties fo:background-color="#b8d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fo:background-color="#eaf4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fo:background-color="#ff5b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fo:background-color="#ff585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fo:background-color="#ffc1c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ackground-color="#ff5f5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fo:background-color="#deef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fo:background-color="#c0e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1" style:family="table-cell" style:parent-style-name="Default">
      <style:table-cell-properties fo:background-color="#7cbe7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fo:background-color="#8ac5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fo:background-color="#ff72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fo:background-color="#ffcdc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ackground-color="#43a1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6" style:family="table-cell" style:parent-style-name="Default">
      <style:table-cell-properties fo:background-color="#ffdfd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background-color="#ffcf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fo:background-color="#add6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fo:background-color="#daecd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fo:background-color="#60b06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#c7e3c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49a4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fo:background-color="#bedf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fo:background-color="#e4f2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background-color="#abd5a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#65b2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7abd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8" style:family="table-cell" style:parent-style-name="Default">
      <style:table-cell-properties fo:background-color="#ff7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ackground-color="#ff646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ackground-color="#e8f4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background-color="#30983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2" style:family="table-cell" style:parent-style-name="Default">
      <style:table-cell-properties fo:background-color="#d2e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ackground-color="#ddee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4" style:family="table-cell" style:parent-style-name="Default">
      <style:table-cell-properties fo:background-color="#188c1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5" style:family="table-cell" style:parent-style-name="Default">
      <style:table-cell-properties fo:background-color="#148a1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6" style:family="table-cell" style:parent-style-name="Default">
      <style:table-cell-properties fo:background-color="#ff33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7" style:family="table-cell" style:parent-style-name="Default">
      <style:table-cell-properties fo:background-color="#1188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ackground-color="#cde6c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fo:background-color="#4ba5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0" style:family="table-cell" style:parent-style-name="Default">
      <style:table-cell-properties fo:background-color="#65b2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1" style:family="table-cell" style:parent-style-name="Default">
      <style:table-cell-properties fo:background-color="#a6d3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ackground-color="#28942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3" style:family="table-cell" style:parent-style-name="Default">
      <style:table-cell-properties fo:background-color="#0583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4" style:family="table-cell" style:parent-style-name="Default">
      <style:table-cell-properties fo:background-color="#ffe0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ackground-color="#3d9e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ackground-color="#ff4c4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fo:background-color="#ffc8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ackground-color="#82c1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fo:background-color="#4fa7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0" style:family="table-cell" style:parent-style-name="Default">
      <style:table-cell-properties fo:background-color="#2f972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1" style:family="table-cell" style:parent-style-name="Default">
      <style:table-cell-properties fo:background-color="#8bc5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fo:background-color="#ff86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fo:background-color="#ff8f8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fo:background-color="#ff83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fo:background-color="#ff6c6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fo:background-color="#ff63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ackground-color="#ff59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fo:background-color="#ff6b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fo:background-color="#fff7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fo:background-color="#fff7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1" style:family="table-cell" style:parent-style-name="Default">
      <style:table-cell-properties fo:background-color="#ff9f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fo:background-color="#ff717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ackground-color="#ff84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fo:background-color="#ff53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ackground-color="#ff51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fo:background-color="#ff85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fo:background-color="#ff85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8" style:family="table-cell" style:parent-style-name="Default">
      <style:table-cell-properties fo:background-color="#ff797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ackground-color="#ff3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ackground-color="#ff8a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ackground-color="#ff97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ffad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fo:background-color="#ff626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fo:background-color="#ff676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fo:background-color="#fffe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fo:background-color="#ff4b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fo:background-color="#ff54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fo:background-color="#ffb7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ackground-color="#74ba7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77bb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fo:background-color="#10881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2" style:family="table-cell" style:parent-style-name="Default">
      <style:table-cell-properties fo:background-color="#4da6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fo:background-color="#2a952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fo:background-color="#23912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ackground-color="#56ab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ackground-color="#55aa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7" style:family="table-cell" style:parent-style-name="Default">
      <style:table-cell-properties fo:background-color="#7bbd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fo:background-color="#cbe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9" style:family="table-cell" style:parent-style-name="Default">
      <style:table-cell-properties fo:background-color="#40a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0" style:family="table-cell" style:parent-style-name="Default">
      <style:table-cell-properties fo:background-color="#349a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1" style:family="table-cell" style:parent-style-name="Default">
      <style:table-cell-properties fo:background-color="#ff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ackground-color="#61b1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ackground-color="#74ba7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4" style:family="table-cell" style:parent-style-name="Default">
      <style:table-cell-properties fo:background-color="#4fa7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a5d2a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fo:background-color="#b7d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fo:background-color="#f8fb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ackground-color="#ffe2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fo:background-color="#bede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background-color="#ffc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fo:background-color="#59ac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ackground-color="#80c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fo:background-color="#c0e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fo:background-color="#ff66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ackground-color="#c3e1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ackground-color="#ff81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fo:background-color="#b6dbb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fo:background-color="#ffcb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fo:background-color="#2190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0" style:family="table-cell" style:parent-style-name="Default">
      <style:table-cell-properties fo:background-color="#ffb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ackground-color="#44a2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fo:background-color="#c4e2c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fo:background-color="#ddee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fo:background-color="#cce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fo:background-color="#ffd3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fo:background-color="#ffc2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ackground-color="#a9d4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8" style:family="table-cell" style:parent-style-name="Default">
      <style:table-cell-properties fo:background-color="#ff8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fo:background-color="#92c99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fo:background-color="#2c962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ackground-color="#fff0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>
      <style:table-cell-properties fo:background-color="#b4da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3" style:family="table-cell" style:parent-style-name="Default">
      <style:table-cell-properties fo:background-color="#69b46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fo:background-color="#fff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fo:background-color="#ffbcb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fo:background-color="#1f90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fo:background-color="#ffa7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fo:background-color="#ffd1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fo:background-color="#339a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0" style:family="table-cell" style:parent-style-name="Default">
      <style:table-cell-properties fo:background-color="#ff89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fo:background-color="#95ca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fo:background-color="#73b97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>
      <style:table-cell-properties fo:background-color="#bfd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fo:background-color="#3d9f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a9d4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fo:background-color="#76bb7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fo:background-color="#fcfd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fo:background-color="#ffe9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fo:background-color="#70b87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fo:background-color="#7fb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fo:background-color="#ff9b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>
      <style:table-cell-properties fo:background-color="#fefe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>
      <style:table-cell-properties fo:background-color="#379b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fo:background-color="#93c9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fo:background-color="#ff52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fo:background-color="#41a1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fo:background-color="#90c8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fo:background-color="#399c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fo:background-color="#cce5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fo:background-color="#b1d8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fo:background-color="#d4ea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fo:background-color="#ff4e4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fo:background-color="#45a24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fo:background-color="#b5d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ackground-color="#0f87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7" style:family="table-cell" style:parent-style-name="Default">
      <style:table-cell-properties fo:background-color="#ffaf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fo:background-color="#ff47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9" style:family="table-cell" style:parent-style-name="Default">
      <style:table-cell-properties fo:background-color="#84c2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fo:background-color="#5aad5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1" style:family="table-cell" style:parent-style-name="Default">
      <style:table-cell-properties fo:background-color="#c6e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>
      <style:table-cell-properties fo:background-color="#f4fa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fo:background-color="#e0ef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>
      <style:table-cell-properties fo:background-color="#e0ef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5" style:family="table-cell" style:parent-style-name="Default">
      <style:table-cell-properties fo:background-color="#f2f8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6" style:family="table-cell" style:parent-style-name="Default">
      <style:table-cell-properties fo:background-color="#faf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7" style:family="table-cell" style:parent-style-name="Default">
      <style:table-cell-properties fo:background-color="#4ba5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ackground-color="#c6e2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ackground-color="#ffa0a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ackground-color="#4da7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>
      <style:table-cell-properties fo:background-color="#0d87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2" style:family="table-cell" style:parent-style-name="Default">
      <style:table-cell-properties fo:background-color="#ff5a5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>
      <style:table-cell-properties fo:background-color="#ffdb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4" style:family="table-cell" style:parent-style-name="Default">
      <style:table-cell-properties fo:background-color="#67b36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5" style:family="table-cell" style:parent-style-name="Default">
      <style:table-cell-properties fo:background-color="#1d8f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6" style:family="table-cell" style:parent-style-name="Default">
      <style:table-cell-properties fo:background-color="#ffd0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7" style:family="table-cell" style:parent-style-name="Default">
      <style:table-cell-properties fo:background-color="#32993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8" style:family="table-cell" style:parent-style-name="Default">
      <style:table-cell-properties fo:background-color="#198d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9" style:family="table-cell" style:parent-style-name="Default">
      <style:table-cell-properties fo:background-color="#1189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0" style:family="table-cell" style:parent-style-name="Default">
      <style:table-cell-properties fo:background-color="#d1e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1" style:family="table-cell" style:parent-style-name="Default">
      <style:table-cell-properties fo:background-color="#4aa5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2" style:family="table-cell" style:parent-style-name="Default">
      <style:table-cell-properties fo:background-color="#54aa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3" style:family="table-cell" style:parent-style-name="Default">
      <style:table-cell-properties fo:background-color="#bbd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4" style:family="table-cell" style:parent-style-name="Default">
      <style:table-cell-properties fo:background-color="#3e9f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5" style:family="table-cell" style:parent-style-name="Default">
      <style:table-cell-properties fo:background-color="#2593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6" style:family="table-cell" style:parent-style-name="Default">
      <style:table-cell-properties fo:background-color="#2191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7" style:family="table-cell" style:parent-style-name="Default">
      <style:table-cell-properties fo:background-color="#62b16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8" style:family="table-cell" style:parent-style-name="Default">
      <style:table-cell-properties fo:background-color="#a0d0a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9" style:family="table-cell" style:parent-style-name="Default">
      <style:table-cell-properties fo:background-color="#1f8f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0" style:family="table-cell" style:parent-style-name="Default">
      <style:table-cell-properties fo:background-color="#c9e4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1" style:family="table-cell" style:parent-style-name="Default">
      <style:table-cell-properties fo:background-color="#b0d8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2" style:family="table-cell" style:parent-style-name="Default">
      <style:table-cell-properties fo:background-color="#ffaa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3" style:family="table-cell" style:parent-style-name="Default">
      <style:table-cell-properties fo:background-color="#fff9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4" style:family="table-cell" style:parent-style-name="Default">
      <style:table-cell-properties fo:background-color="#ffee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5" style:family="table-cell" style:parent-style-name="Default">
      <style:table-cell-properties fo:background-color="#d9ec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6" style:family="table-cell" style:parent-style-name="Default">
      <style:table-cell-properties fo:background-color="#79bc7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7" style:family="table-cell" style:parent-style-name="Default">
      <style:table-cell-properties fo:background-color="#41a0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8" style:family="table-cell" style:parent-style-name="Default">
      <style:table-cell-properties fo:background-color="#2190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9" style:family="table-cell" style:parent-style-name="Default">
      <style:table-cell-properties fo:background-color="#a8d4a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0" style:family="table-cell" style:parent-style-name="Default">
      <style:table-cell-properties fo:background-color="#dbed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1" style:family="table-cell" style:parent-style-name="Default">
      <style:table-cell-properties fo:background-color="#9ecf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2" style:family="table-cell" style:parent-style-name="Default">
      <style:table-cell-properties fo:background-color="#ffd2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3" style:family="table-cell" style:parent-style-name="Default">
      <style:table-cell-properties fo:background-color="#27932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4" style:family="table-cell" style:parent-style-name="Default">
      <style:table-cell-properties fo:background-color="#7bbd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5" style:family="table-cell" style:parent-style-name="Default">
      <style:table-cell-properties fo:background-color="#71b87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6" style:family="table-cell" style:parent-style-name="Default">
      <style:text-properties style:text-outline="false" style:text-line-through-style="none" style:text-line-through-type="none" style:font-name="Cambria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7" style:family="table-cell" style:parent-style-name="Default">
      <style:text-properties fo:font-weight="normal" style:font-weight-asian="normal" style:font-weight-complex="normal"/>
    </style:style>
    <style:style style:name="ce991" style:family="table-cell" style:parent-style-name="Default">
      <style:text-properties style:font-name="Cambria" fo:font-weight="normal" style:font-weight-asian="normal" style:font-weight-complex="normal"/>
    </style:style>
    <style:style style:name="ce496" style:family="table-cell" style:parent-style-name="Default">
      <style:text-properties fo:color="#000000" style:text-outline="false" style:text-line-through-style="none" style:text-line-through-type="none" style:font-name="Calibri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97" style:family="table-cell" style:parent-style-name="Default">
      <style:text-properties style:text-outline="false" style:text-line-through-style="none" style:text-line-through-type="none" style:font-name="Cambria" fo:font-size="11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4" style:family="table-cell" style:parent-style-name="Default">
      <style:text-properties fo:color="#000000" style:text-outline="false" style:text-line-through-style="none" style:text-line-through-type="none" style:font-name="Cambria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" style:family="text">
      <style:text-properties fo:color="#000000"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6347" table:default-cell-style-name="Default"/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 office:value-type="string" calcext:value-type="string" table:number-columns-spanned="2" table:number-rows-spanned="1">
            <text:p>Note that when this file was made AUV was still being defined</text:p>
          </table:table-cell>
          <table:covered-table-cell/>
          <table:table-cell office:value-type="string" calcext:value-type="string">
            <text:p>Table showing how often a given calibrator was ranked</text:p>
          </table:table-cell>
          <table:table-cell table:number-columns-repeated="2"/>
          <table:table-cell table:style-name="ce946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/>
          <table:table-cell table:style-name="ce946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/>
          <table:table-cell table:style-name="ce946" office:value-type="string" calcext:value-type="string" table:number-columns-spanned="5" table:number-rows-spanned="1">
            <text:p>BackBlaze_2021</text:p>
          </table:table-cell>
          <table:covered-table-cell table:number-columns-repeated="4"/>
          <table:table-cell table:style-name="ce946" office:value-type="string" calcext:value-type="string" table:number-columns-spanned="5" table:number-rows-spanned="1">
            <text:p>BackBlaze_2023</text:p>
          </table:table-cell>
          <table:covered-table-cell table:number-columns-repeated="4"/>
          <table:table-cell table:style-name="ce946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/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office:value-type="string" calcext:value-type="string" table:number-columns-spanned="2" table:number-rows-spanned="1">
            <text:p>the left contains the AUV tables for the 10 to 1000 range</text:p>
          </table:table-cell>
          <table:covered-table-cell/>
          <table:table-cell table:number-columns-repeated="3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5"/>
          <table:table-cell office:value-type="string" calcext:value-type="string" table:number-columns-spanned="2" table:number-rows-spanned="1">
            <text:p>When the document was made AUV did not expect the division by the cardinality</text:p>
          </table:table-cell>
          <table:covered-table-cell table:style-name="ce946"/>
          <table:table-cell table:style-name="ce946" office:value-type="string" calcext:value-type="string">
            <text:p>LinearDiscriminantAnalysis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COUNTIF(([.C17]~ [.C44]~ [.C71]~ [.C98]~ [.C125]~ [.C152]~ [.C179]~ [.C206]~ [.C233]~ [.C260]);1)" office:value-type="float" office:value="0" calcext:value-type="float">
            <text:p>0</text:p>
          </table:table-cell>
          <table:table-cell table:formula="of:=COUNTIF(([.C17]~[.C44]~[.C71]~[.C98]~[.C125]~[.C152]~[.C179]~[.C206]~[.C233]~[.C260]);2)" office:value-type="float" office:value="0" calcext:value-type="float">
            <text:p>0</text:p>
          </table:table-cell>
          <table:table-cell table:formula="of:=COUNTIF(([.C17]~[.C44]~[.C71]~[.C98]~[.C125]~[.C152]~[.C179]~[.C206]~[.C233]~[.C260]);3)" office:value-type="float" office:value="0" calcext:value-type="float">
            <text:p>0</text:p>
          </table:table-cell>
          <table:table-cell table:formula="of:=COUNTIF(([.C17]~[.C44]~[.C71]~[.C98]~[.C125]~[.C152]~[.C179]~[.C206]~[.C233]~[.C260]);4)" office:value-type="float" office:value="0" calcext:value-type="float">
            <text:p>0</text:p>
          </table:table-cell>
          <table:table-cell table:formula="of:=COUNTIF(([.C17]~[.C44]~[.C71]~[.C98]~[.C125]~[.C152]~[.C179]~[.C206]~[.C233]~[.C260]);5)" office:value-type="float" office:value="10" calcext:value-type="float">
            <text:p>10</text:p>
          </table:table-cell>
          <table:table-cell table:formula="of:=COUNTIF(([.H17]~ [.H44]~ [.H71]~ [.H98]~ [.H125]~ [.H152]~ [.H179]~ [.H206]~ [.H233]~ [.H260]);1)" office:value-type="float" office:value="0" calcext:value-type="float">
            <text:p>0</text:p>
          </table:table-cell>
          <table:table-cell table:formula="of:=COUNTIF(([.H17]~[.H44]~[.H71]~[.H98]~[.H125]~[.H152]~[.H179]~[.H206]~[.H233]~[.H260]);2)" office:value-type="float" office:value="0" calcext:value-type="float">
            <text:p>0</text:p>
          </table:table-cell>
          <table:table-cell table:formula="of:=COUNTIF(([.H17]~[.H44]~[.H71]~[.H98]~[.H125]~[.H152]~[.H179]~[.H206]~[.H233]~[.H260]);3)" office:value-type="float" office:value="0" calcext:value-type="float">
            <text:p>0</text:p>
          </table:table-cell>
          <table:table-cell table:formula="of:=COUNTIF(([.H17]~[.H44]~[.H71]~[.H98]~[.H125]~[.H152]~[.H179]~[.H206]~[.H233]~[.H260]);4)" office:value-type="float" office:value="0" calcext:value-type="float">
            <text:p>0</text:p>
          </table:table-cell>
          <table:table-cell table:formula="of:=COUNTIF(([.H17]~[.H44]~[.H71]~[.H98]~[.H125]~[.H152]~[.H179]~[.H206]~[.H233]~[.H260]);5)" office:value-type="float" office:value="10" calcext:value-type="float">
            <text:p>10</text:p>
          </table:table-cell>
          <table:table-cell table:formula="of:=COUNTIF(([.M17]~ [.M44]~ [.M71]~ [.M98]~ [.M125]~ [.M152]~ [.M179]~ [.M206]~ [.M233]~ [.M260]);1)" office:value-type="float" office:value="0" calcext:value-type="float">
            <text:p>0</text:p>
          </table:table-cell>
          <table:table-cell table:formula="of:=COUNTIF(([.M17]~[.M44]~[.M71]~[.M98]~[.M125]~[.M152]~[.M179]~[.M206]~[.M233]~[.M260]);2)" office:value-type="float" office:value="0" calcext:value-type="float">
            <text:p>0</text:p>
          </table:table-cell>
          <table:table-cell table:formula="of:=COUNTIF(([.M17]~[.M44]~[.M71]~[.M98]~[.M125]~[.M152]~[.M179]~[.M206]~[.M233]~[.M260]);3)" office:value-type="float" office:value="0" calcext:value-type="float">
            <text:p>0</text:p>
          </table:table-cell>
          <table:table-cell table:formula="of:=COUNTIF(([.M17]~[.M44]~[.M71]~[.M98]~[.M125]~[.M152]~[.M179]~[.M206]~[.M233]~[.M260]);4)" office:value-type="float" office:value="0" calcext:value-type="float">
            <text:p>0</text:p>
          </table:table-cell>
          <table:table-cell table:formula="of:=COUNTIF(([.M17]~[.M44]~[.M71]~[.M98]~[.M125]~[.M152]~[.M179]~[.M206]~[.M233]~[.M260]);5)" office:value-type="float" office:value="10" calcext:value-type="float">
            <text:p>10</text:p>
          </table:table-cell>
          <table:table-cell table:formula="of:=COUNTIF(([.R17]~ [.R44]~ [.R71]~ [.R98]~ [.R125]~ [.R152]~ [.R179]~ [.R206]~ [.R233]~ [.R260]);1)" office:value-type="float" office:value="0" calcext:value-type="float">
            <text:p>0</text:p>
          </table:table-cell>
          <table:table-cell table:formula="of:=COUNTIF(([.R17]~[.R44]~[.R71]~[.R98]~[.R125]~[.R152]~[.R179]~[.R206]~[.R233]~[.R260]);2)" office:value-type="float" office:value="0" calcext:value-type="float">
            <text:p>0</text:p>
          </table:table-cell>
          <table:table-cell table:formula="of:=COUNTIF(([.R17]~[.R44]~[.R71]~[.R98]~[.R125]~[.R152]~[.R179]~[.R206]~[.R233]~[.R260]);3)" office:value-type="float" office:value="0" calcext:value-type="float">
            <text:p>0</text:p>
          </table:table-cell>
          <table:table-cell table:formula="of:=COUNTIF(([.R17]~[.R44]~[.R71]~[.R98]~[.R125]~[.R152]~[.R179]~[.R206]~[.R233]~[.R260]);4)" office:value-type="float" office:value="0" calcext:value-type="float">
            <text:p>0</text:p>
          </table:table-cell>
          <table:table-cell table:formula="of:=COUNTIF(([.R17]~[.R44]~[.R71]~[.R98]~[.R125]~[.R152]~[.R179]~[.R206]~[.R233]~[.R260]);5)" office:value-type="float" office:value="10" calcext:value-type="float">
            <text:p>10</text:p>
          </table:table-cell>
          <table:table-cell table:formula="of:=COUNTIF(([.W17]~ [.W44]~ [.W71]~ [.W98]~ [.W125]~ [.W152]~ [.W179]~ [.W206]~ [.W233]~ [.W260]);1)" office:value-type="float" office:value="0" calcext:value-type="float">
            <text:p>0</text:p>
          </table:table-cell>
          <table:table-cell table:formula="of:=COUNTIF(([.W17]~[.W44]~[.W71]~[.W98]~[.W125]~[.W152]~[.W179]~[.W206]~[.W233]~[.W260]);2)" office:value-type="float" office:value="0" calcext:value-type="float">
            <text:p>0</text:p>
          </table:table-cell>
          <table:table-cell table:formula="of:=COUNTIF(([.W17]~[.W44]~[.W71]~[.W98]~[.W125]~[.W152]~[.W179]~[.W206]~[.W233]~[.W260]);3)" office:value-type="float" office:value="0" calcext:value-type="float">
            <text:p>0</text:p>
          </table:table-cell>
          <table:table-cell table:formula="of:=COUNTIF(([.W17]~[.W44]~[.W71]~[.W98]~[.W125]~[.W152]~[.W179]~[.W206]~[.W233]~[.W260]);4)" office:value-type="float" office:value="0" calcext:value-type="float">
            <text:p>0</text:p>
          </table:table-cell>
          <table:table-cell table:formula="of:=COUNTIF(([.W17]~[.W44]~[.W71]~[.W98]~[.W125]~[.W152]~[.W179]~[.W206]~[.W233]~[.W260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26378436008869" calcext:value-type="float">
            <text:p>-1,26378436008869</text:p>
          </table:table-cell>
          <table:table-cell table:style-name="ce495" office:value-type="float" office:value="0" calcext:value-type="float">
            <text:p>0</text:p>
          </table:table-cell>
          <table:table-cell table:style-name="ce516" office:value-type="float" office:value="-0.00142471814750005" calcext:value-type="float">
            <text:p>-0,00142471814750005</text:p>
          </table:table-cell>
          <table:table-cell table:style-name="ce499" office:value-type="float" office:value="-0.00264251294500605" calcext:value-type="float">
            <text:p>-0,00264251294500605</text:p>
          </table:table-cell>
          <table:table-cell table:style-name="ce568" office:value-type="float" office:value="-0.0609999859224278" calcext:value-type="float">
            <text:p>-0,0609999859224278</text:p>
          </table:table-cell>
          <table:table-cell table:style-name="ce494" office:value-type="float" office:value="-2.66281429796254" calcext:value-type="float">
            <text:p>-2,66281429796254</text:p>
          </table:table-cell>
          <table:table-cell table:style-name="ce508" office:value-type="float" office:value="-0.0398368090249497" calcext:value-type="float">
            <text:p>-0,0398368090249497</text:p>
          </table:table-cell>
          <table:table-cell table:style-name="ce516" office:value-type="float" office:value="0" calcext:value-type="float">
            <text:p>0</text:p>
          </table:table-cell>
          <table:table-cell table:style-name="ce495" office:value-type="float" office:value="0.0030787229457221" calcext:value-type="float">
            <text:p>0,0030787229457221</text:p>
          </table:table-cell>
          <table:table-cell table:style-name="ce516" office:value-type="float" office:value="0.000270554440684608" calcext:value-type="float">
            <text:p>0,000270554440684608</text:p>
          </table:table-cell>
          <table:table-cell table:style-name="ce494" office:value-type="float" office:value="-2.33795485580379" calcext:value-type="float">
            <text:p>-2,33795485580379</text:p>
          </table:table-cell>
          <table:table-cell table:number-columns-repeated="2" table:style-name="ce516" office:value-type="float" office:value="0" calcext:value-type="float">
            <text:p>0</text:p>
          </table:table-cell>
          <table:table-cell table:style-name="ce506" office:value-type="float" office:value="0.00192311746216539" calcext:value-type="float">
            <text:p>0,00192311746216539</text:p>
          </table:table-cell>
          <table:table-cell table:style-name="ce495" office:value-type="float" office:value="0.00236691379958823" calcext:value-type="float">
            <text:p>0,00236691379958823</text:p>
          </table:table-cell>
          <table:table-cell table:style-name="ce494" office:value-type="float" office:value="-0.655350844784607" calcext:value-type="float">
            <text:p>-0,655350844784607</text:p>
          </table:table-cell>
          <table:table-cell table:style-name="ce502" office:value-type="float" office:value="-0.00245203385598584" calcext:value-type="float">
            <text:p>-0,00245203385598584</text:p>
          </table:table-cell>
          <table:table-cell table:style-name="ce495" office:value-type="float" office:value="0" calcext:value-type="float">
            <text:p>0</text:p>
          </table:table-cell>
          <table:table-cell table:style-name="ce502" office:value-type="float" office:value="-0.00228227766595604" calcext:value-type="float">
            <text:p>-0,00228227766595604</text:p>
          </table:table-cell>
          <table:table-cell table:style-name="ce822" office:value-type="float" office:value="-0.0987430890172382" calcext:value-type="float">
            <text:p>-0,0987430890172382</text:p>
          </table:table-cell>
          <table:table-cell table:style-name="ce494" office:value-type="float" office:value="-1.54258499187466" calcext:value-type="float">
            <text:p>-1,54258499187466</text:p>
          </table:table-cell>
          <table:table-cell table:style-name="ce874" office:value-type="float" office:value="0.0181221794118995" calcext:value-type="float">
            <text:p>0,0181221794118995</text:p>
          </table:table-cell>
          <table:table-cell table:style-name="ce628" office:value-type="float" office:value="0.0468603100769236" calcext:value-type="float">
            <text:p>0,0468603100769236</text:p>
          </table:table-cell>
          <table:table-cell table:style-name="ce525" office:value-type="float" office:value="0.228511329385474" calcext:value-type="float">
            <text:p>0,228511329385474</text:p>
          </table:table-cell>
          <table:table-cell table:style-name="ce823" office:value-type="float" office:value="0.0855549162354085" calcext:value-type="float">
            <text:p>0,0855549162354085</text:p>
          </table:table-cell>
          <table:table-cell office:value-type="string" calcext:value-type="string" table:number-columns-spanned="2" table:number-rows-spanned="1">
            <text:p><text:s/>Under the big table on the right thereare smaller tables showing the sum of the results</text:p>
          </table:table-cell>
          <table:covered-table-cell table:style-name="ce946"/>
          <table:table-cell table:style-name="ce946" office:value-type="string" calcext:value-type="string">
            <text:p>LinearDiscriminantAnalysis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COUNTIF(([.D17]~ [.D44]~ [.D71]~ [.D98]~ [.D125]~ [.D152]~ [.D179]~ [.D206]~ [.D233]~ [.D260]);1)" office:value-type="float" office:value="3" calcext:value-type="float">
            <text:p>3</text:p>
          </table:table-cell>
          <table:table-cell table:formula="of:=COUNTIF(([.D17]~[.D44]~[.D71]~[.D98]~[.D125]~[.D152]~[.D179]~[.D206]~[.D233]~[.D260]);2)" office:value-type="float" office:value="6" calcext:value-type="float">
            <text:p>6</text:p>
          </table:table-cell>
          <table:table-cell table:formula="of:=COUNTIF(([.D17]~[.D44]~[.D71]~[.D98]~[.D125]~[.D152]~[.D179]~[.D206]~[.D233]~[.D260]);3)" office:value-type="float" office:value="1" calcext:value-type="float">
            <text:p>1</text:p>
          </table:table-cell>
          <table:table-cell table:formula="of:=COUNTIF(([.D17]~[.D44]~[.D71]~[.D98]~[.D125]~[.D152]~[.D179]~[.D206]~[.D233]~[.D260]);4)" office:value-type="float" office:value="0" calcext:value-type="float">
            <text:p>0</text:p>
          </table:table-cell>
          <table:table-cell table:formula="of:=COUNTIF(([.D17]~[.D44]~[.D71]~[.D98]~[.D125]~[.D152]~[.D179]~[.D206]~[.D233]~[.D260]);5)" office:value-type="float" office:value="0" calcext:value-type="float">
            <text:p>0</text:p>
          </table:table-cell>
          <table:table-cell table:formula="of:=COUNTIF(([.I17]~ [.I44]~ [.I71]~ [.I98]~ [.I125]~ [.I152]~ [.I179]~ [.I206]~ [.I233]~ [.I260]);1)" office:value-type="float" office:value="4" calcext:value-type="float">
            <text:p>4</text:p>
          </table:table-cell>
          <table:table-cell table:formula="of:=COUNTIF(([.I17]~[.I44]~[.I71]~[.I98]~[.I125]~[.I152]~[.I179]~[.I206]~[.I233]~[.I260]);2)" office:value-type="float" office:value="2" calcext:value-type="float">
            <text:p>2</text:p>
          </table:table-cell>
          <table:table-cell table:formula="of:=COUNTIF(([.I17]~[.I44]~[.I71]~[.I98]~[.I125]~[.I152]~[.I179]~[.I206]~[.I233]~[.I260]);3)" office:value-type="float" office:value="3" calcext:value-type="float">
            <text:p>3</text:p>
          </table:table-cell>
          <table:table-cell table:formula="of:=COUNTIF(([.I17]~[.I44]~[.I71]~[.I98]~[.I125]~[.I152]~[.I179]~[.I206]~[.I233]~[.I260]);4)" office:value-type="float" office:value="1" calcext:value-type="float">
            <text:p>1</text:p>
          </table:table-cell>
          <table:table-cell table:formula="of:=COUNTIF(([.I17]~[.I44]~[.I71]~[.I98]~[.I125]~[.I152]~[.I179]~[.I206]~[.I233]~[.I260]);5)" office:value-type="float" office:value="0" calcext:value-type="float">
            <text:p>0</text:p>
          </table:table-cell>
          <table:table-cell table:formula="of:=COUNTIF(([.N17]~ [.N44]~ [.N71]~ [.N98]~ [.N125]~ [.N152]~ [.N179]~ [.N206]~ [.N233]~ [.N260]);1)" office:value-type="float" office:value="2" calcext:value-type="float">
            <text:p>2</text:p>
          </table:table-cell>
          <table:table-cell table:formula="of:=COUNTIF(([.N17]~[.N44]~[.N71]~[.N98]~[.N125]~[.N152]~[.N179]~[.N206]~[.N233]~[.N260]);2)" office:value-type="float" office:value="4" calcext:value-type="float">
            <text:p>4</text:p>
          </table:table-cell>
          <table:table-cell table:formula="of:=COUNTIF(([.N17]~[.N44]~[.N71]~[.N98]~[.N125]~[.N152]~[.N179]~[.N206]~[.N233]~[.N260]);3)" office:value-type="float" office:value="3" calcext:value-type="float">
            <text:p>3</text:p>
          </table:table-cell>
          <table:table-cell table:formula="of:=COUNTIF(([.N17]~[.N44]~[.N71]~[.N98]~[.N125]~[.N152]~[.N179]~[.N206]~[.N233]~[.N260]);4)" office:value-type="float" office:value="1" calcext:value-type="float">
            <text:p>1</text:p>
          </table:table-cell>
          <table:table-cell table:formula="of:=COUNTIF(([.N17]~[.N44]~[.N71]~[.N98]~[.N125]~[.N152]~[.N179]~[.N206]~[.N233]~[.N260]);5)" office:value-type="float" office:value="0" calcext:value-type="float">
            <text:p>0</text:p>
          </table:table-cell>
          <table:table-cell table:formula="of:=COUNTIF(([.S17]~ [.S44]~ [.S71]~ [.S98]~ [.S125]~ [.S152]~ [.S179]~ [.S206]~ [.S233]~ [.S260]);1)" office:value-type="float" office:value="3" calcext:value-type="float">
            <text:p>3</text:p>
          </table:table-cell>
          <table:table-cell table:formula="of:=COUNTIF(([.S17]~[.S44]~[.S71]~[.S98]~[.S125]~[.S152]~[.S179]~[.S206]~[.S233]~[.S260]);2)" office:value-type="float" office:value="3" calcext:value-type="float">
            <text:p>3</text:p>
          </table:table-cell>
          <table:table-cell table:formula="of:=COUNTIF(([.S17]~[.S44]~[.S71]~[.S98]~[.S125]~[.S152]~[.S179]~[.S206]~[.S233]~[.S260]);3)" office:value-type="float" office:value="3" calcext:value-type="float">
            <text:p>3</text:p>
          </table:table-cell>
          <table:table-cell table:formula="of:=COUNTIF(([.S17]~[.S44]~[.S71]~[.S98]~[.S125]~[.S152]~[.S179]~[.S206]~[.S233]~[.S260]);4)" office:value-type="float" office:value="1" calcext:value-type="float">
            <text:p>1</text:p>
          </table:table-cell>
          <table:table-cell table:formula="of:=COUNTIF(([.S17]~[.S44]~[.S71]~[.S98]~[.S125]~[.S152]~[.S179]~[.S206]~[.S233]~[.S260]);5)" office:value-type="float" office:value="0" calcext:value-type="float">
            <text:p>0</text:p>
          </table:table-cell>
          <table:table-cell table:formula="of:=COUNTIF(([.X17]~ [.X44]~ [.X71]~ [.X98]~ [.X125]~ [.X152]~ [.X179]~ [.X206]~ [.X233]~ [.X260]);1)" office:value-type="float" office:value="0" calcext:value-type="float">
            <text:p>0</text:p>
          </table:table-cell>
          <table:table-cell table:formula="of:=COUNTIF(([.X17]~[.X44]~[.X71]~[.X98]~[.X125]~[.X152]~[.X179]~[.X206]~[.X233]~[.X260]);2)" office:value-type="float" office:value="3" calcext:value-type="float">
            <text:p>3</text:p>
          </table:table-cell>
          <table:table-cell table:formula="of:=COUNTIF(([.X17]~[.X44]~[.X71]~[.X98]~[.X125]~[.X152]~[.X179]~[.X206]~[.X233]~[.X260]);3)" office:value-type="float" office:value="4" calcext:value-type="float">
            <text:p>4</text:p>
          </table:table-cell>
          <table:table-cell table:formula="of:=COUNTIF(([.X17]~[.X44]~[.X71]~[.X98]~[.X125]~[.X152]~[.X179]~[.X206]~[.X233]~[.X260]);4)" office:value-type="float" office:value="3" calcext:value-type="float">
            <text:p>3</text:p>
          </table:table-cell>
          <table:table-cell table:formula="of:=COUNTIF(([.X17]~[.X44]~[.X71]~[.X98]~[.X125]~[.X152]~[.X179]~[.X206]~[.X233]~[.X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16" office:value-type="float" office:value="-0.00142471814750005" calcext:value-type="float">
            <text:p>-0,00142471814750005</text:p>
          </table:table-cell>
          <table:table-cell table:style-name="ce495" office:value-type="float" office:value="0" calcext:value-type="float">
            <text:p>0</text:p>
          </table:table-cell>
          <table:table-cell table:style-name="ce569" office:value-type="float" office:value="-0.0547498830967877" calcext:value-type="float">
            <text:p>-0,0547498830967877</text:p>
          </table:table-cell>
          <table:table-cell table:style-name="ce499" office:value-type="float" office:value="-0.00274286226073424" calcext:value-type="float">
            <text:p>-0,00274286226073424</text:p>
          </table:table-cell>
          <table:table-cell table:style-name="ce563" office:value-type="float" office:value="-0.0426822953838747" calcext:value-type="float">
            <text:p>-0,0426822953838747</text:p>
          </table:table-cell>
          <table:table-cell table:style-name="ce525" office:value-type="float" office:value="0" calcext:value-type="float">
            <text:p>0</text:p>
          </table:table-cell>
          <table:table-cell table:style-name="ce499" office:value-type="float" office:value="-0.0028699762005387" calcext:value-type="float">
            <text:p>-0,0028699762005387</text:p>
          </table:table-cell>
          <table:table-cell table:style-name="ce511" office:value-type="float" office:value="-0.0809097719599243" calcext:value-type="float">
            <text:p>-0,0809097719599243</text:p>
          </table:table-cell>
          <table:table-cell table:number-columns-repeated="3" table:style-name="ce516" office:value-type="float" office:value="0" calcext:value-type="float">
            <text:p>0</text:p>
          </table:table-cell>
          <table:table-cell table:style-name="ce506" office:value-type="float" office:value="0.00192311746216539" calcext:value-type="float">
            <text:p>0,00192311746216539</text:p>
          </table:table-cell>
          <table:table-cell table:style-name="ce495" office:value-type="float" office:value="0.00236691379958823" calcext:value-type="float">
            <text:p>0,00236691379958823</text:p>
          </table:table-cell>
          <table:table-cell table:style-name="ce495" office:value-type="float" office:value="0.000116314426501892" calcext:value-type="float">
            <text:p>0,000116314426501892</text:p>
          </table:table-cell>
          <table:table-cell table:style-name="ce502" office:value-type="float" office:value="-0.00245203385598584" calcext:value-type="float">
            <text:p>-0,00245203385598584</text:p>
          </table:table-cell>
          <table:table-cell table:style-name="ce506" office:value-type="float" office:value="0" calcext:value-type="float">
            <text:p>0</text:p>
          </table:table-cell>
          <table:table-cell table:style-name="ce502" office:value-type="float" office:value="-0.00240802299190404" calcext:value-type="float">
            <text:p>-0,00240802299190404</text:p>
          </table:table-cell>
          <table:table-cell table:style-name="ce834" office:value-type="float" office:value="-0.10113775156826" calcext:value-type="float">
            <text:p>-0,10113775156826</text:p>
          </table:table-cell>
          <table:table-cell table:style-name="ce582" office:value-type="float" office:value="0.108680949886961" calcext:value-type="float">
            <text:p>0,108680949886961</text:p>
          </table:table-cell>
          <table:table-cell table:style-name="ce549" office:value-type="float" office:value="0.0715951190572678" calcext:value-type="float">
            <text:p>0,0715951190572678</text:p>
          </table:table-cell>
          <table:table-cell table:style-name="ce628" office:value-type="float" office:value="0.0468603100769236" calcext:value-type="float">
            <text:p>0,0468603100769236</text:p>
          </table:table-cell>
          <table:table-cell table:style-name="ce495" office:value-type="float" office:value="0.23154747952922" calcext:value-type="float">
            <text:p>0,23154747952922</text:p>
          </table:table-cell>
          <table:table-cell table:style-name="ce531" office:value-type="float" office:value="0.215854101085838" calcext:value-type="float">
            <text:p>0,215854101085838</text:p>
          </table:table-cell>
          <table:table-cell/>
          <table:table-cell table:style-name="ce947"/>
          <table:table-cell table:style-name="ce947" office:value-type="string" calcext:value-type="string">
            <text:p>LinearDiscriminantAnalysis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COUNTIF(([.E17]~ [.E44]~ [.E71]~ [.E98]~ [.E125]~ [.E152]~ [.E179]~ [.E206]~ [.E233]~ [.E260]);1)" office:value-type="float" office:value="6" calcext:value-type="float">
            <text:p>6</text:p>
          </table:table-cell>
          <table:table-cell table:formula="of:=COUNTIF(([.E17]~[.E44]~[.E71]~[.E98]~[.E125]~[.E152]~[.E179]~[.E206]~[.E233]~[.E260]);2)" office:value-type="float" office:value="0" calcext:value-type="float">
            <text:p>0</text:p>
          </table:table-cell>
          <table:table-cell table:formula="of:=COUNTIF(([.E17]~[.E44]~[.E71]~[.E98]~[.E125]~[.E152]~[.E179]~[.E206]~[.E233]~[.E260]);3)" office:value-type="float" office:value="1" calcext:value-type="float">
            <text:p>1</text:p>
          </table:table-cell>
          <table:table-cell table:formula="of:=COUNTIF(([.E17]~[.E44]~[.E71]~[.E98]~[.E125]~[.E152]~[.E179]~[.E206]~[.E233]~[.E260]);4)" office:value-type="float" office:value="3" calcext:value-type="float">
            <text:p>3</text:p>
          </table:table-cell>
          <table:table-cell table:formula="of:=COUNTIF(([.E17]~[.E44]~[.E71]~[.E98]~[.E125]~[.E152]~[.E179]~[.E206]~[.E233]~[.E260]);5)" office:value-type="float" office:value="0" calcext:value-type="float">
            <text:p>0</text:p>
          </table:table-cell>
          <table:table-cell table:formula="of:=COUNTIF(([.J17]~ [.J44]~ [.J71]~ [.J98]~ [.J125]~ [.J152]~ [.J179]~ [.J206]~ [.J233]~ [.J260]);1)" office:value-type="float" office:value="3" calcext:value-type="float">
            <text:p>3</text:p>
          </table:table-cell>
          <table:table-cell table:formula="of:=COUNTIF(([.J17]~[.J44]~[.J71]~[.J98]~[.J125]~[.J152]~[.J179]~[.J206]~[.J233]~[.J260]);2)" office:value-type="float" office:value="4" calcext:value-type="float">
            <text:p>4</text:p>
          </table:table-cell>
          <table:table-cell table:formula="of:=COUNTIF(([.J17]~[.J44]~[.J71]~[.J98]~[.J125]~[.J152]~[.J179]~[.J206]~[.J233]~[.J260]);3)" office:value-type="float" office:value="1" calcext:value-type="float">
            <text:p>1</text:p>
          </table:table-cell>
          <table:table-cell table:formula="of:=COUNTIF(([.J17]~[.J44]~[.J71]~[.J98]~[.J125]~[.J152]~[.J179]~[.J206]~[.J233]~[.J260]);4)" office:value-type="float" office:value="2" calcext:value-type="float">
            <text:p>2</text:p>
          </table:table-cell>
          <table:table-cell table:formula="of:=COUNTIF(([.J17]~[.J44]~[.J71]~[.J98]~[.J125]~[.J152]~[.J179]~[.J206]~[.J233]~[.J260]);5)" office:value-type="float" office:value="0" calcext:value-type="float">
            <text:p>0</text:p>
          </table:table-cell>
          <table:table-cell table:formula="of:=COUNTIF(([.O17]~ [.O44]~ [.O71]~ [.O98]~ [.O125]~ [.O152]~ [.O179]~ [.O206]~ [.O233]~ [.O260]);1)" office:value-type="float" office:value="2" calcext:value-type="float">
            <text:p>2</text:p>
          </table:table-cell>
          <table:table-cell table:formula="of:=COUNTIF(([.O17]~[.O44]~[.O71]~[.O98]~[.O125]~[.O152]~[.O179]~[.O206]~[.O233]~[.O260]);2)" office:value-type="float" office:value="4" calcext:value-type="float">
            <text:p>4</text:p>
          </table:table-cell>
          <table:table-cell table:formula="of:=COUNTIF(([.O17]~[.O44]~[.O71]~[.O98]~[.O125]~[.O152]~[.O179]~[.O206]~[.O233]~[.O260]);3)" office:value-type="float" office:value="3" calcext:value-type="float">
            <text:p>3</text:p>
          </table:table-cell>
          <table:table-cell table:formula="of:=COUNTIF(([.O17]~[.O44]~[.O71]~[.O98]~[.O125]~[.O152]~[.O179]~[.O206]~[.O233]~[.O260]);4)" office:value-type="float" office:value="1" calcext:value-type="float">
            <text:p>1</text:p>
          </table:table-cell>
          <table:table-cell table:formula="of:=COUNTIF(([.O17]~[.O44]~[.O71]~[.O98]~[.O125]~[.O152]~[.O179]~[.O206]~[.O233]~[.O260]);5)" office:value-type="float" office:value="0" calcext:value-type="float">
            <text:p>0</text:p>
          </table:table-cell>
          <table:table-cell table:formula="of:=COUNTIF(([.T17]~ [.T44]~ [.T71]~ [.T98]~ [.T125]~ [.T152]~ [.T179]~ [.T206]~ [.T233]~ [.T260]);1)" office:value-type="float" office:value="9" calcext:value-type="float">
            <text:p>9</text:p>
          </table:table-cell>
          <table:table-cell table:formula="of:=COUNTIF(([.T17]~[.T44]~[.T71]~[.T98]~[.T125]~[.T152]~[.T179]~[.T206]~[.T233]~[.T260]);2)" office:value-type="float" office:value="0" calcext:value-type="float">
            <text:p>0</text:p>
          </table:table-cell>
          <table:table-cell table:formula="of:=COUNTIF(([.T17]~[.T44]~[.T71]~[.T98]~[.T125]~[.T152]~[.T179]~[.T206]~[.T233]~[.T260]);3)" office:value-type="float" office:value="1" calcext:value-type="float">
            <text:p>1</text:p>
          </table:table-cell>
          <table:table-cell table:formula="of:=COUNTIF(([.T17]~[.T44]~[.T71]~[.T98]~[.T125]~[.T152]~[.T179]~[.T206]~[.T233]~[.T260]);4)" office:value-type="float" office:value="0" calcext:value-type="float">
            <text:p>0</text:p>
          </table:table-cell>
          <table:table-cell table:formula="of:=COUNTIF(([.T17]~[.T44]~[.T71]~[.T98]~[.T125]~[.T152]~[.T179]~[.T206]~[.T233]~[.T260]);5)" office:value-type="float" office:value="0" calcext:value-type="float">
            <text:p>0</text:p>
          </table:table-cell>
          <table:table-cell table:formula="of:=COUNTIF(([.Y17]~ [.Y44]~ [.Y71]~ [.Y98]~ [.Y125]~ [.Y152]~ [.Y179]~ [.Y206]~ [.Y233]~ [.Y260]);1)" office:value-type="float" office:value="0" calcext:value-type="float">
            <text:p>0</text:p>
          </table:table-cell>
          <table:table-cell table:formula="of:=COUNTIF(([.Y17]~[.Y44]~[.Y71]~[.Y98]~[.Y125]~[.Y152]~[.Y179]~[.Y206]~[.Y233]~[.Y260]);2)" office:value-type="float" office:value="1" calcext:value-type="float">
            <text:p>1</text:p>
          </table:table-cell>
          <table:table-cell table:formula="of:=COUNTIF(([.Y17]~[.Y44]~[.Y71]~[.Y98]~[.Y125]~[.Y152]~[.Y179]~[.Y206]~[.Y233]~[.Y260]);3)" office:value-type="float" office:value="4" calcext:value-type="float">
            <text:p>4</text:p>
          </table:table-cell>
          <table:table-cell table:formula="of:=COUNTIF(([.Y17]~[.Y44]~[.Y71]~[.Y98]~[.Y125]~[.Y152]~[.Y179]~[.Y206]~[.Y233]~[.Y260]);4)" office:value-type="float" office:value="5" calcext:value-type="float">
            <text:p>5</text:p>
          </table:table-cell>
          <table:table-cell table:formula="of:=COUNTIF(([.Y17]~[.Y44]~[.Y71]~[.Y98]~[.Y125]~[.Y152]~[.Y179]~[.Y206]~[.Y233]~[.Y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97906817666437" calcext:value-type="float">
            <text:p>-0,397906817666437</text:p>
          </table:table-cell>
          <table:table-cell table:style-name="ce495" office:value-type="float" office:value="0.00162824931142863" calcext:value-type="float">
            <text:p>0,00162824931142863</text:p>
          </table:table-cell>
          <table:table-cell table:style-name="ce506" office:value-type="float" office:value="0.00142471814750005" calcext:value-type="float">
            <text:p>0,00142471814750005</text:p>
          </table:table-cell>
          <table:table-cell table:style-name="ce516" office:value-type="float" office:value="0.00122118698357147" calcext:value-type="float">
            <text:p>0,00122118698357147</text:p>
          </table:table-cell>
          <table:table-cell table:style-name="ce570" office:value-type="float" office:value="-0.0161535900437982" calcext:value-type="float">
            <text:p>-0,0161535900437982</text:p>
          </table:table-cell>
          <table:table-cell table:style-name="ce588" office:value-type="float" office:value="-0.0260000485132101" calcext:value-type="float">
            <text:p>-0,0260000485132101</text:p>
          </table:table-cell>
          <table:table-cell table:style-name="ce580" office:value-type="float" office:value="0" calcext:value-type="float">
            <text:p>0</text:p>
          </table:table-cell>
          <table:table-cell table:style-name="ce494" office:value-type="float" office:value="-0.0418426436714051" calcext:value-type="float">
            <text:p>-0,0418426436714051</text:p>
          </table:table-cell>
          <table:table-cell table:number-columns-repeated="2" table:style-name="ce495" office:value-type="float" office:value="0.00111953561662614" calcext:value-type="float">
            <text:p>0,00111953561662614</text:p>
          </table:table-cell>
          <table:table-cell table:style-name="ce494" office:value-type="float" office:value="-0.00297220269312877" calcext:value-type="float">
            <text:p>-0,00297220269312877</text:p>
          </table:table-cell>
          <table:table-cell table:number-columns-repeated="2" table:style-name="ce634" office:value-type="float" office:value="0" calcext:value-type="float">
            <text:p>0</text:p>
          </table:table-cell>
          <table:table-cell table:style-name="ce724" office:value-type="float" office:value="0.000887592674845586" calcext:value-type="float">
            <text:p>0,000887592674845586</text:p>
          </table:table-cell>
          <table:table-cell table:style-name="ce751" office:value-type="float" office:value="0.000171354696949313" calcext:value-type="float">
            <text:p>0,000171354696949313</text:p>
          </table:table-cell>
          <table:table-cell table:style-name="ce501" office:value-type="float" office:value="0.00014696484970171" calcext:value-type="float">
            <text:p>0,00014696484970171</text:p>
          </table:table-cell>
          <table:table-cell table:style-name="ce666" office:value-type="float" office:value="-0.0197938861207889" calcext:value-type="float">
            <text:p>-0,0197938861207889</text:p>
          </table:table-cell>
          <table:table-cell table:style-name="ce539" office:value-type="float" office:value="0" calcext:value-type="float">
            <text:p>0</text:p>
          </table:table-cell>
          <table:table-cell table:style-name="ce495" office:value-type="float" office:value="0.000538347176714855" calcext:value-type="float">
            <text:p>0,000538347176714855</text:p>
          </table:table-cell>
          <table:table-cell table:style-name="ce539" office:value-type="float" office:value="0" calcext:value-type="float">
            <text:p>0</text:p>
          </table:table-cell>
          <table:table-cell table:style-name="ce848" office:value-type="float" office:value="0.136142723898797" calcext:value-type="float">
            <text:p>0,136142723898797</text:p>
          </table:table-cell>
          <table:table-cell table:style-name="ce875" office:value-type="float" office:value="0.165694029281022" calcext:value-type="float">
            <text:p>0,165694029281022</text:p>
          </table:table-cell>
          <table:table-cell table:style-name="ce494" office:value-type="float" office:value="0.0992692716674052" calcext:value-type="float">
            <text:p>0,0992692716674052</text:p>
          </table:table-cell>
          <table:table-cell table:style-name="ce495" office:value-type="float" office:value="0.198669902327589" calcext:value-type="float">
            <text:p>0,198669902327589</text:p>
          </table:table-cell>
          <table:table-cell table:style-name="ce669" office:value-type="float" office:value="0.121398645024543" calcext:value-type="float">
            <text:p>0,121398645024543</text:p>
          </table:table-cell>
          <table:table-cell/>
          <table:table-cell table:style-name="ce947"/>
          <table:table-cell table:style-name="ce947" office:value-type="string" calcext:value-type="string">
            <text:p>LinearDiscriminantAnalysis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COUNTIF(([.F17]~ [.F44]~ [.F71]~ [.F98]~ [.F125]~ [.F152]~ [.F179]~ [.F206]~ [.F233]~ [.F260]);1)" office:value-type="float" office:value="1" calcext:value-type="float">
            <text:p>1</text:p>
          </table:table-cell>
          <table:table-cell table:formula="of:=COUNTIF(([.F17]~[.F44]~[.F71]~[.F98]~[.F125]~[.F152]~[.F179]~[.F206]~[.F233]~[.F260]);2)" office:value-type="float" office:value="2" calcext:value-type="float">
            <text:p>2</text:p>
          </table:table-cell>
          <table:table-cell table:formula="of:=COUNTIF(([.F17]~[.F44]~[.F71]~[.F98]~[.F125]~[.F152]~[.F179]~[.F206]~[.F233]~[.F260]);3)" office:value-type="float" office:value="3" calcext:value-type="float">
            <text:p>3</text:p>
          </table:table-cell>
          <table:table-cell table:formula="of:=COUNTIF(([.F17]~[.F44]~[.F71]~[.F98]~[.F125]~[.F152]~[.F179]~[.F206]~[.F233]~[.F260]);4)" office:value-type="float" office:value="4" calcext:value-type="float">
            <text:p>4</text:p>
          </table:table-cell>
          <table:table-cell table:formula="of:=COUNTIF(([.F17]~[.F44]~[.F71]~[.F98]~[.F125]~[.F152]~[.F179]~[.F206]~[.F233]~[.F260]);5)" office:value-type="float" office:value="0" calcext:value-type="float">
            <text:p>0</text:p>
          </table:table-cell>
          <table:table-cell table:formula="of:=COUNTIF(([.K17]~ [.K44]~ [.K71]~ [.K98]~ [.K125]~ [.K152]~ [.K179]~ [.K206]~ [.K233]~ [.K260]);1)" office:value-type="float" office:value="2" calcext:value-type="float">
            <text:p>2</text:p>
          </table:table-cell>
          <table:table-cell table:formula="of:=COUNTIF(([.K17]~[.K44]~[.K71]~[.K98]~[.K125]~[.K152]~[.K179]~[.K206]~[.K233]~[.K260]);2)" office:value-type="float" office:value="2" calcext:value-type="float">
            <text:p>2</text:p>
          </table:table-cell>
          <table:table-cell table:formula="of:=COUNTIF(([.K17]~[.K44]~[.K71]~[.K98]~[.K125]~[.K152]~[.K179]~[.K206]~[.K233]~[.K260]);3)" office:value-type="float" office:value="3" calcext:value-type="float">
            <text:p>3</text:p>
          </table:table-cell>
          <table:table-cell table:formula="of:=COUNTIF(([.K17]~[.K44]~[.K71]~[.K98]~[.K125]~[.K152]~[.K179]~[.K206]~[.K233]~[.K260]);4)" office:value-type="float" office:value="3" calcext:value-type="float">
            <text:p>3</text:p>
          </table:table-cell>
          <table:table-cell table:formula="of:=COUNTIF(([.K17]~[.K44]~[.K71]~[.K98]~[.K125]~[.K152]~[.K179]~[.K206]~[.K233]~[.K260]);5)" office:value-type="float" office:value="0" calcext:value-type="float">
            <text:p>0</text:p>
          </table:table-cell>
          <table:table-cell table:formula="of:=COUNTIF(([.P17]~ [.P44]~ [.P71]~ [.P98]~ [.P125]~ [.P152]~ [.P179]~ [.P206]~ [.P233]~ [.P260]);1)" office:value-type="float" office:value="6" calcext:value-type="float">
            <text:p>6</text:p>
          </table:table-cell>
          <table:table-cell table:formula="of:=COUNTIF(([.P17]~[.P44]~[.P71]~[.P98]~[.P125]~[.P152]~[.P179]~[.P206]~[.P233]~[.P260]);2)" office:value-type="float" office:value="2" calcext:value-type="float">
            <text:p>2</text:p>
          </table:table-cell>
          <table:table-cell table:formula="of:=COUNTIF(([.P17]~[.P44]~[.P71]~[.P98]~[.P125]~[.P152]~[.P179]~[.P206]~[.P233]~[.P260]);3)" office:value-type="float" office:value="1" calcext:value-type="float">
            <text:p>1</text:p>
          </table:table-cell>
          <table:table-cell table:formula="of:=COUNTIF(([.P17]~[.P44]~[.P71]~[.P98]~[.P125]~[.P152]~[.P179]~[.P206]~[.P233]~[.P260]);4)" office:value-type="float" office:value="1" calcext:value-type="float">
            <text:p>1</text:p>
          </table:table-cell>
          <table:table-cell table:formula="of:=COUNTIF(([.P17]~[.P44]~[.P71]~[.P98]~[.P125]~[.P152]~[.P179]~[.P206]~[.P233]~[.P260]);5)" office:value-type="float" office:value="0" calcext:value-type="float">
            <text:p>0</text:p>
          </table:table-cell>
          <table:table-cell table:formula="of:=COUNTIF(([.U17]~ [.U44]~ [.U71]~ [.U98]~ [.U125]~ [.U152]~ [.U179]~ [.U206]~ [.U233]~ [.U260]);1)" office:value-type="float" office:value="0" calcext:value-type="float">
            <text:p>0</text:p>
          </table:table-cell>
          <table:table-cell table:formula="of:=COUNTIF(([.U17]~[.U44]~[.U71]~[.U98]~[.U125]~[.U152]~[.U179]~[.U206]~[.U233]~[.U260]);2)" office:value-type="float" office:value="3" calcext:value-type="float">
            <text:p>3</text:p>
          </table:table-cell>
          <table:table-cell table:formula="of:=COUNTIF(([.U17]~[.U44]~[.U71]~[.U98]~[.U125]~[.U152]~[.U179]~[.U206]~[.U233]~[.U260]);3)" office:value-type="float" office:value="6" calcext:value-type="float">
            <text:p>6</text:p>
          </table:table-cell>
          <table:table-cell table:formula="of:=COUNTIF(([.U17]~[.U44]~[.U71]~[.U98]~[.U125]~[.U152]~[.U179]~[.U206]~[.U233]~[.U260]);4)" office:value-type="float" office:value="1" calcext:value-type="float">
            <text:p>1</text:p>
          </table:table-cell>
          <table:table-cell table:formula="of:=COUNTIF(([.U17]~[.U44]~[.U71]~[.U98]~[.U125]~[.U152]~[.U179]~[.U206]~[.U233]~[.U260]);5)" office:value-type="float" office:value="0" calcext:value-type="float">
            <text:p>0</text:p>
          </table:table-cell>
          <table:table-cell table:formula="of:=COUNTIF(([.Z17]~ [.Z44]~ [.Z71]~ [.Z98]~ [.Z125]~ [.Z152]~ [.Z179]~ [.Z206]~ [.Z233]~ [.Z260]);1)" office:value-type="float" office:value="10" calcext:value-type="float">
            <text:p>10</text:p>
          </table:table-cell>
          <table:table-cell table:formula="of:=COUNTIF(([.Z17]~[.Z44]~[.Z71]~[.Z98]~[.Z125]~[.Z152]~[.Z179]~[.Z206]~[.Z233]~[.Z260]);2)" office:value-type="float" office:value="0" calcext:value-type="float">
            <text:p>0</text:p>
          </table:table-cell>
          <table:table-cell table:formula="of:=COUNTIF(([.Z17]~[.Z44]~[.Z71]~[.Z98]~[.Z125]~[.Z152]~[.Z179]~[.Z206]~[.Z233]~[.Z260]);3)" office:value-type="float" office:value="0" calcext:value-type="float">
            <text:p>0</text:p>
          </table:table-cell>
          <table:table-cell table:formula="of:=COUNTIF(([.Z17]~[.Z44]~[.Z71]~[.Z98]~[.Z125]~[.Z152]~[.Z179]~[.Z206]~[.Z233]~[.Z260]);4)" office:value-type="float" office:value="0" calcext:value-type="float">
            <text:p>0</text:p>
          </table:table-cell>
          <table:table-cell table:formula="of:=COUNTIF(([.Z17]~[.Z44]~[.Z71]~[.Z98]~[.Z125]~[.Z152]~[.Z179]~[.Z206]~[.Z233]~[.Z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8" office:value-type="float" office:value="-0.00183178047535721" calcext:value-type="float">
            <text:p>-0,00183178047535721</text:p>
          </table:table-cell>
          <table:table-cell table:style-name="ce502" office:value-type="float" office:value="0.000203531163928579" calcext:value-type="float">
            <text:p>0,000203531163928579</text:p>
          </table:table-cell>
          <table:table-cell table:style-name="ce502" office:value-type="float" office:value="0" calcext:value-type="float">
            <text:p>0</text:p>
          </table:table-cell>
          <table:table-cell table:style-name="ce525" office:value-type="float" office:value="0.00122118698357147" calcext:value-type="float">
            <text:p>0,00122118698357147</text:p>
          </table:table-cell>
          <table:table-cell table:style-name="ce571" office:value-type="float" office:value="-0.116623356931076" calcext:value-type="float">
            <text:p>-0,116623356931076</text:p>
          </table:table-cell>
          <table:table-cell table:style-name="ce498" office:value-type="float" office:value="0.000820992785525835" calcext:value-type="float">
            <text:p>0,000820992785525835</text:p>
          </table:table-cell>
          <table:table-cell table:style-name="ce580" office:value-type="float" office:value="0" calcext:value-type="float">
            <text:p>0</text:p>
          </table:table-cell>
          <table:table-cell table:style-name="ce494" office:value-type="float" office:value="-0.0418426436714051" calcext:value-type="float">
            <text:p>-0,0418426436714051</text:p>
          </table:table-cell>
          <table:table-cell table:style-name="ce607" office:value-type="float" office:value="-0.00321749871486649" calcext:value-type="float">
            <text:p>-0,00321749871486649</text:p>
          </table:table-cell>
          <table:table-cell table:style-name="ce495" office:value-type="float" office:value="0.00111953561662614" calcext:value-type="float">
            <text:p>0,00111953561662614</text:p>
          </table:table-cell>
          <table:table-cell table:style-name="ce495" office:value-type="float" office:value="0.00118345689979412" calcext:value-type="float">
            <text:p>0,00118345689979412</text:p>
          </table:table-cell>
          <table:table-cell table:number-columns-repeated="2" table:style-name="ce634" office:value-type="float" office:value="0" calcext:value-type="float">
            <text:p>0</text:p>
          </table:table-cell>
          <table:table-cell table:style-name="ce565" office:value-type="float" office:value="0.000887592674845586" calcext:value-type="float">
            <text:p>0,000887592674845586</text:p>
          </table:table-cell>
          <table:table-cell table:style-name="ce495" office:value-type="float" office:value="0.00118345689979412" calcext:value-type="float">
            <text:p>0,00118345689979412</text:p>
          </table:table-cell>
          <table:table-cell table:style-name="ce735" office:value-type="float" office:value="0" calcext:value-type="float">
            <text:p>0</text:p>
          </table:table-cell>
          <table:table-cell table:style-name="ce494" office:value-type="float" office:value="-0.0281040803493771" calcext:value-type="float">
            <text:p>-0,0281040803493771</text:p>
          </table:table-cell>
          <table:table-cell table:number-columns-repeated="3" table:style-name="ce735" office:value-type="float" office:value="0" calcext:value-type="float">
            <text:p>0</text:p>
          </table:table-cell>
          <table:table-cell table:style-name="ce696" office:value-type="float" office:value="0.160224014443413" calcext:value-type="float">
            <text:p>0,160224014443413</text:p>
          </table:table-cell>
          <table:table-cell table:style-name="ce876" office:value-type="float" office:value="0.175639781591398" calcext:value-type="float">
            <text:p>0,175639781591398</text:p>
          </table:table-cell>
          <table:table-cell table:style-name="ce494" office:value-type="float" office:value="0.0991691886252882" calcext:value-type="float">
            <text:p>0,0991691886252882</text:p>
          </table:table-cell>
          <table:table-cell table:style-name="ce560" office:value-type="float" office:value="0.196208336077426" calcext:value-type="float">
            <text:p>0,196208336077426</text:p>
          </table:table-cell>
          <table:table-cell table:style-name="ce731" office:value-type="float" office:value="0.151159648209298" calcext:value-type="float">
            <text:p>0,151159648209298</text:p>
          </table:table-cell>
          <table:table-cell/>
          <table:table-cell table:style-name="ce947"/>
          <table:table-cell table:style-name="ce947" office:value-type="string" calcext:value-type="string">
            <text:p>LinearDiscriminantAnalysis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COUNTIF(([.G17]~ [.G44]~ [.G71]~ [.G98]~ [.G125]~ [.G152]~ [.G179]~ [.G206]~ [.G233]~ [.G260]);1)" office:value-type="float" office:value="1" calcext:value-type="float">
            <text:p>1</text:p>
          </table:table-cell>
          <table:table-cell table:style-name="ce496" table:formula="of:=COUNTIF(([.G17]~[.G44]~[.G71]~[.G98]~[.G125]~[.G152]~[.G179]~[.G206]~[.G233]~[.G260]);2)" office:value-type="float" office:value="1" calcext:value-type="float">
            <text:p>1</text:p>
          </table:table-cell>
          <table:table-cell table:style-name="ce496" table:formula="of:=COUNTIF(([.G17]~[.G44]~[.G71]~[.G98]~[.G125]~[.G152]~[.G179]~[.G206]~[.G233]~[.G260]);3)" office:value-type="float" office:value="4" calcext:value-type="float">
            <text:p>4</text:p>
          </table:table-cell>
          <table:table-cell table:style-name="ce496" table:formula="of:=COUNTIF(([.G17]~[.G44]~[.G71]~[.G98]~[.G125]~[.G152]~[.G179]~[.G206]~[.G233]~[.G260]);4)" office:value-type="float" office:value="3" calcext:value-type="float">
            <text:p>3</text:p>
          </table:table-cell>
          <table:table-cell table:style-name="ce496" table:formula="of:=COUNTIF(([.G17]~[.G44]~[.G71]~[.G98]~[.G125]~[.G152]~[.G179]~[.G206]~[.G233]~[.G260]);5)" office:value-type="float" office:value="1" calcext:value-type="float">
            <text:p>1</text:p>
          </table:table-cell>
          <table:table-cell table:formula="of:=COUNTIF(([.L17]~ [.L44]~ [.L71]~ [.L98]~ [.L125]~ [.L152]~ [.L179]~ [.L206]~ [.L233]~ [.L260]);1)" office:value-type="float" office:value="3" calcext:value-type="float">
            <text:p>3</text:p>
          </table:table-cell>
          <table:table-cell table:style-name="ce496" table:formula="of:=COUNTIF(([.L17]~[.L44]~[.L71]~[.L98]~[.L125]~[.L152]~[.L179]~[.L206]~[.L233]~[.L260]);2)" office:value-type="float" office:value="1" calcext:value-type="float">
            <text:p>1</text:p>
          </table:table-cell>
          <table:table-cell table:style-name="ce496" table:formula="of:=COUNTIF(([.L17]~[.L44]~[.L71]~[.L98]~[.L125]~[.L152]~[.L179]~[.L206]~[.L233]~[.L260]);3)" office:value-type="float" office:value="2" calcext:value-type="float">
            <text:p>2</text:p>
          </table:table-cell>
          <table:table-cell table:style-name="ce496" table:formula="of:=COUNTIF(([.L17]~[.L44]~[.L71]~[.L98]~[.L125]~[.L152]~[.L179]~[.L206]~[.L233]~[.L260]);4)" office:value-type="float" office:value="4" calcext:value-type="float">
            <text:p>4</text:p>
          </table:table-cell>
          <table:table-cell table:style-name="ce496" table:formula="of:=COUNTIF(([.L17]~[.L44]~[.L71]~[.L98]~[.L125]~[.L152]~[.L179]~[.L206]~[.L233]~[.L260]);5)" office:value-type="float" office:value="0" calcext:value-type="float">
            <text:p>0</text:p>
          </table:table-cell>
          <table:table-cell table:formula="of:=COUNTIF(([.Q17]~ [.Q44]~ [.Q71]~ [.Q98]~ [.Q125]~ [.Q152]~ [.Q179]~ [.Q206]~ [.Q233]~ [.Q260]);1)" office:value-type="float" office:value="2" calcext:value-type="float">
            <text:p>2</text:p>
          </table:table-cell>
          <table:table-cell table:style-name="ce496" table:formula="of:=COUNTIF(([.Q17]~[.Q44]~[.Q71]~[.Q98]~[.Q125]~[.Q152]~[.Q179]~[.Q206]~[.Q233]~[.Q260]);2)" office:value-type="float" office:value="2" calcext:value-type="float">
            <text:p>2</text:p>
          </table:table-cell>
          <table:table-cell table:style-name="ce496" table:formula="of:=COUNTIF(([.Q17]~[.Q44]~[.Q71]~[.Q98]~[.Q125]~[.Q152]~[.Q179]~[.Q206]~[.Q233]~[.Q260]);3)" office:value-type="float" office:value="1" calcext:value-type="float">
            <text:p>1</text:p>
          </table:table-cell>
          <table:table-cell table:style-name="ce496" table:formula="of:=COUNTIF(([.Q17]~[.Q44]~[.Q71]~[.Q98]~[.Q125]~[.Q152]~[.Q179]~[.Q206]~[.Q233]~[.Q260]);4)" office:value-type="float" office:value="5" calcext:value-type="float">
            <text:p>5</text:p>
          </table:table-cell>
          <table:table-cell table:style-name="ce496" table:formula="of:=COUNTIF(([.Q17]~[.Q44]~[.Q71]~[.Q98]~[.Q125]~[.Q152]~[.Q179]~[.Q206]~[.Q233]~[.Q260]);5)" office:value-type="float" office:value="0" calcext:value-type="float">
            <text:p>0</text:p>
          </table:table-cell>
          <table:table-cell table:formula="of:=COUNTIF(([.V17]~ [.V44]~ [.V71]~ [.V98]~ [.V125]~ [.V152]~ [.V179]~ [.V206]~ [.V233]~ [.V260]);1)" office:value-type="float" office:value="1" calcext:value-type="float">
            <text:p>1</text:p>
          </table:table-cell>
          <table:table-cell table:style-name="ce496" table:formula="of:=COUNTIF(([.V17]~[.V44]~[.V71]~[.V98]~[.V125]~[.V152]~[.V179]~[.V206]~[.V233]~[.V260]);2)" office:value-type="float" office:value="1" calcext:value-type="float">
            <text:p>1</text:p>
          </table:table-cell>
          <table:table-cell table:style-name="ce496" table:formula="of:=COUNTIF(([.V17]~[.V44]~[.V71]~[.V98]~[.V125]~[.V152]~[.V179]~[.V206]~[.V233]~[.V260]);3)" office:value-type="float" office:value="1" calcext:value-type="float">
            <text:p>1</text:p>
          </table:table-cell>
          <table:table-cell table:style-name="ce496" table:formula="of:=COUNTIF(([.V17]~[.V44]~[.V71]~[.V98]~[.V125]~[.V152]~[.V179]~[.V206]~[.V233]~[.V260]);4)" office:value-type="float" office:value="7" calcext:value-type="float">
            <text:p>7</text:p>
          </table:table-cell>
          <table:table-cell table:style-name="ce496" table:formula="of:=COUNTIF(([.V17]~[.V44]~[.V71]~[.V98]~[.V125]~[.V152]~[.V179]~[.V206]~[.V233]~[.V260]);5)" office:value-type="float" office:value="0" calcext:value-type="float">
            <text:p>0</text:p>
          </table:table-cell>
          <table:table-cell table:formula="of:=COUNTIF(([.AA17]~ [.AA44]~ [.AA71]~ [.AA98]~ [.AA125]~ [.AA152]~ [.AA179]~ [.AA206]~ [.AA233]~ [.AA260]);1)" office:value-type="float" office:value="0" calcext:value-type="float">
            <text:p>0</text:p>
          </table:table-cell>
          <table:table-cell table:style-name="ce496" table:formula="of:=COUNTIF(([.AA17]~[.AA44]~[.AA71]~[.AA98]~[.AA125]~[.AA152]~[.AA179]~[.AA206]~[.AA233]~[.AA260]);2)" office:value-type="float" office:value="6" calcext:value-type="float">
            <text:p>6</text:p>
          </table:table-cell>
          <table:table-cell table:style-name="ce496" table:formula="of:=COUNTIF(([.AA17]~[.AA44]~[.AA71]~[.AA98]~[.AA125]~[.AA152]~[.AA179]~[.AA206]~[.AA233]~[.AA260]);3)" office:value-type="float" office:value="2" calcext:value-type="float">
            <text:p>2</text:p>
          </table:table-cell>
          <table:table-cell table:style-name="ce496" table:formula="of:=COUNTIF(([.AA17]~[.AA44]~[.AA71]~[.AA98]~[.AA125]~[.AA152]~[.AA179]~[.AA206]~[.AA233]~[.AA260]);4)" office:value-type="float" office:value="2" calcext:value-type="float">
            <text:p>2</text:p>
          </table:table-cell>
          <table:table-cell table:style-name="ce496" table:formula="of:=COUNTIF(([.AA17]~[.AA44]~[.AA71]~[.AA98]~[.AA125]~[.AA152]~[.AA179]~[.AA206]~[.AA233]~[.AA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09092703865718" calcext:value-type="float">
            <text:p>-1,09092703865718</text:p>
          </table:table-cell>
          <table:table-cell table:style-name="ce495" office:value-type="float" office:value="0.0140436503110719" calcext:value-type="float">
            <text:p>0,0140436503110719</text:p>
          </table:table-cell>
          <table:table-cell table:style-name="ce516" office:value-type="float" office:value="0.0120083386717861" calcext:value-type="float">
            <text:p>0,0120083386717861</text:p>
          </table:table-cell>
          <table:table-cell table:style-name="ce502" office:value-type="float" office:value="0.0103800893603575" calcext:value-type="float">
            <text:p>0,0103800893603575</text:p>
          </table:table-cell>
          <table:table-cell table:style-name="ce499" office:value-type="float" office:value="0.0113977451800004" calcext:value-type="float">
            <text:p>0,0113977451800004</text:p>
          </table:table-cell>
          <table:table-cell table:style-name="ce494" office:value-type="float" office:value="-1.15564064026242" calcext:value-type="float">
            <text:p>-1,15564064026242</text:p>
          </table:table-cell>
          <table:table-cell table:style-name="ce506" office:value-type="float" office:value="0.00167930342493925" calcext:value-type="float">
            <text:p>0,00167930342493925</text:p>
          </table:table-cell>
          <table:table-cell table:style-name="ce506" office:value-type="float" office:value="0.00153936147286105" calcext:value-type="float">
            <text:p>0,00153936147286105</text:p>
          </table:table-cell>
          <table:table-cell table:style-name="ce516" office:value-type="float" office:value="0.0011230341654281" calcext:value-type="float">
            <text:p>0,0011230341654281</text:p>
          </table:table-cell>
          <table:table-cell table:style-name="ce495" office:value-type="float" office:value="0.00265889708948718" calcext:value-type="float">
            <text:p>0,00265889708948718</text:p>
          </table:table-cell>
          <table:table-cell table:style-name="ce495" office:value-type="float" office:value="0.230626163347378" calcext:value-type="float">
            <text:p>0,230626163347378</text:p>
          </table:table-cell>
          <table:table-cell table:style-name="ce660" office:value-type="float" office:value="0.0950254252154477" calcext:value-type="float">
            <text:p>0,0950254252154477</text:p>
          </table:table-cell>
          <table:table-cell table:style-name="ce699" office:value-type="float" office:value="0.0664757602755186" calcext:value-type="float">
            <text:p>0,0664757602755186</text:p>
          </table:table-cell>
          <table:table-cell table:style-name="ce539" office:value-type="float" office:value="0.227028947479046" calcext:value-type="float">
            <text:p>0,227028947479046</text:p>
          </table:table-cell>
          <table:table-cell table:style-name="ce494" office:value-type="float" office:value="0.0433145225324646" calcext:value-type="float">
            <text:p>0,0433145225324646</text:p>
          </table:table-cell>
          <table:table-cell table:style-name="ce499" office:value-type="float" office:value="0.344227829782639" calcext:value-type="float">
            <text:p>0,344227829782639</text:p>
          </table:table-cell>
          <table:table-cell table:style-name="ce684" office:value-type="float" office:value="0.106460708397296" calcext:value-type="float">
            <text:p>0,106460708397296</text:p>
          </table:table-cell>
          <table:table-cell table:style-name="ce805" office:value-type="float" office:value="0.066762908995514" calcext:value-type="float">
            <text:p>0,066762908995514</text:p>
          </table:table-cell>
          <table:table-cell table:style-name="ce495" office:value-type="float" office:value="0.34498701718805" calcext:value-type="float">
            <text:p>0,34498701718805</text:p>
          </table:table-cell>
          <table:table-cell table:style-name="ce494" office:value-type="float" office:value="0.0443684523524631" calcext:value-type="float">
            <text:p>0,0443684523524631</text:p>
          </table:table-cell>
          <table:table-cell table:style-name="ce650" office:value-type="float" office:value="0.957044090243807" calcext:value-type="float">
            <text:p>0,957044090243807</text:p>
          </table:table-cell>
          <table:table-cell table:style-name="ce877" office:value-type="float" office:value="0.952254401799636" calcext:value-type="float">
            <text:p>0,952254401799636</text:p>
          </table:table-cell>
          <table:table-cell table:style-name="ce505" office:value-type="float" office:value="0.961752163350061" calcext:value-type="float">
            <text:p>0,961752163350061</text:p>
          </table:table-cell>
          <table:table-cell table:style-name="ce495" office:value-type="float" office:value="0.962271939863436" calcext:value-type="float">
            <text:p>0,962271939863436</text:p>
          </table:table-cell>
          <table:table-cell table:style-name="ce717" office:value-type="float" office:value="0.958934349128552" calcext:value-type="float">
            <text:p>0,958934349128552</text:p>
          </table:table-cell>
          <table:table-cell/>
          <table:table-cell table:style-name="ce947"/>
          <table:table-cell table:style-name="ce947" office:value-type="string" calcext:value-type="string">
            <text:p>LinearDiscriminantAnalysis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COUNTIF(([.C18]~ [.C45]~ [.C72]~ [.C99]~ [.C126]~ [.C153]~ [.C180]~ [.C207]~ [.C234]~ [.C261]);1)" office:value-type="float" office:value="4" calcext:value-type="float">
            <text:p>4</text:p>
          </table:table-cell>
          <table:table-cell table:formula="of:=COUNTIF(([.C18]~[.C45]~[.C72]~[.C99]~[.C126]~[.C153]~[.C180]~[.C207]~[.C234]~[.C261]);2)" office:value-type="float" office:value="0" calcext:value-type="float">
            <text:p>0</text:p>
          </table:table-cell>
          <table:table-cell table:formula="of:=COUNTIF(([.C18]~[.C45]~[.C72]~[.C99]~[.C126]~[.C153]~[.C180]~[.C207]~[.C234]~[.C261]);3)" office:value-type="float" office:value="4" calcext:value-type="float">
            <text:p>4</text:p>
          </table:table-cell>
          <table:table-cell table:formula="of:=COUNTIF(([.C18]~[.C45]~[.C72]~[.C99]~[.C126]~[.C153]~[.C180]~[.C207]~[.C234]~[.C261]);4)" office:value-type="float" office:value="2" calcext:value-type="float">
            <text:p>2</text:p>
          </table:table-cell>
          <table:table-cell table:formula="of:=COUNTIF(([.C18]~[.C45]~[.C72]~[.C99]~[.C126]~[.C153]~[.C180]~[.C207]~[.C234]~[.C261]);5)" office:value-type="float" office:value="0" calcext:value-type="float">
            <text:p>0</text:p>
          </table:table-cell>
          <table:table-cell table:formula="of:=COUNTIF(([.H18]~ [.H45]~ [.H72]~ [.H99]~ [.H126]~ [.H153]~ [.H180]~ [.H207]~ [.H234]~ [.H261]);1)" office:value-type="float" office:value="2" calcext:value-type="float">
            <text:p>2</text:p>
          </table:table-cell>
          <table:table-cell table:formula="of:=COUNTIF(([.H18]~[.H45]~[.H72]~[.H99]~[.H126]~[.H153]~[.H180]~[.H207]~[.H234]~[.H261]);2)" office:value-type="float" office:value="2" calcext:value-type="float">
            <text:p>2</text:p>
          </table:table-cell>
          <table:table-cell table:formula="of:=COUNTIF(([.H18]~[.H45]~[.H72]~[.H99]~[.H126]~[.H153]~[.H180]~[.H207]~[.H234]~[.H261]);3)" office:value-type="float" office:value="3" calcext:value-type="float">
            <text:p>3</text:p>
          </table:table-cell>
          <table:table-cell table:formula="of:=COUNTIF(([.H18]~[.H45]~[.H72]~[.H99]~[.H126]~[.H153]~[.H180]~[.H207]~[.H234]~[.H261]);4)" office:value-type="float" office:value="3" calcext:value-type="float">
            <text:p>3</text:p>
          </table:table-cell>
          <table:table-cell table:formula="of:=COUNTIF(([.H18]~[.H45]~[.H72]~[.H99]~[.H126]~[.H153]~[.H180]~[.H207]~[.H234]~[.H261]);5)" office:value-type="float" office:value="0" calcext:value-type="float">
            <text:p>0</text:p>
          </table:table-cell>
          <table:table-cell table:formula="of:=COUNTIF(([.M18]~ [.M45]~ [.M72]~ [.M99]~ [.M126]~ [.M153]~ [.M180]~ [.M207]~ [.M234]~ [.M261]);1)" office:value-type="float" office:value="3" calcext:value-type="float">
            <text:p>3</text:p>
          </table:table-cell>
          <table:table-cell table:formula="of:=COUNTIF(([.M18]~[.M45]~[.M72]~[.M99]~[.M126]~[.M153]~[.M180]~[.M207]~[.M234]~[.M261]);2)" office:value-type="float" office:value="5" calcext:value-type="float">
            <text:p>5</text:p>
          </table:table-cell>
          <table:table-cell table:formula="of:=COUNTIF(([.M18]~[.M45]~[.M72]~[.M99]~[.M126]~[.M153]~[.M180]~[.M207]~[.M234]~[.M261]);3)" office:value-type="float" office:value="1" calcext:value-type="float">
            <text:p>1</text:p>
          </table:table-cell>
          <table:table-cell table:formula="of:=COUNTIF(([.M18]~[.M45]~[.M72]~[.M99]~[.M126]~[.M153]~[.M180]~[.M207]~[.M234]~[.M261]);4)" office:value-type="float" office:value="0" calcext:value-type="float">
            <text:p>0</text:p>
          </table:table-cell>
          <table:table-cell table:formula="of:=COUNTIF(([.M18]~[.M45]~[.M72]~[.M99]~[.M126]~[.M153]~[.M180]~[.M207]~[.M234]~[.M261]);5)" office:value-type="float" office:value="1" calcext:value-type="float">
            <text:p>1</text:p>
          </table:table-cell>
          <table:table-cell table:formula="of:=COUNTIF(([.R18]~ [.R45]~ [.R72]~ [.R99]~ [.R126]~ [.R153]~ [.R180]~ [.R207]~ [.R234]~ [.R261]);1)" office:value-type="float" office:value="3" calcext:value-type="float">
            <text:p>3</text:p>
          </table:table-cell>
          <table:table-cell table:formula="of:=COUNTIF(([.R18]~[.R45]~[.R72]~[.R99]~[.R126]~[.R153]~[.R180]~[.R207]~[.R234]~[.R261]);2)" office:value-type="float" office:value="1" calcext:value-type="float">
            <text:p>1</text:p>
          </table:table-cell>
          <table:table-cell table:formula="of:=COUNTIF(([.R18]~[.R45]~[.R72]~[.R99]~[.R126]~[.R153]~[.R180]~[.R207]~[.R234]~[.R261]);3)" office:value-type="float" office:value="2" calcext:value-type="float">
            <text:p>2</text:p>
          </table:table-cell>
          <table:table-cell table:formula="of:=COUNTIF(([.R18]~[.R45]~[.R72]~[.R99]~[.R126]~[.R153]~[.R180]~[.R207]~[.R234]~[.R261]);4)" office:value-type="float" office:value="4" calcext:value-type="float">
            <text:p>4</text:p>
          </table:table-cell>
          <table:table-cell table:formula="of:=COUNTIF(([.R18]~[.R45]~[.R72]~[.R99]~[.R126]~[.R153]~[.R180]~[.R207]~[.R234]~[.R261]);5)" office:value-type="float" office:value="0" calcext:value-type="float">
            <text:p>0</text:p>
          </table:table-cell>
          <table:table-cell table:formula="of:=COUNTIF(([.W18]~ [.W45]~ [.W72]~ [.W99]~ [.W126]~ [.W153]~ [.W180]~ [.W207]~ [.W234]~ [.W261]);1)" office:value-type="float" office:value="0" calcext:value-type="float">
            <text:p>0</text:p>
          </table:table-cell>
          <table:table-cell table:formula="of:=COUNTIF(([.W18]~[.W45]~[.W72]~[.W99]~[.W126]~[.W153]~[.W180]~[.W207]~[.W234]~[.W261]);2)" office:value-type="float" office:value="0" calcext:value-type="float">
            <text:p>0</text:p>
          </table:table-cell>
          <table:table-cell table:formula="of:=COUNTIF(([.W18]~[.W45]~[.W72]~[.W99]~[.W126]~[.W153]~[.W180]~[.W207]~[.W234]~[.W261]);3)" office:value-type="float" office:value="10" calcext:value-type="float">
            <text:p>10</text:p>
          </table:table-cell>
          <table:table-cell table:formula="of:=COUNTIF(([.W18]~[.W45]~[.W72]~[.W99]~[.W126]~[.W153]~[.W180]~[.W207]~[.W234]~[.W261]);4)" office:value-type="float" office:value="0" calcext:value-type="float">
            <text:p>0</text:p>
          </table:table-cell>
          <table:table-cell table:formula="of:=COUNTIF(([.W18]~[.W45]~[.W72]~[.W99]~[.W126]~[.W153]~[.W180]~[.W207]~[.W234]~[.W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0.0113977451800004" calcext:value-type="float">
            <text:p>0,0113977451800004</text:p>
          </table:table-cell>
          <table:table-cell table:style-name="ce495" office:value-type="float" office:value="0.0140436503110719" calcext:value-type="float">
            <text:p>0,0140436503110719</text:p>
          </table:table-cell>
          <table:table-cell table:style-name="ce516" office:value-type="float" office:value="0.0120083386717861" calcext:value-type="float">
            <text:p>0,0120083386717861</text:p>
          </table:table-cell>
          <table:table-cell table:style-name="ce502" office:value-type="float" office:value="0.0103800893603575" calcext:value-type="float">
            <text:p>0,0103800893603575</text:p>
          </table:table-cell>
          <table:table-cell table:style-name="ce499" office:value-type="float" office:value="0.0113977451800004" calcext:value-type="float">
            <text:p>0,0113977451800004</text:p>
          </table:table-cell>
          <table:table-cell table:style-name="ce502" office:value-type="float" office:value="-0.0019416945850862" calcext:value-type="float">
            <text:p>-0,0019416945850862</text:p>
          </table:table-cell>
          <table:table-cell table:style-name="ce495" office:value-type="float" office:value="0.00167930342493925" calcext:value-type="float">
            <text:p>0,00167930342493925</text:p>
          </table:table-cell>
          <table:table-cell table:style-name="ce506" office:value-type="float" office:value="0.00153936147286105" calcext:value-type="float">
            <text:p>0,00153936147286105</text:p>
          </table:table-cell>
          <table:table-cell table:style-name="ce502" office:value-type="float" office:value="-0.00292128824963413" calcext:value-type="float">
            <text:p>-0,00292128824963413</text:p>
          </table:table-cell>
          <table:table-cell table:style-name="ce502" office:value-type="float" office:value="-0.0019416945850862" calcext:value-type="float">
            <text:p>-0,0019416945850862</text:p>
          </table:table-cell>
          <table:table-cell table:style-name="ce629" office:value-type="float" office:value="0.13231294693219" calcext:value-type="float">
            <text:p>0,13231294693219</text:p>
          </table:table-cell>
          <table:table-cell table:style-name="ce661" office:value-type="float" office:value="0.0946901124271727" calcext:value-type="float">
            <text:p>0,0946901124271727</text:p>
          </table:table-cell>
          <table:table-cell table:style-name="ce700" office:value-type="float" office:value="0.0561599609656466" calcext:value-type="float">
            <text:p>0,0561599609656466</text:p>
          </table:table-cell>
          <table:table-cell table:style-name="ce725" office:value-type="float" office:value="0.130997583898773" calcext:value-type="float">
            <text:p>0,130997583898773</text:p>
          </table:table-cell>
          <table:table-cell table:style-name="ce629" office:value-type="float" office:value="0.13231294693219" calcext:value-type="float">
            <text:p>0,13231294693219</text:p>
          </table:table-cell>
          <table:table-cell table:style-name="ce580" office:value-type="float" office:value="0.337045413946147" calcext:value-type="float">
            <text:p>0,337045413946147</text:p>
          </table:table-cell>
          <table:table-cell table:style-name="ce792" office:value-type="float" office:value="0.105470463955456" calcext:value-type="float">
            <text:p>0,105470463955456</text:p>
          </table:table-cell>
          <table:table-cell table:style-name="ce718" office:value-type="float" office:value="0.0608560223091069" calcext:value-type="float">
            <text:p>0,0608560223091069</text:p>
          </table:table-cell>
          <table:table-cell table:style-name="ce560" office:value-type="float" office:value="0.33732834092953" calcext:value-type="float">
            <text:p>0,33732834092953</text:p>
          </table:table-cell>
          <table:table-cell table:style-name="ce580" office:value-type="float" office:value="0.337045413946147" calcext:value-type="float">
            <text:p>0,337045413946147</text:p>
          </table:table-cell>
          <table:table-cell table:style-name="ce849" office:value-type="float" office:value="0.960972349646899" calcext:value-type="float">
            <text:p>0,960972349646899</text:p>
          </table:table-cell>
          <table:table-cell table:style-name="ce709" office:value-type="float" office:value="0.942103121813483" calcext:value-type="float">
            <text:p>0,942103121813483</text:p>
          </table:table-cell>
          <table:table-cell table:style-name="ce902" office:value-type="float" office:value="0.952540353348542" calcext:value-type="float">
            <text:p>0,952540353348542</text:p>
          </table:table-cell>
          <table:table-cell table:style-name="ce582" office:value-type="float" office:value="0.960865117816059" calcext:value-type="float">
            <text:p>0,960865117816059</text:p>
          </table:table-cell>
          <table:table-cell table:style-name="ce494" office:value-type="float" office:value="0.941960146039031" calcext:value-type="float">
            <text:p>0,941960146039031</text:p>
          </table:table-cell>
          <table:table-cell/>
          <table:table-cell table:style-name="ce946"/>
          <table:table-cell table:style-name="ce946" office:value-type="string" calcext:value-type="string">
            <text:p>LinearDiscriminantAnalysis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COUNTIF(([.D18]~ [.D45]~ [.D72]~ [.D99]~ [.D126]~ [.D153]~ [.D180]~ [.D207]~ [.D234]~ [.D261]);1)" office:value-type="float" office:value="4" calcext:value-type="float">
            <text:p>4</text:p>
          </table:table-cell>
          <table:table-cell table:formula="of:=COUNTIF(([.D18]~[.D45]~[.D72]~[.D99]~[.D126]~[.D153]~[.D180]~[.D207]~[.D234]~[.D261]);2)" office:value-type="float" office:value="1" calcext:value-type="float">
            <text:p>1</text:p>
          </table:table-cell>
          <table:table-cell table:formula="of:=COUNTIF(([.D18]~[.D45]~[.D72]~[.D99]~[.D126]~[.D153]~[.D180]~[.D207]~[.D234]~[.D261]);3)" office:value-type="float" office:value="2" calcext:value-type="float">
            <text:p>2</text:p>
          </table:table-cell>
          <table:table-cell table:formula="of:=COUNTIF(([.D18]~[.D45]~[.D72]~[.D99]~[.D126]~[.D153]~[.D180]~[.D207]~[.D234]~[.D261]);4)" office:value-type="float" office:value="2" calcext:value-type="float">
            <text:p>2</text:p>
          </table:table-cell>
          <table:table-cell table:formula="of:=COUNTIF(([.D18]~[.D45]~[.D72]~[.D99]~[.D126]~[.D153]~[.D180]~[.D207]~[.D234]~[.D261]);5)" office:value-type="float" office:value="1" calcext:value-type="float">
            <text:p>1</text:p>
          </table:table-cell>
          <table:table-cell table:formula="of:=COUNTIF(([.I18]~ [.I45]~ [.I72]~ [.I99]~ [.I126]~ [.I153]~ [.I180]~ [.I207]~ [.I234]~ [.I261]);1)" office:value-type="float" office:value="4" calcext:value-type="float">
            <text:p>4</text:p>
          </table:table-cell>
          <table:table-cell table:formula="of:=COUNTIF(([.I18]~[.I45]~[.I72]~[.I99]~[.I126]~[.I153]~[.I180]~[.I207]~[.I234]~[.I261]);2)" office:value-type="float" office:value="1" calcext:value-type="float">
            <text:p>1</text:p>
          </table:table-cell>
          <table:table-cell table:formula="of:=COUNTIF(([.I18]~[.I45]~[.I72]~[.I99]~[.I126]~[.I153]~[.I180]~[.I207]~[.I234]~[.I261]);3)" office:value-type="float" office:value="2" calcext:value-type="float">
            <text:p>2</text:p>
          </table:table-cell>
          <table:table-cell table:formula="of:=COUNTIF(([.I18]~[.I45]~[.I72]~[.I99]~[.I126]~[.I153]~[.I180]~[.I207]~[.I234]~[.I261]);4)" office:value-type="float" office:value="2" calcext:value-type="float">
            <text:p>2</text:p>
          </table:table-cell>
          <table:table-cell table:formula="of:=COUNTIF(([.I18]~[.I45]~[.I72]~[.I99]~[.I126]~[.I153]~[.I180]~[.I207]~[.I234]~[.I261]);5)" office:value-type="float" office:value="1" calcext:value-type="float">
            <text:p>1</text:p>
          </table:table-cell>
          <table:table-cell table:formula="of:=COUNTIF(([.N18]~ [.N45]~ [.N72]~ [.N99]~ [.N126]~ [.N153]~ [.N180]~ [.N207]~ [.N234]~ [.N261]);1)" office:value-type="float" office:value="1" calcext:value-type="float">
            <text:p>1</text:p>
          </table:table-cell>
          <table:table-cell table:formula="of:=COUNTIF(([.N18]~[.N45]~[.N72]~[.N99]~[.N126]~[.N153]~[.N180]~[.N207]~[.N234]~[.N261]);2)" office:value-type="float" office:value="4" calcext:value-type="float">
            <text:p>4</text:p>
          </table:table-cell>
          <table:table-cell table:formula="of:=COUNTIF(([.N18]~[.N45]~[.N72]~[.N99]~[.N126]~[.N153]~[.N180]~[.N207]~[.N234]~[.N261]);3)" office:value-type="float" office:value="2" calcext:value-type="float">
            <text:p>2</text:p>
          </table:table-cell>
          <table:table-cell table:formula="of:=COUNTIF(([.N18]~[.N45]~[.N72]~[.N99]~[.N126]~[.N153]~[.N180]~[.N207]~[.N234]~[.N261]);4)" office:value-type="float" office:value="1" calcext:value-type="float">
            <text:p>1</text:p>
          </table:table-cell>
          <table:table-cell table:formula="of:=COUNTIF(([.N18]~[.N45]~[.N72]~[.N99]~[.N126]~[.N153]~[.N180]~[.N207]~[.N234]~[.N261]);5)" office:value-type="float" office:value="2" calcext:value-type="float">
            <text:p>2</text:p>
          </table:table-cell>
          <table:table-cell table:formula="of:=COUNTIF(([.S18]~ [.S45]~ [.S72]~ [.S99]~ [.S126]~ [.S153]~ [.S180]~ [.S207]~ [.S234]~ [.S261]);1)" office:value-type="float" office:value="2" calcext:value-type="float">
            <text:p>2</text:p>
          </table:table-cell>
          <table:table-cell table:formula="of:=COUNTIF(([.S18]~[.S45]~[.S72]~[.S99]~[.S126]~[.S153]~[.S180]~[.S207]~[.S234]~[.S261]);2)" office:value-type="float" office:value="3" calcext:value-type="float">
            <text:p>3</text:p>
          </table:table-cell>
          <table:table-cell table:formula="of:=COUNTIF(([.S18]~[.S45]~[.S72]~[.S99]~[.S126]~[.S153]~[.S180]~[.S207]~[.S234]~[.S261]);3)" office:value-type="float" office:value="0" calcext:value-type="float">
            <text:p>0</text:p>
          </table:table-cell>
          <table:table-cell table:formula="of:=COUNTIF(([.S18]~[.S45]~[.S72]~[.S99]~[.S126]~[.S153]~[.S180]~[.S207]~[.S234]~[.S261]);4)" office:value-type="float" office:value="2" calcext:value-type="float">
            <text:p>2</text:p>
          </table:table-cell>
          <table:table-cell table:formula="of:=COUNTIF(([.S18]~[.S45]~[.S72]~[.S99]~[.S126]~[.S153]~[.S180]~[.S207]~[.S234]~[.S261]);5)" office:value-type="float" office:value="3" calcext:value-type="float">
            <text:p>3</text:p>
          </table:table-cell>
          <table:table-cell table:formula="of:=COUNTIF(([.X18]~ [.X45]~ [.X72]~ [.X99]~ [.X126]~ [.X153]~ [.X180]~ [.X207]~ [.X234]~ [.X261]);1)" office:value-type="float" office:value="0" calcext:value-type="float">
            <text:p>0</text:p>
          </table:table-cell>
          <table:table-cell table:formula="of:=COUNTIF(([.X18]~[.X45]~[.X72]~[.X99]~[.X126]~[.X153]~[.X180]~[.X207]~[.X234]~[.X261]);2)" office:value-type="float" office:value="0" calcext:value-type="float">
            <text:p>0</text:p>
          </table:table-cell>
          <table:table-cell table:formula="of:=COUNTIF(([.X18]~[.X45]~[.X72]~[.X99]~[.X126]~[.X153]~[.X180]~[.X207]~[.X234]~[.X261]);3)" office:value-type="float" office:value="0" calcext:value-type="float">
            <text:p>0</text:p>
          </table:table-cell>
          <table:table-cell table:formula="of:=COUNTIF(([.X18]~[.X45]~[.X72]~[.X99]~[.X126]~[.X153]~[.X180]~[.X207]~[.X234]~[.X261]);4)" office:value-type="float" office:value="10" calcext:value-type="float">
            <text:p>10</text:p>
          </table:table-cell>
          <table:table-cell table:formula="of:=COUNTIF(([.X18]~[.X45]~[.X72]~[.X99]~[.X126]~[.X153]~[.X180]~[.X207]~[.X234]~[.X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79765253939897" calcext:value-type="float">
            <text:p>-0,679765253939897</text:p>
          </table:table-cell>
          <table:table-cell table:style-name="ce524" office:value-type="float" office:value="0.0105836205242861" calcext:value-type="float">
            <text:p>0,0105836205242861</text:p>
          </table:table-cell>
          <table:table-cell table:style-name="ce529" office:value-type="float" office:value="0.00610593491785736" calcext:value-type="float">
            <text:p>0,00610593491785736</text:p>
          </table:table-cell>
          <table:table-cell table:style-name="ce529" office:value-type="float" office:value="0.00569548040393471" calcext:value-type="float">
            <text:p>0,00569548040393471</text:p>
          </table:table-cell>
          <table:table-cell table:style-name="ce500" office:value-type="float" office:value="0.00834477772107172" calcext:value-type="float">
            <text:p>0,00834477772107172</text:p>
          </table:table-cell>
          <table:table-cell table:style-name="ce494" office:value-type="float" office:value="-0.854420253145662" calcext:value-type="float">
            <text:p>-0,854420253145662</text:p>
          </table:table-cell>
          <table:table-cell table:number-columns-repeated="2" table:style-name="ce516" office:value-type="float" office:value="-0.000279883904156509" calcext:value-type="float">
            <text:p>-0,000279883904156509</text:p>
          </table:table-cell>
          <table:table-cell table:style-name="ce500" office:value-type="float" office:value="-0.0193143217526703" calcext:value-type="float">
            <text:p>-0,0193143217526703</text:p>
          </table:table-cell>
          <table:table-cell table:style-name="ce495" office:value-type="float" office:value="0.00111953561662614" calcext:value-type="float">
            <text:p>0,00111953561662614</text:p>
          </table:table-cell>
          <table:table-cell table:style-name="ce495" office:value-type="float" office:value="0.28878074229622" calcext:value-type="float">
            <text:p>0,28878074229622</text:p>
          </table:table-cell>
          <table:table-cell table:style-name="ce662" office:value-type="float" office:value="0.0976105388809355" calcext:value-type="float">
            <text:p>0,0976105388809355</text:p>
          </table:table-cell>
          <table:table-cell table:style-name="ce636" office:value-type="float" office:value="0.0400094725862688" calcext:value-type="float">
            <text:p>0,0400094725862688</text:p>
          </table:table-cell>
          <table:table-cell table:style-name="ce569" office:value-type="float" office:value="0.277593376290353" calcext:value-type="float">
            <text:p>0,277593376290353</text:p>
          </table:table-cell>
          <table:table-cell table:style-name="ce704" office:value-type="float" office:value="0.0362088500632841" calcext:value-type="float">
            <text:p>0,0362088500632841</text:p>
          </table:table-cell>
          <table:table-cell table:style-name="ce495" office:value-type="float" office:value="0.342179752786261" calcext:value-type="float">
            <text:p>0,342179752786261</text:p>
          </table:table-cell>
          <table:table-cell table:style-name="ce793" office:value-type="float" office:value="0.112881579103516" calcext:value-type="float">
            <text:p>0,112881579103516</text:p>
          </table:table-cell>
          <table:table-cell table:style-name="ce715" office:value-type="float" office:value="0.0566954238368027" calcext:value-type="float">
            <text:p>0,0566954238368027</text:p>
          </table:table-cell>
          <table:table-cell table:style-name="ce595" office:value-type="float" office:value="0.33075736174046" calcext:value-type="float">
            <text:p>0,33075736174046</text:p>
          </table:table-cell>
          <table:table-cell table:style-name="ce494" office:value-type="float" office:value="0.0463929521002259" calcext:value-type="float">
            <text:p>0,0463929521002259</text:p>
          </table:table-cell>
          <table:table-cell table:style-name="ce850" office:value-type="float" office:value="0.96951306710708" calcext:value-type="float">
            <text:p>0,96951306710708</text:p>
          </table:table-cell>
          <table:table-cell table:style-name="ce494" office:value-type="float" office:value="0.963156304601666" calcext:value-type="float">
            <text:p>0,963156304601666</text:p>
          </table:table-cell>
          <table:table-cell table:style-name="ce672" office:value-type="float" office:value="0.963835439530317" calcext:value-type="float">
            <text:p>0,963835439530317</text:p>
          </table:table-cell>
          <table:table-cell table:style-name="ce914" office:value-type="float" office:value="0.977938808215305" calcext:value-type="float">
            <text:p>0,977938808215305</text:p>
          </table:table-cell>
          <table:table-cell table:style-name="ce678" office:value-type="float" office:value="0.96372522903751" calcext:value-type="float">
            <text:p>0,96372522903751</text:p>
          </table:table-cell>
          <table:table-cell/>
          <table:table-cell table:style-name="ce947"/>
          <table:table-cell table:style-name="ce947" office:value-type="string" calcext:value-type="string">
            <text:p>LinearDiscriminantAnalysis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COUNTIF(([.E18]~ [.E45]~ [.E72]~ [.E99]~ [.E126]~ [.E153]~ [.E180]~ [.E207]~ [.E234]~ [.E261]);1)" office:value-type="float" office:value="4" calcext:value-type="float">
            <text:p>4</text:p>
          </table:table-cell>
          <table:table-cell table:formula="of:=COUNTIF(([.E18]~[.E45]~[.E72]~[.E99]~[.E126]~[.E153]~[.E180]~[.E207]~[.E234]~[.E261]);2)" office:value-type="float" office:value="4" calcext:value-type="float">
            <text:p>4</text:p>
          </table:table-cell>
          <table:table-cell table:formula="of:=COUNTIF(([.E18]~[.E45]~[.E72]~[.E99]~[.E126]~[.E153]~[.E180]~[.E207]~[.E234]~[.E261]);3)" office:value-type="float" office:value="1" calcext:value-type="float">
            <text:p>1</text:p>
          </table:table-cell>
          <table:table-cell table:formula="of:=COUNTIF(([.E18]~[.E45]~[.E72]~[.E99]~[.E126]~[.E153]~[.E180]~[.E207]~[.E234]~[.E261]);4)" office:value-type="float" office:value="1" calcext:value-type="float">
            <text:p>1</text:p>
          </table:table-cell>
          <table:table-cell table:formula="of:=COUNTIF(([.E18]~[.E45]~[.E72]~[.E99]~[.E126]~[.E153]~[.E180]~[.E207]~[.E234]~[.E261]);5)" office:value-type="float" office:value="0" calcext:value-type="float">
            <text:p>0</text:p>
          </table:table-cell>
          <table:table-cell table:formula="of:=COUNTIF(([.J18]~ [.J45]~ [.J72]~ [.J99]~ [.J126]~ [.J153]~ [.J180]~ [.J207]~ [.J234]~ [.J261]);1)" office:value-type="float" office:value="5" calcext:value-type="float">
            <text:p>5</text:p>
          </table:table-cell>
          <table:table-cell table:formula="of:=COUNTIF(([.J18]~[.J45]~[.J72]~[.J99]~[.J126]~[.J153]~[.J180]~[.J207]~[.J234]~[.J261]);2)" office:value-type="float" office:value="2" calcext:value-type="float">
            <text:p>2</text:p>
          </table:table-cell>
          <table:table-cell table:formula="of:=COUNTIF(([.J18]~[.J45]~[.J72]~[.J99]~[.J126]~[.J153]~[.J180]~[.J207]~[.J234]~[.J261]);3)" office:value-type="float" office:value="2" calcext:value-type="float">
            <text:p>2</text:p>
          </table:table-cell>
          <table:table-cell table:formula="of:=COUNTIF(([.J18]~[.J45]~[.J72]~[.J99]~[.J126]~[.J153]~[.J180]~[.J207]~[.J234]~[.J261]);4)" office:value-type="float" office:value="0" calcext:value-type="float">
            <text:p>0</text:p>
          </table:table-cell>
          <table:table-cell table:formula="of:=COUNTIF(([.J18]~[.J45]~[.J72]~[.J99]~[.J126]~[.J153]~[.J180]~[.J207]~[.J234]~[.J261]);5)" office:value-type="float" office:value="1" calcext:value-type="float">
            <text:p>1</text:p>
          </table:table-cell>
          <table:table-cell table:formula="of:=COUNTIF(([.O18]~ [.O45]~ [.O72]~ [.O99]~ [.O126]~ [.O153]~ [.O180]~ [.O207]~ [.O234]~ [.O261]);1)" office:value-type="float" office:value="3" calcext:value-type="float">
            <text:p>3</text:p>
          </table:table-cell>
          <table:table-cell table:formula="of:=COUNTIF(([.O18]~[.O45]~[.O72]~[.O99]~[.O126]~[.O153]~[.O180]~[.O207]~[.O234]~[.O261]);2)" office:value-type="float" office:value="5" calcext:value-type="float">
            <text:p>5</text:p>
          </table:table-cell>
          <table:table-cell table:formula="of:=COUNTIF(([.O18]~[.O45]~[.O72]~[.O99]~[.O126]~[.O153]~[.O180]~[.O207]~[.O234]~[.O261]);3)" office:value-type="float" office:value="2" calcext:value-type="float">
            <text:p>2</text:p>
          </table:table-cell>
          <table:table-cell table:formula="of:=COUNTIF(([.O18]~[.O45]~[.O72]~[.O99]~[.O126]~[.O153]~[.O180]~[.O207]~[.O234]~[.O261]);4)" office:value-type="float" office:value="0" calcext:value-type="float">
            <text:p>0</text:p>
          </table:table-cell>
          <table:table-cell table:formula="of:=COUNTIF(([.O18]~[.O45]~[.O72]~[.O99]~[.O126]~[.O153]~[.O180]~[.O207]~[.O234]~[.O261]);5)" office:value-type="float" office:value="0" calcext:value-type="float">
            <text:p>0</text:p>
          </table:table-cell>
          <table:table-cell table:formula="of:=COUNTIF(([.T18]~ [.T45]~ [.T72]~ [.T99]~ [.T126]~ [.T153]~ [.T180]~ [.T207]~ [.T234]~ [.T261]);1)" office:value-type="float" office:value="5" calcext:value-type="float">
            <text:p>5</text:p>
          </table:table-cell>
          <table:table-cell table:formula="of:=COUNTIF(([.T18]~[.T45]~[.T72]~[.T99]~[.T126]~[.T153]~[.T180]~[.T207]~[.T234]~[.T261]);2)" office:value-type="float" office:value="4" calcext:value-type="float">
            <text:p>4</text:p>
          </table:table-cell>
          <table:table-cell table:formula="of:=COUNTIF(([.T18]~[.T45]~[.T72]~[.T99]~[.T126]~[.T153]~[.T180]~[.T207]~[.T234]~[.T261]);3)" office:value-type="float" office:value="1" calcext:value-type="float">
            <text:p>1</text:p>
          </table:table-cell>
          <table:table-cell table:formula="of:=COUNTIF(([.T18]~[.T45]~[.T72]~[.T99]~[.T126]~[.T153]~[.T180]~[.T207]~[.T234]~[.T261]);4)" office:value-type="float" office:value="0" calcext:value-type="float">
            <text:p>0</text:p>
          </table:table-cell>
          <table:table-cell table:formula="of:=COUNTIF(([.T18]~[.T45]~[.T72]~[.T99]~[.T126]~[.T153]~[.T180]~[.T207]~[.T234]~[.T261]);5)" office:value-type="float" office:value="0" calcext:value-type="float">
            <text:p>0</text:p>
          </table:table-cell>
          <table:table-cell table:formula="of:=COUNTIF(([.Y18]~ [.Y45]~ [.Y72]~ [.Y99]~ [.Y126]~ [.Y153]~ [.Y180]~ [.Y207]~ [.Y234]~ [.Y261]);1)" office:value-type="float" office:value="0" calcext:value-type="float">
            <text:p>0</text:p>
          </table:table-cell>
          <table:table-cell table:formula="of:=COUNTIF(([.Y18]~[.Y45]~[.Y72]~[.Y99]~[.Y126]~[.Y153]~[.Y180]~[.Y207]~[.Y234]~[.Y261]);2)" office:value-type="float" office:value="0" calcext:value-type="float">
            <text:p>0</text:p>
          </table:table-cell>
          <table:table-cell table:formula="of:=COUNTIF(([.Y18]~[.Y45]~[.Y72]~[.Y99]~[.Y126]~[.Y153]~[.Y180]~[.Y207]~[.Y234]~[.Y261]);3)" office:value-type="float" office:value="0" calcext:value-type="float">
            <text:p>0</text:p>
          </table:table-cell>
          <table:table-cell table:formula="of:=COUNTIF(([.Y18]~[.Y45]~[.Y72]~[.Y99]~[.Y126]~[.Y153]~[.Y180]~[.Y207]~[.Y234]~[.Y261]);4)" office:value-type="float" office:value="0" calcext:value-type="float">
            <text:p>0</text:p>
          </table:table-cell>
          <table:table-cell table:formula="of:=COUNTIF(([.Y18]~[.Y45]~[.Y72]~[.Y99]~[.Y126]~[.Y153]~[.Y180]~[.Y207]~[.Y234]~[.Y261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0" office:value-type="float" office:value="0.00885360563089317" calcext:value-type="float">
            <text:p>0,00885360563089317</text:p>
          </table:table-cell>
          <table:table-cell table:style-name="ce503" office:value-type="float" office:value="0.0105836205242861" calcext:value-type="float">
            <text:p>0,0105836205242861</text:p>
          </table:table-cell>
          <table:table-cell table:style-name="ce529" office:value-type="float" office:value="0.00610593491785736" calcext:value-type="float">
            <text:p>0,00610593491785736</text:p>
          </table:table-cell>
          <table:table-cell table:style-name="ce495" office:value-type="float" office:value="0.0255109353054146" calcext:value-type="float">
            <text:p>0,0255109353054146</text:p>
          </table:table-cell>
          <table:table-cell table:style-name="ce500" office:value-type="float" office:value="0.00834477772107172" calcext:value-type="float">
            <text:p>0,00834477772107172</text:p>
          </table:table-cell>
          <table:table-cell table:style-name="ce529" office:value-type="float" office:value="-0.0222566012951161" calcext:value-type="float">
            <text:p>-0,0222566012951161</text:p>
          </table:table-cell>
          <table:table-cell table:number-columns-repeated="2" table:style-name="ce525" office:value-type="float" office:value="-0.000279883904156509" calcext:value-type="float">
            <text:p>-0,000279883904156509</text:p>
          </table:table-cell>
          <table:table-cell table:style-name="ce592" office:value-type="float" office:value="-0.00810846994000225" calcext:value-type="float">
            <text:p>-0,00810846994000225</text:p>
          </table:table-cell>
          <table:table-cell table:style-name="ce502" office:value-type="float" office:value="-0.00210496019584418" calcext:value-type="float">
            <text:p>-0,00210496019584418</text:p>
          </table:table-cell>
          <table:table-cell table:style-name="ce626" office:value-type="float" office:value="0.281472895939991" calcext:value-type="float">
            <text:p>0,281472895939991</text:p>
          </table:table-cell>
          <table:table-cell table:style-name="ce663" office:value-type="float" office:value="0.0718025490921961" calcext:value-type="float">
            <text:p>0,0718025490921961</text:p>
          </table:table-cell>
          <table:table-cell table:style-name="ce494" office:value-type="float" office:value="0.0296912077411888" calcext:value-type="float">
            <text:p>0,0296912077411888</text:p>
          </table:table-cell>
          <table:table-cell table:style-name="ce726" office:value-type="float" office:value="0.112576337592915" calcext:value-type="float">
            <text:p>0,112576337592915</text:p>
          </table:table-cell>
          <table:table-cell table:style-name="ce752" office:value-type="float" office:value="0.218828577377556" calcext:value-type="float">
            <text:p>0,218828577377556</text:p>
          </table:table-cell>
          <table:table-cell table:style-name="ce774" office:value-type="float" office:value="0.328226737055756" calcext:value-type="float">
            <text:p>0,328226737055756</text:p>
          </table:table-cell>
          <table:table-cell table:style-name="ce702" office:value-type="float" office:value="0.109876265813359" calcext:value-type="float">
            <text:p>0,109876265813359</text:p>
          </table:table-cell>
          <table:table-cell table:style-name="ce715" office:value-type="float" office:value="0.0566954238368027" calcext:value-type="float">
            <text:p>0,0566954238368027</text:p>
          </table:table-cell>
          <table:table-cell table:style-name="ce609" office:value-type="float" office:value="0.32674844356758" calcext:value-type="float">
            <text:p>0,32674844356758</text:p>
          </table:table-cell>
          <table:table-cell table:style-name="ce835" office:value-type="float" office:value="0.246585012367446" calcext:value-type="float">
            <text:p>0,246585012367446</text:p>
          </table:table-cell>
          <table:table-cell table:style-name="ce495" office:value-type="float" office:value="0.981671667393312" calcext:value-type="float">
            <text:p>0,981671667393312</text:p>
          </table:table-cell>
          <table:table-cell table:style-name="ce681" office:value-type="float" office:value="0.963585231925025" calcext:value-type="float">
            <text:p>0,963585231925025</text:p>
          </table:table-cell>
          <table:table-cell table:style-name="ce672" office:value-type="float" office:value="0.963835439530317" calcext:value-type="float">
            <text:p>0,963835439530317</text:p>
          </table:table-cell>
          <table:table-cell table:style-name="ce503" office:value-type="float" office:value="0.981278484013566" calcext:value-type="float">
            <text:p>0,981278484013566</text:p>
          </table:table-cell>
          <table:table-cell table:style-name="ce672" office:value-type="float" office:value="0.963835439530317" calcext:value-type="float">
            <text:p>0,963835439530317</text:p>
          </table:table-cell>
          <table:table-cell/>
          <table:table-cell table:style-name="ce947"/>
          <table:table-cell table:style-name="ce947" office:value-type="string" calcext:value-type="string">
            <text:p>LinearDiscriminantAnalysis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COUNTIF(([.F18]~ [.F45]~ [.F72]~ [.F99]~ [.F126]~ [.F153]~ [.F180]~ [.F207]~ [.F234]~ [.F261]);1)" office:value-type="float" office:value="1" calcext:value-type="float">
            <text:p>1</text:p>
          </table:table-cell>
          <table:table-cell table:formula="of:=COUNTIF(([.F18]~[.F45]~[.F72]~[.F99]~[.F126]~[.F153]~[.F180]~[.F207]~[.F234]~[.F261]);2)" office:value-type="float" office:value="1" calcext:value-type="float">
            <text:p>1</text:p>
          </table:table-cell>
          <table:table-cell table:formula="of:=COUNTIF(([.F18]~[.F45]~[.F72]~[.F99]~[.F126]~[.F153]~[.F180]~[.F207]~[.F234]~[.F261]);3)" office:value-type="float" office:value="1" calcext:value-type="float">
            <text:p>1</text:p>
          </table:table-cell>
          <table:table-cell table:formula="of:=COUNTIF(([.F18]~[.F45]~[.F72]~[.F99]~[.F126]~[.F153]~[.F180]~[.F207]~[.F234]~[.F261]);4)" office:value-type="float" office:value="4" calcext:value-type="float">
            <text:p>4</text:p>
          </table:table-cell>
          <table:table-cell table:formula="of:=COUNTIF(([.F18]~[.F45]~[.F72]~[.F99]~[.F126]~[.F153]~[.F180]~[.F207]~[.F234]~[.F261]);5)" office:value-type="float" office:value="3" calcext:value-type="float">
            <text:p>3</text:p>
          </table:table-cell>
          <table:table-cell table:formula="of:=COUNTIF(([.K18]~ [.K45]~ [.K72]~ [.K99]~ [.K126]~ [.K153]~ [.K180]~ [.K207]~ [.K234]~ [.K261]);1)" office:value-type="float" office:value="4" calcext:value-type="float">
            <text:p>4</text:p>
          </table:table-cell>
          <table:table-cell table:formula="of:=COUNTIF(([.K18]~[.K45]~[.K72]~[.K99]~[.K126]~[.K153]~[.K180]~[.K207]~[.K234]~[.K261]);2)" office:value-type="float" office:value="1" calcext:value-type="float">
            <text:p>1</text:p>
          </table:table-cell>
          <table:table-cell table:formula="of:=COUNTIF(([.K18]~[.K45]~[.K72]~[.K99]~[.K126]~[.K153]~[.K180]~[.K207]~[.K234]~[.K261]);3)" office:value-type="float" office:value="1" calcext:value-type="float">
            <text:p>1</text:p>
          </table:table-cell>
          <table:table-cell table:formula="of:=COUNTIF(([.K18]~[.K45]~[.K72]~[.K99]~[.K126]~[.K153]~[.K180]~[.K207]~[.K234]~[.K261]);4)" office:value-type="float" office:value="3" calcext:value-type="float">
            <text:p>3</text:p>
          </table:table-cell>
          <table:table-cell table:formula="of:=COUNTIF(([.K18]~[.K45]~[.K72]~[.K99]~[.K126]~[.K153]~[.K180]~[.K207]~[.K234]~[.K261]);5)" office:value-type="float" office:value="1" calcext:value-type="float">
            <text:p>1</text:p>
          </table:table-cell>
          <table:table-cell table:formula="of:=COUNTIF(([.P18]~ [.P45]~ [.P72]~ [.P99]~ [.P126]~ [.P153]~ [.P180]~ [.P207]~ [.P234]~ [.P261]);1)" office:value-type="float" office:value="6" calcext:value-type="float">
            <text:p>6</text:p>
          </table:table-cell>
          <table:table-cell table:formula="of:=COUNTIF(([.P18]~[.P45]~[.P72]~[.P99]~[.P126]~[.P153]~[.P180]~[.P207]~[.P234]~[.P261]);2)" office:value-type="float" office:value="2" calcext:value-type="float">
            <text:p>2</text:p>
          </table:table-cell>
          <table:table-cell table:formula="of:=COUNTIF(([.P18]~[.P45]~[.P72]~[.P99]~[.P126]~[.P153]~[.P180]~[.P207]~[.P234]~[.P261]);3)" office:value-type="float" office:value="1" calcext:value-type="float">
            <text:p>1</text:p>
          </table:table-cell>
          <table:table-cell table:formula="of:=COUNTIF(([.P18]~[.P45]~[.P72]~[.P99]~[.P126]~[.P153]~[.P180]~[.P207]~[.P234]~[.P261]);4)" office:value-type="float" office:value="1" calcext:value-type="float">
            <text:p>1</text:p>
          </table:table-cell>
          <table:table-cell table:formula="of:=COUNTIF(([.P18]~[.P45]~[.P72]~[.P99]~[.P126]~[.P153]~[.P180]~[.P207]~[.P234]~[.P261]);5)" office:value-type="float" office:value="0" calcext:value-type="float">
            <text:p>0</text:p>
          </table:table-cell>
          <table:table-cell table:formula="of:=COUNTIF(([.U18]~ [.U45]~ [.U72]~ [.U99]~ [.U126]~ [.U153]~ [.U180]~ [.U207]~ [.U234]~ [.U261]);1)" office:value-type="float" office:value="1" calcext:value-type="float">
            <text:p>1</text:p>
          </table:table-cell>
          <table:table-cell table:formula="of:=COUNTIF(([.U18]~[.U45]~[.U72]~[.U99]~[.U126]~[.U153]~[.U180]~[.U207]~[.U234]~[.U261]);2)" office:value-type="float" office:value="3" calcext:value-type="float">
            <text:p>3</text:p>
          </table:table-cell>
          <table:table-cell table:formula="of:=COUNTIF(([.U18]~[.U45]~[.U72]~[.U99]~[.U126]~[.U153]~[.U180]~[.U207]~[.U234]~[.U261]);3)" office:value-type="float" office:value="3" calcext:value-type="float">
            <text:p>3</text:p>
          </table:table-cell>
          <table:table-cell table:formula="of:=COUNTIF(([.U18]~[.U45]~[.U72]~[.U99]~[.U126]~[.U153]~[.U180]~[.U207]~[.U234]~[.U261]);4)" office:value-type="float" office:value="1" calcext:value-type="float">
            <text:p>1</text:p>
          </table:table-cell>
          <table:table-cell table:formula="of:=COUNTIF(([.U18]~[.U45]~[.U72]~[.U99]~[.U126]~[.U153]~[.U180]~[.U207]~[.U234]~[.U261]);5)" office:value-type="float" office:value="2" calcext:value-type="float">
            <text:p>2</text:p>
          </table:table-cell>
          <table:table-cell table:formula="of:=COUNTIF(([.Z18]~ [.Z45]~ [.Z72]~ [.Z99]~ [.Z126]~ [.Z153]~ [.Z180]~ [.Z207]~ [.Z234]~ [.Z261]);1)" office:value-type="float" office:value="6" calcext:value-type="float">
            <text:p>6</text:p>
          </table:table-cell>
          <table:table-cell table:formula="of:=COUNTIF(([.Z18]~[.Z45]~[.Z72]~[.Z99]~[.Z126]~[.Z153]~[.Z180]~[.Z207]~[.Z234]~[.Z261]);2)" office:value-type="float" office:value="4" calcext:value-type="float">
            <text:p>4</text:p>
          </table:table-cell>
          <table:table-cell table:formula="of:=COUNTIF(([.Z18]~[.Z45]~[.Z72]~[.Z99]~[.Z126]~[.Z153]~[.Z180]~[.Z207]~[.Z234]~[.Z261]);3)" office:value-type="float" office:value="0" calcext:value-type="float">
            <text:p>0</text:p>
          </table:table-cell>
          <table:table-cell table:formula="of:=COUNTIF(([.Z18]~[.Z45]~[.Z72]~[.Z99]~[.Z126]~[.Z153]~[.Z180]~[.Z207]~[.Z234]~[.Z261]);4)" office:value-type="float" office:value="0" calcext:value-type="float">
            <text:p>0</text:p>
          </table:table-cell>
          <table:table-cell table:formula="of:=COUNTIF(([.Z18]~[.Z45]~[.Z72]~[.Z99]~[.Z126]~[.Z153]~[.Z180]~[.Z207]~[.Z234]~[.Z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78515233374769" calcext:value-type="float">
            <text:p>-0,678515233374769</text:p>
          </table:table-cell>
          <table:table-cell table:style-name="ce508" office:value-type="float" office:value="0.00610593491785736" calcext:value-type="float">
            <text:p>0,00610593491785736</text:p>
          </table:table-cell>
          <table:table-cell table:style-name="ce542" office:value-type="float" office:value="0.00162824931142863" calcext:value-type="float">
            <text:p>0,00162824931142863</text:p>
          </table:table-cell>
          <table:table-cell table:style-name="ce521" office:value-type="float" office:value="0.0117963270426939" calcext:value-type="float">
            <text:p>0,0117963270426939</text:p>
          </table:table-cell>
          <table:table-cell table:style-name="ce531" office:value-type="float" office:value="0.0103800893603575" calcext:value-type="float">
            <text:p>0,0103800893603575</text:p>
          </table:table-cell>
          <table:table-cell table:style-name="ce494" office:value-type="float" office:value="-0.521319923162539" calcext:value-type="float">
            <text:p>-0,521319923162539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70" office:value-type="float" office:value="-0.0234950875710088" calcext:value-type="float">
            <text:p>-0,0234950875710088</text:p>
          </table:table-cell>
          <table:table-cell table:style-name="ce512" office:value-type="float" office:value="-0.00265889708948718" calcext:value-type="float">
            <text:p>-0,00265889708948718</text:p>
          </table:table-cell>
          <table:table-cell table:style-name="ce630" office:value-type="float" office:value="0.101061055404398" calcext:value-type="float">
            <text:p>0,101061055404398</text:p>
          </table:table-cell>
          <table:table-cell table:style-name="ce661" office:value-type="float" office:value="0.0376154378993935" calcext:value-type="float">
            <text:p>0,0376154378993935</text:p>
          </table:table-cell>
          <table:table-cell table:style-name="ce701" office:value-type="float" office:value="0.0196071687408598" calcext:value-type="float">
            <text:p>0,0196071687408598</text:p>
          </table:table-cell>
          <table:table-cell table:style-name="ce495" office:value-type="float" office:value="0.158869226656528" calcext:value-type="float">
            <text:p>0,158869226656528</text:p>
          </table:table-cell>
          <table:table-cell table:style-name="ce753" office:value-type="float" office:value="0.0174559892719632" calcext:value-type="float">
            <text:p>0,0174559892719632</text:p>
          </table:table-cell>
          <table:table-cell table:style-name="ce765" office:value-type="float" office:value="0.161974912078475" calcext:value-type="float">
            <text:p>0,161974912078475</text:p>
          </table:table-cell>
          <table:table-cell table:style-name="ce794" office:value-type="float" office:value="0.061269410068161" calcext:value-type="float">
            <text:p>0,061269410068161</text:p>
          </table:table-cell>
          <table:table-cell table:style-name="ce786" office:value-type="float" office:value="0.0322340283984816" calcext:value-type="float">
            <text:p>0,0322340283984816</text:p>
          </table:table-cell>
          <table:table-cell table:style-name="ce495" office:value-type="float" office:value="0.233980615257734" calcext:value-type="float">
            <text:p>0,233980615257734</text:p>
          </table:table-cell>
          <table:table-cell table:style-name="ce494" office:value-type="float" office:value="0.0191447258755823" calcext:value-type="float">
            <text:p>0,0191447258755823</text:p>
          </table:table-cell>
          <table:table-cell table:style-name="ce851" office:value-type="float" office:value="0.98605864073944" calcext:value-type="float">
            <text:p>0,98605864073944</text:p>
          </table:table-cell>
          <table:table-cell table:style-name="ce709" office:value-type="float" office:value="0.963799695586704" calcext:value-type="float">
            <text:p>0,963799695586704</text:p>
          </table:table-cell>
          <table:table-cell table:style-name="ce708" office:value-type="float" office:value="0.96387118347393" calcext:value-type="float">
            <text:p>0,96387118347393</text:p>
          </table:table-cell>
          <table:table-cell table:style-name="ce495" office:value-type="float" office:value="0.989535334988219" calcext:value-type="float">
            <text:p>0,989535334988219</text:p>
          </table:table-cell>
          <table:table-cell table:style-name="ce713" office:value-type="float" office:value="0.963920033530202" calcext:value-type="float">
            <text:p>0,963920033530202</text:p>
          </table:table-cell>
          <table:table-cell/>
          <table:table-cell table:style-name="ce947"/>
          <table:table-cell table:style-name="ce947" office:value-type="string" calcext:value-type="string">
            <text:p>LinearDiscriminantAnalysis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COUNTIF(([.G18]~ [.G45]~ [.G72]~ [.G99]~ [.G126]~ [.G153]~ [.G180]~ [.G207]~ [.G234]~ [.G261]);1)" office:value-type="float" office:value="2" calcext:value-type="float">
            <text:p>2</text:p>
          </table:table-cell>
          <table:table-cell table:formula="of:=COUNTIF(([.G18]~[.G45]~[.G72]~[.G99]~[.G126]~[.G153]~[.G180]~[.G207]~[.G234]~[.G261]);2)" office:value-type="float" office:value="1" calcext:value-type="float">
            <text:p>1</text:p>
          </table:table-cell>
          <table:table-cell table:formula="of:=COUNTIF(([.G18]~[.G45]~[.G72]~[.G99]~[.G126]~[.G153]~[.G180]~[.G207]~[.G234]~[.G261]);3)" office:value-type="float" office:value="2" calcext:value-type="float">
            <text:p>2</text:p>
          </table:table-cell>
          <table:table-cell table:formula="of:=COUNTIF(([.G18]~[.G45]~[.G72]~[.G99]~[.G126]~[.G153]~[.G180]~[.G207]~[.G234]~[.G261]);4)" office:value-type="float" office:value="0" calcext:value-type="float">
            <text:p>0</text:p>
          </table:table-cell>
          <table:table-cell table:formula="of:=COUNTIF(([.G18]~[.G45]~[.G72]~[.G99]~[.G126]~[.G153]~[.G180]~[.G207]~[.G234]~[.G261]);5)" office:value-type="float" office:value="5" calcext:value-type="float">
            <text:p>5</text:p>
          </table:table-cell>
          <table:table-cell table:formula="of:=COUNTIF(([.L18]~ [.L45]~ [.L72]~ [.L99]~ [.L126]~ [.L153]~ [.L180]~ [.L207]~ [.L234]~ [.L261]);1)" office:value-type="float" office:value="0" calcext:value-type="float">
            <text:p>0</text:p>
          </table:table-cell>
          <table:table-cell table:formula="of:=COUNTIF(([.L18]~[.L45]~[.L72]~[.L99]~[.L126]~[.L153]~[.L180]~[.L207]~[.L234]~[.L261]);2)" office:value-type="float" office:value="1" calcext:value-type="float">
            <text:p>1</text:p>
          </table:table-cell>
          <table:table-cell table:formula="of:=COUNTIF(([.L18]~[.L45]~[.L72]~[.L99]~[.L126]~[.L153]~[.L180]~[.L207]~[.L234]~[.L261]);3)" office:value-type="float" office:value="0" calcext:value-type="float">
            <text:p>0</text:p>
          </table:table-cell>
          <table:table-cell table:formula="of:=COUNTIF(([.L18]~[.L45]~[.L72]~[.L99]~[.L126]~[.L153]~[.L180]~[.L207]~[.L234]~[.L261]);4)" office:value-type="float" office:value="2" calcext:value-type="float">
            <text:p>2</text:p>
          </table:table-cell>
          <table:table-cell table:formula="of:=COUNTIF(([.L18]~[.L45]~[.L72]~[.L99]~[.L126]~[.L153]~[.L180]~[.L207]~[.L234]~[.L261]);5)" office:value-type="float" office:value="7" calcext:value-type="float">
            <text:p>7</text:p>
          </table:table-cell>
          <table:table-cell table:formula="of:=COUNTIF(([.Q18]~ [.Q45]~ [.Q72]~ [.Q99]~ [.Q126]~ [.Q153]~ [.Q180]~ [.Q207]~ [.Q234]~ [.Q261]);1)" office:value-type="float" office:value="2" calcext:value-type="float">
            <text:p>2</text:p>
          </table:table-cell>
          <table:table-cell table:formula="of:=COUNTIF(([.Q18]~[.Q45]~[.Q72]~[.Q99]~[.Q126]~[.Q153]~[.Q180]~[.Q207]~[.Q234]~[.Q261]);2)" office:value-type="float" office:value="1" calcext:value-type="float">
            <text:p>1</text:p>
          </table:table-cell>
          <table:table-cell table:formula="of:=COUNTIF(([.Q18]~[.Q45]~[.Q72]~[.Q99]~[.Q126]~[.Q153]~[.Q180]~[.Q207]~[.Q234]~[.Q261]);3)" office:value-type="float" office:value="1" calcext:value-type="float">
            <text:p>1</text:p>
          </table:table-cell>
          <table:table-cell table:formula="of:=COUNTIF(([.Q18]~[.Q45]~[.Q72]~[.Q99]~[.Q126]~[.Q153]~[.Q180]~[.Q207]~[.Q234]~[.Q261]);4)" office:value-type="float" office:value="0" calcext:value-type="float">
            <text:p>0</text:p>
          </table:table-cell>
          <table:table-cell table:formula="of:=COUNTIF(([.Q18]~[.Q45]~[.Q72]~[.Q99]~[.Q126]~[.Q153]~[.Q180]~[.Q207]~[.Q234]~[.Q261]);5)" office:value-type="float" office:value="6" calcext:value-type="float">
            <text:p>6</text:p>
          </table:table-cell>
          <table:table-cell table:formula="of:=COUNTIF(([.V18]~ [.V45]~ [.V72]~ [.V99]~ [.V126]~ [.V153]~ [.V180]~ [.V207]~ [.V234]~ [.V261]);1)" office:value-type="float" office:value="1" calcext:value-type="float">
            <text:p>1</text:p>
          </table:table-cell>
          <table:table-cell table:formula="of:=COUNTIF(([.V18]~[.V45]~[.V72]~[.V99]~[.V126]~[.V153]~[.V180]~[.V207]~[.V234]~[.V261]);2)" office:value-type="float" office:value="0" calcext:value-type="float">
            <text:p>0</text:p>
          </table:table-cell>
          <table:table-cell table:formula="of:=COUNTIF(([.V18]~[.V45]~[.V72]~[.V99]~[.V126]~[.V153]~[.V180]~[.V207]~[.V234]~[.V261]);3)" office:value-type="float" office:value="2" calcext:value-type="float">
            <text:p>2</text:p>
          </table:table-cell>
          <table:table-cell table:formula="of:=COUNTIF(([.V18]~[.V45]~[.V72]~[.V99]~[.V126]~[.V153]~[.V180]~[.V207]~[.V234]~[.V261]);4)" office:value-type="float" office:value="2" calcext:value-type="float">
            <text:p>2</text:p>
          </table:table-cell>
          <table:table-cell table:formula="of:=COUNTIF(([.V18]~[.V45]~[.V72]~[.V99]~[.V126]~[.V153]~[.V180]~[.V207]~[.V234]~[.V261]);5)" office:value-type="float" office:value="5" calcext:value-type="float">
            <text:p>5</text:p>
          </table:table-cell>
          <table:table-cell table:formula="of:=COUNTIF(([.AA18]~ [.AA45]~ [.AA72]~ [.AA99]~ [.AA126]~ [.AA153]~ [.AA180]~ [.AA207]~ [.AA234]~ [.AA261]);1)" office:value-type="float" office:value="4" calcext:value-type="float">
            <text:p>4</text:p>
          </table:table-cell>
          <table:table-cell table:formula="of:=COUNTIF(([.AA18]~[.AA45]~[.AA72]~[.AA99]~[.AA126]~[.AA153]~[.AA180]~[.AA207]~[.AA234]~[.AA261]);2)" office:value-type="float" office:value="6" calcext:value-type="float">
            <text:p>6</text:p>
          </table:table-cell>
          <table:table-cell table:formula="of:=COUNTIF(([.AA18]~[.AA45]~[.AA72]~[.AA99]~[.AA126]~[.AA153]~[.AA180]~[.AA207]~[.AA234]~[.AA261]);3)" office:value-type="float" office:value="0" calcext:value-type="float">
            <text:p>0</text:p>
          </table:table-cell>
          <table:table-cell table:formula="of:=COUNTIF(([.AA18]~[.AA45]~[.AA72]~[.AA99]~[.AA126]~[.AA153]~[.AA180]~[.AA207]~[.AA234]~[.AA261]);4)" office:value-type="float" office:value="0" calcext:value-type="float">
            <text:p>0</text:p>
          </table:table-cell>
          <table:table-cell table:formula="of:=COUNTIF(([.AA18]~[.AA45]~[.AA72]~[.AA99]~[.AA126]~[.AA153]~[.AA180]~[.AA207]~[.AA234]~[.AA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1" office:value-type="float" office:value="0.00765107567068182" calcext:value-type="float">
            <text:p>0,00765107567068182</text:p>
          </table:table-cell>
          <table:table-cell table:style-name="ce508" office:value-type="float" office:value="0.00610593491785736" calcext:value-type="float">
            <text:p>0,00610593491785736</text:p>
          </table:table-cell>
          <table:table-cell table:style-name="ce542" office:value-type="float" office:value="0.00162824931142863" calcext:value-type="float">
            <text:p>0,00162824931142863</text:p>
          </table:table-cell>
          <table:table-cell table:style-name="ce495" office:value-type="float" office:value="0.016893086606072" calcext:value-type="float">
            <text:p>0,016893086606072</text:p>
          </table:table-cell>
          <table:table-cell table:style-name="ce531" office:value-type="float" office:value="0.0103800893603575" calcext:value-type="float">
            <text:p>0,0103800893603575</text:p>
          </table:table-cell>
          <table:table-cell table:style-name="ce502" office:value-type="float" office:value="-0.00245947980777571" calcext:value-type="float">
            <text:p>-0,00245947980777571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16" office:value-type="float" office:value="-0.000859476822347349" calcext:value-type="float">
            <text:p>-0,000859476822347349</text:p>
          </table:table-cell>
          <table:table-cell table:style-name="ce531" office:value-type="float" office:value="-0.0050145866161382" calcext:value-type="float">
            <text:p>-0,0050145866161382</text:p>
          </table:table-cell>
          <table:table-cell table:style-name="ce631" office:value-type="float" office:value="0.105420121651973" calcext:value-type="float">
            <text:p>0,105420121651973</text:p>
          </table:table-cell>
          <table:table-cell table:style-name="ce664" office:value-type="float" office:value="0.0339072729467053" calcext:value-type="float">
            <text:p>0,0339072729467053</text:p>
          </table:table-cell>
          <table:table-cell table:style-name="ce699" office:value-type="float" office:value="0.0120256479765537" calcext:value-type="float">
            <text:p>0,0120256479765537</text:p>
          </table:table-cell>
          <table:table-cell table:style-name="ce727" office:value-type="float" office:value="0.077325347957902" calcext:value-type="float">
            <text:p>0,077325347957902</text:p>
          </table:table-cell>
          <table:table-cell table:style-name="ce494" office:value-type="float" office:value="-0.0085270535165374" calcext:value-type="float">
            <text:p>-0,0085270535165374</text:p>
          </table:table-cell>
          <table:table-cell table:style-name="ce775" office:value-type="float" office:value="0.225617765173905" calcext:value-type="float">
            <text:p>0,225617765173905</text:p>
          </table:table-cell>
          <table:table-cell table:style-name="ce655" office:value-type="float" office:value="0.0663424480618755" calcext:value-type="float">
            <text:p>0,0663424480618755</text:p>
          </table:table-cell>
          <table:table-cell table:style-name="ce706" office:value-type="float" office:value="0.0298684444540849" calcext:value-type="float">
            <text:p>0,0298684444540849</text:p>
          </table:table-cell>
          <table:table-cell table:style-name="ce598" office:value-type="float" office:value="0.165513857095624" calcext:value-type="float">
            <text:p>0,165513857095624</text:p>
          </table:table-cell>
          <table:table-cell table:style-name="ce836" office:value-type="float" office:value="0.157081847082524" calcext:value-type="float">
            <text:p>0,157081847082524</text:p>
          </table:table-cell>
          <table:table-cell table:style-name="ce852" office:value-type="float" office:value="0.979562774720132" calcext:value-type="float">
            <text:p>0,979562774720132</text:p>
          </table:table-cell>
          <table:table-cell table:style-name="ce494" office:value-type="float" office:value="0.963585231925025" calcext:value-type="float">
            <text:p>0,963585231925025</text:p>
          </table:table-cell>
          <table:table-cell table:style-name="ce708" office:value-type="float" office:value="0.96387118347393" calcext:value-type="float">
            <text:p>0,96387118347393</text:p>
          </table:table-cell>
          <table:table-cell table:style-name="ce495" office:value-type="float" office:value="0.989535334988219" calcext:value-type="float">
            <text:p>0,989535334988219</text:p>
          </table:table-cell>
          <table:table-cell table:style-name="ce694" office:value-type="float" office:value="0.963942671361157" calcext:value-type="float">
            <text:p>0,963942671361157</text:p>
          </table:table-cell>
          <table:table-cell/>
          <table:table-cell table:style-name="ce946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COUNTIF(([.C19]~ [.C46]~ [.C73]~ [.C100]~ [.C127]~ [.C154]~ [.C181]~ [.C208]~ [.C235]~ [.C262]);1)" office:value-type="float" office:value="0" calcext:value-type="float">
            <text:p>0</text:p>
          </table:table-cell>
          <table:table-cell table:formula="of:=COUNTIF(([.C19]~[.C46]~[.C73]~[.C100]~[.C127]~[.C154]~[.C181]~[.C208]~[.C235]~[.C262]);2)" office:value-type="float" office:value="0" calcext:value-type="float">
            <text:p>0</text:p>
          </table:table-cell>
          <table:table-cell table:formula="of:=COUNTIF(([.C19]~[.C46]~[.C73]~[.C100]~[.C127]~[.C154]~[.C181]~[.C208]~[.C235]~[.C262]);3)" office:value-type="float" office:value="0" calcext:value-type="float">
            <text:p>0</text:p>
          </table:table-cell>
          <table:table-cell table:formula="of:=COUNTIF(([.C19]~[.C46]~[.C73]~[.C100]~[.C127]~[.C154]~[.C181]~[.C208]~[.C235]~[.C262]);4)" office:value-type="float" office:value="1" calcext:value-type="float">
            <text:p>1</text:p>
          </table:table-cell>
          <table:table-cell table:formula="of:=COUNTIF(([.C19]~[.C46]~[.C73]~[.C100]~[.C127]~[.C154]~[.C181]~[.C208]~[.C235]~[.C262]);5)" office:value-type="float" office:value="9" calcext:value-type="float">
            <text:p>9</text:p>
          </table:table-cell>
          <table:table-cell table:formula="of:=COUNTIF(([.H19]~ [.H46]~ [.H73]~ [.H100]~ [.H127]~ [.H154]~ [.H181]~ [.H208]~ [.H235]~ [.H262]);1)" office:value-type="float" office:value="2" calcext:value-type="float">
            <text:p>2</text:p>
          </table:table-cell>
          <table:table-cell table:formula="of:=COUNTIF(([.H19]~[.H46]~[.H73]~[.H100]~[.H127]~[.H154]~[.H181]~[.H208]~[.H235]~[.H262]);2)" office:value-type="float" office:value="1" calcext:value-type="float">
            <text:p>1</text:p>
          </table:table-cell>
          <table:table-cell table:formula="of:=COUNTIF(([.H19]~[.H46]~[.H73]~[.H100]~[.H127]~[.H154]~[.H181]~[.H208]~[.H235]~[.H262]);3)" office:value-type="float" office:value="3" calcext:value-type="float">
            <text:p>3</text:p>
          </table:table-cell>
          <table:table-cell table:formula="of:=COUNTIF(([.H19]~[.H46]~[.H73]~[.H100]~[.H127]~[.H154]~[.H181]~[.H208]~[.H235]~[.H262]);4)" office:value-type="float" office:value="2" calcext:value-type="float">
            <text:p>2</text:p>
          </table:table-cell>
          <table:table-cell table:formula="of:=COUNTIF(([.H19]~[.H46]~[.H73]~[.H100]~[.H127]~[.H154]~[.H181]~[.H208]~[.H235]~[.H262]);5)" office:value-type="float" office:value="2" calcext:value-type="float">
            <text:p>2</text:p>
          </table:table-cell>
          <table:table-cell table:formula="of:=COUNTIF(([.M19]~ [.M46]~ [.M73]~ [.M100]~ [.M127]~ [.M154]~ [.M181]~ [.M208]~ [.M235]~ [.M262]);1)" office:value-type="float" office:value="0" calcext:value-type="float">
            <text:p>0</text:p>
          </table:table-cell>
          <table:table-cell table:formula="of:=COUNTIF(([.M19]~[.M46]~[.M73]~[.M100]~[.M127]~[.M154]~[.M181]~[.M208]~[.M235]~[.M262]);2)" office:value-type="float" office:value="0" calcext:value-type="float">
            <text:p>0</text:p>
          </table:table-cell>
          <table:table-cell table:formula="of:=COUNTIF(([.M19]~[.M46]~[.M73]~[.M100]~[.M127]~[.M154]~[.M181]~[.M208]~[.M235]~[.M262]);3)" office:value-type="float" office:value="0" calcext:value-type="float">
            <text:p>0</text:p>
          </table:table-cell>
          <table:table-cell table:formula="of:=COUNTIF(([.M19]~[.M46]~[.M73]~[.M100]~[.M127]~[.M154]~[.M181]~[.M208]~[.M235]~[.M262]);4)" office:value-type="float" office:value="3" calcext:value-type="float">
            <text:p>3</text:p>
          </table:table-cell>
          <table:table-cell table:formula="of:=COUNTIF(([.M19]~[.M46]~[.M73]~[.M100]~[.M127]~[.M154]~[.M181]~[.M208]~[.M235]~[.M262]);5)" office:value-type="float" office:value="7" calcext:value-type="float">
            <text:p>7</text:p>
          </table:table-cell>
          <table:table-cell table:formula="of:=COUNTIF(([.R19]~ [.R46]~ [.R73]~ [.R100]~ [.R127]~ [.R154]~ [.R181]~ [.R208]~ [.R235]~ [.R262]);1)" office:value-type="float" office:value="2" calcext:value-type="float">
            <text:p>2</text:p>
          </table:table-cell>
          <table:table-cell table:formula="of:=COUNTIF(([.R19]~[.R46]~[.R73]~[.R100]~[.R127]~[.R154]~[.R181]~[.R208]~[.R235]~[.R262]);2)" office:value-type="float" office:value="2" calcext:value-type="float">
            <text:p>2</text:p>
          </table:table-cell>
          <table:table-cell table:formula="of:=COUNTIF(([.R19]~[.R46]~[.R73]~[.R100]~[.R127]~[.R154]~[.R181]~[.R208]~[.R235]~[.R262]);3)" office:value-type="float" office:value="2" calcext:value-type="float">
            <text:p>2</text:p>
          </table:table-cell>
          <table:table-cell table:formula="of:=COUNTIF(([.R19]~[.R46]~[.R73]~[.R100]~[.R127]~[.R154]~[.R181]~[.R208]~[.R235]~[.R262]);4)" office:value-type="float" office:value="3" calcext:value-type="float">
            <text:p>3</text:p>
          </table:table-cell>
          <table:table-cell table:formula="of:=COUNTIF(([.R19]~[.R46]~[.R73]~[.R100]~[.R127]~[.R154]~[.R181]~[.R208]~[.R235]~[.R262]);5)" office:value-type="float" office:value="1" calcext:value-type="float">
            <text:p>1</text:p>
          </table:table-cell>
          <table:table-cell table:formula="of:=COUNTIF(([.W19]~ [.W46]~ [.W73]~ [.W100]~ [.W127]~ [.W154]~ [.W181]~ [.W208]~ [.W235]~ [.W262]);1)" office:value-type="float" office:value="0" calcext:value-type="float">
            <text:p>0</text:p>
          </table:table-cell>
          <table:table-cell table:formula="of:=COUNTIF(([.W19]~[.W46]~[.W73]~[.W100]~[.W127]~[.W154]~[.W181]~[.W208]~[.W235]~[.W262]);2)" office:value-type="float" office:value="0" calcext:value-type="float">
            <text:p>0</text:p>
          </table:table-cell>
          <table:table-cell table:formula="of:=COUNTIF(([.W19]~[.W46]~[.W73]~[.W100]~[.W127]~[.W154]~[.W181]~[.W208]~[.W235]~[.W262]);3)" office:value-type="float" office:value="5" calcext:value-type="float">
            <text:p>5</text:p>
          </table:table-cell>
          <table:table-cell table:formula="of:=COUNTIF(([.W19]~[.W46]~[.W73]~[.W100]~[.W127]~[.W154]~[.W181]~[.W208]~[.W235]~[.W262]);4)" office:value-type="float" office:value="5" calcext:value-type="float">
            <text:p>5</text:p>
          </table:table-cell>
          <table:table-cell table:formula="of:=COUNTIF(([.W19]~[.W46]~[.W73]~[.W100]~[.W127]~[.W154]~[.W181]~[.W208]~[.W235]~[.W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COUNTIF(([.D19]~ [.D46]~ [.D73]~ [.D100]~ [.D127]~ [.D154]~ [.D181]~ [.D208]~ [.D235]~ [.D262]);1)" office:value-type="float" office:value="3" calcext:value-type="float">
            <text:p>3</text:p>
          </table:table-cell>
          <table:table-cell table:formula="of:=COUNTIF(([.D19]~[.D46]~[.D73]~[.D100]~[.D127]~[.D154]~[.D181]~[.D208]~[.D235]~[.D262]);2)" office:value-type="float" office:value="0" calcext:value-type="float">
            <text:p>0</text:p>
          </table:table-cell>
          <table:table-cell table:formula="of:=COUNTIF(([.D19]~[.D46]~[.D73]~[.D100]~[.D127]~[.D154]~[.D181]~[.D208]~[.D235]~[.D262]);3)" office:value-type="float" office:value="4" calcext:value-type="float">
            <text:p>4</text:p>
          </table:table-cell>
          <table:table-cell table:formula="of:=COUNTIF(([.D19]~[.D46]~[.D73]~[.D100]~[.D127]~[.D154]~[.D181]~[.D208]~[.D235]~[.D262]);4)" office:value-type="float" office:value="3" calcext:value-type="float">
            <text:p>3</text:p>
          </table:table-cell>
          <table:table-cell table:formula="of:=COUNTIF(([.D19]~[.D46]~[.D73]~[.D100]~[.D127]~[.D154]~[.D181]~[.D208]~[.D235]~[.D262]);5)" office:value-type="float" office:value="0" calcext:value-type="float">
            <text:p>0</text:p>
          </table:table-cell>
          <table:table-cell table:formula="of:=COUNTIF(([.I19]~ [.I46]~ [.I73]~ [.I100]~ [.I127]~ [.I154]~ [.I181]~ [.I208]~ [.I235]~ [.I262]);1)" office:value-type="float" office:value="0" calcext:value-type="float">
            <text:p>0</text:p>
          </table:table-cell>
          <table:table-cell table:formula="of:=COUNTIF(([.I19]~[.I46]~[.I73]~[.I100]~[.I127]~[.I154]~[.I181]~[.I208]~[.I235]~[.I262]);2)" office:value-type="float" office:value="1" calcext:value-type="float">
            <text:p>1</text:p>
          </table:table-cell>
          <table:table-cell table:formula="of:=COUNTIF(([.I19]~[.I46]~[.I73]~[.I100]~[.I127]~[.I154]~[.I181]~[.I208]~[.I235]~[.I262]);3)" office:value-type="float" office:value="3" calcext:value-type="float">
            <text:p>3</text:p>
          </table:table-cell>
          <table:table-cell table:formula="of:=COUNTIF(([.I19]~[.I46]~[.I73]~[.I100]~[.I127]~[.I154]~[.I181]~[.I208]~[.I235]~[.I262]);4)" office:value-type="float" office:value="4" calcext:value-type="float">
            <text:p>4</text:p>
          </table:table-cell>
          <table:table-cell table:formula="of:=COUNTIF(([.I19]~[.I46]~[.I73]~[.I100]~[.I127]~[.I154]~[.I181]~[.I208]~[.I235]~[.I262]);5)" office:value-type="float" office:value="2" calcext:value-type="float">
            <text:p>2</text:p>
          </table:table-cell>
          <table:table-cell table:formula="of:=COUNTIF(([.N19]~ [.N46]~ [.N73]~ [.N100]~ [.N127]~ [.N154]~ [.N181]~ [.N208]~ [.N235]~ [.N262]);1)" office:value-type="float" office:value="1" calcext:value-type="float">
            <text:p>1</text:p>
          </table:table-cell>
          <table:table-cell table:formula="of:=COUNTIF(([.N19]~[.N46]~[.N73]~[.N100]~[.N127]~[.N154]~[.N181]~[.N208]~[.N235]~[.N262]);2)" office:value-type="float" office:value="3" calcext:value-type="float">
            <text:p>3</text:p>
          </table:table-cell>
          <table:table-cell table:formula="of:=COUNTIF(([.N19]~[.N46]~[.N73]~[.N100]~[.N127]~[.N154]~[.N181]~[.N208]~[.N235]~[.N262]);3)" office:value-type="float" office:value="5" calcext:value-type="float">
            <text:p>5</text:p>
          </table:table-cell>
          <table:table-cell table:formula="of:=COUNTIF(([.N19]~[.N46]~[.N73]~[.N100]~[.N127]~[.N154]~[.N181]~[.N208]~[.N235]~[.N262]);4)" office:value-type="float" office:value="1" calcext:value-type="float">
            <text:p>1</text:p>
          </table:table-cell>
          <table:table-cell table:formula="of:=COUNTIF(([.N19]~[.N46]~[.N73]~[.N100]~[.N127]~[.N154]~[.N181]~[.N208]~[.N235]~[.N262]);5)" office:value-type="float" office:value="0" calcext:value-type="float">
            <text:p>0</text:p>
          </table:table-cell>
          <table:table-cell table:formula="of:=COUNTIF(([.S19]~ [.S46]~ [.S73]~ [.S100]~ [.S127]~ [.S154]~ [.S181]~ [.S208]~ [.S235]~ [.S262]);1)" office:value-type="float" office:value="4" calcext:value-type="float">
            <text:p>4</text:p>
          </table:table-cell>
          <table:table-cell table:formula="of:=COUNTIF(([.S19]~[.S46]~[.S73]~[.S100]~[.S127]~[.S154]~[.S181]~[.S208]~[.S235]~[.S262]);2)" office:value-type="float" office:value="2" calcext:value-type="float">
            <text:p>2</text:p>
          </table:table-cell>
          <table:table-cell table:formula="of:=COUNTIF(([.S19]~[.S46]~[.S73]~[.S100]~[.S127]~[.S154]~[.S181]~[.S208]~[.S235]~[.S262]);3)" office:value-type="float" office:value="1" calcext:value-type="float">
            <text:p>1</text:p>
          </table:table-cell>
          <table:table-cell table:formula="of:=COUNTIF(([.S19]~[.S46]~[.S73]~[.S100]~[.S127]~[.S154]~[.S181]~[.S208]~[.S235]~[.S262]);4)" office:value-type="float" office:value="0" calcext:value-type="float">
            <text:p>0</text:p>
          </table:table-cell>
          <table:table-cell table:formula="of:=COUNTIF(([.S19]~[.S46]~[.S73]~[.S100]~[.S127]~[.S154]~[.S181]~[.S208]~[.S235]~[.S262]);5)" office:value-type="float" office:value="3" calcext:value-type="float">
            <text:p>3</text:p>
          </table:table-cell>
          <table:table-cell table:formula="of:=COUNTIF(([.X19]~ [.X46]~ [.X73]~ [.X100]~ [.X127]~ [.X154]~ [.X181]~ [.X208]~ [.X235]~ [.X262]);1)" office:value-type="float" office:value="0" calcext:value-type="float">
            <text:p>0</text:p>
          </table:table-cell>
          <table:table-cell table:formula="of:=COUNTIF(([.X19]~[.X46]~[.X73]~[.X100]~[.X127]~[.X154]~[.X181]~[.X208]~[.X235]~[.X262]);2)" office:value-type="float" office:value="10" calcext:value-type="float">
            <text:p>10</text:p>
          </table:table-cell>
          <table:table-cell table:formula="of:=COUNTIF(([.X19]~[.X46]~[.X73]~[.X100]~[.X127]~[.X154]~[.X181]~[.X208]~[.X235]~[.X262]);3)" office:value-type="float" office:value="0" calcext:value-type="float">
            <text:p>0</text:p>
          </table:table-cell>
          <table:table-cell table:formula="of:=COUNTIF(([.X19]~[.X46]~[.X73]~[.X100]~[.X127]~[.X154]~[.X181]~[.X208]~[.X235]~[.X262]);4)" office:value-type="float" office:value="0" calcext:value-type="float">
            <text:p>0</text:p>
          </table:table-cell>
          <table:table-cell table:formula="of:=COUNTIF(([.X19]~[.X46]~[.X73]~[.X100]~[.X127]~[.X154]~[.X181]~[.X208]~[.X235]~[.X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7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COUNTIF(([.E19]~ [.E46]~ [.E73]~ [.E100]~ [.E127]~ [.E154]~ [.E181]~ [.E208]~ [.E235]~ [.E262]);1)" office:value-type="float" office:value="1" calcext:value-type="float">
            <text:p>1</text:p>
          </table:table-cell>
          <table:table-cell table:formula="of:=COUNTIF(([.E19]~[.E46]~[.E73]~[.E100]~[.E127]~[.E154]~[.E181]~[.E208]~[.E235]~[.E262]);2)" office:value-type="float" office:value="2" calcext:value-type="float">
            <text:p>2</text:p>
          </table:table-cell>
          <table:table-cell table:formula="of:=COUNTIF(([.E19]~[.E46]~[.E73]~[.E100]~[.E127]~[.E154]~[.E181]~[.E208]~[.E235]~[.E262]);3)" office:value-type="float" office:value="4" calcext:value-type="float">
            <text:p>4</text:p>
          </table:table-cell>
          <table:table-cell table:formula="of:=COUNTIF(([.E19]~[.E46]~[.E73]~[.E100]~[.E127]~[.E154]~[.E181]~[.E208]~[.E235]~[.E262]);4)" office:value-type="float" office:value="2" calcext:value-type="float">
            <text:p>2</text:p>
          </table:table-cell>
          <table:table-cell table:formula="of:=COUNTIF(([.E19]~[.E46]~[.E73]~[.E100]~[.E127]~[.E154]~[.E181]~[.E208]~[.E235]~[.E262]);5)" office:value-type="float" office:value="1" calcext:value-type="float">
            <text:p>1</text:p>
          </table:table-cell>
          <table:table-cell table:formula="of:=COUNTIF(([.J19]~ [.J46]~ [.J73]~ [.J100]~ [.J127]~ [.J154]~ [.J181]~ [.J208]~ [.J235]~ [.J262]);1)" office:value-type="float" office:value="0" calcext:value-type="float">
            <text:p>0</text:p>
          </table:table-cell>
          <table:table-cell table:formula="of:=COUNTIF(([.J19]~[.J46]~[.J73]~[.J100]~[.J127]~[.J154]~[.J181]~[.J208]~[.J235]~[.J262]);2)" office:value-type="float" office:value="2" calcext:value-type="float">
            <text:p>2</text:p>
          </table:table-cell>
          <table:table-cell table:formula="of:=COUNTIF(([.J19]~[.J46]~[.J73]~[.J100]~[.J127]~[.J154]~[.J181]~[.J208]~[.J235]~[.J262]);3)" office:value-type="float" office:value="2" calcext:value-type="float">
            <text:p>2</text:p>
          </table:table-cell>
          <table:table-cell table:formula="of:=COUNTIF(([.J19]~[.J46]~[.J73]~[.J100]~[.J127]~[.J154]~[.J181]~[.J208]~[.J235]~[.J262]);4)" office:value-type="float" office:value="1" calcext:value-type="float">
            <text:p>1</text:p>
          </table:table-cell>
          <table:table-cell table:formula="of:=COUNTIF(([.J19]~[.J46]~[.J73]~[.J100]~[.J127]~[.J154]~[.J181]~[.J208]~[.J235]~[.J262]);5)" office:value-type="float" office:value="5" calcext:value-type="float">
            <text:p>5</text:p>
          </table:table-cell>
          <table:table-cell table:formula="of:=COUNTIF(([.O19]~ [.O46]~ [.O73]~ [.O100]~ [.O127]~ [.O154]~ [.O181]~ [.O208]~ [.O235]~ [.O262]);1)" office:value-type="float" office:value="0" calcext:value-type="float">
            <text:p>0</text:p>
          </table:table-cell>
          <table:table-cell table:formula="of:=COUNTIF(([.O19]~[.O46]~[.O73]~[.O100]~[.O127]~[.O154]~[.O181]~[.O208]~[.O235]~[.O262]);2)" office:value-type="float" office:value="5" calcext:value-type="float">
            <text:p>5</text:p>
          </table:table-cell>
          <table:table-cell table:formula="of:=COUNTIF(([.O19]~[.O46]~[.O73]~[.O100]~[.O127]~[.O154]~[.O181]~[.O208]~[.O235]~[.O262]);3)" office:value-type="float" office:value="4" calcext:value-type="float">
            <text:p>4</text:p>
          </table:table-cell>
          <table:table-cell table:formula="of:=COUNTIF(([.O19]~[.O46]~[.O73]~[.O100]~[.O127]~[.O154]~[.O181]~[.O208]~[.O235]~[.O262]);4)" office:value-type="float" office:value="0" calcext:value-type="float">
            <text:p>0</text:p>
          </table:table-cell>
          <table:table-cell table:formula="of:=COUNTIF(([.O19]~[.O46]~[.O73]~[.O100]~[.O127]~[.O154]~[.O181]~[.O208]~[.O235]~[.O262]);5)" office:value-type="float" office:value="1" calcext:value-type="float">
            <text:p>1</text:p>
          </table:table-cell>
          <table:table-cell table:formula="of:=COUNTIF(([.T19]~ [.T46]~ [.T73]~ [.T100]~ [.T127]~ [.T154]~ [.T181]~ [.T208]~ [.T235]~ [.T262]);1)" office:value-type="float" office:value="3" calcext:value-type="float">
            <text:p>3</text:p>
          </table:table-cell>
          <table:table-cell table:formula="of:=COUNTIF(([.T19]~[.T46]~[.T73]~[.T100]~[.T127]~[.T154]~[.T181]~[.T208]~[.T235]~[.T262]);2)" office:value-type="float" office:value="2" calcext:value-type="float">
            <text:p>2</text:p>
          </table:table-cell>
          <table:table-cell table:formula="of:=COUNTIF(([.T19]~[.T46]~[.T73]~[.T100]~[.T127]~[.T154]~[.T181]~[.T208]~[.T235]~[.T262]);3)" office:value-type="float" office:value="1" calcext:value-type="float">
            <text:p>1</text:p>
          </table:table-cell>
          <table:table-cell table:formula="of:=COUNTIF(([.T19]~[.T46]~[.T73]~[.T100]~[.T127]~[.T154]~[.T181]~[.T208]~[.T235]~[.T262]);4)" office:value-type="float" office:value="3" calcext:value-type="float">
            <text:p>3</text:p>
          </table:table-cell>
          <table:table-cell table:formula="of:=COUNTIF(([.T19]~[.T46]~[.T73]~[.T100]~[.T127]~[.T154]~[.T181]~[.T208]~[.T235]~[.T262]);5)" office:value-type="float" office:value="1" calcext:value-type="float">
            <text:p>1</text:p>
          </table:table-cell>
          <table:table-cell table:formula="of:=COUNTIF(([.Y19]~ [.Y46]~ [.Y73]~ [.Y100]~ [.Y127]~ [.Y154]~ [.Y181]~ [.Y208]~ [.Y235]~ [.Y262]);1)" office:value-type="float" office:value="0" calcext:value-type="float">
            <text:p>0</text:p>
          </table:table-cell>
          <table:table-cell table:formula="of:=COUNTIF(([.Y19]~[.Y46]~[.Y73]~[.Y100]~[.Y127]~[.Y154]~[.Y181]~[.Y208]~[.Y235]~[.Y262]);2)" office:value-type="float" office:value="0" calcext:value-type="float">
            <text:p>0</text:p>
          </table:table-cell>
          <table:table-cell table:formula="of:=COUNTIF(([.Y19]~[.Y46]~[.Y73]~[.Y100]~[.Y127]~[.Y154]~[.Y181]~[.Y208]~[.Y235]~[.Y262]);3)" office:value-type="float" office:value="0" calcext:value-type="float">
            <text:p>0</text:p>
          </table:table-cell>
          <table:table-cell table:formula="of:=COUNTIF(([.Y19]~[.Y46]~[.Y73]~[.Y100]~[.Y127]~[.Y154]~[.Y181]~[.Y208]~[.Y235]~[.Y262]);4)" office:value-type="float" office:value="1" calcext:value-type="float">
            <text:p>1</text:p>
          </table:table-cell>
          <table:table-cell table:formula="of:=COUNTIF(([.Y19]~[.Y46]~[.Y73]~[.Y100]~[.Y127]~[.Y154]~[.Y181]~[.Y208]~[.Y235]~[.Y262]);5)" office:value-type="float" office:value="9" calcext:value-type="float">
            <text:p>9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7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COUNTIF(([.F19]~ [.F46]~ [.F73]~ [.F100]~ [.F127]~ [.F154]~ [.F181]~ [.F208]~ [.F235]~ [.F262]);1)" office:value-type="float" office:value="7" calcext:value-type="float">
            <text:p>7</text:p>
          </table:table-cell>
          <table:table-cell table:formula="of:=COUNTIF(([.F19]~[.F46]~[.F73]~[.F100]~[.F127]~[.F154]~[.F181]~[.F208]~[.F235]~[.F262]);2)" office:value-type="float" office:value="1" calcext:value-type="float">
            <text:p>1</text:p>
          </table:table-cell>
          <table:table-cell table:formula="of:=COUNTIF(([.F19]~[.F46]~[.F73]~[.F100]~[.F127]~[.F154]~[.F181]~[.F208]~[.F235]~[.F262]);3)" office:value-type="float" office:value="1" calcext:value-type="float">
            <text:p>1</text:p>
          </table:table-cell>
          <table:table-cell table:formula="of:=COUNTIF(([.F19]~[.F46]~[.F73]~[.F100]~[.F127]~[.F154]~[.F181]~[.F208]~[.F235]~[.F262]);4)" office:value-type="float" office:value="1" calcext:value-type="float">
            <text:p>1</text:p>
          </table:table-cell>
          <table:table-cell table:formula="of:=COUNTIF(([.F19]~[.F46]~[.F73]~[.F100]~[.F127]~[.F154]~[.F181]~[.F208]~[.F235]~[.F262]);5)" office:value-type="float" office:value="0" calcext:value-type="float">
            <text:p>0</text:p>
          </table:table-cell>
          <table:table-cell table:formula="of:=COUNTIF(([.K19]~ [.K46]~ [.K73]~ [.K100]~ [.K127]~ [.K154]~ [.K181]~ [.K208]~ [.K235]~ [.K262]);1)" office:value-type="float" office:value="4" calcext:value-type="float">
            <text:p>4</text:p>
          </table:table-cell>
          <table:table-cell table:formula="of:=COUNTIF(([.K19]~[.K46]~[.K73]~[.K100]~[.K127]~[.K154]~[.K181]~[.K208]~[.K235]~[.K262]);2)" office:value-type="float" office:value="4" calcext:value-type="float">
            <text:p>4</text:p>
          </table:table-cell>
          <table:table-cell table:formula="of:=COUNTIF(([.K19]~[.K46]~[.K73]~[.K100]~[.K127]~[.K154]~[.K181]~[.K208]~[.K235]~[.K262]);3)" office:value-type="float" office:value="0" calcext:value-type="float">
            <text:p>0</text:p>
          </table:table-cell>
          <table:table-cell table:formula="of:=COUNTIF(([.K19]~[.K46]~[.K73]~[.K100]~[.K127]~[.K154]~[.K181]~[.K208]~[.K235]~[.K262]);4)" office:value-type="float" office:value="1" calcext:value-type="float">
            <text:p>1</text:p>
          </table:table-cell>
          <table:table-cell table:formula="of:=COUNTIF(([.K19]~[.K46]~[.K73]~[.K100]~[.K127]~[.K154]~[.K181]~[.K208]~[.K235]~[.K262]);5)" office:value-type="float" office:value="1" calcext:value-type="float">
            <text:p>1</text:p>
          </table:table-cell>
          <table:table-cell table:formula="of:=COUNTIF(([.P19]~ [.P46]~ [.P73]~ [.P100]~ [.P127]~ [.P154]~ [.P181]~ [.P208]~ [.P235]~ [.P262]);1)" office:value-type="float" office:value="6" calcext:value-type="float">
            <text:p>6</text:p>
          </table:table-cell>
          <table:table-cell table:formula="of:=COUNTIF(([.P19]~[.P46]~[.P73]~[.P100]~[.P127]~[.P154]~[.P181]~[.P208]~[.P235]~[.P262]);2)" office:value-type="float" office:value="1" calcext:value-type="float">
            <text:p>1</text:p>
          </table:table-cell>
          <table:table-cell table:formula="of:=COUNTIF(([.P19]~[.P46]~[.P73]~[.P100]~[.P127]~[.P154]~[.P181]~[.P208]~[.P235]~[.P262]);3)" office:value-type="float" office:value="0" calcext:value-type="float">
            <text:p>0</text:p>
          </table:table-cell>
          <table:table-cell table:formula="of:=COUNTIF(([.P19]~[.P46]~[.P73]~[.P100]~[.P127]~[.P154]~[.P181]~[.P208]~[.P235]~[.P262]);4)" office:value-type="float" office:value="1" calcext:value-type="float">
            <text:p>1</text:p>
          </table:table-cell>
          <table:table-cell table:formula="of:=COUNTIF(([.P19]~[.P46]~[.P73]~[.P100]~[.P127]~[.P154]~[.P181]~[.P208]~[.P235]~[.P262]);5)" office:value-type="float" office:value="2" calcext:value-type="float">
            <text:p>2</text:p>
          </table:table-cell>
          <table:table-cell table:formula="of:=COUNTIF(([.U19]~ [.U46]~ [.U73]~ [.U100]~ [.U127]~ [.U154]~ [.U181]~ [.U208]~ [.U235]~ [.U262]);1)" office:value-type="float" office:value="5" calcext:value-type="float">
            <text:p>5</text:p>
          </table:table-cell>
          <table:table-cell table:formula="of:=COUNTIF(([.U19]~[.U46]~[.U73]~[.U100]~[.U127]~[.U154]~[.U181]~[.U208]~[.U235]~[.U262]);2)" office:value-type="float" office:value="3" calcext:value-type="float">
            <text:p>3</text:p>
          </table:table-cell>
          <table:table-cell table:formula="of:=COUNTIF(([.U19]~[.U46]~[.U73]~[.U100]~[.U127]~[.U154]~[.U181]~[.U208]~[.U235]~[.U262]);3)" office:value-type="float" office:value="0" calcext:value-type="float">
            <text:p>0</text:p>
          </table:table-cell>
          <table:table-cell table:formula="of:=COUNTIF(([.U19]~[.U46]~[.U73]~[.U100]~[.U127]~[.U154]~[.U181]~[.U208]~[.U235]~[.U262]);4)" office:value-type="float" office:value="0" calcext:value-type="float">
            <text:p>0</text:p>
          </table:table-cell>
          <table:table-cell table:formula="of:=COUNTIF(([.U19]~[.U46]~[.U73]~[.U100]~[.U127]~[.U154]~[.U181]~[.U208]~[.U235]~[.U262]);5)" office:value-type="float" office:value="2" calcext:value-type="float">
            <text:p>2</text:p>
          </table:table-cell>
          <table:table-cell table:formula="of:=COUNTIF(([.Z19]~ [.Z46]~ [.Z73]~ [.Z100]~ [.Z127]~ [.Z154]~ [.Z181]~ [.Z208]~ [.Z235]~ [.Z262]);1)" office:value-type="float" office:value="10" calcext:value-type="float">
            <text:p>10</text:p>
          </table:table-cell>
          <table:table-cell table:formula="of:=COUNTIF(([.Z19]~[.Z46]~[.Z73]~[.Z100]~[.Z127]~[.Z154]~[.Z181]~[.Z208]~[.Z235]~[.Z262]);2)" office:value-type="float" office:value="0" calcext:value-type="float">
            <text:p>0</text:p>
          </table:table-cell>
          <table:table-cell table:formula="of:=COUNTIF(([.Z19]~[.Z46]~[.Z73]~[.Z100]~[.Z127]~[.Z154]~[.Z181]~[.Z208]~[.Z235]~[.Z262]);3)" office:value-type="float" office:value="0" calcext:value-type="float">
            <text:p>0</text:p>
          </table:table-cell>
          <table:table-cell table:formula="of:=COUNTIF(([.Z19]~[.Z46]~[.Z73]~[.Z100]~[.Z127]~[.Z154]~[.Z181]~[.Z208]~[.Z235]~[.Z262]);4)" office:value-type="float" office:value="0" calcext:value-type="float">
            <text:p>0</text:p>
          </table:table-cell>
          <table:table-cell table:formula="of:=COUNTIF(([.Z19]~[.Z46]~[.Z73]~[.Z100]~[.Z127]~[.Z154]~[.Z181]~[.Z208]~[.Z235]~[.Z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4]; OFFSET([.$C4]; 0; 0; 1; 5))" office:value-type="float" office:value="5" calcext:value-type="float">
            <text:p>5</text:p>
          </table:table-cell>
          <table:table-cell table:formula="of:=RANK([.D5]; OFFSET([.$C5]; 0; 0; 1; 5))" office:value-type="float" office:value="1" calcext:value-type="float">
            <text:p>1</text:p>
          </table:table-cell>
          <table:table-cell table:formula="of:=RANK([.E5]; OFFSET([.$C5]; 0; 0; 1; 5))" office:value-type="float" office:value="4" calcext:value-type="float">
            <text:p>4</text:p>
          </table:table-cell>
          <table:table-cell table:formula="of:=RANK([.F5]; OFFSET([.$C5]; 0; 0; 1; 5))" office:value-type="float" office:value="1" calcext:value-type="float">
            <text:p>1</text:p>
          </table:table-cell>
          <table:table-cell table:formula="of:=RANK([.G5]; OFFSET([.$C5]; 0; 0; 1; 5))" office:value-type="float" office:value="5" calcext:value-type="float">
            <text:p>5</text:p>
          </table:table-cell>
          <table:table-cell table:formula="of:=RANK([.H4];[.$H4:.$L4];)" office:value-type="float" office:value="5" calcext:value-type="float">
            <text:p>5</text:p>
          </table:table-cell>
          <table:table-cell table:formula="of:=RANK([.I4];[.$H4:.$L4];)" office:value-type="float" office:value="4" calcext:value-type="float">
            <text:p>4</text:p>
          </table:table-cell>
          <table:table-cell table:formula="of:=RANK([.J4];[.$H4:.$L4];)" office:value-type="float" office:value="3" calcext:value-type="float">
            <text:p>3</text:p>
          </table:table-cell>
          <table:table-cell table:formula="of:=RANK([.K4];[.$H4:.$L4];)" office:value-type="float" office:value="1" calcext:value-type="float">
            <text:p>1</text:p>
          </table:table-cell>
          <table:table-cell table:formula="of:=RANK([.L4];[.$H4:.$L4];)" office:value-type="float" office:value="2" calcext:value-type="float">
            <text:p>2</text:p>
          </table:table-cell>
          <table:table-cell table:formula="of:=RANK([.M4];[.$M4:.$Q4];)" office:value-type="float" office:value="5" calcext:value-type="float">
            <text:p>5</text:p>
          </table:table-cell>
          <table:table-cell table:formula="of:=RANK([.N4];[.$M4:.$Q4];)" office:value-type="float" office:value="3" calcext:value-type="float">
            <text:p>3</text:p>
          </table:table-cell>
          <table:table-cell table:formula="of:=RANK([.O4];[.$M4:.$Q4];)" office:value-type="float" office:value="3" calcext:value-type="float">
            <text:p>3</text:p>
          </table:table-cell>
          <table:table-cell table:formula="of:=RANK([.P4];[.$M4:.$Q4];)" office:value-type="float" office:value="2" calcext:value-type="float">
            <text:p>2</text:p>
          </table:table-cell>
          <table:table-cell table:formula="of:=RANK([.Q4];[.$M4:.$Q4];)" office:value-type="float" office:value="1" calcext:value-type="float">
            <text:p>1</text:p>
          </table:table-cell>
          <table:table-cell table:formula="of:=RANK([.R4];[.$R4:.$V4];)" office:value-type="float" office:value="5" calcext:value-type="float">
            <text:p>5</text:p>
          </table:table-cell>
          <table:table-cell table:formula="of:=RANK([.S4];[.$R4:.$V4];)" office:value-type="float" office:value="3" calcext:value-type="float">
            <text:p>3</text:p>
          </table:table-cell>
          <table:table-cell table:formula="of:=RANK([.T4];[.$R4:.$V4];)" office:value-type="float" office:value="1" calcext:value-type="float">
            <text:p>1</text:p>
          </table:table-cell>
          <table:table-cell table:formula="of:=RANK([.U4];[.$R4:.$V4];)" office:value-type="float" office:value="2" calcext:value-type="float">
            <text:p>2</text:p>
          </table:table-cell>
          <table:table-cell table:formula="of:=RANK([.V4];[.$R4:.$V4];)" office:value-type="float" office:value="4" calcext:value-type="float">
            <text:p>4</text:p>
          </table:table-cell>
          <table:table-cell table:formula="of:=RANK([.W4];[.$W4:.$AA4];)" office:value-type="float" office:value="5" calcext:value-type="float">
            <text:p>5</text:p>
          </table:table-cell>
          <table:table-cell table:formula="of:=RANK([.X4];[.$W4:.$AA4];)" office:value-type="float" office:value="4" calcext:value-type="float">
            <text:p>4</text:p>
          </table:table-cell>
          <table:table-cell table:formula="of:=RANK([.Y4];[.$W4:.$AA4];)" office:value-type="float" office:value="3" calcext:value-type="float">
            <text:p>3</text:p>
          </table:table-cell>
          <table:table-cell table:formula="of:=RANK([.Z4];[.$W4:.$AA4];)" office:value-type="float" office:value="1" calcext:value-type="float">
            <text:p>1</text:p>
          </table:table-cell>
          <table:table-cell table:formula="of:=RANK([.AA4];[.$W4:.$AA4];)" office:value-type="float" office:value="2" calcext:value-type="float">
            <text:p>2</text:p>
          </table:table-cell>
          <table:table-cell/>
          <table:table-cell table:style-name="ce947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COUNTIF(([.G19]~ [.G46]~ [.G73]~ [.G100]~ [.G127]~ [.G154]~ [.G181]~ [.G208]~ [.G235]~ [.G262]);1)" office:value-type="float" office:value="0" calcext:value-type="float">
            <text:p>0</text:p>
          </table:table-cell>
          <table:table-cell table:formula="of:=COUNTIF(([.G19]~[.G46]~[.G73]~[.G100]~[.G127]~[.G154]~[.G181]~[.G208]~[.G235]~[.G262]);2)" office:value-type="float" office:value="6" calcext:value-type="float">
            <text:p>6</text:p>
          </table:table-cell>
          <table:table-cell table:formula="of:=COUNTIF(([.G19]~[.G46]~[.G73]~[.G100]~[.G127]~[.G154]~[.G181]~[.G208]~[.G235]~[.G262]);3)" office:value-type="float" office:value="2" calcext:value-type="float">
            <text:p>2</text:p>
          </table:table-cell>
          <table:table-cell table:formula="of:=COUNTIF(([.G19]~[.G46]~[.G73]~[.G100]~[.G127]~[.G154]~[.G181]~[.G208]~[.G235]~[.G262]);4)" office:value-type="float" office:value="2" calcext:value-type="float">
            <text:p>2</text:p>
          </table:table-cell>
          <table:table-cell table:formula="of:=COUNTIF(([.G19]~[.G46]~[.G73]~[.G100]~[.G127]~[.G154]~[.G181]~[.G208]~[.G235]~[.G262]);5)" office:value-type="float" office:value="0" calcext:value-type="float">
            <text:p>0</text:p>
          </table:table-cell>
          <table:table-cell table:formula="of:=COUNTIF(([.L19]~ [.L46]~ [.L73]~ [.L100]~ [.L127]~ [.L154]~ [.L181]~ [.L208]~ [.L235]~ [.L262]);1)" office:value-type="float" office:value="6" calcext:value-type="float">
            <text:p>6</text:p>
          </table:table-cell>
          <table:table-cell table:formula="of:=COUNTIF(([.L19]~[.L46]~[.L73]~[.L100]~[.L127]~[.L154]~[.L181]~[.L208]~[.L235]~[.L262]);2)" office:value-type="float" office:value="1" calcext:value-type="float">
            <text:p>1</text:p>
          </table:table-cell>
          <table:table-cell table:formula="of:=COUNTIF(([.L19]~[.L46]~[.L73]~[.L100]~[.L127]~[.L154]~[.L181]~[.L208]~[.L235]~[.L262]);3)" office:value-type="float" office:value="2" calcext:value-type="float">
            <text:p>2</text:p>
          </table:table-cell>
          <table:table-cell table:formula="of:=COUNTIF(([.L19]~[.L46]~[.L73]~[.L100]~[.L127]~[.L154]~[.L181]~[.L208]~[.L235]~[.L262]);4)" office:value-type="float" office:value="1" calcext:value-type="float">
            <text:p>1</text:p>
          </table:table-cell>
          <table:table-cell table:formula="of:=COUNTIF(([.L19]~[.L46]~[.L73]~[.L100]~[.L127]~[.L154]~[.L181]~[.L208]~[.L235]~[.L262]);5)" office:value-type="float" office:value="0" calcext:value-type="float">
            <text:p>0</text:p>
          </table:table-cell>
          <table:table-cell table:formula="of:=COUNTIF(([.Q19]~ [.Q46]~ [.Q73]~ [.Q100]~ [.Q127]~ [.Q154]~ [.Q181]~ [.Q208]~ [.Q235]~ [.Q262]);1)" office:value-type="float" office:value="3" calcext:value-type="float">
            <text:p>3</text:p>
          </table:table-cell>
          <table:table-cell table:formula="of:=COUNTIF(([.Q19]~[.Q46]~[.Q73]~[.Q100]~[.Q127]~[.Q154]~[.Q181]~[.Q208]~[.Q235]~[.Q262]);2)" office:value-type="float" office:value="6" calcext:value-type="float">
            <text:p>6</text:p>
          </table:table-cell>
          <table:table-cell table:formula="of:=COUNTIF(([.Q19]~[.Q46]~[.Q73]~[.Q100]~[.Q127]~[.Q154]~[.Q181]~[.Q208]~[.Q235]~[.Q262]);3)" office:value-type="float" office:value="1" calcext:value-type="float">
            <text:p>1</text:p>
          </table:table-cell>
          <table:table-cell table:formula="of:=COUNTIF(([.Q19]~[.Q46]~[.Q73]~[.Q100]~[.Q127]~[.Q154]~[.Q181]~[.Q208]~[.Q235]~[.Q262]);4)" office:value-type="float" office:value="0" calcext:value-type="float">
            <text:p>0</text:p>
          </table:table-cell>
          <table:table-cell table:formula="of:=COUNTIF(([.Q19]~[.Q46]~[.Q73]~[.Q100]~[.Q127]~[.Q154]~[.Q181]~[.Q208]~[.Q235]~[.Q262]);5)" office:value-type="float" office:value="0" calcext:value-type="float">
            <text:p>0</text:p>
          </table:table-cell>
          <table:table-cell table:formula="of:=COUNTIF(([.V19]~ [.V46]~ [.V73]~ [.V100]~ [.V127]~ [.V154]~ [.V181]~ [.V208]~ [.V235]~ [.V262]);1)" office:value-type="float" office:value="3" calcext:value-type="float">
            <text:p>3</text:p>
          </table:table-cell>
          <table:table-cell table:formula="of:=COUNTIF(([.V19]~[.V46]~[.V73]~[.V100]~[.V127]~[.V154]~[.V181]~[.V208]~[.V235]~[.V262]);2)" office:value-type="float" office:value="3" calcext:value-type="float">
            <text:p>3</text:p>
          </table:table-cell>
          <table:table-cell table:formula="of:=COUNTIF(([.V19]~[.V46]~[.V73]~[.V100]~[.V127]~[.V154]~[.V181]~[.V208]~[.V235]~[.V262]);3)" office:value-type="float" office:value="1" calcext:value-type="float">
            <text:p>1</text:p>
          </table:table-cell>
          <table:table-cell table:formula="of:=COUNTIF(([.V19]~[.V46]~[.V73]~[.V100]~[.V127]~[.V154]~[.V181]~[.V208]~[.V235]~[.V262]);4)" office:value-type="float" office:value="3" calcext:value-type="float">
            <text:p>3</text:p>
          </table:table-cell>
          <table:table-cell table:formula="of:=COUNTIF(([.V19]~[.V46]~[.V73]~[.V100]~[.V127]~[.V154]~[.V181]~[.V208]~[.V235]~[.V262]);5)" office:value-type="float" office:value="0" calcext:value-type="float">
            <text:p>0</text:p>
          </table:table-cell>
          <table:table-cell table:formula="of:=COUNTIF(([.AA19]~ [.AA46]~ [.AA73]~ [.AA100]~ [.AA127]~ [.AA154]~ [.AA181]~ [.AA208]~ [.AA235]~ [.AA262]);1)" office:value-type="float" office:value="0" calcext:value-type="float">
            <text:p>0</text:p>
          </table:table-cell>
          <table:table-cell table:formula="of:=COUNTIF(([.AA19]~[.AA46]~[.AA73]~[.AA100]~[.AA127]~[.AA154]~[.AA181]~[.AA208]~[.AA235]~[.AA262]);2)" office:value-type="float" office:value="0" calcext:value-type="float">
            <text:p>0</text:p>
          </table:table-cell>
          <table:table-cell table:formula="of:=COUNTIF(([.AA19]~[.AA46]~[.AA73]~[.AA100]~[.AA127]~[.AA154]~[.AA181]~[.AA208]~[.AA235]~[.AA262]);3)" office:value-type="float" office:value="5" calcext:value-type="float">
            <text:p>5</text:p>
          </table:table-cell>
          <table:table-cell table:formula="of:=COUNTIF(([.AA19]~[.AA46]~[.AA73]~[.AA100]~[.AA127]~[.AA154]~[.AA181]~[.AA208]~[.AA235]~[.AA262]);4)" office:value-type="float" office:value="4" calcext:value-type="float">
            <text:p>4</text:p>
          </table:table-cell>
          <table:table-cell table:formula="of:=COUNTIF(([.AA19]~[.AA46]~[.AA73]~[.AA100]~[.AA127]~[.AA154]~[.AA181]~[.AA208]~[.AA235]~[.AA262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5];[.$C5:.$G5];)" office:value-type="float" office:value="1" calcext:value-type="float">
            <text:p>1</text:p>
          </table:table-cell>
          <table:table-cell table:formula="of:=RANK([.D5];[.$C5:.$G5];)" office:value-type="float" office:value="1" calcext:value-type="float">
            <text:p>1</text:p>
          </table:table-cell>
          <table:table-cell table:formula="of:=RANK([.E5];[.$C5:.$G5];)" office:value-type="float" office:value="4" calcext:value-type="float">
            <text:p>4</text:p>
          </table:table-cell>
          <table:table-cell table:formula="of:=RANK([.F5];[.$C5:.$G5];)" office:value-type="float" office:value="1" calcext:value-type="float">
            <text:p>1</text:p>
          </table:table-cell>
          <table:table-cell table:formula="of:=RANK([.G5];[.$C5:.$G5];)" office:value-type="float" office:value="5" calcext:value-type="float">
            <text:p>5</text:p>
          </table:table-cell>
          <table:table-cell table:formula="of:=RANK([.H5];[.$H5:.$L5];)" office:value-type="float" office:value="2" calcext:value-type="float">
            <text:p>2</text:p>
          </table:table-cell>
          <table:table-cell table:formula="of:=RANK([.I5];[.$H5:.$L5];)" office:value-type="float" office:value="4" calcext:value-type="float">
            <text:p>4</text:p>
          </table:table-cell>
          <table:table-cell table:formula="of:=RANK([.J5];[.$H5:.$L5];)" office:value-type="float" office:value="1" calcext:value-type="float">
            <text:p>1</text:p>
          </table:table-cell>
          <table:table-cell table:formula="of:=RANK([.K5];[.$H5:.$L5];)" office:value-type="float" office:value="3" calcext:value-type="float">
            <text:p>3</text:p>
          </table:table-cell>
          <table:table-cell table:formula="of:=RANK([.L5];[.$H5:.$L5];)" office:value-type="float" office:value="5" calcext:value-type="float">
            <text:p>5</text:p>
          </table:table-cell>
          <table:table-cell table:formula="of:=RANK([.M5];[.$M5:.$Q5];)" office:value-type="float" office:value="3" calcext:value-type="float">
            <text:p>3</text:p>
          </table:table-cell>
          <table:table-cell table:formula="of:=RANK([.N5];[.$M5:.$Q5];)" office:value-type="float" office:value="3" calcext:value-type="float">
            <text:p>3</text:p>
          </table:table-cell>
          <table:table-cell table:formula="of:=RANK([.O5];[.$M5:.$Q5];)" office:value-type="float" office:value="3" calcext:value-type="float">
            <text:p>3</text:p>
          </table:table-cell>
          <table:table-cell table:formula="of:=RANK([.P5];[.$M5:.$Q5];)" office:value-type="float" office:value="2" calcext:value-type="float">
            <text:p>2</text:p>
          </table:table-cell>
          <table:table-cell table:formula="of:=RANK([.Q5];[.$M5:.$Q5];)" office:value-type="float" office:value="1" calcext:value-type="float">
            <text:p>1</text:p>
          </table:table-cell>
          <table:table-cell table:formula="of:=RANK([.R5];[.$R5:.$V5];)" office:value-type="float" office:value="1" calcext:value-type="float">
            <text:p>1</text:p>
          </table:table-cell>
          <table:table-cell table:formula="of:=RANK([.S5];[.$R5:.$V5];)" office:value-type="float" office:value="4" calcext:value-type="float">
            <text:p>4</text:p>
          </table:table-cell>
          <table:table-cell table:formula="of:=RANK([.T5];[.$R5:.$V5];)" office:value-type="float" office:value="2" calcext:value-type="float">
            <text:p>2</text:p>
          </table:table-cell>
          <table:table-cell table:formula="of:=RANK([.U5];[.$R5:.$V5];)" office:value-type="float" office:value="3" calcext:value-type="float">
            <text:p>3</text:p>
          </table:table-cell>
          <table:table-cell table:formula="of:=RANK([.V5];[.$R5:.$V5];)" office:value-type="float" office:value="5" calcext:value-type="float">
            <text:p>5</text:p>
          </table:table-cell>
          <table:table-cell table:formula="of:=RANK([.W5];[.$W5:.$AA5];)" office:value-type="float" office:value="3" calcext:value-type="float">
            <text:p>3</text:p>
          </table:table-cell>
          <table:table-cell table:formula="of:=RANK([.X5];[.$W5:.$AA5];)" office:value-type="float" office:value="4" calcext:value-type="float">
            <text:p>4</text:p>
          </table:table-cell>
          <table:table-cell table:formula="of:=RANK([.Y5];[.$W5:.$AA5];)" office:value-type="float" office:value="5" calcext:value-type="float">
            <text:p>5</text:p>
          </table:table-cell>
          <table:table-cell table:formula="of:=RANK([.Z5];[.$W5:.$AA5];)" office:value-type="float" office:value="1" calcext:value-type="float">
            <text:p>1</text:p>
          </table:table-cell>
          <table:table-cell table:formula="of:=RANK([.AA5];[.$W5:.$AA5];)" office:value-type="float" office:value="2" calcext:value-type="float">
            <text:p>2</text:p>
          </table:table-cell>
          <table:table-cell/>
          <table:table-cell table:style-name="ce947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COUNTIF(([.C20]~ [.C47]~ [.C74]~ [.C101]~ [.C128]~ [.C155]~ [.C182]~ [.C209]~ [.C236]~ [.C263]);1)" office:value-type="float" office:value="1" calcext:value-type="float">
            <text:p>1</text:p>
          </table:table-cell>
          <table:table-cell table:formula="of:=COUNTIF(([.C20]~[.C47]~[.C74]~[.C101]~[.C128]~[.C155]~[.C182]~[.C209]~[.C236]~[.C263]);2)" office:value-type="float" office:value="2" calcext:value-type="float">
            <text:p>2</text:p>
          </table:table-cell>
          <table:table-cell table:formula="of:=COUNTIF(([.C20]~[.C47]~[.C74]~[.C101]~[.C128]~[.C155]~[.C182]~[.C209]~[.C236]~[.C263]);3)" office:value-type="float" office:value="3" calcext:value-type="float">
            <text:p>3</text:p>
          </table:table-cell>
          <table:table-cell table:formula="of:=COUNTIF(([.C20]~[.C47]~[.C74]~[.C101]~[.C128]~[.C155]~[.C182]~[.C209]~[.C236]~[.C263]);4)" office:value-type="float" office:value="2" calcext:value-type="float">
            <text:p>2</text:p>
          </table:table-cell>
          <table:table-cell table:formula="of:=COUNTIF(([.C20]~[.C47]~[.C74]~[.C101]~[.C128]~[.C155]~[.C182]~[.C209]~[.C236]~[.C263]);5)" office:value-type="float" office:value="2" calcext:value-type="float">
            <text:p>2</text:p>
          </table:table-cell>
          <table:table-cell table:formula="of:=COUNTIF(([.H20]~ [.H47]~ [.H74]~ [.H101]~ [.H128]~ [.H155]~ [.H182]~ [.H209]~ [.H236]~ [.H263]);1)" office:value-type="float" office:value="0" calcext:value-type="float">
            <text:p>0</text:p>
          </table:table-cell>
          <table:table-cell table:formula="of:=COUNTIF(([.H20]~[.H47]~[.H74]~[.H101]~[.H128]~[.H155]~[.H182]~[.H209]~[.H236]~[.H263]);2)" office:value-type="float" office:value="1" calcext:value-type="float">
            <text:p>1</text:p>
          </table:table-cell>
          <table:table-cell table:formula="of:=COUNTIF(([.H20]~[.H47]~[.H74]~[.H101]~[.H128]~[.H155]~[.H182]~[.H209]~[.H236]~[.H263]);3)" office:value-type="float" office:value="6" calcext:value-type="float">
            <text:p>6</text:p>
          </table:table-cell>
          <table:table-cell table:formula="of:=COUNTIF(([.H20]~[.H47]~[.H74]~[.H101]~[.H128]~[.H155]~[.H182]~[.H209]~[.H236]~[.H263]);4)" office:value-type="float" office:value="2" calcext:value-type="float">
            <text:p>2</text:p>
          </table:table-cell>
          <table:table-cell table:formula="of:=COUNTIF(([.H20]~[.H47]~[.H74]~[.H101]~[.H128]~[.H155]~[.H182]~[.H209]~[.H236]~[.H263]);5)" office:value-type="float" office:value="1" calcext:value-type="float">
            <text:p>1</text:p>
          </table:table-cell>
          <table:table-cell table:formula="of:=COUNTIF(([.M20]~ [.M47]~ [.M74]~ [.M101]~ [.M128]~ [.M155]~ [.M182]~ [.M209]~ [.M236]~ [.M263]);1)" office:value-type="float" office:value="3" calcext:value-type="float">
            <text:p>3</text:p>
          </table:table-cell>
          <table:table-cell table:formula="of:=COUNTIF(([.M20]~[.M47]~[.M74]~[.M101]~[.M128]~[.M155]~[.M182]~[.M209]~[.M236]~[.M263]);2)" office:value-type="float" office:value="0" calcext:value-type="float">
            <text:p>0</text:p>
          </table:table-cell>
          <table:table-cell table:formula="of:=COUNTIF(([.M20]~[.M47]~[.M74]~[.M101]~[.M128]~[.M155]~[.M182]~[.M209]~[.M236]~[.M263]);3)" office:value-type="float" office:value="0" calcext:value-type="float">
            <text:p>0</text:p>
          </table:table-cell>
          <table:table-cell table:formula="of:=COUNTIF(([.M20]~[.M47]~[.M74]~[.M101]~[.M128]~[.M155]~[.M182]~[.M209]~[.M236]~[.M263]);4)" office:value-type="float" office:value="7" calcext:value-type="float">
            <text:p>7</text:p>
          </table:table-cell>
          <table:table-cell table:formula="of:=COUNTIF(([.M20]~[.M47]~[.M74]~[.M101]~[.M128]~[.M155]~[.M182]~[.M209]~[.M236]~[.M263]);5)" office:value-type="float" office:value="0" calcext:value-type="float">
            <text:p>0</text:p>
          </table:table-cell>
          <table:table-cell table:formula="of:=COUNTIF(([.R20]~ [.R47]~ [.R74]~ [.R101]~ [.R128]~ [.R155]~ [.R182]~ [.R209]~ [.R236]~ [.R263]);1)" office:value-type="float" office:value="5" calcext:value-type="float">
            <text:p>5</text:p>
          </table:table-cell>
          <table:table-cell table:formula="of:=COUNTIF(([.R20]~[.R47]~[.R74]~[.R101]~[.R128]~[.R155]~[.R182]~[.R209]~[.R236]~[.R263]);2)" office:value-type="float" office:value="3" calcext:value-type="float">
            <text:p>3</text:p>
          </table:table-cell>
          <table:table-cell table:formula="of:=COUNTIF(([.R20]~[.R47]~[.R74]~[.R101]~[.R128]~[.R155]~[.R182]~[.R209]~[.R236]~[.R263]);3)" office:value-type="float" office:value="1" calcext:value-type="float">
            <text:p>1</text:p>
          </table:table-cell>
          <table:table-cell table:formula="of:=COUNTIF(([.R20]~[.R47]~[.R74]~[.R101]~[.R128]~[.R155]~[.R182]~[.R209]~[.R236]~[.R263]);4)" office:value-type="float" office:value="0" calcext:value-type="float">
            <text:p>0</text:p>
          </table:table-cell>
          <table:table-cell table:formula="of:=COUNTIF(([.R20]~[.R47]~[.R74]~[.R101]~[.R128]~[.R155]~[.R182]~[.R209]~[.R236]~[.R263]);5)" office:value-type="float" office:value="1" calcext:value-type="float">
            <text:p>1</text:p>
          </table:table-cell>
          <table:table-cell table:formula="of:=COUNTIF(([.W20]~ [.W47]~ [.W74]~ [.W101]~ [.W128]~ [.W155]~ [.W182]~ [.W209]~ [.W236]~ [.W263]);1)" office:value-type="float" office:value="5" calcext:value-type="float">
            <text:p>5</text:p>
          </table:table-cell>
          <table:table-cell table:formula="of:=COUNTIF(([.W20]~[.W47]~[.W74]~[.W101]~[.W128]~[.W155]~[.W182]~[.W209]~[.W236]~[.W263]);2)" office:value-type="float" office:value="2" calcext:value-type="float">
            <text:p>2</text:p>
          </table:table-cell>
          <table:table-cell table:formula="of:=COUNTIF(([.W20]~[.W47]~[.W74]~[.W101]~[.W128]~[.W155]~[.W182]~[.W209]~[.W236]~[.W263]);3)" office:value-type="float" office:value="2" calcext:value-type="float">
            <text:p>2</text:p>
          </table:table-cell>
          <table:table-cell table:formula="of:=COUNTIF(([.W20]~[.W47]~[.W74]~[.W101]~[.W128]~[.W155]~[.W182]~[.W209]~[.W236]~[.W263]);4)" office:value-type="float" office:value="1" calcext:value-type="float">
            <text:p>1</text:p>
          </table:table-cell>
          <table:table-cell table:formula="of:=COUNTIF(([.W20]~[.W47]~[.W74]~[.W101]~[.W128]~[.W155]~[.W182]~[.W209]~[.W236]~[.W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6];[.$C6:.$G6];)" office:value-type="float" office:value="5" calcext:value-type="float">
            <text:p>5</text:p>
          </table:table-cell>
          <table:table-cell table:formula="of:=RANK([.D6];[.$C6:.$G6];)" office:value-type="float" office:value="1" calcext:value-type="float">
            <text:p>1</text:p>
          </table:table-cell>
          <table:table-cell table:formula="of:=RANK([.E6];[.$C6:.$G6];)" office:value-type="float" office:value="2" calcext:value-type="float">
            <text:p>2</text:p>
          </table:table-cell>
          <table:table-cell table:formula="of:=RANK([.F6];[.$C6:.$G6];)" office:value-type="float" office:value="3" calcext:value-type="float">
            <text:p>3</text:p>
          </table:table-cell>
          <table:table-cell table:formula="of:=RANK([.G6];[.$C6:.$G6];)" office:value-type="float" office:value="4" calcext:value-type="float">
            <text:p>4</text:p>
          </table:table-cell>
          <table:table-cell table:formula="of:=RANK([.H6];[.$H6:.$L6];)" office:value-type="float" office:value="4" calcext:value-type="float">
            <text:p>4</text:p>
          </table:table-cell>
          <table:table-cell table:formula="of:=RANK([.I6];[.$H6:.$L6];)" office:value-type="float" office:value="3" calcext:value-type="float">
            <text:p>3</text:p>
          </table:table-cell>
          <table:table-cell table:formula="of:=RANK([.J6];[.$H6:.$L6];)" office:value-type="float" office:value="5" calcext:value-type="float">
            <text:p>5</text:p>
          </table:table-cell>
          <table:table-cell table:formula="of:=RANK([.K6];[.$H6:.$L6];)" office:value-type="float" office:value="1" calcext:value-type="float">
            <text:p>1</text:p>
          </table:table-cell>
          <table:table-cell table:formula="of:=RANK([.L6];[.$H6:.$L6];)" office:value-type="float" office:value="1" calcext:value-type="float">
            <text:p>1</text:p>
          </table:table-cell>
          <table:table-cell table:formula="of:=RANK([.M6];[.$M6:.$Q6];)" office:value-type="float" office:value="5" calcext:value-type="float">
            <text:p>5</text:p>
          </table:table-cell>
          <table:table-cell table:formula="of:=RANK([.N6];[.$M6:.$Q6];)" office:value-type="float" office:value="3" calcext:value-type="float">
            <text:p>3</text:p>
          </table:table-cell>
          <table:table-cell table:formula="of:=RANK([.O6];[.$M6:.$Q6];)" office:value-type="float" office:value="3" calcext:value-type="float">
            <text:p>3</text:p>
          </table:table-cell>
          <table:table-cell table:formula="of:=RANK([.P6];[.$M6:.$Q6];)" office:value-type="float" office:value="1" calcext:value-type="float">
            <text:p>1</text:p>
          </table:table-cell>
          <table:table-cell table:formula="of:=RANK([.Q6];[.$M6:.$Q6];)" office:value-type="float" office:value="2" calcext:value-type="float">
            <text:p>2</text:p>
          </table:table-cell>
          <table:table-cell table:formula="of:=RANK([.R6];[.$R6:.$V6];)" office:value-type="float" office:value="2" calcext:value-type="float">
            <text:p>2</text:p>
          </table:table-cell>
          <table:table-cell table:formula="of:=RANK([.S6];[.$R6:.$V6];)" office:value-type="float" office:value="5" calcext:value-type="float">
            <text:p>5</text:p>
          </table:table-cell>
          <table:table-cell table:formula="of:=RANK([.T6];[.$R6:.$V6];)" office:value-type="float" office:value="3" calcext:value-type="float">
            <text:p>3</text:p>
          </table:table-cell>
          <table:table-cell table:formula="of:=RANK([.U6];[.$R6:.$V6];)" office:value-type="float" office:value="1" calcext:value-type="float">
            <text:p>1</text:p>
          </table:table-cell>
          <table:table-cell table:formula="of:=RANK([.V6];[.$R6:.$V6];)" office:value-type="float" office:value="3" calcext:value-type="float">
            <text:p>3</text:p>
          </table:table-cell>
          <table:table-cell table:formula="of:=RANK([.W6];[.$W6:.$AA6];)" office:value-type="float" office:value="3" calcext:value-type="float">
            <text:p>3</text:p>
          </table:table-cell>
          <table:table-cell table:formula="of:=RANK([.X6];[.$W6:.$AA6];)" office:value-type="float" office:value="2" calcext:value-type="float">
            <text:p>2</text:p>
          </table:table-cell>
          <table:table-cell table:formula="of:=RANK([.Y6];[.$W6:.$AA6];)" office:value-type="float" office:value="5" calcext:value-type="float">
            <text:p>5</text:p>
          </table:table-cell>
          <table:table-cell table:formula="of:=RANK([.Z6];[.$W6:.$AA6];)" office:value-type="float" office:value="1" calcext:value-type="float">
            <text:p>1</text:p>
          </table:table-cell>
          <table:table-cell table:formula="of:=RANK([.AA6];[.$W6:.$AA6];)" office:value-type="float" office:value="4" calcext:value-type="float">
            <text:p>4</text:p>
          </table:table-cell>
          <table:table-cell/>
          <table:table-cell table:style-name="ce946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COUNTIF(([.D20]~ [.D47]~ [.D74]~ [.D101]~ [.D128]~ [.D155]~ [.D182]~ [.D209]~ [.D236]~ [.D263]);1)" office:value-type="float" office:value="3" calcext:value-type="float">
            <text:p>3</text:p>
          </table:table-cell>
          <table:table-cell table:formula="of:=COUNTIF(([.D20]~[.D47]~[.D74]~[.D101]~[.D128]~[.D155]~[.D182]~[.D209]~[.D236]~[.D263]);2)" office:value-type="float" office:value="2" calcext:value-type="float">
            <text:p>2</text:p>
          </table:table-cell>
          <table:table-cell table:formula="of:=COUNTIF(([.D20]~[.D47]~[.D74]~[.D101]~[.D128]~[.D155]~[.D182]~[.D209]~[.D236]~[.D263]);3)" office:value-type="float" office:value="1" calcext:value-type="float">
            <text:p>1</text:p>
          </table:table-cell>
          <table:table-cell table:formula="of:=COUNTIF(([.D20]~[.D47]~[.D74]~[.D101]~[.D128]~[.D155]~[.D182]~[.D209]~[.D236]~[.D263]);4)" office:value-type="float" office:value="2" calcext:value-type="float">
            <text:p>2</text:p>
          </table:table-cell>
          <table:table-cell table:formula="of:=COUNTIF(([.D20]~[.D47]~[.D74]~[.D101]~[.D128]~[.D155]~[.D182]~[.D209]~[.D236]~[.D263]);5)" office:value-type="float" office:value="2" calcext:value-type="float">
            <text:p>2</text:p>
          </table:table-cell>
          <table:table-cell table:formula="of:=COUNTIF(([.I20]~ [.I47]~ [.I74]~ [.I101]~ [.I128]~ [.I155]~ [.I182]~ [.I209]~ [.I236]~ [.I263]);1)" office:value-type="float" office:value="0" calcext:value-type="float">
            <text:p>0</text:p>
          </table:table-cell>
          <table:table-cell table:formula="of:=COUNTIF(([.I20]~[.I47]~[.I74]~[.I101]~[.I128]~[.I155]~[.I182]~[.I209]~[.I236]~[.I263]);2)" office:value-type="float" office:value="1" calcext:value-type="float">
            <text:p>1</text:p>
          </table:table-cell>
          <table:table-cell table:formula="of:=COUNTIF(([.I20]~[.I47]~[.I74]~[.I101]~[.I128]~[.I155]~[.I182]~[.I209]~[.I236]~[.I263]);3)" office:value-type="float" office:value="3" calcext:value-type="float">
            <text:p>3</text:p>
          </table:table-cell>
          <table:table-cell table:formula="of:=COUNTIF(([.I20]~[.I47]~[.I74]~[.I101]~[.I128]~[.I155]~[.I182]~[.I209]~[.I236]~[.I263]);4)" office:value-type="float" office:value="3" calcext:value-type="float">
            <text:p>3</text:p>
          </table:table-cell>
          <table:table-cell table:formula="of:=COUNTIF(([.I20]~[.I47]~[.I74]~[.I101]~[.I128]~[.I155]~[.I182]~[.I209]~[.I236]~[.I263]);5)" office:value-type="float" office:value="3" calcext:value-type="float">
            <text:p>3</text:p>
          </table:table-cell>
          <table:table-cell table:formula="of:=COUNTIF(([.N20]~ [.N47]~ [.N74]~ [.N101]~ [.N128]~ [.N155]~ [.N182]~ [.N209]~ [.N236]~ [.N263]);1)" office:value-type="float" office:value="2" calcext:value-type="float">
            <text:p>2</text:p>
          </table:table-cell>
          <table:table-cell table:formula="of:=COUNTIF(([.N20]~[.N47]~[.N74]~[.N101]~[.N128]~[.N155]~[.N182]~[.N209]~[.N236]~[.N263]);2)" office:value-type="float" office:value="5" calcext:value-type="float">
            <text:p>5</text:p>
          </table:table-cell>
          <table:table-cell table:formula="of:=COUNTIF(([.N20]~[.N47]~[.N74]~[.N101]~[.N128]~[.N155]~[.N182]~[.N209]~[.N236]~[.N263]);3)" office:value-type="float" office:value="1" calcext:value-type="float">
            <text:p>1</text:p>
          </table:table-cell>
          <table:table-cell table:formula="of:=COUNTIF(([.N20]~[.N47]~[.N74]~[.N101]~[.N128]~[.N155]~[.N182]~[.N209]~[.N236]~[.N263]);4)" office:value-type="float" office:value="2" calcext:value-type="float">
            <text:p>2</text:p>
          </table:table-cell>
          <table:table-cell table:formula="of:=COUNTIF(([.N20]~[.N47]~[.N74]~[.N101]~[.N128]~[.N155]~[.N182]~[.N209]~[.N236]~[.N263]);5)" office:value-type="float" office:value="0" calcext:value-type="float">
            <text:p>0</text:p>
          </table:table-cell>
          <table:table-cell table:formula="of:=COUNTIF(([.S20]~ [.S47]~ [.S74]~ [.S101]~ [.S128]~ [.S155]~ [.S182]~ [.S209]~ [.S236]~ [.S263]);1)" office:value-type="float" office:value="5" calcext:value-type="float">
            <text:p>5</text:p>
          </table:table-cell>
          <table:table-cell table:formula="of:=COUNTIF(([.S20]~[.S47]~[.S74]~[.S101]~[.S128]~[.S155]~[.S182]~[.S209]~[.S236]~[.S263]);2)" office:value-type="float" office:value="0" calcext:value-type="float">
            <text:p>0</text:p>
          </table:table-cell>
          <table:table-cell table:formula="of:=COUNTIF(([.S20]~[.S47]~[.S74]~[.S101]~[.S128]~[.S155]~[.S182]~[.S209]~[.S236]~[.S263]);3)" office:value-type="float" office:value="1" calcext:value-type="float">
            <text:p>1</text:p>
          </table:table-cell>
          <table:table-cell table:formula="of:=COUNTIF(([.S20]~[.S47]~[.S74]~[.S101]~[.S128]~[.S155]~[.S182]~[.S209]~[.S236]~[.S263]);4)" office:value-type="float" office:value="0" calcext:value-type="float">
            <text:p>0</text:p>
          </table:table-cell>
          <table:table-cell table:formula="of:=COUNTIF(([.S20]~[.S47]~[.S74]~[.S101]~[.S128]~[.S155]~[.S182]~[.S209]~[.S236]~[.S263]);5)" office:value-type="float" office:value="4" calcext:value-type="float">
            <text:p>4</text:p>
          </table:table-cell>
          <table:table-cell table:formula="of:=COUNTIF(([.X20]~ [.X47]~ [.X74]~ [.X101]~ [.X128]~ [.X155]~ [.X182]~ [.X209]~ [.X236]~ [.X263]);1)" office:value-type="float" office:value="0" calcext:value-type="float">
            <text:p>0</text:p>
          </table:table-cell>
          <table:table-cell table:formula="of:=COUNTIF(([.X20]~[.X47]~[.X74]~[.X101]~[.X128]~[.X155]~[.X182]~[.X209]~[.X236]~[.X263]);2)" office:value-type="float" office:value="2" calcext:value-type="float">
            <text:p>2</text:p>
          </table:table-cell>
          <table:table-cell table:formula="of:=COUNTIF(([.X20]~[.X47]~[.X74]~[.X101]~[.X128]~[.X155]~[.X182]~[.X209]~[.X236]~[.X263]);3)" office:value-type="float" office:value="1" calcext:value-type="float">
            <text:p>1</text:p>
          </table:table-cell>
          <table:table-cell table:formula="of:=COUNTIF(([.X20]~[.X47]~[.X74]~[.X101]~[.X128]~[.X155]~[.X182]~[.X209]~[.X236]~[.X263]);4)" office:value-type="float" office:value="7" calcext:value-type="float">
            <text:p>7</text:p>
          </table:table-cell>
          <table:table-cell table:formula="of:=COUNTIF(([.X20]~[.X47]~[.X74]~[.X101]~[.X128]~[.X155]~[.X182]~[.X209]~[.X236]~[.X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7];[.$C7:.$G7];)" office:value-type="float" office:value="4" calcext:value-type="float">
            <text:p>4</text:p>
          </table:table-cell>
          <table:table-cell table:formula="of:=RANK([.D7];[.$C7:.$G7];)" office:value-type="float" office:value="2" calcext:value-type="float">
            <text:p>2</text:p>
          </table:table-cell>
          <table:table-cell table:formula="of:=RANK([.E7];[.$C7:.$G7];)" office:value-type="float" office:value="3" calcext:value-type="float">
            <text:p>3</text:p>
          </table:table-cell>
          <table:table-cell table:formula="of:=RANK([.F7];[.$C7:.$G7];)" office:value-type="float" office:value="1" calcext:value-type="float">
            <text:p>1</text:p>
          </table:table-cell>
          <table:table-cell table:formula="of:=RANK([.G7];[.$C7:.$G7];)" office:value-type="float" office:value="5" calcext:value-type="float">
            <text:p>5</text:p>
          </table:table-cell>
          <table:table-cell table:formula="of:=RANK([.H7];[.$H7:.$L7];)" office:value-type="float" office:value="2" calcext:value-type="float">
            <text:p>2</text:p>
          </table:table-cell>
          <table:table-cell table:formula="of:=RANK([.I7];[.$H7:.$L7];)" office:value-type="float" office:value="3" calcext:value-type="float">
            <text:p>3</text:p>
          </table:table-cell>
          <table:table-cell table:formula="of:=RANK([.J7];[.$H7:.$L7];)" office:value-type="float" office:value="5" calcext:value-type="float">
            <text:p>5</text:p>
          </table:table-cell>
          <table:table-cell table:formula="of:=RANK([.K7];[.$H7:.$L7];)" office:value-type="float" office:value="4" calcext:value-type="float">
            <text:p>4</text:p>
          </table:table-cell>
          <table:table-cell table:formula="of:=RANK([.L7];[.$H7:.$L7];)" office:value-type="float" office:value="1" calcext:value-type="float">
            <text:p>1</text:p>
          </table:table-cell>
          <table:table-cell table:formula="of:=RANK([.M7];[.$M7:.$Q7];)" office:value-type="float" office:value="1" calcext:value-type="float">
            <text:p>1</text:p>
          </table:table-cell>
          <table:table-cell table:formula="of:=RANK([.N7];[.$M7:.$Q7];)" office:value-type="float" office:value="4" calcext:value-type="float">
            <text:p>4</text:p>
          </table:table-cell>
          <table:table-cell table:formula="of:=RANK([.O7];[.$M7:.$Q7];)" office:value-type="float" office:value="4" calcext:value-type="float">
            <text:p>4</text:p>
          </table:table-cell>
          <table:table-cell table:formula="of:=RANK([.P7];[.$M7:.$Q7];)" office:value-type="float" office:value="3" calcext:value-type="float">
            <text:p>3</text:p>
          </table:table-cell>
          <table:table-cell table:formula="of:=RANK([.Q7];[.$M7:.$Q7];)" office:value-type="float" office:value="1" calcext:value-type="float">
            <text:p>1</text:p>
          </table:table-cell>
          <table:table-cell table:formula="of:=RANK([.R7];[.$R7:.$V7];)" office:value-type="float" office:value="1" calcext:value-type="float">
            <text:p>1</text:p>
          </table:table-cell>
          <table:table-cell table:formula="of:=RANK([.S7];[.$R7:.$V7];)" office:value-type="float" office:value="5" calcext:value-type="float">
            <text:p>5</text:p>
          </table:table-cell>
          <table:table-cell table:formula="of:=RANK([.T7];[.$R7:.$V7];)" office:value-type="float" office:value="1" calcext:value-type="float">
            <text:p>1</text:p>
          </table:table-cell>
          <table:table-cell table:formula="of:=RANK([.U7];[.$R7:.$V7];)" office:value-type="float" office:value="1" calcext:value-type="float">
            <text:p>1</text:p>
          </table:table-cell>
          <table:table-cell table:formula="of:=RANK([.V7];[.$R7:.$V7];)" office:value-type="float" office:value="1" calcext:value-type="float">
            <text:p>1</text:p>
          </table:table-cell>
          <table:table-cell table:formula="of:=RANK([.W7];[.$W7:.$AA7];)" office:value-type="float" office:value="3" calcext:value-type="float">
            <text:p>3</text:p>
          </table:table-cell>
          <table:table-cell table:formula="of:=RANK([.X7];[.$W7:.$AA7];)" office:value-type="float" office:value="2" calcext:value-type="float">
            <text:p>2</text:p>
          </table:table-cell>
          <table:table-cell table:formula="of:=RANK([.Y7];[.$W7:.$AA7];)" office:value-type="float" office:value="5" calcext:value-type="float">
            <text:p>5</text:p>
          </table:table-cell>
          <table:table-cell table:formula="of:=RANK([.Z7];[.$W7:.$AA7];)" office:value-type="float" office:value="1" calcext:value-type="float">
            <text:p>1</text:p>
          </table:table-cell>
          <table:table-cell table:formula="of:=RANK([.AA7];[.$W7:.$AA7];)" office:value-type="float" office:value="4" calcext:value-type="float">
            <text:p>4</text:p>
          </table:table-cell>
          <table:table-cell/>
          <table:table-cell table:style-name="ce947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COUNTIF(([.E20]~ [.E47]~ [.E74]~ [.E101]~ [.E128]~ [.E155]~ [.E182]~ [.E209]~ [.E236]~ [.E263]);1)" office:value-type="float" office:value="2" calcext:value-type="float">
            <text:p>2</text:p>
          </table:table-cell>
          <table:table-cell table:formula="of:=COUNTIF(([.E20]~[.E47]~[.E74]~[.E101]~[.E128]~[.E155]~[.E182]~[.E209]~[.E236]~[.E263]);2)" office:value-type="float" office:value="4" calcext:value-type="float">
            <text:p>4</text:p>
          </table:table-cell>
          <table:table-cell table:formula="of:=COUNTIF(([.E20]~[.E47]~[.E74]~[.E101]~[.E128]~[.E155]~[.E182]~[.E209]~[.E236]~[.E263]);3)" office:value-type="float" office:value="1" calcext:value-type="float">
            <text:p>1</text:p>
          </table:table-cell>
          <table:table-cell table:formula="of:=COUNTIF(([.E20]~[.E47]~[.E74]~[.E101]~[.E128]~[.E155]~[.E182]~[.E209]~[.E236]~[.E263]);4)" office:value-type="float" office:value="1" calcext:value-type="float">
            <text:p>1</text:p>
          </table:table-cell>
          <table:table-cell table:formula="of:=COUNTIF(([.E20]~[.E47]~[.E74]~[.E101]~[.E128]~[.E155]~[.E182]~[.E209]~[.E236]~[.E263]);5)" office:value-type="float" office:value="2" calcext:value-type="float">
            <text:p>2</text:p>
          </table:table-cell>
          <table:table-cell table:formula="of:=COUNTIF(([.J20]~ [.J47]~ [.J74]~ [.J101]~ [.J128]~ [.J155]~ [.J182]~ [.J209]~ [.J236]~ [.J263]);1)" office:value-type="float" office:value="0" calcext:value-type="float">
            <text:p>0</text:p>
          </table:table-cell>
          <table:table-cell table:formula="of:=COUNTIF(([.J20]~[.J47]~[.J74]~[.J101]~[.J128]~[.J155]~[.J182]~[.J209]~[.J236]~[.J263]);2)" office:value-type="float" office:value="1" calcext:value-type="float">
            <text:p>1</text:p>
          </table:table-cell>
          <table:table-cell table:formula="of:=COUNTIF(([.J20]~[.J47]~[.J74]~[.J101]~[.J128]~[.J155]~[.J182]~[.J209]~[.J236]~[.J263]);3)" office:value-type="float" office:value="2" calcext:value-type="float">
            <text:p>2</text:p>
          </table:table-cell>
          <table:table-cell table:formula="of:=COUNTIF(([.J20]~[.J47]~[.J74]~[.J101]~[.J128]~[.J155]~[.J182]~[.J209]~[.J236]~[.J263]);4)" office:value-type="float" office:value="4" calcext:value-type="float">
            <text:p>4</text:p>
          </table:table-cell>
          <table:table-cell table:formula="of:=COUNTIF(([.J20]~[.J47]~[.J74]~[.J101]~[.J128]~[.J155]~[.J182]~[.J209]~[.J236]~[.J263]);5)" office:value-type="float" office:value="3" calcext:value-type="float">
            <text:p>3</text:p>
          </table:table-cell>
          <table:table-cell table:formula="of:=COUNTIF(([.O20]~ [.O47]~ [.O74]~ [.O101]~ [.O128]~ [.O155]~ [.O182]~ [.O209]~ [.O236]~ [.O263]);1)" office:value-type="float" office:value="0" calcext:value-type="float">
            <text:p>0</text:p>
          </table:table-cell>
          <table:table-cell table:formula="of:=COUNTIF(([.O20]~[.O47]~[.O74]~[.O101]~[.O128]~[.O155]~[.O182]~[.O209]~[.O236]~[.O263]);2)" office:value-type="float" office:value="5" calcext:value-type="float">
            <text:p>5</text:p>
          </table:table-cell>
          <table:table-cell table:formula="of:=COUNTIF(([.O20]~[.O47]~[.O74]~[.O101]~[.O128]~[.O155]~[.O182]~[.O209]~[.O236]~[.O263]);3)" office:value-type="float" office:value="2" calcext:value-type="float">
            <text:p>2</text:p>
          </table:table-cell>
          <table:table-cell table:formula="of:=COUNTIF(([.O20]~[.O47]~[.O74]~[.O101]~[.O128]~[.O155]~[.O182]~[.O209]~[.O236]~[.O263]);4)" office:value-type="float" office:value="2" calcext:value-type="float">
            <text:p>2</text:p>
          </table:table-cell>
          <table:table-cell table:formula="of:=COUNTIF(([.O20]~[.O47]~[.O74]~[.O101]~[.O128]~[.O155]~[.O182]~[.O209]~[.O236]~[.O263]);5)" office:value-type="float" office:value="1" calcext:value-type="float">
            <text:p>1</text:p>
          </table:table-cell>
          <table:table-cell table:formula="of:=COUNTIF(([.T20]~ [.T47]~ [.T74]~ [.T101]~ [.T128]~ [.T155]~ [.T182]~ [.T209]~ [.T236]~ [.T263]);1)" office:value-type="float" office:value="5" calcext:value-type="float">
            <text:p>5</text:p>
          </table:table-cell>
          <table:table-cell table:formula="of:=COUNTIF(([.T20]~[.T47]~[.T74]~[.T101]~[.T128]~[.T155]~[.T182]~[.T209]~[.T236]~[.T263]);2)" office:value-type="float" office:value="2" calcext:value-type="float">
            <text:p>2</text:p>
          </table:table-cell>
          <table:table-cell table:formula="of:=COUNTIF(([.T20]~[.T47]~[.T74]~[.T101]~[.T128]~[.T155]~[.T182]~[.T209]~[.T236]~[.T263]);3)" office:value-type="float" office:value="1" calcext:value-type="float">
            <text:p>1</text:p>
          </table:table-cell>
          <table:table-cell table:formula="of:=COUNTIF(([.T20]~[.T47]~[.T74]~[.T101]~[.T128]~[.T155]~[.T182]~[.T209]~[.T236]~[.T263]);4)" office:value-type="float" office:value="1" calcext:value-type="float">
            <text:p>1</text:p>
          </table:table-cell>
          <table:table-cell table:formula="of:=COUNTIF(([.T20]~[.T47]~[.T74]~[.T101]~[.T128]~[.T155]~[.T182]~[.T209]~[.T236]~[.T263]);5)" office:value-type="float" office:value="1" calcext:value-type="float">
            <text:p>1</text:p>
          </table:table-cell>
          <table:table-cell table:formula="of:=COUNTIF(([.Y20]~ [.Y47]~ [.Y74]~ [.Y101]~ [.Y128]~ [.Y155]~ [.Y182]~ [.Y209]~ [.Y236]~ [.Y263]);1)" office:value-type="float" office:value="0" calcext:value-type="float">
            <text:p>0</text:p>
          </table:table-cell>
          <table:table-cell table:formula="of:=COUNTIF(([.Y20]~[.Y47]~[.Y74]~[.Y101]~[.Y128]~[.Y155]~[.Y182]~[.Y209]~[.Y236]~[.Y263]);2)" office:value-type="float" office:value="0" calcext:value-type="float">
            <text:p>0</text:p>
          </table:table-cell>
          <table:table-cell table:formula="of:=COUNTIF(([.Y20]~[.Y47]~[.Y74]~[.Y101]~[.Y128]~[.Y155]~[.Y182]~[.Y209]~[.Y236]~[.Y263]);3)" office:value-type="float" office:value="0" calcext:value-type="float">
            <text:p>0</text:p>
          </table:table-cell>
          <table:table-cell table:formula="of:=COUNTIF(([.Y20]~[.Y47]~[.Y74]~[.Y101]~[.Y128]~[.Y155]~[.Y182]~[.Y209]~[.Y236]~[.Y263]);4)" office:value-type="float" office:value="0" calcext:value-type="float">
            <text:p>0</text:p>
          </table:table-cell>
          <table:table-cell table:formula="of:=COUNTIF(([.Y20]~[.Y47]~[.Y74]~[.Y101]~[.Y128]~[.Y155]~[.Y182]~[.Y209]~[.Y236]~[.Y263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8];[.$C8:.$G8];)" office:value-type="float" office:value="5" calcext:value-type="float">
            <text:p>5</text:p>
          </table:table-cell>
          <table:table-cell table:formula="of:=RANK([.D8];[.$C8:.$G8];)" office:value-type="float" office:value="1" calcext:value-type="float">
            <text:p>1</text:p>
          </table:table-cell>
          <table:table-cell table:formula="of:=RANK([.E8];[.$C8:.$G8];)" office:value-type="float" office:value="2" calcext:value-type="float">
            <text:p>2</text:p>
          </table:table-cell>
          <table:table-cell table:formula="of:=RANK([.F8];[.$C8:.$G8];)" office:value-type="float" office:value="4" calcext:value-type="float">
            <text:p>4</text:p>
          </table:table-cell>
          <table:table-cell table:formula="of:=RANK([.G8];[.$C8:.$G8];)" office:value-type="float" office:value="3" calcext:value-type="float">
            <text:p>3</text:p>
          </table:table-cell>
          <table:table-cell table:formula="of:=RANK([.H8];[.$H8:.$L8];)" office:value-type="float" office:value="5" calcext:value-type="float">
            <text:p>5</text:p>
          </table:table-cell>
          <table:table-cell table:formula="of:=RANK([.I8];[.$H8:.$L8];)" office:value-type="float" office:value="2" calcext:value-type="float">
            <text:p>2</text:p>
          </table:table-cell>
          <table:table-cell table:formula="of:=RANK([.J8];[.$H8:.$L8];)" office:value-type="float" office:value="3" calcext:value-type="float">
            <text:p>3</text:p>
          </table:table-cell>
          <table:table-cell table:formula="of:=RANK([.K8];[.$H8:.$L8];)" office:value-type="float" office:value="4" calcext:value-type="float">
            <text:p>4</text:p>
          </table:table-cell>
          <table:table-cell table:formula="of:=RANK([.L8];[.$H8:.$L8];)" office:value-type="float" office:value="1" calcext:value-type="float">
            <text:p>1</text:p>
          </table:table-cell>
          <table:table-cell table:formula="of:=RANK([.M8];[.$M8:.$Q8];)" office:value-type="float" office:value="1" calcext:value-type="float">
            <text:p>1</text:p>
          </table:table-cell>
          <table:table-cell table:formula="of:=RANK([.N8];[.$M8:.$Q8];)" office:value-type="float" office:value="3" calcext:value-type="float">
            <text:p>3</text:p>
          </table:table-cell>
          <table:table-cell table:formula="of:=RANK([.O8];[.$M8:.$Q8];)" office:value-type="float" office:value="4" calcext:value-type="float">
            <text:p>4</text:p>
          </table:table-cell>
          <table:table-cell table:formula="of:=RANK([.P8];[.$M8:.$Q8];)" office:value-type="float" office:value="2" calcext:value-type="float">
            <text:p>2</text:p>
          </table:table-cell>
          <table:table-cell table:formula="of:=RANK([.Q8];[.$M8:.$Q8];)" office:value-type="float" office:value="5" calcext:value-type="float">
            <text:p>5</text:p>
          </table:table-cell>
          <table:table-cell table:formula="of:=RANK([.R8];[.$R8:.$V8];)" office:value-type="float" office:value="2" calcext:value-type="float">
            <text:p>2</text:p>
          </table:table-cell>
          <table:table-cell table:formula="of:=RANK([.S8];[.$R8:.$V8];)" office:value-type="float" office:value="3" calcext:value-type="float">
            <text:p>3</text:p>
          </table:table-cell>
          <table:table-cell table:formula="of:=RANK([.T8];[.$R8:.$V8];)" office:value-type="float" office:value="4" calcext:value-type="float">
            <text:p>4</text:p>
          </table:table-cell>
          <table:table-cell table:formula="of:=RANK([.U8];[.$R8:.$V8];)" office:value-type="float" office:value="1" calcext:value-type="float">
            <text:p>1</text:p>
          </table:table-cell>
          <table:table-cell table:formula="of:=RANK([.V8];[.$R8:.$V8];)" office:value-type="float" office:value="5" calcext:value-type="float">
            <text:p>5</text:p>
          </table:table-cell>
          <table:table-cell table:formula="of:=RANK([.W8];[.$W8:.$AA8];)" office:value-type="float" office:value="4" calcext:value-type="float">
            <text:p>4</text:p>
          </table:table-cell>
          <table:table-cell table:formula="of:=RANK([.X8];[.$W8:.$AA8];)" office:value-type="float" office:value="5" calcext:value-type="float">
            <text:p>5</text:p>
          </table:table-cell>
          <table:table-cell table:formula="of:=RANK([.Y8];[.$W8:.$AA8];)" office:value-type="float" office:value="2" calcext:value-type="float">
            <text:p>2</text:p>
          </table:table-cell>
          <table:table-cell table:formula="of:=RANK([.Z8];[.$W8:.$AA8];)" office:value-type="float" office:value="1" calcext:value-type="float">
            <text:p>1</text:p>
          </table:table-cell>
          <table:table-cell table:formula="of:=RANK([.AA8];[.$W8:.$AA8];)" office:value-type="float" office:value="3" calcext:value-type="float">
            <text:p>3</text:p>
          </table:table-cell>
          <table:table-cell/>
          <table:table-cell table:style-name="ce947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COUNTIF(([.F20]~ [.F47]~ [.F74]~ [.F101]~ [.F128]~ [.F155]~ [.F182]~ [.F209]~ [.F236]~ [.F263]);1)" office:value-type="float" office:value="5" calcext:value-type="float">
            <text:p>5</text:p>
          </table:table-cell>
          <table:table-cell table:formula="of:=COUNTIF(([.F20]~[.F47]~[.F74]~[.F101]~[.F128]~[.F155]~[.F182]~[.F209]~[.F236]~[.F263]);2)" office:value-type="float" office:value="4" calcext:value-type="float">
            <text:p>4</text:p>
          </table:table-cell>
          <table:table-cell table:formula="of:=COUNTIF(([.F20]~[.F47]~[.F74]~[.F101]~[.F128]~[.F155]~[.F182]~[.F209]~[.F236]~[.F263]);3)" office:value-type="float" office:value="1" calcext:value-type="float">
            <text:p>1</text:p>
          </table:table-cell>
          <table:table-cell table:formula="of:=COUNTIF(([.F20]~[.F47]~[.F74]~[.F101]~[.F128]~[.F155]~[.F182]~[.F209]~[.F236]~[.F263]);4)" office:value-type="float" office:value="0" calcext:value-type="float">
            <text:p>0</text:p>
          </table:table-cell>
          <table:table-cell table:formula="of:=COUNTIF(([.F20]~[.F47]~[.F74]~[.F101]~[.F128]~[.F155]~[.F182]~[.F209]~[.F236]~[.F263]);5)" office:value-type="float" office:value="0" calcext:value-type="float">
            <text:p>0</text:p>
          </table:table-cell>
          <table:table-cell table:formula="of:=COUNTIF(([.K20]~ [.K47]~ [.K74]~ [.K101]~ [.K128]~ [.K155]~ [.K182]~ [.K209]~ [.K236]~ [.K263]);1)" office:value-type="float" office:value="4" calcext:value-type="float">
            <text:p>4</text:p>
          </table:table-cell>
          <table:table-cell table:formula="of:=COUNTIF(([.K20]~[.K47]~[.K74]~[.K101]~[.K128]~[.K155]~[.K182]~[.K209]~[.K236]~[.K263]);2)" office:value-type="float" office:value="4" calcext:value-type="float">
            <text:p>4</text:p>
          </table:table-cell>
          <table:table-cell table:formula="of:=COUNTIF(([.K20]~[.K47]~[.K74]~[.K101]~[.K128]~[.K155]~[.K182]~[.K209]~[.K236]~[.K263]);3)" office:value-type="float" office:value="0" calcext:value-type="float">
            <text:p>0</text:p>
          </table:table-cell>
          <table:table-cell table:formula="of:=COUNTIF(([.K20]~[.K47]~[.K74]~[.K101]~[.K128]~[.K155]~[.K182]~[.K209]~[.K236]~[.K263]);4)" office:value-type="float" office:value="1" calcext:value-type="float">
            <text:p>1</text:p>
          </table:table-cell>
          <table:table-cell table:formula="of:=COUNTIF(([.K20]~[.K47]~[.K74]~[.K101]~[.K128]~[.K155]~[.K182]~[.K209]~[.K236]~[.K263]);5)" office:value-type="float" office:value="1" calcext:value-type="float">
            <text:p>1</text:p>
          </table:table-cell>
          <table:table-cell table:formula="of:=COUNTIF(([.P20]~ [.P47]~ [.P74]~ [.P101]~ [.P128]~ [.P155]~ [.P182]~ [.P209]~ [.P236]~ [.P263]);1)" office:value-type="float" office:value="5" calcext:value-type="float">
            <text:p>5</text:p>
          </table:table-cell>
          <table:table-cell table:formula="of:=COUNTIF(([.P20]~[.P47]~[.P74]~[.P101]~[.P128]~[.P155]~[.P182]~[.P209]~[.P236]~[.P263]);2)" office:value-type="float" office:value="1" calcext:value-type="float">
            <text:p>1</text:p>
          </table:table-cell>
          <table:table-cell table:formula="of:=COUNTIF(([.P20]~[.P47]~[.P74]~[.P101]~[.P128]~[.P155]~[.P182]~[.P209]~[.P236]~[.P263]);3)" office:value-type="float" office:value="1" calcext:value-type="float">
            <text:p>1</text:p>
          </table:table-cell>
          <table:table-cell table:formula="of:=COUNTIF(([.P20]~[.P47]~[.P74]~[.P101]~[.P128]~[.P155]~[.P182]~[.P209]~[.P236]~[.P263]);4)" office:value-type="float" office:value="1" calcext:value-type="float">
            <text:p>1</text:p>
          </table:table-cell>
          <table:table-cell table:formula="of:=COUNTIF(([.P20]~[.P47]~[.P74]~[.P101]~[.P128]~[.P155]~[.P182]~[.P209]~[.P236]~[.P263]);5)" office:value-type="float" office:value="2" calcext:value-type="float">
            <text:p>2</text:p>
          </table:table-cell>
          <table:table-cell table:formula="of:=COUNTIF(([.U20]~ [.U47]~ [.U74]~ [.U101]~ [.U128]~ [.U155]~ [.U182]~ [.U209]~ [.U236]~ [.U263]);1)" office:value-type="float" office:value="5" calcext:value-type="float">
            <text:p>5</text:p>
          </table:table-cell>
          <table:table-cell table:formula="of:=COUNTIF(([.U20]~[.U47]~[.U74]~[.U101]~[.U128]~[.U155]~[.U182]~[.U209]~[.U236]~[.U263]);2)" office:value-type="float" office:value="2" calcext:value-type="float">
            <text:p>2</text:p>
          </table:table-cell>
          <table:table-cell table:formula="of:=COUNTIF(([.U20]~[.U47]~[.U74]~[.U101]~[.U128]~[.U155]~[.U182]~[.U209]~[.U236]~[.U263]);3)" office:value-type="float" office:value="2" calcext:value-type="float">
            <text:p>2</text:p>
          </table:table-cell>
          <table:table-cell table:formula="of:=COUNTIF(([.U20]~[.U47]~[.U74]~[.U101]~[.U128]~[.U155]~[.U182]~[.U209]~[.U236]~[.U263]);4)" office:value-type="float" office:value="0" calcext:value-type="float">
            <text:p>0</text:p>
          </table:table-cell>
          <table:table-cell table:formula="of:=COUNTIF(([.U20]~[.U47]~[.U74]~[.U101]~[.U128]~[.U155]~[.U182]~[.U209]~[.U236]~[.U263]);5)" office:value-type="float" office:value="1" calcext:value-type="float">
            <text:p>1</text:p>
          </table:table-cell>
          <table:table-cell table:formula="of:=COUNTIF(([.Z20]~ [.Z47]~ [.Z74]~ [.Z101]~ [.Z128]~ [.Z155]~ [.Z182]~ [.Z209]~ [.Z236]~ [.Z263]);1)" office:value-type="float" office:value="3" calcext:value-type="float">
            <text:p>3</text:p>
          </table:table-cell>
          <table:table-cell table:formula="of:=COUNTIF(([.Z20]~[.Z47]~[.Z74]~[.Z101]~[.Z128]~[.Z155]~[.Z182]~[.Z209]~[.Z236]~[.Z263]);2)" office:value-type="float" office:value="1" calcext:value-type="float">
            <text:p>1</text:p>
          </table:table-cell>
          <table:table-cell table:formula="of:=COUNTIF(([.Z20]~[.Z47]~[.Z74]~[.Z101]~[.Z128]~[.Z155]~[.Z182]~[.Z209]~[.Z236]~[.Z263]);3)" office:value-type="float" office:value="6" calcext:value-type="float">
            <text:p>6</text:p>
          </table:table-cell>
          <table:table-cell table:formula="of:=COUNTIF(([.Z20]~[.Z47]~[.Z74]~[.Z101]~[.Z128]~[.Z155]~[.Z182]~[.Z209]~[.Z236]~[.Z263]);4)" office:value-type="float" office:value="0" calcext:value-type="float">
            <text:p>0</text:p>
          </table:table-cell>
          <table:table-cell table:formula="of:=COUNTIF(([.Z20]~[.Z47]~[.Z74]~[.Z101]~[.Z128]~[.Z155]~[.Z182]~[.Z209]~[.Z236]~[.Z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];[.$C9:.$G9];)" office:value-type="float" office:value="3" calcext:value-type="float">
            <text:p>3</text:p>
          </table:table-cell>
          <table:table-cell table:formula="of:=RANK([.D9];[.$C9:.$G9];)" office:value-type="float" office:value="1" calcext:value-type="float">
            <text:p>1</text:p>
          </table:table-cell>
          <table:table-cell table:formula="of:=RANK([.E9];[.$C9:.$G9];)" office:value-type="float" office:value="2" calcext:value-type="float">
            <text:p>2</text:p>
          </table:table-cell>
          <table:table-cell table:formula="of:=RANK([.F9];[.$C9:.$G9];)" office:value-type="float" office:value="5" calcext:value-type="float">
            <text:p>5</text:p>
          </table:table-cell>
          <table:table-cell table:formula="of:=RANK([.G9];[.$C9:.$G9];)" office:value-type="float" office:value="3" calcext:value-type="float">
            <text:p>3</text:p>
          </table:table-cell>
          <table:table-cell table:formula="of:=RANK([.H9];[.$H9:.$L9];)" office:value-type="float" office:value="3" calcext:value-type="float">
            <text:p>3</text:p>
          </table:table-cell>
          <table:table-cell table:formula="of:=RANK([.I9];[.$H9:.$L9];)" office:value-type="float" office:value="1" calcext:value-type="float">
            <text:p>1</text:p>
          </table:table-cell>
          <table:table-cell table:formula="of:=RANK([.J9];[.$H9:.$L9];)" office:value-type="float" office:value="2" calcext:value-type="float">
            <text:p>2</text:p>
          </table:table-cell>
          <table:table-cell table:formula="of:=RANK([.K9];[.$H9:.$L9];)" office:value-type="float" office:value="5" calcext:value-type="float">
            <text:p>5</text:p>
          </table:table-cell>
          <table:table-cell table:formula="of:=RANK([.L9];[.$H9:.$L9];)" office:value-type="float" office:value="3" calcext:value-type="float">
            <text:p>3</text:p>
          </table:table-cell>
          <table:table-cell table:formula="of:=RANK([.M9];[.$M9:.$Q9];)" office:value-type="float" office:value="1" calcext:value-type="float">
            <text:p>1</text:p>
          </table:table-cell>
          <table:table-cell table:formula="of:=RANK([.N9];[.$M9:.$Q9];)" office:value-type="float" office:value="4" calcext:value-type="float">
            <text:p>4</text:p>
          </table:table-cell>
          <table:table-cell table:formula="of:=RANK([.O9];[.$M9:.$Q9];)" office:value-type="float" office:value="5" calcext:value-type="float">
            <text:p>5</text:p>
          </table:table-cell>
          <table:table-cell table:formula="of:=RANK([.P9];[.$M9:.$Q9];)" office:value-type="float" office:value="3" calcext:value-type="float">
            <text:p>3</text:p>
          </table:table-cell>
          <table:table-cell table:formula="of:=RANK([.Q9];[.$M9:.$Q9];)" office:value-type="float" office:value="1" calcext:value-type="float">
            <text:p>1</text:p>
          </table:table-cell>
          <table:table-cell table:formula="of:=RANK([.R9];[.$R9:.$V9];)" office:value-type="float" office:value="2" calcext:value-type="float">
            <text:p>2</text:p>
          </table:table-cell>
          <table:table-cell table:formula="of:=RANK([.S9];[.$R9:.$V9];)" office:value-type="float" office:value="4" calcext:value-type="float">
            <text:p>4</text:p>
          </table:table-cell>
          <table:table-cell table:formula="of:=RANK([.T9];[.$R9:.$V9];)" office:value-type="float" office:value="5" calcext:value-type="float">
            <text:p>5</text:p>
          </table:table-cell>
          <table:table-cell table:formula="of:=RANK([.U9];[.$R9:.$V9];)" office:value-type="float" office:value="1" calcext:value-type="float">
            <text:p>1</text:p>
          </table:table-cell>
          <table:table-cell table:formula="of:=RANK([.V9];[.$R9:.$V9];)" office:value-type="float" office:value="2" calcext:value-type="float">
            <text:p>2</text:p>
          </table:table-cell>
          <table:table-cell table:formula="of:=RANK([.W9];[.$W9:.$AA9];)" office:value-type="float" office:value="1" calcext:value-type="float">
            <text:p>1</text:p>
          </table:table-cell>
          <table:table-cell table:formula="of:=RANK([.X9];[.$W9:.$AA9];)" office:value-type="float" office:value="4" calcext:value-type="float">
            <text:p>4</text:p>
          </table:table-cell>
          <table:table-cell table:formula="of:=RANK([.Y9];[.$W9:.$AA9];)" office:value-type="float" office:value="3" calcext:value-type="float">
            <text:p>3</text:p>
          </table:table-cell>
          <table:table-cell table:formula="of:=RANK([.Z9];[.$W9:.$AA9];)" office:value-type="float" office:value="2" calcext:value-type="float">
            <text:p>2</text:p>
          </table:table-cell>
          <table:table-cell table:formula="of:=RANK([.AA9];[.$W9:.$AA9];)" office:value-type="float" office:value="5" calcext:value-type="float">
            <text:p>5</text:p>
          </table:table-cell>
          <table:table-cell/>
          <table:table-cell table:style-name="ce947"/>
          <table:table-cell table:style-name="ce946" office:value-type="string" calcext:value-type="string">
            <text:p>LogisticRegression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COUNTIF(([.G20]~ [.G47]~ [.G74]~ [.G101]~ [.G128]~ [.G155]~ [.G182]~ [.G209]~ [.G236]~ [.G263]);1)" office:value-type="float" office:value="2" calcext:value-type="float">
            <text:p>2</text:p>
          </table:table-cell>
          <table:table-cell table:formula="of:=COUNTIF(([.G20]~[.G47]~[.G74]~[.G101]~[.G128]~[.G155]~[.G182]~[.G209]~[.G236]~[.G263]);2)" office:value-type="float" office:value="1" calcext:value-type="float">
            <text:p>1</text:p>
          </table:table-cell>
          <table:table-cell table:formula="of:=COUNTIF(([.G20]~[.G47]~[.G74]~[.G101]~[.G128]~[.G155]~[.G182]~[.G209]~[.G236]~[.G263]);3)" office:value-type="float" office:value="1" calcext:value-type="float">
            <text:p>1</text:p>
          </table:table-cell>
          <table:table-cell table:formula="of:=COUNTIF(([.G20]~[.G47]~[.G74]~[.G101]~[.G128]~[.G155]~[.G182]~[.G209]~[.G236]~[.G263]);4)" office:value-type="float" office:value="3" calcext:value-type="float">
            <text:p>3</text:p>
          </table:table-cell>
          <table:table-cell table:formula="of:=COUNTIF(([.G20]~[.G47]~[.G74]~[.G101]~[.G128]~[.G155]~[.G182]~[.G209]~[.G236]~[.G263]);5)" office:value-type="float" office:value="3" calcext:value-type="float">
            <text:p>3</text:p>
          </table:table-cell>
          <table:table-cell table:formula="of:=COUNTIF(([.L20]~ [.L47]~ [.L74]~ [.L101]~ [.L128]~ [.L155]~ [.L182]~ [.L209]~ [.L236]~ [.L263]);1)" office:value-type="float" office:value="8" calcext:value-type="float">
            <text:p>8</text:p>
          </table:table-cell>
          <table:table-cell table:formula="of:=COUNTIF(([.L20]~[.L47]~[.L74]~[.L101]~[.L128]~[.L155]~[.L182]~[.L209]~[.L236]~[.L263]);2)" office:value-type="float" office:value="2" calcext:value-type="float">
            <text:p>2</text:p>
          </table:table-cell>
          <table:table-cell table:formula="of:=COUNTIF(([.L20]~[.L47]~[.L74]~[.L101]~[.L128]~[.L155]~[.L182]~[.L209]~[.L236]~[.L263]);3)" office:value-type="float" office:value="0" calcext:value-type="float">
            <text:p>0</text:p>
          </table:table-cell>
          <table:table-cell table:formula="of:=COUNTIF(([.L20]~[.L47]~[.L74]~[.L101]~[.L128]~[.L155]~[.L182]~[.L209]~[.L236]~[.L263]);4)" office:value-type="float" office:value="0" calcext:value-type="float">
            <text:p>0</text:p>
          </table:table-cell>
          <table:table-cell table:formula="of:=COUNTIF(([.L20]~[.L47]~[.L74]~[.L101]~[.L128]~[.L155]~[.L182]~[.L209]~[.L236]~[.L263]);5)" office:value-type="float" office:value="0" calcext:value-type="float">
            <text:p>0</text:p>
          </table:table-cell>
          <table:table-cell table:formula="of:=COUNTIF(([.Q20]~ [.Q47]~ [.Q74]~ [.Q101]~ [.Q128]~ [.Q155]~ [.Q182]~ [.Q209]~ [.Q236]~ [.Q263]);1)" office:value-type="float" office:value="4" calcext:value-type="float">
            <text:p>4</text:p>
          </table:table-cell>
          <table:table-cell table:formula="of:=COUNTIF(([.Q20]~[.Q47]~[.Q74]~[.Q101]~[.Q128]~[.Q155]~[.Q182]~[.Q209]~[.Q236]~[.Q263]);2)" office:value-type="float" office:value="1" calcext:value-type="float">
            <text:p>1</text:p>
          </table:table-cell>
          <table:table-cell table:formula="of:=COUNTIF(([.Q20]~[.Q47]~[.Q74]~[.Q101]~[.Q128]~[.Q155]~[.Q182]~[.Q209]~[.Q236]~[.Q263]);3)" office:value-type="float" office:value="1" calcext:value-type="float">
            <text:p>1</text:p>
          </table:table-cell>
          <table:table-cell table:formula="of:=COUNTIF(([.Q20]~[.Q47]~[.Q74]~[.Q101]~[.Q128]~[.Q155]~[.Q182]~[.Q209]~[.Q236]~[.Q263]);4)" office:value-type="float" office:value="0" calcext:value-type="float">
            <text:p>0</text:p>
          </table:table-cell>
          <table:table-cell table:formula="of:=COUNTIF(([.Q20]~[.Q47]~[.Q74]~[.Q101]~[.Q128]~[.Q155]~[.Q182]~[.Q209]~[.Q236]~[.Q263]);5)" office:value-type="float" office:value="4" calcext:value-type="float">
            <text:p>4</text:p>
          </table:table-cell>
          <table:table-cell table:formula="of:=COUNTIF(([.V20]~ [.V47]~ [.V74]~ [.V101]~ [.V128]~ [.V155]~ [.V182]~ [.V209]~ [.V236]~ [.V263]);1)" office:value-type="float" office:value="6" calcext:value-type="float">
            <text:p>6</text:p>
          </table:table-cell>
          <table:table-cell table:formula="of:=COUNTIF(([.V20]~[.V47]~[.V74]~[.V101]~[.V128]~[.V155]~[.V182]~[.V209]~[.V236]~[.V263]);2)" office:value-type="float" office:value="2" calcext:value-type="float">
            <text:p>2</text:p>
          </table:table-cell>
          <table:table-cell table:formula="of:=COUNTIF(([.V20]~[.V47]~[.V74]~[.V101]~[.V128]~[.V155]~[.V182]~[.V209]~[.V236]~[.V263]);3)" office:value-type="float" office:value="0" calcext:value-type="float">
            <text:p>0</text:p>
          </table:table-cell>
          <table:table-cell table:formula="of:=COUNTIF(([.V20]~[.V47]~[.V74]~[.V101]~[.V128]~[.V155]~[.V182]~[.V209]~[.V236]~[.V263]);4)" office:value-type="float" office:value="2" calcext:value-type="float">
            <text:p>2</text:p>
          </table:table-cell>
          <table:table-cell table:formula="of:=COUNTIF(([.V20]~[.V47]~[.V74]~[.V101]~[.V128]~[.V155]~[.V182]~[.V209]~[.V236]~[.V263]);5)" office:value-type="float" office:value="0" calcext:value-type="float">
            <text:p>0</text:p>
          </table:table-cell>
          <table:table-cell table:formula="of:=COUNTIF(([.AA20]~ [.AA47]~ [.AA74]~ [.AA101]~ [.AA128]~ [.AA155]~ [.AA182]~ [.AA209]~ [.AA236]~ [.AA263]);1)" office:value-type="float" office:value="2" calcext:value-type="float">
            <text:p>2</text:p>
          </table:table-cell>
          <table:table-cell table:formula="of:=COUNTIF(([.AA20]~[.AA47]~[.AA74]~[.AA101]~[.AA128]~[.AA155]~[.AA182]~[.AA209]~[.AA236]~[.AA263]);2)" office:value-type="float" office:value="5" calcext:value-type="float">
            <text:p>5</text:p>
          </table:table-cell>
          <table:table-cell table:formula="of:=COUNTIF(([.AA20]~[.AA47]~[.AA74]~[.AA101]~[.AA128]~[.AA155]~[.AA182]~[.AA209]~[.AA236]~[.AA263]);3)" office:value-type="float" office:value="1" calcext:value-type="float">
            <text:p>1</text:p>
          </table:table-cell>
          <table:table-cell table:formula="of:=COUNTIF(([.AA20]~[.AA47]~[.AA74]~[.AA101]~[.AA128]~[.AA155]~[.AA182]~[.AA209]~[.AA236]~[.AA263]);4)" office:value-type="float" office:value="2" calcext:value-type="float">
            <text:p>2</text:p>
          </table:table-cell>
          <table:table-cell table:formula="of:=COUNTIF(([.AA20]~[.AA47]~[.AA74]~[.AA101]~[.AA128]~[.AA155]~[.AA182]~[.AA209]~[.AA236]~[.AA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0];[.$C10:.$G10];)" office:value-type="float" office:value="5" calcext:value-type="float">
            <text:p>5</text:p>
          </table:table-cell>
          <table:table-cell table:formula="of:=RANK([.D10];[.$C10:.$G10];)" office:value-type="float" office:value="1" calcext:value-type="float">
            <text:p>1</text:p>
          </table:table-cell>
          <table:table-cell table:formula="of:=RANK([.E10];[.$C10:.$G10];)" office:value-type="float" office:value="3" calcext:value-type="float">
            <text:p>3</text:p>
          </table:table-cell>
          <table:table-cell table:formula="of:=RANK([.F10];[.$C10:.$G10];)" office:value-type="float" office:value="4" calcext:value-type="float">
            <text:p>4</text:p>
          </table:table-cell>
          <table:table-cell table:formula="of:=RANK([.G10];[.$C10:.$G10];)" office:value-type="float" office:value="2" calcext:value-type="float">
            <text:p>2</text:p>
          </table:table-cell>
          <table:table-cell table:formula="of:=RANK([.H10];[.$H10:.$L10];)" office:value-type="float" office:value="5" calcext:value-type="float">
            <text:p>5</text:p>
          </table:table-cell>
          <table:table-cell table:formula="of:=RANK([.I10];[.$H10:.$L10];)" office:value-type="float" office:value="2" calcext:value-type="float">
            <text:p>2</text:p>
          </table:table-cell>
          <table:table-cell table:formula="of:=RANK([.J10];[.$H10:.$L10];)" office:value-type="float" office:value="2" calcext:value-type="float">
            <text:p>2</text:p>
          </table:table-cell>
          <table:table-cell table:formula="of:=RANK([.K10];[.$H10:.$L10];)" office:value-type="float" office:value="4" calcext:value-type="float">
            <text:p>4</text:p>
          </table:table-cell>
          <table:table-cell table:formula="of:=RANK([.L10];[.$H10:.$L10];)" office:value-type="float" office:value="1" calcext:value-type="float">
            <text:p>1</text:p>
          </table:table-cell>
          <table:table-cell table:formula="of:=RANK([.M10];[.$M10:.$Q10];)" office:value-type="float" office:value="1" calcext:value-type="float">
            <text:p>1</text:p>
          </table:table-cell>
          <table:table-cell table:formula="of:=RANK([.N10];[.$M10:.$Q10];)" office:value-type="float" office:value="3" calcext:value-type="float">
            <text:p>3</text:p>
          </table:table-cell>
          <table:table-cell table:formula="of:=RANK([.O10];[.$M10:.$Q10];)" office:value-type="float" office:value="4" calcext:value-type="float">
            <text:p>4</text:p>
          </table:table-cell>
          <table:table-cell table:formula="of:=RANK([.P10];[.$M10:.$Q10];)" office:value-type="float" office:value="2" calcext:value-type="float">
            <text:p>2</text:p>
          </table:table-cell>
          <table:table-cell table:formula="of:=RANK([.Q10];[.$M10:.$Q10];)" office:value-type="float" office:value="5" calcext:value-type="float">
            <text:p>5</text:p>
          </table:table-cell>
          <table:table-cell table:formula="of:=RANK([.R10];[.$R10:.$V10];)" office:value-type="float" office:value="1" calcext:value-type="float">
            <text:p>1</text:p>
          </table:table-cell>
          <table:table-cell table:formula="of:=RANK([.S10];[.$R10:.$V10];)" office:value-type="float" office:value="3" calcext:value-type="float">
            <text:p>3</text:p>
          </table:table-cell>
          <table:table-cell table:formula="of:=RANK([.T10];[.$R10:.$V10];)" office:value-type="float" office:value="4" calcext:value-type="float">
            <text:p>4</text:p>
          </table:table-cell>
          <table:table-cell table:formula="of:=RANK([.U10];[.$R10:.$V10];)" office:value-type="float" office:value="2" calcext:value-type="float">
            <text:p>2</text:p>
          </table:table-cell>
          <table:table-cell table:formula="of:=RANK([.V10];[.$R10:.$V10];)" office:value-type="float" office:value="5" calcext:value-type="float">
            <text:p>5</text:p>
          </table:table-cell>
          <table:table-cell table:formula="of:=RANK([.W10];[.$W10:.$AA10];)" office:value-type="float" office:value="2" calcext:value-type="float">
            <text:p>2</text:p>
          </table:table-cell>
          <table:table-cell table:formula="of:=RANK([.X10];[.$W10:.$AA10];)" office:value-type="float" office:value="5" calcext:value-type="float">
            <text:p>5</text:p>
          </table:table-cell>
          <table:table-cell table:formula="of:=RANK([.Y10];[.$W10:.$AA10];)" office:value-type="float" office:value="3" calcext:value-type="float">
            <text:p>3</text:p>
          </table:table-cell>
          <table:table-cell table:formula="of:=RANK([.Z10];[.$W10:.$AA10];)" office:value-type="float" office:value="1" calcext:value-type="float">
            <text:p>1</text:p>
          </table:table-cell>
          <table:table-cell table:formula="of:=RANK([.AA10];[.$W10:.$AA10];)" office:value-type="float" office:value="4" calcext:value-type="float">
            <text:p>4</text:p>
          </table:table-cell>
          <table:table-cell/>
          <table:table-cell table:style-name="ce946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COUNTIF(([.C21]~ [.C48]~ [.C75]~ [.C102]~ [.C129]~ [.C156]~ [.C183]~ [.C210]~ [.C237]~ [.C264]);1)" office:value-type="float" office:value="0" calcext:value-type="float">
            <text:p>0</text:p>
          </table:table-cell>
          <table:table-cell table:formula="of:=COUNTIF(([.C21]~[.C48]~[.C75]~[.C102]~[.C129]~[.C156]~[.C183]~[.C210]~[.C237]~[.C264]);2)" office:value-type="float" office:value="0" calcext:value-type="float">
            <text:p>0</text:p>
          </table:table-cell>
          <table:table-cell table:formula="of:=COUNTIF(([.C21]~[.C48]~[.C75]~[.C102]~[.C129]~[.C156]~[.C183]~[.C210]~[.C237]~[.C264]);3)" office:value-type="float" office:value="0" calcext:value-type="float">
            <text:p>0</text:p>
          </table:table-cell>
          <table:table-cell table:formula="of:=COUNTIF(([.C21]~[.C48]~[.C75]~[.C102]~[.C129]~[.C156]~[.C183]~[.C210]~[.C237]~[.C264]);4)" office:value-type="float" office:value="0" calcext:value-type="float">
            <text:p>0</text:p>
          </table:table-cell>
          <table:table-cell table:formula="of:=COUNTIF(([.C21]~[.C48]~[.C75]~[.C102]~[.C129]~[.C156]~[.C183]~[.C210]~[.C237]~[.C264]);5)" office:value-type="float" office:value="10" calcext:value-type="float">
            <text:p>10</text:p>
          </table:table-cell>
          <table:table-cell table:formula="of:=COUNTIF(([.H21]~ [.H48]~ [.H75]~ [.H102]~ [.H129]~ [.H156]~ [.H183]~ [.H210]~ [.H237]~ [.H264]);1)" office:value-type="float" office:value="0" calcext:value-type="float">
            <text:p>0</text:p>
          </table:table-cell>
          <table:table-cell table:formula="of:=COUNTIF(([.H21]~[.H48]~[.H75]~[.H102]~[.H129]~[.H156]~[.H183]~[.H210]~[.H237]~[.H264]);2)" office:value-type="float" office:value="0" calcext:value-type="float">
            <text:p>0</text:p>
          </table:table-cell>
          <table:table-cell table:formula="of:=COUNTIF(([.H21]~[.H48]~[.H75]~[.H102]~[.H129]~[.H156]~[.H183]~[.H210]~[.H237]~[.H264]);3)" office:value-type="float" office:value="0" calcext:value-type="float">
            <text:p>0</text:p>
          </table:table-cell>
          <table:table-cell table:formula="of:=COUNTIF(([.H21]~[.H48]~[.H75]~[.H102]~[.H129]~[.H156]~[.H183]~[.H210]~[.H237]~[.H264]);4)" office:value-type="float" office:value="0" calcext:value-type="float">
            <text:p>0</text:p>
          </table:table-cell>
          <table:table-cell table:formula="of:=COUNTIF(([.H21]~[.H48]~[.H75]~[.H102]~[.H129]~[.H156]~[.H183]~[.H210]~[.H237]~[.H264]);5)" office:value-type="float" office:value="10" calcext:value-type="float">
            <text:p>10</text:p>
          </table:table-cell>
          <table:table-cell table:formula="of:=COUNTIF(([.M21]~ [.M48]~ [.M75]~ [.M102]~ [.M129]~ [.M156]~ [.M183]~ [.M210]~ [.M237]~ [.M264]);1)" office:value-type="float" office:value="7" calcext:value-type="float">
            <text:p>7</text:p>
          </table:table-cell>
          <table:table-cell table:formula="of:=COUNTIF(([.M21]~[.M48]~[.M75]~[.M102]~[.M129]~[.M156]~[.M183]~[.M210]~[.M237]~[.M264]);2)" office:value-type="float" office:value="3" calcext:value-type="float">
            <text:p>3</text:p>
          </table:table-cell>
          <table:table-cell table:formula="of:=COUNTIF(([.M21]~[.M48]~[.M75]~[.M102]~[.M129]~[.M156]~[.M183]~[.M210]~[.M237]~[.M264]);3)" office:value-type="float" office:value="0" calcext:value-type="float">
            <text:p>0</text:p>
          </table:table-cell>
          <table:table-cell table:formula="of:=COUNTIF(([.M21]~[.M48]~[.M75]~[.M102]~[.M129]~[.M156]~[.M183]~[.M210]~[.M237]~[.M264]);4)" office:value-type="float" office:value="0" calcext:value-type="float">
            <text:p>0</text:p>
          </table:table-cell>
          <table:table-cell table:formula="of:=COUNTIF(([.M21]~[.M48]~[.M75]~[.M102]~[.M129]~[.M156]~[.M183]~[.M210]~[.M237]~[.M264]);5)" office:value-type="float" office:value="0" calcext:value-type="float">
            <text:p>0</text:p>
          </table:table-cell>
          <table:table-cell table:formula="of:=COUNTIF(([.R21]~ [.R48]~ [.R75]~ [.R102]~ [.R129]~ [.R156]~ [.R183]~ [.R210]~ [.R237]~ [.R264]);1)" office:value-type="float" office:value="5" calcext:value-type="float">
            <text:p>5</text:p>
          </table:table-cell>
          <table:table-cell table:formula="of:=COUNTIF(([.R21]~[.R48]~[.R75]~[.R102]~[.R129]~[.R156]~[.R183]~[.R210]~[.R237]~[.R264]);2)" office:value-type="float" office:value="5" calcext:value-type="float">
            <text:p>5</text:p>
          </table:table-cell>
          <table:table-cell table:formula="of:=COUNTIF(([.R21]~[.R48]~[.R75]~[.R102]~[.R129]~[.R156]~[.R183]~[.R210]~[.R237]~[.R264]);3)" office:value-type="float" office:value="0" calcext:value-type="float">
            <text:p>0</text:p>
          </table:table-cell>
          <table:table-cell table:formula="of:=COUNTIF(([.R21]~[.R48]~[.R75]~[.R102]~[.R129]~[.R156]~[.R183]~[.R210]~[.R237]~[.R264]);4)" office:value-type="float" office:value="0" calcext:value-type="float">
            <text:p>0</text:p>
          </table:table-cell>
          <table:table-cell table:formula="of:=COUNTIF(([.R21]~[.R48]~[.R75]~[.R102]~[.R129]~[.R156]~[.R183]~[.R210]~[.R237]~[.R264]);5)" office:value-type="float" office:value="0" calcext:value-type="float">
            <text:p>0</text:p>
          </table:table-cell>
          <table:table-cell table:formula="of:=COUNTIF(([.W21]~ [.W48]~ [.W75]~ [.W102]~ [.W129]~ [.W156]~ [.W183]~ [.W210]~ [.W237]~ [.W264]);1)" office:value-type="float" office:value="0" calcext:value-type="float">
            <text:p>0</text:p>
          </table:table-cell>
          <table:table-cell table:formula="of:=COUNTIF(([.W21]~[.W48]~[.W75]~[.W102]~[.W129]~[.W156]~[.W183]~[.W210]~[.W237]~[.W264]);2)" office:value-type="float" office:value="0" calcext:value-type="float">
            <text:p>0</text:p>
          </table:table-cell>
          <table:table-cell table:formula="of:=COUNTIF(([.W21]~[.W48]~[.W75]~[.W102]~[.W129]~[.W156]~[.W183]~[.W210]~[.W237]~[.W264]);3)" office:value-type="float" office:value="0" calcext:value-type="float">
            <text:p>0</text:p>
          </table:table-cell>
          <table:table-cell table:formula="of:=COUNTIF(([.W21]~[.W48]~[.W75]~[.W102]~[.W129]~[.W156]~[.W183]~[.W210]~[.W237]~[.W264]);4)" office:value-type="float" office:value="3" calcext:value-type="float">
            <text:p>3</text:p>
          </table:table-cell>
          <table:table-cell table:formula="of:=COUNTIF(([.W21]~[.W48]~[.W75]~[.W102]~[.W129]~[.W156]~[.W183]~[.W210]~[.W237]~[.W264]);5)" office:value-type="float" office:value="7" calcext:value-type="float">
            <text:p>7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];[.$C11:.$G11];)" office:value-type="float" office:value="3" calcext:value-type="float">
            <text:p>3</text:p>
          </table:table-cell>
          <table:table-cell table:formula="of:=RANK([.D11];[.$C11:.$G11];)" office:value-type="float" office:value="2" calcext:value-type="float">
            <text:p>2</text:p>
          </table:table-cell>
          <table:table-cell table:formula="of:=RANK([.E11];[.$C11:.$G11];)" office:value-type="float" office:value="5" calcext:value-type="float">
            <text:p>5</text:p>
          </table:table-cell>
          <table:table-cell table:formula="of:=RANK([.F11];[.$C11:.$G11];)" office:value-type="float" office:value="1" calcext:value-type="float">
            <text:p>1</text:p>
          </table:table-cell>
          <table:table-cell table:formula="of:=RANK([.G11];[.$C11:.$G11];)" office:value-type="float" office:value="4" calcext:value-type="float">
            <text:p>4</text:p>
          </table:table-cell>
          <table:table-cell table:formula="of:=RANK([.H11];[.$H11:.$L11];)" office:value-type="float" office:value="5" calcext:value-type="float">
            <text:p>5</text:p>
          </table:table-cell>
          <table:table-cell table:formula="of:=RANK([.I11];[.$H11:.$L11];)" office:value-type="float" office:value="1" calcext:value-type="float">
            <text:p>1</text:p>
          </table:table-cell>
          <table:table-cell table:formula="of:=RANK([.J11];[.$H11:.$L11];)" office:value-type="float" office:value="1" calcext:value-type="float">
            <text:p>1</text:p>
          </table:table-cell>
          <table:table-cell table:formula="of:=RANK([.K11];[.$H11:.$L11];)" office:value-type="float" office:value="4" calcext:value-type="float">
            <text:p>4</text:p>
          </table:table-cell>
          <table:table-cell table:formula="of:=RANK([.L11];[.$H11:.$L11];)" office:value-type="float" office:value="3" calcext:value-type="float">
            <text:p>3</text:p>
          </table:table-cell>
          <table:table-cell table:formula="of:=RANK([.M11];[.$M11:.$Q11];)" office:value-type="float" office:value="1" calcext:value-type="float">
            <text:p>1</text:p>
          </table:table-cell>
          <table:table-cell table:formula="of:=RANK([.N11];[.$M11:.$Q11];)" office:value-type="float" office:value="4" calcext:value-type="float">
            <text:p>4</text:p>
          </table:table-cell>
          <table:table-cell table:formula="of:=RANK([.O11];[.$M11:.$Q11];)" office:value-type="float" office:value="5" calcext:value-type="float">
            <text:p>5</text:p>
          </table:table-cell>
          <table:table-cell table:formula="of:=RANK([.P11];[.$M11:.$Q11];)" office:value-type="float" office:value="3" calcext:value-type="float">
            <text:p>3</text:p>
          </table:table-cell>
          <table:table-cell table:formula="of:=RANK([.Q11];[.$M11:.$Q11];)" office:value-type="float" office:value="2" calcext:value-type="float">
            <text:p>2</text:p>
          </table:table-cell>
          <table:table-cell table:formula="of:=RANK([.R11];[.$R11:.$V11];)" office:value-type="float" office:value="1" calcext:value-type="float">
            <text:p>1</text:p>
          </table:table-cell>
          <table:table-cell table:formula="of:=RANK([.S11];[.$R11:.$V11];)" office:value-type="float" office:value="4" calcext:value-type="float">
            <text:p>4</text:p>
          </table:table-cell>
          <table:table-cell table:formula="of:=RANK([.T11];[.$R11:.$V11];)" office:value-type="float" office:value="5" calcext:value-type="float">
            <text:p>5</text:p>
          </table:table-cell>
          <table:table-cell table:formula="of:=RANK([.U11];[.$R11:.$V11];)" office:value-type="float" office:value="2" calcext:value-type="float">
            <text:p>2</text:p>
          </table:table-cell>
          <table:table-cell table:formula="of:=RANK([.V11];[.$R11:.$V11];)" office:value-type="float" office:value="3" calcext:value-type="float">
            <text:p>3</text:p>
          </table:table-cell>
          <table:table-cell table:formula="of:=RANK([.W11];[.$W11:.$AA11];)" office:value-type="float" office:value="1" calcext:value-type="float">
            <text:p>1</text:p>
          </table:table-cell>
          <table:table-cell table:formula="of:=RANK([.X11];[.$W11:.$AA11];)" office:value-type="float" office:value="5" calcext:value-type="float">
            <text:p>5</text:p>
          </table:table-cell>
          <table:table-cell table:formula="of:=RANK([.Y11];[.$W11:.$AA11];)" office:value-type="float" office:value="3" calcext:value-type="float">
            <text:p>3</text:p>
          </table:table-cell>
          <table:table-cell table:formula="of:=RANK([.Z11];[.$W11:.$AA11];)" office:value-type="float" office:value="2" calcext:value-type="float">
            <text:p>2</text:p>
          </table:table-cell>
          <table:table-cell table:formula="of:=RANK([.AA11];[.$W11:.$AA11];)" office:value-type="float" office:value="3" calcext:value-type="float">
            <text:p>3</text:p>
          </table:table-cell>
          <table:table-cell/>
          <table:table-cell table:style-name="ce946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COUNTIF(([.D21]~ [.D48]~ [.D75]~ [.D102]~ [.D129]~ [.D156]~ [.D183]~ [.D210]~ [.D237]~ [.D264]);1)" office:value-type="float" office:value="3" calcext:value-type="float">
            <text:p>3</text:p>
          </table:table-cell>
          <table:table-cell table:formula="of:=COUNTIF(([.D21]~[.D48]~[.D75]~[.D102]~[.D129]~[.D156]~[.D183]~[.D210]~[.D237]~[.D264]);2)" office:value-type="float" office:value="3" calcext:value-type="float">
            <text:p>3</text:p>
          </table:table-cell>
          <table:table-cell table:formula="of:=COUNTIF(([.D21]~[.D48]~[.D75]~[.D102]~[.D129]~[.D156]~[.D183]~[.D210]~[.D237]~[.D264]);3)" office:value-type="float" office:value="2" calcext:value-type="float">
            <text:p>2</text:p>
          </table:table-cell>
          <table:table-cell table:formula="of:=COUNTIF(([.D21]~[.D48]~[.D75]~[.D102]~[.D129]~[.D156]~[.D183]~[.D210]~[.D237]~[.D264]);4)" office:value-type="float" office:value="2" calcext:value-type="float">
            <text:p>2</text:p>
          </table:table-cell>
          <table:table-cell table:formula="of:=COUNTIF(([.D21]~[.D48]~[.D75]~[.D102]~[.D129]~[.D156]~[.D183]~[.D210]~[.D237]~[.D264]);5)" office:value-type="float" office:value="0" calcext:value-type="float">
            <text:p>0</text:p>
          </table:table-cell>
          <table:table-cell table:formula="of:=COUNTIF(([.I21]~ [.I48]~ [.I75]~ [.I102]~ [.I129]~ [.I156]~ [.I183]~ [.I210]~ [.I237]~ [.I264]);1)" office:value-type="float" office:value="2" calcext:value-type="float">
            <text:p>2</text:p>
          </table:table-cell>
          <table:table-cell table:formula="of:=COUNTIF(([.I21]~[.I48]~[.I75]~[.I102]~[.I129]~[.I156]~[.I183]~[.I210]~[.I237]~[.I264]);2)" office:value-type="float" office:value="6" calcext:value-type="float">
            <text:p>6</text:p>
          </table:table-cell>
          <table:table-cell table:formula="of:=COUNTIF(([.I21]~[.I48]~[.I75]~[.I102]~[.I129]~[.I156]~[.I183]~[.I210]~[.I237]~[.I264]);3)" office:value-type="float" office:value="1" calcext:value-type="float">
            <text:p>1</text:p>
          </table:table-cell>
          <table:table-cell table:formula="of:=COUNTIF(([.I21]~[.I48]~[.I75]~[.I102]~[.I129]~[.I156]~[.I183]~[.I210]~[.I237]~[.I264]);4)" office:value-type="float" office:value="1" calcext:value-type="float">
            <text:p>1</text:p>
          </table:table-cell>
          <table:table-cell table:formula="of:=COUNTIF(([.I21]~[.I48]~[.I75]~[.I102]~[.I129]~[.I156]~[.I183]~[.I210]~[.I237]~[.I264]);5)" office:value-type="float" office:value="0" calcext:value-type="float">
            <text:p>0</text:p>
          </table:table-cell>
          <table:table-cell table:formula="of:=COUNTIF(([.N21]~ [.N48]~ [.N75]~ [.N102]~ [.N129]~ [.N156]~ [.N183]~ [.N210]~ [.N237]~ [.N264]);1)" office:value-type="float" office:value="0" calcext:value-type="float">
            <text:p>0</text:p>
          </table:table-cell>
          <table:table-cell table:formula="of:=COUNTIF(([.N21]~[.N48]~[.N75]~[.N102]~[.N129]~[.N156]~[.N183]~[.N210]~[.N237]~[.N264]);2)" office:value-type="float" office:value="1" calcext:value-type="float">
            <text:p>1</text:p>
          </table:table-cell>
          <table:table-cell table:formula="of:=COUNTIF(([.N21]~[.N48]~[.N75]~[.N102]~[.N129]~[.N156]~[.N183]~[.N210]~[.N237]~[.N264]);3)" office:value-type="float" office:value="9" calcext:value-type="float">
            <text:p>9</text:p>
          </table:table-cell>
          <table:table-cell table:formula="of:=COUNTIF(([.N21]~[.N48]~[.N75]~[.N102]~[.N129]~[.N156]~[.N183]~[.N210]~[.N237]~[.N264]);4)" office:value-type="float" office:value="0" calcext:value-type="float">
            <text:p>0</text:p>
          </table:table-cell>
          <table:table-cell table:formula="of:=COUNTIF(([.N21]~[.N48]~[.N75]~[.N102]~[.N129]~[.N156]~[.N183]~[.N210]~[.N237]~[.N264]);5)" office:value-type="float" office:value="0" calcext:value-type="float">
            <text:p>0</text:p>
          </table:table-cell>
          <table:table-cell table:formula="of:=COUNTIF(([.S21]~ [.S48]~ [.S75]~ [.S102]~ [.S129]~ [.S156]~ [.S183]~ [.S210]~ [.S237]~ [.S264]);1)" office:value-type="float" office:value="0" calcext:value-type="float">
            <text:p>0</text:p>
          </table:table-cell>
          <table:table-cell table:formula="of:=COUNTIF(([.S21]~[.S48]~[.S75]~[.S102]~[.S129]~[.S156]~[.S183]~[.S210]~[.S237]~[.S264]);2)" office:value-type="float" office:value="0" calcext:value-type="float">
            <text:p>0</text:p>
          </table:table-cell>
          <table:table-cell table:formula="of:=COUNTIF(([.S21]~[.S48]~[.S75]~[.S102]~[.S129]~[.S156]~[.S183]~[.S210]~[.S237]~[.S264]);3)" office:value-type="float" office:value="10" calcext:value-type="float">
            <text:p>10</text:p>
          </table:table-cell>
          <table:table-cell table:formula="of:=COUNTIF(([.S21]~[.S48]~[.S75]~[.S102]~[.S129]~[.S156]~[.S183]~[.S210]~[.S237]~[.S264]);4)" office:value-type="float" office:value="0" calcext:value-type="float">
            <text:p>0</text:p>
          </table:table-cell>
          <table:table-cell table:formula="of:=COUNTIF(([.S21]~[.S48]~[.S75]~[.S102]~[.S129]~[.S156]~[.S183]~[.S210]~[.S237]~[.S264]);5)" office:value-type="float" office:value="0" calcext:value-type="float">
            <text:p>0</text:p>
          </table:table-cell>
          <table:table-cell table:formula="of:=COUNTIF(([.X21]~ [.X48]~ [.X75]~ [.X102]~ [.X129]~ [.X156]~ [.X183]~ [.X210]~ [.X237]~ [.X264]);1)" office:value-type="float" office:value="2" calcext:value-type="float">
            <text:p>2</text:p>
          </table:table-cell>
          <table:table-cell table:formula="of:=COUNTIF(([.X21]~[.X48]~[.X75]~[.X102]~[.X129]~[.X156]~[.X183]~[.X210]~[.X237]~[.X264]);2)" office:value-type="float" office:value="4" calcext:value-type="float">
            <text:p>4</text:p>
          </table:table-cell>
          <table:table-cell table:formula="of:=COUNTIF(([.X21]~[.X48]~[.X75]~[.X102]~[.X129]~[.X156]~[.X183]~[.X210]~[.X237]~[.X264]);3)" office:value-type="float" office:value="2" calcext:value-type="float">
            <text:p>2</text:p>
          </table:table-cell>
          <table:table-cell table:formula="of:=COUNTIF(([.X21]~[.X48]~[.X75]~[.X102]~[.X129]~[.X156]~[.X183]~[.X210]~[.X237]~[.X264]);4)" office:value-type="float" office:value="0" calcext:value-type="float">
            <text:p>0</text:p>
          </table:table-cell>
          <table:table-cell table:formula="of:=COUNTIF(([.X21]~[.X48]~[.X75]~[.X102]~[.X129]~[.X156]~[.X183]~[.X210]~[.X237]~[.X264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2];[.$C12:.$G12];)" office:value-type="float" office:value="5" calcext:value-type="float">
            <text:p>5</text:p>
          </table:table-cell>
          <table:table-cell table:formula="of:=RANK([.D12];[.$C12:.$G12];)" office:value-type="float" office:value="3" calcext:value-type="float">
            <text:p>3</text:p>
          </table:table-cell>
          <table:table-cell table:formula="of:=RANK([.E12];[.$C12:.$G12];)" office:value-type="float" office:value="4" calcext:value-type="float">
            <text:p>4</text:p>
          </table:table-cell>
          <table:table-cell table:formula="of:=RANK([.F12];[.$C12:.$G12];)" office:value-type="float" office:value="1" calcext:value-type="float">
            <text:p>1</text:p>
          </table:table-cell>
          <table:table-cell table:formula="of:=RANK([.G12];[.$C12:.$G12];)" office:value-type="float" office:value="2" calcext:value-type="float">
            <text:p>2</text:p>
          </table:table-cell>
          <table:table-cell table:formula="of:=RANK([.H12];[.$H12:.$L12];)" office:value-type="float" office:value="5" calcext:value-type="float">
            <text:p>5</text:p>
          </table:table-cell>
          <table:table-cell table:formula="of:=RANK([.I12];[.$H12:.$L12];)" office:value-type="float" office:value="1" calcext:value-type="float">
            <text:p>1</text:p>
          </table:table-cell>
          <table:table-cell table:formula="of:=RANK([.J12];[.$H12:.$L12];)" office:value-type="float" office:value="1" calcext:value-type="float">
            <text:p>1</text:p>
          </table:table-cell>
          <table:table-cell table:formula="of:=RANK([.K12];[.$H12:.$L12];)" office:value-type="float" office:value="4" calcext:value-type="float">
            <text:p>4</text:p>
          </table:table-cell>
          <table:table-cell table:formula="of:=RANK([.L12];[.$H12:.$L12];)" office:value-type="float" office:value="3" calcext:value-type="float">
            <text:p>3</text:p>
          </table:table-cell>
          <table:table-cell table:formula="of:=RANK([.M12];[.$M12:.$Q12];)" office:value-type="float" office:value="2" calcext:value-type="float">
            <text:p>2</text:p>
          </table:table-cell>
          <table:table-cell table:formula="of:=RANK([.N12];[.$M12:.$Q12];)" office:value-type="float" office:value="3" calcext:value-type="float">
            <text:p>3</text:p>
          </table:table-cell>
          <table:table-cell table:formula="of:=RANK([.O12];[.$M12:.$Q12];)" office:value-type="float" office:value="4" calcext:value-type="float">
            <text:p>4</text:p>
          </table:table-cell>
          <table:table-cell table:formula="of:=RANK([.P12];[.$M12:.$Q12];)" office:value-type="float" office:value="1" calcext:value-type="float">
            <text:p>1</text:p>
          </table:table-cell>
          <table:table-cell table:formula="of:=RANK([.Q12];[.$M12:.$Q12];)" office:value-type="float" office:value="5" calcext:value-type="float">
            <text:p>5</text:p>
          </table:table-cell>
          <table:table-cell table:formula="of:=RANK([.R12];[.$R12:.$V12];)" office:value-type="float" office:value="2" calcext:value-type="float">
            <text:p>2</text:p>
          </table:table-cell>
          <table:table-cell table:formula="of:=RANK([.S12];[.$R12:.$V12];)" office:value-type="float" office:value="3" calcext:value-type="float">
            <text:p>3</text:p>
          </table:table-cell>
          <table:table-cell table:formula="of:=RANK([.T12];[.$R12:.$V12];)" office:value-type="float" office:value="4" calcext:value-type="float">
            <text:p>4</text:p>
          </table:table-cell>
          <table:table-cell table:formula="of:=RANK([.U12];[.$R12:.$V12];)" office:value-type="float" office:value="1" calcext:value-type="float">
            <text:p>1</text:p>
          </table:table-cell>
          <table:table-cell table:formula="of:=RANK([.V12];[.$R12:.$V12];)" office:value-type="float" office:value="5" calcext:value-type="float">
            <text:p>5</text:p>
          </table:table-cell>
          <table:table-cell table:formula="of:=RANK([.W12];[.$W12:.$AA12];)" office:value-type="float" office:value="2" calcext:value-type="float">
            <text:p>2</text:p>
          </table:table-cell>
          <table:table-cell table:formula="of:=RANK([.X12];[.$W12:.$AA12];)" office:value-type="float" office:value="5" calcext:value-type="float">
            <text:p>5</text:p>
          </table:table-cell>
          <table:table-cell table:formula="of:=RANK([.Y12];[.$W12:.$AA12];)" office:value-type="float" office:value="4" calcext:value-type="float">
            <text:p>4</text:p>
          </table:table-cell>
          <table:table-cell table:formula="of:=RANK([.Z12];[.$W12:.$AA12];)" office:value-type="float" office:value="1" calcext:value-type="float">
            <text:p>1</text:p>
          </table:table-cell>
          <table:table-cell table:formula="of:=RANK([.AA12];[.$W12:.$AA12];)" office:value-type="float" office:value="3" calcext:value-type="float">
            <text:p>3</text:p>
          </table:table-cell>
          <table:table-cell/>
          <table:table-cell table:style-name="ce947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COUNTIF(([.E21]~ [.E48]~ [.E75]~ [.E102]~ [.E129]~ [.E156]~ [.E183]~ [.E210]~ [.E237]~ [.E264]);1)" office:value-type="float" office:value="3" calcext:value-type="float">
            <text:p>3</text:p>
          </table:table-cell>
          <table:table-cell table:formula="of:=COUNTIF(([.E21]~[.E48]~[.E75]~[.E102]~[.E129]~[.E156]~[.E183]~[.E210]~[.E237]~[.E264]);2)" office:value-type="float" office:value="4" calcext:value-type="float">
            <text:p>4</text:p>
          </table:table-cell>
          <table:table-cell table:formula="of:=COUNTIF(([.E21]~[.E48]~[.E75]~[.E102]~[.E129]~[.E156]~[.E183]~[.E210]~[.E237]~[.E264]);3)" office:value-type="float" office:value="3" calcext:value-type="float">
            <text:p>3</text:p>
          </table:table-cell>
          <table:table-cell table:formula="of:=COUNTIF(([.E21]~[.E48]~[.E75]~[.E102]~[.E129]~[.E156]~[.E183]~[.E210]~[.E237]~[.E264]);4)" office:value-type="float" office:value="0" calcext:value-type="float">
            <text:p>0</text:p>
          </table:table-cell>
          <table:table-cell table:formula="of:=COUNTIF(([.E21]~[.E48]~[.E75]~[.E102]~[.E129]~[.E156]~[.E183]~[.E210]~[.E237]~[.E264]);5)" office:value-type="float" office:value="0" calcext:value-type="float">
            <text:p>0</text:p>
          </table:table-cell>
          <table:table-cell table:formula="of:=COUNTIF(([.J21]~ [.J48]~ [.J75]~ [.J102]~ [.J129]~ [.J156]~ [.J183]~ [.J210]~ [.J237]~ [.J264]);1)" office:value-type="float" office:value="2" calcext:value-type="float">
            <text:p>2</text:p>
          </table:table-cell>
          <table:table-cell table:formula="of:=COUNTIF(([.J21]~[.J48]~[.J75]~[.J102]~[.J129]~[.J156]~[.J183]~[.J210]~[.J237]~[.J264]);2)" office:value-type="float" office:value="2" calcext:value-type="float">
            <text:p>2</text:p>
          </table:table-cell>
          <table:table-cell table:formula="of:=COUNTIF(([.J21]~[.J48]~[.J75]~[.J102]~[.J129]~[.J156]~[.J183]~[.J210]~[.J237]~[.J264]);3)" office:value-type="float" office:value="6" calcext:value-type="float">
            <text:p>6</text:p>
          </table:table-cell>
          <table:table-cell table:formula="of:=COUNTIF(([.J21]~[.J48]~[.J75]~[.J102]~[.J129]~[.J156]~[.J183]~[.J210]~[.J237]~[.J264]);4)" office:value-type="float" office:value="0" calcext:value-type="float">
            <text:p>0</text:p>
          </table:table-cell>
          <table:table-cell table:formula="of:=COUNTIF(([.J21]~[.J48]~[.J75]~[.J102]~[.J129]~[.J156]~[.J183]~[.J210]~[.J237]~[.J264]);5)" office:value-type="float" office:value="0" calcext:value-type="float">
            <text:p>0</text:p>
          </table:table-cell>
          <table:table-cell table:formula="of:=COUNTIF(([.O21]~ [.O48]~ [.O75]~ [.O102]~ [.O129]~ [.O156]~ [.O183]~ [.O210]~ [.O237]~ [.O264]);1)" office:value-type="float" office:value="0" calcext:value-type="float">
            <text:p>0</text:p>
          </table:table-cell>
          <table:table-cell table:formula="of:=COUNTIF(([.O21]~[.O48]~[.O75]~[.O102]~[.O129]~[.O156]~[.O183]~[.O210]~[.O237]~[.O264]);2)" office:value-type="float" office:value="0" calcext:value-type="float">
            <text:p>0</text:p>
          </table:table-cell>
          <table:table-cell table:formula="of:=COUNTIF(([.O21]~[.O48]~[.O75]~[.O102]~[.O129]~[.O156]~[.O183]~[.O210]~[.O237]~[.O264]);3)" office:value-type="float" office:value="0" calcext:value-type="float">
            <text:p>0</text:p>
          </table:table-cell>
          <table:table-cell table:formula="of:=COUNTIF(([.O21]~[.O48]~[.O75]~[.O102]~[.O129]~[.O156]~[.O183]~[.O210]~[.O237]~[.O264]);4)" office:value-type="float" office:value="5" calcext:value-type="float">
            <text:p>5</text:p>
          </table:table-cell>
          <table:table-cell table:formula="of:=COUNTIF(([.O21]~[.O48]~[.O75]~[.O102]~[.O129]~[.O156]~[.O183]~[.O210]~[.O237]~[.O264]);5)" office:value-type="float" office:value="5" calcext:value-type="float">
            <text:p>5</text:p>
          </table:table-cell>
          <table:table-cell table:formula="of:=COUNTIF(([.T21]~ [.T48]~ [.T75]~ [.T102]~ [.T129]~ [.T156]~ [.T183]~ [.T210]~ [.T237]~ [.T264]);1)" office:value-type="float" office:value="0" calcext:value-type="float">
            <text:p>0</text:p>
          </table:table-cell>
          <table:table-cell table:formula="of:=COUNTIF(([.T21]~[.T48]~[.T75]~[.T102]~[.T129]~[.T156]~[.T183]~[.T210]~[.T237]~[.T264]);2)" office:value-type="float" office:value="0" calcext:value-type="float">
            <text:p>0</text:p>
          </table:table-cell>
          <table:table-cell table:formula="of:=COUNTIF(([.T21]~[.T48]~[.T75]~[.T102]~[.T129]~[.T156]~[.T183]~[.T210]~[.T237]~[.T264]);3)" office:value-type="float" office:value="0" calcext:value-type="float">
            <text:p>0</text:p>
          </table:table-cell>
          <table:table-cell table:formula="of:=COUNTIF(([.T21]~[.T48]~[.T75]~[.T102]~[.T129]~[.T156]~[.T183]~[.T210]~[.T237]~[.T264]);4)" office:value-type="float" office:value="6" calcext:value-type="float">
            <text:p>6</text:p>
          </table:table-cell>
          <table:table-cell table:formula="of:=COUNTIF(([.T21]~[.T48]~[.T75]~[.T102]~[.T129]~[.T156]~[.T183]~[.T210]~[.T237]~[.T264]);5)" office:value-type="float" office:value="4" calcext:value-type="float">
            <text:p>4</text:p>
          </table:table-cell>
          <table:table-cell table:formula="of:=COUNTIF(([.Y21]~ [.Y48]~ [.Y75]~ [.Y102]~ [.Y129]~ [.Y156]~ [.Y183]~ [.Y210]~ [.Y237]~ [.Y264]);1)" office:value-type="float" office:value="3" calcext:value-type="float">
            <text:p>3</text:p>
          </table:table-cell>
          <table:table-cell table:formula="of:=COUNTIF(([.Y21]~[.Y48]~[.Y75]~[.Y102]~[.Y129]~[.Y156]~[.Y183]~[.Y210]~[.Y237]~[.Y264]);2)" office:value-type="float" office:value="3" calcext:value-type="float">
            <text:p>3</text:p>
          </table:table-cell>
          <table:table-cell table:formula="of:=COUNTIF(([.Y21]~[.Y48]~[.Y75]~[.Y102]~[.Y129]~[.Y156]~[.Y183]~[.Y210]~[.Y237]~[.Y264]);3)" office:value-type="float" office:value="4" calcext:value-type="float">
            <text:p>4</text:p>
          </table:table-cell>
          <table:table-cell table:formula="of:=COUNTIF(([.Y21]~[.Y48]~[.Y75]~[.Y102]~[.Y129]~[.Y156]~[.Y183]~[.Y210]~[.Y237]~[.Y264]);4)" office:value-type="float" office:value="0" calcext:value-type="float">
            <text:p>0</text:p>
          </table:table-cell>
          <table:table-cell table:formula="of:=COUNTIF(([.Y21]~[.Y48]~[.Y75]~[.Y102]~[.Y129]~[.Y156]~[.Y183]~[.Y210]~[.Y237]~[.Y264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3];[.$C13:.$G13];)" office:value-type="float" office:value="3" calcext:value-type="float">
            <text:p>3</text:p>
          </table:table-cell>
          <table:table-cell table:formula="of:=RANK([.D13];[.$C13:.$G13];)" office:value-type="float" office:value="4" calcext:value-type="float">
            <text:p>4</text:p>
          </table:table-cell>
          <table:table-cell table:formula="of:=RANK([.E13];[.$C13:.$G13];)" office:value-type="float" office:value="5" calcext:value-type="float">
            <text:p>5</text:p>
          </table:table-cell>
          <table:table-cell table:formula="of:=RANK([.F13];[.$C13:.$G13];)" office:value-type="float" office:value="1" calcext:value-type="float">
            <text:p>1</text:p>
          </table:table-cell>
          <table:table-cell table:formula="of:=RANK([.G13];[.$C13:.$G13];)" office:value-type="float" office:value="2" calcext:value-type="float">
            <text:p>2</text:p>
          </table:table-cell>
          <table:table-cell table:formula="of:=RANK([.H13];[.$H13:.$L13];)" office:value-type="float" office:value="4" calcext:value-type="float">
            <text:p>4</text:p>
          </table:table-cell>
          <table:table-cell table:formula="of:=RANK([.I13];[.$H13:.$L13];)" office:value-type="float" office:value="1" calcext:value-type="float">
            <text:p>1</text:p>
          </table:table-cell>
          <table:table-cell table:formula="of:=RANK([.J13];[.$H13:.$L13];)" office:value-type="float" office:value="1" calcext:value-type="float">
            <text:p>1</text:p>
          </table:table-cell>
          <table:table-cell table:formula="of:=RANK([.K13];[.$H13:.$L13];)" office:value-type="float" office:value="3" calcext:value-type="float">
            <text:p>3</text:p>
          </table:table-cell>
          <table:table-cell table:formula="of:=RANK([.L13];[.$H13:.$L13];)" office:value-type="float" office:value="5" calcext:value-type="float">
            <text:p>5</text:p>
          </table:table-cell>
          <table:table-cell table:formula="of:=RANK([.M13];[.$M13:.$Q13];)" office:value-type="float" office:value="1" calcext:value-type="float">
            <text:p>1</text:p>
          </table:table-cell>
          <table:table-cell table:formula="of:=RANK([.N13];[.$M13:.$Q13];)" office:value-type="float" office:value="3" calcext:value-type="float">
            <text:p>3</text:p>
          </table:table-cell>
          <table:table-cell table:formula="of:=RANK([.O13];[.$M13:.$Q13];)" office:value-type="float" office:value="4" calcext:value-type="float">
            <text:p>4</text:p>
          </table:table-cell>
          <table:table-cell table:formula="of:=RANK([.P13];[.$M13:.$Q13];)" office:value-type="float" office:value="2" calcext:value-type="float">
            <text:p>2</text:p>
          </table:table-cell>
          <table:table-cell table:formula="of:=RANK([.Q13];[.$M13:.$Q13];)" office:value-type="float" office:value="5" calcext:value-type="float">
            <text:p>5</text:p>
          </table:table-cell>
          <table:table-cell table:formula="of:=RANK([.R13];[.$R13:.$V13];)" office:value-type="float" office:value="1" calcext:value-type="float">
            <text:p>1</text:p>
          </table:table-cell>
          <table:table-cell table:formula="of:=RANK([.S13];[.$R13:.$V13];)" office:value-type="float" office:value="4" calcext:value-type="float">
            <text:p>4</text:p>
          </table:table-cell>
          <table:table-cell table:formula="of:=RANK([.T13];[.$R13:.$V13];)" office:value-type="float" office:value="5" calcext:value-type="float">
            <text:p>5</text:p>
          </table:table-cell>
          <table:table-cell table:formula="of:=RANK([.U13];[.$R13:.$V13];)" office:value-type="float" office:value="2" calcext:value-type="float">
            <text:p>2</text:p>
          </table:table-cell>
          <table:table-cell table:formula="of:=RANK([.V13];[.$R13:.$V13];)" office:value-type="float" office:value="3" calcext:value-type="float">
            <text:p>3</text:p>
          </table:table-cell>
          <table:table-cell table:formula="of:=RANK([.W13];[.$W13:.$AA13];)" office:value-type="float" office:value="2" calcext:value-type="float">
            <text:p>2</text:p>
          </table:table-cell>
          <table:table-cell table:formula="of:=RANK([.X13];[.$W13:.$AA13];)" office:value-type="float" office:value="5" calcext:value-type="float">
            <text:p>5</text:p>
          </table:table-cell>
          <table:table-cell table:formula="of:=RANK([.Y13];[.$W13:.$AA13];)" office:value-type="float" office:value="4" calcext:value-type="float">
            <text:p>4</text:p>
          </table:table-cell>
          <table:table-cell table:formula="of:=RANK([.Z13];[.$W13:.$AA13];)" office:value-type="float" office:value="1" calcext:value-type="float">
            <text:p>1</text:p>
          </table:table-cell>
          <table:table-cell table:formula="of:=RANK([.AA13];[.$W13:.$AA13];)" office:value-type="float" office:value="3" calcext:value-type="float">
            <text:p>3</text:p>
          </table:table-cell>
          <table:table-cell/>
          <table:table-cell table:style-name="ce947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COUNTIF(([.F21]~ [.F48]~ [.F75]~ [.F102]~ [.F129]~ [.F156]~ [.F183]~ [.F210]~ [.F237]~ [.F264]);1)" office:value-type="float" office:value="4" calcext:value-type="float">
            <text:p>4</text:p>
          </table:table-cell>
          <table:table-cell table:formula="of:=COUNTIF(([.F21]~[.F48]~[.F75]~[.F102]~[.F129]~[.F156]~[.F183]~[.F210]~[.F237]~[.F264]);2)" office:value-type="float" office:value="1" calcext:value-type="float">
            <text:p>1</text:p>
          </table:table-cell>
          <table:table-cell table:formula="of:=COUNTIF(([.F21]~[.F48]~[.F75]~[.F102]~[.F129]~[.F156]~[.F183]~[.F210]~[.F237]~[.F264]);3)" office:value-type="float" office:value="0" calcext:value-type="float">
            <text:p>0</text:p>
          </table:table-cell>
          <table:table-cell table:formula="of:=COUNTIF(([.F21]~[.F48]~[.F75]~[.F102]~[.F129]~[.F156]~[.F183]~[.F210]~[.F237]~[.F264]);4)" office:value-type="float" office:value="5" calcext:value-type="float">
            <text:p>5</text:p>
          </table:table-cell>
          <table:table-cell table:formula="of:=COUNTIF(([.F21]~[.F48]~[.F75]~[.F102]~[.F129]~[.F156]~[.F183]~[.F210]~[.F237]~[.F264]);5)" office:value-type="float" office:value="0" calcext:value-type="float">
            <text:p>0</text:p>
          </table:table-cell>
          <table:table-cell table:formula="of:=COUNTIF(([.K21]~ [.K48]~ [.K75]~ [.K102]~ [.K129]~ [.K156]~ [.K183]~ [.K210]~ [.K237]~ [.K264]);1)" office:value-type="float" office:value="2" calcext:value-type="float">
            <text:p>2</text:p>
          </table:table-cell>
          <table:table-cell table:formula="of:=COUNTIF(([.K21]~[.K48]~[.K75]~[.K102]~[.K129]~[.K156]~[.K183]~[.K210]~[.K237]~[.K264]);2)" office:value-type="float" office:value="1" calcext:value-type="float">
            <text:p>1</text:p>
          </table:table-cell>
          <table:table-cell table:formula="of:=COUNTIF(([.K21]~[.K48]~[.K75]~[.K102]~[.K129]~[.K156]~[.K183]~[.K210]~[.K237]~[.K264]);3)" office:value-type="float" office:value="0" calcext:value-type="float">
            <text:p>0</text:p>
          </table:table-cell>
          <table:table-cell table:formula="of:=COUNTIF(([.K21]~[.K48]~[.K75]~[.K102]~[.K129]~[.K156]~[.K183]~[.K210]~[.K237]~[.K264]);4)" office:value-type="float" office:value="7" calcext:value-type="float">
            <text:p>7</text:p>
          </table:table-cell>
          <table:table-cell table:formula="of:=COUNTIF(([.K21]~[.K48]~[.K75]~[.K102]~[.K129]~[.K156]~[.K183]~[.K210]~[.K237]~[.K264]);5)" office:value-type="float" office:value="0" calcext:value-type="float">
            <text:p>0</text:p>
          </table:table-cell>
          <table:table-cell table:formula="of:=COUNTIF(([.P21]~ [.P48]~ [.P75]~ [.P102]~ [.P129]~ [.P156]~ [.P183]~ [.P210]~ [.P237]~ [.P264]);1)" office:value-type="float" office:value="3" calcext:value-type="float">
            <text:p>3</text:p>
          </table:table-cell>
          <table:table-cell table:formula="of:=COUNTIF(([.P21]~[.P48]~[.P75]~[.P102]~[.P129]~[.P156]~[.P183]~[.P210]~[.P237]~[.P264]);2)" office:value-type="float" office:value="6" calcext:value-type="float">
            <text:p>6</text:p>
          </table:table-cell>
          <table:table-cell table:formula="of:=COUNTIF(([.P21]~[.P48]~[.P75]~[.P102]~[.P129]~[.P156]~[.P183]~[.P210]~[.P237]~[.P264]);3)" office:value-type="float" office:value="0" calcext:value-type="float">
            <text:p>0</text:p>
          </table:table-cell>
          <table:table-cell table:formula="of:=COUNTIF(([.P21]~[.P48]~[.P75]~[.P102]~[.P129]~[.P156]~[.P183]~[.P210]~[.P237]~[.P264]);4)" office:value-type="float" office:value="0" calcext:value-type="float">
            <text:p>0</text:p>
          </table:table-cell>
          <table:table-cell table:formula="of:=COUNTIF(([.P21]~[.P48]~[.P75]~[.P102]~[.P129]~[.P156]~[.P183]~[.P210]~[.P237]~[.P264]);5)" office:value-type="float" office:value="1" calcext:value-type="float">
            <text:p>1</text:p>
          </table:table-cell>
          <table:table-cell table:formula="of:=COUNTIF(([.U21]~ [.U48]~ [.U75]~ [.U102]~ [.U129]~ [.U156]~ [.U183]~ [.U210]~ [.U237]~ [.U264]);1)" office:value-type="float" office:value="5" calcext:value-type="float">
            <text:p>5</text:p>
          </table:table-cell>
          <table:table-cell table:formula="of:=COUNTIF(([.U21]~[.U48]~[.U75]~[.U102]~[.U129]~[.U156]~[.U183]~[.U210]~[.U237]~[.U264]);2)" office:value-type="float" office:value="5" calcext:value-type="float">
            <text:p>5</text:p>
          </table:table-cell>
          <table:table-cell table:formula="of:=COUNTIF(([.U21]~[.U48]~[.U75]~[.U102]~[.U129]~[.U156]~[.U183]~[.U210]~[.U237]~[.U264]);3)" office:value-type="float" office:value="0" calcext:value-type="float">
            <text:p>0</text:p>
          </table:table-cell>
          <table:table-cell table:formula="of:=COUNTIF(([.U21]~[.U48]~[.U75]~[.U102]~[.U129]~[.U156]~[.U183]~[.U210]~[.U237]~[.U264]);4)" office:value-type="float" office:value="0" calcext:value-type="float">
            <text:p>0</text:p>
          </table:table-cell>
          <table:table-cell table:formula="of:=COUNTIF(([.U21]~[.U48]~[.U75]~[.U102]~[.U129]~[.U156]~[.U183]~[.U210]~[.U237]~[.U264]);5)" office:value-type="float" office:value="0" calcext:value-type="float">
            <text:p>0</text:p>
          </table:table-cell>
          <table:table-cell table:formula="of:=COUNTIF(([.Z21]~ [.Z48]~ [.Z75]~ [.Z102]~ [.Z129]~ [.Z156]~ [.Z183]~ [.Z210]~ [.Z237]~ [.Z264]);1)" office:value-type="float" office:value="3" calcext:value-type="float">
            <text:p>3</text:p>
          </table:table-cell>
          <table:table-cell table:formula="of:=COUNTIF(([.Z21]~[.Z48]~[.Z75]~[.Z102]~[.Z129]~[.Z156]~[.Z183]~[.Z210]~[.Z237]~[.Z264]);2)" office:value-type="float" office:value="2" calcext:value-type="float">
            <text:p>2</text:p>
          </table:table-cell>
          <table:table-cell table:formula="of:=COUNTIF(([.Z21]~[.Z48]~[.Z75]~[.Z102]~[.Z129]~[.Z156]~[.Z183]~[.Z210]~[.Z237]~[.Z264]);3)" office:value-type="float" office:value="1" calcext:value-type="float">
            <text:p>1</text:p>
          </table:table-cell>
          <table:table-cell table:formula="of:=COUNTIF(([.Z21]~[.Z48]~[.Z75]~[.Z102]~[.Z129]~[.Z156]~[.Z183]~[.Z210]~[.Z237]~[.Z264]);4)" office:value-type="float" office:value="4" calcext:value-type="float">
            <text:p>4</text:p>
          </table:table-cell>
          <table:table-cell table:formula="of:=COUNTIF(([.Z21]~[.Z48]~[.Z75]~[.Z102]~[.Z129]~[.Z156]~[.Z183]~[.Z210]~[.Z237]~[.Z264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28"/>
          <table:table-cell table:style-name="ce947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COUNTIF(([.G21]~ [.G48]~ [.G75]~ [.G102]~ [.G129]~ [.G156]~ [.G183]~ [.G210]~ [.G237]~ [.G264]);1)" office:value-type="float" office:value="2" calcext:value-type="float">
            <text:p>2</text:p>
          </table:table-cell>
          <table:table-cell table:formula="of:=COUNTIF(([.G21]~[.G48]~[.G75]~[.G102]~[.G129]~[.G156]~[.G183]~[.G210]~[.G237]~[.G264]);2)" office:value-type="float" office:value="5" calcext:value-type="float">
            <text:p>5</text:p>
          </table:table-cell>
          <table:table-cell table:formula="of:=COUNTIF(([.G21]~[.G48]~[.G75]~[.G102]~[.G129]~[.G156]~[.G183]~[.G210]~[.G237]~[.G264]);3)" office:value-type="float" office:value="2" calcext:value-type="float">
            <text:p>2</text:p>
          </table:table-cell>
          <table:table-cell table:formula="of:=COUNTIF(([.G21]~[.G48]~[.G75]~[.G102]~[.G129]~[.G156]~[.G183]~[.G210]~[.G237]~[.G264]);4)" office:value-type="float" office:value="1" calcext:value-type="float">
            <text:p>1</text:p>
          </table:table-cell>
          <table:table-cell table:formula="of:=COUNTIF(([.G21]~[.G48]~[.G75]~[.G102]~[.G129]~[.G156]~[.G183]~[.G210]~[.G237]~[.G264]);5)" office:value-type="float" office:value="0" calcext:value-type="float">
            <text:p>0</text:p>
          </table:table-cell>
          <table:table-cell table:formula="of:=COUNTIF(([.L21]~ [.L48]~ [.L75]~ [.L102]~ [.L129]~ [.L156]~ [.L183]~ [.L210]~ [.L237]~ [.L264]);1)" office:value-type="float" office:value="6" calcext:value-type="float">
            <text:p>6</text:p>
          </table:table-cell>
          <table:table-cell table:formula="of:=COUNTIF(([.L21]~[.L48]~[.L75]~[.L102]~[.L129]~[.L156]~[.L183]~[.L210]~[.L237]~[.L264]);2)" office:value-type="float" office:value="1" calcext:value-type="float">
            <text:p>1</text:p>
          </table:table-cell>
          <table:table-cell table:formula="of:=COUNTIF(([.L21]~[.L48]~[.L75]~[.L102]~[.L129]~[.L156]~[.L183]~[.L210]~[.L237]~[.L264]);3)" office:value-type="float" office:value="2" calcext:value-type="float">
            <text:p>2</text:p>
          </table:table-cell>
          <table:table-cell table:formula="of:=COUNTIF(([.L21]~[.L48]~[.L75]~[.L102]~[.L129]~[.L156]~[.L183]~[.L210]~[.L237]~[.L264]);4)" office:value-type="float" office:value="1" calcext:value-type="float">
            <text:p>1</text:p>
          </table:table-cell>
          <table:table-cell table:formula="of:=COUNTIF(([.L21]~[.L48]~[.L75]~[.L102]~[.L129]~[.L156]~[.L183]~[.L210]~[.L237]~[.L264]);5)" office:value-type="float" office:value="0" calcext:value-type="float">
            <text:p>0</text:p>
          </table:table-cell>
          <table:table-cell table:formula="of:=COUNTIF(([.Q21]~ [.Q48]~ [.Q75]~ [.Q102]~ [.Q129]~ [.Q156]~ [.Q183]~ [.Q210]~ [.Q237]~ [.Q264]);1)" office:value-type="float" office:value="0" calcext:value-type="float">
            <text:p>0</text:p>
          </table:table-cell>
          <table:table-cell table:formula="of:=COUNTIF(([.Q21]~[.Q48]~[.Q75]~[.Q102]~[.Q129]~[.Q156]~[.Q183]~[.Q210]~[.Q237]~[.Q264]);2)" office:value-type="float" office:value="0" calcext:value-type="float">
            <text:p>0</text:p>
          </table:table-cell>
          <table:table-cell table:formula="of:=COUNTIF(([.Q21]~[.Q48]~[.Q75]~[.Q102]~[.Q129]~[.Q156]~[.Q183]~[.Q210]~[.Q237]~[.Q264]);3)" office:value-type="float" office:value="1" calcext:value-type="float">
            <text:p>1</text:p>
          </table:table-cell>
          <table:table-cell table:formula="of:=COUNTIF(([.Q21]~[.Q48]~[.Q75]~[.Q102]~[.Q129]~[.Q156]~[.Q183]~[.Q210]~[.Q237]~[.Q264]);4)" office:value-type="float" office:value="5" calcext:value-type="float">
            <text:p>5</text:p>
          </table:table-cell>
          <table:table-cell table:formula="of:=COUNTIF(([.Q21]~[.Q48]~[.Q75]~[.Q102]~[.Q129]~[.Q156]~[.Q183]~[.Q210]~[.Q237]~[.Q264]);5)" office:value-type="float" office:value="4" calcext:value-type="float">
            <text:p>4</text:p>
          </table:table-cell>
          <table:table-cell table:formula="of:=COUNTIF(([.V21]~ [.V48]~ [.V75]~ [.V102]~ [.V129]~ [.V156]~ [.V183]~ [.V210]~ [.V237]~ [.V264]);1)" office:value-type="float" office:value="0" calcext:value-type="float">
            <text:p>0</text:p>
          </table:table-cell>
          <table:table-cell table:formula="of:=COUNTIF(([.V21]~[.V48]~[.V75]~[.V102]~[.V129]~[.V156]~[.V183]~[.V210]~[.V237]~[.V264]);2)" office:value-type="float" office:value="0" calcext:value-type="float">
            <text:p>0</text:p>
          </table:table-cell>
          <table:table-cell table:formula="of:=COUNTIF(([.V21]~[.V48]~[.V75]~[.V102]~[.V129]~[.V156]~[.V183]~[.V210]~[.V237]~[.V264]);3)" office:value-type="float" office:value="0" calcext:value-type="float">
            <text:p>0</text:p>
          </table:table-cell>
          <table:table-cell table:formula="of:=COUNTIF(([.V21]~[.V48]~[.V75]~[.V102]~[.V129]~[.V156]~[.V183]~[.V210]~[.V237]~[.V264]);4)" office:value-type="float" office:value="4" calcext:value-type="float">
            <text:p>4</text:p>
          </table:table-cell>
          <table:table-cell table:formula="of:=COUNTIF(([.V21]~[.V48]~[.V75]~[.V102]~[.V129]~[.V156]~[.V183]~[.V210]~[.V237]~[.V264]);5)" office:value-type="float" office:value="6" calcext:value-type="float">
            <text:p>6</text:p>
          </table:table-cell>
          <table:table-cell table:formula="of:=COUNTIF(([.AA21]~ [.AA48]~ [.AA75]~ [.AA102]~ [.AA129]~ [.AA156]~ [.AA183]~ [.AA210]~ [.AA237]~ [.AA264]);1)" office:value-type="float" office:value="2" calcext:value-type="float">
            <text:p>2</text:p>
          </table:table-cell>
          <table:table-cell table:formula="of:=COUNTIF(([.AA21]~[.AA48]~[.AA75]~[.AA102]~[.AA129]~[.AA156]~[.AA183]~[.AA210]~[.AA237]~[.AA264]);2)" office:value-type="float" office:value="1" calcext:value-type="float">
            <text:p>1</text:p>
          </table:table-cell>
          <table:table-cell table:formula="of:=COUNTIF(([.AA21]~[.AA48]~[.AA75]~[.AA102]~[.AA129]~[.AA156]~[.AA183]~[.AA210]~[.AA237]~[.AA264]);3)" office:value-type="float" office:value="3" calcext:value-type="float">
            <text:p>3</text:p>
          </table:table-cell>
          <table:table-cell table:formula="of:=COUNTIF(([.AA21]~[.AA48]~[.AA75]~[.AA102]~[.AA129]~[.AA156]~[.AA183]~[.AA210]~[.AA237]~[.AA264]);4)" office:value-type="float" office:value="3" calcext:value-type="float">
            <text:p>3</text:p>
          </table:table-cell>
          <table:table-cell table:formula="of:=COUNTIF(([.AA21]~[.AA48]~[.AA75]~[.AA102]~[.AA129]~[.AA156]~[.AA183]~[.AA210]~[.AA237]~[.AA264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office:value-type="float" office:value="134875" calcext:value-type="float">
            <text:p>134875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7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COUNTIF(([.C22]~ [.C49]~ [.C76]~ [.C103]~ [.C130]~ [.C157]~ [.C184]~ [.C211]~ [.C238]~ [.C265]);1)" office:value-type="float" office:value="1" calcext:value-type="float">
            <text:p>1</text:p>
          </table:table-cell>
          <table:table-cell table:formula="of:=COUNTIF(([.C22]~[.C49]~[.C76]~[.C103]~[.C130]~[.C157]~[.C184]~[.C211]~[.C238]~[.C265]);2)" office:value-type="float" office:value="3" calcext:value-type="float">
            <text:p>3</text:p>
          </table:table-cell>
          <table:table-cell table:formula="of:=COUNTIF(([.C22]~[.C49]~[.C76]~[.C103]~[.C130]~[.C157]~[.C184]~[.C211]~[.C238]~[.C265]);3)" office:value-type="float" office:value="5" calcext:value-type="float">
            <text:p>5</text:p>
          </table:table-cell>
          <table:table-cell table:formula="of:=COUNTIF(([.C22]~[.C49]~[.C76]~[.C103]~[.C130]~[.C157]~[.C184]~[.C211]~[.C238]~[.C265]);4)" office:value-type="float" office:value="1" calcext:value-type="float">
            <text:p>1</text:p>
          </table:table-cell>
          <table:table-cell table:formula="of:=COUNTIF(([.C22]~[.C49]~[.C76]~[.C103]~[.C130]~[.C157]~[.C184]~[.C211]~[.C238]~[.C265]);5)" office:value-type="float" office:value="0" calcext:value-type="float">
            <text:p>0</text:p>
          </table:table-cell>
          <table:table-cell table:formula="of:=COUNTIF(([.H22]~ [.H49]~ [.H76]~ [.H103]~ [.H130]~ [.H157]~ [.H184]~ [.H211]~ [.H238]~ [.H265]);1)" office:value-type="float" office:value="1" calcext:value-type="float">
            <text:p>1</text:p>
          </table:table-cell>
          <table:table-cell table:formula="of:=COUNTIF(([.H22]~[.H49]~[.H76]~[.H103]~[.H130]~[.H157]~[.H184]~[.H211]~[.H238]~[.H265]);2)" office:value-type="float" office:value="2" calcext:value-type="float">
            <text:p>2</text:p>
          </table:table-cell>
          <table:table-cell table:formula="of:=COUNTIF(([.H22]~[.H49]~[.H76]~[.H103]~[.H130]~[.H157]~[.H184]~[.H211]~[.H238]~[.H265]);3)" office:value-type="float" office:value="5" calcext:value-type="float">
            <text:p>5</text:p>
          </table:table-cell>
          <table:table-cell table:formula="of:=COUNTIF(([.H22]~[.H49]~[.H76]~[.H103]~[.H130]~[.H157]~[.H184]~[.H211]~[.H238]~[.H265]);4)" office:value-type="float" office:value="2" calcext:value-type="float">
            <text:p>2</text:p>
          </table:table-cell>
          <table:table-cell table:formula="of:=COUNTIF(([.H22]~[.H49]~[.H76]~[.H103]~[.H130]~[.H157]~[.H184]~[.H211]~[.H238]~[.H265]);5)" office:value-type="float" office:value="0" calcext:value-type="float">
            <text:p>0</text:p>
          </table:table-cell>
          <table:table-cell table:formula="of:=COUNTIF(([.M22]~ [.M49]~ [.M76]~ [.M103]~ [.M130]~ [.M157]~ [.M184]~ [.M211]~ [.M238]~ [.M265]);1)" office:value-type="float" office:value="5" calcext:value-type="float">
            <text:p>5</text:p>
          </table:table-cell>
          <table:table-cell table:formula="of:=COUNTIF(([.M22]~[.M49]~[.M76]~[.M103]~[.M130]~[.M157]~[.M184]~[.M211]~[.M238]~[.M265]);2)" office:value-type="float" office:value="4" calcext:value-type="float">
            <text:p>4</text:p>
          </table:table-cell>
          <table:table-cell table:formula="of:=COUNTIF(([.M22]~[.M49]~[.M76]~[.M103]~[.M130]~[.M157]~[.M184]~[.M211]~[.M238]~[.M265]);3)" office:value-type="float" office:value="1" calcext:value-type="float">
            <text:p>1</text:p>
          </table:table-cell>
          <table:table-cell table:formula="of:=COUNTIF(([.M22]~[.M49]~[.M76]~[.M103]~[.M130]~[.M157]~[.M184]~[.M211]~[.M238]~[.M265]);4)" office:value-type="float" office:value="0" calcext:value-type="float">
            <text:p>0</text:p>
          </table:table-cell>
          <table:table-cell table:formula="of:=COUNTIF(([.M22]~[.M49]~[.M76]~[.M103]~[.M130]~[.M157]~[.M184]~[.M211]~[.M238]~[.M265]);5)" office:value-type="float" office:value="0" calcext:value-type="float">
            <text:p>0</text:p>
          </table:table-cell>
          <table:table-cell table:formula="of:=COUNTIF(([.R22]~ [.R49]~ [.R76]~ [.R103]~ [.R130]~ [.R157]~ [.R184]~ [.R211]~ [.R238]~ [.R265]);1)" office:value-type="float" office:value="6" calcext:value-type="float">
            <text:p>6</text:p>
          </table:table-cell>
          <table:table-cell table:formula="of:=COUNTIF(([.R22]~[.R49]~[.R76]~[.R103]~[.R130]~[.R157]~[.R184]~[.R211]~[.R238]~[.R265]);2)" office:value-type="float" office:value="4" calcext:value-type="float">
            <text:p>4</text:p>
          </table:table-cell>
          <table:table-cell table:formula="of:=COUNTIF(([.R22]~[.R49]~[.R76]~[.R103]~[.R130]~[.R157]~[.R184]~[.R211]~[.R238]~[.R265]);3)" office:value-type="float" office:value="0" calcext:value-type="float">
            <text:p>0</text:p>
          </table:table-cell>
          <table:table-cell table:formula="of:=COUNTIF(([.R22]~[.R49]~[.R76]~[.R103]~[.R130]~[.R157]~[.R184]~[.R211]~[.R238]~[.R265]);4)" office:value-type="float" office:value="0" calcext:value-type="float">
            <text:p>0</text:p>
          </table:table-cell>
          <table:table-cell table:formula="of:=COUNTIF(([.R22]~[.R49]~[.R76]~[.R103]~[.R130]~[.R157]~[.R184]~[.R211]~[.R238]~[.R265]);5)" office:value-type="float" office:value="0" calcext:value-type="float">
            <text:p>0</text:p>
          </table:table-cell>
          <table:table-cell table:formula="of:=COUNTIF(([.W22]~ [.W49]~ [.W76]~ [.W103]~ [.W130]~ [.W157]~ [.W184]~ [.W211]~ [.W238]~ [.W265]);1)" office:value-type="float" office:value="2" calcext:value-type="float">
            <text:p>2</text:p>
          </table:table-cell>
          <table:table-cell table:formula="of:=COUNTIF(([.W22]~[.W49]~[.W76]~[.W103]~[.W130]~[.W157]~[.W184]~[.W211]~[.W238]~[.W265]);2)" office:value-type="float" office:value="1" calcext:value-type="float">
            <text:p>1</text:p>
          </table:table-cell>
          <table:table-cell table:formula="of:=COUNTIF(([.W22]~[.W49]~[.W76]~[.W103]~[.W130]~[.W157]~[.W184]~[.W211]~[.W238]~[.W265]);3)" office:value-type="float" office:value="3" calcext:value-type="float">
            <text:p>3</text:p>
          </table:table-cell>
          <table:table-cell table:formula="of:=COUNTIF(([.W22]~[.W49]~[.W76]~[.W103]~[.W130]~[.W157]~[.W184]~[.W211]~[.W238]~[.W265]);4)" office:value-type="float" office:value="2" calcext:value-type="float">
            <text:p>2</text:p>
          </table:table-cell>
          <table:table-cell table:formula="of:=COUNTIF(([.W22]~[.W49]~[.W76]~[.W103]~[.W130]~[.W157]~[.W184]~[.W211]~[.W238]~[.W265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COUNTIF(([.D22]~ [.D49]~ [.D76]~ [.D103]~ [.D130]~ [.D157]~ [.D184]~ [.D211]~ [.D238]~ [.D265]);1)" office:value-type="float" office:value="3" calcext:value-type="float">
            <text:p>3</text:p>
          </table:table-cell>
          <table:table-cell table:formula="of:=COUNTIF(([.D22]~[.D49]~[.D76]~[.D103]~[.D130]~[.D157]~[.D184]~[.D211]~[.D238]~[.D265]);2)" office:value-type="float" office:value="4" calcext:value-type="float">
            <text:p>4</text:p>
          </table:table-cell>
          <table:table-cell table:formula="of:=COUNTIF(([.D22]~[.D49]~[.D76]~[.D103]~[.D130]~[.D157]~[.D184]~[.D211]~[.D238]~[.D265]);3)" office:value-type="float" office:value="0" calcext:value-type="float">
            <text:p>0</text:p>
          </table:table-cell>
          <table:table-cell table:formula="of:=COUNTIF(([.D22]~[.D49]~[.D76]~[.D103]~[.D130]~[.D157]~[.D184]~[.D211]~[.D238]~[.D265]);4)" office:value-type="float" office:value="1" calcext:value-type="float">
            <text:p>1</text:p>
          </table:table-cell>
          <table:table-cell table:formula="of:=COUNTIF(([.D22]~[.D49]~[.D76]~[.D103]~[.D130]~[.D157]~[.D184]~[.D211]~[.D238]~[.D265]);5)" office:value-type="float" office:value="2" calcext:value-type="float">
            <text:p>2</text:p>
          </table:table-cell>
          <table:table-cell table:formula="of:=COUNTIF(([.I22]~ [.I49]~ [.I76]~ [.I103]~ [.I130]~ [.I157]~ [.I184]~ [.I211]~ [.I238]~ [.I265]);1)" office:value-type="float" office:value="6" calcext:value-type="float">
            <text:p>6</text:p>
          </table:table-cell>
          <table:table-cell table:formula="of:=COUNTIF(([.I22]~[.I49]~[.I76]~[.I103]~[.I130]~[.I157]~[.I184]~[.I211]~[.I238]~[.I265]);2)" office:value-type="float" office:value="1" calcext:value-type="float">
            <text:p>1</text:p>
          </table:table-cell>
          <table:table-cell table:formula="of:=COUNTIF(([.I22]~[.I49]~[.I76]~[.I103]~[.I130]~[.I157]~[.I184]~[.I211]~[.I238]~[.I265]);3)" office:value-type="float" office:value="1" calcext:value-type="float">
            <text:p>1</text:p>
          </table:table-cell>
          <table:table-cell table:formula="of:=COUNTIF(([.I22]~[.I49]~[.I76]~[.I103]~[.I130]~[.I157]~[.I184]~[.I211]~[.I238]~[.I265]);4)" office:value-type="float" office:value="0" calcext:value-type="float">
            <text:p>0</text:p>
          </table:table-cell>
          <table:table-cell table:formula="of:=COUNTIF(([.I22]~[.I49]~[.I76]~[.I103]~[.I130]~[.I157]~[.I184]~[.I211]~[.I238]~[.I265]);5)" office:value-type="float" office:value="2" calcext:value-type="float">
            <text:p>2</text:p>
          </table:table-cell>
          <table:table-cell table:formula="of:=COUNTIF(([.N22]~ [.N49]~ [.N76]~ [.N103]~ [.N130]~ [.N157]~ [.N184]~ [.N211]~ [.N238]~ [.N265]);1)" office:value-type="float" office:value="0" calcext:value-type="float">
            <text:p>0</text:p>
          </table:table-cell>
          <table:table-cell table:formula="of:=COUNTIF(([.N22]~[.N49]~[.N76]~[.N103]~[.N130]~[.N157]~[.N184]~[.N211]~[.N238]~[.N265]);2)" office:value-type="float" office:value="0" calcext:value-type="float">
            <text:p>0</text:p>
          </table:table-cell>
          <table:table-cell table:formula="of:=COUNTIF(([.N22]~[.N49]~[.N76]~[.N103]~[.N130]~[.N157]~[.N184]~[.N211]~[.N238]~[.N265]);3)" office:value-type="float" office:value="0" calcext:value-type="float">
            <text:p>0</text:p>
          </table:table-cell>
          <table:table-cell table:formula="of:=COUNTIF(([.N22]~[.N49]~[.N76]~[.N103]~[.N130]~[.N157]~[.N184]~[.N211]~[.N238]~[.N265]);4)" office:value-type="float" office:value="8" calcext:value-type="float">
            <text:p>8</text:p>
          </table:table-cell>
          <table:table-cell table:formula="of:=COUNTIF(([.N22]~[.N49]~[.N76]~[.N103]~[.N130]~[.N157]~[.N184]~[.N211]~[.N238]~[.N265]);5)" office:value-type="float" office:value="2" calcext:value-type="float">
            <text:p>2</text:p>
          </table:table-cell>
          <table:table-cell table:formula="of:=COUNTIF(([.S22]~ [.S49]~ [.S76]~ [.S103]~ [.S130]~ [.S157]~ [.S184]~ [.S211]~ [.S238]~ [.S265]);1)" office:value-type="float" office:value="0" calcext:value-type="float">
            <text:p>0</text:p>
          </table:table-cell>
          <table:table-cell table:formula="of:=COUNTIF(([.S22]~[.S49]~[.S76]~[.S103]~[.S130]~[.S157]~[.S184]~[.S211]~[.S238]~[.S265]);2)" office:value-type="float" office:value="0" calcext:value-type="float">
            <text:p>0</text:p>
          </table:table-cell>
          <table:table-cell table:formula="of:=COUNTIF(([.S22]~[.S49]~[.S76]~[.S103]~[.S130]~[.S157]~[.S184]~[.S211]~[.S238]~[.S265]);3)" office:value-type="float" office:value="0" calcext:value-type="float">
            <text:p>0</text:p>
          </table:table-cell>
          <table:table-cell table:formula="of:=COUNTIF(([.S22]~[.S49]~[.S76]~[.S103]~[.S130]~[.S157]~[.S184]~[.S211]~[.S238]~[.S265]);4)" office:value-type="float" office:value="10" calcext:value-type="float">
            <text:p>10</text:p>
          </table:table-cell>
          <table:table-cell table:formula="of:=COUNTIF(([.S22]~[.S49]~[.S76]~[.S103]~[.S130]~[.S157]~[.S184]~[.S211]~[.S238]~[.S265]);5)" office:value-type="float" office:value="0" calcext:value-type="float">
            <text:p>0</text:p>
          </table:table-cell>
          <table:table-cell table:formula="of:=COUNTIF(([.X22]~ [.X49]~ [.X76]~ [.X103]~ [.X130]~ [.X157]~ [.X184]~ [.X211]~ [.X238]~ [.X265]);1)" office:value-type="float" office:value="2" calcext:value-type="float">
            <text:p>2</text:p>
          </table:table-cell>
          <table:table-cell table:formula="of:=COUNTIF(([.X22]~[.X49]~[.X76]~[.X103]~[.X130]~[.X157]~[.X184]~[.X211]~[.X238]~[.X265]);2)" office:value-type="float" office:value="1" calcext:value-type="float">
            <text:p>1</text:p>
          </table:table-cell>
          <table:table-cell table:formula="of:=COUNTIF(([.X22]~[.X49]~[.X76]~[.X103]~[.X130]~[.X157]~[.X184]~[.X211]~[.X238]~[.X265]);3)" office:value-type="float" office:value="1" calcext:value-type="float">
            <text:p>1</text:p>
          </table:table-cell>
          <table:table-cell table:formula="of:=COUNTIF(([.X22]~[.X49]~[.X76]~[.X103]~[.X130]~[.X157]~[.X184]~[.X211]~[.X238]~[.X265]);4)" office:value-type="float" office:value="3" calcext:value-type="float">
            <text:p>3</text:p>
          </table:table-cell>
          <table:table-cell table:formula="of:=COUNTIF(([.X22]~[.X49]~[.X76]~[.X103]~[.X130]~[.X157]~[.X184]~[.X211]~[.X238]~[.X265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7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COUNTIF(([.E22]~ [.E49]~ [.E76]~ [.E103]~ [.E130]~ [.E157]~ [.E184]~ [.E211]~ [.E238]~ [.E265]);1)" office:value-type="float" office:value="4" calcext:value-type="float">
            <text:p>4</text:p>
          </table:table-cell>
          <table:table-cell table:formula="of:=COUNTIF(([.E22]~[.E49]~[.E76]~[.E103]~[.E130]~[.E157]~[.E184]~[.E211]~[.E238]~[.E265]);2)" office:value-type="float" office:value="2" calcext:value-type="float">
            <text:p>2</text:p>
          </table:table-cell>
          <table:table-cell table:formula="of:=COUNTIF(([.E22]~[.E49]~[.E76]~[.E103]~[.E130]~[.E157]~[.E184]~[.E211]~[.E238]~[.E265]);3)" office:value-type="float" office:value="1" calcext:value-type="float">
            <text:p>1</text:p>
          </table:table-cell>
          <table:table-cell table:formula="of:=COUNTIF(([.E22]~[.E49]~[.E76]~[.E103]~[.E130]~[.E157]~[.E184]~[.E211]~[.E238]~[.E265]);4)" office:value-type="float" office:value="3" calcext:value-type="float">
            <text:p>3</text:p>
          </table:table-cell>
          <table:table-cell table:formula="of:=COUNTIF(([.E22]~[.E49]~[.E76]~[.E103]~[.E130]~[.E157]~[.E184]~[.E211]~[.E238]~[.E265]);5)" office:value-type="float" office:value="0" calcext:value-type="float">
            <text:p>0</text:p>
          </table:table-cell>
          <table:table-cell table:formula="of:=COUNTIF(([.J22]~ [.J49]~ [.J76]~ [.J103]~ [.J130]~ [.J157]~ [.J184]~ [.J211]~ [.J238]~ [.J265]);1)" office:value-type="float" office:value="3" calcext:value-type="float">
            <text:p>3</text:p>
          </table:table-cell>
          <table:table-cell table:formula="of:=COUNTIF(([.J22]~[.J49]~[.J76]~[.J103]~[.J130]~[.J157]~[.J184]~[.J211]~[.J238]~[.J265]);2)" office:value-type="float" office:value="4" calcext:value-type="float">
            <text:p>4</text:p>
          </table:table-cell>
          <table:table-cell table:formula="of:=COUNTIF(([.J22]~[.J49]~[.J76]~[.J103]~[.J130]~[.J157]~[.J184]~[.J211]~[.J238]~[.J265]);3)" office:value-type="float" office:value="0" calcext:value-type="float">
            <text:p>0</text:p>
          </table:table-cell>
          <table:table-cell table:formula="of:=COUNTIF(([.J22]~[.J49]~[.J76]~[.J103]~[.J130]~[.J157]~[.J184]~[.J211]~[.J238]~[.J265]);4)" office:value-type="float" office:value="3" calcext:value-type="float">
            <text:p>3</text:p>
          </table:table-cell>
          <table:table-cell table:formula="of:=COUNTIF(([.J22]~[.J49]~[.J76]~[.J103]~[.J130]~[.J157]~[.J184]~[.J211]~[.J238]~[.J265]);5)" office:value-type="float" office:value="0" calcext:value-type="float">
            <text:p>0</text:p>
          </table:table-cell>
          <table:table-cell table:formula="of:=COUNTIF(([.O22]~ [.O49]~ [.O76]~ [.O103]~ [.O130]~ [.O157]~ [.O184]~ [.O211]~ [.O238]~ [.O265]);1)" office:value-type="float" office:value="1" calcext:value-type="float">
            <text:p>1</text:p>
          </table:table-cell>
          <table:table-cell table:formula="of:=COUNTIF(([.O22]~[.O49]~[.O76]~[.O103]~[.O130]~[.O157]~[.O184]~[.O211]~[.O238]~[.O265]);2)" office:value-type="float" office:value="0" calcext:value-type="float">
            <text:p>0</text:p>
          </table:table-cell>
          <table:table-cell table:formula="of:=COUNTIF(([.O22]~[.O49]~[.O76]~[.O103]~[.O130]~[.O157]~[.O184]~[.O211]~[.O238]~[.O265]);3)" office:value-type="float" office:value="0" calcext:value-type="float">
            <text:p>0</text:p>
          </table:table-cell>
          <table:table-cell table:formula="of:=COUNTIF(([.O22]~[.O49]~[.O76]~[.O103]~[.O130]~[.O157]~[.O184]~[.O211]~[.O238]~[.O265]);4)" office:value-type="float" office:value="1" calcext:value-type="float">
            <text:p>1</text:p>
          </table:table-cell>
          <table:table-cell table:formula="of:=COUNTIF(([.O22]~[.O49]~[.O76]~[.O103]~[.O130]~[.O157]~[.O184]~[.O211]~[.O238]~[.O265]);5)" office:value-type="float" office:value="8" calcext:value-type="float">
            <text:p>8</text:p>
          </table:table-cell>
          <table:table-cell table:formula="of:=COUNTIF(([.T22]~ [.T49]~ [.T76]~ [.T103]~ [.T130]~ [.T157]~ [.T184]~ [.T211]~ [.T238]~ [.T265]);1)" office:value-type="float" office:value="0" calcext:value-type="float">
            <text:p>0</text:p>
          </table:table-cell>
          <table:table-cell table:formula="of:=COUNTIF(([.T22]~[.T49]~[.T76]~[.T103]~[.T130]~[.T157]~[.T184]~[.T211]~[.T238]~[.T265]);2)" office:value-type="float" office:value="0" calcext:value-type="float">
            <text:p>0</text:p>
          </table:table-cell>
          <table:table-cell table:formula="of:=COUNTIF(([.T22]~[.T49]~[.T76]~[.T103]~[.T130]~[.T157]~[.T184]~[.T211]~[.T238]~[.T265]);3)" office:value-type="float" office:value="0" calcext:value-type="float">
            <text:p>0</text:p>
          </table:table-cell>
          <table:table-cell table:formula="of:=COUNTIF(([.T22]~[.T49]~[.T76]~[.T103]~[.T130]~[.T157]~[.T184]~[.T211]~[.T238]~[.T265]);4)" office:value-type="float" office:value="0" calcext:value-type="float">
            <text:p>0</text:p>
          </table:table-cell>
          <table:table-cell table:formula="of:=COUNTIF(([.T22]~[.T49]~[.T76]~[.T103]~[.T130]~[.T157]~[.T184]~[.T211]~[.T238]~[.T265]);5)" office:value-type="float" office:value="10" calcext:value-type="float">
            <text:p>10</text:p>
          </table:table-cell>
          <table:table-cell table:formula="of:=COUNTIF(([.Y22]~ [.Y49]~ [.Y76]~ [.Y103]~ [.Y130]~ [.Y157]~ [.Y184]~ [.Y211]~ [.Y238]~ [.Y265]);1)" office:value-type="float" office:value="3" calcext:value-type="float">
            <text:p>3</text:p>
          </table:table-cell>
          <table:table-cell table:formula="of:=COUNTIF(([.Y22]~[.Y49]~[.Y76]~[.Y103]~[.Y130]~[.Y157]~[.Y184]~[.Y211]~[.Y238]~[.Y265]);2)" office:value-type="float" office:value="2" calcext:value-type="float">
            <text:p>2</text:p>
          </table:table-cell>
          <table:table-cell table:formula="of:=COUNTIF(([.Y22]~[.Y49]~[.Y76]~[.Y103]~[.Y130]~[.Y157]~[.Y184]~[.Y211]~[.Y238]~[.Y265]);3)" office:value-type="float" office:value="3" calcext:value-type="float">
            <text:p>3</text:p>
          </table:table-cell>
          <table:table-cell table:formula="of:=COUNTIF(([.Y22]~[.Y49]~[.Y76]~[.Y103]~[.Y130]~[.Y157]~[.Y184]~[.Y211]~[.Y238]~[.Y265]);4)" office:value-type="float" office:value="2" calcext:value-type="float">
            <text:p>2</text:p>
          </table:table-cell>
          <table:table-cell table:formula="of:=COUNTIF(([.Y22]~[.Y49]~[.Y76]~[.Y103]~[.Y130]~[.Y157]~[.Y184]~[.Y211]~[.Y238]~[.Y265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50454815827194" calcext:value-type="float">
            <text:p>-1,50454815827194</text:p>
          </table:table-cell>
          <table:table-cell table:style-name="ce502" office:value-type="float" office:value="-0.00488474793428589" calcext:value-type="float">
            <text:p>-0,00488474793428589</text:p>
          </table:table-cell>
          <table:table-cell table:style-name="ce495" office:value-type="float" office:value="0" calcext:value-type="float">
            <text:p>0</text:p>
          </table:table-cell>
          <table:table-cell table:style-name="ce506" office:value-type="float" office:value="-0.00147220875241672" calcext:value-type="float">
            <text:p>-0,00147220875241672</text:p>
          </table:table-cell>
          <table:table-cell table:style-name="ce531" office:value-type="float" office:value="-0.0140063362643517" calcext:value-type="float">
            <text:p>-0,0140063362643517</text:p>
          </table:table-cell>
          <table:table-cell table:style-name="ce494" office:value-type="float" office:value="-2.11177770127618" calcext:value-type="float">
            <text:p>-2,11177770127618</text:p>
          </table:table-cell>
          <table:table-cell table:style-name="ce495" office:value-type="float" office:value="-0.00111953561662614" calcext:value-type="float">
            <text:p>-0,00111953561662614</text:p>
          </table:table-cell>
          <table:table-cell table:style-name="ce506" office:value-type="float" office:value="-0.00209912928117416" calcext:value-type="float">
            <text:p>-0,00209912928117416</text:p>
          </table:table-cell>
          <table:table-cell table:style-name="ce595" office:value-type="float" office:value="-0.0847278548857934" calcext:value-type="float">
            <text:p>-0,0847278548857934</text:p>
          </table:table-cell>
          <table:table-cell table:style-name="ce595" office:value-type="float" office:value="-0.0823744977250103" calcext:value-type="float">
            <text:p>-0,0823744977250103</text:p>
          </table:table-cell>
          <table:table-cell table:style-name="ce494" office:value-type="float" office:value="-1.91202255372987" calcext:value-type="float">
            <text:p>-1,91202255372987</text:p>
          </table:table-cell>
          <table:table-cell table:style-name="ce499" office:value-type="float" office:value="-0.00281071013701097" calcext:value-type="float">
            <text:p>-0,00281071013701097</text:p>
          </table:table-cell>
          <table:table-cell table:style-name="ce516" office:value-type="float" office:value="0" calcext:value-type="float">
            <text:p>0</text:p>
          </table:table-cell>
          <table:table-cell table:style-name="ce495" office:value-type="float" office:value="0.00236691379958823" calcext:value-type="float">
            <text:p>0,00236691379958823</text:p>
          </table:table-cell>
          <table:table-cell table:style-name="ce506" office:value-type="float" office:value="0.00207228234224365" calcext:value-type="float">
            <text:p>0,00207228234224365</text:p>
          </table:table-cell>
          <table:table-cell table:style-name="ce494" office:value-type="float" office:value="-0.796299566548002" calcext:value-type="float">
            <text:p>-0,796299566548002</text:p>
          </table:table-cell>
          <table:table-cell table:number-columns-repeated="2" table:style-name="ce525" office:value-type="float" office:value="0" calcext:value-type="float">
            <text:p>0</text:p>
          </table:table-cell>
          <table:table-cell table:style-name="ce498" office:value-type="float" office:value="-0.0057528486621208" calcext:value-type="float">
            <text:p>-0,0057528486621208</text:p>
          </table:table-cell>
          <table:table-cell table:style-name="ce610" office:value-type="float" office:value="-0.0354138133283915" calcext:value-type="float">
            <text:p>-0,0354138133283915</text:p>
          </table:table-cell>
          <table:table-cell table:style-name="ce494" office:value-type="float" office:value="-0.999739039425004" calcext:value-type="float">
            <text:p>-0,999739039425004</text:p>
          </table:table-cell>
          <table:table-cell table:style-name="ce523" office:value-type="float" office:value="0.0737397556740605" calcext:value-type="float">
            <text:p>0,0737397556740605</text:p>
          </table:table-cell>
          <table:table-cell table:style-name="ce825" office:value-type="float" office:value="0.0401404486776394" calcext:value-type="float">
            <text:p>0,0401404486776394</text:p>
          </table:table-cell>
          <table:table-cell table:style-name="ce495" office:value-type="float" office:value="0.251377623713438" calcext:value-type="float">
            <text:p>0,251377623713438</text:p>
          </table:table-cell>
          <table:table-cell table:style-name="ce762" office:value-type="float" office:value="0.0733355512450345" calcext:value-type="float">
            <text:p>0,0733355512450345</text:p>
          </table:table-cell>
          <table:table-cell/>
          <table:table-cell table:style-name="ce947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COUNTIF(([.F22]~ [.F49]~ [.F76]~ [.F103]~ [.F130]~ [.F157]~ [.F184]~ [.F211]~ [.F238]~ [.F265]);1)" office:value-type="float" office:value="4" calcext:value-type="float">
            <text:p>4</text:p>
          </table:table-cell>
          <table:table-cell table:formula="of:=COUNTIF(([.F22]~[.F49]~[.F76]~[.F103]~[.F130]~[.F157]~[.F184]~[.F211]~[.F238]~[.F265]);2)" office:value-type="float" office:value="1" calcext:value-type="float">
            <text:p>1</text:p>
          </table:table-cell>
          <table:table-cell table:formula="of:=COUNTIF(([.F22]~[.F49]~[.F76]~[.F103]~[.F130]~[.F157]~[.F184]~[.F211]~[.F238]~[.F265]);3)" office:value-type="float" office:value="0" calcext:value-type="float">
            <text:p>0</text:p>
          </table:table-cell>
          <table:table-cell table:formula="of:=COUNTIF(([.F22]~[.F49]~[.F76]~[.F103]~[.F130]~[.F157]~[.F184]~[.F211]~[.F238]~[.F265]);4)" office:value-type="float" office:value="0" calcext:value-type="float">
            <text:p>0</text:p>
          </table:table-cell>
          <table:table-cell table:formula="of:=COUNTIF(([.F22]~[.F49]~[.F76]~[.F103]~[.F130]~[.F157]~[.F184]~[.F211]~[.F238]~[.F265]);5)" office:value-type="float" office:value="5" calcext:value-type="float">
            <text:p>5</text:p>
          </table:table-cell>
          <table:table-cell table:formula="of:=COUNTIF(([.K22]~ [.K49]~ [.K76]~ [.K103]~ [.K130]~ [.K157]~ [.K184]~ [.K211]~ [.K238]~ [.K265]);1)" office:value-type="float" office:value="2" calcext:value-type="float">
            <text:p>2</text:p>
          </table:table-cell>
          <table:table-cell table:formula="of:=COUNTIF(([.K22]~[.K49]~[.K76]~[.K103]~[.K130]~[.K157]~[.K184]~[.K211]~[.K238]~[.K265]);2)" office:value-type="float" office:value="1" calcext:value-type="float">
            <text:p>1</text:p>
          </table:table-cell>
          <table:table-cell table:formula="of:=COUNTIF(([.K22]~[.K49]~[.K76]~[.K103]~[.K130]~[.K157]~[.K184]~[.K211]~[.K238]~[.K265]);3)" office:value-type="float" office:value="2" calcext:value-type="float">
            <text:p>2</text:p>
          </table:table-cell>
          <table:table-cell table:formula="of:=COUNTIF(([.K22]~[.K49]~[.K76]~[.K103]~[.K130]~[.K157]~[.K184]~[.K211]~[.K238]~[.K265]);4)" office:value-type="float" office:value="0" calcext:value-type="float">
            <text:p>0</text:p>
          </table:table-cell>
          <table:table-cell table:formula="of:=COUNTIF(([.K22]~[.K49]~[.K76]~[.K103]~[.K130]~[.K157]~[.K184]~[.K211]~[.K238]~[.K265]);5)" office:value-type="float" office:value="5" calcext:value-type="float">
            <text:p>5</text:p>
          </table:table-cell>
          <table:table-cell table:formula="of:=COUNTIF(([.P22]~ [.P49]~ [.P76]~ [.P103]~ [.P130]~ [.P157]~ [.P184]~ [.P211]~ [.P238]~ [.P265]);1)" office:value-type="float" office:value="5" calcext:value-type="float">
            <text:p>5</text:p>
          </table:table-cell>
          <table:table-cell table:formula="of:=COUNTIF(([.P22]~[.P49]~[.P76]~[.P103]~[.P130]~[.P157]~[.P184]~[.P211]~[.P238]~[.P265]);2)" office:value-type="float" office:value="1" calcext:value-type="float">
            <text:p>1</text:p>
          </table:table-cell>
          <table:table-cell table:formula="of:=COUNTIF(([.P22]~[.P49]~[.P76]~[.P103]~[.P130]~[.P157]~[.P184]~[.P211]~[.P238]~[.P265]);3)" office:value-type="float" office:value="4" calcext:value-type="float">
            <text:p>4</text:p>
          </table:table-cell>
          <table:table-cell table:formula="of:=COUNTIF(([.P22]~[.P49]~[.P76]~[.P103]~[.P130]~[.P157]~[.P184]~[.P211]~[.P238]~[.P265]);4)" office:value-type="float" office:value="0" calcext:value-type="float">
            <text:p>0</text:p>
          </table:table-cell>
          <table:table-cell table:formula="of:=COUNTIF(([.P22]~[.P49]~[.P76]~[.P103]~[.P130]~[.P157]~[.P184]~[.P211]~[.P238]~[.P265]);5)" office:value-type="float" office:value="0" calcext:value-type="float">
            <text:p>0</text:p>
          </table:table-cell>
          <table:table-cell table:formula="of:=COUNTIF(([.U22]~ [.U49]~ [.U76]~ [.U103]~ [.U130]~ [.U157]~ [.U184]~ [.U211]~ [.U238]~ [.U265]);1)" office:value-type="float" office:value="6" calcext:value-type="float">
            <text:p>6</text:p>
          </table:table-cell>
          <table:table-cell table:formula="of:=COUNTIF(([.U22]~[.U49]~[.U76]~[.U103]~[.U130]~[.U157]~[.U184]~[.U211]~[.U238]~[.U265]);2)" office:value-type="float" office:value="0" calcext:value-type="float">
            <text:p>0</text:p>
          </table:table-cell>
          <table:table-cell table:formula="of:=COUNTIF(([.U22]~[.U49]~[.U76]~[.U103]~[.U130]~[.U157]~[.U184]~[.U211]~[.U238]~[.U265]);3)" office:value-type="float" office:value="4" calcext:value-type="float">
            <text:p>4</text:p>
          </table:table-cell>
          <table:table-cell table:formula="of:=COUNTIF(([.U22]~[.U49]~[.U76]~[.U103]~[.U130]~[.U157]~[.U184]~[.U211]~[.U238]~[.U265]);4)" office:value-type="float" office:value="0" calcext:value-type="float">
            <text:p>0</text:p>
          </table:table-cell>
          <table:table-cell table:formula="of:=COUNTIF(([.U22]~[.U49]~[.U76]~[.U103]~[.U130]~[.U157]~[.U184]~[.U211]~[.U238]~[.U265]);5)" office:value-type="float" office:value="0" calcext:value-type="float">
            <text:p>0</text:p>
          </table:table-cell>
          <table:table-cell table:formula="of:=COUNTIF(([.Z22]~ [.Z49]~ [.Z76]~ [.Z103]~ [.Z130]~ [.Z157]~ [.Z184]~ [.Z211]~ [.Z238]~ [.Z265]);1)" office:value-type="float" office:value="1" calcext:value-type="float">
            <text:p>1</text:p>
          </table:table-cell>
          <table:table-cell table:formula="of:=COUNTIF(([.Z22]~[.Z49]~[.Z76]~[.Z103]~[.Z130]~[.Z157]~[.Z184]~[.Z211]~[.Z238]~[.Z265]);2)" office:value-type="float" office:value="3" calcext:value-type="float">
            <text:p>3</text:p>
          </table:table-cell>
          <table:table-cell table:formula="of:=COUNTIF(([.Z22]~[.Z49]~[.Z76]~[.Z103]~[.Z130]~[.Z157]~[.Z184]~[.Z211]~[.Z238]~[.Z265]);3)" office:value-type="float" office:value="2" calcext:value-type="float">
            <text:p>2</text:p>
          </table:table-cell>
          <table:table-cell table:formula="of:=COUNTIF(([.Z22]~[.Z49]~[.Z76]~[.Z103]~[.Z130]~[.Z157]~[.Z184]~[.Z211]~[.Z238]~[.Z265]);4)" office:value-type="float" office:value="2" calcext:value-type="float">
            <text:p>2</text:p>
          </table:table-cell>
          <table:table-cell table:formula="of:=COUNTIF(([.Z22]~[.Z49]~[.Z76]~[.Z103]~[.Z130]~[.Z157]~[.Z184]~[.Z211]~[.Z238]~[.Z265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9" office:value-type="float" office:value="-0.00427585053553289" calcext:value-type="float">
            <text:p>-0,00427585053553289</text:p>
          </table:table-cell>
          <table:table-cell table:style-name="ce502" office:value-type="float" office:value="-0.00488474793428589" calcext:value-type="float">
            <text:p>-0,00488474793428589</text:p>
          </table:table-cell>
          <table:table-cell table:style-name="ce495" office:value-type="float" office:value="0" calcext:value-type="float">
            <text:p>0</text:p>
          </table:table-cell>
          <table:table-cell table:style-name="ce516" office:value-type="float" office:value="-0.00250173722328878" calcext:value-type="float">
            <text:p>-0,00250173722328878</text:p>
          </table:table-cell>
          <table:table-cell table:style-name="ce498" office:value-type="float" office:value="-0.0118048075078576" calcext:value-type="float">
            <text:p>-0,0118048075078576</text:p>
          </table:table-cell>
          <table:table-cell table:style-name="ce506" office:value-type="float" office:value="-0.0020000037317853" calcext:value-type="float">
            <text:p>-0,0020000037317853</text:p>
          </table:table-cell>
          <table:table-cell table:style-name="ce495" office:value-type="float" office:value="-0.00111953561662614" calcext:value-type="float">
            <text:p>-0,00111953561662614</text:p>
          </table:table-cell>
          <table:table-cell table:style-name="ce506" office:value-type="float" office:value="-0.00209912928117416" calcext:value-type="float">
            <text:p>-0,00209912928117416</text:p>
          </table:table-cell>
          <table:table-cell table:style-name="ce595" office:value-type="float" office:value="-0.0849797503995342" calcext:value-type="float">
            <text:p>-0,0849797503995342</text:p>
          </table:table-cell>
          <table:table-cell table:style-name="ce520" office:value-type="float" office:value="-0.0804794504572836" calcext:value-type="float">
            <text:p>-0,0804794504572836</text:p>
          </table:table-cell>
          <table:table-cell table:style-name="ce535" office:value-type="float" office:value="-0.00976351942330145" calcext:value-type="float">
            <text:p>-0,00976351942330145</text:p>
          </table:table-cell>
          <table:table-cell table:style-name="ce499" office:value-type="float" office:value="-0.00281071013701097" calcext:value-type="float">
            <text:p>-0,00281071013701097</text:p>
          </table:table-cell>
          <table:table-cell table:style-name="ce516" office:value-type="float" office:value="0" calcext:value-type="float">
            <text:p>0</text:p>
          </table:table-cell>
          <table:table-cell table:style-name="ce495" office:value-type="float" office:value="0.00236691379958823" calcext:value-type="float">
            <text:p>0,00236691379958823</text:p>
          </table:table-cell>
          <table:table-cell table:style-name="ce506" office:value-type="float" office:value="0.0020710495746397" calcext:value-type="float">
            <text:p>0,0020710495746397</text:p>
          </table:table-cell>
          <table:table-cell table:style-name="ce495" office:value-type="float" office:value="0.000987886716978942" calcext:value-type="float">
            <text:p>0,000987886716978942</text:p>
          </table:table-cell>
          <table:table-cell table:number-columns-repeated="2" table:style-name="ce516" office:value-type="float" office:value="0" calcext:value-type="float">
            <text:p>0</text:p>
          </table:table-cell>
          <table:table-cell table:style-name="ce592" office:value-type="float" office:value="-0.00704173825308776" calcext:value-type="float">
            <text:p>-0,00704173825308776</text:p>
          </table:table-cell>
          <table:table-cell table:style-name="ce570" office:value-type="float" office:value="-0.0347701544411952" calcext:value-type="float">
            <text:p>-0,0347701544411952</text:p>
          </table:table-cell>
          <table:table-cell table:style-name="ce509" office:value-type="float" office:value="0.158482092924662" calcext:value-type="float">
            <text:p>0,158482092924662</text:p>
          </table:table-cell>
          <table:table-cell table:style-name="ce523" office:value-type="float" office:value="0.0736429491601081" calcext:value-type="float">
            <text:p>0,0736429491601081</text:p>
          </table:table-cell>
          <table:table-cell table:style-name="ce825" office:value-type="float" office:value="0.0401404486776394" calcext:value-type="float">
            <text:p>0,0401404486776394</text:p>
          </table:table-cell>
          <table:table-cell table:style-name="ce574" office:value-type="float" office:value="0.243424298393301" calcext:value-type="float">
            <text:p>0,243424298393301</text:p>
          </table:table-cell>
          <table:table-cell table:style-name="ce529" office:value-type="float" office:value="0.216550512253903" calcext:value-type="float">
            <text:p>0,216550512253903</text:p>
          </table:table-cell>
          <table:table-cell/>
          <table:table-cell table:style-name="ce947"/>
          <table:table-cell table:style-name="ce946" office:value-type="string" calcext:value-type="string">
            <text:p>RandomForest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COUNTIF(([.G22]~ [.G49]~ [.G76]~ [.G103]~ [.G130]~ [.G157]~ [.G184]~ [.G211]~ [.G238]~ [.G265]);1)" office:value-type="float" office:value="1" calcext:value-type="float">
            <text:p>1</text:p>
          </table:table-cell>
          <table:table-cell table:formula="of:=COUNTIF(([.G22]~[.G49]~[.G76]~[.G103]~[.G130]~[.G157]~[.G184]~[.G211]~[.G238]~[.G265]);2)" office:value-type="float" office:value="3" calcext:value-type="float">
            <text:p>3</text:p>
          </table:table-cell>
          <table:table-cell table:formula="of:=COUNTIF(([.G22]~[.G49]~[.G76]~[.G103]~[.G130]~[.G157]~[.G184]~[.G211]~[.G238]~[.G265]);3)" office:value-type="float" office:value="5" calcext:value-type="float">
            <text:p>5</text:p>
          </table:table-cell>
          <table:table-cell table:style-name="ce497" table:formula="of:=COUNTIF(([.G22]~[.G49]~[.G76]~[.G103]~[.G130]~[.G157]~[.G184]~[.G211]~[.G238]~[.G265]);4)" office:value-type="float" office:value="1" calcext:value-type="float">
            <text:p>1</text:p>
          </table:table-cell>
          <table:table-cell table:formula="of:=COUNTIF(([.G22]~[.G49]~[.G76]~[.G103]~[.G130]~[.G157]~[.G184]~[.G211]~[.G238]~[.G265]);5)" office:value-type="float" office:value="0" calcext:value-type="float">
            <text:p>0</text:p>
          </table:table-cell>
          <table:table-cell table:formula="of:=COUNTIF(([.L22]~ [.L49]~ [.L76]~ [.L103]~ [.L130]~ [.L157]~ [.L184]~ [.L211]~ [.L238]~ [.L265]);1)" office:value-type="float" office:value="1" calcext:value-type="float">
            <text:p>1</text:p>
          </table:table-cell>
          <table:table-cell table:formula="of:=COUNTIF(([.L22]~[.L49]~[.L76]~[.L103]~[.L130]~[.L157]~[.L184]~[.L211]~[.L238]~[.L265]);2)" office:value-type="float" office:value="2" calcext:value-type="float">
            <text:p>2</text:p>
          </table:table-cell>
          <table:table-cell table:formula="of:=COUNTIF(([.L22]~[.L49]~[.L76]~[.L103]~[.L130]~[.L157]~[.L184]~[.L211]~[.L238]~[.L265]);3)" office:value-type="float" office:value="5" calcext:value-type="float">
            <text:p>5</text:p>
          </table:table-cell>
          <table:table-cell table:style-name="ce497" table:formula="of:=COUNTIF(([.L22]~[.L49]~[.L76]~[.L103]~[.L130]~[.L157]~[.L184]~[.L211]~[.L238]~[.L265]);4)" office:value-type="float" office:value="2" calcext:value-type="float">
            <text:p>2</text:p>
          </table:table-cell>
          <table:table-cell table:formula="of:=COUNTIF(([.L22]~[.L49]~[.L76]~[.L103]~[.L130]~[.L157]~[.L184]~[.L211]~[.L238]~[.L265]);5)" office:value-type="float" office:value="0" calcext:value-type="float">
            <text:p>0</text:p>
          </table:table-cell>
          <table:table-cell table:formula="of:=COUNTIF(([.Q22]~ [.Q49]~ [.Q76]~ [.Q103]~ [.Q130]~ [.Q157]~ [.Q184]~ [.Q211]~ [.Q238]~ [.Q265]);1)" office:value-type="float" office:value="4" calcext:value-type="float">
            <text:p>4</text:p>
          </table:table-cell>
          <table:table-cell table:formula="of:=COUNTIF(([.Q22]~[.Q49]~[.Q76]~[.Q103]~[.Q130]~[.Q157]~[.Q184]~[.Q211]~[.Q238]~[.Q265]);2)" office:value-type="float" office:value="4" calcext:value-type="float">
            <text:p>4</text:p>
          </table:table-cell>
          <table:table-cell table:formula="of:=COUNTIF(([.Q22]~[.Q49]~[.Q76]~[.Q103]~[.Q130]~[.Q157]~[.Q184]~[.Q211]~[.Q238]~[.Q265]);3)" office:value-type="float" office:value="2" calcext:value-type="float">
            <text:p>2</text:p>
          </table:table-cell>
          <table:table-cell table:style-name="ce497" table:formula="of:=COUNTIF(([.Q22]~[.Q49]~[.Q76]~[.Q103]~[.Q130]~[.Q157]~[.Q184]~[.Q211]~[.Q238]~[.Q265]);4)" office:value-type="float" office:value="0" calcext:value-type="float">
            <text:p>0</text:p>
          </table:table-cell>
          <table:table-cell table:formula="of:=COUNTIF(([.Q22]~[.Q49]~[.Q76]~[.Q103]~[.Q130]~[.Q157]~[.Q184]~[.Q211]~[.Q238]~[.Q265]);5)" office:value-type="float" office:value="0" calcext:value-type="float">
            <text:p>0</text:p>
          </table:table-cell>
          <table:table-cell table:formula="of:=COUNTIF(([.V22]~ [.V49]~ [.V76]~ [.V103]~ [.V130]~ [.V157]~ [.V184]~ [.V211]~ [.V238]~ [.V265]);1)" office:value-type="float" office:value="6" calcext:value-type="float">
            <text:p>6</text:p>
          </table:table-cell>
          <table:table-cell table:formula="of:=COUNTIF(([.V22]~[.V49]~[.V76]~[.V103]~[.V130]~[.V157]~[.V184]~[.V211]~[.V238]~[.V265]);2)" office:value-type="float" office:value="2" calcext:value-type="float">
            <text:p>2</text:p>
          </table:table-cell>
          <table:table-cell table:formula="of:=COUNTIF(([.V22]~[.V49]~[.V76]~[.V103]~[.V130]~[.V157]~[.V184]~[.V211]~[.V238]~[.V265]);3)" office:value-type="float" office:value="2" calcext:value-type="float">
            <text:p>2</text:p>
          </table:table-cell>
          <table:table-cell table:style-name="ce497" table:formula="of:=COUNTIF(([.V22]~[.V49]~[.V76]~[.V103]~[.V130]~[.V157]~[.V184]~[.V211]~[.V238]~[.V265]);4)" office:value-type="float" office:value="0" calcext:value-type="float">
            <text:p>0</text:p>
          </table:table-cell>
          <table:table-cell table:formula="of:=COUNTIF(([.V22]~[.V49]~[.V76]~[.V103]~[.V130]~[.V157]~[.V184]~[.V211]~[.V238]~[.V265]);5)" office:value-type="float" office:value="0" calcext:value-type="float">
            <text:p>0</text:p>
          </table:table-cell>
          <table:table-cell table:formula="of:=COUNTIF(([.AA22]~ [.AA49]~ [.AA76]~ [.AA103]~ [.AA130]~ [.AA157]~ [.AA184]~ [.AA211]~ [.AA238]~ [.AA265]);1)" office:value-type="float" office:value="2" calcext:value-type="float">
            <text:p>2</text:p>
          </table:table-cell>
          <table:table-cell table:formula="of:=COUNTIF(([.AA22]~[.AA49]~[.AA76]~[.AA103]~[.AA130]~[.AA157]~[.AA184]~[.AA211]~[.AA238]~[.AA265]);2)" office:value-type="float" office:value="3" calcext:value-type="float">
            <text:p>3</text:p>
          </table:table-cell>
          <table:table-cell table:formula="of:=COUNTIF(([.AA22]~[.AA49]~[.AA76]~[.AA103]~[.AA130]~[.AA157]~[.AA184]~[.AA211]~[.AA238]~[.AA265]);3)" office:value-type="float" office:value="1" calcext:value-type="float">
            <text:p>1</text:p>
          </table:table-cell>
          <table:table-cell table:style-name="ce497" table:formula="of:=COUNTIF(([.AA22]~[.AA49]~[.AA76]~[.AA103]~[.AA130]~[.AA157]~[.AA184]~[.AA211]~[.AA238]~[.AA265]);4)" office:value-type="float" office:value="2" calcext:value-type="float">
            <text:p>2</text:p>
          </table:table-cell>
          <table:table-cell table:formula="of:=COUNTIF(([.AA22]~[.AA49]~[.AA76]~[.AA103]~[.AA130]~[.AA157]~[.AA184]~[.AA211]~[.AA238]~[.AA265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34255685685467" calcext:value-type="float">
            <text:p>-0,634255685685467</text:p>
          </table:table-cell>
          <table:table-cell table:style-name="ce495" office:value-type="float" office:value="0.00195559526674709" calcext:value-type="float">
            <text:p>0,00195559526674709</text:p>
          </table:table-cell>
          <table:table-cell table:style-name="ce543" office:value-type="float" office:value="-0.059431099867145" calcext:value-type="float">
            <text:p>-0,059431099867145</text:p>
          </table:table-cell>
          <table:table-cell table:style-name="ce506" office:value-type="float" office:value="0.00162824931142863" calcext:value-type="float">
            <text:p>0,00162824931142863</text:p>
          </table:table-cell>
          <table:table-cell table:style-name="ce500" office:value-type="float" office:value="-0.013499204447563" calcext:value-type="float">
            <text:p>-0,013499204447563</text:p>
          </table:table-cell>
          <table:table-cell table:style-name="ce589" office:value-type="float" office:value="-0.0208723421524751" calcext:value-type="float">
            <text:p>-0,0208723421524751</text:p>
          </table:table-cell>
          <table:table-cell table:style-name="ce600" office:value-type="float" office:value="-0.0418426436714051" calcext:value-type="float">
            <text:p>-0,0418426436714051</text:p>
          </table:table-cell>
          <table:table-cell table:style-name="ce494" office:value-type="float" office:value="-0.0443615988088141" calcext:value-type="float">
            <text:p>-0,0443615988088141</text:p>
          </table:table-cell>
          <table:table-cell table:style-name="ce608" office:value-type="float" office:value="-0.00441633477100368" calcext:value-type="float">
            <text:p>-0,00441633477100368</text:p>
          </table:table-cell>
          <table:table-cell table:style-name="ce495" office:value-type="float" office:value="0.000839651712469626" calcext:value-type="float">
            <text:p>0,000839651712469626</text:p>
          </table:table-cell>
          <table:table-cell table:style-name="ce580" office:value-type="float" office:value="-0.000410511612116107" calcext:value-type="float">
            <text:p>-0,000410511612116107</text:p>
          </table:table-cell>
          <table:table-cell table:number-columns-repeated="2" table:style-name="ce563" office:value-type="float" office:value="0" calcext:value-type="float">
            <text:p>0</text:p>
          </table:table-cell>
          <table:table-cell table:style-name="ce533" office:value-type="float" office:value="0.000637340851243274" calcext:value-type="float">
            <text:p>0,000637340851243274</text:p>
          </table:table-cell>
          <table:table-cell table:style-name="ce508" office:value-type="float" office:value="0.0000406813309304181" calcext:value-type="float">
            <text:p>4,06813309304181E-05</text:p>
          </table:table-cell>
          <table:table-cell table:style-name="ce495" office:value-type="float" office:value="0.0000872358198764148" calcext:value-type="float">
            <text:p>8,72358198764148E-05</text:p>
          </table:table-cell>
          <table:table-cell table:number-columns-repeated="4" table:style-name="ce494" office:value-type="float" office:value="0" calcext:value-type="float">
            <text:p>0</text:p>
          </table:table-cell>
          <table:table-cell table:style-name="ce794" office:value-type="float" office:value="0.135089469026994" calcext:value-type="float">
            <text:p>0,135089469026994</text:p>
          </table:table-cell>
          <table:table-cell table:style-name="ce842" office:value-type="float" office:value="0.200978961085003" calcext:value-type="float">
            <text:p>0,200978961085003</text:p>
          </table:table-cell>
          <table:table-cell table:style-name="ce709" office:value-type="float" office:value="0.112569295219685" calcext:value-type="float">
            <text:p>0,112569295219685</text:p>
          </table:table-cell>
          <table:table-cell table:style-name="ce915" office:value-type="float" office:value="0.224020698602868" calcext:value-type="float">
            <text:p>0,224020698602868</text:p>
          </table:table-cell>
          <table:table-cell table:style-name="ce932" office:value-type="float" office:value="0.146328556363776" calcext:value-type="float">
            <text:p>0,146328556363776</text:p>
          </table:table-cell>
          <table:table-cell/>
          <table:table-cell table:style-name="ce946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COUNTIF(([.C23]~ [.C50]~ [.C77]~ [.C104]~ [.C131]~ [.C158]~ [.C185]~ [.C212]~ [.C239]~ [.C266]);1)" office:value-type="float" office:value="0" calcext:value-type="float">
            <text:p>0</text:p>
          </table:table-cell>
          <table:table-cell table:formula="of:=COUNTIF(([.C23]~[.C50]~[.C77]~[.C104]~[.C131]~[.C158]~[.C185]~[.C212]~[.C239]~[.C266]);2)" office:value-type="float" office:value="0" calcext:value-type="float">
            <text:p>0</text:p>
          </table:table-cell>
          <table:table-cell table:formula="of:=COUNTIF(([.C23]~[.C50]~[.C77]~[.C104]~[.C131]~[.C158]~[.C185]~[.C212]~[.C239]~[.C266]);3)" office:value-type="float" office:value="0" calcext:value-type="float">
            <text:p>0</text:p>
          </table:table-cell>
          <table:table-cell table:formula="of:=COUNTIF(([.C23]~[.C50]~[.C77]~[.C104]~[.C131]~[.C158]~[.C185]~[.C212]~[.C239]~[.C266]);4)" office:value-type="float" office:value="0" calcext:value-type="float">
            <text:p>0</text:p>
          </table:table-cell>
          <table:table-cell table:formula="of:=COUNTIF(([.C23]~[.C50]~[.C77]~[.C104]~[.C131]~[.C158]~[.C185]~[.C212]~[.C239]~[.C266]);5)" office:value-type="float" office:value="10" calcext:value-type="float">
            <text:p>10</text:p>
          </table:table-cell>
          <table:table-cell table:formula="of:=COUNTIF(([.H23]~ [.H50]~ [.H77]~ [.H104]~ [.H131]~ [.H158]~ [.H185]~ [.H212]~ [.H239]~ [.H266]);1)" office:value-type="float" office:value="0" calcext:value-type="float">
            <text:p>0</text:p>
          </table:table-cell>
          <table:table-cell table:formula="of:=COUNTIF(([.H23]~[.H50]~[.H77]~[.H104]~[.H131]~[.H158]~[.H185]~[.H212]~[.H239]~[.H266]);2)" office:value-type="float" office:value="0" calcext:value-type="float">
            <text:p>0</text:p>
          </table:table-cell>
          <table:table-cell table:formula="of:=COUNTIF(([.H23]~[.H50]~[.H77]~[.H104]~[.H131]~[.H158]~[.H185]~[.H212]~[.H239]~[.H266]);3)" office:value-type="float" office:value="0" calcext:value-type="float">
            <text:p>0</text:p>
          </table:table-cell>
          <table:table-cell table:formula="of:=COUNTIF(([.H23]~[.H50]~[.H77]~[.H104]~[.H131]~[.H158]~[.H185]~[.H212]~[.H239]~[.H266]);4)" office:value-type="float" office:value="0" calcext:value-type="float">
            <text:p>0</text:p>
          </table:table-cell>
          <table:table-cell table:formula="of:=COUNTIF(([.H23]~[.H50]~[.H77]~[.H104]~[.H131]~[.H158]~[.H185]~[.H212]~[.H239]~[.H266]);5)" office:value-type="float" office:value="10" calcext:value-type="float">
            <text:p>10</text:p>
          </table:table-cell>
          <table:table-cell table:formula="of:=COUNTIF(([.M23]~ [.M50]~ [.M77]~ [.M104]~ [.M131]~ [.M158]~ [.M185]~ [.M212]~ [.M239]~ [.M266]);1)" office:value-type="float" office:value="6" calcext:value-type="float">
            <text:p>6</text:p>
          </table:table-cell>
          <table:table-cell table:formula="of:=COUNTIF(([.M23]~[.M50]~[.M77]~[.M104]~[.M131]~[.M158]~[.M185]~[.M212]~[.M239]~[.M266]);2)" office:value-type="float" office:value="4" calcext:value-type="float">
            <text:p>4</text:p>
          </table:table-cell>
          <table:table-cell table:formula="of:=COUNTIF(([.M23]~[.M50]~[.M77]~[.M104]~[.M131]~[.M158]~[.M185]~[.M212]~[.M239]~[.M266]);3)" office:value-type="float" office:value="0" calcext:value-type="float">
            <text:p>0</text:p>
          </table:table-cell>
          <table:table-cell table:formula="of:=COUNTIF(([.M23]~[.M50]~[.M77]~[.M104]~[.M131]~[.M158]~[.M185]~[.M212]~[.M239]~[.M266]);4)" office:value-type="float" office:value="0" calcext:value-type="float">
            <text:p>0</text:p>
          </table:table-cell>
          <table:table-cell table:formula="of:=COUNTIF(([.M23]~[.M50]~[.M77]~[.M104]~[.M131]~[.M158]~[.M185]~[.M212]~[.M239]~[.M266]);5)" office:value-type="float" office:value="0" calcext:value-type="float">
            <text:p>0</text:p>
          </table:table-cell>
          <table:table-cell table:formula="of:=COUNTIF(([.R23]~ [.R50]~ [.R77]~ [.R104]~ [.R131]~ [.R158]~ [.R185]~ [.R212]~ [.R239]~ [.R266]);1)" office:value-type="float" office:value="7" calcext:value-type="float">
            <text:p>7</text:p>
          </table:table-cell>
          <table:table-cell table:formula="of:=COUNTIF(([.R23]~[.R50]~[.R77]~[.R104]~[.R131]~[.R158]~[.R185]~[.R212]~[.R239]~[.R266]);2)" office:value-type="float" office:value="3" calcext:value-type="float">
            <text:p>3</text:p>
          </table:table-cell>
          <table:table-cell table:formula="of:=COUNTIF(([.R23]~[.R50]~[.R77]~[.R104]~[.R131]~[.R158]~[.R185]~[.R212]~[.R239]~[.R266]);3)" office:value-type="float" office:value="0" calcext:value-type="float">
            <text:p>0</text:p>
          </table:table-cell>
          <table:table-cell table:formula="of:=COUNTIF(([.R23]~[.R50]~[.R77]~[.R104]~[.R131]~[.R158]~[.R185]~[.R212]~[.R239]~[.R266]);4)" office:value-type="float" office:value="0" calcext:value-type="float">
            <text:p>0</text:p>
          </table:table-cell>
          <table:table-cell table:formula="of:=COUNTIF(([.R23]~[.R50]~[.R77]~[.R104]~[.R131]~[.R158]~[.R185]~[.R212]~[.R239]~[.R266]);5)" office:value-type="float" office:value="0" calcext:value-type="float">
            <text:p>0</text:p>
          </table:table-cell>
          <table:table-cell table:formula="of:=COUNTIF(([.W23]~ [.W50]~ [.W77]~ [.W104]~ [.W131]~ [.W158]~ [.W185]~ [.W212]~ [.W239]~ [.W266]);1)" office:value-type="float" office:value="0" calcext:value-type="float">
            <text:p>0</text:p>
          </table:table-cell>
          <table:table-cell table:formula="of:=COUNTIF(([.W23]~[.W50]~[.W77]~[.W104]~[.W131]~[.W158]~[.W185]~[.W212]~[.W239]~[.W266]);2)" office:value-type="float" office:value="2" calcext:value-type="float">
            <text:p>2</text:p>
          </table:table-cell>
          <table:table-cell table:formula="of:=COUNTIF(([.W23]~[.W50]~[.W77]~[.W104]~[.W131]~[.W158]~[.W185]~[.W212]~[.W239]~[.W266]);3)" office:value-type="float" office:value="1" calcext:value-type="float">
            <text:p>1</text:p>
          </table:table-cell>
          <table:table-cell table:formula="of:=COUNTIF(([.W23]~[.W50]~[.W77]~[.W104]~[.W131]~[.W158]~[.W185]~[.W212]~[.W239]~[.W266]);4)" office:value-type="float" office:value="0" calcext:value-type="float">
            <text:p>0</text:p>
          </table:table-cell>
          <table:table-cell table:formula="of:=COUNTIF(([.W23]~[.W50]~[.W77]~[.W104]~[.W131]~[.W158]~[.W185]~[.W212]~[.W239]~[.W266]);5)" office:value-type="float" office:value="7" calcext:value-type="float">
            <text:p>7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3" table:style-name="ce502" office:value-type="float" office:value="0" calcext:value-type="float">
            <text:p>0</text:p>
          </table:table-cell>
          <table:table-cell table:style-name="ce495" office:value-type="float" office:value="0.00183178047535721" calcext:value-type="float">
            <text:p>0,00183178047535721</text:p>
          </table:table-cell>
          <table:table-cell table:style-name="ce572" office:value-type="float" office:value="-0.119269262062147" calcext:value-type="float">
            <text:p>-0,119269262062147</text:p>
          </table:table-cell>
          <table:table-cell table:style-name="ce590" office:value-type="float" office:value="-0.00125947756870444" calcext:value-type="float">
            <text:p>-0,00125947756870444</text:p>
          </table:table-cell>
          <table:table-cell table:style-name="ce600" office:value-type="float" office:value="-0.0418426436714051" calcext:value-type="float">
            <text:p>-0,0418426436714051</text:p>
          </table:table-cell>
          <table:table-cell table:style-name="ce602" office:value-type="float" office:value="-0.00279883904156549" calcext:value-type="float">
            <text:p>-0,00279883904156549</text:p>
          </table:table-cell>
          <table:table-cell table:style-name="ce499" office:value-type="float" office:value="0.000749855626552731" calcext:value-type="float">
            <text:p>0,000749855626552731</text:p>
          </table:table-cell>
          <table:table-cell table:style-name="ce495" office:value-type="float" office:value="0.000839651712469626" calcext:value-type="float">
            <text:p>0,000839651712469626</text:p>
          </table:table-cell>
          <table:table-cell table:style-name="ce632" office:value-type="float" office:value="-0.0433441089549594" calcext:value-type="float">
            <text:p>-0,0433441089549594</text:p>
          </table:table-cell>
          <table:table-cell table:number-columns-repeated="2" table:style-name="ce563" office:value-type="float" office:value="0" calcext:value-type="float">
            <text:p>0</text:p>
          </table:table-cell>
          <table:table-cell table:style-name="ce495" office:value-type="float" office:value="0.000739660562371272" calcext:value-type="float">
            <text:p>0,000739660562371272</text:p>
          </table:table-cell>
          <table:table-cell table:style-name="ce494" office:value-type="float" office:value="-0.0434920410674337" calcext:value-type="float">
            <text:p>-0,0434920410674337</text:p>
          </table:table-cell>
          <table:table-cell table:number-columns-repeated="5" table:style-name="ce776" office:value-type="float" office:value="0" calcext:value-type="float">
            <text:p>0</text:p>
          </table:table-cell>
          <table:table-cell table:style-name="ce576" office:value-type="float" office:value="0.223357350582646" calcext:value-type="float">
            <text:p>0,223357350582646</text:p>
          </table:table-cell>
          <table:table-cell table:style-name="ce872" office:value-type="float" office:value="0.204058301827281" calcext:value-type="float">
            <text:p>0,204058301827281</text:p>
          </table:table-cell>
          <table:table-cell table:style-name="ce494" office:value-type="float" office:value="0.111588123967503" calcext:value-type="float">
            <text:p>0,111588123967503</text:p>
          </table:table-cell>
          <table:table-cell table:style-name="ce495" office:value-type="float" office:value="0.230900514149821" calcext:value-type="float">
            <text:p>0,230900514149821</text:p>
          </table:table-cell>
          <table:table-cell table:style-name="ce619" office:value-type="float" office:value="0.221691384944073" calcext:value-type="float">
            <text:p>0,221691384944073</text:p>
          </table:table-cell>
          <table:table-cell/>
          <table:table-cell table:style-name="ce946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COUNTIF(([.D23]~ [.D50]~ [.D77]~ [.D104]~ [.D131]~ [.D158]~ [.D185]~ [.D212]~ [.D239]~ [.D266]);1)" office:value-type="float" office:value="2" calcext:value-type="float">
            <text:p>2</text:p>
          </table:table-cell>
          <table:table-cell table:formula="of:=COUNTIF(([.D23]~[.D50]~[.D77]~[.D104]~[.D131]~[.D158]~[.D185]~[.D212]~[.D239]~[.D266]);2)" office:value-type="float" office:value="6" calcext:value-type="float">
            <text:p>6</text:p>
          </table:table-cell>
          <table:table-cell table:formula="of:=COUNTIF(([.D23]~[.D50]~[.D77]~[.D104]~[.D131]~[.D158]~[.D185]~[.D212]~[.D239]~[.D266]);3)" office:value-type="float" office:value="2" calcext:value-type="float">
            <text:p>2</text:p>
          </table:table-cell>
          <table:table-cell table:formula="of:=COUNTIF(([.D23]~[.D50]~[.D77]~[.D104]~[.D131]~[.D158]~[.D185]~[.D212]~[.D239]~[.D266]);4)" office:value-type="float" office:value="0" calcext:value-type="float">
            <text:p>0</text:p>
          </table:table-cell>
          <table:table-cell table:formula="of:=COUNTIF(([.D23]~[.D50]~[.D77]~[.D104]~[.D131]~[.D158]~[.D185]~[.D212]~[.D239]~[.D266]);5)" office:value-type="float" office:value="0" calcext:value-type="float">
            <text:p>0</text:p>
          </table:table-cell>
          <table:table-cell table:formula="of:=COUNTIF(([.I23]~ [.I50]~ [.I77]~ [.I104]~ [.I131]~ [.I158]~ [.I185]~ [.I212]~ [.I239]~ [.I266]);1)" office:value-type="float" office:value="0" calcext:value-type="float">
            <text:p>0</text:p>
          </table:table-cell>
          <table:table-cell table:formula="of:=COUNTIF(([.I23]~[.I50]~[.I77]~[.I104]~[.I131]~[.I158]~[.I185]~[.I212]~[.I239]~[.I266]);2)" office:value-type="float" office:value="2" calcext:value-type="float">
            <text:p>2</text:p>
          </table:table-cell>
          <table:table-cell table:formula="of:=COUNTIF(([.I23]~[.I50]~[.I77]~[.I104]~[.I131]~[.I158]~[.I185]~[.I212]~[.I239]~[.I266]);3)" office:value-type="float" office:value="8" calcext:value-type="float">
            <text:p>8</text:p>
          </table:table-cell>
          <table:table-cell table:formula="of:=COUNTIF(([.I23]~[.I50]~[.I77]~[.I104]~[.I131]~[.I158]~[.I185]~[.I212]~[.I239]~[.I266]);4)" office:value-type="float" office:value="0" calcext:value-type="float">
            <text:p>0</text:p>
          </table:table-cell>
          <table:table-cell table:formula="of:=COUNTIF(([.I23]~[.I50]~[.I77]~[.I104]~[.I131]~[.I158]~[.I185]~[.I212]~[.I239]~[.I266]);5)" office:value-type="float" office:value="0" calcext:value-type="float">
            <text:p>0</text:p>
          </table:table-cell>
          <table:table-cell table:formula="of:=COUNTIF(([.N23]~ [.N50]~ [.N77]~ [.N104]~ [.N131]~ [.N158]~ [.N185]~ [.N212]~ [.N239]~ [.N266]);1)" office:value-type="float" office:value="0" calcext:value-type="float">
            <text:p>0</text:p>
          </table:table-cell>
          <table:table-cell table:formula="of:=COUNTIF(([.N23]~[.N50]~[.N77]~[.N104]~[.N131]~[.N158]~[.N185]~[.N212]~[.N239]~[.N266]);2)" office:value-type="float" office:value="0" calcext:value-type="float">
            <text:p>0</text:p>
          </table:table-cell>
          <table:table-cell table:formula="of:=COUNTIF(([.N23]~[.N50]~[.N77]~[.N104]~[.N131]~[.N158]~[.N185]~[.N212]~[.N239]~[.N266]);3)" office:value-type="float" office:value="7" calcext:value-type="float">
            <text:p>7</text:p>
          </table:table-cell>
          <table:table-cell table:formula="of:=COUNTIF(([.N23]~[.N50]~[.N77]~[.N104]~[.N131]~[.N158]~[.N185]~[.N212]~[.N239]~[.N266]);4)" office:value-type="float" office:value="3" calcext:value-type="float">
            <text:p>3</text:p>
          </table:table-cell>
          <table:table-cell table:formula="of:=COUNTIF(([.N23]~[.N50]~[.N77]~[.N104]~[.N131]~[.N158]~[.N185]~[.N212]~[.N239]~[.N266]);5)" office:value-type="float" office:value="0" calcext:value-type="float">
            <text:p>0</text:p>
          </table:table-cell>
          <table:table-cell table:formula="of:=COUNTIF(([.S23]~ [.S50]~ [.S77]~ [.S104]~ [.S131]~ [.S158]~ [.S185]~ [.S212]~ [.S239]~ [.S266]);1)" office:value-type="float" office:value="0" calcext:value-type="float">
            <text:p>0</text:p>
          </table:table-cell>
          <table:table-cell table:formula="of:=COUNTIF(([.S23]~[.S50]~[.S77]~[.S104]~[.S131]~[.S158]~[.S185]~[.S212]~[.S239]~[.S266]);2)" office:value-type="float" office:value="0" calcext:value-type="float">
            <text:p>0</text:p>
          </table:table-cell>
          <table:table-cell table:formula="of:=COUNTIF(([.S23]~[.S50]~[.S77]~[.S104]~[.S131]~[.S158]~[.S185]~[.S212]~[.S239]~[.S266]);3)" office:value-type="float" office:value="9" calcext:value-type="float">
            <text:p>9</text:p>
          </table:table-cell>
          <table:table-cell table:formula="of:=COUNTIF(([.S23]~[.S50]~[.S77]~[.S104]~[.S131]~[.S158]~[.S185]~[.S212]~[.S239]~[.S266]);4)" office:value-type="float" office:value="1" calcext:value-type="float">
            <text:p>1</text:p>
          </table:table-cell>
          <table:table-cell table:formula="of:=COUNTIF(([.S23]~[.S50]~[.S77]~[.S104]~[.S131]~[.S158]~[.S185]~[.S212]~[.S239]~[.S266]);5)" office:value-type="float" office:value="0" calcext:value-type="float">
            <text:p>0</text:p>
          </table:table-cell>
          <table:table-cell table:formula="of:=COUNTIF(([.X23]~ [.X50]~ [.X77]~ [.X104]~ [.X131]~ [.X158]~ [.X185]~ [.X212]~ [.X239]~ [.X266]);1)" office:value-type="float" office:value="5" calcext:value-type="float">
            <text:p>5</text:p>
          </table:table-cell>
          <table:table-cell table:formula="of:=COUNTIF(([.X23]~[.X50]~[.X77]~[.X104]~[.X131]~[.X158]~[.X185]~[.X212]~[.X239]~[.X266]);2)" office:value-type="float" office:value="0" calcext:value-type="float">
            <text:p>0</text:p>
          </table:table-cell>
          <table:table-cell table:formula="of:=COUNTIF(([.X23]~[.X50]~[.X77]~[.X104]~[.X131]~[.X158]~[.X185]~[.X212]~[.X239]~[.X266]);3)" office:value-type="float" office:value="3" calcext:value-type="float">
            <text:p>3</text:p>
          </table:table-cell>
          <table:table-cell table:formula="of:=COUNTIF(([.X23]~[.X50]~[.X77]~[.X104]~[.X131]~[.X158]~[.X185]~[.X212]~[.X239]~[.X266]);4)" office:value-type="float" office:value="1" calcext:value-type="float">
            <text:p>1</text:p>
          </table:table-cell>
          <table:table-cell table:formula="of:=COUNTIF(([.X23]~[.X50]~[.X77]~[.X104]~[.X131]~[.X158]~[.X185]~[.X212]~[.X239]~[.X266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72024539752435" calcext:value-type="float">
            <text:p>-1,72024539752435</text:p>
          </table:table-cell>
          <table:table-cell table:number-columns-repeated="2" table:style-name="ce495" office:value-type="float" office:value="0.00895537121285746" calcext:value-type="float">
            <text:p>0,00895537121285746</text:p>
          </table:table-cell>
          <table:table-cell table:style-name="ce499" office:value-type="float" office:value="0.00431486067528586" calcext:value-type="float">
            <text:p>0,00431486067528586</text:p>
          </table:table-cell>
          <table:table-cell table:style-name="ce495" office:value-type="float" office:value="0.00895537121285746" calcext:value-type="float">
            <text:p>0,00895537121285746</text:p>
          </table:table-cell>
          <table:table-cell table:style-name="ce494" office:value-type="float" office:value="-0.951885158036447" calcext:value-type="float">
            <text:p>-0,951885158036447</text:p>
          </table:table-cell>
          <table:table-cell table:style-name="ce516" office:value-type="float" office:value="-0.00923616883716629" calcext:value-type="float">
            <text:p>-0,00923616883716629</text:p>
          </table:table-cell>
          <table:table-cell table:style-name="ce502" office:value-type="float" office:value="-0.0102157625017142" calcext:value-type="float">
            <text:p>-0,0102157625017142</text:p>
          </table:table-cell>
          <table:table-cell table:style-name="ce502" office:value-type="float" office:value="-0.0115043946437684" calcext:value-type="float">
            <text:p>-0,0115043946437684</text:p>
          </table:table-cell>
          <table:table-cell table:style-name="ce495" office:value-type="float" office:value="-0.00741692346014873" calcext:value-type="float">
            <text:p>-0,00741692346014873</text:p>
          </table:table-cell>
          <table:table-cell table:style-name="ce598" office:value-type="float" office:value="0.129588530527456" calcext:value-type="float">
            <text:p>0,129588530527456</text:p>
          </table:table-cell>
          <table:table-cell table:style-name="ce665" office:value-type="float" office:value="0.0926979599791859" calcext:value-type="float">
            <text:p>0,0926979599791859</text:p>
          </table:table-cell>
          <table:table-cell table:style-name="ce676" office:value-type="float" office:value="0.0424565162801139" calcext:value-type="float">
            <text:p>0,0424565162801139</text:p>
          </table:table-cell>
          <table:table-cell table:style-name="ce495" office:value-type="float" office:value="0.172192978920044" calcext:value-type="float">
            <text:p>0,172192978920044</text:p>
          </table:table-cell>
          <table:table-cell table:style-name="ce684" office:value-type="float" office:value="0.0663290609306483" calcext:value-type="float">
            <text:p>0,0663290609306483</text:p>
          </table:table-cell>
          <table:table-cell table:style-name="ce539" office:value-type="float" office:value="0.318009929322482" calcext:value-type="float">
            <text:p>0,318009929322482</text:p>
          </table:table-cell>
          <table:table-cell table:style-name="ce795" office:value-type="float" office:value="0.0775157061806421" calcext:value-type="float">
            <text:p>0,0775157061806421</text:p>
          </table:table-cell>
          <table:table-cell table:style-name="ce494" office:value-type="float" office:value="0.037634790147948" calcext:value-type="float">
            <text:p>0,037634790147948</text:p>
          </table:table-cell>
          <table:table-cell table:style-name="ce783" office:value-type="float" office:value="0.320572776246959" calcext:value-type="float">
            <text:p>0,320572776246959</text:p>
          </table:table-cell>
          <table:table-cell table:style-name="ce714" office:value-type="float" office:value="0.0434426523901711" calcext:value-type="float">
            <text:p>0,0434426523901711</text:p>
          </table:table-cell>
          <table:table-cell table:style-name="ce494" office:value-type="float" office:value="0.969398984353714" calcext:value-type="float">
            <text:p>0,969398984353714</text:p>
          </table:table-cell>
          <table:table-cell table:style-name="ce531" office:value-type="float" office:value="0.983172913025066" calcext:value-type="float">
            <text:p>0,983172913025066</text:p>
          </table:table-cell>
          <table:table-cell table:style-name="ce509" office:value-type="float" office:value="0.982279314434736" calcext:value-type="float">
            <text:p>0,982279314434736</text:p>
          </table:table-cell>
          <table:table-cell table:style-name="ce668" office:value-type="float" office:value="0.980520116676572" calcext:value-type="float">
            <text:p>0,980520116676572</text:p>
          </table:table-cell>
          <table:table-cell table:style-name="ce495" office:value-type="float" office:value="0.983303974151648" calcext:value-type="float">
            <text:p>0,983303974151648</text:p>
          </table:table-cell>
          <table:table-cell/>
          <table:table-cell table:style-name="ce947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COUNTIF(([.E23]~ [.E50]~ [.E77]~ [.E104]~ [.E131]~ [.E158]~ [.E185]~ [.E212]~ [.E239]~ [.E266]);1)" office:value-type="float" office:value="4" calcext:value-type="float">
            <text:p>4</text:p>
          </table:table-cell>
          <table:table-cell table:formula="of:=COUNTIF(([.E23]~[.E50]~[.E77]~[.E104]~[.E131]~[.E158]~[.E185]~[.E212]~[.E239]~[.E266]);2)" office:value-type="float" office:value="1" calcext:value-type="float">
            <text:p>1</text:p>
          </table:table-cell>
          <table:table-cell table:formula="of:=COUNTIF(([.E23]~[.E50]~[.E77]~[.E104]~[.E131]~[.E158]~[.E185]~[.E212]~[.E239]~[.E266]);3)" office:value-type="float" office:value="2" calcext:value-type="float">
            <text:p>2</text:p>
          </table:table-cell>
          <table:table-cell table:formula="of:=COUNTIF(([.E23]~[.E50]~[.E77]~[.E104]~[.E131]~[.E158]~[.E185]~[.E212]~[.E239]~[.E266]);4)" office:value-type="float" office:value="3" calcext:value-type="float">
            <text:p>3</text:p>
          </table:table-cell>
          <table:table-cell table:formula="of:=COUNTIF(([.E23]~[.E50]~[.E77]~[.E104]~[.E131]~[.E158]~[.E185]~[.E212]~[.E239]~[.E266]);5)" office:value-type="float" office:value="0" calcext:value-type="float">
            <text:p>0</text:p>
          </table:table-cell>
          <table:table-cell table:formula="of:=COUNTIF(([.J23]~ [.J50]~ [.J77]~ [.J104]~ [.J131]~ [.J158]~ [.J185]~ [.J212]~ [.J239]~ [.J266]);1)" office:value-type="float" office:value="6" calcext:value-type="float">
            <text:p>6</text:p>
          </table:table-cell>
          <table:table-cell table:formula="of:=COUNTIF(([.J23]~[.J50]~[.J77]~[.J104]~[.J131]~[.J158]~[.J185]~[.J212]~[.J239]~[.J266]);2)" office:value-type="float" office:value="3" calcext:value-type="float">
            <text:p>3</text:p>
          </table:table-cell>
          <table:table-cell table:formula="of:=COUNTIF(([.J23]~[.J50]~[.J77]~[.J104]~[.J131]~[.J158]~[.J185]~[.J212]~[.J239]~[.J266]);3)" office:value-type="float" office:value="0" calcext:value-type="float">
            <text:p>0</text:p>
          </table:table-cell>
          <table:table-cell table:formula="of:=COUNTIF(([.J23]~[.J50]~[.J77]~[.J104]~[.J131]~[.J158]~[.J185]~[.J212]~[.J239]~[.J266]);4)" office:value-type="float" office:value="1" calcext:value-type="float">
            <text:p>1</text:p>
          </table:table-cell>
          <table:table-cell table:formula="of:=COUNTIF(([.J23]~[.J50]~[.J77]~[.J104]~[.J131]~[.J158]~[.J185]~[.J212]~[.J239]~[.J266]);5)" office:value-type="float" office:value="0" calcext:value-type="float">
            <text:p>0</text:p>
          </table:table-cell>
          <table:table-cell table:formula="of:=COUNTIF(([.O23]~ [.O50]~ [.O77]~ [.O104]~ [.O131]~ [.O158]~ [.O185]~ [.O212]~ [.O239]~ [.O266]);1)" office:value-type="float" office:value="0" calcext:value-type="float">
            <text:p>0</text:p>
          </table:table-cell>
          <table:table-cell table:formula="of:=COUNTIF(([.O23]~[.O50]~[.O77]~[.O104]~[.O131]~[.O158]~[.O185]~[.O212]~[.O239]~[.O266]);2)" office:value-type="float" office:value="0" calcext:value-type="float">
            <text:p>0</text:p>
          </table:table-cell>
          <table:table-cell table:formula="of:=COUNTIF(([.O23]~[.O50]~[.O77]~[.O104]~[.O131]~[.O158]~[.O185]~[.O212]~[.O239]~[.O266]);3)" office:value-type="float" office:value="1" calcext:value-type="float">
            <text:p>1</text:p>
          </table:table-cell>
          <table:table-cell table:formula="of:=COUNTIF(([.O23]~[.O50]~[.O77]~[.O104]~[.O131]~[.O158]~[.O185]~[.O212]~[.O239]~[.O266]);4)" office:value-type="float" office:value="4" calcext:value-type="float">
            <text:p>4</text:p>
          </table:table-cell>
          <table:table-cell table:formula="of:=COUNTIF(([.O23]~[.O50]~[.O77]~[.O104]~[.O131]~[.O158]~[.O185]~[.O212]~[.O239]~[.O266]);5)" office:value-type="float" office:value="5" calcext:value-type="float">
            <text:p>5</text:p>
          </table:table-cell>
          <table:table-cell table:formula="of:=COUNTIF(([.T23]~ [.T50]~ [.T77]~ [.T104]~ [.T131]~ [.T158]~ [.T185]~ [.T212]~ [.T239]~ [.T266]);1)" office:value-type="float" office:value="0" calcext:value-type="float">
            <text:p>0</text:p>
          </table:table-cell>
          <table:table-cell table:formula="of:=COUNTIF(([.T23]~[.T50]~[.T77]~[.T104]~[.T131]~[.T158]~[.T185]~[.T212]~[.T239]~[.T266]);2)" office:value-type="float" office:value="0" calcext:value-type="float">
            <text:p>0</text:p>
          </table:table-cell>
          <table:table-cell table:formula="of:=COUNTIF(([.T23]~[.T50]~[.T77]~[.T104]~[.T131]~[.T158]~[.T185]~[.T212]~[.T239]~[.T266]);3)" office:value-type="float" office:value="0" calcext:value-type="float">
            <text:p>0</text:p>
          </table:table-cell>
          <table:table-cell table:formula="of:=COUNTIF(([.T23]~[.T50]~[.T77]~[.T104]~[.T131]~[.T158]~[.T185]~[.T212]~[.T239]~[.T266]);4)" office:value-type="float" office:value="6" calcext:value-type="float">
            <text:p>6</text:p>
          </table:table-cell>
          <table:table-cell table:formula="of:=COUNTIF(([.T23]~[.T50]~[.T77]~[.T104]~[.T131]~[.T158]~[.T185]~[.T212]~[.T239]~[.T266]);5)" office:value-type="float" office:value="4" calcext:value-type="float">
            <text:p>4</text:p>
          </table:table-cell>
          <table:table-cell table:formula="of:=COUNTIF(([.Y23]~ [.Y50]~ [.Y77]~ [.Y104]~ [.Y131]~ [.Y158]~ [.Y185]~ [.Y212]~ [.Y239]~ [.Y266]);1)" office:value-type="float" office:value="2" calcext:value-type="float">
            <text:p>2</text:p>
          </table:table-cell>
          <table:table-cell table:formula="of:=COUNTIF(([.Y23]~[.Y50]~[.Y77]~[.Y104]~[.Y131]~[.Y158]~[.Y185]~[.Y212]~[.Y239]~[.Y266]);2)" office:value-type="float" office:value="3" calcext:value-type="float">
            <text:p>3</text:p>
          </table:table-cell>
          <table:table-cell table:formula="of:=COUNTIF(([.Y23]~[.Y50]~[.Y77]~[.Y104]~[.Y131]~[.Y158]~[.Y185]~[.Y212]~[.Y239]~[.Y266]);3)" office:value-type="float" office:value="3" calcext:value-type="float">
            <text:p>3</text:p>
          </table:table-cell>
          <table:table-cell table:formula="of:=COUNTIF(([.Y23]~[.Y50]~[.Y77]~[.Y104]~[.Y131]~[.Y158]~[.Y185]~[.Y212]~[.Y239]~[.Y266]);4)" office:value-type="float" office:value="1" calcext:value-type="float">
            <text:p>1</text:p>
          </table:table-cell>
          <table:table-cell table:formula="of:=COUNTIF(([.Y23]~[.Y50]~[.Y77]~[.Y104]~[.Y131]~[.Y158]~[.Y185]~[.Y212]~[.Y239]~[.Y266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3" office:value-type="float" office:value="-0.0274360008975724" calcext:value-type="float">
            <text:p>-0,0274360008975724</text:p>
          </table:table-cell>
          <table:table-cell table:number-columns-repeated="2" table:style-name="ce495" office:value-type="float" office:value="0.00895537121285746" calcext:value-type="float">
            <text:p>0,00895537121285746</text:p>
          </table:table-cell>
          <table:table-cell table:style-name="ce542" office:value-type="float" office:value="-0.0298783748647154" calcext:value-type="float">
            <text:p>-0,0298783748647154</text:p>
          </table:table-cell>
          <table:table-cell table:style-name="ce503" office:value-type="float" office:value="-0.0274360008975724" calcext:value-type="float">
            <text:p>-0,0274360008975724</text:p>
          </table:table-cell>
          <table:table-cell table:style-name="ce499" office:value-type="float" office:value="-0.0101726137331568" calcext:value-type="float">
            <text:p>-0,0101726137331568</text:p>
          </table:table-cell>
          <table:table-cell table:style-name="ce525" office:value-type="float" office:value="-0.00923616883716629" calcext:value-type="float">
            <text:p>-0,00923616883716629</text:p>
          </table:table-cell>
          <table:table-cell table:style-name="ce502" office:value-type="float" office:value="-0.0102157625017142" calcext:value-type="float">
            <text:p>-0,0102157625017142</text:p>
          </table:table-cell>
          <table:table-cell table:style-name="ce512" office:value-type="float" office:value="-0.0129714527747223" calcext:value-type="float">
            <text:p>-0,0129714527747223</text:p>
          </table:table-cell>
          <table:table-cell table:style-name="ce499" office:value-type="float" office:value="-0.0101726137331568" calcext:value-type="float">
            <text:p>-0,0101726137331568</text:p>
          </table:table-cell>
          <table:table-cell table:style-name="ce508" office:value-type="float" office:value="0.170065222035622" calcext:value-type="float">
            <text:p>0,170065222035622</text:p>
          </table:table-cell>
          <table:table-cell table:style-name="ce666" office:value-type="float" office:value="0.0772439852960411" calcext:value-type="float">
            <text:p>0,0772439852960411</text:p>
          </table:table-cell>
          <table:table-cell table:style-name="ce494" office:value-type="float" office:value="0.0387877998907521" calcext:value-type="float">
            <text:p>0,0387877998907521</text:p>
          </table:table-cell>
          <table:table-cell table:style-name="ce495" office:value-type="float" office:value="0.172192978920044" calcext:value-type="float">
            <text:p>0,172192978920044</text:p>
          </table:table-cell>
          <table:table-cell table:style-name="ce508" office:value-type="float" office:value="0.170065222035622" calcext:value-type="float">
            <text:p>0,170065222035622</text:p>
          </table:table-cell>
          <table:table-cell table:style-name="ce535" office:value-type="float" office:value="0.321718630529661" calcext:value-type="float">
            <text:p>0,321718630529661</text:p>
          </table:table-cell>
          <table:table-cell table:style-name="ce699" office:value-type="float" office:value="0.072498467675317" calcext:value-type="float">
            <text:p>0,072498467675317</text:p>
          </table:table-cell>
          <table:table-cell table:style-name="ce714" office:value-type="float" office:value="0.0429553892521226" calcext:value-type="float">
            <text:p>0,0429553892521226</text:p>
          </table:table-cell>
          <table:table-cell table:style-name="ce495" office:value-type="float" office:value="0.323604810418881" calcext:value-type="float">
            <text:p>0,323604810418881</text:p>
          </table:table-cell>
          <table:table-cell table:style-name="ce563" office:value-type="float" office:value="0.318776189902477" calcext:value-type="float">
            <text:p>0,318776189902477</text:p>
          </table:table-cell>
          <table:table-cell table:style-name="ce853" office:value-type="float" office:value="0.977278140990854" calcext:value-type="float">
            <text:p>0,977278140990854</text:p>
          </table:table-cell>
          <table:table-cell table:style-name="ce561" office:value-type="float" office:value="0.983172913025066" calcext:value-type="float">
            <text:p>0,983172913025066</text:p>
          </table:table-cell>
          <table:table-cell table:style-name="ce509" office:value-type="float" office:value="0.982279314434736" calcext:value-type="float">
            <text:p>0,982279314434736</text:p>
          </table:table-cell>
          <table:table-cell table:style-name="ce835" office:value-type="float" office:value="0.978812151904254" calcext:value-type="float">
            <text:p>0,978812151904254</text:p>
          </table:table-cell>
          <table:table-cell table:style-name="ce543" office:value-type="float" office:value="0.981957618942217" calcext:value-type="float">
            <text:p>0,981957618942217</text:p>
          </table:table-cell>
          <table:table-cell/>
          <table:table-cell table:style-name="ce947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COUNTIF(([.F23]~ [.F50]~ [.F77]~ [.F104]~ [.F131]~ [.F158]~ [.F185]~ [.F212]~ [.F239]~ [.F266]);1)" office:value-type="float" office:value="3" calcext:value-type="float">
            <text:p>3</text:p>
          </table:table-cell>
          <table:table-cell table:formula="of:=COUNTIF(([.F23]~[.F50]~[.F77]~[.F104]~[.F131]~[.F158]~[.F185]~[.F212]~[.F239]~[.F266]);2)" office:value-type="float" office:value="0" calcext:value-type="float">
            <text:p>0</text:p>
          </table:table-cell>
          <table:table-cell table:formula="of:=COUNTIF(([.F23]~[.F50]~[.F77]~[.F104]~[.F131]~[.F158]~[.F185]~[.F212]~[.F239]~[.F266]);3)" office:value-type="float" office:value="0" calcext:value-type="float">
            <text:p>0</text:p>
          </table:table-cell>
          <table:table-cell table:formula="of:=COUNTIF(([.F23]~[.F50]~[.F77]~[.F104]~[.F131]~[.F158]~[.F185]~[.F212]~[.F239]~[.F266]);4)" office:value-type="float" office:value="7" calcext:value-type="float">
            <text:p>7</text:p>
          </table:table-cell>
          <table:table-cell table:formula="of:=COUNTIF(([.F23]~[.F50]~[.F77]~[.F104]~[.F131]~[.F158]~[.F185]~[.F212]~[.F239]~[.F266]);5)" office:value-type="float" office:value="0" calcext:value-type="float">
            <text:p>0</text:p>
          </table:table-cell>
          <table:table-cell table:formula="of:=COUNTIF(([.K23]~ [.K50]~ [.K77]~ [.K104]~ [.K131]~ [.K158]~ [.K185]~ [.K212]~ [.K239]~ [.K266]);1)" office:value-type="float" office:value="0" calcext:value-type="float">
            <text:p>0</text:p>
          </table:table-cell>
          <table:table-cell table:formula="of:=COUNTIF(([.K23]~[.K50]~[.K77]~[.K104]~[.K131]~[.K158]~[.K185]~[.K212]~[.K239]~[.K266]);2)" office:value-type="float" office:value="1" calcext:value-type="float">
            <text:p>1</text:p>
          </table:table-cell>
          <table:table-cell table:formula="of:=COUNTIF(([.K23]~[.K50]~[.K77]~[.K104]~[.K131]~[.K158]~[.K185]~[.K212]~[.K239]~[.K266]);3)" office:value-type="float" office:value="0" calcext:value-type="float">
            <text:p>0</text:p>
          </table:table-cell>
          <table:table-cell table:formula="of:=COUNTIF(([.K23]~[.K50]~[.K77]~[.K104]~[.K131]~[.K158]~[.K185]~[.K212]~[.K239]~[.K266]);4)" office:value-type="float" office:value="9" calcext:value-type="float">
            <text:p>9</text:p>
          </table:table-cell>
          <table:table-cell table:formula="of:=COUNTIF(([.K23]~[.K50]~[.K77]~[.K104]~[.K131]~[.K158]~[.K185]~[.K212]~[.K239]~[.K266]);5)" office:value-type="float" office:value="0" calcext:value-type="float">
            <text:p>0</text:p>
          </table:table-cell>
          <table:table-cell table:formula="of:=COUNTIF(([.P23]~ [.P50]~ [.P77]~ [.P104]~ [.P131]~ [.P158]~ [.P185]~ [.P212]~ [.P239]~ [.P266]);1)" office:value-type="float" office:value="4" calcext:value-type="float">
            <text:p>4</text:p>
          </table:table-cell>
          <table:table-cell table:formula="of:=COUNTIF(([.P23]~[.P50]~[.P77]~[.P104]~[.P131]~[.P158]~[.P185]~[.P212]~[.P239]~[.P266]);2)" office:value-type="float" office:value="6" calcext:value-type="float">
            <text:p>6</text:p>
          </table:table-cell>
          <table:table-cell table:formula="of:=COUNTIF(([.P23]~[.P50]~[.P77]~[.P104]~[.P131]~[.P158]~[.P185]~[.P212]~[.P239]~[.P266]);3)" office:value-type="float" office:value="0" calcext:value-type="float">
            <text:p>0</text:p>
          </table:table-cell>
          <table:table-cell table:formula="of:=COUNTIF(([.P23]~[.P50]~[.P77]~[.P104]~[.P131]~[.P158]~[.P185]~[.P212]~[.P239]~[.P266]);4)" office:value-type="float" office:value="0" calcext:value-type="float">
            <text:p>0</text:p>
          </table:table-cell>
          <table:table-cell table:formula="of:=COUNTIF(([.P23]~[.P50]~[.P77]~[.P104]~[.P131]~[.P158]~[.P185]~[.P212]~[.P239]~[.P266]);5)" office:value-type="float" office:value="0" calcext:value-type="float">
            <text:p>0</text:p>
          </table:table-cell>
          <table:table-cell table:formula="of:=COUNTIF(([.U23]~ [.U50]~ [.U77]~ [.U104]~ [.U131]~ [.U158]~ [.U185]~ [.U212]~ [.U239]~ [.U266]);1)" office:value-type="float" office:value="3" calcext:value-type="float">
            <text:p>3</text:p>
          </table:table-cell>
          <table:table-cell table:formula="of:=COUNTIF(([.U23]~[.U50]~[.U77]~[.U104]~[.U131]~[.U158]~[.U185]~[.U212]~[.U239]~[.U266]);2)" office:value-type="float" office:value="7" calcext:value-type="float">
            <text:p>7</text:p>
          </table:table-cell>
          <table:table-cell table:formula="of:=COUNTIF(([.U23]~[.U50]~[.U77]~[.U104]~[.U131]~[.U158]~[.U185]~[.U212]~[.U239]~[.U266]);3)" office:value-type="float" office:value="0" calcext:value-type="float">
            <text:p>0</text:p>
          </table:table-cell>
          <table:table-cell table:formula="of:=COUNTIF(([.U23]~[.U50]~[.U77]~[.U104]~[.U131]~[.U158]~[.U185]~[.U212]~[.U239]~[.U266]);4)" office:value-type="float" office:value="0" calcext:value-type="float">
            <text:p>0</text:p>
          </table:table-cell>
          <table:table-cell table:formula="of:=COUNTIF(([.U23]~[.U50]~[.U77]~[.U104]~[.U131]~[.U158]~[.U185]~[.U212]~[.U239]~[.U266]);5)" office:value-type="float" office:value="0" calcext:value-type="float">
            <text:p>0</text:p>
          </table:table-cell>
          <table:table-cell table:formula="of:=COUNTIF(([.Z23]~ [.Z50]~ [.Z77]~ [.Z104]~ [.Z131]~ [.Z158]~ [.Z185]~ [.Z212]~ [.Z239]~ [.Z266]);1)" office:value-type="float" office:value="3" calcext:value-type="float">
            <text:p>3</text:p>
          </table:table-cell>
          <table:table-cell table:formula="of:=COUNTIF(([.Z23]~[.Z50]~[.Z77]~[.Z104]~[.Z131]~[.Z158]~[.Z185]~[.Z212]~[.Z239]~[.Z266]);2)" office:value-type="float" office:value="2" calcext:value-type="float">
            <text:p>2</text:p>
          </table:table-cell>
          <table:table-cell table:formula="of:=COUNTIF(([.Z23]~[.Z50]~[.Z77]~[.Z104]~[.Z131]~[.Z158]~[.Z185]~[.Z212]~[.Z239]~[.Z266]);3)" office:value-type="float" office:value="3" calcext:value-type="float">
            <text:p>3</text:p>
          </table:table-cell>
          <table:table-cell table:formula="of:=COUNTIF(([.Z23]~[.Z50]~[.Z77]~[.Z104]~[.Z131]~[.Z158]~[.Z185]~[.Z212]~[.Z239]~[.Z266]);4)" office:value-type="float" office:value="1" calcext:value-type="float">
            <text:p>1</text:p>
          </table:table-cell>
          <table:table-cell table:formula="of:=COUNTIF(([.Z23]~[.Z50]~[.Z77]~[.Z104]~[.Z131]~[.Z158]~[.Z185]~[.Z212]~[.Z239]~[.Z266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921036183939933" calcext:value-type="float">
            <text:p>-0,921036183939933</text:p>
          </table:table-cell>
          <table:table-cell table:style-name="ce516" office:value-type="float" office:value="0.00997302703250035" calcext:value-type="float">
            <text:p>0,00997302703250035</text:p>
          </table:table-cell>
          <table:table-cell table:style-name="ce502" office:value-type="float" office:value="0.00692005957357167" calcext:value-type="float">
            <text:p>0,00692005957357167</text:p>
          </table:table-cell>
          <table:table-cell table:style-name="ce549" office:value-type="float" office:value="-0.0721484054266157" calcext:value-type="float">
            <text:p>-0,0721484054266157</text:p>
          </table:table-cell>
          <table:table-cell table:style-name="ce495" office:value-type="float" office:value="0.0113977451800004" calcext:value-type="float">
            <text:p>0,0113977451800004</text:p>
          </table:table-cell>
          <table:table-cell table:style-name="ce494" office:value-type="float" office:value="-0.643123065885604" calcext:value-type="float">
            <text:p>-0,643123065885604</text:p>
          </table:table-cell>
          <table:table-cell table:style-name="ce506" office:value-type="float" office:value="-0.00755686541222693" calcext:value-type="float">
            <text:p>-0,00755686541222693</text:p>
          </table:table-cell>
          <table:table-cell table:style-name="ce495" office:value-type="float" office:value="-0.00699709760391382" calcext:value-type="float">
            <text:p>-0,00699709760391382</text:p>
          </table:table-cell>
          <table:table-cell table:style-name="ce498" office:value-type="float" office:value="-0.0114845695338906" calcext:value-type="float">
            <text:p>-0,0114845695338906</text:p>
          </table:table-cell>
          <table:table-cell table:style-name="ce506" office:value-type="float" office:value="-0.00727698150807043" calcext:value-type="float">
            <text:p>-0,00727698150807043</text:p>
          </table:table-cell>
          <table:table-cell table:style-name="ce633" office:value-type="float" office:value="0.127510084347192" calcext:value-type="float">
            <text:p>0,127510084347192</text:p>
          </table:table-cell>
          <table:table-cell table:style-name="ce667" office:value-type="float" office:value="0.044154037270756" calcext:value-type="float">
            <text:p>0,044154037270756</text:p>
          </table:table-cell>
          <table:table-cell table:style-name="ce702" office:value-type="float" office:value="0.0203345016271915" calcext:value-type="float">
            <text:p>0,0203345016271915</text:p>
          </table:table-cell>
          <table:table-cell table:style-name="ce564" office:value-type="float" office:value="0.124852237393071" calcext:value-type="float">
            <text:p>0,124852237393071</text:p>
          </table:table-cell>
          <table:table-cell table:style-name="ce754" office:value-type="float" office:value="0.0474270352592491" calcext:value-type="float">
            <text:p>0,0474270352592491</text:p>
          </table:table-cell>
          <table:table-cell table:style-name="ce777" office:value-type="float" office:value="0.33515844814864" calcext:value-type="float">
            <text:p>0,33515844814864</text:p>
          </table:table-cell>
          <table:table-cell table:style-name="ce796" office:value-type="float" office:value="0.0692243737509461" calcext:value-type="float">
            <text:p>0,0692243737509461</text:p>
          </table:table-cell>
          <table:table-cell table:style-name="ce494" office:value-type="float" office:value="0.0322080934250048" calcext:value-type="float">
            <text:p>0,0322080934250048</text:p>
          </table:table-cell>
          <table:table-cell table:style-name="ce615" office:value-type="float" office:value="0.302196668676234" calcext:value-type="float">
            <text:p>0,302196668676234</text:p>
          </table:table-cell>
          <table:table-cell table:style-name="ce718" office:value-type="float" office:value="0.0487978314589814" calcext:value-type="float">
            <text:p>0,0487978314589814</text:p>
          </table:table-cell>
          <table:table-cell table:style-name="ce854" office:value-type="float" office:value="0.97156089720992" calcext:value-type="float">
            <text:p>0,97156089720992</text:p>
          </table:table-cell>
          <table:table-cell table:style-name="ce495" office:value-type="float" office:value="0.984352463164303" calcext:value-type="float">
            <text:p>0,984352463164303</text:p>
          </table:table-cell>
          <table:table-cell table:style-name="ce511" office:value-type="float" office:value="0.983351632743132" calcext:value-type="float">
            <text:p>0,983351632743132</text:p>
          </table:table-cell>
          <table:table-cell table:style-name="ce624" office:value-type="float" office:value="0.981513500442823" calcext:value-type="float">
            <text:p>0,981513500442823</text:p>
          </table:table-cell>
          <table:table-cell table:style-name="ce498" office:value-type="float" office:value="0.984118638199833" calcext:value-type="float">
            <text:p>0,984118638199833</text:p>
          </table:table-cell>
          <table:table-cell/>
          <table:table-cell table:style-name="ce947"/>
          <table:table-cell table:style-name="ce946" office:value-type="string" calcext:value-type="string">
            <text:p><text:span text:style-name="T3">VotingClassifierVot</text:span><text:span text:style-name="T2">ingClassifier</text:span>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COUNTIF(([.G23]~ [.G50]~ [.G77]~ [.G104]~ [.G131]~ [.G158]~ [.G185]~ [.G212]~ [.G239]~ [.G266]);1)" office:value-type="float" office:value="2" calcext:value-type="float">
            <text:p>2</text:p>
          </table:table-cell>
          <table:table-cell table:formula="of:=COUNTIF(([.G23]~[.G50]~[.G77]~[.G104]~[.G131]~[.G158]~[.G185]~[.G212]~[.G239]~[.G266]);2)" office:value-type="float" office:value="4" calcext:value-type="float">
            <text:p>4</text:p>
          </table:table-cell>
          <table:table-cell table:formula="of:=COUNTIF(([.G23]~[.G50]~[.G77]~[.G104]~[.G131]~[.G158]~[.G185]~[.G212]~[.G239]~[.G266]);3)" office:value-type="float" office:value="4" calcext:value-type="float">
            <text:p>4</text:p>
          </table:table-cell>
          <table:table-cell table:formula="of:=COUNTIF(([.G23]~[.G50]~[.G77]~[.G104]~[.G131]~[.G158]~[.G185]~[.G212]~[.G239]~[.G266]);4)" office:value-type="float" office:value="0" calcext:value-type="float">
            <text:p>0</text:p>
          </table:table-cell>
          <table:table-cell table:formula="of:=COUNTIF(([.G23]~[.G50]~[.G77]~[.G104]~[.G131]~[.G158]~[.G185]~[.G212]~[.G239]~[.G266]);5)" office:value-type="float" office:value="0" calcext:value-type="float">
            <text:p>0</text:p>
          </table:table-cell>
          <table:table-cell table:formula="of:=COUNTIF(([.L23]~ [.L50]~ [.L77]~ [.L104]~ [.L131]~ [.L158]~ [.L185]~ [.L212]~ [.L239]~ [.L266]);1)" office:value-type="float" office:value="4" calcext:value-type="float">
            <text:p>4</text:p>
          </table:table-cell>
          <table:table-cell table:formula="of:=COUNTIF(([.L23]~[.L50]~[.L77]~[.L104]~[.L131]~[.L158]~[.L185]~[.L212]~[.L239]~[.L266]);2)" office:value-type="float" office:value="5" calcext:value-type="float">
            <text:p>5</text:p>
          </table:table-cell>
          <table:table-cell table:formula="of:=COUNTIF(([.L23]~[.L50]~[.L77]~[.L104]~[.L131]~[.L158]~[.L185]~[.L212]~[.L239]~[.L266]);3)" office:value-type="float" office:value="1" calcext:value-type="float">
            <text:p>1</text:p>
          </table:table-cell>
          <table:table-cell table:formula="of:=COUNTIF(([.L23]~[.L50]~[.L77]~[.L104]~[.L131]~[.L158]~[.L185]~[.L212]~[.L239]~[.L266]);4)" office:value-type="float" office:value="0" calcext:value-type="float">
            <text:p>0</text:p>
          </table:table-cell>
          <table:table-cell table:formula="of:=COUNTIF(([.L23]~[.L50]~[.L77]~[.L104]~[.L131]~[.L158]~[.L185]~[.L212]~[.L239]~[.L266]);5)" office:value-type="float" office:value="0" calcext:value-type="float">
            <text:p>0</text:p>
          </table:table-cell>
          <table:table-cell table:formula="of:=COUNTIF(([.Q23]~ [.Q50]~ [.Q77]~ [.Q104]~ [.Q131]~ [.Q158]~ [.Q185]~ [.Q212]~ [.Q239]~ [.Q266]);1)" office:value-type="float" office:value="0" calcext:value-type="float">
            <text:p>0</text:p>
          </table:table-cell>
          <table:table-cell table:formula="of:=COUNTIF(([.Q23]~[.Q50]~[.Q77]~[.Q104]~[.Q131]~[.Q158]~[.Q185]~[.Q212]~[.Q239]~[.Q266]);2)" office:value-type="float" office:value="0" calcext:value-type="float">
            <text:p>0</text:p>
          </table:table-cell>
          <table:table-cell table:formula="of:=COUNTIF(([.Q23]~[.Q50]~[.Q77]~[.Q104]~[.Q131]~[.Q158]~[.Q185]~[.Q212]~[.Q239]~[.Q266]);3)" office:value-type="float" office:value="2" calcext:value-type="float">
            <text:p>2</text:p>
          </table:table-cell>
          <table:table-cell table:formula="of:=COUNTIF(([.Q23]~[.Q50]~[.Q77]~[.Q104]~[.Q131]~[.Q158]~[.Q185]~[.Q212]~[.Q239]~[.Q266]);4)" office:value-type="float" office:value="3" calcext:value-type="float">
            <text:p>3</text:p>
          </table:table-cell>
          <table:table-cell table:formula="of:=COUNTIF(([.Q23]~[.Q50]~[.Q77]~[.Q104]~[.Q131]~[.Q158]~[.Q185]~[.Q212]~[.Q239]~[.Q266]);5)" office:value-type="float" office:value="5" calcext:value-type="float">
            <text:p>5</text:p>
          </table:table-cell>
          <table:table-cell table:formula="of:=COUNTIF(([.V23]~ [.V50]~ [.V77]~ [.V104]~ [.V131]~ [.V158]~ [.V185]~ [.V212]~ [.V239]~ [.V266]);1)" office:value-type="float" office:value="0" calcext:value-type="float">
            <text:p>0</text:p>
          </table:table-cell>
          <table:table-cell table:formula="of:=COUNTIF(([.V23]~[.V50]~[.V77]~[.V104]~[.V131]~[.V158]~[.V185]~[.V212]~[.V239]~[.V266]);2)" office:value-type="float" office:value="0" calcext:value-type="float">
            <text:p>0</text:p>
          </table:table-cell>
          <table:table-cell table:formula="of:=COUNTIF(([.V23]~[.V50]~[.V77]~[.V104]~[.V131]~[.V158]~[.V185]~[.V212]~[.V239]~[.V266]);3)" office:value-type="float" office:value="1" calcext:value-type="float">
            <text:p>1</text:p>
          </table:table-cell>
          <table:table-cell table:formula="of:=COUNTIF(([.V23]~[.V50]~[.V77]~[.V104]~[.V131]~[.V158]~[.V185]~[.V212]~[.V239]~[.V266]);4)" office:value-type="float" office:value="3" calcext:value-type="float">
            <text:p>3</text:p>
          </table:table-cell>
          <table:table-cell table:formula="of:=COUNTIF(([.V23]~[.V50]~[.V77]~[.V104]~[.V131]~[.V158]~[.V185]~[.V212]~[.V239]~[.V266]);5)" office:value-type="float" office:value="6" calcext:value-type="float">
            <text:p>6</text:p>
          </table:table-cell>
          <table:table-cell table:formula="of:=COUNTIF(([.AA23]~ [.AA50]~ [.AA77]~ [.AA104]~ [.AA131]~ [.AA158]~ [.AA185]~ [.AA212]~ [.AA239]~ [.AA266]);1)" office:value-type="float" office:value="1" calcext:value-type="float">
            <text:p>1</text:p>
          </table:table-cell>
          <table:table-cell table:formula="of:=COUNTIF(([.AA23]~[.AA50]~[.AA77]~[.AA104]~[.AA131]~[.AA158]~[.AA185]~[.AA212]~[.AA239]~[.AA266]);2)" office:value-type="float" office:value="2" calcext:value-type="float">
            <text:p>2</text:p>
          </table:table-cell>
          <table:table-cell table:formula="of:=COUNTIF(([.AA23]~[.AA50]~[.AA77]~[.AA104]~[.AA131]~[.AA158]~[.AA185]~[.AA212]~[.AA239]~[.AA266]);3)" office:value-type="float" office:value="0" calcext:value-type="float">
            <text:p>0</text:p>
          </table:table-cell>
          <table:table-cell table:formula="of:=COUNTIF(([.AA23]~[.AA50]~[.AA77]~[.AA104]~[.AA131]~[.AA158]~[.AA185]~[.AA212]~[.AA239]~[.AA266]);4)" office:value-type="float" office:value="7" calcext:value-type="float">
            <text:p>7</text:p>
          </table:table-cell>
          <table:table-cell table:formula="of:=COUNTIF(([.AA23]~[.AA50]~[.AA77]~[.AA104]~[.AA131]~[.AA158]~[.AA185]~[.AA212]~[.AA239]~[.AA266]);5)" office:value-type="float" office:value="0" calcext:value-type="float">
            <text:p>0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4" office:value-type="float" office:value="-0.0166759866978816" calcext:value-type="float">
            <text:p>-0,0166759866978816</text:p>
          </table:table-cell>
          <table:table-cell table:style-name="ce525" office:value-type="float" office:value="0.00997302703250035" calcext:value-type="float">
            <text:p>0,00997302703250035</text:p>
          </table:table-cell>
          <table:table-cell table:style-name="ce502" office:value-type="float" office:value="0.00692005957357167" calcext:value-type="float">
            <text:p>0,00692005957357167</text:p>
          </table:table-cell>
          <table:table-cell table:style-name="ce511" office:value-type="float" office:value="-0.0172916684687655" calcext:value-type="float">
            <text:p>-0,0172916684687655</text:p>
          </table:table-cell>
          <table:table-cell table:style-name="ce573" office:value-type="float" office:value="-0.027173106477498" calcext:value-type="float">
            <text:p>-0,027173106477498</text:p>
          </table:table-cell>
          <table:table-cell table:style-name="ce542" office:value-type="float" office:value="-0.0207977064447" calcext:value-type="float">
            <text:p>-0,0207977064447</text:p>
          </table:table-cell>
          <table:table-cell table:style-name="ce506" office:value-type="float" office:value="-0.00755686541222693" calcext:value-type="float">
            <text:p>-0,00755686541222693</text:p>
          </table:table-cell>
          <table:table-cell table:style-name="ce495" office:value-type="float" office:value="-0.00699709760391382" calcext:value-type="float">
            <text:p>-0,00699709760391382</text:p>
          </table:table-cell>
          <table:table-cell table:style-name="ce535" office:value-type="float" office:value="-0.0110145978114944" calcext:value-type="float">
            <text:p>-0,0110145978114944</text:p>
          </table:table-cell>
          <table:table-cell table:style-name="ce516" office:value-type="float" office:value="-0.00773529140112679" calcext:value-type="float">
            <text:p>-0,00773529140112679</text:p>
          </table:table-cell>
          <table:table-cell table:style-name="ce634" office:value-type="float" office:value="0.104144207181882" calcext:value-type="float">
            <text:p>0,104144207181882</text:p>
          </table:table-cell>
          <table:table-cell table:style-name="ce494" office:value-type="float" office:value="-0.015760933816529" calcext:value-type="float">
            <text:p>-0,015760933816529</text:p>
          </table:table-cell>
          <table:table-cell table:style-name="ce702" office:value-type="float" office:value="0.0203345016271915" calcext:value-type="float">
            <text:p>0,0203345016271915</text:p>
          </table:table-cell>
          <table:table-cell table:style-name="ce495" office:value-type="float" office:value="0.15192627951107" calcext:value-type="float">
            <text:p>0,15192627951107</text:p>
          </table:table-cell>
          <table:table-cell table:style-name="ce575" office:value-type="float" office:value="0.141836076672721" calcext:value-type="float">
            <text:p>0,141836076672721</text:p>
          </table:table-cell>
          <table:table-cell table:style-name="ce495" office:value-type="float" office:value="0.345494713941565" calcext:value-type="float">
            <text:p>0,345494713941565</text:p>
          </table:table-cell>
          <table:table-cell table:style-name="ce692" office:value-type="float" office:value="0.0814719684982809" calcext:value-type="float">
            <text:p>0,0814719684982809</text:p>
          </table:table-cell>
          <table:table-cell table:style-name="ce694" office:value-type="float" office:value="0.0370147085093669" calcext:value-type="float">
            <text:p>0,0370147085093669</text:p>
          </table:table-cell>
          <table:table-cell table:style-name="ce523" office:value-type="float" office:value="0.301393470406741" calcext:value-type="float">
            <text:p>0,301393470406741</text:p>
          </table:table-cell>
          <table:table-cell table:style-name="ce643" office:value-type="float" office:value="0.295646123102631" calcext:value-type="float">
            <text:p>0,295646123102631</text:p>
          </table:table-cell>
          <table:table-cell table:style-name="ce733" office:value-type="float" office:value="0.979178527326289" calcext:value-type="float">
            <text:p>0,979178527326289</text:p>
          </table:table-cell>
          <table:table-cell table:style-name="ce494" office:value-type="float" office:value="0.952397377574089" calcext:value-type="float">
            <text:p>0,952397377574089</text:p>
          </table:table-cell>
          <table:table-cell table:style-name="ce511" office:value-type="float" office:value="0.983351632743132" calcext:value-type="float">
            <text:p>0,983351632743132</text:p>
          </table:table-cell>
          <table:table-cell table:style-name="ce586" office:value-type="float" office:value="0.980813812746594" calcext:value-type="float">
            <text:p>0,980813812746594</text:p>
          </table:table-cell>
          <table:table-cell table:style-name="ce551" office:value-type="float" office:value="0.983852047953718" calcext:value-type="float">
            <text:p>0,983852047953718</text:p>
          </table:table-cell>
          <table:table-cell/>
          <table:table-cell table:style-name="ce947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COUNTIF(([.C24]~ [.C51]~ [.C78]~ [.C105]~ [.C132]~ [.C159]~ [.C186]~ [.C213]~ [.C240]~ [.C267]);1)" office:value-type="float" office:value="2" calcext:value-type="float">
            <text:p>2</text:p>
          </table:table-cell>
          <table:table-cell table:formula="of:=COUNTIF(([.C24]~[.C51]~[.C78]~[.C105]~[.C132]~[.C159]~[.C186]~[.C213]~[.C240]~[.C267]);2)" office:value-type="float" office:value="1" calcext:value-type="float">
            <text:p>1</text:p>
          </table:table-cell>
          <table:table-cell table:formula="of:=COUNTIF(([.C24]~[.C51]~[.C78]~[.C105]~[.C132]~[.C159]~[.C186]~[.C213]~[.C240]~[.C267]);3)" office:value-type="float" office:value="3" calcext:value-type="float">
            <text:p>3</text:p>
          </table:table-cell>
          <table:table-cell table:formula="of:=COUNTIF(([.C24]~[.C51]~[.C78]~[.C105]~[.C132]~[.C159]~[.C186]~[.C213]~[.C240]~[.C267]);4)" office:value-type="float" office:value="1" calcext:value-type="float">
            <text:p>1</text:p>
          </table:table-cell>
          <table:table-cell table:formula="of:=COUNTIF(([.C24]~[.C51]~[.C78]~[.C105]~[.C132]~[.C159]~[.C186]~[.C213]~[.C240]~[.C267]);5)" office:value-type="float" office:value="3" calcext:value-type="float">
            <text:p>3</text:p>
          </table:table-cell>
          <table:table-cell table:formula="of:=COUNTIF(([.H24]~ [.H51]~ [.H78]~ [.H105]~ [.H132]~ [.H159]~ [.H186]~ [.H213]~ [.H240]~ [.H267]);1)" office:value-type="float" office:value="2" calcext:value-type="float">
            <text:p>2</text:p>
          </table:table-cell>
          <table:table-cell table:formula="of:=COUNTIF(([.H24]~[.H51]~[.H78]~[.H105]~[.H132]~[.H159]~[.H186]~[.H213]~[.H240]~[.H267]);2)" office:value-type="float" office:value="1" calcext:value-type="float">
            <text:p>1</text:p>
          </table:table-cell>
          <table:table-cell table:formula="of:=COUNTIF(([.H24]~[.H51]~[.H78]~[.H105]~[.H132]~[.H159]~[.H186]~[.H213]~[.H240]~[.H267]);3)" office:value-type="float" office:value="1" calcext:value-type="float">
            <text:p>1</text:p>
          </table:table-cell>
          <table:table-cell table:formula="of:=COUNTIF(([.H24]~[.H51]~[.H78]~[.H105]~[.H132]~[.H159]~[.H186]~[.H213]~[.H240]~[.H267]);4)" office:value-type="float" office:value="3" calcext:value-type="float">
            <text:p>3</text:p>
          </table:table-cell>
          <table:table-cell table:formula="of:=COUNTIF(([.H24]~[.H51]~[.H78]~[.H105]~[.H132]~[.H159]~[.H186]~[.H213]~[.H240]~[.H267]);5)" office:value-type="float" office:value="3" calcext:value-type="float">
            <text:p>3</text:p>
          </table:table-cell>
          <table:table-cell table:formula="of:=COUNTIF(([.M24]~ [.M51]~ [.M78]~ [.M105]~ [.M132]~ [.M159]~ [.M186]~ [.M213]~ [.M240]~ [.M267]);1)" office:value-type="float" office:value="3" calcext:value-type="float">
            <text:p>3</text:p>
          </table:table-cell>
          <table:table-cell table:formula="of:=COUNTIF(([.M24]~[.M51]~[.M78]~[.M105]~[.M132]~[.M159]~[.M186]~[.M213]~[.M240]~[.M267]);2)" office:value-type="float" office:value="5" calcext:value-type="float">
            <text:p>5</text:p>
          </table:table-cell>
          <table:table-cell table:formula="of:=COUNTIF(([.M24]~[.M51]~[.M78]~[.M105]~[.M132]~[.M159]~[.M186]~[.M213]~[.M240]~[.M267]);3)" office:value-type="float" office:value="1" calcext:value-type="float">
            <text:p>1</text:p>
          </table:table-cell>
          <table:table-cell table:formula="of:=COUNTIF(([.M24]~[.M51]~[.M78]~[.M105]~[.M132]~[.M159]~[.M186]~[.M213]~[.M240]~[.M267]);4)" office:value-type="float" office:value="1" calcext:value-type="float">
            <text:p>1</text:p>
          </table:table-cell>
          <table:table-cell table:formula="of:=COUNTIF(([.M24]~[.M51]~[.M78]~[.M105]~[.M132]~[.M159]~[.M186]~[.M213]~[.M240]~[.M267]);5)" office:value-type="float" office:value="0" calcext:value-type="float">
            <text:p>0</text:p>
          </table:table-cell>
          <table:table-cell table:formula="of:=COUNTIF(([.R24]~ [.R51]~ [.R78]~ [.R105]~ [.R132]~ [.R159]~ [.R186]~ [.R213]~ [.R240]~ [.R267]);1)" office:value-type="float" office:value="7" calcext:value-type="float">
            <text:p>7</text:p>
          </table:table-cell>
          <table:table-cell table:formula="of:=COUNTIF(([.R24]~[.R51]~[.R78]~[.R105]~[.R132]~[.R159]~[.R186]~[.R213]~[.R240]~[.R267]);2)" office:value-type="float" office:value="1" calcext:value-type="float">
            <text:p>1</text:p>
          </table:table-cell>
          <table:table-cell table:formula="of:=COUNTIF(([.R24]~[.R51]~[.R78]~[.R105]~[.R132]~[.R159]~[.R186]~[.R213]~[.R240]~[.R267]);3)" office:value-type="float" office:value="2" calcext:value-type="float">
            <text:p>2</text:p>
          </table:table-cell>
          <table:table-cell table:formula="of:=COUNTIF(([.R24]~[.R51]~[.R78]~[.R105]~[.R132]~[.R159]~[.R186]~[.R213]~[.R240]~[.R267]);4)" office:value-type="float" office:value="0" calcext:value-type="float">
            <text:p>0</text:p>
          </table:table-cell>
          <table:table-cell table:formula="of:=COUNTIF(([.R24]~[.R51]~[.R78]~[.R105]~[.R132]~[.R159]~[.R186]~[.R213]~[.R240]~[.R267]);5)" office:value-type="float" office:value="0" calcext:value-type="float">
            <text:p>0</text:p>
          </table:table-cell>
          <table:table-cell table:formula="of:=COUNTIF(([.W24]~ [.W51]~ [.W78]~ [.W105]~ [.W132]~ [.W159]~ [.W186]~ [.W213]~ [.W240]~ [.W267]);1)" office:value-type="float" office:value="3" calcext:value-type="float">
            <text:p>3</text:p>
          </table:table-cell>
          <table:table-cell table:formula="of:=COUNTIF(([.W24]~[.W51]~[.W78]~[.W105]~[.W132]~[.W159]~[.W186]~[.W213]~[.W240]~[.W267]);2)" office:value-type="float" office:value="1" calcext:value-type="float">
            <text:p>1</text:p>
          </table:table-cell>
          <table:table-cell table:formula="of:=COUNTIF(([.W24]~[.W51]~[.W78]~[.W105]~[.W132]~[.W159]~[.W186]~[.W213]~[.W240]~[.W267]);3)" office:value-type="float" office:value="2" calcext:value-type="float">
            <text:p>2</text:p>
          </table:table-cell>
          <table:table-cell table:formula="of:=COUNTIF(([.W24]~[.W51]~[.W78]~[.W105]~[.W132]~[.W159]~[.W186]~[.W213]~[.W240]~[.W267]);4)" office:value-type="float" office:value="3" calcext:value-type="float">
            <text:p>3</text:p>
          </table:table-cell>
          <table:table-cell table:formula="of:=COUNTIF(([.W24]~[.W51]~[.W78]~[.W105]~[.W132]~[.W159]~[.W186]~[.W213]~[.W240]~[.W267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863833750317806" calcext:value-type="float">
            <text:p>-0,863833750317806</text:p>
          </table:table-cell>
          <table:table-cell table:number-columns-repeated="2" table:style-name="ce498" office:value-type="float" office:value="0" calcext:value-type="float">
            <text:p>0</text:p>
          </table:table-cell>
          <table:table-cell table:style-name="ce550" office:value-type="float" office:value="-0.182474168927135" calcext:value-type="float">
            <text:p>-0,182474168927135</text:p>
          </table:table-cell>
          <table:table-cell table:style-name="ce495" office:value-type="float" office:value="0.00610593491785736" calcext:value-type="float">
            <text:p>0,00610593491785736</text:p>
          </table:table-cell>
          <table:table-cell table:style-name="ce494" office:value-type="float" office:value="-0.765830000382508" calcext:value-type="float">
            <text:p>-0,765830000382508</text:p>
          </table:table-cell>
          <table:table-cell table:style-name="ce529" office:value-type="float" office:value="-0.0156734986327671" calcext:value-type="float">
            <text:p>-0,0156734986327671</text:p>
          </table:table-cell>
          <table:table-cell table:style-name="ce539" office:value-type="float" office:value="-0.00993587859755771" calcext:value-type="float">
            <text:p>-0,00993587859755771</text:p>
          </table:table-cell>
          <table:table-cell table:style-name="ce495" office:value-type="float" office:value="0.00484082535897439" calcext:value-type="float">
            <text:p>0,00484082535897439</text:p>
          </table:table-cell>
          <table:table-cell table:style-name="ce513" office:value-type="float" office:value="-0.00475802637066145" calcext:value-type="float">
            <text:p>-0,00475802637066145</text:p>
          </table:table-cell>
          <table:table-cell table:style-name="ce494" office:value-type="float" office:value="-0.247884909802709" calcext:value-type="float">
            <text:p>-0,247884909802709</text:p>
          </table:table-cell>
          <table:table-cell table:style-name="ce539" office:value-type="float" office:value="0.0137934367206212" calcext:value-type="float">
            <text:p>0,0137934367206212</text:p>
          </table:table-cell>
          <table:table-cell table:style-name="ce542" office:value-type="float" office:value="0.0131228111440712" calcext:value-type="float">
            <text:p>0,0131228111440712</text:p>
          </table:table-cell>
          <table:table-cell table:style-name="ce504" office:value-type="float" office:value="0.0110616237102631" calcext:value-type="float">
            <text:p>0,0110616237102631</text:p>
          </table:table-cell>
          <table:table-cell table:style-name="ce495" office:value-type="float" office:value="0.0190832425091801" calcext:value-type="float">
            <text:p>0,0190832425091801</text:p>
          </table:table-cell>
          <table:table-cell table:style-name="ce494" office:value-type="float" office:value="0.0180955383122038" calcext:value-type="float">
            <text:p>0,0180955383122038</text:p>
          </table:table-cell>
          <table:table-cell table:style-name="ce797" office:value-type="float" office:value="0.0278855978455424" calcext:value-type="float">
            <text:p>0,0278855978455424</text:p>
          </table:table-cell>
          <table:table-cell table:style-name="ce709" office:value-type="float" office:value="0.0189922596678704" calcext:value-type="float">
            <text:p>0,0189922596678704</text:p>
          </table:table-cell>
          <table:table-cell table:style-name="ce818" office:value-type="float" office:value="0.0522157465999053" calcext:value-type="float">
            <text:p>0,0522157465999053</text:p>
          </table:table-cell>
          <table:table-cell table:style-name="ce694" office:value-type="float" office:value="0.0195471109186159" calcext:value-type="float">
            <text:p>0,0195471109186159</text:p>
          </table:table-cell>
          <table:table-cell table:style-name="ce495" office:value-type="float" office:value="0.986289784908139" calcext:value-type="float">
            <text:p>0,986289784908139</text:p>
          </table:table-cell>
          <table:table-cell table:style-name="ce878" office:value-type="float" office:value="0.984388207107916" calcext:value-type="float">
            <text:p>0,984388207107916</text:p>
          </table:table-cell>
          <table:table-cell table:style-name="ce903" office:value-type="float" office:value="0.984781390487661" calcext:value-type="float">
            <text:p>0,984781390487661</text:p>
          </table:table-cell>
          <table:table-cell table:style-name="ce797" office:value-type="float" office:value="0.983172913025066" calcext:value-type="float">
            <text:p>0,983172913025066</text:p>
          </table:table-cell>
          <table:table-cell table:style-name="ce933" office:value-type="float" office:value="0.98451807676971" calcext:value-type="float">
            <text:p>0,98451807676971</text:p>
          </table:table-cell>
          <table:table-cell/>
          <table:table-cell table:style-name="ce946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COUNTIF(([.D24]~ [.D51]~ [.D78]~ [.D105]~ [.D132]~ [.D159]~ [.D186]~ [.D213]~ [.D240]~ [.D267]);1)" office:value-type="float" office:value="2" calcext:value-type="float">
            <text:p>2</text:p>
          </table:table-cell>
          <table:table-cell table:formula="of:=COUNTIF(([.D24]~[.D51]~[.D78]~[.D105]~[.D132]~[.D159]~[.D186]~[.D213]~[.D240]~[.D267]);2)" office:value-type="float" office:value="5" calcext:value-type="float">
            <text:p>5</text:p>
          </table:table-cell>
          <table:table-cell table:formula="of:=COUNTIF(([.D24]~[.D51]~[.D78]~[.D105]~[.D132]~[.D159]~[.D186]~[.D213]~[.D240]~[.D267]);3)" office:value-type="float" office:value="3" calcext:value-type="float">
            <text:p>3</text:p>
          </table:table-cell>
          <table:table-cell table:formula="of:=COUNTIF(([.D24]~[.D51]~[.D78]~[.D105]~[.D132]~[.D159]~[.D186]~[.D213]~[.D240]~[.D267]);4)" office:value-type="float" office:value="0" calcext:value-type="float">
            <text:p>0</text:p>
          </table:table-cell>
          <table:table-cell table:formula="of:=COUNTIF(([.D24]~[.D51]~[.D78]~[.D105]~[.D132]~[.D159]~[.D186]~[.D213]~[.D240]~[.D267]);5)" office:value-type="float" office:value="0" calcext:value-type="float">
            <text:p>0</text:p>
          </table:table-cell>
          <table:table-cell table:formula="of:=COUNTIF(([.I24]~ [.I51]~ [.I78]~ [.I105]~ [.I132]~ [.I159]~ [.I186]~ [.I213]~ [.I240]~ [.I267]);1)" office:value-type="float" office:value="1" calcext:value-type="float">
            <text:p>1</text:p>
          </table:table-cell>
          <table:table-cell table:formula="of:=COUNTIF(([.I24]~[.I51]~[.I78]~[.I105]~[.I132]~[.I159]~[.I186]~[.I213]~[.I240]~[.I267]);2)" office:value-type="float" office:value="4" calcext:value-type="float">
            <text:p>4</text:p>
          </table:table-cell>
          <table:table-cell table:formula="of:=COUNTIF(([.I24]~[.I51]~[.I78]~[.I105]~[.I132]~[.I159]~[.I186]~[.I213]~[.I240]~[.I267]);3)" office:value-type="float" office:value="3" calcext:value-type="float">
            <text:p>3</text:p>
          </table:table-cell>
          <table:table-cell table:formula="of:=COUNTIF(([.I24]~[.I51]~[.I78]~[.I105]~[.I132]~[.I159]~[.I186]~[.I213]~[.I240]~[.I267]);4)" office:value-type="float" office:value="2" calcext:value-type="float">
            <text:p>2</text:p>
          </table:table-cell>
          <table:table-cell table:formula="of:=COUNTIF(([.I24]~[.I51]~[.I78]~[.I105]~[.I132]~[.I159]~[.I186]~[.I213]~[.I240]~[.I267]);5)" office:value-type="float" office:value="0" calcext:value-type="float">
            <text:p>0</text:p>
          </table:table-cell>
          <table:table-cell table:formula="of:=COUNTIF(([.N24]~ [.N51]~ [.N78]~ [.N105]~ [.N132]~ [.N159]~ [.N186]~ [.N213]~ [.N240]~ [.N267]);1)" office:value-type="float" office:value="0" calcext:value-type="float">
            <text:p>0</text:p>
          </table:table-cell>
          <table:table-cell table:formula="of:=COUNTIF(([.N24]~[.N51]~[.N78]~[.N105]~[.N132]~[.N159]~[.N186]~[.N213]~[.N240]~[.N267]);2)" office:value-type="float" office:value="0" calcext:value-type="float">
            <text:p>0</text:p>
          </table:table-cell>
          <table:table-cell table:formula="of:=COUNTIF(([.N24]~[.N51]~[.N78]~[.N105]~[.N132]~[.N159]~[.N186]~[.N213]~[.N240]~[.N267]);3)" office:value-type="float" office:value="0" calcext:value-type="float">
            <text:p>0</text:p>
          </table:table-cell>
          <table:table-cell table:formula="of:=COUNTIF(([.N24]~[.N51]~[.N78]~[.N105]~[.N132]~[.N159]~[.N186]~[.N213]~[.N240]~[.N267]);4)" office:value-type="float" office:value="7" calcext:value-type="float">
            <text:p>7</text:p>
          </table:table-cell>
          <table:table-cell table:formula="of:=COUNTIF(([.N24]~[.N51]~[.N78]~[.N105]~[.N132]~[.N159]~[.N186]~[.N213]~[.N240]~[.N267]);5)" office:value-type="float" office:value="3" calcext:value-type="float">
            <text:p>3</text:p>
          </table:table-cell>
          <table:table-cell table:formula="of:=COUNTIF(([.S24]~ [.S51]~ [.S78]~ [.S105]~ [.S132]~ [.S159]~ [.S186]~ [.S213]~ [.S240]~ [.S267]);1)" office:value-type="float" office:value="0" calcext:value-type="float">
            <text:p>0</text:p>
          </table:table-cell>
          <table:table-cell table:formula="of:=COUNTIF(([.S24]~[.S51]~[.S78]~[.S105]~[.S132]~[.S159]~[.S186]~[.S213]~[.S240]~[.S267]);2)" office:value-type="float" office:value="0" calcext:value-type="float">
            <text:p>0</text:p>
          </table:table-cell>
          <table:table-cell table:formula="of:=COUNTIF(([.S24]~[.S51]~[.S78]~[.S105]~[.S132]~[.S159]~[.S186]~[.S213]~[.S240]~[.S267]);3)" office:value-type="float" office:value="0" calcext:value-type="float">
            <text:p>0</text:p>
          </table:table-cell>
          <table:table-cell table:formula="of:=COUNTIF(([.S24]~[.S51]~[.S78]~[.S105]~[.S132]~[.S159]~[.S186]~[.S213]~[.S240]~[.S267]);4)" office:value-type="float" office:value="10" calcext:value-type="float">
            <text:p>10</text:p>
          </table:table-cell>
          <table:table-cell table:formula="of:=COUNTIF(([.S24]~[.S51]~[.S78]~[.S105]~[.S132]~[.S159]~[.S186]~[.S213]~[.S240]~[.S267]);5)" office:value-type="float" office:value="0" calcext:value-type="float">
            <text:p>0</text:p>
          </table:table-cell>
          <table:table-cell table:formula="of:=COUNTIF(([.X24]~ [.X51]~ [.X78]~ [.X105]~ [.X132]~ [.X159]~ [.X186]~ [.X213]~ [.X240]~ [.X267]);1)" office:value-type="float" office:value="2" calcext:value-type="float">
            <text:p>2</text:p>
          </table:table-cell>
          <table:table-cell table:formula="of:=COUNTIF(([.X24]~[.X51]~[.X78]~[.X105]~[.X132]~[.X159]~[.X186]~[.X213]~[.X240]~[.X267]);2)" office:value-type="float" office:value="4" calcext:value-type="float">
            <text:p>4</text:p>
          </table:table-cell>
          <table:table-cell table:formula="of:=COUNTIF(([.X24]~[.X51]~[.X78]~[.X105]~[.X132]~[.X159]~[.X186]~[.X213]~[.X240]~[.X267]);3)" office:value-type="float" office:value="1" calcext:value-type="float">
            <text:p>1</text:p>
          </table:table-cell>
          <table:table-cell table:formula="of:=COUNTIF(([.X24]~[.X51]~[.X78]~[.X105]~[.X132]~[.X159]~[.X186]~[.X213]~[.X240]~[.X267]);4)" office:value-type="float" office:value="0" calcext:value-type="float">
            <text:p>0</text:p>
          </table:table-cell>
          <table:table-cell table:formula="of:=COUNTIF(([.X24]~[.X51]~[.X78]~[.X105]~[.X132]~[.X159]~[.X186]~[.X213]~[.X240]~[.X267]);5)" office:value-type="float" office:value="3" calcext:value-type="float">
            <text:p>3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5" office:value-type="float" office:value="-0.0160314713454411" calcext:value-type="float">
            <text:p>-0,0160314713454411</text:p>
          </table:table-cell>
          <table:table-cell table:number-columns-repeated="2" table:style-name="ce521" office:value-type="float" office:value="0" calcext:value-type="float">
            <text:p>0</text:p>
          </table:table-cell>
          <table:table-cell table:style-name="ce510" office:value-type="float" office:value="-0.0192286067121525" calcext:value-type="float">
            <text:p>-0,0192286067121525</text:p>
          </table:table-cell>
          <table:table-cell table:style-name="ce517" office:value-type="float" office:value="-0.00602621854531868" calcext:value-type="float">
            <text:p>-0,00602621854531868</text:p>
          </table:table-cell>
          <table:table-cell table:style-name="ce555" office:value-type="float" office:value="-0.037951091220695" calcext:value-type="float">
            <text:p>-0,037951091220695</text:p>
          </table:table-cell>
          <table:table-cell table:style-name="ce529" office:value-type="float" office:value="-0.0156734986327671" calcext:value-type="float">
            <text:p>-0,0156734986327671</text:p>
          </table:table-cell>
          <table:table-cell table:style-name="ce539" office:value-type="float" office:value="-0.00993587859755771" calcext:value-type="float">
            <text:p>-0,00993587859755771</text:p>
          </table:table-cell>
          <table:table-cell table:style-name="ce546" office:value-type="float" office:value="-0.0203417289175117" calcext:value-type="float">
            <text:p>-0,0203417289175117</text:p>
          </table:table-cell>
          <table:table-cell table:style-name="ce623" office:value-type="float" office:value="-0.00860059913814416" calcext:value-type="float">
            <text:p>-0,00860059913814416</text:p>
          </table:table-cell>
          <table:table-cell table:style-name="ce635" office:value-type="float" office:value="-0.175309415422835" calcext:value-type="float">
            <text:p>-0,175309415422835</text:p>
          </table:table-cell>
          <table:table-cell table:style-name="ce668" office:value-type="float" office:value="-0.0344003799882863" calcext:value-type="float">
            <text:p>-0,0344003799882863</text:p>
          </table:table-cell>
          <table:table-cell table:style-name="ce703" office:value-type="float" office:value="0.00920014462829529" calcext:value-type="float">
            <text:p>0,00920014462829529</text:p>
          </table:table-cell>
          <table:table-cell table:style-name="ce728" office:value-type="float" office:value="-0.123513451775179" calcext:value-type="float">
            <text:p>-0,123513451775179</text:p>
          </table:table-cell>
          <table:table-cell table:style-name="ce743" office:value-type="float" office:value="-0.0773487705423771" calcext:value-type="float">
            <text:p>-0,0773487705423771</text:p>
          </table:table-cell>
          <table:table-cell table:style-name="ce579" office:value-type="float" office:value="0.119326812966638" calcext:value-type="float">
            <text:p>0,119326812966638</text:p>
          </table:table-cell>
          <table:table-cell table:style-name="ce798" office:value-type="float" office:value="0.0324870908669519" calcext:value-type="float">
            <text:p>0,0324870908669519</text:p>
          </table:table-cell>
          <table:table-cell table:style-name="ce687" office:value-type="float" office:value="0.022651448652957" calcext:value-type="float">
            <text:p>0,022651448652957</text:p>
          </table:table-cell>
          <table:table-cell table:style-name="ce495" office:value-type="float" office:value="0.12357150362567" calcext:value-type="float">
            <text:p>0,12357150362567</text:p>
          </table:table-cell>
          <table:table-cell table:style-name="ce837" office:value-type="float" office:value="0.0723703646245075" calcext:value-type="float">
            <text:p>0,0723703646245075</text:p>
          </table:table-cell>
          <table:table-cell table:style-name="ce494" office:value-type="float" office:value="0.982851217532547" calcext:value-type="float">
            <text:p>0,982851217532547</text:p>
          </table:table-cell>
          <table:table-cell table:style-name="ce878" office:value-type="float" office:value="0.984388207107916" calcext:value-type="float">
            <text:p>0,984388207107916</text:p>
          </table:table-cell>
          <table:table-cell table:style-name="ce904" office:value-type="float" office:value="0.984781390487661" calcext:value-type="float">
            <text:p>0,984781390487661</text:p>
          </table:table-cell>
          <table:table-cell table:style-name="ce916" office:value-type="float" office:value="0.984173743446236" calcext:value-type="float">
            <text:p>0,984173743446236</text:p>
          </table:table-cell>
          <table:table-cell table:style-name="ce934" office:value-type="float" office:value="0.984423951051529" calcext:value-type="float">
            <text:p>0,984423951051529</text:p>
          </table:table-cell>
          <table:table-cell/>
          <table:table-cell table:style-name="ce947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COUNTIF(([.E24]~ [.E51]~ [.E78]~ [.E105]~ [.E132]~ [.E159]~ [.E186]~ [.E213]~ [.E240]~ [.E267]);1)" office:value-type="float" office:value="4" calcext:value-type="float">
            <text:p>4</text:p>
          </table:table-cell>
          <table:table-cell table:formula="of:=COUNTIF(([.E24]~[.E51]~[.E78]~[.E105]~[.E132]~[.E159]~[.E186]~[.E213]~[.E240]~[.E267]);2)" office:value-type="float" office:value="1" calcext:value-type="float">
            <text:p>1</text:p>
          </table:table-cell>
          <table:table-cell table:formula="of:=COUNTIF(([.E24]~[.E51]~[.E78]~[.E105]~[.E132]~[.E159]~[.E186]~[.E213]~[.E240]~[.E267]);3)" office:value-type="float" office:value="1" calcext:value-type="float">
            <text:p>1</text:p>
          </table:table-cell>
          <table:table-cell table:formula="of:=COUNTIF(([.E24]~[.E51]~[.E78]~[.E105]~[.E132]~[.E159]~[.E186]~[.E213]~[.E240]~[.E267]);4)" office:value-type="float" office:value="2" calcext:value-type="float">
            <text:p>2</text:p>
          </table:table-cell>
          <table:table-cell table:formula="of:=COUNTIF(([.E24]~[.E51]~[.E78]~[.E105]~[.E132]~[.E159]~[.E186]~[.E213]~[.E240]~[.E267]);5)" office:value-type="float" office:value="2" calcext:value-type="float">
            <text:p>2</text:p>
          </table:table-cell>
          <table:table-cell table:formula="of:=COUNTIF(([.J24]~ [.J51]~ [.J78]~ [.J105]~ [.J132]~ [.J159]~ [.J186]~ [.J213]~ [.J240]~ [.J267]);1)" office:value-type="float" office:value="6" calcext:value-type="float">
            <text:p>6</text:p>
          </table:table-cell>
          <table:table-cell table:formula="of:=COUNTIF(([.J24]~[.J51]~[.J78]~[.J105]~[.J132]~[.J159]~[.J186]~[.J213]~[.J240]~[.J267]);2)" office:value-type="float" office:value="1" calcext:value-type="float">
            <text:p>1</text:p>
          </table:table-cell>
          <table:table-cell table:formula="of:=COUNTIF(([.J24]~[.J51]~[.J78]~[.J105]~[.J132]~[.J159]~[.J186]~[.J213]~[.J240]~[.J267]);3)" office:value-type="float" office:value="3" calcext:value-type="float">
            <text:p>3</text:p>
          </table:table-cell>
          <table:table-cell table:formula="of:=COUNTIF(([.J24]~[.J51]~[.J78]~[.J105]~[.J132]~[.J159]~[.J186]~[.J213]~[.J240]~[.J267]);4)" office:value-type="float" office:value="0" calcext:value-type="float">
            <text:p>0</text:p>
          </table:table-cell>
          <table:table-cell table:formula="of:=COUNTIF(([.J24]~[.J51]~[.J78]~[.J105]~[.J132]~[.J159]~[.J186]~[.J213]~[.J240]~[.J267]);5)" office:value-type="float" office:value="0" calcext:value-type="float">
            <text:p>0</text:p>
          </table:table-cell>
          <table:table-cell table:formula="of:=COUNTIF(([.O24]~ [.O51]~ [.O78]~ [.O105]~ [.O132]~ [.O159]~ [.O186]~ [.O213]~ [.O240]~ [.O267]);1)" office:value-type="float" office:value="1" calcext:value-type="float">
            <text:p>1</text:p>
          </table:table-cell>
          <table:table-cell table:formula="of:=COUNTIF(([.O24]~[.O51]~[.O78]~[.O105]~[.O132]~[.O159]~[.O186]~[.O213]~[.O240]~[.O267]);2)" office:value-type="float" office:value="0" calcext:value-type="float">
            <text:p>0</text:p>
          </table:table-cell>
          <table:table-cell table:formula="of:=COUNTIF(([.O24]~[.O51]~[.O78]~[.O105]~[.O132]~[.O159]~[.O186]~[.O213]~[.O240]~[.O267]);3)" office:value-type="float" office:value="0" calcext:value-type="float">
            <text:p>0</text:p>
          </table:table-cell>
          <table:table-cell table:formula="of:=COUNTIF(([.O24]~[.O51]~[.O78]~[.O105]~[.O132]~[.O159]~[.O186]~[.O213]~[.O240]~[.O267]);4)" office:value-type="float" office:value="2" calcext:value-type="float">
            <text:p>2</text:p>
          </table:table-cell>
          <table:table-cell table:formula="of:=COUNTIF(([.O24]~[.O51]~[.O78]~[.O105]~[.O132]~[.O159]~[.O186]~[.O213]~[.O240]~[.O267]);5)" office:value-type="float" office:value="7" calcext:value-type="float">
            <text:p>7</text:p>
          </table:table-cell>
          <table:table-cell table:formula="of:=COUNTIF(([.T24]~ [.T51]~ [.T78]~ [.T105]~ [.T132]~ [.T159]~ [.T186]~ [.T213]~ [.T240]~ [.T267]);1)" office:value-type="float" office:value="0" calcext:value-type="float">
            <text:p>0</text:p>
          </table:table-cell>
          <table:table-cell table:formula="of:=COUNTIF(([.T24]~[.T51]~[.T78]~[.T105]~[.T132]~[.T159]~[.T186]~[.T213]~[.T240]~[.T267]);2)" office:value-type="float" office:value="0" calcext:value-type="float">
            <text:p>0</text:p>
          </table:table-cell>
          <table:table-cell table:formula="of:=COUNTIF(([.T24]~[.T51]~[.T78]~[.T105]~[.T132]~[.T159]~[.T186]~[.T213]~[.T240]~[.T267]);3)" office:value-type="float" office:value="0" calcext:value-type="float">
            <text:p>0</text:p>
          </table:table-cell>
          <table:table-cell table:formula="of:=COUNTIF(([.T24]~[.T51]~[.T78]~[.T105]~[.T132]~[.T159]~[.T186]~[.T213]~[.T240]~[.T267]);4)" office:value-type="float" office:value="0" calcext:value-type="float">
            <text:p>0</text:p>
          </table:table-cell>
          <table:table-cell table:formula="of:=COUNTIF(([.T24]~[.T51]~[.T78]~[.T105]~[.T132]~[.T159]~[.T186]~[.T213]~[.T240]~[.T267]);5)" office:value-type="float" office:value="10" calcext:value-type="float">
            <text:p>10</text:p>
          </table:table-cell>
          <table:table-cell table:formula="of:=COUNTIF(([.Y24]~ [.Y51]~ [.Y78]~ [.Y105]~ [.Y132]~ [.Y159]~ [.Y186]~ [.Y213]~ [.Y240]~ [.Y267]);1)" office:value-type="float" office:value="1" calcext:value-type="float">
            <text:p>1</text:p>
          </table:table-cell>
          <table:table-cell table:formula="of:=COUNTIF(([.Y24]~[.Y51]~[.Y78]~[.Y105]~[.Y132]~[.Y159]~[.Y186]~[.Y213]~[.Y240]~[.Y267]);2)" office:value-type="float" office:value="3" calcext:value-type="float">
            <text:p>3</text:p>
          </table:table-cell>
          <table:table-cell table:formula="of:=COUNTIF(([.Y24]~[.Y51]~[.Y78]~[.Y105]~[.Y132]~[.Y159]~[.Y186]~[.Y213]~[.Y240]~[.Y267]);3)" office:value-type="float" office:value="2" calcext:value-type="float">
            <text:p>2</text:p>
          </table:table-cell>
          <table:table-cell table:formula="of:=COUNTIF(([.Y24]~[.Y51]~[.Y78]~[.Y105]~[.Y132]~[.Y159]~[.Y186]~[.Y213]~[.Y240]~[.Y267]);4)" office:value-type="float" office:value="2" calcext:value-type="float">
            <text:p>2</text:p>
          </table:table-cell>
          <table:table-cell table:formula="of:=COUNTIF(([.Y24]~[.Y51]~[.Y78]~[.Y105]~[.Y132]~[.Y159]~[.Y186]~[.Y213]~[.Y240]~[.Y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7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COUNTIF(([.F24]~ [.F51]~ [.F78]~ [.F105]~ [.F132]~ [.F159]~ [.F186]~ [.F213]~ [.F240]~ [.F267]);1)" office:value-type="float" office:value="3" calcext:value-type="float">
            <text:p>3</text:p>
          </table:table-cell>
          <table:table-cell table:formula="of:=COUNTIF(([.F24]~[.F51]~[.F78]~[.F105]~[.F132]~[.F159]~[.F186]~[.F213]~[.F240]~[.F267]);2)" office:value-type="float" office:value="1" calcext:value-type="float">
            <text:p>1</text:p>
          </table:table-cell>
          <table:table-cell table:formula="of:=COUNTIF(([.F24]~[.F51]~[.F78]~[.F105]~[.F132]~[.F159]~[.F186]~[.F213]~[.F240]~[.F267]);3)" office:value-type="float" office:value="1" calcext:value-type="float">
            <text:p>1</text:p>
          </table:table-cell>
          <table:table-cell table:formula="of:=COUNTIF(([.F24]~[.F51]~[.F78]~[.F105]~[.F132]~[.F159]~[.F186]~[.F213]~[.F240]~[.F267]);4)" office:value-type="float" office:value="2" calcext:value-type="float">
            <text:p>2</text:p>
          </table:table-cell>
          <table:table-cell table:formula="of:=COUNTIF(([.F24]~[.F51]~[.F78]~[.F105]~[.F132]~[.F159]~[.F186]~[.F213]~[.F240]~[.F267]);5)" office:value-type="float" office:value="3" calcext:value-type="float">
            <text:p>3</text:p>
          </table:table-cell>
          <table:table-cell table:formula="of:=COUNTIF(([.K24]~ [.K51]~ [.K78]~ [.K105]~ [.K132]~ [.K159]~ [.K186]~ [.K213]~ [.K240]~ [.K267]);1)" office:value-type="float" office:value="0" calcext:value-type="float">
            <text:p>0</text:p>
          </table:table-cell>
          <table:table-cell table:formula="of:=COUNTIF(([.K24]~[.K51]~[.K78]~[.K105]~[.K132]~[.K159]~[.K186]~[.K213]~[.K240]~[.K267]);2)" office:value-type="float" office:value="1" calcext:value-type="float">
            <text:p>1</text:p>
          </table:table-cell>
          <table:table-cell table:formula="of:=COUNTIF(([.K24]~[.K51]~[.K78]~[.K105]~[.K132]~[.K159]~[.K186]~[.K213]~[.K240]~[.K267]);3)" office:value-type="float" office:value="0" calcext:value-type="float">
            <text:p>0</text:p>
          </table:table-cell>
          <table:table-cell table:formula="of:=COUNTIF(([.K24]~[.K51]~[.K78]~[.K105]~[.K132]~[.K159]~[.K186]~[.K213]~[.K240]~[.K267]);4)" office:value-type="float" office:value="2" calcext:value-type="float">
            <text:p>2</text:p>
          </table:table-cell>
          <table:table-cell table:formula="of:=COUNTIF(([.K24]~[.K51]~[.K78]~[.K105]~[.K132]~[.K159]~[.K186]~[.K213]~[.K240]~[.K267]);5)" office:value-type="float" office:value="7" calcext:value-type="float">
            <text:p>7</text:p>
          </table:table-cell>
          <table:table-cell table:formula="of:=COUNTIF(([.P24]~ [.P51]~ [.P78]~ [.P105]~ [.P132]~ [.P159]~ [.P186]~ [.P213]~ [.P240]~ [.P267]);1)" office:value-type="float" office:value="4" calcext:value-type="float">
            <text:p>4</text:p>
          </table:table-cell>
          <table:table-cell table:formula="of:=COUNTIF(([.P24]~[.P51]~[.P78]~[.P105]~[.P132]~[.P159]~[.P186]~[.P213]~[.P240]~[.P267]);2)" office:value-type="float" office:value="1" calcext:value-type="float">
            <text:p>1</text:p>
          </table:table-cell>
          <table:table-cell table:formula="of:=COUNTIF(([.P24]~[.P51]~[.P78]~[.P105]~[.P132]~[.P159]~[.P186]~[.P213]~[.P240]~[.P267]);3)" office:value-type="float" office:value="5" calcext:value-type="float">
            <text:p>5</text:p>
          </table:table-cell>
          <table:table-cell table:formula="of:=COUNTIF(([.P24]~[.P51]~[.P78]~[.P105]~[.P132]~[.P159]~[.P186]~[.P213]~[.P240]~[.P267]);4)" office:value-type="float" office:value="0" calcext:value-type="float">
            <text:p>0</text:p>
          </table:table-cell>
          <table:table-cell table:formula="of:=COUNTIF(([.P24]~[.P51]~[.P78]~[.P105]~[.P132]~[.P159]~[.P186]~[.P213]~[.P240]~[.P267]);5)" office:value-type="float" office:value="0" calcext:value-type="float">
            <text:p>0</text:p>
          </table:table-cell>
          <table:table-cell table:formula="of:=COUNTIF(([.U24]~ [.U51]~ [.U78]~ [.U105]~ [.U132]~ [.U159]~ [.U186]~ [.U213]~ [.U240]~ [.U267]);1)" office:value-type="float" office:value="3" calcext:value-type="float">
            <text:p>3</text:p>
          </table:table-cell>
          <table:table-cell table:formula="of:=COUNTIF(([.U24]~[.U51]~[.U78]~[.U105]~[.U132]~[.U159]~[.U186]~[.U213]~[.U240]~[.U267]);2)" office:value-type="float" office:value="6" calcext:value-type="float">
            <text:p>6</text:p>
          </table:table-cell>
          <table:table-cell table:formula="of:=COUNTIF(([.U24]~[.U51]~[.U78]~[.U105]~[.U132]~[.U159]~[.U186]~[.U213]~[.U240]~[.U267]);3)" office:value-type="float" office:value="1" calcext:value-type="float">
            <text:p>1</text:p>
          </table:table-cell>
          <table:table-cell table:formula="of:=COUNTIF(([.U24]~[.U51]~[.U78]~[.U105]~[.U132]~[.U159]~[.U186]~[.U213]~[.U240]~[.U267]);4)" office:value-type="float" office:value="0" calcext:value-type="float">
            <text:p>0</text:p>
          </table:table-cell>
          <table:table-cell table:formula="of:=COUNTIF(([.U24]~[.U51]~[.U78]~[.U105]~[.U132]~[.U159]~[.U186]~[.U213]~[.U240]~[.U267]);5)" office:value-type="float" office:value="0" calcext:value-type="float">
            <text:p>0</text:p>
          </table:table-cell>
          <table:table-cell table:formula="of:=COUNTIF(([.Z24]~ [.Z51]~ [.Z78]~ [.Z105]~ [.Z132]~ [.Z159]~ [.Z186]~ [.Z213]~ [.Z240]~ [.Z267]);1)" office:value-type="float" office:value="1" calcext:value-type="float">
            <text:p>1</text:p>
          </table:table-cell>
          <table:table-cell table:formula="of:=COUNTIF(([.Z24]~[.Z51]~[.Z78]~[.Z105]~[.Z132]~[.Z159]~[.Z186]~[.Z213]~[.Z240]~[.Z267]);2)" office:value-type="float" office:value="2" calcext:value-type="float">
            <text:p>2</text:p>
          </table:table-cell>
          <table:table-cell table:formula="of:=COUNTIF(([.Z24]~[.Z51]~[.Z78]~[.Z105]~[.Z132]~[.Z159]~[.Z186]~[.Z213]~[.Z240]~[.Z267]);3)" office:value-type="float" office:value="3" calcext:value-type="float">
            <text:p>3</text:p>
          </table:table-cell>
          <table:table-cell table:formula="of:=COUNTIF(([.Z24]~[.Z51]~[.Z78]~[.Z105]~[.Z132]~[.Z159]~[.Z186]~[.Z213]~[.Z240]~[.Z267]);4)" office:value-type="float" office:value="2" calcext:value-type="float">
            <text:p>2</text:p>
          </table:table-cell>
          <table:table-cell table:formula="of:=COUNTIF(([.Z24]~[.Z51]~[.Z78]~[.Z105]~[.Z132]~[.Z159]~[.Z186]~[.Z213]~[.Z240]~[.Z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7"/>
          <table:table-cell table:style-name="ce946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COUNTIF(([.G24]~ [.G51]~ [.G78]~ [.G105]~ [.G132]~ [.G159]~ [.G186]~ [.G213]~ [.G240]~ [.G267]);1)" office:value-type="float" office:value="0" calcext:value-type="float">
            <text:p>0</text:p>
          </table:table-cell>
          <table:table-cell table:formula="of:=COUNTIF(([.G24]~[.G51]~[.G78]~[.G105]~[.G132]~[.G159]~[.G186]~[.G213]~[.G240]~[.G267]);2)" office:value-type="float" office:value="1" calcext:value-type="float">
            <text:p>1</text:p>
          </table:table-cell>
          <table:table-cell table:formula="of:=COUNTIF(([.G24]~[.G51]~[.G78]~[.G105]~[.G132]~[.G159]~[.G186]~[.G213]~[.G240]~[.G267]);3)" office:value-type="float" office:value="3" calcext:value-type="float">
            <text:p>3</text:p>
          </table:table-cell>
          <table:table-cell table:formula="of:=COUNTIF(([.G24]~[.G51]~[.G78]~[.G105]~[.G132]~[.G159]~[.G186]~[.G213]~[.G240]~[.G267]);4)" office:value-type="float" office:value="4" calcext:value-type="float">
            <text:p>4</text:p>
          </table:table-cell>
          <table:table-cell table:formula="of:=COUNTIF(([.G24]~[.G51]~[.G78]~[.G105]~[.G132]~[.G159]~[.G186]~[.G213]~[.G240]~[.G267]);5)" office:value-type="float" office:value="2" calcext:value-type="float">
            <text:p>2</text:p>
          </table:table-cell>
          <table:table-cell table:formula="of:=COUNTIF(([.L24]~ [.L51]~ [.L78]~ [.L105]~ [.L132]~ [.L159]~ [.L186]~ [.L213]~ [.L240]~ [.L267]);1)" office:value-type="float" office:value="2" calcext:value-type="float">
            <text:p>2</text:p>
          </table:table-cell>
          <table:table-cell table:formula="of:=COUNTIF(([.L24]~[.L51]~[.L78]~[.L105]~[.L132]~[.L159]~[.L186]~[.L213]~[.L240]~[.L267]);2)" office:value-type="float" office:value="2" calcext:value-type="float">
            <text:p>2</text:p>
          </table:table-cell>
          <table:table-cell table:formula="of:=COUNTIF(([.L24]~[.L51]~[.L78]~[.L105]~[.L132]~[.L159]~[.L186]~[.L213]~[.L240]~[.L267]);3)" office:value-type="float" office:value="3" calcext:value-type="float">
            <text:p>3</text:p>
          </table:table-cell>
          <table:table-cell table:formula="of:=COUNTIF(([.L24]~[.L51]~[.L78]~[.L105]~[.L132]~[.L159]~[.L186]~[.L213]~[.L240]~[.L267]);4)" office:value-type="float" office:value="3" calcext:value-type="float">
            <text:p>3</text:p>
          </table:table-cell>
          <table:table-cell table:formula="of:=COUNTIF(([.L24]~[.L51]~[.L78]~[.L105]~[.L132]~[.L159]~[.L186]~[.L213]~[.L240]~[.L267]);5)" office:value-type="float" office:value="0" calcext:value-type="float">
            <text:p>0</text:p>
          </table:table-cell>
          <table:table-cell table:formula="of:=COUNTIF(([.Q24]~ [.Q51]~ [.Q78]~ [.Q105]~ [.Q132]~ [.Q159]~ [.Q186]~ [.Q213]~ [.Q240]~ [.Q267]);1)" office:value-type="float" office:value="2" calcext:value-type="float">
            <text:p>2</text:p>
          </table:table-cell>
          <table:table-cell table:formula="of:=COUNTIF(([.Q24]~[.Q51]~[.Q78]~[.Q105]~[.Q132]~[.Q159]~[.Q186]~[.Q213]~[.Q240]~[.Q267]);2)" office:value-type="float" office:value="4" calcext:value-type="float">
            <text:p>4</text:p>
          </table:table-cell>
          <table:table-cell table:formula="of:=COUNTIF(([.Q24]~[.Q51]~[.Q78]~[.Q105]~[.Q132]~[.Q159]~[.Q186]~[.Q213]~[.Q240]~[.Q267]);3)" office:value-type="float" office:value="4" calcext:value-type="float">
            <text:p>4</text:p>
          </table:table-cell>
          <table:table-cell table:formula="of:=COUNTIF(([.Q24]~[.Q51]~[.Q78]~[.Q105]~[.Q132]~[.Q159]~[.Q186]~[.Q213]~[.Q240]~[.Q267]);4)" office:value-type="float" office:value="0" calcext:value-type="float">
            <text:p>0</text:p>
          </table:table-cell>
          <table:table-cell table:formula="of:=COUNTIF(([.Q24]~[.Q51]~[.Q78]~[.Q105]~[.Q132]~[.Q159]~[.Q186]~[.Q213]~[.Q240]~[.Q267]);5)" office:value-type="float" office:value="0" calcext:value-type="float">
            <text:p>0</text:p>
          </table:table-cell>
          <table:table-cell table:formula="of:=COUNTIF(([.V24]~ [.V51]~ [.V78]~ [.V105]~ [.V132]~ [.V159]~ [.V186]~ [.V213]~ [.V240]~ [.V267]);1)" office:value-type="float" office:value="0" calcext:value-type="float">
            <text:p>0</text:p>
          </table:table-cell>
          <table:table-cell table:formula="of:=COUNTIF(([.V24]~[.V51]~[.V78]~[.V105]~[.V132]~[.V159]~[.V186]~[.V213]~[.V240]~[.V267]);2)" office:value-type="float" office:value="3" calcext:value-type="float">
            <text:p>3</text:p>
          </table:table-cell>
          <table:table-cell table:formula="of:=COUNTIF(([.V24]~[.V51]~[.V78]~[.V105]~[.V132]~[.V159]~[.V186]~[.V213]~[.V240]~[.V267]);3)" office:value-type="float" office:value="7" calcext:value-type="float">
            <text:p>7</text:p>
          </table:table-cell>
          <table:table-cell table:formula="of:=COUNTIF(([.V24]~[.V51]~[.V78]~[.V105]~[.V132]~[.V159]~[.V186]~[.V213]~[.V240]~[.V267]);4)" office:value-type="float" office:value="0" calcext:value-type="float">
            <text:p>0</text:p>
          </table:table-cell>
          <table:table-cell table:formula="of:=COUNTIF(([.V24]~[.V51]~[.V78]~[.V105]~[.V132]~[.V159]~[.V186]~[.V213]~[.V240]~[.V267]);5)" office:value-type="float" office:value="0" calcext:value-type="float">
            <text:p>0</text:p>
          </table:table-cell>
          <table:table-cell table:formula="of:=COUNTIF(([.AA24]~ [.AA51]~ [.AA78]~ [.AA105]~ [.AA132]~ [.AA159]~ [.AA186]~ [.AA213]~ [.AA240]~ [.AA267]);1)" office:value-type="float" office:value="3" calcext:value-type="float">
            <text:p>3</text:p>
          </table:table-cell>
          <table:table-cell table:formula="of:=COUNTIF(([.AA24]~[.AA51]~[.AA78]~[.AA105]~[.AA132]~[.AA159]~[.AA186]~[.AA213]~[.AA240]~[.AA267]);2)" office:value-type="float" office:value="0" calcext:value-type="float">
            <text:p>0</text:p>
          </table:table-cell>
          <table:table-cell table:formula="of:=COUNTIF(([.AA24]~[.AA51]~[.AA78]~[.AA105]~[.AA132]~[.AA159]~[.AA186]~[.AA213]~[.AA240]~[.AA267]);3)" office:value-type="float" office:value="4" calcext:value-type="float">
            <text:p>4</text:p>
          </table:table-cell>
          <table:table-cell table:formula="of:=COUNTIF(([.AA24]~[.AA51]~[.AA78]~[.AA105]~[.AA132]~[.AA159]~[.AA186]~[.AA213]~[.AA240]~[.AA267]);4)" office:value-type="float" office:value="1" calcext:value-type="float">
            <text:p>1</text:p>
          </table:table-cell>
          <table:table-cell table:formula="of:=COUNTIF(([.AA24]~[.AA51]~[.AA78]~[.AA105]~[.AA132]~[.AA159]~[.AA186]~[.AA213]~[.AA240]~[.AA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COUNTIF(([.C25]~ [.C52]~ [.C79]~ [.C106]~ [.C133]~ [.C160]~ [.C187]~ [.C214]~ [.C241]~ [.C268]);1)" office:value-type="float" office:value="0" calcext:value-type="float">
            <text:p>0</text:p>
          </table:table-cell>
          <table:table-cell table:formula="of:=COUNTIF(([.C25]~[.C52]~[.C79]~[.C106]~[.C133]~[.C160]~[.C187]~[.C214]~[.C241]~[.C268]);2)" office:value-type="float" office:value="0" calcext:value-type="float">
            <text:p>0</text:p>
          </table:table-cell>
          <table:table-cell table:formula="of:=COUNTIF(([.C25]~[.C52]~[.C79]~[.C106]~[.C133]~[.C160]~[.C187]~[.C214]~[.C241]~[.C268]);3)" office:value-type="float" office:value="0" calcext:value-type="float">
            <text:p>0</text:p>
          </table:table-cell>
          <table:table-cell table:formula="of:=COUNTIF(([.C25]~[.C52]~[.C79]~[.C106]~[.C133]~[.C160]~[.C187]~[.C214]~[.C241]~[.C268]);4)" office:value-type="float" office:value="0" calcext:value-type="float">
            <text:p>0</text:p>
          </table:table-cell>
          <table:table-cell table:formula="of:=COUNTIF(([.C25]~[.C52]~[.C79]~[.C106]~[.C133]~[.C160]~[.C187]~[.C214]~[.C241]~[.C268]);5)" office:value-type="float" office:value="10" calcext:value-type="float">
            <text:p>10</text:p>
          </table:table-cell>
          <table:table-cell table:formula="of:=COUNTIF(([.H25]~ [.H52]~ [.H79]~ [.H106]~ [.H133]~ [.H160]~ [.H187]~ [.H214]~ [.H241]~ [.H268]);1)" office:value-type="float" office:value="0" calcext:value-type="float">
            <text:p>0</text:p>
          </table:table-cell>
          <table:table-cell table:formula="of:=COUNTIF(([.H25]~[.H52]~[.H79]~[.H106]~[.H133]~[.H160]~[.H187]~[.H214]~[.H241]~[.H268]);2)" office:value-type="float" office:value="0" calcext:value-type="float">
            <text:p>0</text:p>
          </table:table-cell>
          <table:table-cell table:formula="of:=COUNTIF(([.H25]~[.H52]~[.H79]~[.H106]~[.H133]~[.H160]~[.H187]~[.H214]~[.H241]~[.H268]);3)" office:value-type="float" office:value="0" calcext:value-type="float">
            <text:p>0</text:p>
          </table:table-cell>
          <table:table-cell table:formula="of:=COUNTIF(([.H25]~[.H52]~[.H79]~[.H106]~[.H133]~[.H160]~[.H187]~[.H214]~[.H241]~[.H268]);4)" office:value-type="float" office:value="0" calcext:value-type="float">
            <text:p>0</text:p>
          </table:table-cell>
          <table:table-cell table:formula="of:=COUNTIF(([.H25]~[.H52]~[.H79]~[.H106]~[.H133]~[.H160]~[.H187]~[.H214]~[.H241]~[.H268]);5)" office:value-type="float" office:value="10" calcext:value-type="float">
            <text:p>10</text:p>
          </table:table-cell>
          <table:table-cell table:formula="of:=COUNTIF(([.M25]~ [.M52]~ [.M79]~ [.M106]~ [.M133]~ [.M160]~ [.M187]~ [.M214]~ [.M241]~ [.M268]);1)" office:value-type="float" office:value="1" calcext:value-type="float">
            <text:p>1</text:p>
          </table:table-cell>
          <table:table-cell table:formula="of:=COUNTIF(([.M25]~[.M52]~[.M79]~[.M106]~[.M133]~[.M160]~[.M187]~[.M214]~[.M241]~[.M268]);2)" office:value-type="float" office:value="6" calcext:value-type="float">
            <text:p>6</text:p>
          </table:table-cell>
          <table:table-cell table:formula="of:=COUNTIF(([.M25]~[.M52]~[.M79]~[.M106]~[.M133]~[.M160]~[.M187]~[.M214]~[.M241]~[.M268]);3)" office:value-type="float" office:value="0" calcext:value-type="float">
            <text:p>0</text:p>
          </table:table-cell>
          <table:table-cell table:formula="of:=COUNTIF(([.M25]~[.M52]~[.M79]~[.M106]~[.M133]~[.M160]~[.M187]~[.M214]~[.M241]~[.M268]);4)" office:value-type="float" office:value="0" calcext:value-type="float">
            <text:p>0</text:p>
          </table:table-cell>
          <table:table-cell table:formula="of:=COUNTIF(([.M25]~[.M52]~[.M79]~[.M106]~[.M133]~[.M160]~[.M187]~[.M214]~[.M241]~[.M268]);5)" office:value-type="float" office:value="3" calcext:value-type="float">
            <text:p>3</text:p>
          </table:table-cell>
          <table:table-cell table:formula="of:=COUNTIF(([.R25]~ [.R52]~ [.R79]~ [.R106]~ [.R133]~ [.R160]~ [.R187]~ [.R214]~ [.R241]~ [.R268]);1)" office:value-type="float" office:value="3" calcext:value-type="float">
            <text:p>3</text:p>
          </table:table-cell>
          <table:table-cell table:formula="of:=COUNTIF(([.R25]~[.R52]~[.R79]~[.R106]~[.R133]~[.R160]~[.R187]~[.R214]~[.R241]~[.R268]);2)" office:value-type="float" office:value="6" calcext:value-type="float">
            <text:p>6</text:p>
          </table:table-cell>
          <table:table-cell table:formula="of:=COUNTIF(([.R25]~[.R52]~[.R79]~[.R106]~[.R133]~[.R160]~[.R187]~[.R214]~[.R241]~[.R268]);3)" office:value-type="float" office:value="0" calcext:value-type="float">
            <text:p>0</text:p>
          </table:table-cell>
          <table:table-cell table:formula="of:=COUNTIF(([.R25]~[.R52]~[.R79]~[.R106]~[.R133]~[.R160]~[.R187]~[.R214]~[.R241]~[.R268]);4)" office:value-type="float" office:value="0" calcext:value-type="float">
            <text:p>0</text:p>
          </table:table-cell>
          <table:table-cell table:formula="of:=COUNTIF(([.R25]~[.R52]~[.R79]~[.R106]~[.R133]~[.R160]~[.R187]~[.R214]~[.R241]~[.R268]);5)" office:value-type="float" office:value="1" calcext:value-type="float">
            <text:p>1</text:p>
          </table:table-cell>
          <table:table-cell table:formula="of:=COUNTIF(([.W25]~ [.W52]~ [.W79]~ [.W106]~ [.W133]~ [.W160]~ [.W187]~ [.W214]~ [.W241]~ [.W268]);1)" office:value-type="float" office:value="2" calcext:value-type="float">
            <text:p>2</text:p>
          </table:table-cell>
          <table:table-cell table:formula="of:=COUNTIF(([.W25]~[.W52]~[.W79]~[.W106]~[.W133]~[.W160]~[.W187]~[.W214]~[.W241]~[.W268]);2)" office:value-type="float" office:value="7" calcext:value-type="float">
            <text:p>7</text:p>
          </table:table-cell>
          <table:table-cell table:formula="of:=COUNTIF(([.W25]~[.W52]~[.W79]~[.W106]~[.W133]~[.W160]~[.W187]~[.W214]~[.W241]~[.W268]);3)" office:value-type="float" office:value="0" calcext:value-type="float">
            <text:p>0</text:p>
          </table:table-cell>
          <table:table-cell table:formula="of:=COUNTIF(([.W25]~[.W52]~[.W79]~[.W106]~[.W133]~[.W160]~[.W187]~[.W214]~[.W241]~[.W268]);4)" office:value-type="float" office:value="1" calcext:value-type="float">
            <text:p>1</text:p>
          </table:table-cell>
          <table:table-cell table:formula="of:=COUNTIF(([.W25]~[.W52]~[.W79]~[.W106]~[.W133]~[.W160]~[.W187]~[.W214]~[.W241]~[.W268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31]; OFFSET([.$C31]; 0; 0; 1; 5))" office:value-type="float" office:value="5" calcext:value-type="float">
            <text:p>5</text:p>
          </table:table-cell>
          <table:table-cell table:formula="of:=RANK([.D31]; OFFSET([.$C31]; 0; 0; 1; 5))" office:value-type="float" office:value="3" calcext:value-type="float">
            <text:p>3</text:p>
          </table:table-cell>
          <table:table-cell table:formula="of:=RANK([.E31]; OFFSET([.$C31]; 0; 0; 1; 5))" office:value-type="float" office:value="1" calcext:value-type="float">
            <text:p>1</text:p>
          </table:table-cell>
          <table:table-cell table:formula="of:=RANK([.F31]; OFFSET([.$C31]; 0; 0; 1; 5))" office:value-type="float" office:value="2" calcext:value-type="float">
            <text:p>2</text:p>
          </table:table-cell>
          <table:table-cell table:formula="of:=RANK([.G31]; OFFSET([.$C31]; 0; 0; 1; 5))" office:value-type="float" office:value="4" calcext:value-type="float">
            <text:p>4</text:p>
          </table:table-cell>
          <table:table-cell table:formula="of:=RANK([.H31];[.$H31:.$L31];)" office:value-type="float" office:value="5" calcext:value-type="float">
            <text:p>5</text:p>
          </table:table-cell>
          <table:table-cell table:formula="of:=RANK([.I31];[.$H31:.$L31];)" office:value-type="float" office:value="1" calcext:value-type="float">
            <text:p>1</text:p>
          </table:table-cell>
          <table:table-cell table:formula="of:=RANK([.J31];[.$H31:.$L31];)" office:value-type="float" office:value="2" calcext:value-type="float">
            <text:p>2</text:p>
          </table:table-cell>
          <table:table-cell table:formula="of:=RANK([.K31];[.$H31:.$L31];)" office:value-type="float" office:value="4" calcext:value-type="float">
            <text:p>4</text:p>
          </table:table-cell>
          <table:table-cell table:formula="of:=RANK([.L31];[.$H31:.$L31];)" office:value-type="float" office:value="3" calcext:value-type="float">
            <text:p>3</text:p>
          </table:table-cell>
          <table:table-cell table:formula="of:=RANK([.M31];[.$M31:.$Q31];)" office:value-type="float" office:value="5" calcext:value-type="float">
            <text:p>5</text:p>
          </table:table-cell>
          <table:table-cell table:formula="of:=RANK([.N31];[.$M31:.$Q31];)" office:value-type="float" office:value="4" calcext:value-type="float">
            <text:p>4</text:p>
          </table:table-cell>
          <table:table-cell table:formula="of:=RANK([.O31];[.$M31:.$Q31];)" office:value-type="float" office:value="3" calcext:value-type="float">
            <text:p>3</text:p>
          </table:table-cell>
          <table:table-cell table:formula="of:=RANK([.P31];[.$M31:.$Q31];)" office:value-type="float" office:value="1" calcext:value-type="float">
            <text:p>1</text:p>
          </table:table-cell>
          <table:table-cell table:formula="of:=RANK([.Q31];[.$M31:.$Q31];)" office:value-type="float" office:value="2" calcext:value-type="float">
            <text:p>2</text:p>
          </table:table-cell>
          <table:table-cell table:formula="of:=RANK([.R31];[.$R31:.$V31];)" office:value-type="float" office:value="5" calcext:value-type="float">
            <text:p>5</text:p>
          </table:table-cell>
          <table:table-cell table:formula="of:=RANK([.S31];[.$R31:.$V31];)" office:value-type="float" office:value="1" calcext:value-type="float">
            <text:p>1</text:p>
          </table:table-cell>
          <table:table-cell table:formula="of:=RANK([.T31];[.$R31:.$V31];)" office:value-type="float" office:value="1" calcext:value-type="float">
            <text:p>1</text:p>
          </table:table-cell>
          <table:table-cell table:formula="of:=RANK([.U31];[.$R31:.$V31];)" office:value-type="float" office:value="3" calcext:value-type="float">
            <text:p>3</text:p>
          </table:table-cell>
          <table:table-cell table:formula="of:=RANK([.V31];[.$R31:.$V31];)" office:value-type="float" office:value="4" calcext:value-type="float">
            <text:p>4</text:p>
          </table:table-cell>
          <table:table-cell table:formula="of:=RANK([.W31];[.$W31:.$AA31];)" office:value-type="float" office:value="5" calcext:value-type="float">
            <text:p>5</text:p>
          </table:table-cell>
          <table:table-cell table:formula="of:=RANK([.X31];[.$W31:.$AA31];)" office:value-type="float" office:value="2" calcext:value-type="float">
            <text:p>2</text:p>
          </table:table-cell>
          <table:table-cell table:formula="of:=RANK([.Y31];[.$W31:.$AA31];)" office:value-type="float" office:value="4" calcext:value-type="float">
            <text:p>4</text:p>
          </table:table-cell>
          <table:table-cell table:formula="of:=RANK([.Z31];[.$W31:.$AA31];)" office:value-type="float" office:value="1" calcext:value-type="float">
            <text:p>1</text:p>
          </table:table-cell>
          <table:table-cell table:formula="of:=RANK([.AA31];[.$W31:.$AA31];)" office:value-type="float" office:value="3" calcext:value-type="float">
            <text:p>3</text:p>
          </table:table-cell>
          <table:table-cell/>
          <table:table-cell table:style-name="ce946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COUNTIF(([.D25]~ [.D52]~ [.D79]~ [.D106]~ [.D133]~ [.D160]~ [.D187]~ [.D214]~ [.D241]~ [.D268]);1)" office:value-type="float" office:value="1" calcext:value-type="float">
            <text:p>1</text:p>
          </table:table-cell>
          <table:table-cell table:formula="of:=COUNTIF(([.D25]~[.D52]~[.D79]~[.D106]~[.D133]~[.D160]~[.D187]~[.D214]~[.D241]~[.D268]);2)" office:value-type="float" office:value="3" calcext:value-type="float">
            <text:p>3</text:p>
          </table:table-cell>
          <table:table-cell table:formula="of:=COUNTIF(([.D25]~[.D52]~[.D79]~[.D106]~[.D133]~[.D160]~[.D187]~[.D214]~[.D241]~[.D268]);3)" office:value-type="float" office:value="6" calcext:value-type="float">
            <text:p>6</text:p>
          </table:table-cell>
          <table:table-cell table:formula="of:=COUNTIF(([.D25]~[.D52]~[.D79]~[.D106]~[.D133]~[.D160]~[.D187]~[.D214]~[.D241]~[.D268]);4)" office:value-type="float" office:value="0" calcext:value-type="float">
            <text:p>0</text:p>
          </table:table-cell>
          <table:table-cell table:formula="of:=COUNTIF(([.D25]~[.D52]~[.D79]~[.D106]~[.D133]~[.D160]~[.D187]~[.D214]~[.D241]~[.D268]);5)" office:value-type="float" office:value="0" calcext:value-type="float">
            <text:p>0</text:p>
          </table:table-cell>
          <table:table-cell table:formula="of:=COUNTIF(([.I25]~ [.I52]~ [.I79]~ [.I106]~ [.I133]~ [.I160]~ [.I187]~ [.I214]~ [.I241]~ [.I268]);1)" office:value-type="float" office:value="3" calcext:value-type="float">
            <text:p>3</text:p>
          </table:table-cell>
          <table:table-cell table:formula="of:=COUNTIF(([.I25]~[.I52]~[.I79]~[.I106]~[.I133]~[.I160]~[.I187]~[.I214]~[.I241]~[.I268]);2)" office:value-type="float" office:value="5" calcext:value-type="float">
            <text:p>5</text:p>
          </table:table-cell>
          <table:table-cell table:formula="of:=COUNTIF(([.I25]~[.I52]~[.I79]~[.I106]~[.I133]~[.I160]~[.I187]~[.I214]~[.I241]~[.I268]);3)" office:value-type="float" office:value="0" calcext:value-type="float">
            <text:p>0</text:p>
          </table:table-cell>
          <table:table-cell table:formula="of:=COUNTIF(([.I25]~[.I52]~[.I79]~[.I106]~[.I133]~[.I160]~[.I187]~[.I214]~[.I241]~[.I268]);4)" office:value-type="float" office:value="2" calcext:value-type="float">
            <text:p>2</text:p>
          </table:table-cell>
          <table:table-cell table:formula="of:=COUNTIF(([.I25]~[.I52]~[.I79]~[.I106]~[.I133]~[.I160]~[.I187]~[.I214]~[.I241]~[.I268]);5)" office:value-type="float" office:value="0" calcext:value-type="float">
            <text:p>0</text:p>
          </table:table-cell>
          <table:table-cell table:formula="of:=COUNTIF(([.N25]~ [.N52]~ [.N79]~ [.N106]~ [.N133]~ [.N160]~ [.N187]~ [.N214]~ [.N241]~ [.N268]);1)" office:value-type="float" office:value="0" calcext:value-type="float">
            <text:p>0</text:p>
          </table:table-cell>
          <table:table-cell table:formula="of:=COUNTIF(([.N25]~[.N52]~[.N79]~[.N106]~[.N133]~[.N160]~[.N187]~[.N214]~[.N241]~[.N268]);2)" office:value-type="float" office:value="2" calcext:value-type="float">
            <text:p>2</text:p>
          </table:table-cell>
          <table:table-cell table:formula="of:=COUNTIF(([.N25]~[.N52]~[.N79]~[.N106]~[.N133]~[.N160]~[.N187]~[.N214]~[.N241]~[.N268]);3)" office:value-type="float" office:value="7" calcext:value-type="float">
            <text:p>7</text:p>
          </table:table-cell>
          <table:table-cell table:formula="of:=COUNTIF(([.N25]~[.N52]~[.N79]~[.N106]~[.N133]~[.N160]~[.N187]~[.N214]~[.N241]~[.N268]);4)" office:value-type="float" office:value="1" calcext:value-type="float">
            <text:p>1</text:p>
          </table:table-cell>
          <table:table-cell table:formula="of:=COUNTIF(([.N25]~[.N52]~[.N79]~[.N106]~[.N133]~[.N160]~[.N187]~[.N214]~[.N241]~[.N268]);5)" office:value-type="float" office:value="0" calcext:value-type="float">
            <text:p>0</text:p>
          </table:table-cell>
          <table:table-cell table:formula="of:=COUNTIF(([.S25]~ [.S52]~ [.S79]~ [.S106]~ [.S133]~ [.S160]~ [.S187]~ [.S214]~ [.S241]~ [.S268]);1)" office:value-type="float" office:value="0" calcext:value-type="float">
            <text:p>0</text:p>
          </table:table-cell>
          <table:table-cell table:formula="of:=COUNTIF(([.S25]~[.S52]~[.S79]~[.S106]~[.S133]~[.S160]~[.S187]~[.S214]~[.S241]~[.S268]);2)" office:value-type="float" office:value="1" calcext:value-type="float">
            <text:p>1</text:p>
          </table:table-cell>
          <table:table-cell table:formula="of:=COUNTIF(([.S25]~[.S52]~[.S79]~[.S106]~[.S133]~[.S160]~[.S187]~[.S214]~[.S241]~[.S268]);3)" office:value-type="float" office:value="8" calcext:value-type="float">
            <text:p>8</text:p>
          </table:table-cell>
          <table:table-cell table:formula="of:=COUNTIF(([.S25]~[.S52]~[.S79]~[.S106]~[.S133]~[.S160]~[.S187]~[.S214]~[.S241]~[.S268]);4)" office:value-type="float" office:value="0" calcext:value-type="float">
            <text:p>0</text:p>
          </table:table-cell>
          <table:table-cell table:formula="of:=COUNTIF(([.S25]~[.S52]~[.S79]~[.S106]~[.S133]~[.S160]~[.S187]~[.S214]~[.S241]~[.S268]);5)" office:value-type="float" office:value="1" calcext:value-type="float">
            <text:p>1</text:p>
          </table:table-cell>
          <table:table-cell table:formula="of:=COUNTIF(([.X25]~ [.X52]~ [.X79]~ [.X106]~ [.X133]~ [.X160]~ [.X187]~ [.X214]~ [.X241]~ [.X268]);1)" office:value-type="float" office:value="0" calcext:value-type="float">
            <text:p>0</text:p>
          </table:table-cell>
          <table:table-cell table:formula="of:=COUNTIF(([.X25]~[.X52]~[.X79]~[.X106]~[.X133]~[.X160]~[.X187]~[.X214]~[.X241]~[.X268]);2)" office:value-type="float" office:value="1" calcext:value-type="float">
            <text:p>1</text:p>
          </table:table-cell>
          <table:table-cell table:formula="of:=COUNTIF(([.X25]~[.X52]~[.X79]~[.X106]~[.X133]~[.X160]~[.X187]~[.X214]~[.X241]~[.X268]);3)" office:value-type="float" office:value="5" calcext:value-type="float">
            <text:p>5</text:p>
          </table:table-cell>
          <table:table-cell table:formula="of:=COUNTIF(([.X25]~[.X52]~[.X79]~[.X106]~[.X133]~[.X160]~[.X187]~[.X214]~[.X241]~[.X268]);4)" office:value-type="float" office:value="3" calcext:value-type="float">
            <text:p>3</text:p>
          </table:table-cell>
          <table:table-cell table:formula="of:=COUNTIF(([.X25]~[.X52]~[.X79]~[.X106]~[.X133]~[.X160]~[.X187]~[.X214]~[.X241]~[.X268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2]; OFFSET([.$C32]; 0; 0; 1; 5))" office:value-type="float" office:value="3" calcext:value-type="float">
            <text:p>3</text:p>
          </table:table-cell>
          <table:table-cell table:formula="of:=RANK([.D32]; OFFSET([.$C32]; 0; 0; 1; 5))" office:value-type="float" office:value="4" calcext:value-type="float">
            <text:p>4</text:p>
          </table:table-cell>
          <table:table-cell table:formula="of:=RANK([.E32]; OFFSET([.$C32]; 0; 0; 1; 5))" office:value-type="float" office:value="1" calcext:value-type="float">
            <text:p>1</text:p>
          </table:table-cell>
          <table:table-cell table:formula="of:=RANK([.F32]; OFFSET([.$C32]; 0; 0; 1; 5))" office:value-type="float" office:value="2" calcext:value-type="float">
            <text:p>2</text:p>
          </table:table-cell>
          <table:table-cell table:formula="of:=RANK([.G32]; OFFSET([.$C32]; 0; 0; 1; 5))" office:value-type="float" office:value="5" calcext:value-type="float">
            <text:p>5</text:p>
          </table:table-cell>
          <table:table-cell table:formula="of:=RANK([.H32];[.$H32:.$L32];)" office:value-type="float" office:value="2" calcext:value-type="float">
            <text:p>2</text:p>
          </table:table-cell>
          <table:table-cell table:formula="of:=RANK([.I32];[.$H32:.$L32];)" office:value-type="float" office:value="1" calcext:value-type="float">
            <text:p>1</text:p>
          </table:table-cell>
          <table:table-cell table:formula="of:=RANK([.J32];[.$H32:.$L32];)" office:value-type="float" office:value="3" calcext:value-type="float">
            <text:p>3</text:p>
          </table:table-cell>
          <table:table-cell table:formula="of:=RANK([.K32];[.$H32:.$L32];)" office:value-type="float" office:value="5" calcext:value-type="float">
            <text:p>5</text:p>
          </table:table-cell>
          <table:table-cell table:formula="of:=RANK([.L32];[.$H32:.$L32];)" office:value-type="float" office:value="4" calcext:value-type="float">
            <text:p>4</text:p>
          </table:table-cell>
          <table:table-cell table:formula="of:=RANK([.M32];[.$M32:.$Q32];)" office:value-type="float" office:value="5" calcext:value-type="float">
            <text:p>5</text:p>
          </table:table-cell>
          <table:table-cell table:formula="of:=RANK([.N32];[.$M32:.$Q32];)" office:value-type="float" office:value="4" calcext:value-type="float">
            <text:p>4</text:p>
          </table:table-cell>
          <table:table-cell table:formula="of:=RANK([.O32];[.$M32:.$Q32];)" office:value-type="float" office:value="3" calcext:value-type="float">
            <text:p>3</text:p>
          </table:table-cell>
          <table:table-cell table:formula="of:=RANK([.P32];[.$M32:.$Q32];)" office:value-type="float" office:value="1" calcext:value-type="float">
            <text:p>1</text:p>
          </table:table-cell>
          <table:table-cell table:formula="of:=RANK([.Q32];[.$M32:.$Q32];)" office:value-type="float" office:value="2" calcext:value-type="float">
            <text:p>2</text:p>
          </table:table-cell>
          <table:table-cell table:formula="of:=RANK([.R32];[.$R32:.$V32];)" office:value-type="float" office:value="1" calcext:value-type="float">
            <text:p>1</text:p>
          </table:table-cell>
          <table:table-cell table:formula="of:=RANK([.S32];[.$R32:.$V32];)" office:value-type="float" office:value="2" calcext:value-type="float">
            <text:p>2</text:p>
          </table:table-cell>
          <table:table-cell table:formula="of:=RANK([.T32];[.$R32:.$V32];)" office:value-type="float" office:value="2" calcext:value-type="float">
            <text:p>2</text:p>
          </table:table-cell>
          <table:table-cell table:formula="of:=RANK([.U32];[.$R32:.$V32];)" office:value-type="float" office:value="4" calcext:value-type="float">
            <text:p>4</text:p>
          </table:table-cell>
          <table:table-cell table:formula="of:=RANK([.V32];[.$R32:.$V32];)" office:value-type="float" office:value="5" calcext:value-type="float">
            <text:p>5</text:p>
          </table:table-cell>
          <table:table-cell table:formula="of:=RANK([.W32];[.$W32:.$AA32];)" office:value-type="float" office:value="3" calcext:value-type="float">
            <text:p>3</text:p>
          </table:table-cell>
          <table:table-cell table:formula="of:=RANK([.X32];[.$W32:.$AA32];)" office:value-type="float" office:value="4" calcext:value-type="float">
            <text:p>4</text:p>
          </table:table-cell>
          <table:table-cell table:formula="of:=RANK([.Y32];[.$W32:.$AA32];)" office:value-type="float" office:value="5" calcext:value-type="float">
            <text:p>5</text:p>
          </table:table-cell>
          <table:table-cell table:formula="of:=RANK([.Z32];[.$W32:.$AA32];)" office:value-type="float" office:value="1" calcext:value-type="float">
            <text:p>1</text:p>
          </table:table-cell>
          <table:table-cell table:formula="of:=RANK([.AA32];[.$W32:.$AA32];)" office:value-type="float" office:value="2" calcext:value-type="float">
            <text:p>2</text:p>
          </table:table-cell>
          <table:table-cell/>
          <table:table-cell table:style-name="ce947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COUNTIF(([.E25]~ [.E52]~ [.E79]~ [.E106]~ [.E133]~ [.E160]~ [.E187]~ [.E214]~ [.E241]~ [.E268]);1)" office:value-type="float" office:value="1" calcext:value-type="float">
            <text:p>1</text:p>
          </table:table-cell>
          <table:table-cell table:formula="of:=COUNTIF(([.E25]~[.E52]~[.E79]~[.E106]~[.E133]~[.E160]~[.E187]~[.E214]~[.E241]~[.E268]);2)" office:value-type="float" office:value="5" calcext:value-type="float">
            <text:p>5</text:p>
          </table:table-cell>
          <table:table-cell table:formula="of:=COUNTIF(([.E25]~[.E52]~[.E79]~[.E106]~[.E133]~[.E160]~[.E187]~[.E214]~[.E241]~[.E268]);3)" office:value-type="float" office:value="2" calcext:value-type="float">
            <text:p>2</text:p>
          </table:table-cell>
          <table:table-cell table:formula="of:=COUNTIF(([.E25]~[.E52]~[.E79]~[.E106]~[.E133]~[.E160]~[.E187]~[.E214]~[.E241]~[.E268]);4)" office:value-type="float" office:value="2" calcext:value-type="float">
            <text:p>2</text:p>
          </table:table-cell>
          <table:table-cell table:formula="of:=COUNTIF(([.E25]~[.E52]~[.E79]~[.E106]~[.E133]~[.E160]~[.E187]~[.E214]~[.E241]~[.E268]);5)" office:value-type="float" office:value="0" calcext:value-type="float">
            <text:p>0</text:p>
          </table:table-cell>
          <table:table-cell table:formula="of:=COUNTIF(([.J25]~ [.J52]~ [.J79]~ [.J106]~ [.J133]~ [.J160]~ [.J187]~ [.J214]~ [.J241]~ [.J268]);1)" office:value-type="float" office:value="3" calcext:value-type="float">
            <text:p>3</text:p>
          </table:table-cell>
          <table:table-cell table:formula="of:=COUNTIF(([.J25]~[.J52]~[.J79]~[.J106]~[.J133]~[.J160]~[.J187]~[.J214]~[.J241]~[.J268]);2)" office:value-type="float" office:value="4" calcext:value-type="float">
            <text:p>4</text:p>
          </table:table-cell>
          <table:table-cell table:formula="of:=COUNTIF(([.J25]~[.J52]~[.J79]~[.J106]~[.J133]~[.J160]~[.J187]~[.J214]~[.J241]~[.J268]);3)" office:value-type="float" office:value="3" calcext:value-type="float">
            <text:p>3</text:p>
          </table:table-cell>
          <table:table-cell table:formula="of:=COUNTIF(([.J25]~[.J52]~[.J79]~[.J106]~[.J133]~[.J160]~[.J187]~[.J214]~[.J241]~[.J268]);4)" office:value-type="float" office:value="0" calcext:value-type="float">
            <text:p>0</text:p>
          </table:table-cell>
          <table:table-cell table:formula="of:=COUNTIF(([.J25]~[.J52]~[.J79]~[.J106]~[.J133]~[.J160]~[.J187]~[.J214]~[.J241]~[.J268]);5)" office:value-type="float" office:value="0" calcext:value-type="float">
            <text:p>0</text:p>
          </table:table-cell>
          <table:table-cell table:formula="of:=COUNTIF(([.O25]~ [.O52]~ [.O79]~ [.O106]~ [.O133]~ [.O160]~ [.O187]~ [.O214]~ [.O241]~ [.O268]);1)" office:value-type="float" office:value="0" calcext:value-type="float">
            <text:p>0</text:p>
          </table:table-cell>
          <table:table-cell table:formula="of:=COUNTIF(([.O25]~[.O52]~[.O79]~[.O106]~[.O133]~[.O160]~[.O187]~[.O214]~[.O241]~[.O268]);2)" office:value-type="float" office:value="0" calcext:value-type="float">
            <text:p>0</text:p>
          </table:table-cell>
          <table:table-cell table:formula="of:=COUNTIF(([.O25]~[.O52]~[.O79]~[.O106]~[.O133]~[.O160]~[.O187]~[.O214]~[.O241]~[.O268]);3)" office:value-type="float" office:value="2" calcext:value-type="float">
            <text:p>2</text:p>
          </table:table-cell>
          <table:table-cell table:formula="of:=COUNTIF(([.O25]~[.O52]~[.O79]~[.O106]~[.O133]~[.O160]~[.O187]~[.O214]~[.O241]~[.O268]);4)" office:value-type="float" office:value="7" calcext:value-type="float">
            <text:p>7</text:p>
          </table:table-cell>
          <table:table-cell table:formula="of:=COUNTIF(([.O25]~[.O52]~[.O79]~[.O106]~[.O133]~[.O160]~[.O187]~[.O214]~[.O241]~[.O268]);5)" office:value-type="float" office:value="1" calcext:value-type="float">
            <text:p>1</text:p>
          </table:table-cell>
          <table:table-cell table:formula="of:=COUNTIF(([.T25]~ [.T52]~ [.T79]~ [.T106]~ [.T133]~ [.T160]~ [.T187]~ [.T214]~ [.T241]~ [.T268]);1)" office:value-type="float" office:value="0" calcext:value-type="float">
            <text:p>0</text:p>
          </table:table-cell>
          <table:table-cell table:formula="of:=COUNTIF(([.T25]~[.T52]~[.T79]~[.T106]~[.T133]~[.T160]~[.T187]~[.T214]~[.T241]~[.T268]);2)" office:value-type="float" office:value="0" calcext:value-type="float">
            <text:p>0</text:p>
          </table:table-cell>
          <table:table-cell table:formula="of:=COUNTIF(([.T25]~[.T52]~[.T79]~[.T106]~[.T133]~[.T160]~[.T187]~[.T214]~[.T241]~[.T268]);3)" office:value-type="float" office:value="0" calcext:value-type="float">
            <text:p>0</text:p>
          </table:table-cell>
          <table:table-cell table:formula="of:=COUNTIF(([.T25]~[.T52]~[.T79]~[.T106]~[.T133]~[.T160]~[.T187]~[.T214]~[.T241]~[.T268]);4)" office:value-type="float" office:value="9" calcext:value-type="float">
            <text:p>9</text:p>
          </table:table-cell>
          <table:table-cell table:formula="of:=COUNTIF(([.T25]~[.T52]~[.T79]~[.T106]~[.T133]~[.T160]~[.T187]~[.T214]~[.T241]~[.T268]);5)" office:value-type="float" office:value="1" calcext:value-type="float">
            <text:p>1</text:p>
          </table:table-cell>
          <table:table-cell table:formula="of:=COUNTIF(([.Y25]~ [.Y52]~ [.Y79]~ [.Y106]~ [.Y133]~ [.Y160]~ [.Y187]~ [.Y214]~ [.Y241]~ [.Y268]);1)" office:value-type="float" office:value="0" calcext:value-type="float">
            <text:p>0</text:p>
          </table:table-cell>
          <table:table-cell table:formula="of:=COUNTIF(([.Y25]~[.Y52]~[.Y79]~[.Y106]~[.Y133]~[.Y160]~[.Y187]~[.Y214]~[.Y241]~[.Y268]);2)" office:value-type="float" office:value="1" calcext:value-type="float">
            <text:p>1</text:p>
          </table:table-cell>
          <table:table-cell table:formula="of:=COUNTIF(([.Y25]~[.Y52]~[.Y79]~[.Y106]~[.Y133]~[.Y160]~[.Y187]~[.Y214]~[.Y241]~[.Y268]);3)" office:value-type="float" office:value="2" calcext:value-type="float">
            <text:p>2</text:p>
          </table:table-cell>
          <table:table-cell table:formula="of:=COUNTIF(([.Y25]~[.Y52]~[.Y79]~[.Y106]~[.Y133]~[.Y160]~[.Y187]~[.Y214]~[.Y241]~[.Y268]);4)" office:value-type="float" office:value="2" calcext:value-type="float">
            <text:p>2</text:p>
          </table:table-cell>
          <table:table-cell table:formula="of:=COUNTIF(([.Y25]~[.Y52]~[.Y79]~[.Y106]~[.Y133]~[.Y160]~[.Y187]~[.Y214]~[.Y241]~[.Y268]);5)" office:value-type="float" office:value="5" calcext:value-type="float">
            <text:p>5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33]; OFFSET([.$C33]; 0; 0; 1; 5))" office:value-type="float" office:value="5" calcext:value-type="float">
            <text:p>5</text:p>
          </table:table-cell>
          <table:table-cell table:formula="of:=RANK([.D33]; OFFSET([.$C33]; 0; 0; 1; 5))" office:value-type="float" office:value="1" calcext:value-type="float">
            <text:p>1</text:p>
          </table:table-cell>
          <table:table-cell table:formula="of:=RANK([.E33]; OFFSET([.$C33]; 0; 0; 1; 5))" office:value-type="float" office:value="4" calcext:value-type="float">
            <text:p>4</text:p>
          </table:table-cell>
          <table:table-cell table:formula="of:=RANK([.F33]; OFFSET([.$C33]; 0; 0; 1; 5))" office:value-type="float" office:value="2" calcext:value-type="float">
            <text:p>2</text:p>
          </table:table-cell>
          <table:table-cell table:formula="of:=RANK([.G33]; OFFSET([.$C33]; 0; 0; 1; 5))" office:value-type="float" office:value="3" calcext:value-type="float">
            <text:p>3</text:p>
          </table:table-cell>
          <table:table-cell table:formula="of:=RANK([.H33];[.$H33:.$L33];)" office:value-type="float" office:value="3" calcext:value-type="float">
            <text:p>3</text:p>
          </table:table-cell>
          <table:table-cell table:formula="of:=RANK([.I33];[.$H33:.$L33];)" office:value-type="float" office:value="4" calcext:value-type="float">
            <text:p>4</text:p>
          </table:table-cell>
          <table:table-cell table:formula="of:=RANK([.J33];[.$H33:.$L33];)" office:value-type="float" office:value="5" calcext:value-type="float">
            <text:p>5</text:p>
          </table:table-cell>
          <table:table-cell table:formula="of:=RANK([.K33];[.$H33:.$L33];)" office:value-type="float" office:value="2" calcext:value-type="float">
            <text:p>2</text:p>
          </table:table-cell>
          <table:table-cell table:formula="of:=RANK([.L33];[.$H33:.$L33];)" office:value-type="float" office:value="1" calcext:value-type="float">
            <text:p>1</text:p>
          </table:table-cell>
          <table:table-cell table:formula="of:=RANK([.M33];[.$M33:.$Q33];)" office:value-type="float" office:value="5" calcext:value-type="float">
            <text:p>5</text:p>
          </table:table-cell>
          <table:table-cell table:formula="of:=RANK([.N33];[.$M33:.$Q33];)" office:value-type="float" office:value="3" calcext:value-type="float">
            <text:p>3</text:p>
          </table:table-cell>
          <table:table-cell table:formula="of:=RANK([.O33];[.$M33:.$Q33];)" office:value-type="float" office:value="3" calcext:value-type="float">
            <text:p>3</text:p>
          </table:table-cell>
          <table:table-cell table:formula="of:=RANK([.P33];[.$M33:.$Q33];)" office:value-type="float" office:value="1" calcext:value-type="float">
            <text:p>1</text:p>
          </table:table-cell>
          <table:table-cell table:formula="of:=RANK([.Q33];[.$M33:.$Q33];)" office:value-type="float" office:value="2" calcext:value-type="float">
            <text:p>2</text:p>
          </table:table-cell>
          <table:table-cell table:formula="of:=RANK([.R33];[.$R33:.$V33];)" office:value-type="float" office:value="1" calcext:value-type="float">
            <text:p>1</text:p>
          </table:table-cell>
          <table:table-cell table:formula="of:=RANK([.S33];[.$R33:.$V33];)" office:value-type="float" office:value="2" calcext:value-type="float">
            <text:p>2</text:p>
          </table:table-cell>
          <table:table-cell table:formula="of:=RANK([.T33];[.$R33:.$V33];)" office:value-type="float" office:value="2" calcext:value-type="float">
            <text:p>2</text:p>
          </table:table-cell>
          <table:table-cell table:formula="of:=RANK([.U33];[.$R33:.$V33];)" office:value-type="float" office:value="2" calcext:value-type="float">
            <text:p>2</text:p>
          </table:table-cell>
          <table:table-cell table:formula="of:=RANK([.V33];[.$R33:.$V33];)" office:value-type="float" office:value="2" calcext:value-type="float">
            <text:p>2</text:p>
          </table:table-cell>
          <table:table-cell table:formula="of:=RANK([.W33];[.$W33:.$AA33];)" office:value-type="float" office:value="4" calcext:value-type="float">
            <text:p>4</text:p>
          </table:table-cell>
          <table:table-cell table:formula="of:=RANK([.X33];[.$W33:.$AA33];)" office:value-type="float" office:value="2" calcext:value-type="float">
            <text:p>2</text:p>
          </table:table-cell>
          <table:table-cell table:formula="of:=RANK([.Y33];[.$W33:.$AA33];)" office:value-type="float" office:value="5" calcext:value-type="float">
            <text:p>5</text:p>
          </table:table-cell>
          <table:table-cell table:formula="of:=RANK([.Z33];[.$W33:.$AA33];)" office:value-type="float" office:value="1" calcext:value-type="float">
            <text:p>1</text:p>
          </table:table-cell>
          <table:table-cell table:formula="of:=RANK([.AA33];[.$W33:.$AA33];)" office:value-type="float" office:value="3" calcext:value-type="float">
            <text:p>3</text:p>
          </table:table-cell>
          <table:table-cell/>
          <table:table-cell table:style-name="ce947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COUNTIF(([.F25]~ [.F52]~ [.F79]~ [.F106]~ [.F133]~ [.F160]~ [.F187]~ [.F214]~ [.F241]~ [.F268]);1)" office:value-type="float" office:value="5" calcext:value-type="float">
            <text:p>5</text:p>
          </table:table-cell>
          <table:table-cell table:formula="of:=COUNTIF(([.F25]~[.F52]~[.F79]~[.F106]~[.F133]~[.F160]~[.F187]~[.F214]~[.F241]~[.F268]);2)" office:value-type="float" office:value="0" calcext:value-type="float">
            <text:p>0</text:p>
          </table:table-cell>
          <table:table-cell table:formula="of:=COUNTIF(([.F25]~[.F52]~[.F79]~[.F106]~[.F133]~[.F160]~[.F187]~[.F214]~[.F241]~[.F268]);3)" office:value-type="float" office:value="0" calcext:value-type="float">
            <text:p>0</text:p>
          </table:table-cell>
          <table:table-cell table:formula="of:=COUNTIF(([.F25]~[.F52]~[.F79]~[.F106]~[.F133]~[.F160]~[.F187]~[.F214]~[.F241]~[.F268]);4)" office:value-type="float" office:value="5" calcext:value-type="float">
            <text:p>5</text:p>
          </table:table-cell>
          <table:table-cell table:formula="of:=COUNTIF(([.F25]~[.F52]~[.F79]~[.F106]~[.F133]~[.F160]~[.F187]~[.F214]~[.F241]~[.F268]);5)" office:value-type="float" office:value="0" calcext:value-type="float">
            <text:p>0</text:p>
          </table:table-cell>
          <table:table-cell table:formula="of:=COUNTIF(([.K25]~ [.K52]~ [.K79]~ [.K106]~ [.K133]~ [.K160]~ [.K187]~ [.K214]~ [.K241]~ [.K268]);1)" office:value-type="float" office:value="1" calcext:value-type="float">
            <text:p>1</text:p>
          </table:table-cell>
          <table:table-cell table:formula="of:=COUNTIF(([.K25]~[.K52]~[.K79]~[.K106]~[.K133]~[.K160]~[.K187]~[.K214]~[.K241]~[.K268]);2)" office:value-type="float" office:value="1" calcext:value-type="float">
            <text:p>1</text:p>
          </table:table-cell>
          <table:table-cell table:formula="of:=COUNTIF(([.K25]~[.K52]~[.K79]~[.K106]~[.K133]~[.K160]~[.K187]~[.K214]~[.K241]~[.K268]);3)" office:value-type="float" office:value="1" calcext:value-type="float">
            <text:p>1</text:p>
          </table:table-cell>
          <table:table-cell table:formula="of:=COUNTIF(([.K25]~[.K52]~[.K79]~[.K106]~[.K133]~[.K160]~[.K187]~[.K214]~[.K241]~[.K268]);4)" office:value-type="float" office:value="7" calcext:value-type="float">
            <text:p>7</text:p>
          </table:table-cell>
          <table:table-cell table:formula="of:=COUNTIF(([.K25]~[.K52]~[.K79]~[.K106]~[.K133]~[.K160]~[.K187]~[.K214]~[.K241]~[.K268]);5)" office:value-type="float" office:value="0" calcext:value-type="float">
            <text:p>0</text:p>
          </table:table-cell>
          <table:table-cell table:formula="of:=COUNTIF(([.P25]~ [.P52]~ [.P79]~ [.P106]~ [.P133]~ [.P160]~ [.P187]~ [.P214]~ [.P241]~ [.P268]);1)" office:value-type="float" office:value="8" calcext:value-type="float">
            <text:p>8</text:p>
          </table:table-cell>
          <table:table-cell table:formula="of:=COUNTIF(([.P25]~[.P52]~[.P79]~[.P106]~[.P133]~[.P160]~[.P187]~[.P214]~[.P241]~[.P268]);2)" office:value-type="float" office:value="1" calcext:value-type="float">
            <text:p>1</text:p>
          </table:table-cell>
          <table:table-cell table:formula="of:=COUNTIF(([.P25]~[.P52]~[.P79]~[.P106]~[.P133]~[.P160]~[.P187]~[.P214]~[.P241]~[.P268]);3)" office:value-type="float" office:value="0" calcext:value-type="float">
            <text:p>0</text:p>
          </table:table-cell>
          <table:table-cell table:formula="of:=COUNTIF(([.P25]~[.P52]~[.P79]~[.P106]~[.P133]~[.P160]~[.P187]~[.P214]~[.P241]~[.P268]);4)" office:value-type="float" office:value="1" calcext:value-type="float">
            <text:p>1</text:p>
          </table:table-cell>
          <table:table-cell table:formula="of:=COUNTIF(([.P25]~[.P52]~[.P79]~[.P106]~[.P133]~[.P160]~[.P187]~[.P214]~[.P241]~[.P268]);5)" office:value-type="float" office:value="0" calcext:value-type="float">
            <text:p>0</text:p>
          </table:table-cell>
          <table:table-cell table:formula="of:=COUNTIF(([.U25]~ [.U52]~ [.U79]~ [.U106]~ [.U133]~ [.U160]~ [.U187]~ [.U214]~ [.U241]~ [.U268]);1)" office:value-type="float" office:value="7" calcext:value-type="float">
            <text:p>7</text:p>
          </table:table-cell>
          <table:table-cell table:formula="of:=COUNTIF(([.U25]~[.U52]~[.U79]~[.U106]~[.U133]~[.U160]~[.U187]~[.U214]~[.U241]~[.U268]);2)" office:value-type="float" office:value="3" calcext:value-type="float">
            <text:p>3</text:p>
          </table:table-cell>
          <table:table-cell table:formula="of:=COUNTIF(([.U25]~[.U52]~[.U79]~[.U106]~[.U133]~[.U160]~[.U187]~[.U214]~[.U241]~[.U268]);3)" office:value-type="float" office:value="0" calcext:value-type="float">
            <text:p>0</text:p>
          </table:table-cell>
          <table:table-cell table:formula="of:=COUNTIF(([.U25]~[.U52]~[.U79]~[.U106]~[.U133]~[.U160]~[.U187]~[.U214]~[.U241]~[.U268]);4)" office:value-type="float" office:value="0" calcext:value-type="float">
            <text:p>0</text:p>
          </table:table-cell>
          <table:table-cell table:formula="of:=COUNTIF(([.U25]~[.U52]~[.U79]~[.U106]~[.U133]~[.U160]~[.U187]~[.U214]~[.U241]~[.U268]);5)" office:value-type="float" office:value="0" calcext:value-type="float">
            <text:p>0</text:p>
          </table:table-cell>
          <table:table-cell table:formula="of:=COUNTIF(([.Z25]~ [.Z52]~ [.Z79]~ [.Z106]~ [.Z133]~ [.Z160]~ [.Z187]~ [.Z214]~ [.Z241]~ [.Z268]);1)" office:value-type="float" office:value="7" calcext:value-type="float">
            <text:p>7</text:p>
          </table:table-cell>
          <table:table-cell table:formula="of:=COUNTIF(([.Z25]~[.Z52]~[.Z79]~[.Z106]~[.Z133]~[.Z160]~[.Z187]~[.Z214]~[.Z241]~[.Z268]);2)" office:value-type="float" office:value="1" calcext:value-type="float">
            <text:p>1</text:p>
          </table:table-cell>
          <table:table-cell table:formula="of:=COUNTIF(([.Z25]~[.Z52]~[.Z79]~[.Z106]~[.Z133]~[.Z160]~[.Z187]~[.Z214]~[.Z241]~[.Z268]);3)" office:value-type="float" office:value="1" calcext:value-type="float">
            <text:p>1</text:p>
          </table:table-cell>
          <table:table-cell table:formula="of:=COUNTIF(([.Z25]~[.Z52]~[.Z79]~[.Z106]~[.Z133]~[.Z160]~[.Z187]~[.Z214]~[.Z241]~[.Z268]);4)" office:value-type="float" office:value="0" calcext:value-type="float">
            <text:p>0</text:p>
          </table:table-cell>
          <table:table-cell table:formula="of:=COUNTIF(([.Z25]~[.Z52]~[.Z79]~[.Z106]~[.Z133]~[.Z160]~[.Z187]~[.Z214]~[.Z241]~[.Z268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4]; OFFSET([.$C34]; 0; 0; 1; 5))" office:value-type="float" office:value="2" calcext:value-type="float">
            <text:p>2</text:p>
          </table:table-cell>
          <table:table-cell table:formula="of:=RANK([.D34]; OFFSET([.$C34]; 0; 0; 1; 5))" office:value-type="float" office:value="2" calcext:value-type="float">
            <text:p>2</text:p>
          </table:table-cell>
          <table:table-cell table:formula="of:=RANK([.E34]; OFFSET([.$C34]; 0; 0; 1; 5))" office:value-type="float" office:value="2" calcext:value-type="float">
            <text:p>2</text:p>
          </table:table-cell>
          <table:table-cell table:formula="of:=RANK([.F34]; OFFSET([.$C34]; 0; 0; 1; 5))" office:value-type="float" office:value="1" calcext:value-type="float">
            <text:p>1</text:p>
          </table:table-cell>
          <table:table-cell table:formula="of:=RANK([.G34]; OFFSET([.$C34]; 0; 0; 1; 5))" office:value-type="float" office:value="5" calcext:value-type="float">
            <text:p>5</text:p>
          </table:table-cell>
          <table:table-cell table:formula="of:=RANK([.H34];[.$H34:.$L34];)" office:value-type="float" office:value="3" calcext:value-type="float">
            <text:p>3</text:p>
          </table:table-cell>
          <table:table-cell table:formula="of:=RANK([.I34];[.$H34:.$L34];)" office:value-type="float" office:value="5" calcext:value-type="float">
            <text:p>5</text:p>
          </table:table-cell>
          <table:table-cell table:formula="of:=RANK([.J34];[.$H34:.$L34];)" office:value-type="float" office:value="4" calcext:value-type="float">
            <text:p>4</text:p>
          </table:table-cell>
          <table:table-cell table:formula="of:=RANK([.K34];[.$H34:.$L34];)" office:value-type="float" office:value="2" calcext:value-type="float">
            <text:p>2</text:p>
          </table:table-cell>
          <table:table-cell table:formula="of:=RANK([.L34];[.$H34:.$L34];)" office:value-type="float" office:value="1" calcext:value-type="float">
            <text:p>1</text:p>
          </table:table-cell>
          <table:table-cell table:formula="of:=RANK([.M34];[.$M34:.$Q34];)" office:value-type="float" office:value="4" calcext:value-type="float">
            <text:p>4</text:p>
          </table:table-cell>
          <table:table-cell table:formula="of:=RANK([.N34];[.$M34:.$Q34];)" office:value-type="float" office:value="2" calcext:value-type="float">
            <text:p>2</text:p>
          </table:table-cell>
          <table:table-cell table:formula="of:=RANK([.O34];[.$M34:.$Q34];)" office:value-type="float" office:value="2" calcext:value-type="float">
            <text:p>2</text:p>
          </table:table-cell>
          <table:table-cell table:formula="of:=RANK([.P34];[.$M34:.$Q34];)" office:value-type="float" office:value="1" calcext:value-type="float">
            <text:p>1</text:p>
          </table:table-cell>
          <table:table-cell table:formula="of:=RANK([.Q34];[.$M34:.$Q34];)" office:value-type="float" office:value="5" calcext:value-type="float">
            <text:p>5</text:p>
          </table:table-cell>
          <table:table-cell table:formula="of:=RANK([.R34];[.$R34:.$V34];)" office:value-type="float" office:value="1" calcext:value-type="float">
            <text:p>1</text:p>
          </table:table-cell>
          <table:table-cell table:formula="of:=RANK([.S34];[.$R34:.$V34];)" office:value-type="float" office:value="1" calcext:value-type="float">
            <text:p>1</text:p>
          </table:table-cell>
          <table:table-cell table:formula="of:=RANK([.T34];[.$R34:.$V34];)" office:value-type="float" office:value="1" calcext:value-type="float">
            <text:p>1</text:p>
          </table:table-cell>
          <table:table-cell table:formula="of:=RANK([.U34];[.$R34:.$V34];)" office:value-type="float" office:value="1" calcext:value-type="float">
            <text:p>1</text:p>
          </table:table-cell>
          <table:table-cell table:formula="of:=RANK([.V34];[.$R34:.$V34];)" office:value-type="float" office:value="1" calcext:value-type="float">
            <text:p>1</text:p>
          </table:table-cell>
          <table:table-cell table:formula="of:=RANK([.W34];[.$W34:.$AA34];)" office:value-type="float" office:value="2" calcext:value-type="float">
            <text:p>2</text:p>
          </table:table-cell>
          <table:table-cell table:formula="of:=RANK([.X34];[.$W34:.$AA34];)" office:value-type="float" office:value="4" calcext:value-type="float">
            <text:p>4</text:p>
          </table:table-cell>
          <table:table-cell table:formula="of:=RANK([.Y34];[.$W34:.$AA34];)" office:value-type="float" office:value="5" calcext:value-type="float">
            <text:p>5</text:p>
          </table:table-cell>
          <table:table-cell table:formula="of:=RANK([.Z34];[.$W34:.$AA34];)" office:value-type="float" office:value="1" calcext:value-type="float">
            <text:p>1</text:p>
          </table:table-cell>
          <table:table-cell table:formula="of:=RANK([.AA34];[.$W34:.$AA34];)" office:value-type="float" office:value="3" calcext:value-type="float">
            <text:p>3</text:p>
          </table:table-cell>
          <table:table-cell/>
          <table:table-cell table:style-name="ce947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COUNTIF(([.G25]~ [.G52]~ [.G79]~ [.G106]~ [.G133]~ [.G160]~ [.G187]~ [.G214]~ [.G241]~ [.G268]);1)" office:value-type="float" office:value="4" calcext:value-type="float">
            <text:p>4</text:p>
          </table:table-cell>
          <table:table-cell table:formula="of:=COUNTIF(([.G25]~[.G52]~[.G79]~[.G106]~[.G133]~[.G160]~[.G187]~[.G214]~[.G241]~[.G268]);2)" office:value-type="float" office:value="4" calcext:value-type="float">
            <text:p>4</text:p>
          </table:table-cell>
          <table:table-cell table:formula="of:=COUNTIF(([.G25]~[.G52]~[.G79]~[.G106]~[.G133]~[.G160]~[.G187]~[.G214]~[.G241]~[.G268]);3)" office:value-type="float" office:value="1" calcext:value-type="float">
            <text:p>1</text:p>
          </table:table-cell>
          <table:table-cell table:formula="of:=COUNTIF(([.G25]~[.G52]~[.G79]~[.G106]~[.G133]~[.G160]~[.G187]~[.G214]~[.G241]~[.G268]);4)" office:value-type="float" office:value="1" calcext:value-type="float">
            <text:p>1</text:p>
          </table:table-cell>
          <table:table-cell table:formula="of:=COUNTIF(([.G25]~[.G52]~[.G79]~[.G106]~[.G133]~[.G160]~[.G187]~[.G214]~[.G241]~[.G268]);5)" office:value-type="float" office:value="0" calcext:value-type="float">
            <text:p>0</text:p>
          </table:table-cell>
          <table:table-cell table:formula="of:=COUNTIF(([.L25]~ [.L52]~ [.L79]~ [.L106]~ [.L133]~ [.L160]~ [.L187]~ [.L214]~ [.L241]~ [.L268]);1)" office:value-type="float" office:value="6" calcext:value-type="float">
            <text:p>6</text:p>
          </table:table-cell>
          <table:table-cell table:formula="of:=COUNTIF(([.L25]~[.L52]~[.L79]~[.L106]~[.L133]~[.L160]~[.L187]~[.L214]~[.L241]~[.L268]);2)" office:value-type="float" office:value="1" calcext:value-type="float">
            <text:p>1</text:p>
          </table:table-cell>
          <table:table-cell table:formula="of:=COUNTIF(([.L25]~[.L52]~[.L79]~[.L106]~[.L133]~[.L160]~[.L187]~[.L214]~[.L241]~[.L268]);3)" office:value-type="float" office:value="2" calcext:value-type="float">
            <text:p>2</text:p>
          </table:table-cell>
          <table:table-cell table:formula="of:=COUNTIF(([.L25]~[.L52]~[.L79]~[.L106]~[.L133]~[.L160]~[.L187]~[.L214]~[.L241]~[.L268]);4)" office:value-type="float" office:value="1" calcext:value-type="float">
            <text:p>1</text:p>
          </table:table-cell>
          <table:table-cell table:formula="of:=COUNTIF(([.L25]~[.L52]~[.L79]~[.L106]~[.L133]~[.L160]~[.L187]~[.L214]~[.L241]~[.L268]);5)" office:value-type="float" office:value="0" calcext:value-type="float">
            <text:p>0</text:p>
          </table:table-cell>
          <table:table-cell table:formula="of:=COUNTIF(([.Q25]~ [.Q52]~ [.Q79]~ [.Q106]~ [.Q133]~ [.Q160]~ [.Q187]~ [.Q214]~ [.Q241]~ [.Q268]);1)" office:value-type="float" office:value="1" calcext:value-type="float">
            <text:p>1</text:p>
          </table:table-cell>
          <table:table-cell table:formula="of:=COUNTIF(([.Q25]~[.Q52]~[.Q79]~[.Q106]~[.Q133]~[.Q160]~[.Q187]~[.Q214]~[.Q241]~[.Q268]);2)" office:value-type="float" office:value="1" calcext:value-type="float">
            <text:p>1</text:p>
          </table:table-cell>
          <table:table-cell table:formula="of:=COUNTIF(([.Q25]~[.Q52]~[.Q79]~[.Q106]~[.Q133]~[.Q160]~[.Q187]~[.Q214]~[.Q241]~[.Q268]);3)" office:value-type="float" office:value="1" calcext:value-type="float">
            <text:p>1</text:p>
          </table:table-cell>
          <table:table-cell table:formula="of:=COUNTIF(([.Q25]~[.Q52]~[.Q79]~[.Q106]~[.Q133]~[.Q160]~[.Q187]~[.Q214]~[.Q241]~[.Q268]);4)" office:value-type="float" office:value="1" calcext:value-type="float">
            <text:p>1</text:p>
          </table:table-cell>
          <table:table-cell table:formula="of:=COUNTIF(([.Q25]~[.Q52]~[.Q79]~[.Q106]~[.Q133]~[.Q160]~[.Q187]~[.Q214]~[.Q241]~[.Q268]);5)" office:value-type="float" office:value="6" calcext:value-type="float">
            <text:p>6</text:p>
          </table:table-cell>
          <table:table-cell table:formula="of:=COUNTIF(([.V25]~ [.V52]~ [.V79]~ [.V106]~ [.V133]~ [.V160]~ [.V187]~ [.V214]~ [.V241]~ [.V268]);1)" office:value-type="float" office:value="0" calcext:value-type="float">
            <text:p>0</text:p>
          </table:table-cell>
          <table:table-cell table:formula="of:=COUNTIF(([.V25]~[.V52]~[.V79]~[.V106]~[.V133]~[.V160]~[.V187]~[.V214]~[.V241]~[.V268]);2)" office:value-type="float" office:value="0" calcext:value-type="float">
            <text:p>0</text:p>
          </table:table-cell>
          <table:table-cell table:formula="of:=COUNTIF(([.V25]~[.V52]~[.V79]~[.V106]~[.V133]~[.V160]~[.V187]~[.V214]~[.V241]~[.V268]);3)" office:value-type="float" office:value="2" calcext:value-type="float">
            <text:p>2</text:p>
          </table:table-cell>
          <table:table-cell table:formula="of:=COUNTIF(([.V25]~[.V52]~[.V79]~[.V106]~[.V133]~[.V160]~[.V187]~[.V214]~[.V241]~[.V268]);4)" office:value-type="float" office:value="1" calcext:value-type="float">
            <text:p>1</text:p>
          </table:table-cell>
          <table:table-cell table:formula="of:=COUNTIF(([.V25]~[.V52]~[.V79]~[.V106]~[.V133]~[.V160]~[.V187]~[.V214]~[.V241]~[.V268]);5)" office:value-type="float" office:value="7" calcext:value-type="float">
            <text:p>7</text:p>
          </table:table-cell>
          <table:table-cell table:formula="of:=COUNTIF(([.AA25]~ [.AA52]~ [.AA79]~ [.AA106]~ [.AA133]~ [.AA160]~ [.AA187]~ [.AA214]~ [.AA241]~ [.AA268]);1)" office:value-type="float" office:value="1" calcext:value-type="float">
            <text:p>1</text:p>
          </table:table-cell>
          <table:table-cell table:formula="of:=COUNTIF(([.AA25]~[.AA52]~[.AA79]~[.AA106]~[.AA133]~[.AA160]~[.AA187]~[.AA214]~[.AA241]~[.AA268]);2)" office:value-type="float" office:value="0" calcext:value-type="float">
            <text:p>0</text:p>
          </table:table-cell>
          <table:table-cell table:formula="of:=COUNTIF(([.AA25]~[.AA52]~[.AA79]~[.AA106]~[.AA133]~[.AA160]~[.AA187]~[.AA214]~[.AA241]~[.AA268]);3)" office:value-type="float" office:value="2" calcext:value-type="float">
            <text:p>2</text:p>
          </table:table-cell>
          <table:table-cell table:formula="of:=COUNTIF(([.AA25]~[.AA52]~[.AA79]~[.AA106]~[.AA133]~[.AA160]~[.AA187]~[.AA214]~[.AA241]~[.AA268]);4)" office:value-type="float" office:value="4" calcext:value-type="float">
            <text:p>4</text:p>
          </table:table-cell>
          <table:table-cell table:formula="of:=COUNTIF(([.AA25]~[.AA52]~[.AA79]~[.AA106]~[.AA133]~[.AA160]~[.AA187]~[.AA214]~[.AA241]~[.AA268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35]; OFFSET([.$C35]; 0; 0; 1; 5))" office:value-type="float" office:value="5" calcext:value-type="float">
            <text:p>5</text:p>
          </table:table-cell>
          <table:table-cell table:formula="of:=RANK([.D35]; OFFSET([.$C35]; 0; 0; 1; 5))" office:value-type="float" office:value="1" calcext:value-type="float">
            <text:p>1</text:p>
          </table:table-cell>
          <table:table-cell table:formula="of:=RANK([.E35]; OFFSET([.$C35]; 0; 0; 1; 5))" office:value-type="float" office:value="1" calcext:value-type="float">
            <text:p>1</text:p>
          </table:table-cell>
          <table:table-cell table:formula="of:=RANK([.F35]; OFFSET([.$C35]; 0; 0; 1; 5))" office:value-type="float" office:value="4" calcext:value-type="float">
            <text:p>4</text:p>
          </table:table-cell>
          <table:table-cell table:formula="of:=RANK([.G35]; OFFSET([.$C35]; 0; 0; 1; 5))" office:value-type="float" office:value="1" calcext:value-type="float">
            <text:p>1</text:p>
          </table:table-cell>
          <table:table-cell table:formula="of:=RANK([.H35];[.$H35:.$L35];)" office:value-type="float" office:value="5" calcext:value-type="float">
            <text:p>5</text:p>
          </table:table-cell>
          <table:table-cell table:formula="of:=RANK([.I35];[.$H35:.$L35];)" office:value-type="float" office:value="2" calcext:value-type="float">
            <text:p>2</text:p>
          </table:table-cell>
          <table:table-cell table:formula="of:=RANK([.J35];[.$H35:.$L35];)" office:value-type="float" office:value="3" calcext:value-type="float">
            <text:p>3</text:p>
          </table:table-cell>
          <table:table-cell table:formula="of:=RANK([.K35];[.$H35:.$L35];)" office:value-type="float" office:value="4" calcext:value-type="float">
            <text:p>4</text:p>
          </table:table-cell>
          <table:table-cell table:formula="of:=RANK([.L35];[.$H35:.$L35];)" office:value-type="float" office:value="1" calcext:value-type="float">
            <text:p>1</text:p>
          </table:table-cell>
          <table:table-cell table:formula="of:=RANK([.M35];[.$M35:.$Q35];)" office:value-type="float" office:value="2" calcext:value-type="float">
            <text:p>2</text:p>
          </table:table-cell>
          <table:table-cell table:formula="of:=RANK([.N35];[.$M35:.$Q35];)" office:value-type="float" office:value="3" calcext:value-type="float">
            <text:p>3</text:p>
          </table:table-cell>
          <table:table-cell table:formula="of:=RANK([.O35];[.$M35:.$Q35];)" office:value-type="float" office:value="5" calcext:value-type="float">
            <text:p>5</text:p>
          </table:table-cell>
          <table:table-cell table:formula="of:=RANK([.P35];[.$M35:.$Q35];)" office:value-type="float" office:value="1" calcext:value-type="float">
            <text:p>1</text:p>
          </table:table-cell>
          <table:table-cell table:formula="of:=RANK([.Q35];[.$M35:.$Q35];)" office:value-type="float" office:value="4" calcext:value-type="float">
            <text:p>4</text:p>
          </table:table-cell>
          <table:table-cell table:formula="of:=RANK([.R35];[.$R35:.$V35];)" office:value-type="float" office:value="2" calcext:value-type="float">
            <text:p>2</text:p>
          </table:table-cell>
          <table:table-cell table:formula="of:=RANK([.S35];[.$R35:.$V35];)" office:value-type="float" office:value="3" calcext:value-type="float">
            <text:p>3</text:p>
          </table:table-cell>
          <table:table-cell table:formula="of:=RANK([.T35];[.$R35:.$V35];)" office:value-type="float" office:value="5" calcext:value-type="float">
            <text:p>5</text:p>
          </table:table-cell>
          <table:table-cell table:formula="of:=RANK([.U35];[.$R35:.$V35];)" office:value-type="float" office:value="1" calcext:value-type="float">
            <text:p>1</text:p>
          </table:table-cell>
          <table:table-cell table:formula="of:=RANK([.V35];[.$R35:.$V35];)" office:value-type="float" office:value="4" calcext:value-type="float">
            <text:p>4</text:p>
          </table:table-cell>
          <table:table-cell table:formula="of:=RANK([.W35];[.$W35:.$AA35];)" office:value-type="float" office:value="5" calcext:value-type="float">
            <text:p>5</text:p>
          </table:table-cell>
          <table:table-cell table:formula="of:=RANK([.X35];[.$W35:.$AA35];)" office:value-type="float" office:value="2" calcext:value-type="float">
            <text:p>2</text:p>
          </table:table-cell>
          <table:table-cell table:formula="of:=RANK([.Y35];[.$W35:.$AA35];)" office:value-type="float" office:value="3" calcext:value-type="float">
            <text:p>3</text:p>
          </table:table-cell>
          <table:table-cell table:formula="of:=RANK([.Z35];[.$W35:.$AA35];)" office:value-type="float" office:value="4" calcext:value-type="float">
            <text:p>4</text:p>
          </table:table-cell>
          <table:table-cell table:formula="of:=RANK([.AA35];[.$W35:.$AA35];)" office:value-type="float" office:value="1" calcext:value-type="float">
            <text:p>1</text:p>
          </table:table-cell>
          <table:table-cell/>
          <table:table-cell table:style-name="ce947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COUNTIF(([.C26]~ [.C53]~ [.C80]~ [.C107]~ [.C134]~ [.C161]~ [.C188]~ [.C215]~ [.C242]~ [.C269]);1)" office:value-type="float" office:value="1" calcext:value-type="float">
            <text:p>1</text:p>
          </table:table-cell>
          <table:table-cell table:formula="of:=COUNTIF(([.C26]~[.C53]~[.C80]~[.C107]~[.C134]~[.C161]~[.C188]~[.C215]~[.C242]~[.C269]);2)" office:value-type="float" office:value="2" calcext:value-type="float">
            <text:p>2</text:p>
          </table:table-cell>
          <table:table-cell table:formula="of:=COUNTIF(([.C26]~[.C53]~[.C80]~[.C107]~[.C134]~[.C161]~[.C188]~[.C215]~[.C242]~[.C269]);3)" office:value-type="float" office:value="1" calcext:value-type="float">
            <text:p>1</text:p>
          </table:table-cell>
          <table:table-cell table:formula="of:=COUNTIF(([.C26]~[.C53]~[.C80]~[.C107]~[.C134]~[.C161]~[.C188]~[.C215]~[.C242]~[.C269]);4)" office:value-type="float" office:value="2" calcext:value-type="float">
            <text:p>2</text:p>
          </table:table-cell>
          <table:table-cell table:formula="of:=COUNTIF(([.C26]~[.C53]~[.C80]~[.C107]~[.C134]~[.C161]~[.C188]~[.C215]~[.C242]~[.C269]);5)" office:value-type="float" office:value="4" calcext:value-type="float">
            <text:p>4</text:p>
          </table:table-cell>
          <table:table-cell table:formula="of:=COUNTIF(([.H26]~ [.H53]~ [.H80]~ [.H107]~ [.H134]~ [.H161]~ [.H188]~ [.H215]~ [.H242]~ [.H269]);1)" office:value-type="float" office:value="1" calcext:value-type="float">
            <text:p>1</text:p>
          </table:table-cell>
          <table:table-cell table:formula="of:=COUNTIF(([.H26]~[.H53]~[.H80]~[.H107]~[.H134]~[.H161]~[.H188]~[.H215]~[.H242]~[.H269]);2)" office:value-type="float" office:value="2" calcext:value-type="float">
            <text:p>2</text:p>
          </table:table-cell>
          <table:table-cell table:formula="of:=COUNTIF(([.H26]~[.H53]~[.H80]~[.H107]~[.H134]~[.H161]~[.H188]~[.H215]~[.H242]~[.H269]);3)" office:value-type="float" office:value="2" calcext:value-type="float">
            <text:p>2</text:p>
          </table:table-cell>
          <table:table-cell table:formula="of:=COUNTIF(([.H26]~[.H53]~[.H80]~[.H107]~[.H134]~[.H161]~[.H188]~[.H215]~[.H242]~[.H269]);4)" office:value-type="float" office:value="3" calcext:value-type="float">
            <text:p>3</text:p>
          </table:table-cell>
          <table:table-cell table:formula="of:=COUNTIF(([.H26]~[.H53]~[.H80]~[.H107]~[.H134]~[.H161]~[.H188]~[.H215]~[.H242]~[.H269]);5)" office:value-type="float" office:value="2" calcext:value-type="float">
            <text:p>2</text:p>
          </table:table-cell>
          <table:table-cell table:formula="of:=COUNTIF(([.M26]~ [.M53]~ [.M80]~ [.M107]~ [.M134]~ [.M161]~ [.M188]~ [.M215]~ [.M242]~ [.M269]);1)" office:value-type="float" office:value="5" calcext:value-type="float">
            <text:p>5</text:p>
          </table:table-cell>
          <table:table-cell table:formula="of:=COUNTIF(([.M26]~[.M53]~[.M80]~[.M107]~[.M134]~[.M161]~[.M188]~[.M215]~[.M242]~[.M269]);2)" office:value-type="float" office:value="3" calcext:value-type="float">
            <text:p>3</text:p>
          </table:table-cell>
          <table:table-cell table:formula="of:=COUNTIF(([.M26]~[.M53]~[.M80]~[.M107]~[.M134]~[.M161]~[.M188]~[.M215]~[.M242]~[.M269]);3)" office:value-type="float" office:value="1" calcext:value-type="float">
            <text:p>1</text:p>
          </table:table-cell>
          <table:table-cell table:formula="of:=COUNTIF(([.M26]~[.M53]~[.M80]~[.M107]~[.M134]~[.M161]~[.M188]~[.M215]~[.M242]~[.M269]);4)" office:value-type="float" office:value="0" calcext:value-type="float">
            <text:p>0</text:p>
          </table:table-cell>
          <table:table-cell table:formula="of:=COUNTIF(([.M26]~[.M53]~[.M80]~[.M107]~[.M134]~[.M161]~[.M188]~[.M215]~[.M242]~[.M269]);5)" office:value-type="float" office:value="1" calcext:value-type="float">
            <text:p>1</text:p>
          </table:table-cell>
          <table:table-cell table:formula="of:=COUNTIF(([.R26]~ [.R53]~ [.R80]~ [.R107]~ [.R134]~ [.R161]~ [.R188]~ [.R215]~ [.R242]~ [.R269]);1)" office:value-type="float" office:value="3" calcext:value-type="float">
            <text:p>3</text:p>
          </table:table-cell>
          <table:table-cell table:formula="of:=COUNTIF(([.R26]~[.R53]~[.R80]~[.R107]~[.R134]~[.R161]~[.R188]~[.R215]~[.R242]~[.R269]);2)" office:value-type="float" office:value="7" calcext:value-type="float">
            <text:p>7</text:p>
          </table:table-cell>
          <table:table-cell table:formula="of:=COUNTIF(([.R26]~[.R53]~[.R80]~[.R107]~[.R134]~[.R161]~[.R188]~[.R215]~[.R242]~[.R269]);3)" office:value-type="float" office:value="0" calcext:value-type="float">
            <text:p>0</text:p>
          </table:table-cell>
          <table:table-cell table:formula="of:=COUNTIF(([.R26]~[.R53]~[.R80]~[.R107]~[.R134]~[.R161]~[.R188]~[.R215]~[.R242]~[.R269]);4)" office:value-type="float" office:value="0" calcext:value-type="float">
            <text:p>0</text:p>
          </table:table-cell>
          <table:table-cell table:formula="of:=COUNTIF(([.R26]~[.R53]~[.R80]~[.R107]~[.R134]~[.R161]~[.R188]~[.R215]~[.R242]~[.R269]);5)" office:value-type="float" office:value="0" calcext:value-type="float">
            <text:p>0</text:p>
          </table:table-cell>
          <table:table-cell table:formula="of:=COUNTIF(([.W26]~ [.W53]~ [.W80]~ [.W107]~ [.W134]~ [.W161]~ [.W188]~ [.W215]~ [.W242]~ [.W269]);1)" office:value-type="float" office:value="1" calcext:value-type="float">
            <text:p>1</text:p>
          </table:table-cell>
          <table:table-cell table:formula="of:=COUNTIF(([.W26]~[.W53]~[.W80]~[.W107]~[.W134]~[.W161]~[.W188]~[.W215]~[.W242]~[.W269]);2)" office:value-type="float" office:value="5" calcext:value-type="float">
            <text:p>5</text:p>
          </table:table-cell>
          <table:table-cell table:formula="of:=COUNTIF(([.W26]~[.W53]~[.W80]~[.W107]~[.W134]~[.W161]~[.W188]~[.W215]~[.W242]~[.W269]);3)" office:value-type="float" office:value="2" calcext:value-type="float">
            <text:p>2</text:p>
          </table:table-cell>
          <table:table-cell table:formula="of:=COUNTIF(([.W26]~[.W53]~[.W80]~[.W107]~[.W134]~[.W161]~[.W188]~[.W215]~[.W242]~[.W269]);4)" office:value-type="float" office:value="0" calcext:value-type="float">
            <text:p>0</text:p>
          </table:table-cell>
          <table:table-cell table:formula="of:=COUNTIF(([.W26]~[.W53]~[.W80]~[.W107]~[.W134]~[.W161]~[.W188]~[.W215]~[.W242]~[.W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6]; OFFSET([.$C36]; 0; 0; 1; 5))" office:value-type="float" office:value="3" calcext:value-type="float">
            <text:p>3</text:p>
          </table:table-cell>
          <table:table-cell table:formula="of:=RANK([.D36]; OFFSET([.$C36]; 0; 0; 1; 5))" office:value-type="float" office:value="1" calcext:value-type="float">
            <text:p>1</text:p>
          </table:table-cell>
          <table:table-cell table:formula="of:=RANK([.E36]; OFFSET([.$C36]; 0; 0; 1; 5))" office:value-type="float" office:value="1" calcext:value-type="float">
            <text:p>1</text:p>
          </table:table-cell>
          <table:table-cell table:formula="of:=RANK([.F36]; OFFSET([.$C36]; 0; 0; 1; 5))" office:value-type="float" office:value="5" calcext:value-type="float">
            <text:p>5</text:p>
          </table:table-cell>
          <table:table-cell table:formula="of:=RANK([.G36]; OFFSET([.$C36]; 0; 0; 1; 5))" office:value-type="float" office:value="3" calcext:value-type="float">
            <text:p>3</text:p>
          </table:table-cell>
          <table:table-cell table:formula="of:=RANK([.H36];[.$H36:.$L36];)" office:value-type="float" office:value="2" calcext:value-type="float">
            <text:p>2</text:p>
          </table:table-cell>
          <table:table-cell table:formula="of:=RANK([.I36];[.$H36:.$L36];)" office:value-type="float" office:value="1" calcext:value-type="float">
            <text:p>1</text:p>
          </table:table-cell>
          <table:table-cell table:formula="of:=RANK([.J36];[.$H36:.$L36];)" office:value-type="float" office:value="4" calcext:value-type="float">
            <text:p>4</text:p>
          </table:table-cell>
          <table:table-cell table:formula="of:=RANK([.K36];[.$H36:.$L36];)" office:value-type="float" office:value="5" calcext:value-type="float">
            <text:p>5</text:p>
          </table:table-cell>
          <table:table-cell table:formula="of:=RANK([.L36];[.$H36:.$L36];)" office:value-type="float" office:value="2" calcext:value-type="float">
            <text:p>2</text:p>
          </table:table-cell>
          <table:table-cell table:formula="of:=RANK([.M36];[.$M36:.$Q36];)" office:value-type="float" office:value="2" calcext:value-type="float">
            <text:p>2</text:p>
          </table:table-cell>
          <table:table-cell table:formula="of:=RANK([.N36];[.$M36:.$Q36];)" office:value-type="float" office:value="4" calcext:value-type="float">
            <text:p>4</text:p>
          </table:table-cell>
          <table:table-cell table:formula="of:=RANK([.O36];[.$M36:.$Q36];)" office:value-type="float" office:value="5" calcext:value-type="float">
            <text:p>5</text:p>
          </table:table-cell>
          <table:table-cell table:formula="of:=RANK([.P36];[.$M36:.$Q36];)" office:value-type="float" office:value="1" calcext:value-type="float">
            <text:p>1</text:p>
          </table:table-cell>
          <table:table-cell table:formula="of:=RANK([.Q36];[.$M36:.$Q36];)" office:value-type="float" office:value="2" calcext:value-type="float">
            <text:p>2</text:p>
          </table:table-cell>
          <table:table-cell table:formula="of:=RANK([.R36];[.$R36:.$V36];)" office:value-type="float" office:value="2" calcext:value-type="float">
            <text:p>2</text:p>
          </table:table-cell>
          <table:table-cell table:formula="of:=RANK([.S36];[.$R36:.$V36];)" office:value-type="float" office:value="4" calcext:value-type="float">
            <text:p>4</text:p>
          </table:table-cell>
          <table:table-cell table:formula="of:=RANK([.T36];[.$R36:.$V36];)" office:value-type="float" office:value="5" calcext:value-type="float">
            <text:p>5</text:p>
          </table:table-cell>
          <table:table-cell table:formula="of:=RANK([.U36];[.$R36:.$V36];)" office:value-type="float" office:value="1" calcext:value-type="float">
            <text:p>1</text:p>
          </table:table-cell>
          <table:table-cell table:formula="of:=RANK([.V36];[.$R36:.$V36];)" office:value-type="float" office:value="3" calcext:value-type="float">
            <text:p>3</text:p>
          </table:table-cell>
          <table:table-cell table:formula="of:=RANK([.W36];[.$W36:.$AA36];)" office:value-type="float" office:value="5" calcext:value-type="float">
            <text:p>5</text:p>
          </table:table-cell>
          <table:table-cell table:formula="of:=RANK([.X36];[.$W36:.$AA36];)" office:value-type="float" office:value="1" calcext:value-type="float">
            <text:p>1</text:p>
          </table:table-cell>
          <table:table-cell table:formula="of:=RANK([.Y36];[.$W36:.$AA36];)" office:value-type="float" office:value="2" calcext:value-type="float">
            <text:p>2</text:p>
          </table:table-cell>
          <table:table-cell table:formula="of:=RANK([.Z36];[.$W36:.$AA36];)" office:value-type="float" office:value="4" calcext:value-type="float">
            <text:p>4</text:p>
          </table:table-cell>
          <table:table-cell table:formula="of:=RANK([.AA36];[.$W36:.$AA36];)" office:value-type="float" office:value="3" calcext:value-type="float">
            <text:p>3</text:p>
          </table:table-cell>
          <table:table-cell/>
          <table:table-cell table:style-name="ce946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COUNTIF(([.D26]~ [.D53]~ [.D80]~ [.D107]~ [.D134]~ [.D161]~ [.D188]~ [.D215]~ [.D242]~ [.D269]);1)" office:value-type="float" office:value="2" calcext:value-type="float">
            <text:p>2</text:p>
          </table:table-cell>
          <table:table-cell table:formula="of:=COUNTIF(([.D26]~[.D53]~[.D80]~[.D107]~[.D134]~[.D161]~[.D188]~[.D215]~[.D242]~[.D269]);2)" office:value-type="float" office:value="3" calcext:value-type="float">
            <text:p>3</text:p>
          </table:table-cell>
          <table:table-cell table:formula="of:=COUNTIF(([.D26]~[.D53]~[.D80]~[.D107]~[.D134]~[.D161]~[.D188]~[.D215]~[.D242]~[.D269]);3)" office:value-type="float" office:value="2" calcext:value-type="float">
            <text:p>2</text:p>
          </table:table-cell>
          <table:table-cell table:formula="of:=COUNTIF(([.D26]~[.D53]~[.D80]~[.D107]~[.D134]~[.D161]~[.D188]~[.D215]~[.D242]~[.D269]);4)" office:value-type="float" office:value="3" calcext:value-type="float">
            <text:p>3</text:p>
          </table:table-cell>
          <table:table-cell table:formula="of:=COUNTIF(([.D26]~[.D53]~[.D80]~[.D107]~[.D134]~[.D161]~[.D188]~[.D215]~[.D242]~[.D269]);5)" office:value-type="float" office:value="0" calcext:value-type="float">
            <text:p>0</text:p>
          </table:table-cell>
          <table:table-cell table:formula="of:=COUNTIF(([.I26]~ [.I53]~ [.I80]~ [.I107]~ [.I134]~ [.I161]~ [.I188]~ [.I215]~ [.I242]~ [.I269]);1)" office:value-type="float" office:value="5" calcext:value-type="float">
            <text:p>5</text:p>
          </table:table-cell>
          <table:table-cell table:formula="of:=COUNTIF(([.I26]~[.I53]~[.I80]~[.I107]~[.I134]~[.I161]~[.I188]~[.I215]~[.I242]~[.I269]);2)" office:value-type="float" office:value="1" calcext:value-type="float">
            <text:p>1</text:p>
          </table:table-cell>
          <table:table-cell table:formula="of:=COUNTIF(([.I26]~[.I53]~[.I80]~[.I107]~[.I134]~[.I161]~[.I188]~[.I215]~[.I242]~[.I269]);3)" office:value-type="float" office:value="3" calcext:value-type="float">
            <text:p>3</text:p>
          </table:table-cell>
          <table:table-cell table:formula="of:=COUNTIF(([.I26]~[.I53]~[.I80]~[.I107]~[.I134]~[.I161]~[.I188]~[.I215]~[.I242]~[.I269]);4)" office:value-type="float" office:value="0" calcext:value-type="float">
            <text:p>0</text:p>
          </table:table-cell>
          <table:table-cell table:formula="of:=COUNTIF(([.I26]~[.I53]~[.I80]~[.I107]~[.I134]~[.I161]~[.I188]~[.I215]~[.I242]~[.I269]);5)" office:value-type="float" office:value="1" calcext:value-type="float">
            <text:p>1</text:p>
          </table:table-cell>
          <table:table-cell table:formula="of:=COUNTIF(([.N26]~ [.N53]~ [.N80]~ [.N107]~ [.N134]~ [.N161]~ [.N188]~ [.N215]~ [.N242]~ [.N269]);1)" office:value-type="float" office:value="0" calcext:value-type="float">
            <text:p>0</text:p>
          </table:table-cell>
          <table:table-cell table:formula="of:=COUNTIF(([.N26]~[.N53]~[.N80]~[.N107]~[.N134]~[.N161]~[.N188]~[.N215]~[.N242]~[.N269]);2)" office:value-type="float" office:value="1" calcext:value-type="float">
            <text:p>1</text:p>
          </table:table-cell>
          <table:table-cell table:formula="of:=COUNTIF(([.N26]~[.N53]~[.N80]~[.N107]~[.N134]~[.N161]~[.N188]~[.N215]~[.N242]~[.N269]);3)" office:value-type="float" office:value="1" calcext:value-type="float">
            <text:p>1</text:p>
          </table:table-cell>
          <table:table-cell table:formula="of:=COUNTIF(([.N26]~[.N53]~[.N80]~[.N107]~[.N134]~[.N161]~[.N188]~[.N215]~[.N242]~[.N269]);4)" office:value-type="float" office:value="8" calcext:value-type="float">
            <text:p>8</text:p>
          </table:table-cell>
          <table:table-cell table:formula="of:=COUNTIF(([.N26]~[.N53]~[.N80]~[.N107]~[.N134]~[.N161]~[.N188]~[.N215]~[.N242]~[.N269]);5)" office:value-type="float" office:value="0" calcext:value-type="float">
            <text:p>0</text:p>
          </table:table-cell>
          <table:table-cell table:formula="of:=COUNTIF(([.S26]~ [.S53]~ [.S80]~ [.S107]~ [.S134]~ [.S161]~ [.S188]~ [.S215]~ [.S242]~ [.S269]);1)" office:value-type="float" office:value="0" calcext:value-type="float">
            <text:p>0</text:p>
          </table:table-cell>
          <table:table-cell table:formula="of:=COUNTIF(([.S26]~[.S53]~[.S80]~[.S107]~[.S134]~[.S161]~[.S188]~[.S215]~[.S242]~[.S269]);2)" office:value-type="float" office:value="0" calcext:value-type="float">
            <text:p>0</text:p>
          </table:table-cell>
          <table:table-cell table:formula="of:=COUNTIF(([.S26]~[.S53]~[.S80]~[.S107]~[.S134]~[.S161]~[.S188]~[.S215]~[.S242]~[.S269]);3)" office:value-type="float" office:value="1" calcext:value-type="float">
            <text:p>1</text:p>
          </table:table-cell>
          <table:table-cell table:formula="of:=COUNTIF(([.S26]~[.S53]~[.S80]~[.S107]~[.S134]~[.S161]~[.S188]~[.S215]~[.S242]~[.S269]);4)" office:value-type="float" office:value="8" calcext:value-type="float">
            <text:p>8</text:p>
          </table:table-cell>
          <table:table-cell table:formula="of:=COUNTIF(([.S26]~[.S53]~[.S80]~[.S107]~[.S134]~[.S161]~[.S188]~[.S215]~[.S242]~[.S269]);5)" office:value-type="float" office:value="1" calcext:value-type="float">
            <text:p>1</text:p>
          </table:table-cell>
          <table:table-cell table:formula="of:=COUNTIF(([.X26]~ [.X53]~ [.X80]~ [.X107]~ [.X134]~ [.X161]~ [.X188]~ [.X215]~ [.X242]~ [.X269]);1)" office:value-type="float" office:value="1" calcext:value-type="float">
            <text:p>1</text:p>
          </table:table-cell>
          <table:table-cell table:formula="of:=COUNTIF(([.X26]~[.X53]~[.X80]~[.X107]~[.X134]~[.X161]~[.X188]~[.X215]~[.X242]~[.X269]);2)" office:value-type="float" office:value="2" calcext:value-type="float">
            <text:p>2</text:p>
          </table:table-cell>
          <table:table-cell table:formula="of:=COUNTIF(([.X26]~[.X53]~[.X80]~[.X107]~[.X134]~[.X161]~[.X188]~[.X215]~[.X242]~[.X269]);3)" office:value-type="float" office:value="4" calcext:value-type="float">
            <text:p>4</text:p>
          </table:table-cell>
          <table:table-cell table:formula="of:=COUNTIF(([.X26]~[.X53]~[.X80]~[.X107]~[.X134]~[.X161]~[.X188]~[.X215]~[.X242]~[.X269]);4)" office:value-type="float" office:value="1" calcext:value-type="float">
            <text:p>1</text:p>
          </table:table-cell>
          <table:table-cell table:formula="of:=COUNTIF(([.X26]~[.X53]~[.X80]~[.X107]~[.X134]~[.X161]~[.X188]~[.X215]~[.X242]~[.X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37]; OFFSET([.$C37]; 0; 0; 1; 5))" office:value-type="float" office:value="5" calcext:value-type="float">
            <text:p>5</text:p>
          </table:table-cell>
          <table:table-cell table:formula="of:=RANK([.D37]; OFFSET([.$C37]; 0; 0; 1; 5))" office:value-type="float" office:value="2" calcext:value-type="float">
            <text:p>2</text:p>
          </table:table-cell>
          <table:table-cell table:formula="of:=RANK([.E37]; OFFSET([.$C37]; 0; 0; 1; 5))" office:value-type="float" office:value="3" calcext:value-type="float">
            <text:p>3</text:p>
          </table:table-cell>
          <table:table-cell table:formula="of:=RANK([.F37]; OFFSET([.$C37]; 0; 0; 1; 5))" office:value-type="float" office:value="4" calcext:value-type="float">
            <text:p>4</text:p>
          </table:table-cell>
          <table:table-cell table:formula="of:=RANK([.G37]; OFFSET([.$C37]; 0; 0; 1; 5))" office:value-type="float" office:value="1" calcext:value-type="float">
            <text:p>1</text:p>
          </table:table-cell>
          <table:table-cell table:formula="of:=RANK([.H37];[.$H37:.$L37];)" office:value-type="float" office:value="5" calcext:value-type="float">
            <text:p>5</text:p>
          </table:table-cell>
          <table:table-cell table:formula="of:=RANK([.I37];[.$H37:.$L37];)" office:value-type="float" office:value="3" calcext:value-type="float">
            <text:p>3</text:p>
          </table:table-cell>
          <table:table-cell table:formula="of:=RANK([.J37];[.$H37:.$L37];)" office:value-type="float" office:value="1" calcext:value-type="float">
            <text:p>1</text:p>
          </table:table-cell>
          <table:table-cell table:formula="of:=RANK([.K37];[.$H37:.$L37];)" office:value-type="float" office:value="4" calcext:value-type="float">
            <text:p>4</text:p>
          </table:table-cell>
          <table:table-cell table:formula="of:=RANK([.L37];[.$H37:.$L37];)" office:value-type="float" office:value="2" calcext:value-type="float">
            <text:p>2</text:p>
          </table:table-cell>
          <table:table-cell table:formula="of:=RANK([.M37];[.$M37:.$Q37];)" office:value-type="float" office:value="1" calcext:value-type="float">
            <text:p>1</text:p>
          </table:table-cell>
          <table:table-cell table:formula="of:=RANK([.N37];[.$M37:.$Q37];)" office:value-type="float" office:value="4" calcext:value-type="float">
            <text:p>4</text:p>
          </table:table-cell>
          <table:table-cell table:formula="of:=RANK([.O37];[.$M37:.$Q37];)" office:value-type="float" office:value="5" calcext:value-type="float">
            <text:p>5</text:p>
          </table:table-cell>
          <table:table-cell table:formula="of:=RANK([.P37];[.$M37:.$Q37];)" office:value-type="float" office:value="2" calcext:value-type="float">
            <text:p>2</text:p>
          </table:table-cell>
          <table:table-cell table:formula="of:=RANK([.Q37];[.$M37:.$Q37];)" office:value-type="float" office:value="3" calcext:value-type="float">
            <text:p>3</text:p>
          </table:table-cell>
          <table:table-cell table:formula="of:=RANK([.R37];[.$R37:.$V37];)" office:value-type="float" office:value="1" calcext:value-type="float">
            <text:p>1</text:p>
          </table:table-cell>
          <table:table-cell table:formula="of:=RANK([.S37];[.$R37:.$V37];)" office:value-type="float" office:value="3" calcext:value-type="float">
            <text:p>3</text:p>
          </table:table-cell>
          <table:table-cell table:formula="of:=RANK([.T37];[.$R37:.$V37];)" office:value-type="float" office:value="5" calcext:value-type="float">
            <text:p>5</text:p>
          </table:table-cell>
          <table:table-cell table:formula="of:=RANK([.U37];[.$R37:.$V37];)" office:value-type="float" office:value="2" calcext:value-type="float">
            <text:p>2</text:p>
          </table:table-cell>
          <table:table-cell table:formula="of:=RANK([.V37];[.$R37:.$V37];)" office:value-type="float" office:value="4" calcext:value-type="float">
            <text:p>4</text:p>
          </table:table-cell>
          <table:table-cell table:formula="of:=RANK([.W37];[.$W37:.$AA37];)" office:value-type="float" office:value="5" calcext:value-type="float">
            <text:p>5</text:p>
          </table:table-cell>
          <table:table-cell table:formula="of:=RANK([.X37];[.$W37:.$AA37];)" office:value-type="float" office:value="1" calcext:value-type="float">
            <text:p>1</text:p>
          </table:table-cell>
          <table:table-cell table:formula="of:=RANK([.Y37];[.$W37:.$AA37];)" office:value-type="float" office:value="3" calcext:value-type="float">
            <text:p>3</text:p>
          </table:table-cell>
          <table:table-cell table:formula="of:=RANK([.Z37];[.$W37:.$AA37];)" office:value-type="float" office:value="4" calcext:value-type="float">
            <text:p>4</text:p>
          </table:table-cell>
          <table:table-cell table:formula="of:=RANK([.AA37];[.$W37:.$AA37];)" office:value-type="float" office:value="2" calcext:value-type="float">
            <text:p>2</text:p>
          </table:table-cell>
          <table:table-cell/>
          <table:table-cell table:style-name="ce947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COUNTIF(([.E26]~ [.E53]~ [.E80]~ [.E107]~ [.E134]~ [.E161]~ [.E188]~ [.E215]~ [.E242]~ [.E269]);1)" office:value-type="float" office:value="3" calcext:value-type="float">
            <text:p>3</text:p>
          </table:table-cell>
          <table:table-cell table:formula="of:=COUNTIF(([.E26]~[.E53]~[.E80]~[.E107]~[.E134]~[.E161]~[.E188]~[.E215]~[.E242]~[.E269]);2)" office:value-type="float" office:value="1" calcext:value-type="float">
            <text:p>1</text:p>
          </table:table-cell>
          <table:table-cell table:formula="of:=COUNTIF(([.E26]~[.E53]~[.E80]~[.E107]~[.E134]~[.E161]~[.E188]~[.E215]~[.E242]~[.E269]);3)" office:value-type="float" office:value="3" calcext:value-type="float">
            <text:p>3</text:p>
          </table:table-cell>
          <table:table-cell table:formula="of:=COUNTIF(([.E26]~[.E53]~[.E80]~[.E107]~[.E134]~[.E161]~[.E188]~[.E215]~[.E242]~[.E269]);4)" office:value-type="float" office:value="2" calcext:value-type="float">
            <text:p>2</text:p>
          </table:table-cell>
          <table:table-cell table:formula="of:=COUNTIF(([.E26]~[.E53]~[.E80]~[.E107]~[.E134]~[.E161]~[.E188]~[.E215]~[.E242]~[.E269]);5)" office:value-type="float" office:value="1" calcext:value-type="float">
            <text:p>1</text:p>
          </table:table-cell>
          <table:table-cell table:formula="of:=COUNTIF(([.J26]~ [.J53]~ [.J80]~ [.J107]~ [.J134]~ [.J161]~ [.J188]~ [.J215]~ [.J242]~ [.J269]);1)" office:value-type="float" office:value="5" calcext:value-type="float">
            <text:p>5</text:p>
          </table:table-cell>
          <table:table-cell table:formula="of:=COUNTIF(([.J26]~[.J53]~[.J80]~[.J107]~[.J134]~[.J161]~[.J188]~[.J215]~[.J242]~[.J269]);2)" office:value-type="float" office:value="2" calcext:value-type="float">
            <text:p>2</text:p>
          </table:table-cell>
          <table:table-cell table:formula="of:=COUNTIF(([.J26]~[.J53]~[.J80]~[.J107]~[.J134]~[.J161]~[.J188]~[.J215]~[.J242]~[.J269]);3)" office:value-type="float" office:value="2" calcext:value-type="float">
            <text:p>2</text:p>
          </table:table-cell>
          <table:table-cell table:formula="of:=COUNTIF(([.J26]~[.J53]~[.J80]~[.J107]~[.J134]~[.J161]~[.J188]~[.J215]~[.J242]~[.J269]);4)" office:value-type="float" office:value="1" calcext:value-type="float">
            <text:p>1</text:p>
          </table:table-cell>
          <table:table-cell table:formula="of:=COUNTIF(([.J26]~[.J53]~[.J80]~[.J107]~[.J134]~[.J161]~[.J188]~[.J215]~[.J242]~[.J269]);5)" office:value-type="float" office:value="0" calcext:value-type="float">
            <text:p>0</text:p>
          </table:table-cell>
          <table:table-cell table:formula="of:=COUNTIF(([.O26]~ [.O53]~ [.O80]~ [.O107]~ [.O134]~ [.O161]~ [.O188]~ [.O215]~ [.O242]~ [.O269]);1)" office:value-type="float" office:value="1" calcext:value-type="float">
            <text:p>1</text:p>
          </table:table-cell>
          <table:table-cell table:formula="of:=COUNTIF(([.O26]~[.O53]~[.O80]~[.O107]~[.O134]~[.O161]~[.O188]~[.O215]~[.O242]~[.O269]);2)" office:value-type="float" office:value="0" calcext:value-type="float">
            <text:p>0</text:p>
          </table:table-cell>
          <table:table-cell table:formula="of:=COUNTIF(([.O26]~[.O53]~[.O80]~[.O107]~[.O134]~[.O161]~[.O188]~[.O215]~[.O242]~[.O269]);3)" office:value-type="float" office:value="1" calcext:value-type="float">
            <text:p>1</text:p>
          </table:table-cell>
          <table:table-cell table:formula="of:=COUNTIF(([.O26]~[.O53]~[.O80]~[.O107]~[.O134]~[.O161]~[.O188]~[.O215]~[.O242]~[.O269]);4)" office:value-type="float" office:value="1" calcext:value-type="float">
            <text:p>1</text:p>
          </table:table-cell>
          <table:table-cell table:formula="of:=COUNTIF(([.O26]~[.O53]~[.O80]~[.O107]~[.O134]~[.O161]~[.O188]~[.O215]~[.O242]~[.O269]);5)" office:value-type="float" office:value="7" calcext:value-type="float">
            <text:p>7</text:p>
          </table:table-cell>
          <table:table-cell table:formula="of:=COUNTIF(([.T26]~ [.T53]~ [.T80]~ [.T107]~ [.T134]~ [.T161]~ [.T188]~ [.T215]~ [.T242]~ [.T269]);1)" office:value-type="float" office:value="0" calcext:value-type="float">
            <text:p>0</text:p>
          </table:table-cell>
          <table:table-cell table:formula="of:=COUNTIF(([.T26]~[.T53]~[.T80]~[.T107]~[.T134]~[.T161]~[.T188]~[.T215]~[.T242]~[.T269]);2)" office:value-type="float" office:value="0" calcext:value-type="float">
            <text:p>0</text:p>
          </table:table-cell>
          <table:table-cell table:formula="of:=COUNTIF(([.T26]~[.T53]~[.T80]~[.T107]~[.T134]~[.T161]~[.T188]~[.T215]~[.T242]~[.T269]);3)" office:value-type="float" office:value="0" calcext:value-type="float">
            <text:p>0</text:p>
          </table:table-cell>
          <table:table-cell table:formula="of:=COUNTIF(([.T26]~[.T53]~[.T80]~[.T107]~[.T134]~[.T161]~[.T188]~[.T215]~[.T242]~[.T269]);4)" office:value-type="float" office:value="2" calcext:value-type="float">
            <text:p>2</text:p>
          </table:table-cell>
          <table:table-cell table:formula="of:=COUNTIF(([.T26]~[.T53]~[.T80]~[.T107]~[.T134]~[.T161]~[.T188]~[.T215]~[.T242]~[.T269]);5)" office:value-type="float" office:value="8" calcext:value-type="float">
            <text:p>8</text:p>
          </table:table-cell>
          <table:table-cell table:formula="of:=COUNTIF(([.Y26]~ [.Y53]~ [.Y80]~ [.Y107]~ [.Y134]~ [.Y161]~ [.Y188]~ [.Y215]~ [.Y242]~ [.Y269]);1)" office:value-type="float" office:value="1" calcext:value-type="float">
            <text:p>1</text:p>
          </table:table-cell>
          <table:table-cell table:formula="of:=COUNTIF(([.Y26]~[.Y53]~[.Y80]~[.Y107]~[.Y134]~[.Y161]~[.Y188]~[.Y215]~[.Y242]~[.Y269]);2)" office:value-type="float" office:value="1" calcext:value-type="float">
            <text:p>1</text:p>
          </table:table-cell>
          <table:table-cell table:formula="of:=COUNTIF(([.Y26]~[.Y53]~[.Y80]~[.Y107]~[.Y134]~[.Y161]~[.Y188]~[.Y215]~[.Y242]~[.Y269]);3)" office:value-type="float" office:value="1" calcext:value-type="float">
            <text:p>1</text:p>
          </table:table-cell>
          <table:table-cell table:formula="of:=COUNTIF(([.Y26]~[.Y53]~[.Y80]~[.Y107]~[.Y134]~[.Y161]~[.Y188]~[.Y215]~[.Y242]~[.Y269]);4)" office:value-type="float" office:value="4" calcext:value-type="float">
            <text:p>4</text:p>
          </table:table-cell>
          <table:table-cell table:formula="of:=COUNTIF(([.Y26]~[.Y53]~[.Y80]~[.Y107]~[.Y134]~[.Y161]~[.Y188]~[.Y215]~[.Y242]~[.Y269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8]; OFFSET([.$C38]; 0; 0; 1; 5))" office:value-type="float" office:value="3" calcext:value-type="float">
            <text:p>3</text:p>
          </table:table-cell>
          <table:table-cell table:formula="of:=RANK([.D38]; OFFSET([.$C38]; 0; 0; 1; 5))" office:value-type="float" office:value="1" calcext:value-type="float">
            <text:p>1</text:p>
          </table:table-cell>
          <table:table-cell table:formula="of:=RANK([.E38]; OFFSET([.$C38]; 0; 0; 1; 5))" office:value-type="float" office:value="2" calcext:value-type="float">
            <text:p>2</text:p>
          </table:table-cell>
          <table:table-cell table:formula="of:=RANK([.F38]; OFFSET([.$C38]; 0; 0; 1; 5))" office:value-type="float" office:value="4" calcext:value-type="float">
            <text:p>4</text:p>
          </table:table-cell>
          <table:table-cell table:formula="of:=RANK([.G38]; OFFSET([.$C38]; 0; 0; 1; 5))" office:value-type="float" office:value="5" calcext:value-type="float">
            <text:p>5</text:p>
          </table:table-cell>
          <table:table-cell table:formula="of:=RANK([.H38];[.$H38:.$L38];)" office:value-type="float" office:value="5" calcext:value-type="float">
            <text:p>5</text:p>
          </table:table-cell>
          <table:table-cell table:formula="of:=RANK([.I38];[.$H38:.$L38];)" office:value-type="float" office:value="2" calcext:value-type="float">
            <text:p>2</text:p>
          </table:table-cell>
          <table:table-cell table:formula="of:=RANK([.J38];[.$H38:.$L38];)" office:value-type="float" office:value="1" calcext:value-type="float">
            <text:p>1</text:p>
          </table:table-cell>
          <table:table-cell table:formula="of:=RANK([.K38];[.$H38:.$L38];)" office:value-type="float" office:value="4" calcext:value-type="float">
            <text:p>4</text:p>
          </table:table-cell>
          <table:table-cell table:formula="of:=RANK([.L38];[.$H38:.$L38];)" office:value-type="float" office:value="3" calcext:value-type="float">
            <text:p>3</text:p>
          </table:table-cell>
          <table:table-cell table:formula="of:=RANK([.M38];[.$M38:.$Q38];)" office:value-type="float" office:value="3" calcext:value-type="float">
            <text:p>3</text:p>
          </table:table-cell>
          <table:table-cell table:formula="of:=RANK([.N38];[.$M38:.$Q38];)" office:value-type="float" office:value="5" calcext:value-type="float">
            <text:p>5</text:p>
          </table:table-cell>
          <table:table-cell table:formula="of:=RANK([.O38];[.$M38:.$Q38];)" office:value-type="float" office:value="4" calcext:value-type="float">
            <text:p>4</text:p>
          </table:table-cell>
          <table:table-cell table:formula="of:=RANK([.P38];[.$M38:.$Q38];)" office:value-type="float" office:value="1" calcext:value-type="float">
            <text:p>1</text:p>
          </table:table-cell>
          <table:table-cell table:formula="of:=RANK([.Q38];[.$M38:.$Q38];)" office:value-type="float" office:value="2" calcext:value-type="float">
            <text:p>2</text:p>
          </table:table-cell>
          <table:table-cell table:formula="of:=RANK([.R38];[.$R38:.$V38];)" office:value-type="float" office:value="1" calcext:value-type="float">
            <text:p>1</text:p>
          </table:table-cell>
          <table:table-cell table:formula="of:=RANK([.S38];[.$R38:.$V38];)" office:value-type="float" office:value="4" calcext:value-type="float">
            <text:p>4</text:p>
          </table:table-cell>
          <table:table-cell table:formula="of:=RANK([.T38];[.$R38:.$V38];)" office:value-type="float" office:value="5" calcext:value-type="float">
            <text:p>5</text:p>
          </table:table-cell>
          <table:table-cell table:formula="of:=RANK([.U38];[.$R38:.$V38];)" office:value-type="float" office:value="2" calcext:value-type="float">
            <text:p>2</text:p>
          </table:table-cell>
          <table:table-cell table:formula="of:=RANK([.V38];[.$R38:.$V38];)" office:value-type="float" office:value="3" calcext:value-type="float">
            <text:p>3</text:p>
          </table:table-cell>
          <table:table-cell table:formula="of:=RANK([.W38];[.$W38:.$AA38];)" office:value-type="float" office:value="4" calcext:value-type="float">
            <text:p>4</text:p>
          </table:table-cell>
          <table:table-cell table:formula="of:=RANK([.X38];[.$W38:.$AA38];)" office:value-type="float" office:value="5" calcext:value-type="float">
            <text:p>5</text:p>
          </table:table-cell>
          <table:table-cell table:formula="of:=RANK([.Y38];[.$W38:.$AA38];)" office:value-type="float" office:value="2" calcext:value-type="float">
            <text:p>2</text:p>
          </table:table-cell>
          <table:table-cell table:formula="of:=RANK([.Z38];[.$W38:.$AA38];)" office:value-type="float" office:value="3" calcext:value-type="float">
            <text:p>3</text:p>
          </table:table-cell>
          <table:table-cell table:formula="of:=RANK([.AA38];[.$W38:.$AA38];)" office:value-type="float" office:value="1" calcext:value-type="float">
            <text:p>1</text:p>
          </table:table-cell>
          <table:table-cell/>
          <table:table-cell table:style-name="ce947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COUNTIF(([.F26]~ [.F53]~ [.F80]~ [.F107]~ [.F134]~ [.F161]~ [.F188]~ [.F215]~ [.F242]~ [.F269]);1)" office:value-type="float" office:value="2" calcext:value-type="float">
            <text:p>2</text:p>
          </table:table-cell>
          <table:table-cell table:formula="of:=COUNTIF(([.F26]~[.F53]~[.F80]~[.F107]~[.F134]~[.F161]~[.F188]~[.F215]~[.F242]~[.F269]);2)" office:value-type="float" office:value="1" calcext:value-type="float">
            <text:p>1</text:p>
          </table:table-cell>
          <table:table-cell table:formula="of:=COUNTIF(([.F26]~[.F53]~[.F80]~[.F107]~[.F134]~[.F161]~[.F188]~[.F215]~[.F242]~[.F269]);3)" office:value-type="float" office:value="2" calcext:value-type="float">
            <text:p>2</text:p>
          </table:table-cell>
          <table:table-cell table:formula="of:=COUNTIF(([.F26]~[.F53]~[.F80]~[.F107]~[.F134]~[.F161]~[.F188]~[.F215]~[.F242]~[.F269]);4)" office:value-type="float" office:value="1" calcext:value-type="float">
            <text:p>1</text:p>
          </table:table-cell>
          <table:table-cell table:formula="of:=COUNTIF(([.F26]~[.F53]~[.F80]~[.F107]~[.F134]~[.F161]~[.F188]~[.F215]~[.F242]~[.F269]);5)" office:value-type="float" office:value="4" calcext:value-type="float">
            <text:p>4</text:p>
          </table:table-cell>
          <table:table-cell table:formula="of:=COUNTIF(([.K26]~ [.K53]~ [.K80]~ [.K107]~ [.K134]~ [.K161]~ [.K188]~ [.K215]~ [.K242]~ [.K269]);1)" office:value-type="float" office:value="1" calcext:value-type="float">
            <text:p>1</text:p>
          </table:table-cell>
          <table:table-cell table:formula="of:=COUNTIF(([.K26]~[.K53]~[.K80]~[.K107]~[.K134]~[.K161]~[.K188]~[.K215]~[.K242]~[.K269]);2)" office:value-type="float" office:value="0" calcext:value-type="float">
            <text:p>0</text:p>
          </table:table-cell>
          <table:table-cell table:formula="of:=COUNTIF(([.K26]~[.K53]~[.K80]~[.K107]~[.K134]~[.K161]~[.K188]~[.K215]~[.K242]~[.K269]);3)" office:value-type="float" office:value="1" calcext:value-type="float">
            <text:p>1</text:p>
          </table:table-cell>
          <table:table-cell table:formula="of:=COUNTIF(([.K26]~[.K53]~[.K80]~[.K107]~[.K134]~[.K161]~[.K188]~[.K215]~[.K242]~[.K269]);4)" office:value-type="float" office:value="2" calcext:value-type="float">
            <text:p>2</text:p>
          </table:table-cell>
          <table:table-cell table:formula="of:=COUNTIF(([.K26]~[.K53]~[.K80]~[.K107]~[.K134]~[.K161]~[.K188]~[.K215]~[.K242]~[.K269]);5)" office:value-type="float" office:value="6" calcext:value-type="float">
            <text:p>6</text:p>
          </table:table-cell>
          <table:table-cell table:formula="of:=COUNTIF(([.P26]~ [.P53]~ [.P80]~ [.P107]~ [.P134]~ [.P161]~ [.P188]~ [.P215]~ [.P242]~ [.P269]);1)" office:value-type="float" office:value="3" calcext:value-type="float">
            <text:p>3</text:p>
          </table:table-cell>
          <table:table-cell table:formula="of:=COUNTIF(([.P26]~[.P53]~[.P80]~[.P107]~[.P134]~[.P161]~[.P188]~[.P215]~[.P242]~[.P269]);2)" office:value-type="float" office:value="5" calcext:value-type="float">
            <text:p>5</text:p>
          </table:table-cell>
          <table:table-cell table:formula="of:=COUNTIF(([.P26]~[.P53]~[.P80]~[.P107]~[.P134]~[.P161]~[.P188]~[.P215]~[.P242]~[.P269]);3)" office:value-type="float" office:value="1" calcext:value-type="float">
            <text:p>1</text:p>
          </table:table-cell>
          <table:table-cell table:formula="of:=COUNTIF(([.P26]~[.P53]~[.P80]~[.P107]~[.P134]~[.P161]~[.P188]~[.P215]~[.P242]~[.P269]);4)" office:value-type="float" office:value="1" calcext:value-type="float">
            <text:p>1</text:p>
          </table:table-cell>
          <table:table-cell table:formula="of:=COUNTIF(([.P26]~[.P53]~[.P80]~[.P107]~[.P134]~[.P161]~[.P188]~[.P215]~[.P242]~[.P269]);5)" office:value-type="float" office:value="0" calcext:value-type="float">
            <text:p>0</text:p>
          </table:table-cell>
          <table:table-cell table:formula="of:=COUNTIF(([.U26]~ [.U53]~ [.U80]~ [.U107]~ [.U134]~ [.U161]~ [.U188]~ [.U215]~ [.U242]~ [.U269]);1)" office:value-type="float" office:value="7" calcext:value-type="float">
            <text:p>7</text:p>
          </table:table-cell>
          <table:table-cell table:formula="of:=COUNTIF(([.U26]~[.U53]~[.U80]~[.U107]~[.U134]~[.U161]~[.U188]~[.U215]~[.U242]~[.U269]);2)" office:value-type="float" office:value="3" calcext:value-type="float">
            <text:p>3</text:p>
          </table:table-cell>
          <table:table-cell table:formula="of:=COUNTIF(([.U26]~[.U53]~[.U80]~[.U107]~[.U134]~[.U161]~[.U188]~[.U215]~[.U242]~[.U269]);3)" office:value-type="float" office:value="0" calcext:value-type="float">
            <text:p>0</text:p>
          </table:table-cell>
          <table:table-cell table:formula="of:=COUNTIF(([.U26]~[.U53]~[.U80]~[.U107]~[.U134]~[.U161]~[.U188]~[.U215]~[.U242]~[.U269]);4)" office:value-type="float" office:value="0" calcext:value-type="float">
            <text:p>0</text:p>
          </table:table-cell>
          <table:table-cell table:formula="of:=COUNTIF(([.U26]~[.U53]~[.U80]~[.U107]~[.U134]~[.U161]~[.U188]~[.U215]~[.U242]~[.U269]);5)" office:value-type="float" office:value="0" calcext:value-type="float">
            <text:p>0</text:p>
          </table:table-cell>
          <table:table-cell table:formula="of:=COUNTIF(([.Z26]~ [.Z53]~ [.Z80]~ [.Z107]~ [.Z134]~ [.Z161]~ [.Z188]~ [.Z215]~ [.Z242]~ [.Z269]);1)" office:value-type="float" office:value="6" calcext:value-type="float">
            <text:p>6</text:p>
          </table:table-cell>
          <table:table-cell table:formula="of:=COUNTIF(([.Z26]~[.Z53]~[.Z80]~[.Z107]~[.Z134]~[.Z161]~[.Z188]~[.Z215]~[.Z242]~[.Z269]);2)" office:value-type="float" office:value="1" calcext:value-type="float">
            <text:p>1</text:p>
          </table:table-cell>
          <table:table-cell table:formula="of:=COUNTIF(([.Z26]~[.Z53]~[.Z80]~[.Z107]~[.Z134]~[.Z161]~[.Z188]~[.Z215]~[.Z242]~[.Z269]);3)" office:value-type="float" office:value="0" calcext:value-type="float">
            <text:p>0</text:p>
          </table:table-cell>
          <table:table-cell table:formula="of:=COUNTIF(([.Z26]~[.Z53]~[.Z80]~[.Z107]~[.Z134]~[.Z161]~[.Z188]~[.Z215]~[.Z242]~[.Z269]);4)" office:value-type="float" office:value="2" calcext:value-type="float">
            <text:p>2</text:p>
          </table:table-cell>
          <table:table-cell table:formula="of:=COUNTIF(([.Z26]~[.Z53]~[.Z80]~[.Z107]~[.Z134]~[.Z161]~[.Z188]~[.Z215]~[.Z242]~[.Z269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39]; OFFSET([.$C39]; 0; 0; 1; 5))" office:value-type="float" office:value="5" calcext:value-type="float">
            <text:p>5</text:p>
          </table:table-cell>
          <table:table-cell table:formula="of:=RANK([.D39]; OFFSET([.$C39]; 0; 0; 1; 5))" office:value-type="float" office:value="2" calcext:value-type="float">
            <text:p>2</text:p>
          </table:table-cell>
          <table:table-cell table:formula="of:=RANK([.E39]; OFFSET([.$C39]; 0; 0; 1; 5))" office:value-type="float" office:value="2" calcext:value-type="float">
            <text:p>2</text:p>
          </table:table-cell>
          <table:table-cell table:formula="of:=RANK([.F39]; OFFSET([.$C39]; 0; 0; 1; 5))" office:value-type="float" office:value="4" calcext:value-type="float">
            <text:p>4</text:p>
          </table:table-cell>
          <table:table-cell table:formula="of:=RANK([.G39]; OFFSET([.$C39]; 0; 0; 1; 5))" office:value-type="float" office:value="1" calcext:value-type="float">
            <text:p>1</text:p>
          </table:table-cell>
          <table:table-cell table:formula="of:=RANK([.H39];[.$H39:.$L39];)" office:value-type="float" office:value="5" calcext:value-type="float">
            <text:p>5</text:p>
          </table:table-cell>
          <table:table-cell table:formula="of:=RANK([.I39];[.$H39:.$L39];)" office:value-type="float" office:value="4" calcext:value-type="float">
            <text:p>4</text:p>
          </table:table-cell>
          <table:table-cell table:formula="of:=RANK([.J39];[.$H39:.$L39];)" office:value-type="float" office:value="3" calcext:value-type="float">
            <text:p>3</text:p>
          </table:table-cell>
          <table:table-cell table:formula="of:=RANK([.K39];[.$H39:.$L39];)" office:value-type="float" office:value="1" calcext:value-type="float">
            <text:p>1</text:p>
          </table:table-cell>
          <table:table-cell table:formula="of:=RANK([.L39];[.$H39:.$L39];)" office:value-type="float" office:value="2" calcext:value-type="float">
            <text:p>2</text:p>
          </table:table-cell>
          <table:table-cell table:formula="of:=RANK([.M39];[.$M39:.$Q39];)" office:value-type="float" office:value="5" calcext:value-type="float">
            <text:p>5</text:p>
          </table:table-cell>
          <table:table-cell table:formula="of:=RANK([.N39];[.$M39:.$Q39];)" office:value-type="float" office:value="2" calcext:value-type="float">
            <text:p>2</text:p>
          </table:table-cell>
          <table:table-cell table:formula="of:=RANK([.O39];[.$M39:.$Q39];)" office:value-type="float" office:value="3" calcext:value-type="float">
            <text:p>3</text:p>
          </table:table-cell>
          <table:table-cell table:formula="of:=RANK([.P39];[.$M39:.$Q39];)" office:value-type="float" office:value="4" calcext:value-type="float">
            <text:p>4</text:p>
          </table:table-cell>
          <table:table-cell table:formula="of:=RANK([.Q39];[.$M39:.$Q39];)" office:value-type="float" office:value="1" calcext:value-type="float">
            <text:p>1</text:p>
          </table:table-cell>
          <table:table-cell table:formula="of:=RANK([.R39];[.$R39:.$V39];)" office:value-type="float" office:value="5" calcext:value-type="float">
            <text:p>5</text:p>
          </table:table-cell>
          <table:table-cell table:formula="of:=RANK([.S39];[.$R39:.$V39];)" office:value-type="float" office:value="2" calcext:value-type="float">
            <text:p>2</text:p>
          </table:table-cell>
          <table:table-cell table:formula="of:=RANK([.T39];[.$R39:.$V39];)" office:value-type="float" office:value="4" calcext:value-type="float">
            <text:p>4</text:p>
          </table:table-cell>
          <table:table-cell table:formula="of:=RANK([.U39];[.$R39:.$V39];)" office:value-type="float" office:value="1" calcext:value-type="float">
            <text:p>1</text:p>
          </table:table-cell>
          <table:table-cell table:formula="of:=RANK([.V39];[.$R39:.$V39];)" office:value-type="float" office:value="3" calcext:value-type="float">
            <text:p>3</text:p>
          </table:table-cell>
          <table:table-cell table:formula="of:=RANK([.W39];[.$W39:.$AA39];)" office:value-type="float" office:value="1" calcext:value-type="float">
            <text:p>1</text:p>
          </table:table-cell>
          <table:table-cell table:formula="of:=RANK([.X39];[.$W39:.$AA39];)" office:value-type="float" office:value="4" calcext:value-type="float">
            <text:p>4</text:p>
          </table:table-cell>
          <table:table-cell table:formula="of:=RANK([.Y39];[.$W39:.$AA39];)" office:value-type="float" office:value="2" calcext:value-type="float">
            <text:p>2</text:p>
          </table:table-cell>
          <table:table-cell table:formula="of:=RANK([.Z39];[.$W39:.$AA39];)" office:value-type="float" office:value="5" calcext:value-type="float">
            <text:p>5</text:p>
          </table:table-cell>
          <table:table-cell table:formula="of:=RANK([.AA39];[.$W39:.$AA39];)" office:value-type="float" office:value="3" calcext:value-type="float">
            <text:p>3</text:p>
          </table:table-cell>
          <table:table-cell/>
          <table:table-cell table:style-name="ce947"/>
          <table:table-cell table:style-name="ce946" office:value-type="string" calcext:value-type="string">
            <text:p>XGBClassifier</text:p>
          </table:table-cell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COUNTIF(([.G26]~ [.G53]~ [.G80]~ [.G107]~ [.G134]~ [.G161]~ [.G188]~ [.G215]~ [.G242]~ [.G269]);1)" office:value-type="float" office:value="4" calcext:value-type="float">
            <text:p>4</text:p>
          </table:table-cell>
          <table:table-cell table:formula="of:=COUNTIF(([.G26]~[.G53]~[.G80]~[.G107]~[.G134]~[.G161]~[.G188]~[.G215]~[.G242]~[.G269]);2)" office:value-type="float" office:value="2" calcext:value-type="float">
            <text:p>2</text:p>
          </table:table-cell>
          <table:table-cell table:formula="of:=COUNTIF(([.G26]~[.G53]~[.G80]~[.G107]~[.G134]~[.G161]~[.G188]~[.G215]~[.G242]~[.G269]);3)" office:value-type="float" office:value="3" calcext:value-type="float">
            <text:p>3</text:p>
          </table:table-cell>
          <table:table-cell table:formula="of:=COUNTIF(([.G26]~[.G53]~[.G80]~[.G107]~[.G134]~[.G161]~[.G188]~[.G215]~[.G242]~[.G269]);4)" office:value-type="float" office:value="1" calcext:value-type="float">
            <text:p>1</text:p>
          </table:table-cell>
          <table:table-cell table:formula="of:=COUNTIF(([.G26]~[.G53]~[.G80]~[.G107]~[.G134]~[.G161]~[.G188]~[.G215]~[.G242]~[.G269]);5)" office:value-type="float" office:value="0" calcext:value-type="float">
            <text:p>0</text:p>
          </table:table-cell>
          <table:table-cell table:formula="of:=COUNTIF(([.L26]~ [.L53]~ [.L80]~ [.L107]~ [.L134]~ [.L161]~ [.L188]~ [.L215]~ [.L242]~ [.L269]);1)" office:value-type="float" office:value="3" calcext:value-type="float">
            <text:p>3</text:p>
          </table:table-cell>
          <table:table-cell table:formula="of:=COUNTIF(([.L26]~[.L53]~[.L80]~[.L107]~[.L134]~[.L161]~[.L188]~[.L215]~[.L242]~[.L269]);2)" office:value-type="float" office:value="1" calcext:value-type="float">
            <text:p>1</text:p>
          </table:table-cell>
          <table:table-cell table:formula="of:=COUNTIF(([.L26]~[.L53]~[.L80]~[.L107]~[.L134]~[.L161]~[.L188]~[.L215]~[.L242]~[.L269]);3)" office:value-type="float" office:value="2" calcext:value-type="float">
            <text:p>2</text:p>
          </table:table-cell>
          <table:table-cell table:formula="of:=COUNTIF(([.L26]~[.L53]~[.L80]~[.L107]~[.L134]~[.L161]~[.L188]~[.L215]~[.L242]~[.L269]);4)" office:value-type="float" office:value="3" calcext:value-type="float">
            <text:p>3</text:p>
          </table:table-cell>
          <table:table-cell table:formula="of:=COUNTIF(([.L26]~[.L53]~[.L80]~[.L107]~[.L134]~[.L161]~[.L188]~[.L215]~[.L242]~[.L269]);5)" office:value-type="float" office:value="1" calcext:value-type="float">
            <text:p>1</text:p>
          </table:table-cell>
          <table:table-cell table:formula="of:=COUNTIF(([.Q26]~ [.Q53]~ [.Q80]~ [.Q107]~ [.Q134]~ [.Q161]~ [.Q188]~ [.Q215]~ [.Q242]~ [.Q269]);1)" office:value-type="float" office:value="1" calcext:value-type="float">
            <text:p>1</text:p>
          </table:table-cell>
          <table:table-cell table:formula="of:=COUNTIF(([.Q26]~[.Q53]~[.Q80]~[.Q107]~[.Q134]~[.Q161]~[.Q188]~[.Q215]~[.Q242]~[.Q269]);2)" office:value-type="float" office:value="1" calcext:value-type="float">
            <text:p>1</text:p>
          </table:table-cell>
          <table:table-cell table:formula="of:=COUNTIF(([.Q26]~[.Q53]~[.Q80]~[.Q107]~[.Q134]~[.Q161]~[.Q188]~[.Q215]~[.Q242]~[.Q269]);3)" office:value-type="float" office:value="6" calcext:value-type="float">
            <text:p>6</text:p>
          </table:table-cell>
          <table:table-cell table:formula="of:=COUNTIF(([.Q26]~[.Q53]~[.Q80]~[.Q107]~[.Q134]~[.Q161]~[.Q188]~[.Q215]~[.Q242]~[.Q269]);4)" office:value-type="float" office:value="0" calcext:value-type="float">
            <text:p>0</text:p>
          </table:table-cell>
          <table:table-cell table:formula="of:=COUNTIF(([.Q26]~[.Q53]~[.Q80]~[.Q107]~[.Q134]~[.Q161]~[.Q188]~[.Q215]~[.Q242]~[.Q269]);5)" office:value-type="float" office:value="2" calcext:value-type="float">
            <text:p>2</text:p>
          </table:table-cell>
          <table:table-cell table:formula="of:=COUNTIF(([.V26]~ [.V53]~ [.V80]~ [.V107]~ [.V134]~ [.V161]~ [.V188]~ [.V215]~ [.V242]~ [.V269]);1)" office:value-type="float" office:value="0" calcext:value-type="float">
            <text:p>0</text:p>
          </table:table-cell>
          <table:table-cell table:formula="of:=COUNTIF(([.V26]~[.V53]~[.V80]~[.V107]~[.V134]~[.V161]~[.V188]~[.V215]~[.V242]~[.V269]);2)" office:value-type="float" office:value="0" calcext:value-type="float">
            <text:p>0</text:p>
          </table:table-cell>
          <table:table-cell table:formula="of:=COUNTIF(([.V26]~[.V53]~[.V80]~[.V107]~[.V134]~[.V161]~[.V188]~[.V215]~[.V242]~[.V269]);3)" office:value-type="float" office:value="9" calcext:value-type="float">
            <text:p>9</text:p>
          </table:table-cell>
          <table:table-cell table:formula="of:=COUNTIF(([.V26]~[.V53]~[.V80]~[.V107]~[.V134]~[.V161]~[.V188]~[.V215]~[.V242]~[.V269]);4)" office:value-type="float" office:value="0" calcext:value-type="float">
            <text:p>0</text:p>
          </table:table-cell>
          <table:table-cell table:formula="of:=COUNTIF(([.V26]~[.V53]~[.V80]~[.V107]~[.V134]~[.V161]~[.V188]~[.V215]~[.V242]~[.V269]);5)" office:value-type="float" office:value="1" calcext:value-type="float">
            <text:p>1</text:p>
          </table:table-cell>
          <table:table-cell table:formula="of:=COUNTIF(([.AA26]~ [.AA53]~ [.AA80]~ [.AA107]~ [.AA134]~ [.AA161]~ [.AA188]~ [.AA215]~ [.AA242]~ [.AA269]);1)" office:value-type="float" office:value="1" calcext:value-type="float">
            <text:p>1</text:p>
          </table:table-cell>
          <table:table-cell table:formula="of:=COUNTIF(([.AA26]~[.AA53]~[.AA80]~[.AA107]~[.AA134]~[.AA161]~[.AA188]~[.AA215]~[.AA242]~[.AA269]);2)" office:value-type="float" office:value="1" calcext:value-type="float">
            <text:p>1</text:p>
          </table:table-cell>
          <table:table-cell table:formula="of:=COUNTIF(([.AA26]~[.AA53]~[.AA80]~[.AA107]~[.AA134]~[.AA161]~[.AA188]~[.AA215]~[.AA242]~[.AA269]);3)" office:value-type="float" office:value="4" calcext:value-type="float">
            <text:p>4</text:p>
          </table:table-cell>
          <table:table-cell table:formula="of:=COUNTIF(([.AA26]~[.AA53]~[.AA80]~[.AA107]~[.AA134]~[.AA161]~[.AA188]~[.AA215]~[.AA242]~[.AA269]);4)" office:value-type="float" office:value="2" calcext:value-type="float">
            <text:p>2</text:p>
          </table:table-cell>
          <table:table-cell table:formula="of:=COUNTIF(([.AA26]~[.AA53]~[.AA80]~[.AA107]~[.AA134]~[.AA161]~[.AA188]~[.AA215]~[.AA242]~[.AA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40]; OFFSET([.$C40]; 0; 0; 1; 5))" office:value-type="float" office:value="4" calcext:value-type="float">
            <text:p>4</text:p>
          </table:table-cell>
          <table:table-cell table:formula="of:=RANK([.D40]; OFFSET([.$C40]; 0; 0; 1; 5))" office:value-type="float" office:value="1" calcext:value-type="float">
            <text:p>1</text:p>
          </table:table-cell>
          <table:table-cell table:formula="of:=RANK([.E40]; OFFSET([.$C40]; 0; 0; 1; 5))" office:value-type="float" office:value="1" calcext:value-type="float">
            <text:p>1</text:p>
          </table:table-cell>
          <table:table-cell table:formula="of:=RANK([.F40]; OFFSET([.$C40]; 0; 0; 1; 5))" office:value-type="float" office:value="5" calcext:value-type="float">
            <text:p>5</text:p>
          </table:table-cell>
          <table:table-cell table:formula="of:=RANK([.G40]; OFFSET([.$C40]; 0; 0; 1; 5))" office:value-type="float" office:value="3" calcext:value-type="float">
            <text:p>3</text:p>
          </table:table-cell>
          <table:table-cell table:formula="of:=RANK([.H40];[.$H40:.$L40];)" office:value-type="float" office:value="5" calcext:value-type="float">
            <text:p>5</text:p>
          </table:table-cell>
          <table:table-cell table:formula="of:=RANK([.I40];[.$H40:.$L40];)" office:value-type="float" office:value="3" calcext:value-type="float">
            <text:p>3</text:p>
          </table:table-cell>
          <table:table-cell table:formula="of:=RANK([.J40];[.$H40:.$L40];)" office:value-type="float" office:value="2" calcext:value-type="float">
            <text:p>2</text:p>
          </table:table-cell>
          <table:table-cell table:formula="of:=RANK([.K40];[.$H40:.$L40];)" office:value-type="float" office:value="4" calcext:value-type="float">
            <text:p>4</text:p>
          </table:table-cell>
          <table:table-cell table:formula="of:=RANK([.L40];[.$H40:.$L40];)" office:value-type="float" office:value="1" calcext:value-type="float">
            <text:p>1</text:p>
          </table:table-cell>
          <table:table-cell table:formula="of:=RANK([.M40];[.$M40:.$Q40];)" office:value-type="float" office:value="5" calcext:value-type="float">
            <text:p>5</text:p>
          </table:table-cell>
          <table:table-cell table:formula="of:=RANK([.N40];[.$M40:.$Q40];)" office:value-type="float" office:value="2" calcext:value-type="float">
            <text:p>2</text:p>
          </table:table-cell>
          <table:table-cell table:formula="of:=RANK([.O40];[.$M40:.$Q40];)" office:value-type="float" office:value="1" calcext:value-type="float">
            <text:p>1</text:p>
          </table:table-cell>
          <table:table-cell table:formula="of:=RANK([.P40];[.$M40:.$Q40];)" office:value-type="float" office:value="4" calcext:value-type="float">
            <text:p>4</text:p>
          </table:table-cell>
          <table:table-cell table:formula="of:=RANK([.Q40];[.$M40:.$Q40];)" office:value-type="float" office:value="3" calcext:value-type="float">
            <text:p>3</text:p>
          </table:table-cell>
          <table:table-cell table:formula="of:=RANK([.R40];[.$R40:.$V40];)" office:value-type="float" office:value="2" calcext:value-type="float">
            <text:p>2</text:p>
          </table:table-cell>
          <table:table-cell table:formula="of:=RANK([.S40];[.$R40:.$V40];)" office:value-type="float" office:value="4" calcext:value-type="float">
            <text:p>4</text:p>
          </table:table-cell>
          <table:table-cell table:formula="of:=RANK([.T40];[.$R40:.$V40];)" office:value-type="float" office:value="5" calcext:value-type="float">
            <text:p>5</text:p>
          </table:table-cell>
          <table:table-cell table:formula="of:=RANK([.U40];[.$R40:.$V40];)" office:value-type="float" office:value="1" calcext:value-type="float">
            <text:p>1</text:p>
          </table:table-cell>
          <table:table-cell table:formula="of:=RANK([.V40];[.$R40:.$V40];)" office:value-type="float" office:value="3" calcext:value-type="float">
            <text:p>3</text:p>
          </table:table-cell>
          <table:table-cell table:formula="of:=RANK([.W40];[.$W40:.$AA40];)" office:value-type="float" office:value="5" calcext:value-type="float">
            <text:p>5</text:p>
          </table:table-cell>
          <table:table-cell table:formula="of:=RANK([.X40];[.$W40:.$AA40];)" office:value-type="float" office:value="3" calcext:value-type="float">
            <text:p>3</text:p>
          </table:table-cell>
          <table:table-cell table:formula="of:=RANK([.Y40];[.$W40:.$AA40];)" office:value-type="float" office:value="1" calcext:value-type="float">
            <text:p>1</text:p>
          </table:table-cell>
          <table:table-cell table:formula="of:=RANK([.Z40];[.$W40:.$AA40];)" office:value-type="float" office:value="4" calcext:value-type="float">
            <text:p>4</text:p>
          </table:table-cell>
          <table:table-cell table:formula="of:=RANK([.AA40];[.$W40:.$AA40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46" table:number-columns-repeated="2"/>
          <table:table-cell table:style-name="ce947" office:value-type="string" calcext:value-type="string" table:number-columns-spanned="2" table:number-rows-spanned="1">
            <text:p>overall</text:p>
          </table:table-cell>
          <table:covered-table-cell table:style-name="ce947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4" office:value-type="string" calcext:value-type="string" table:number-columns-spanned="2" table:number-rows-spanned="1">
            <text:p>LinearDiscriminantAnalysis</text:p>
          </table:table-cell>
          <table:covered-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4" office:value-type="string" calcext:value-type="string" table:number-columns-spanned="2" table:number-rows-spanned="1">
            <text:p>LogisticRegression</text:p>
          </table:table-cell>
          <table:covered-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31"/>
        </table:table-row>
        <table:table-row table:style-name="ro1">
          <table:table-cell office:value-type="float" office:value="394856" calcext:value-type="float">
            <text:p>394856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/>
          <table:table-cell table:style-name="ce947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SUM([.AG3];[.AL3];[.AQ3];[.AV3];[.BA3];[.AG13];[.AL13];[.AQ13];[.AV13];[.BA13];[.AG23];[.AL23];[.AQ23];[.AV23];[.BA23];[.AG33];[.AL33];[.AQ33];[.AV33];[.BA33];[.AG43];[.AL43];[.AQ43];[.AV43];[.BA43])" office:value-type="float" office:value="35" calcext:value-type="float">
            <text:p>35</text:p>
          </table:table-cell>
          <table:table-cell table:formula="of:=SUM([.AH3];[.AM3];[.AR3];[.AW3];[.BB3];[.AH13];[.AM13];[.AR13];[.AW13];[.BB13];[.AH23];[.AM23];[.AR23];[.AW23];[.BB23];[.AH33];[.AM33];[.AR33];[.AW33];[.BB33];[.AH43];[.AM43];[.AR43];[.AW43];[.BB43])" office:value-type="float" office:value="39" calcext:value-type="float">
            <text:p>39</text:p>
          </table:table-cell>
          <table:table-cell table:formula="of:=SUM([.AI3];[.AN3];[.AS3];[.AX3];[.BC3];[.AI13];[.AN13];[.AS13];[.AX13];[.BC13];[.AI23];[.AN23];[.AS23];[.AX23];[.BC23];[.AI33];[.AN33];[.AS33];[.AX33];[.BC33];[.AI43];[.AN43];[.AS43];[.AX43];[.BC43])" office:value-type="float" office:value="11" calcext:value-type="float">
            <text:p>11</text:p>
          </table:table-cell>
          <table:table-cell table:formula="of:=SUM([.AJ3];[.AO3];[.AT3];[.AY3];[.BD3];[.AJ13];[.AO13];[.AT13];[.AY13];[.BD13];[.AJ23];[.AO23];[.AT23];[.AY23];[.BD23];[.AJ33];[.AO33];[.AT33];[.AY33];[.BD33];[.AJ43];[.AO43];[.AT43];[.AY43];[.BD43])" office:value-type="float" office:value="18" calcext:value-type="float">
            <text:p>18</text:p>
          </table:table-cell>
          <table:table-cell table:formula="of:=SUM([.AK3];[.AP3];[.AU3];[.AZ3];[.BE3];[.AK13];[.AP13];[.AU13];[.AZ13];[.BE13];[.AK23];[.AP23];[.AU23];[.AZ23];[.BE23];[.AK33];[.AP33];[.AU33];[.AZ33];[.BE33];[.AK43];[.AP43];[.AU43];[.AZ43];[.BE43])" office:value-type="float" office:value="147" calcext:value-type="float">
            <text:p>147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SUM([.AG3];[.AL3];[.AQ3];[.AV3];[.BA3])" office:value-type="float" office:value="0" calcext:value-type="float">
            <text:p>0</text:p>
          </table:table-cell>
          <table:table-cell table:formula="of:=SUM([.AH3];[.AM3];[.AR3];[.AW3];[.BB3])" office:value-type="float" office:value="0" calcext:value-type="float">
            <text:p>0</text:p>
          </table:table-cell>
          <table:table-cell table:formula="of:=SUM([.AI3];[.AN3];[.AS3];[.AX3];[.BC3])" office:value-type="float" office:value="0" calcext:value-type="float">
            <text:p>0</text:p>
          </table:table-cell>
          <table:table-cell table:formula="of:=SUM([.AJ3];[.AO3];[.AT3];[.AY3];[.BD3])" office:value-type="float" office:value="0" calcext:value-type="float">
            <text:p>0</text:p>
          </table:table-cell>
          <table:table-cell table:formula="of:=SUM([.AK3];[.AP3];[.AU3];[.AZ3];[.BE3])" office:value-type="float" office:value="50" calcext:value-type="float">
            <text:p>50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SUM([.AG13];[.AL13];[.AQ13];[.AV13];[.BA13])" office:value-type="float" office:value="4" calcext:value-type="float">
            <text:p>4</text:p>
          </table:table-cell>
          <table:table-cell table:formula="of:=SUM([.AH13];[.AM13];[.AR13];[.AW13];[.BB13])" office:value-type="float" office:value="3" calcext:value-type="float">
            <text:p>3</text:p>
          </table:table-cell>
          <table:table-cell table:formula="of:=SUM([.AI13];[.AN13];[.AS13];[.AX13];[.BC13])" office:value-type="float" office:value="10" calcext:value-type="float">
            <text:p>10</text:p>
          </table:table-cell>
          <table:table-cell table:formula="of:=SUM([.AJ13];[.AO13];[.AT13];[.AY13];[.BD13])" office:value-type="float" office:value="14" calcext:value-type="float">
            <text:p>14</text:p>
          </table:table-cell>
          <table:table-cell table:formula="of:=SUM([.AK13];[.AP13];[.AU13];[.AZ13];[.BE13])" office:value-type="float" office:value="19" calcext:value-type="float">
            <text:p>19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/>
          <table:table-cell table:style-name="ce947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SUM([.AG4];[.AL4];[.AQ4];[.AV4];[.BA4];[.AG14];[.AL14];[.AQ14];[.AV14];[.BA14];[.AG24];[.AL24];[.AQ24];[.AV24];[.BA24];[.AG34];[.AL34];[.AQ34];[.AV34];[.BA34];[.AG44];[.AL44];[.AQ44];[.AV44];[.BA44])" office:value-type="float" office:value="38" calcext:value-type="float">
            <text:p>38</text:p>
          </table:table-cell>
          <table:table-cell table:formula="of:=SUM([.AH4];[.AM4];[.AR4];[.AW4];[.BB4];[.AH14];[.AM14];[.AR14];[.AW14];[.BB14];[.AH24];[.AM24];[.AR24];[.AW24];[.BB24];[.AH34];[.AM34];[.AR34];[.AW34];[.BB34];[.AH44];[.AM44];[.AR44];[.AW44];[.BB44])" office:value-type="float" office:value="68" calcext:value-type="float">
            <text:p>68</text:p>
          </table:table-cell>
          <table:table-cell table:formula="of:=SUM([.AI4];[.AN4];[.AS4];[.AX4];[.BC4];[.AI14];[.AN14];[.AS14];[.AX14];[.BC14];[.AI24];[.AN24];[.AS24];[.AX24];[.BC24];[.AI34];[.AN34];[.AS34];[.AX34];[.BC34];[.AI44];[.AN44];[.AS44];[.AX44];[.BC44])" office:value-type="float" office:value="106" calcext:value-type="float">
            <text:p>106</text:p>
          </table:table-cell>
          <table:table-cell table:formula="of:=SUM([.AJ4];[.AO4];[.AT4];[.AY4];[.BD4];[.AJ14];[.AO14];[.AT14];[.AY14];[.BD14];[.AJ24];[.AO24];[.AT24];[.AY24];[.BD24];[.AJ34];[.AO34];[.AT34];[.AY34];[.BD34];[.AJ44];[.AO44];[.AT44];[.AY44];[.BD44])" office:value-type="float" office:value="28" calcext:value-type="float">
            <text:p>28</text:p>
          </table:table-cell>
          <table:table-cell table:formula="of:=SUM([.AK4];[.AP4];[.AU4];[.AZ4];[.BE4];[.AK14];[.AP14];[.AU14];[.AZ14];[.BE14];[.AK24];[.AP24];[.AU24];[.AZ24];[.BE24];[.AK34];[.AP34];[.AU34];[.AZ34];[.BE34];[.AK44];[.AP44];[.AU44];[.AZ44];[.BE44])" office:value-type="float" office:value="10" calcext:value-type="float">
            <text:p>10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SUM([.AG4];[.AL4];[.AQ4];[.AV4];[.BA4])" office:value-type="float" office:value="12" calcext:value-type="float">
            <text:p>12</text:p>
          </table:table-cell>
          <table:table-cell table:formula="of:=SUM([.AH4];[.AM4];[.AR4];[.AW4];[.BB4])" office:value-type="float" office:value="18" calcext:value-type="float">
            <text:p>18</text:p>
          </table:table-cell>
          <table:table-cell table:formula="of:=SUM([.AI4];[.AN4];[.AS4];[.AX4];[.BC4])" office:value-type="float" office:value="14" calcext:value-type="float">
            <text:p>14</text:p>
          </table:table-cell>
          <table:table-cell table:formula="of:=SUM([.AJ4];[.AO4];[.AT4];[.AY4];[.BD4])" office:value-type="float" office:value="6" calcext:value-type="float">
            <text:p>6</text:p>
          </table:table-cell>
          <table:table-cell table:formula="of:=SUM([.AK4];[.AP4];[.AU4];[.AZ4];[.BE4])" office:value-type="float" office:value="0" calcext:value-type="float">
            <text:p>0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SUM([.AG14];[.AL14];[.AQ14];[.AV14];[.BA14])" office:value-type="float" office:value="8" calcext:value-type="float">
            <text:p>8</text:p>
          </table:table-cell>
          <table:table-cell table:formula="of:=SUM([.AH14];[.AM14];[.AR14];[.AW14];[.BB14])" office:value-type="float" office:value="16" calcext:value-type="float">
            <text:p>16</text:p>
          </table:table-cell>
          <table:table-cell table:formula="of:=SUM([.AI14];[.AN14];[.AS14];[.AX14];[.BC14])" office:value-type="float" office:value="13" calcext:value-type="float">
            <text:p>13</text:p>
          </table:table-cell>
          <table:table-cell table:formula="of:=SUM([.AJ14];[.AO14];[.AT14];[.AY14];[.BD14])" office:value-type="float" office:value="8" calcext:value-type="float">
            <text:p>8</text:p>
          </table:table-cell>
          <table:table-cell table:formula="of:=SUM([.AK14];[.AP14];[.AU14];[.AZ14];[.BE14])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/>
          <table:table-cell table:style-name="ce947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SUM([.AG5];[.AL5];[.AQ5];[.AV5];[.BA5];[.AG15];[.AL15];[.AQ15];[.AV15];[.BA15];[.AG25];[.AL25];[.AQ25];[.AV25];[.BA25];[.AG35];[.AL35];[.AQ35];[.AV35];[.BA35];[.AG45];[.AL45];[.AQ45];[.AV45];[.BA45])" office:value-type="float" office:value="48" calcext:value-type="float">
            <text:p>48</text:p>
          </table:table-cell>
          <table:table-cell table:formula="of:=SUM([.AH5];[.AM5];[.AR5];[.AW5];[.BB5];[.AH15];[.AM15];[.AR15];[.AW15];[.BB15];[.AH25];[.AM25];[.AR25];[.AW25];[.BB25];[.AH35];[.AM35];[.AR35];[.AW35];[.BB35];[.AH45];[.AM45];[.AR45];[.AW45];[.BB45])" office:value-type="float" office:value="46" calcext:value-type="float">
            <text:p>46</text:p>
          </table:table-cell>
          <table:table-cell table:formula="of:=SUM([.AI5];[.AN5];[.AS5];[.AX5];[.BC5];[.AI15];[.AN15];[.AS15];[.AX15];[.BC15];[.AI25];[.AN25];[.AS25];[.AX25];[.BC25];[.AI35];[.AN35];[.AS35];[.AX35];[.BC35];[.AI45];[.AN45];[.AS45];[.AX45];[.BC45])" office:value-type="float" office:value="49" calcext:value-type="float">
            <text:p>49</text:p>
          </table:table-cell>
          <table:table-cell table:formula="of:=SUM([.AJ5];[.AO5];[.AT5];[.AY5];[.BD5];[.AJ15];[.AO15];[.AT15];[.AY15];[.BD15];[.AJ25];[.AO25];[.AT25];[.AY25];[.BD25];[.AJ35];[.AO35];[.AT35];[.AY35];[.BD35];[.AJ45];[.AO45];[.AT45];[.AY45];[.BD45])" office:value-type="float" office:value="64" calcext:value-type="float">
            <text:p>64</text:p>
          </table:table-cell>
          <table:table-cell table:formula="of:=SUM([.AK5];[.AP5];[.AU5];[.AZ5];[.BE5];[.AK15];[.AP15];[.AU15];[.AZ15];[.BE15];[.AK25];[.AP25];[.AU25];[.AZ25];[.BE25];[.AK35];[.AP35];[.AU35];[.AZ35];[.BE35];[.AK45];[.AP45];[.AU45];[.AZ45];[.BE45])" office:value-type="float" office:value="43" calcext:value-type="float">
            <text:p>43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SUM([.AG5];[.AL5];[.AQ5];[.AV5];[.BA5])" office:value-type="float" office:value="20" calcext:value-type="float">
            <text:p>20</text:p>
          </table:table-cell>
          <table:table-cell table:formula="of:=SUM([.AH5];[.AM5];[.AR5];[.AW5];[.BB5])" office:value-type="float" office:value="9" calcext:value-type="float">
            <text:p>9</text:p>
          </table:table-cell>
          <table:table-cell table:formula="of:=SUM([.AI5];[.AN5];[.AS5];[.AX5];[.BC5])" office:value-type="float" office:value="10" calcext:value-type="float">
            <text:p>10</text:p>
          </table:table-cell>
          <table:table-cell table:formula="of:=SUM([.AJ5];[.AO5];[.AT5];[.AY5];[.BD5])" office:value-type="float" office:value="11" calcext:value-type="float">
            <text:p>11</text:p>
          </table:table-cell>
          <table:table-cell table:formula="of:=SUM([.AK5];[.AP5];[.AU5];[.AZ5];[.BE5])" office:value-type="float" office:value="0" calcext:value-type="float">
            <text:p>0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SUM([.AG15];[.AL15];[.AQ15];[.AV15];[.BA15])" office:value-type="float" office:value="4" calcext:value-type="float">
            <text:p>4</text:p>
          </table:table-cell>
          <table:table-cell table:formula="of:=SUM([.AH15];[.AM15];[.AR15];[.AW15];[.BB15])" office:value-type="float" office:value="11" calcext:value-type="float">
            <text:p>11</text:p>
          </table:table-cell>
          <table:table-cell table:formula="of:=SUM([.AI15];[.AN15];[.AS15];[.AX15];[.BC15])" office:value-type="float" office:value="11" calcext:value-type="float">
            <text:p>11</text:p>
          </table:table-cell>
          <table:table-cell table:formula="of:=SUM([.AJ15];[.AO15];[.AT15];[.AY15];[.BD15])" office:value-type="float" office:value="7" calcext:value-type="float">
            <text:p>7</text:p>
          </table:table-cell>
          <table:table-cell table:formula="of:=SUM([.AK15];[.AP15];[.AU15];[.AZ15];[.BE15])" office:value-type="float" office:value="17" calcext:value-type="float">
            <text:p>17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19507563133247" calcext:value-type="float">
            <text:p>-1,19507563133247</text:p>
          </table:table-cell>
          <table:table-cell table:style-name="ce506" office:value-type="float" office:value="0.000203531163928579" calcext:value-type="float">
            <text:p>0,000203531163928579</text:p>
          </table:table-cell>
          <table:table-cell table:style-name="ce506" office:value-type="float" office:value="0" calcext:value-type="float">
            <text:p>0</text:p>
          </table:table-cell>
          <table:table-cell table:style-name="ce502" office:value-type="float" office:value="-0.0042317521166817" calcext:value-type="float">
            <text:p>-0,0042317521166817</text:p>
          </table:table-cell>
          <table:table-cell table:style-name="ce495" office:value-type="float" office:value="0.00043250372334823" calcext:value-type="float">
            <text:p>0,00043250372334823</text:p>
          </table:table-cell>
          <table:table-cell table:style-name="ce494" office:value-type="float" office:value="-2.63556526752703" calcext:value-type="float">
            <text:p>-2,63556526752703</text:p>
          </table:table-cell>
          <table:table-cell table:style-name="ce516" office:value-type="float" office:value="-0.000139941952078205" calcext:value-type="float">
            <text:p>-0,000139941952078205</text:p>
          </table:table-cell>
          <table:table-cell table:style-name="ce525" office:value-type="float" office:value="0.000699709760391322" calcext:value-type="float">
            <text:p>0,000699709760391322</text:p>
          </table:table-cell>
          <table:table-cell table:style-name="ce590" office:value-type="float" office:value="-0.120669612911231" calcext:value-type="float">
            <text:p>-0,120669612911231</text:p>
          </table:table-cell>
          <table:table-cell table:style-name="ce511" office:value-type="float" office:value="-0.0803231819441295" calcext:value-type="float">
            <text:p>-0,0803231819441295</text:p>
          </table:table-cell>
          <table:table-cell table:style-name="ce494" office:value-type="float" office:value="-1.73874227378314" calcext:value-type="float">
            <text:p>-1,73874227378314</text:p>
          </table:table-cell>
          <table:table-cell table:style-name="ce516" office:value-type="float" office:value="-0.00251484591206244" calcext:value-type="float">
            <text:p>-0,00251484591206244</text:p>
          </table:table-cell>
          <table:table-cell table:style-name="ce495" office:value-type="float" office:value="0" calcext:value-type="float">
            <text:p>0</text:p>
          </table:table-cell>
          <table:table-cell table:style-name="ce529" office:value-type="float" office:value="-0.0461548190919705" calcext:value-type="float">
            <text:p>-0,0461548190919705</text:p>
          </table:table-cell>
          <table:table-cell table:style-name="ce516" office:value-type="float" office:value="-0.00258881196829958" calcext:value-type="float">
            <text:p>-0,00258881196829958</text:p>
          </table:table-cell>
          <table:table-cell table:style-name="ce494" office:value-type="float" office:value="-0.717536623915614" calcext:value-type="float">
            <text:p>-0,717536623915614</text:p>
          </table:table-cell>
          <table:table-cell table:style-name="ce506" office:value-type="float" office:value="-0.000660162961226933" calcext:value-type="float">
            <text:p>-0,000660162961226933</text:p>
          </table:table-cell>
          <table:table-cell table:style-name="ce495" office:value-type="float" office:value="0" calcext:value-type="float">
            <text:p>0</text:p>
          </table:table-cell>
          <table:table-cell table:style-name="ce513" office:value-type="float" office:value="-0.00785829696346255" calcext:value-type="float">
            <text:p>-0,00785829696346255</text:p>
          </table:table-cell>
          <table:table-cell table:style-name="ce535" office:value-type="float" office:value="-0.00441759048221048" calcext:value-type="float">
            <text:p>-0,00441759048221048</text:p>
          </table:table-cell>
          <table:table-cell table:style-name="ce494" office:value-type="float" office:value="-1.41958233738047" calcext:value-type="float">
            <text:p>-1,41958233738047</text:p>
          </table:table-cell>
          <table:table-cell table:style-name="ce851" office:value-type="float" office:value="0.0713449114519753" calcext:value-type="float">
            <text:p>0,0713449114519753</text:p>
          </table:table-cell>
          <table:table-cell table:style-name="ce584" office:value-type="float" office:value="0.0438220748698004" calcext:value-type="float">
            <text:p>0,0438220748698004</text:p>
          </table:table-cell>
          <table:table-cell table:style-name="ce552" office:value-type="float" office:value="0.293895640373749" calcext:value-type="float">
            <text:p>0,293895640373749</text:p>
          </table:table-cell>
          <table:table-cell table:style-name="ce612" office:value-type="float" office:value="0.0875720661199809" calcext:value-type="float">
            <text:p>0,0875720661199809</text:p>
          </table:table-cell>
          <table:table-cell/>
          <table:table-cell table:style-name="ce946"/>
          <table:table-cell table:style-name="ce947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SUM([.AG6];[.AL6];[.AQ6];[.AV6];[.BA6];[.AG16];[.AL16];[.AQ16];[.AV16];[.BA16];[.AG26];[.AL26];[.AQ26];[.AV26];[.BA26];[.AG36];[.AL36];[.AQ36];[.AV36];[.BA36];[.AG46];[.AL46];[.AQ46];[.AV46];[.BA46])" office:value-type="float" office:value="109" calcext:value-type="float">
            <text:p>109</text:p>
          </table:table-cell>
          <table:table-cell table:formula="of:=SUM([.AH6];[.AM6];[.AR6];[.AW6];[.BB6];[.AH16];[.AM16];[.AR16];[.AW16];[.BB16];[.AH26];[.AM26];[.AR26];[.AW26];[.BB26];[.AH36];[.AM36];[.AR36];[.AW36];[.BB36];[.AH46];[.AM46];[.AR46];[.AW46];[.BB46])" office:value-type="float" office:value="55" calcext:value-type="float">
            <text:p>55</text:p>
          </table:table-cell>
          <table:table-cell table:formula="of:=SUM([.AI6];[.AN6];[.AS6];[.AX6];[.BC6];[.AI16];[.AN16];[.AS16];[.AX16];[.BC16];[.AI26];[.AN26];[.AS26];[.AX26];[.BC26];[.AI36];[.AN36];[.AS36];[.AX36];[.BC36];[.AI46];[.AN46];[.AS46];[.AX46];[.BC46])" office:value-type="float" office:value="20" calcext:value-type="float">
            <text:p>20</text:p>
          </table:table-cell>
          <table:table-cell table:formula="of:=SUM([.AJ6];[.AO6];[.AT6];[.AY6];[.BD6];[.AJ16];[.AO16];[.AT16];[.AY16];[.BD16];[.AJ26];[.AO26];[.AT26];[.AY26];[.BD26];[.AJ36];[.AO36];[.AT36];[.AY36];[.BD36];[.AJ46];[.AO46];[.AT46];[.AY46];[.BD46])" office:value-type="float" office:value="58" calcext:value-type="float">
            <text:p>58</text:p>
          </table:table-cell>
          <table:table-cell table:formula="of:=SUM([.AK6];[.AP6];[.AU6];[.AZ6];[.BE6];[.AK16];[.AP16];[.AU16];[.AZ16];[.BE16];[.AK26];[.AP26];[.AU26];[.AZ26];[.BE26];[.AK36];[.AP36];[.AU36];[.AZ36];[.BE36];[.AK46];[.AP46];[.AU46];[.AZ46];[.BE46])" office:value-type="float" office:value="8" calcext:value-type="float">
            <text:p>8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SUM([.AG6];[.AL6];[.AQ6];[.AV6];[.BA6])" office:value-type="float" office:value="19" calcext:value-type="float">
            <text:p>19</text:p>
          </table:table-cell>
          <table:table-cell table:formula="of:=SUM([.AH6];[.AM6];[.AR6];[.AW6];[.BB6])" office:value-type="float" office:value="9" calcext:value-type="float">
            <text:p>9</text:p>
          </table:table-cell>
          <table:table-cell table:formula="of:=SUM([.AI6];[.AN6];[.AS6];[.AX6];[.BC6])" office:value-type="float" office:value="13" calcext:value-type="float">
            <text:p>13</text:p>
          </table:table-cell>
          <table:table-cell table:formula="of:=SUM([.AJ6];[.AO6];[.AT6];[.AY6];[.BD6])" office:value-type="float" office:value="9" calcext:value-type="float">
            <text:p>9</text:p>
          </table:table-cell>
          <table:table-cell table:formula="of:=SUM([.AK6];[.AP6];[.AU6];[.AZ6];[.BE6])" office:value-type="float" office:value="0" calcext:value-type="float">
            <text:p>0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SUM([.AG16];[.AL16];[.AQ16];[.AV16];[.BA16])" office:value-type="float" office:value="32" calcext:value-type="float">
            <text:p>32</text:p>
          </table:table-cell>
          <table:table-cell table:formula="of:=SUM([.AH16];[.AM16];[.AR16];[.AW16];[.BB16])" office:value-type="float" office:value="9" calcext:value-type="float">
            <text:p>9</text:p>
          </table:table-cell>
          <table:table-cell table:formula="of:=SUM([.AI16];[.AN16];[.AS16];[.AX16];[.BC16])" office:value-type="float" office:value="1" calcext:value-type="float">
            <text:p>1</text:p>
          </table:table-cell>
          <table:table-cell table:formula="of:=SUM([.AJ16];[.AO16];[.AT16];[.AY16];[.BD16])" office:value-type="float" office:value="3" calcext:value-type="float">
            <text:p>3</text:p>
          </table:table-cell>
          <table:table-cell table:formula="of:=SUM([.AK16];[.AP16];[.AU16];[.AZ16];[.BE16])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6" office:value-type="float" office:value="-0.000586848189327402" calcext:value-type="float">
            <text:p>-0,000586848189327402</text:p>
          </table:table-cell>
          <table:table-cell table:style-name="ce495" office:value-type="float" office:value="0.000203531163928579" calcext:value-type="float">
            <text:p>0,000203531163928579</text:p>
          </table:table-cell>
          <table:table-cell table:style-name="ce506" office:value-type="float" office:value="0" calcext:value-type="float">
            <text:p>0</text:p>
          </table:table-cell>
          <table:table-cell table:style-name="ce535" office:value-type="float" office:value="-0.00679454868914906" calcext:value-type="float">
            <text:p>-0,00679454868914906</text:p>
          </table:table-cell>
          <table:table-cell table:style-name="ce498" office:value-type="float" office:value="-0.00906392116695271" calcext:value-type="float">
            <text:p>-0,00906392116695271</text:p>
          </table:table-cell>
          <table:table-cell table:style-name="ce495" office:value-type="float" office:value="0.00419825856234832" calcext:value-type="float">
            <text:p>0,00419825856234832</text:p>
          </table:table-cell>
          <table:table-cell table:style-name="ce516" office:value-type="float" office:value="-0.000139941952078205" calcext:value-type="float">
            <text:p>-0,000139941952078205</text:p>
          </table:table-cell>
          <table:table-cell table:style-name="ce516" office:value-type="float" office:value="0.000699709760391322" calcext:value-type="float">
            <text:p>0,000699709760391322</text:p>
          </table:table-cell>
          <table:table-cell table:style-name="ce590" office:value-type="float" office:value="-0.12122238362194" calcext:value-type="float">
            <text:p>-0,12122238362194</text:p>
          </table:table-cell>
          <table:table-cell table:style-name="ce624" office:value-type="float" office:value="-0.23061500756153" calcext:value-type="float">
            <text:p>-0,23061500756153</text:p>
          </table:table-cell>
          <table:table-cell table:style-name="ce495" office:value-type="float" office:value="0" calcext:value-type="float">
            <text:p>0</text:p>
          </table:table-cell>
          <table:table-cell table:style-name="ce516" office:value-type="float" office:value="-0.00251484591206244" calcext:value-type="float">
            <text:p>-0,00251484591206244</text:p>
          </table:table-cell>
          <table:table-cell table:style-name="ce495" office:value-type="float" office:value="0" calcext:value-type="float">
            <text:p>0</text:p>
          </table:table-cell>
          <table:table-cell table:number-columns-repeated="2" table:style-name="ce516" office:value-type="float" office:value="-0.00192311746216539" calcext:value-type="float">
            <text:p>-0,00192311746216539</text:p>
          </table:table-cell>
          <table:table-cell table:style-name="ce498" office:value-type="float" office:value="-0.00540469129090228" calcext:value-type="float">
            <text:p>-0,00540469129090228</text:p>
          </table:table-cell>
          <table:table-cell table:style-name="ce506" office:value-type="float" office:value="-0.000660162961226933" calcext:value-type="float">
            <text:p>-0,000660162961226933</text:p>
          </table:table-cell>
          <table:table-cell table:style-name="ce495" office:value-type="float" office:value="0" calcext:value-type="float">
            <text:p>0</text:p>
          </table:table-cell>
          <table:table-cell table:style-name="ce498" office:value-type="float" office:value="-0.00614816053056981" calcext:value-type="float">
            <text:p>-0,00614816053056981</text:p>
          </table:table-cell>
          <table:table-cell table:style-name="ce499" office:value-type="float" office:value="-0.00201428294002943" calcext:value-type="float">
            <text:p>-0,00201428294002943</text:p>
          </table:table-cell>
          <table:table-cell table:style-name="ce628" office:value-type="float" office:value="0.122472452663923" calcext:value-type="float">
            <text:p>0,122472452663923</text:p>
          </table:table-cell>
          <table:table-cell table:style-name="ce762" office:value-type="float" office:value="0.0540090987995664" calcext:value-type="float">
            <text:p>0,0540090987995664</text:p>
          </table:table-cell>
          <table:table-cell table:style-name="ce584" office:value-type="float" office:value="0.0438220748698004" calcext:value-type="float">
            <text:p>0,0438220748698004</text:p>
          </table:table-cell>
          <table:table-cell table:style-name="ce495" office:value-type="float" office:value="0.300242871160866" calcext:value-type="float">
            <text:p>0,300242871160866</text:p>
          </table:table-cell>
          <table:table-cell table:style-name="ce531" office:value-type="float" office:value="0.284909910815584" calcext:value-type="float">
            <text:p>0,284909910815584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SUM([.AG7];[.AL7];[.AQ7];[.AV7];[.BA7];[.AG17];[.AL17];[.AQ17];[.AV17];[.BA17];[.AG27];[.AL27];[.AQ27];[.AV27];[.BA27];[.AG37];[.AL37];[.AQ37];[.AV37];[.BA37];[.AG47];[.AL47];[.AQ47];[.AV47];[.BA47])" office:value-type="float" office:value="48" calcext:value-type="float">
            <text:p>48</text:p>
          </table:table-cell>
          <table:table-cell table:formula="of:=SUM([.AH7];[.AM7];[.AR7];[.AW7];[.BB7];[.AH17];[.AM17];[.AR17];[.AW17];[.BB17];[.AH27];[.AM27];[.AR27];[.AW27];[.BB27];[.AH37];[.AM37];[.AR37];[.AW37];[.BB37];[.AH47];[.AM47];[.AR47];[.AW47];[.BB47])" office:value-type="float" office:value="51" calcext:value-type="float">
            <text:p>51</text:p>
          </table:table-cell>
          <table:table-cell table:formula="of:=SUM([.AI7];[.AN7];[.AS7];[.AX7];[.BC7];[.AI17];[.AN17];[.AS17];[.AX17];[.BC17];[.AI27];[.AN27];[.AS27];[.AX27];[.BC27];[.AI37];[.AN37];[.AS37];[.AX37];[.BC37];[.AI47];[.AN47];[.AS47];[.AX47];[.BC47])" office:value-type="float" office:value="45" calcext:value-type="float">
            <text:p>45</text:p>
          </table:table-cell>
          <table:table-cell table:formula="of:=SUM([.AJ7];[.AO7];[.AT7];[.AY7];[.BD7];[.AJ17];[.AO17];[.AT17];[.AY17];[.BD17];[.AJ27];[.AO27];[.AT27];[.AY27];[.BD27];[.AJ37];[.AO37];[.AT37];[.AY37];[.BD37];[.AJ47];[.AO47];[.AT47];[.AY47];[.BD47])" office:value-type="float" office:value="66" calcext:value-type="float">
            <text:p>66</text:p>
          </table:table-cell>
          <table:table-cell table:formula="of:=SUM([.AK7];[.AP7];[.AU7];[.AZ7];[.BE7];[.AK17];[.AP17];[.AU17];[.AZ17];[.BE17];[.AK27];[.AP27];[.AU27];[.AZ27];[.BE27];[.AK37];[.AP37];[.AU37];[.AZ37];[.BE37];[.AK47];[.AP47];[.AU47];[.AZ47];[.BE47])" office:value-type="float" office:value="40" calcext:value-type="float">
            <text:p>40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SUM([.AG7];[.AL7];[.AQ7];[.AV7];[.BA7])" office:value-type="float" office:value="7" calcext:value-type="float">
            <text:p>7</text:p>
          </table:table-cell>
          <table:table-cell table:formula="of:=SUM([.AH7];[.AM7];[.AR7];[.AW7];[.BB7])" office:value-type="float" office:value="11" calcext:value-type="float">
            <text:p>11</text:p>
          </table:table-cell>
          <table:table-cell table:formula="of:=SUM([.AI7];[.AN7];[.AS7];[.AX7];[.BC7])" office:value-type="float" office:value="10" calcext:value-type="float">
            <text:p>10</text:p>
          </table:table-cell>
          <table:table-cell table:formula="of:=SUM([.AJ7];[.AO7];[.AT7];[.AY7];[.BD7])" office:value-type="float" office:value="21" calcext:value-type="float">
            <text:p>21</text:p>
          </table:table-cell>
          <table:table-cell table:formula="of:=SUM([.AK7];[.AP7];[.AU7];[.AZ7];[.BE7])" office:value-type="float" office:value="1" calcext:value-type="float">
            <text:p>1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SUM([.AG17];[.AL17];[.AQ17];[.AV17];[.BA17])" office:value-type="float" office:value="12" calcext:value-type="float">
            <text:p>12</text:p>
          </table:table-cell>
          <table:table-cell table:formula="of:=SUM([.AH17];[.AM17];[.AR17];[.AW17];[.BB17])" office:value-type="float" office:value="16" calcext:value-type="float">
            <text:p>16</text:p>
          </table:table-cell>
          <table:table-cell table:formula="of:=SUM([.AI17];[.AN17];[.AS17];[.AX17];[.BC17])" office:value-type="float" office:value="11" calcext:value-type="float">
            <text:p>11</text:p>
          </table:table-cell>
          <table:table-cell table:formula="of:=SUM([.AJ17];[.AO17];[.AT17];[.AY17];[.BD17])" office:value-type="float" office:value="10" calcext:value-type="float">
            <text:p>10</text:p>
          </table:table-cell>
          <table:table-cell table:formula="of:=SUM([.AK17];[.AP17];[.AU17];[.AZ17];[.BE17])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507" office:value-type="float" office:value="-0.15455986979433" calcext:value-type="float">
            <text:p>-0,15455986979433</text:p>
          </table:table-cell>
          <table:table-cell table:style-name="ce526" office:value-type="float" office:value="-0.0654115239005797" calcext:value-type="float">
            <text:p>-0,0654115239005797</text:p>
          </table:table-cell>
          <table:table-cell table:style-name="ce494" office:value-type="float" office:value="-0.18195686055215" calcext:value-type="float">
            <text:p>-0,18195686055215</text:p>
          </table:table-cell>
          <table:table-cell table:style-name="ce495" office:value-type="float" office:value="0.00162824931142863" calcext:value-type="float">
            <text:p>0,00162824931142863</text:p>
          </table:table-cell>
          <table:table-cell table:style-name="ce499" office:value-type="float" office:value="0.00125171665816076" calcext:value-type="float">
            <text:p>0,00125171665816076</text:p>
          </table:table-cell>
          <table:table-cell table:style-name="ce591" office:value-type="float" office:value="-0.0468653935680813" calcext:value-type="float">
            <text:p>-0,0468653935680813</text:p>
          </table:table-cell>
          <table:table-cell table:style-name="ce494" office:value-type="float" office:value="-0.0836852873428102" calcext:value-type="float">
            <text:p>-0,0836852873428102</text:p>
          </table:table-cell>
          <table:table-cell table:style-name="ce603" office:value-type="float" office:value="-0.0418426436714051" calcext:value-type="float">
            <text:p>-0,0418426436714051</text:p>
          </table:table-cell>
          <table:table-cell table:number-columns-repeated="2" table:style-name="ce495" office:value-type="float" office:value="0.00097959366454793" calcext:value-type="float">
            <text:p>0,00097959366454793</text:p>
          </table:table-cell>
          <table:table-cell table:style-name="ce636" office:value-type="float" office:value="-0.00550184181643866" calcext:value-type="float">
            <text:p>-0,00550184181643866</text:p>
          </table:table-cell>
          <table:table-cell table:number-columns-repeated="2" table:style-name="ce669" office:value-type="float" office:value="-0.00429003126175362" calcext:value-type="float">
            <text:p>-0,00429003126175362</text:p>
          </table:table-cell>
          <table:table-cell table:style-name="ce494" office:value-type="float" office:value="-0.00576935238649626" calcext:value-type="float">
            <text:p>-0,00576935238649626</text:p>
          </table:table-cell>
          <table:table-cell table:style-name="ce755" office:value-type="float" office:value="0.000012327676039522" calcext:value-type="float">
            <text:p>1,2327676039522E-05</text:p>
          </table:table-cell>
          <table:table-cell table:style-name="ce778" office:value-type="float" office:value="0.000580000315935126" calcext:value-type="float">
            <text:p>0,000580000315935126</text:p>
          </table:table-cell>
          <table:table-cell table:style-name="ce799" office:value-type="float" office:value="0.000282926983382943" calcext:value-type="float">
            <text:p>0,000282926983382943</text:p>
          </table:table-cell>
          <table:table-cell table:style-name="ce494" office:value-type="float" office:value="-0.000943089944609875" calcext:value-type="float">
            <text:p>-0,000943089944609875</text:p>
          </table:table-cell>
          <table:table-cell table:style-name="ce495" office:value-type="float" office:value="0.00160325290583691" calcext:value-type="float">
            <text:p>0,00160325290583691</text:p>
          </table:table-cell>
          <table:table-cell table:style-name="ce673" office:value-type="float" office:value="0" calcext:value-type="float">
            <text:p>0</text:p>
          </table:table-cell>
          <table:table-cell table:style-name="ce855" office:value-type="float" office:value="0.146173070209058" calcext:value-type="float">
            <text:p>0,146173070209058</text:p>
          </table:table-cell>
          <table:table-cell table:style-name="ce879" office:value-type="float" office:value="0.192873128272116" calcext:value-type="float">
            <text:p>0,192873128272116</text:p>
          </table:table-cell>
          <table:table-cell table:style-name="ce494" office:value-type="float" office:value="0.0991209343014103" calcext:value-type="float">
            <text:p>0,0991209343014103</text:p>
          </table:table-cell>
          <table:table-cell table:style-name="ce917" office:value-type="float" office:value="0.20744623194942" calcext:value-type="float">
            <text:p>0,20744623194942</text:p>
          </table:table-cell>
          <table:table-cell table:style-name="ce811" office:value-type="float" office:value="0.12846939280363" calcext:value-type="float">
            <text:p>0,12846939280363</text:p>
          </table:table-cell>
          <table:table-cell/>
          <table:table-cell table:style-name="ce946"/>
          <table:table-cell table:style-name="ce947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SUM([.AG8];[.AL8];[.AQ8];[.AV8];[.BA8];[.AG18];[.AL18];[.AQ18];[.AV18];[.BA18];[.AG28];[.AL28];[.AQ28];[.AV28];[.BA28];[.AG38];[.AL38];[.AQ38];[.AV38];[.BA38];[.AG48];[.AL48];[.AQ48];[.AV48];[.BA48])" office:value-type="float" office:value="69" calcext:value-type="float">
            <text:p>69</text:p>
          </table:table-cell>
          <table:table-cell table:formula="of:=SUM([.AH8];[.AM8];[.AR8];[.AW8];[.BB8];[.AH18];[.AM18];[.AR18];[.AW18];[.BB18];[.AH28];[.AM28];[.AR28];[.AW28];[.BB28];[.AH38];[.AM38];[.AR38];[.AW38];[.BB38];[.AH48];[.AM48];[.AR48];[.AW48];[.BB48])" office:value-type="float" office:value="58" calcext:value-type="float">
            <text:p>58</text:p>
          </table:table-cell>
          <table:table-cell table:formula="of:=SUM([.AI8];[.AN8];[.AS8];[.AX8];[.BC8];[.AI18];[.AN18];[.AS18];[.AX18];[.BC18];[.AI28];[.AN28];[.AS28];[.AX28];[.BC28];[.AI38];[.AN38];[.AS38];[.AX38];[.BC38];[.AI48];[.AN48];[.AS48];[.AX48];[.BC48])" office:value-type="float" office:value="61" calcext:value-type="float">
            <text:p>61</text:p>
          </table:table-cell>
          <table:table-cell table:formula="of:=SUM([.AJ8];[.AO8];[.AT8];[.AY8];[.BD8];[.AJ18];[.AO18];[.AT18];[.AY18];[.BD18];[.AJ28];[.AO28];[.AT28];[.AY28];[.BD28];[.AJ38];[.AO38];[.AT38];[.AY38];[.BD38];[.AJ48];[.AO48];[.AT48];[.AY48];[.BD48])" office:value-type="float" office:value="39" calcext:value-type="float">
            <text:p>39</text:p>
          </table:table-cell>
          <table:table-cell table:formula="of:=SUM([.AK8];[.AP8];[.AU8];[.AZ8];[.BE8];[.AK18];[.AP18];[.AU18];[.AZ18];[.BE18];[.AK28];[.AP28];[.AU28];[.AZ28];[.BE28];[.AK38];[.AP38];[.AU38];[.AZ38];[.BE38];[.AK48];[.AP48];[.AU48];[.AZ48];[.BE48])" office:value-type="float" office:value="23" calcext:value-type="float">
            <text:p>23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SUM([.AG8];[.AL8];[.AQ8];[.AV8];[.BA8])" office:value-type="float" office:value="12" calcext:value-type="float">
            <text:p>12</text:p>
          </table:table-cell>
          <table:table-cell table:formula="of:=SUM([.AH8];[.AM8];[.AR8];[.AW8];[.BB8])" office:value-type="float" office:value="8" calcext:value-type="float">
            <text:p>8</text:p>
          </table:table-cell>
          <table:table-cell table:formula="of:=SUM([.AI8];[.AN8];[.AS8];[.AX8];[.BC8])" office:value-type="float" office:value="20" calcext:value-type="float">
            <text:p>20</text:p>
          </table:table-cell>
          <table:table-cell table:formula="of:=SUM([.AJ8];[.AO8];[.AT8];[.AY8];[.BD8])" office:value-type="float" office:value="9" calcext:value-type="float">
            <text:p>9</text:p>
          </table:table-cell>
          <table:table-cell table:formula="of:=SUM([.AK8];[.AP8];[.AU8];[.AZ8];[.BE8])" office:value-type="float" office:value="1" calcext:value-type="float">
            <text:p>1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SUM([.AG18];[.AL18];[.AQ18];[.AV18];[.BA18])" office:value-type="float" office:value="14" calcext:value-type="float">
            <text:p>14</text:p>
          </table:table-cell>
          <table:table-cell table:formula="of:=SUM([.AH18];[.AM18];[.AR18];[.AW18];[.BB18])" office:value-type="float" office:value="8" calcext:value-type="float">
            <text:p>8</text:p>
          </table:table-cell>
          <table:table-cell table:formula="of:=SUM([.AI18];[.AN18];[.AS18];[.AX18];[.BC18])" office:value-type="float" office:value="12" calcext:value-type="float">
            <text:p>12</text:p>
          </table:table-cell>
          <table:table-cell table:formula="of:=SUM([.AJ18];[.AO18];[.AT18];[.AY18];[.BD18])" office:value-type="float" office:value="12" calcext:value-type="float">
            <text:p>12</text:p>
          </table:table-cell>
          <table:table-cell table:formula="of:=SUM([.AK18];[.AP18];[.AU18];[.AZ18];[.BE18])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8" office:value-type="float" office:value="-0.00142471814750005" calcext:value-type="float">
            <text:p>-0,00142471814750005</text:p>
          </table:table-cell>
          <table:table-cell table:style-name="ce527" office:value-type="float" office:value="-0.124764603488219" calcext:value-type="float">
            <text:p>-0,124764603488219</text:p>
          </table:table-cell>
          <table:table-cell table:number-columns-repeated="2" table:style-name="ce531" office:value-type="float" office:value="0" calcext:value-type="float">
            <text:p>0</text:p>
          </table:table-cell>
          <table:table-cell table:style-name="ce574" office:value-type="float" office:value="0.000407062327857157" calcext:value-type="float">
            <text:p>0,000407062327857157</text:p>
          </table:table-cell>
          <table:table-cell table:style-name="ce592" office:value-type="float" office:value="0.000139941952078205" calcext:value-type="float">
            <text:p>0,000139941952078205</text:p>
          </table:table-cell>
          <table:table-cell table:style-name="ce513" office:value-type="float" office:value="0" calcext:value-type="float">
            <text:p>0</text:p>
          </table:table-cell>
          <table:table-cell table:style-name="ce603" office:value-type="float" office:value="-0.0418426436714051" calcext:value-type="float">
            <text:p>-0,0418426436714051</text:p>
          </table:table-cell>
          <table:table-cell table:number-columns-repeated="2" table:style-name="ce495" office:value-type="float" office:value="0.00097959366454793" calcext:value-type="float">
            <text:p>0,00097959366454793</text:p>
          </table:table-cell>
          <table:table-cell table:style-name="ce637" office:value-type="float" office:value="-0.00502969182412499" calcext:value-type="float">
            <text:p>-0,00502969182412499</text:p>
          </table:table-cell>
          <table:table-cell table:number-columns-repeated="2" table:style-name="ce669" office:value-type="float" office:value="-0.00429003126175362" calcext:value-type="float">
            <text:p>-0,00429003126175362</text:p>
          </table:table-cell>
          <table:table-cell table:style-name="ce494" office:value-type="float" office:value="-0.00576935238649626" calcext:value-type="float">
            <text:p>-0,00576935238649626</text:p>
          </table:table-cell>
          <table:table-cell table:style-name="ce495" office:value-type="float" office:value="0.000887592674845586" calcext:value-type="float">
            <text:p>0,000887592674845586</text:p>
          </table:table-cell>
          <table:table-cell table:style-name="ce673" office:value-type="float" office:value="0" calcext:value-type="float">
            <text:p>0</text:p>
          </table:table-cell>
          <table:table-cell table:style-name="ce800" office:value-type="float" office:value="0.000282926983382943" calcext:value-type="float">
            <text:p>0,000282926983382943</text:p>
          </table:table-cell>
          <table:table-cell table:style-name="ce494" office:value-type="float" office:value="-0.000943089944609875" calcext:value-type="float">
            <text:p>-0,000943089944609875</text:p>
          </table:table-cell>
          <table:table-cell table:number-columns-repeated="2" table:style-name="ce673" office:value-type="float" office:value="0" calcext:value-type="float">
            <text:p>0</text:p>
          </table:table-cell>
          <table:table-cell table:style-name="ce545" office:value-type="float" office:value="0.20949138125649" calcext:value-type="float">
            <text:p>0,20949138125649</text:p>
          </table:table-cell>
          <table:table-cell table:style-name="ce740" office:value-type="float" office:value="0.210576805677544" calcext:value-type="float">
            <text:p>0,210576805677544</text:p>
          </table:table-cell>
          <table:table-cell table:style-name="ce713" office:value-type="float" office:value="0.100681753172521" calcext:value-type="float">
            <text:p>0,100681753172521</text:p>
          </table:table-cell>
          <table:table-cell table:style-name="ce495" office:value-type="float" office:value="0.219196159813674" calcext:value-type="float">
            <text:p>0,219196159813674</text:p>
          </table:table-cell>
          <table:table-cell table:style-name="ce544" office:value-type="float" office:value="0.211103433113446" calcext:value-type="float">
            <text:p>0,211103433113446</text:p>
          </table:table-cell>
          <table:table-cell/>
          <table:table-cell table:style-name="ce946"/>
          <table:table-cell table:style-name="ce947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SUM([.AG9];[.AL9];[.AQ9];[.AV9];[.BA9];[.AG19];[.AL19];[.AQ19];[.AV19];[.BA19];[.AG29];[.AL29];[.AQ29];[.AV29];[.BA29];[.AG39];[.AL39];[.AQ39];[.AV39];[.BA39];[.AG49];[.AL49];[.AQ49];[.AV49];[.BA49])" office:value-type="float" office:value="45" calcext:value-type="float">
            <text:p>45</text:p>
          </table:table-cell>
          <table:table-cell table:formula="of:=SUM([.AH9];[.AM9];[.AR9];[.AW9];[.BB9];[.AH19];[.AM19];[.AR19];[.AW19];[.BB19];[.AH29];[.AM29];[.AR29];[.AW29];[.BB29];[.AH39];[.AM39];[.AR39];[.AW39];[.BB39];[.AH49];[.AM49];[.AR49];[.AW49];[.BB49])" office:value-type="float" office:value="45" calcext:value-type="float">
            <text:p>45</text:p>
          </table:table-cell>
          <table:table-cell table:formula="of:=SUM([.AI9];[.AN9];[.AS9];[.AX9];[.BC9];[.AI19];[.AN19];[.AS19];[.AX19];[.BC19];[.AI29];[.AN29];[.AS29];[.AX29];[.BC29];[.AI39];[.AN39];[.AS39];[.AX39];[.BC39];[.AI49];[.AN49];[.AS49];[.AX49];[.BC49])" office:value-type="float" office:value="33" calcext:value-type="float">
            <text:p>33</text:p>
          </table:table-cell>
          <table:table-cell table:formula="of:=SUM([.AJ9];[.AO9];[.AT9];[.AY9];[.BD9];[.AJ19];[.AO19];[.AT19];[.AY19];[.BD19];[.AJ29];[.AO29];[.AT29];[.AY29];[.BD29];[.AJ39];[.AO39];[.AT39];[.AY39];[.BD39];[.AJ49];[.AO49];[.AT49];[.AY49];[.BD49])" office:value-type="float" office:value="92" calcext:value-type="float">
            <text:p>92</text:p>
          </table:table-cell>
          <table:table-cell table:formula="of:=SUM([.AK9];[.AP9];[.AU9];[.AZ9];[.BE9];[.AK19];[.AP19];[.AU19];[.AZ19];[.BE19];[.AK29];[.AP29];[.AU29];[.AZ29];[.BE29];[.AK39];[.AP39];[.AU39];[.AZ39];[.BE39];[.AK49];[.AP49];[.AU49];[.AZ49];[.BE49])" office:value-type="float" office:value="35" calcext:value-type="float">
            <text:p>35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SUM([.AG9];[.AL9];[.AQ9];[.AV9];[.BA9])" office:value-type="float" office:value="11" calcext:value-type="float">
            <text:p>11</text:p>
          </table:table-cell>
          <table:table-cell table:formula="of:=SUM([.AH9];[.AM9];[.AR9];[.AW9];[.BB9])" office:value-type="float" office:value="9" calcext:value-type="float">
            <text:p>9</text:p>
          </table:table-cell>
          <table:table-cell table:formula="of:=SUM([.AI9];[.AN9];[.AS9];[.AX9];[.BC9])" office:value-type="float" office:value="6" calcext:value-type="float">
            <text:p>6</text:p>
          </table:table-cell>
          <table:table-cell table:formula="of:=SUM([.AJ9];[.AO9];[.AT9];[.AY9];[.BD9])" office:value-type="float" office:value="17" calcext:value-type="float">
            <text:p>17</text:p>
          </table:table-cell>
          <table:table-cell table:formula="of:=SUM([.AK9];[.AP9];[.AU9];[.AZ9];[.BE9])" office:value-type="float" office:value="7" calcext:value-type="float">
            <text:p>7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SUM([.AG19];[.AL19];[.AQ19];[.AV19];[.BA19])" office:value-type="float" office:value="10" calcext:value-type="float">
            <text:p>10</text:p>
          </table:table-cell>
          <table:table-cell table:formula="of:=SUM([.AH19];[.AM19];[.AR19];[.AW19];[.BB19])" office:value-type="float" office:value="10" calcext:value-type="float">
            <text:p>10</text:p>
          </table:table-cell>
          <table:table-cell table:formula="of:=SUM([.AI19];[.AN19];[.AS19];[.AX19];[.BC19])" office:value-type="float" office:value="7" calcext:value-type="float">
            <text:p>7</text:p>
          </table:table-cell>
          <table:table-cell table:formula="of:=SUM([.AJ19];[.AO19];[.AT19];[.AY19];[.BD19])" office:value-type="float" office:value="14" calcext:value-type="float">
            <text:p>14</text:p>
          </table:table-cell>
          <table:table-cell table:formula="of:=SUM([.AK19];[.AP19];[.AU19];[.AZ19];[.BE19])" office:value-type="float" office:value="9" calcext:value-type="float">
            <text:p>9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66971624193953" calcext:value-type="float">
            <text:p>-0,666971624193953</text:p>
          </table:table-cell>
          <table:table-cell table:number-columns-repeated="2" table:style-name="ce516" office:value-type="float" office:value="0.00101765581964289" calcext:value-type="float">
            <text:p>0,00101765581964289</text:p>
          </table:table-cell>
          <table:table-cell table:style-name="ce495" office:value-type="float" office:value="0.00183686875445542" calcext:value-type="float">
            <text:p>0,00183686875445542</text:p>
          </table:table-cell>
          <table:table-cell table:style-name="ce516" office:value-type="float" office:value="0.00142471814750005" calcext:value-type="float">
            <text:p>0,00142471814750005</text:p>
          </table:table-cell>
          <table:table-cell table:style-name="ce494" office:value-type="float" office:value="-0.799768256127359" calcext:value-type="float">
            <text:p>-0,799768256127359</text:p>
          </table:table-cell>
          <table:table-cell table:number-columns-repeated="2" table:style-name="ce495" office:value-type="float" office:value="0.00685715565183561" calcext:value-type="float">
            <text:p>0,00685715565183561</text:p>
          </table:table-cell>
          <table:table-cell table:style-name="ce502" office:value-type="float" office:value="0.00331662426425516" calcext:value-type="float">
            <text:p>0,00331662426425516</text:p>
          </table:table-cell>
          <table:table-cell table:style-name="ce499" office:value-type="float" office:value="0.00461808441858314" calcext:value-type="float">
            <text:p>0,00461808441858314</text:p>
          </table:table-cell>
          <table:table-cell table:style-name="ce638" office:value-type="float" office:value="0.192903474666441" calcext:value-type="float">
            <text:p>0,192903474666441</text:p>
          </table:table-cell>
          <table:table-cell table:style-name="ce670" office:value-type="float" office:value="0.0664523376910435" calcext:value-type="float">
            <text:p>0,0664523376910435</text:p>
          </table:table-cell>
          <table:table-cell table:style-name="ce694" office:value-type="float" office:value="0.0315711783372159" calcext:value-type="float">
            <text:p>0,0315711783372159</text:p>
          </table:table-cell>
          <table:table-cell table:style-name="ce587" office:value-type="float" office:value="0.191050624957701" calcext:value-type="float">
            <text:p>0,191050624957701</text:p>
          </table:table-cell>
          <table:table-cell table:style-name="ce672" office:value-type="float" office:value="0.0355764402824566" calcext:value-type="float">
            <text:p>0,0355764402824566</text:p>
          </table:table-cell>
          <table:table-cell table:style-name="ce495" office:value-type="float" office:value="0.381102646616889" calcext:value-type="float">
            <text:p>0,381102646616889</text:p>
          </table:table-cell>
          <table:table-cell table:style-name="ce663" office:value-type="float" office:value="0.0815969279159417" calcext:value-type="float">
            <text:p>0,0815969279159417</text:p>
          </table:table-cell>
          <table:table-cell table:style-name="ce694" office:value-type="float" office:value="0.0286997988310557" calcext:value-type="float">
            <text:p>0,0286997988310557</text:p>
          </table:table-cell>
          <table:table-cell table:style-name="ce500" office:value-type="float" office:value="0.372948848137449" calcext:value-type="float">
            <text:p>0,372948848137449</text:p>
          </table:table-cell>
          <table:table-cell table:style-name="ce714" office:value-type="float" office:value="0.0309922933047451" calcext:value-type="float">
            <text:p>0,0309922933047451</text:p>
          </table:table-cell>
          <table:table-cell table:style-name="ce847" office:value-type="float" office:value="0.967052394455507" calcext:value-type="float">
            <text:p>0,967052394455507</text:p>
          </table:table-cell>
          <table:table-cell table:style-name="ce880" office:value-type="float" office:value="0.971591875294385" calcext:value-type="float">
            <text:p>0,971591875294385</text:p>
          </table:table-cell>
          <table:table-cell table:style-name="ce495" office:value-type="float" office:value="0.982172082603896" calcext:value-type="float">
            <text:p>0,982172082603896</text:p>
          </table:table-cell>
          <table:table-cell table:style-name="ce599" office:value-type="float" office:value="0.971770595012451" calcext:value-type="float">
            <text:p>0,971770595012451</text:p>
          </table:table-cell>
          <table:table-cell table:style-name="ce935" office:value-type="float" office:value="0.964173517663659" calcext:value-type="float">
            <text:p>0,964173517663659</text:p>
          </table:table-cell>
          <table:table-cell/>
          <table:table-cell table:style-name="ce946"/>
          <table:table-cell table:style-name="ce947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SUM([.AG10];[.AL10];[.AQ10];[.AV10];[.BA10];[.AG20];[.AL20];[.AQ20];[.AV20];[.BA20];[.AG30];[.AL30];[.AQ30];[.AV30];[.BA30];[.AG40];[.AL40];[.AQ40];[.AV40];[.BA40];[.AG50];[.AL50];[.AQ50];[.AV50];[.BA50])" office:value-type="float" office:value="57" calcext:value-type="float">
            <text:p>57</text:p>
          </table:table-cell>
          <table:table-cell table:formula="of:=SUM([.AH10];[.AM10];[.AR10];[.AW10];[.BB10];[.AH20];[.AM20];[.AR20];[.AW20];[.BB20];[.AH30];[.AM30];[.AR30];[.AW30];[.BB30];[.AH40];[.AM40];[.AR40];[.AW40];[.BB40];[.AH50];[.AM50];[.AR50];[.AW50];[.BB50])" office:value-type="float" office:value="44" calcext:value-type="float">
            <text:p>44</text:p>
          </table:table-cell>
          <table:table-cell table:formula="of:=SUM([.AI10];[.AN10];[.AS10];[.AX10];[.BC10];[.AI20];[.AN20];[.AS20];[.AX20];[.BC20];[.AI30];[.AN30];[.AS30];[.AX30];[.BC30];[.AI40];[.AN40];[.AS40];[.AX40];[.BC40];[.AI50];[.AN50];[.AS50];[.AX50];[.BC50])" office:value-type="float" office:value="29" calcext:value-type="float">
            <text:p>29</text:p>
          </table:table-cell>
          <table:table-cell table:formula="of:=SUM([.AJ10];[.AO10];[.AT10];[.AY10];[.BD10];[.AJ20];[.AO20];[.AT20];[.AY20];[.BD20];[.AJ30];[.AO30];[.AT30];[.AY30];[.BD30];[.AJ40];[.AO40];[.AT40];[.AY40];[.BD40];[.AJ50];[.AO50];[.AT50];[.AY50];[.BD50])" office:value-type="float" office:value="34" calcext:value-type="float">
            <text:p>34</text:p>
          </table:table-cell>
          <table:table-cell table:formula="of:=SUM([.AK10];[.AP10];[.AU10];[.AZ10];[.BE10];[.AK20];[.AP20];[.AU20];[.AZ20];[.BE20];[.AK30];[.AP30];[.AU30];[.AZ30];[.BE30];[.AK40];[.AP40];[.AU40];[.AZ40];[.BE40];[.AK50];[.AP50];[.AU50];[.AZ50];[.BE50])" office:value-type="float" office:value="86" calcext:value-type="float">
            <text:p>86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SUM([.AG10];[.AL10];[.AQ10];[.AV10];[.BA10])" office:value-type="float" office:value="17" calcext:value-type="float">
            <text:p>17</text:p>
          </table:table-cell>
          <table:table-cell table:formula="of:=SUM([.AH10];[.AM10];[.AR10];[.AW10];[.BB10])" office:value-type="float" office:value="15" calcext:value-type="float">
            <text:p>15</text:p>
          </table:table-cell>
          <table:table-cell table:formula="of:=SUM([.AI10];[.AN10];[.AS10];[.AX10];[.BC10])" office:value-type="float" office:value="6" calcext:value-type="float">
            <text:p>6</text:p>
          </table:table-cell>
          <table:table-cell table:formula="of:=SUM([.AJ10];[.AO10];[.AT10];[.AY10];[.BD10])" office:value-type="float" office:value="1" calcext:value-type="float">
            <text:p>1</text:p>
          </table:table-cell>
          <table:table-cell table:formula="of:=SUM([.AK10];[.AP10];[.AU10];[.AZ10];[.BE10])" office:value-type="float" office:value="11" calcext:value-type="float">
            <text:p>11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SUM([.AG20];[.AL20];[.AQ20];[.AV20];[.BA20])" office:value-type="float" office:value="7" calcext:value-type="float">
            <text:p>7</text:p>
          </table:table-cell>
          <table:table-cell table:formula="of:=SUM([.AH20];[.AM20];[.AR20];[.AW20];[.BB20])" office:value-type="float" office:value="12" calcext:value-type="float">
            <text:p>12</text:p>
          </table:table-cell>
          <table:table-cell table:formula="of:=SUM([.AI20];[.AN20];[.AS20];[.AX20];[.BC20])" office:value-type="float" office:value="6" calcext:value-type="float">
            <text:p>6</text:p>
          </table:table-cell>
          <table:table-cell table:formula="of:=SUM([.AJ20];[.AO20];[.AT20];[.AY20];[.BD20])" office:value-type="float" office:value="8" calcext:value-type="float">
            <text:p>8</text:p>
          </table:table-cell>
          <table:table-cell table:formula="of:=SUM([.AK20];[.AP20];[.AU20];[.AZ20];[.BE20])" office:value-type="float" office:value="17" calcext:value-type="float">
            <text:p>17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6" office:value-type="float" office:value="0.00196068354584531" calcext:value-type="float">
            <text:p>0,00196068354584531</text:p>
          </table:table-cell>
          <table:table-cell table:number-columns-repeated="2" table:style-name="ce516" office:value-type="float" office:value="0.00101765581964289" calcext:value-type="float">
            <text:p>0,00101765581964289</text:p>
          </table:table-cell>
          <table:table-cell table:style-name="ce495" office:value-type="float" office:value="0.00216421470977389" calcext:value-type="float">
            <text:p>0,00216421470977389</text:p>
          </table:table-cell>
          <table:table-cell table:style-name="ce506" office:value-type="float" office:value="0.00196068354584531" calcext:value-type="float">
            <text:p>0,00196068354584531</text:p>
          </table:table-cell>
          <table:table-cell table:style-name="ce499" office:value-type="float" office:value="0.00514519910474466" calcext:value-type="float">
            <text:p>0,00514519910474466</text:p>
          </table:table-cell>
          <table:table-cell table:number-columns-repeated="2" table:style-name="ce495" office:value-type="float" office:value="0.00685715565183561" calcext:value-type="float">
            <text:p>0,00685715565183561</text:p>
          </table:table-cell>
          <table:table-cell table:style-name="ce502" office:value-type="float" office:value="0.00304606982357049" calcext:value-type="float">
            <text:p>0,00304606982357049</text:p>
          </table:table-cell>
          <table:table-cell table:style-name="ce499" office:value-type="float" office:value="0.00514519910474466" calcext:value-type="float">
            <text:p>0,00514519910474466</text:p>
          </table:table-cell>
          <table:table-cell table:style-name="ce495" office:value-type="float" office:value="0.200217484860689" calcext:value-type="float">
            <text:p>0,200217484860689</text:p>
          </table:table-cell>
          <table:table-cell table:style-name="ce671" office:value-type="float" office:value="0.0694479629686474" calcext:value-type="float">
            <text:p>0,0694479629686474</text:p>
          </table:table-cell>
          <table:table-cell table:style-name="ce494" office:value-type="float" office:value="0.0291598849038854" calcext:value-type="float">
            <text:p>0,0291598849038854</text:p>
          </table:table-cell>
          <table:table-cell table:style-name="ce531" office:value-type="float" office:value="0.198590231623472" calcext:value-type="float">
            <text:p>0,198590231623472</text:p>
          </table:table-cell>
          <table:table-cell table:style-name="ce495" office:value-type="float" office:value="0.200217484860689" calcext:value-type="float">
            <text:p>0,200217484860689</text:p>
          </table:table-cell>
          <table:table-cell table:style-name="ce779" office:value-type="float" office:value="0.328613403933047" calcext:value-type="float">
            <text:p>0,328613403933047</text:p>
          </table:table-cell>
          <table:table-cell table:style-name="ce748" office:value-type="float" office:value="0.0622007113884633" calcext:value-type="float">
            <text:p>0,0622007113884633</text:p>
          </table:table-cell>
          <table:table-cell table:style-name="ce494" office:value-type="float" office:value="0.0238240238174222" calcext:value-type="float">
            <text:p>0,0238240238174222</text:p>
          </table:table-cell>
          <table:table-cell table:style-name="ce556" office:value-type="float" office:value="0.316730470630961" calcext:value-type="float">
            <text:p>0,316730470630961</text:p>
          </table:table-cell>
          <table:table-cell table:style-name="ce779" office:value-type="float" office:value="0.328613403933047" calcext:value-type="float">
            <text:p>0,328613403933047</text:p>
          </table:table-cell>
          <table:table-cell table:style-name="ce494" office:value-type="float" office:value="0.939815509422238" calcext:value-type="float">
            <text:p>0,939815509422238</text:p>
          </table:table-cell>
          <table:table-cell table:style-name="ce881" office:value-type="float" office:value="0.950645924337042" calcext:value-type="float">
            <text:p>0,950645924337042</text:p>
          </table:table-cell>
          <table:table-cell table:style-name="ce495" office:value-type="float" office:value="0.982172082603896" calcext:value-type="float">
            <text:p>0,982172082603896</text:p>
          </table:table-cell>
          <table:table-cell table:style-name="ce599" office:value-type="float" office:value="0.971770595012451" calcext:value-type="float">
            <text:p>0,971770595012451</text:p>
          </table:table-cell>
          <table:table-cell table:style-name="ce494" office:value-type="float" office:value="0.939815509422238" calcext:value-type="float">
            <text:p>0,939815509422238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SUM([.AG11];[.AL11];[.AQ11];[.AV11];[.BA11];[.AG21];[.AL21];[.AQ21];[.AV21];[.BA21];[.AG31];[.AL31];[.AQ31];[.AV31];[.BA31];[.AG41];[.AL41];[.AQ41];[.AV41];[.BA41];[.AG51];[.AL51];[.AQ51];[.AV51];[.BA51])" office:value-type="float" office:value="88" calcext:value-type="float">
            <text:p>88</text:p>
          </table:table-cell>
          <table:table-cell table:formula="of:=SUM([.AH11];[.AM11];[.AR11];[.AW11];[.BB11];[.AH21];[.AM21];[.AR21];[.AW21];[.BB21];[.AH31];[.AM31];[.AR31];[.AW31];[.BB31];[.AH41];[.AM41];[.AR41];[.AW41];[.BB41];[.AH51];[.AM51];[.AR51];[.AW51];[.BB51])" office:value-type="float" office:value="50" calcext:value-type="float">
            <text:p>50</text:p>
          </table:table-cell>
          <table:table-cell table:formula="of:=SUM([.AI11];[.AN11];[.AS11];[.AX11];[.BC11];[.AI21];[.AN21];[.AS21];[.AX21];[.BC21];[.AI31];[.AN31];[.AS31];[.AX31];[.BC31];[.AI41];[.AN41];[.AS41];[.AX41];[.BC41];[.AI51];[.AN51];[.AS51];[.AX51];[.BC51])" office:value-type="float" office:value="42" calcext:value-type="float">
            <text:p>42</text:p>
          </table:table-cell>
          <table:table-cell table:formula="of:=SUM([.AJ11];[.AO11];[.AT11];[.AY11];[.BD11];[.AJ21];[.AO21];[.AT21];[.AY21];[.BD21];[.AJ31];[.AO31];[.AT31];[.AY31];[.BD31];[.AJ41];[.AO41];[.AT41];[.AY41];[.BD41];[.AJ51];[.AO51];[.AT51];[.AY51];[.BD51])" office:value-type="float" office:value="25" calcext:value-type="float">
            <text:p>25</text:p>
          </table:table-cell>
          <table:table-cell table:formula="of:=SUM([.AK11];[.AP11];[.AU11];[.AZ11];[.BE11];[.AK21];[.AP21];[.AU21];[.AZ21];[.BE21];[.AK31];[.AP31];[.AU31];[.AZ31];[.BE31];[.AK41];[.AP41];[.AU41];[.AZ41];[.BE41];[.AK51];[.AP51];[.AU51];[.AZ51];[.BE51])" office:value-type="float" office:value="45" calcext:value-type="float">
            <text:p>45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SUM([.AG11];[.AL11];[.AQ11];[.AV11];[.BA11])" office:value-type="float" office:value="18" calcext:value-type="float">
            <text:p>18</text:p>
          </table:table-cell>
          <table:table-cell table:formula="of:=SUM([.AH11];[.AM11];[.AR11];[.AW11];[.BB11])" office:value-type="float" office:value="11" calcext:value-type="float">
            <text:p>11</text:p>
          </table:table-cell>
          <table:table-cell table:formula="of:=SUM([.AI11];[.AN11];[.AS11];[.AX11];[.BC11])" office:value-type="float" office:value="6" calcext:value-type="float">
            <text:p>6</text:p>
          </table:table-cell>
          <table:table-cell table:formula="of:=SUM([.AJ11];[.AO11];[.AT11];[.AY11];[.BD11])" office:value-type="float" office:value="9" calcext:value-type="float">
            <text:p>9</text:p>
          </table:table-cell>
          <table:table-cell table:formula="of:=SUM([.AK11];[.AP11];[.AU11];[.AZ11];[.BE11])" office:value-type="float" office:value="6" calcext:value-type="float">
            <text:p>6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SUM([.AG21];[.AL21];[.AQ21];[.AV21];[.BA21])" office:value-type="float" office:value="22" calcext:value-type="float">
            <text:p>22</text:p>
          </table:table-cell>
          <table:table-cell table:formula="of:=SUM([.AH21];[.AM21];[.AR21];[.AW21];[.BB21])" office:value-type="float" office:value="12" calcext:value-type="float">
            <text:p>12</text:p>
          </table:table-cell>
          <table:table-cell table:formula="of:=SUM([.AI21];[.AN21];[.AS21];[.AX21];[.BC21])" office:value-type="float" office:value="10" calcext:value-type="float">
            <text:p>10</text:p>
          </table:table-cell>
          <table:table-cell table:formula="of:=SUM([.AJ21];[.AO21];[.AT21];[.AY21];[.BD21])" office:value-type="float" office:value="2" calcext:value-type="float">
            <text:p>2</text:p>
          </table:table-cell>
          <table:table-cell table:formula="of:=SUM([.AK21];[.AP21];[.AU21];[.AZ21];[.BE21])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97721943525869" calcext:value-type="float">
            <text:p>-0,397721943525869</text:p>
          </table:table-cell>
          <table:table-cell table:style-name="ce528" office:value-type="float" office:value="0.00122118698357147" calcext:value-type="float">
            <text:p>0,00122118698357147</text:p>
          </table:table-cell>
          <table:table-cell table:style-name="ce544" office:value-type="float" office:value="-0.00223884280321436" calcext:value-type="float">
            <text:p>-0,00223884280321436</text:p>
          </table:table-cell>
          <table:table-cell table:style-name="ce551" office:value-type="float" office:value="0.0198544650412328" calcext:value-type="float">
            <text:p>0,0198544650412328</text:p>
          </table:table-cell>
          <table:table-cell table:style-name="ce575" office:value-type="float" office:value="0.000610593491785736" calcext:value-type="float">
            <text:p>0,000610593491785736</text:p>
          </table:table-cell>
          <table:table-cell table:style-name="ce494" office:value-type="float" office:value="-0.56854216870842" calcext:value-type="float">
            <text:p>-0,56854216870842</text:p>
          </table:table-cell>
          <table:table-cell table:style-name="ce502" office:value-type="float" office:value="0.00797669126846174" calcext:value-type="float">
            <text:p>0,00797669126846174</text:p>
          </table:table-cell>
          <table:table-cell table:style-name="ce495" office:value-type="float" office:value="0.010635588357949" calcext:value-type="float">
            <text:p>0,010635588357949</text:p>
          </table:table-cell>
          <table:table-cell table:style-name="ce609" office:value-type="float" office:value="-0.0200198624277316" calcext:value-type="float">
            <text:p>-0,0200198624277316</text:p>
          </table:table-cell>
          <table:table-cell table:style-name="ce502" office:value-type="float" office:value="0.00825657517261835" calcext:value-type="float">
            <text:p>0,00825657517261835</text:p>
          </table:table-cell>
          <table:table-cell table:style-name="ce495" office:value-type="float" office:value="0.269553265977377" calcext:value-type="float">
            <text:p>0,269553265977377</text:p>
          </table:table-cell>
          <table:table-cell table:style-name="ce672" office:value-type="float" office:value="0.0339196006227448" calcext:value-type="float">
            <text:p>0,0339196006227448</text:p>
          </table:table-cell>
          <table:table-cell table:style-name="ce704" office:value-type="float" office:value="0.0311088904857339" calcext:value-type="float">
            <text:p>0,0311088904857339</text:p>
          </table:table-cell>
          <table:table-cell table:style-name="ce614" office:value-type="float" office:value="0.246491882410243" calcext:value-type="float">
            <text:p>0,246491882410243</text:p>
          </table:table-cell>
          <table:table-cell table:style-name="ce494" office:value-type="float" office:value="0.0251250365361498" calcext:value-type="float">
            <text:p>0,0251250365361498</text:p>
          </table:table-cell>
          <table:table-cell table:style-name="ce581" office:value-type="float" office:value="0.361263177815444" calcext:value-type="float">
            <text:p>0,361263177815444</text:p>
          </table:table-cell>
          <table:table-cell table:style-name="ce507" office:value-type="float" office:value="0.072996733529386" calcext:value-type="float">
            <text:p>0,072996733529386</text:p>
          </table:table-cell>
          <table:table-cell table:style-name="ce809" office:value-type="float" office:value="0.0254799325784998" calcext:value-type="float">
            <text:p>0,0254799325784998</text:p>
          </table:table-cell>
          <table:table-cell table:style-name="ce495" office:value-type="float" office:value="0.41343962900099" calcext:value-type="float">
            <text:p>0,41343962900099</text:p>
          </table:table-cell>
          <table:table-cell table:style-name="ce706" office:value-type="float" office:value="0.0325633239708079" calcext:value-type="float">
            <text:p>0,0325633239708079</text:p>
          </table:table-cell>
          <table:table-cell table:style-name="ce856" office:value-type="float" office:value="0.969172308177967" calcext:value-type="float">
            <text:p>0,969172308177967</text:p>
          </table:table-cell>
          <table:table-cell table:style-name="ce882" office:value-type="float" office:value="0.972413985997489" calcext:value-type="float">
            <text:p>0,972413985997489</text:p>
          </table:table-cell>
          <table:table-cell table:style-name="ce495" office:value-type="float" office:value="0.982994193307" calcext:value-type="float">
            <text:p>0,982994193307</text:p>
          </table:table-cell>
          <table:table-cell table:style-name="ce548" office:value-type="float" office:value="0.980483479134369" calcext:value-type="float">
            <text:p>0,980483479134369</text:p>
          </table:table-cell>
          <table:table-cell table:style-name="ce603" office:value-type="float" office:value="0.972265350765297" calcext:value-type="float">
            <text:p>0,972265350765297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SUM([.AG12];[.AL12];[.AQ12];[.AV12];[.BA12];[.AG22];[.AL22];[.AQ22];[.AV22];[.BA22];[.AG32];[.AL32];[.AQ32];[.AV32];[.BA32];[.AG42];[.AL42];[.AQ42];[.AV42];[.BA42];[.AG52];[.AL52];[.AQ52];[.AV52];[.BA52])" office:value-type="float" office:value="61" calcext:value-type="float">
            <text:p>61</text:p>
          </table:table-cell>
          <table:table-cell table:formula="of:=SUM([.AH12];[.AM12];[.AR12];[.AW12];[.BB12];[.AH22];[.AM22];[.AR22];[.AW22];[.BB22];[.AH32];[.AM32];[.AR32];[.AW32];[.BB32];[.AH42];[.AM42];[.AR42];[.AW42];[.BB42];[.AH52];[.AM52];[.AR52];[.AW52];[.BB52])" office:value-type="float" office:value="49" calcext:value-type="float">
            <text:p>49</text:p>
          </table:table-cell>
          <table:table-cell table:formula="of:=SUM([.AI12];[.AN12];[.AS12];[.AX12];[.BC12];[.AI22];[.AN22];[.AS22];[.AX22];[.BC22];[.AI32];[.AN32];[.AS32];[.AX32];[.BC32];[.AI42];[.AN42];[.AS42];[.AX42];[.BC42];[.AI52];[.AN52];[.AS52];[.AX52];[.BC52])" office:value-type="float" office:value="68" calcext:value-type="float">
            <text:p>68</text:p>
          </table:table-cell>
          <table:table-cell table:formula="of:=SUM([.AJ12];[.AO12];[.AT12];[.AY12];[.BD12];[.AJ22];[.AO22];[.AT22];[.AY22];[.BD22];[.AJ32];[.AO32];[.AT32];[.AY32];[.BD32];[.AJ42];[.AO42];[.AT42];[.AY42];[.BD42];[.AJ52];[.AO52];[.AT52];[.AY52];[.BD52])" office:value-type="float" office:value="30" calcext:value-type="float">
            <text:p>30</text:p>
          </table:table-cell>
          <table:table-cell table:formula="of:=SUM([.AK12];[.AP12];[.AU12];[.AZ12];[.BE12];[.AK22];[.AP22];[.AU22];[.AZ22];[.BE22];[.AK32];[.AP32];[.AU32];[.AZ32];[.BE32];[.AK42];[.AP42];[.AU42];[.AZ42];[.BE42];[.AK52];[.AP52];[.AU52];[.AZ52];[.BE52])" office:value-type="float" office:value="42" calcext:value-type="float">
            <text:p>42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SUM([.AG12];[.AL12];[.AQ12];[.AV12];[.BA12])" office:value-type="float" office:value="9" calcext:value-type="float">
            <text:p>9</text:p>
          </table:table-cell>
          <table:table-cell table:formula="of:=SUM([.AH12];[.AM12];[.AR12];[.AW12];[.BB12])" office:value-type="float" office:value="9" calcext:value-type="float">
            <text:p>9</text:p>
          </table:table-cell>
          <table:table-cell table:formula="of:=SUM([.AI12];[.AN12];[.AS12];[.AX12];[.BC12])" office:value-type="float" office:value="5" calcext:value-type="float">
            <text:p>5</text:p>
          </table:table-cell>
          <table:table-cell table:formula="of:=SUM([.AJ12];[.AO12];[.AT12];[.AY12];[.BD12])" office:value-type="float" office:value="4" calcext:value-type="float">
            <text:p>4</text:p>
          </table:table-cell>
          <table:table-cell table:formula="of:=SUM([.AK12];[.AP12];[.AU12];[.AZ12];[.BE12])" office:value-type="float" office:value="23" calcext:value-type="float">
            <text:p>23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SUM([.AG22];[.AL22];[.AQ22];[.AV22];[.BA22])" office:value-type="float" office:value="22" calcext:value-type="float">
            <text:p>22</text:p>
          </table:table-cell>
          <table:table-cell table:formula="of:=SUM([.AH22];[.AM22];[.AR22];[.AW22];[.BB22])" office:value-type="float" office:value="11" calcext:value-type="float">
            <text:p>11</text:p>
          </table:table-cell>
          <table:table-cell table:formula="of:=SUM([.AI22];[.AN22];[.AS22];[.AX22];[.BC22])" office:value-type="float" office:value="3" calcext:value-type="float">
            <text:p>3</text:p>
          </table:table-cell>
          <table:table-cell table:formula="of:=SUM([.AJ22];[.AO22];[.AT22];[.AY22];[.BD22])" office:value-type="float" office:value="7" calcext:value-type="float">
            <text:p>7</text:p>
          </table:table-cell>
          <table:table-cell table:formula="of:=SUM([.AK22];[.AP22];[.AU22];[.AZ22];[.BE22])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9" office:value-type="float" office:value="-0.00558862654287222" calcext:value-type="float">
            <text:p>-0,00558862654287222</text:p>
          </table:table-cell>
          <table:table-cell table:style-name="ce528" office:value-type="float" office:value="0.00122118698357147" calcext:value-type="float">
            <text:p>0,00122118698357147</text:p>
          </table:table-cell>
          <table:table-cell table:style-name="ce544" office:value-type="float" office:value="-0.00223884280321436" calcext:value-type="float">
            <text:p>-0,00223884280321436</text:p>
          </table:table-cell>
          <table:table-cell table:style-name="ce495" office:value-type="float" office:value="0.0262504318676884" calcext:value-type="float">
            <text:p>0,0262504318676884</text:p>
          </table:table-cell>
          <table:table-cell table:style-name="ce576" office:value-type="float" office:value="-0.000242541303681556" calcext:value-type="float">
            <text:p>-0,000242541303681556</text:p>
          </table:table-cell>
          <table:table-cell table:style-name="ce576" office:value-type="float" office:value="-0.0251767233618162" calcext:value-type="float">
            <text:p>-0,0251767233618162</text:p>
          </table:table-cell>
          <table:table-cell table:style-name="ce502" office:value-type="float" office:value="0.00797669126846174" calcext:value-type="float">
            <text:p>0,00797669126846174</text:p>
          </table:table-cell>
          <table:table-cell table:style-name="ce495" office:value-type="float" office:value="0.010635588357949" calcext:value-type="float">
            <text:p>0,010635588357949</text:p>
          </table:table-cell>
          <table:table-cell table:style-name="ce584" office:value-type="float" office:value="-0.0756911033303385" calcext:value-type="float">
            <text:p>-0,0756911033303385</text:p>
          </table:table-cell>
          <table:table-cell table:style-name="ce502" office:value-type="float" office:value="0.00825657517261835" calcext:value-type="float">
            <text:p>0,00825657517261835</text:p>
          </table:table-cell>
          <table:table-cell table:style-name="ce639" office:value-type="float" office:value="0.209159981059759" calcext:value-type="float">
            <text:p>0,209159981059759</text:p>
          </table:table-cell>
          <table:table-cell table:style-name="ce636" office:value-type="float" office:value="0.0349773152269358" calcext:value-type="float">
            <text:p>0,0349773152269358</text:p>
          </table:table-cell>
          <table:table-cell table:style-name="ce694" office:value-type="float" office:value="0.028963874854857" calcext:value-type="float">
            <text:p>0,028963874854857</text:p>
          </table:table-cell>
          <table:table-cell table:style-name="ce729" office:value-type="float" office:value="0.225718515516045" calcext:value-type="float">
            <text:p>0,225718515516045</text:p>
          </table:table-cell>
          <table:table-cell table:style-name="ce756" office:value-type="float" office:value="0.127881147395982" calcext:value-type="float">
            <text:p>0,127881147395982</text:p>
          </table:table-cell>
          <table:table-cell table:style-name="ce644" office:value-type="float" office:value="0.327885652859123" calcext:value-type="float">
            <text:p>0,327885652859123</text:p>
          </table:table-cell>
          <table:table-cell table:style-name="ce797" office:value-type="float" office:value="0.0503877239239363" calcext:value-type="float">
            <text:p>0,0503877239239363</text:p>
          </table:table-cell>
          <table:table-cell table:style-name="ce494" office:value-type="float" office:value="0.0132559150797802" calcext:value-type="float">
            <text:p>0,0132559150797802</text:p>
          </table:table-cell>
          <table:table-cell table:style-name="ce738" office:value-type="float" office:value="0.369262938270598" calcext:value-type="float">
            <text:p>0,369262938270598</text:p>
          </table:table-cell>
          <table:table-cell table:style-name="ce556" office:value-type="float" office:value="0.341021323970965" calcext:value-type="float">
            <text:p>0,341021323970965</text:p>
          </table:table-cell>
          <table:table-cell table:style-name="ce494" office:value-type="float" office:value="0.961726546857138" calcext:value-type="float">
            <text:p>0,961726546857138</text:p>
          </table:table-cell>
          <table:table-cell table:style-name="ce882" office:value-type="float" office:value="0.972413985997489" calcext:value-type="float">
            <text:p>0,972413985997489</text:p>
          </table:table-cell>
          <table:table-cell table:style-name="ce905" office:value-type="float" office:value="0.972914401208074" calcext:value-type="float">
            <text:p>0,972914401208074</text:p>
          </table:table-cell>
          <table:table-cell table:style-name="ce809" office:value-type="float" office:value="0.962369937842176" calcext:value-type="float">
            <text:p>0,962369937842176</text:p>
          </table:table-cell>
          <table:table-cell table:style-name="ce694" office:value-type="float" office:value="0.962048242349657" calcext:value-type="float">
            <text:p>0,962048242349657</text:p>
          </table:table-cell>
          <table:table-cell/>
          <table:table-cell table:style-name="ce946" table:number-columns-repeated="2"/>
          <table:table-cell/>
          <table:table-cell table:style-name="ce947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569057869507012" calcext:value-type="float">
            <text:p>-0,569057869507012</text:p>
          </table:table-cell>
          <table:table-cell table:number-columns-repeated="2" table:style-name="ce529" office:value-type="float" office:value="0" calcext:value-type="float">
            <text:p>0</text:p>
          </table:table-cell>
          <table:table-cell table:style-name="ce552" office:value-type="float" office:value="0.0130955343057713" calcext:value-type="float">
            <text:p>0,0130955343057713</text:p>
          </table:table-cell>
          <table:table-cell table:style-name="ce539" office:value-type="float" office:value="0.00386709211464299" calcext:value-type="float">
            <text:p>0,00386709211464299</text:p>
          </table:table-cell>
          <table:table-cell table:style-name="ce494" office:value-type="float" office:value="-0.837009141941256" calcext:value-type="float">
            <text:p>-0,837009141941256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505" office:value-type="float" office:value="-0.0186834167853841" calcext:value-type="float">
            <text:p>-0,0186834167853841</text:p>
          </table:table-cell>
          <table:table-cell table:style-name="ce495" office:value-type="float" office:value="0.00209912928117416" calcext:value-type="float">
            <text:p>0,00209912928117416</text:p>
          </table:table-cell>
          <table:table-cell table:style-name="ce494" office:value-type="float" office:value="-0.0706597735233324" calcext:value-type="float">
            <text:p>-0,0706597735233324</text:p>
          </table:table-cell>
          <table:table-cell table:style-name="ce673" office:value-type="float" office:value="0.0139043858049769" calcext:value-type="float">
            <text:p>0,0139043858049769</text:p>
          </table:table-cell>
          <table:table-cell table:style-name="ce705" office:value-type="float" office:value="0.0158410637107858" calcext:value-type="float">
            <text:p>0,0158410637107858</text:p>
          </table:table-cell>
          <table:table-cell table:style-name="ce495" office:value-type="float" office:value="0.157249370024935" calcext:value-type="float">
            <text:p>0,157249370024935</text:p>
          </table:table-cell>
          <table:table-cell table:style-name="ce757" office:value-type="float" office:value="0.0164204644846433" calcext:value-type="float">
            <text:p>0,0164204644846433</text:p>
          </table:table-cell>
          <table:table-cell table:style-name="ce645" office:value-type="float" office:value="0.209568732041504" calcext:value-type="float">
            <text:p>0,209568732041504</text:p>
          </table:table-cell>
          <table:table-cell table:style-name="ce698" office:value-type="float" office:value="0.0384930019975431" calcext:value-type="float">
            <text:p>0,0384930019975431</text:p>
          </table:table-cell>
          <table:table-cell table:style-name="ce708" office:value-type="float" office:value="0.0178063240625233" calcext:value-type="float">
            <text:p>0,0178063240625233</text:p>
          </table:table-cell>
          <table:table-cell table:style-name="ce790" office:value-type="float" office:value="0.211727622106374" calcext:value-type="float">
            <text:p>0,211727622106374</text:p>
          </table:table-cell>
          <table:table-cell table:style-name="ce707" office:value-type="float" office:value="0.0167870010140575" calcext:value-type="float">
            <text:p>0,0167870010140575</text:p>
          </table:table-cell>
          <table:table-cell table:style-name="ce760" office:value-type="float" office:value="0.984644074170947" calcext:value-type="float">
            <text:p>0,984644074170947</text:p>
          </table:table-cell>
          <table:table-cell table:style-name="ce883" office:value-type="float" office:value="0.971770595012451" calcext:value-type="float">
            <text:p>0,971770595012451</text:p>
          </table:table-cell>
          <table:table-cell table:style-name="ce906" office:value-type="float" office:value="0.972128034448583" calcext:value-type="float">
            <text:p>0,972128034448583</text:p>
          </table:table-cell>
          <table:table-cell table:style-name="ce495" office:value-type="float" office:value="0.992430594420889" calcext:value-type="float">
            <text:p>0,992430594420889</text:p>
          </table:table-cell>
          <table:table-cell table:style-name="ce636" office:value-type="float" office:value="0.95263477693292" calcext:value-type="float">
            <text:p>0,95263477693292</text:p>
          </table:table-cell>
          <table:table-cell/>
          <table:table-cell table:style-name="ce946" table:number-columns-repeated="2"/>
          <table:table-cell table:style-name="ce991" office:value-type="string" calcext:value-type="string" table:number-columns-spanned="2" table:number-rows-spanned="1">
            <text:p>RandomForestClassifier</text:p>
          </table:table-cell>
          <table:covered-table-cell table:style-name="ce947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1" office:value-type="string" calcext:value-type="string" table:number-columns-spanned="2" table:number-rows-spanned="1">
            <text:p>VotingClassifierVotingClassifier</text:p>
          </table:table-cell>
          <table:covered-table-cell table:style-name="ce947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1" office:value-type="string" calcext:value-type="string" table:number-columns-spanned="2" table:number-rows-spanned="1">
            <text:p>XGBClassifier</text:p>
          </table:table-cell>
          <table:covered-table-cell table:style-name="ce947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0" office:value-type="float" office:value="-0.00129072679791374" calcext:value-type="float">
            <text:p>-0,00129072679791374</text:p>
          </table:table-cell>
          <table:table-cell table:number-columns-repeated="2" table:style-name="ce529" office:value-type="float" office:value="0" calcext:value-type="float">
            <text:p>0</text:p>
          </table:table-cell>
          <table:table-cell table:style-name="ce495" office:value-type="float" office:value="0.0155582613893071" calcext:value-type="float">
            <text:p>0,0155582613893071</text:p>
          </table:table-cell>
          <table:table-cell table:style-name="ce539" office:value-type="float" office:value="0.00386709211464299" calcext:value-type="float">
            <text:p>0,00386709211464299</text:p>
          </table:table-cell>
          <table:table-cell table:style-name="ce593" office:value-type="float" office:value="-0.0132000246297836" calcext:value-type="float">
            <text:p>-0,0132000246297836</text:p>
          </table:table-cell>
          <table:table-cell table:number-columns-repeated="2" table:style-name="ce533" office:value-type="float" office:value="0" calcext:value-type="float">
            <text:p>0</text:p>
          </table:table-cell>
          <table:table-cell table:style-name="ce554" office:value-type="float" office:value="-0.103158209974503" calcext:value-type="float">
            <text:p>-0,103158209974503</text:p>
          </table:table-cell>
          <table:table-cell table:style-name="ce513" office:value-type="float" office:value="-0.00824957807501449" calcext:value-type="float">
            <text:p>-0,00824957807501449</text:p>
          </table:table-cell>
          <table:table-cell table:style-name="ce640" office:value-type="float" office:value="0.087021065162986" calcext:value-type="float">
            <text:p>0,087021065162986</text:p>
          </table:table-cell>
          <table:table-cell table:style-name="ce674" office:value-type="float" office:value="0.019212683107595" calcext:value-type="float">
            <text:p>0,019212683107595</text:p>
          </table:table-cell>
          <table:table-cell table:style-name="ce705" office:value-type="float" office:value="0.015680803922272" calcext:value-type="float">
            <text:p>0,015680803922272</text:p>
          </table:table-cell>
          <table:table-cell table:style-name="ce730" office:value-type="float" office:value="0.110862790623422" calcext:value-type="float">
            <text:p>0,110862790623422</text:p>
          </table:table-cell>
          <table:table-cell table:style-name="ce758" office:value-type="float" office:value="0.0798266334263209" calcext:value-type="float">
            <text:p>0,0798266334263209</text:p>
          </table:table-cell>
          <table:table-cell table:style-name="ce522" office:value-type="float" office:value="0.223995650469176" calcext:value-type="float">
            <text:p>0,223995650469176</text:p>
          </table:table-cell>
          <table:table-cell table:style-name="ce716" office:value-type="float" office:value="0.0195950513241336" calcext:value-type="float">
            <text:p>0,0195950513241336</text:p>
          </table:table-cell>
          <table:table-cell table:style-name="ce494" office:value-type="float" office:value="0.0159382200639084" calcext:value-type="float">
            <text:p>0,0159382200639084</text:p>
          </table:table-cell>
          <table:table-cell table:style-name="ce495" office:value-type="float" office:value="0.231553730466937" calcext:value-type="float">
            <text:p>0,231553730466937</text:p>
          </table:table-cell>
          <table:table-cell table:style-name="ce838" office:value-type="float" office:value="0.108679327491991" calcext:value-type="float">
            <text:p>0,108679327491991</text:p>
          </table:table-cell>
          <table:table-cell table:style-name="ce494" office:value-type="float" office:value="0.951039107716787" calcext:value-type="float">
            <text:p>0,951039107716787</text:p>
          </table:table-cell>
          <table:table-cell table:style-name="ce883" office:value-type="float" office:value="0.971770595012451" calcext:value-type="float">
            <text:p>0,971770595012451</text:p>
          </table:table-cell>
          <table:table-cell table:style-name="ce906" office:value-type="float" office:value="0.972128034448583" calcext:value-type="float">
            <text:p>0,972128034448583</text:p>
          </table:table-cell>
          <table:table-cell table:style-name="ce905" office:value-type="float" office:value="0.972807169377234" calcext:value-type="float">
            <text:p>0,972807169377234</text:p>
          </table:table-cell>
          <table:table-cell table:style-name="ce881" office:value-type="float" office:value="0.961619315026298" calcext:value-type="float">
            <text:p>0,961619315026298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SUM([.AG23];[.AL23];[.AQ23];[.AV23];[.BA23])" office:value-type="float" office:value="12" calcext:value-type="float">
            <text:p>12</text:p>
          </table:table-cell>
          <table:table-cell table:formula="of:=SUM([.AH23];[.AM23];[.AR23];[.AW23];[.BB23])" office:value-type="float" office:value="8" calcext:value-type="float">
            <text:p>8</text:p>
          </table:table-cell>
          <table:table-cell table:formula="of:=SUM([.AI23];[.AN23];[.AS23];[.AX23];[.BC23])" office:value-type="float" office:value="0" calcext:value-type="float">
            <text:p>0</text:p>
          </table:table-cell>
          <table:table-cell table:formula="of:=SUM([.AJ23];[.AO23];[.AT23];[.AY23];[.BD23])" office:value-type="float" office:value="3" calcext:value-type="float">
            <text:p>3</text:p>
          </table:table-cell>
          <table:table-cell table:formula="of:=SUM([.AK23];[.AP23];[.AU23];[.AZ23];[.BE23])" office:value-type="float" office:value="27" calcext:value-type="float">
            <text:p>27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SUM([.AG33];[.AL33];[.AQ33];[.AV33];[.BA33])" office:value-type="float" office:value="13" calcext:value-type="float">
            <text:p>13</text:p>
          </table:table-cell>
          <table:table-cell table:formula="of:=SUM([.AH33];[.AM33];[.AR33];[.AW33];[.BB33])" office:value-type="float" office:value="9" calcext:value-type="float">
            <text:p>9</text:p>
          </table:table-cell>
          <table:table-cell table:formula="of:=SUM([.AI33];[.AN33];[.AS33];[.AX33];[.BC33])" office:value-type="float" office:value="1" calcext:value-type="float">
            <text:p>1</text:p>
          </table:table-cell>
          <table:table-cell table:formula="of:=SUM([.AJ33];[.AO33];[.AT33];[.AY33];[.BD33])" office:value-type="float" office:value="0" calcext:value-type="float">
            <text:p>0</text:p>
          </table:table-cell>
          <table:table-cell table:formula="of:=SUM([.AK33];[.AP33];[.AU33];[.AZ33];[.BE33])" office:value-type="float" office:value="27" calcext:value-type="float">
            <text:p>27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ase</text:p>
          </table:table-cell>
          <table:table-cell table:formula="of:=SUM([.AG43];[.AL43];[.AQ43];[.AV43];[.BA43])" office:value-type="float" office:value="6" calcext:value-type="float">
            <text:p>6</text:p>
          </table:table-cell>
          <table:table-cell table:formula="of:=SUM([.AH43];[.AM43];[.AR43];[.AW43];[.BB43])" office:value-type="float" office:value="19" calcext:value-type="float">
            <text:p>19</text:p>
          </table:table-cell>
          <table:table-cell table:formula="of:=SUM([.AI43];[.AN43];[.AS43];[.AX43];[.BC43])" office:value-type="float" office:value="0" calcext:value-type="float">
            <text:p>0</text:p>
          </table:table-cell>
          <table:table-cell table:formula="of:=SUM([.AJ43];[.AO43];[.AT43];[.AY43];[.BD43])" office:value-type="float" office:value="1" calcext:value-type="float">
            <text:p>1</text:p>
          </table:table-cell>
          <table:table-cell table:formula="of:=SUM([.AK43];[.AP43];[.AU43];[.AZ43];[.BE43])" office:value-type="float" office:value="24" calcext:value-type="float">
            <text:p>24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SUM([.AG24];[.AL24];[.AQ24];[.AV24];[.BA24])" office:value-type="float" office:value="7" calcext:value-type="float">
            <text:p>7</text:p>
          </table:table-cell>
          <table:table-cell table:formula="of:=SUM([.AH24];[.AM24];[.AR24];[.AW24];[.BB24])" office:value-type="float" office:value="14" calcext:value-type="float">
            <text:p>14</text:p>
          </table:table-cell>
          <table:table-cell table:formula="of:=SUM([.AI24];[.AN24];[.AS24];[.AX24];[.BC24])" office:value-type="float" office:value="24" calcext:value-type="float">
            <text:p>24</text:p>
          </table:table-cell>
          <table:table-cell table:formula="of:=SUM([.AJ24];[.AO24];[.AT24];[.AY24];[.BD24])" office:value-type="float" office:value="3" calcext:value-type="float">
            <text:p>3</text:p>
          </table:table-cell>
          <table:table-cell table:formula="of:=SUM([.AK24];[.AP24];[.AU24];[.AZ24];[.BE24])" office:value-type="float" office:value="2" calcext:value-type="float">
            <text:p>2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SUM([.AG34];[.AL34];[.AQ34];[.AV34];[.BA34])" office:value-type="float" office:value="7" calcext:value-type="float">
            <text:p>7</text:p>
          </table:table-cell>
          <table:table-cell table:formula="of:=SUM([.AH34];[.AM34];[.AR34];[.AW34];[.BB34])" office:value-type="float" office:value="8" calcext:value-type="float">
            <text:p>8</text:p>
          </table:table-cell>
          <table:table-cell table:formula="of:=SUM([.AI34];[.AN34];[.AS34];[.AX34];[.BC34])" office:value-type="float" office:value="29" calcext:value-type="float">
            <text:p>29</text:p>
          </table:table-cell>
          <table:table-cell table:formula="of:=SUM([.AJ34];[.AO34];[.AT34];[.AY34];[.BD34])" office:value-type="float" office:value="5" calcext:value-type="float">
            <text:p>5</text:p>
          </table:table-cell>
          <table:table-cell table:formula="of:=SUM([.AK34];[.AP34];[.AU34];[.AZ34];[.BE34])" office:value-type="float" office:value="1" calcext:value-type="float">
            <text:p>1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bbq</text:p>
          </table:table-cell>
          <table:table-cell table:formula="of:=SUM([.AG44];[.AL44];[.AQ44];[.AV44];[.BA44])" office:value-type="float" office:value="4" calcext:value-type="float">
            <text:p>4</text:p>
          </table:table-cell>
          <table:table-cell table:formula="of:=SUM([.AH44];[.AM44];[.AR44];[.AW44];[.BB44])" office:value-type="float" office:value="12" calcext:value-type="float">
            <text:p>12</text:p>
          </table:table-cell>
          <table:table-cell table:formula="of:=SUM([.AI44];[.AN44];[.AS44];[.AX44];[.BC44])" office:value-type="float" office:value="26" calcext:value-type="float">
            <text:p>26</text:p>
          </table:table-cell>
          <table:table-cell table:formula="of:=SUM([.AJ44];[.AO44];[.AT44];[.AY44];[.BD44])" office:value-type="float" office:value="6" calcext:value-type="float">
            <text:p>6</text:p>
          </table:table-cell>
          <table:table-cell table:formula="of:=SUM([.AK44];[.AP44];[.AU44];[.AZ44];[.BE44])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SUM([.AG25];[.AL25];[.AQ25];[.AV25];[.BA25])" office:value-type="float" office:value="8" calcext:value-type="float">
            <text:p>8</text:p>
          </table:table-cell>
          <table:table-cell table:formula="of:=SUM([.AH25];[.AM25];[.AR25];[.AW25];[.BB25])" office:value-type="float" office:value="9" calcext:value-type="float">
            <text:p>9</text:p>
          </table:table-cell>
          <table:table-cell table:formula="of:=SUM([.AI25];[.AN25];[.AS25];[.AX25];[.BC25])" office:value-type="float" office:value="13" calcext:value-type="float">
            <text:p>13</text:p>
          </table:table-cell>
          <table:table-cell table:formula="of:=SUM([.AJ25];[.AO25];[.AT25];[.AY25];[.BD25])" office:value-type="float" office:value="11" calcext:value-type="float">
            <text:p>11</text:p>
          </table:table-cell>
          <table:table-cell table:formula="of:=SUM([.AK25];[.AP25];[.AU25];[.AZ25];[.BE25])" office:value-type="float" office:value="9" calcext:value-type="float">
            <text:p>9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SUM([.AG35];[.AL35];[.AQ35];[.AV35];[.BA35])" office:value-type="float" office:value="12" calcext:value-type="float">
            <text:p>12</text:p>
          </table:table-cell>
          <table:table-cell table:formula="of:=SUM([.AH35];[.AM35];[.AR35];[.AW35];[.BB35])" office:value-type="float" office:value="7" calcext:value-type="float">
            <text:p>7</text:p>
          </table:table-cell>
          <table:table-cell table:formula="of:=SUM([.AI35];[.AN35];[.AS35];[.AX35];[.BC35])" office:value-type="float" office:value="6" calcext:value-type="float">
            <text:p>6</text:p>
          </table:table-cell>
          <table:table-cell table:formula="of:=SUM([.AJ35];[.AO35];[.AT35];[.AY35];[.BD35])" office:value-type="float" office:value="15" calcext:value-type="float">
            <text:p>15</text:p>
          </table:table-cell>
          <table:table-cell table:formula="of:=SUM([.AK35];[.AP35];[.AU35];[.AZ35];[.BE35])" office:value-type="float" office:value="10" calcext:value-type="float">
            <text:p>10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his</text:p>
          </table:table-cell>
          <table:table-cell table:formula="of:=SUM([.AG45];[.AL45];[.AQ45];[.AV45];[.BA45])" office:value-type="float" office:value="4" calcext:value-type="float">
            <text:p>4</text:p>
          </table:table-cell>
          <table:table-cell table:formula="of:=SUM([.AH45];[.AM45];[.AR45];[.AW45];[.BB45])" office:value-type="float" office:value="10" calcext:value-type="float">
            <text:p>10</text:p>
          </table:table-cell>
          <table:table-cell table:formula="of:=SUM([.AI45];[.AN45];[.AS45];[.AX45];[.BC45])" office:value-type="float" office:value="9" calcext:value-type="float">
            <text:p>9</text:p>
          </table:table-cell>
          <table:table-cell table:formula="of:=SUM([.AJ45];[.AO45];[.AT45];[.AY45];[.BD45])" office:value-type="float" office:value="20" calcext:value-type="float">
            <text:p>20</text:p>
          </table:table-cell>
          <table:table-cell table:formula="of:=SUM([.AK45];[.AP45];[.AU45];[.AZ45];[.BE45])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SUM([.AG26];[.AL26];[.AQ26];[.AV26];[.BA26])" office:value-type="float" office:value="17" calcext:value-type="float">
            <text:p>17</text:p>
          </table:table-cell>
          <table:table-cell table:formula="of:=SUM([.AH26];[.AM26];[.AR26];[.AW26];[.BB26])" office:value-type="float" office:value="15" calcext:value-type="float">
            <text:p>15</text:p>
          </table:table-cell>
          <table:table-cell table:formula="of:=SUM([.AI26];[.AN26];[.AS26];[.AX26];[.BC26])" office:value-type="float" office:value="1" calcext:value-type="float">
            <text:p>1</text:p>
          </table:table-cell>
          <table:table-cell table:formula="of:=SUM([.AJ26];[.AO26];[.AT26];[.AY26];[.BD26])" office:value-type="float" office:value="16" calcext:value-type="float">
            <text:p>16</text:p>
          </table:table-cell>
          <table:table-cell table:formula="of:=SUM([.AK26];[.AP26];[.AU26];[.AZ26];[.BE26])" office:value-type="float" office:value="1" calcext:value-type="float">
            <text:p>1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SUM([.AG36];[.AL36];[.AQ36];[.AV36];[.BA36])" office:value-type="float" office:value="13" calcext:value-type="float">
            <text:p>13</text:p>
          </table:table-cell>
          <table:table-cell table:formula="of:=SUM([.AH36];[.AM36];[.AR36];[.AW36];[.BB36])" office:value-type="float" office:value="16" calcext:value-type="float">
            <text:p>16</text:p>
          </table:table-cell>
          <table:table-cell table:formula="of:=SUM([.AI36];[.AN36];[.AS36];[.AX36];[.BC36])" office:value-type="float" office:value="3" calcext:value-type="float">
            <text:p>3</text:p>
          </table:table-cell>
          <table:table-cell table:formula="of:=SUM([.AJ36];[.AO36];[.AT36];[.AY36];[.BD36])" office:value-type="float" office:value="17" calcext:value-type="float">
            <text:p>17</text:p>
          </table:table-cell>
          <table:table-cell table:formula="of:=SUM([.AK36];[.AP36];[.AU36];[.AZ36];[.BE36])" office:value-type="float" office:value="1" calcext:value-type="float">
            <text:p>1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iso</text:p>
          </table:table-cell>
          <table:table-cell table:formula="of:=SUM([.AG46];[.AL46];[.AQ46];[.AV46];[.BA46])" office:value-type="float" office:value="28" calcext:value-type="float">
            <text:p>28</text:p>
          </table:table-cell>
          <table:table-cell table:formula="of:=SUM([.AH46];[.AM46];[.AR46];[.AW46];[.BB46])" office:value-type="float" office:value="6" calcext:value-type="float">
            <text:p>6</text:p>
          </table:table-cell>
          <table:table-cell table:formula="of:=SUM([.AI46];[.AN46];[.AS46];[.AX46];[.BC46])" office:value-type="float" office:value="2" calcext:value-type="float">
            <text:p>2</text:p>
          </table:table-cell>
          <table:table-cell table:formula="of:=SUM([.AJ46];[.AO46];[.AT46];[.AY46];[.BD46])" office:value-type="float" office:value="13" calcext:value-type="float">
            <text:p>13</text:p>
          </table:table-cell>
          <table:table-cell table:formula="of:=SUM([.AK46];[.AP46];[.AU46];[.AZ46];[.BE46])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58]; OFFSET([.$C58]; 0; 0; 1; 5))" office:value-type="float" office:value="5" calcext:value-type="float">
            <text:p>5</text:p>
          </table:table-cell>
          <table:table-cell table:formula="of:=RANK([.D58]; OFFSET([.$C58]; 0; 0; 1; 5))" office:value-type="float" office:value="2" calcext:value-type="float">
            <text:p>2</text:p>
          </table:table-cell>
          <table:table-cell table:formula="of:=RANK([.E58]; OFFSET([.$C58]; 0; 0; 1; 5))" office:value-type="float" office:value="3" calcext:value-type="float">
            <text:p>3</text:p>
          </table:table-cell>
          <table:table-cell table:formula="of:=RANK([.F58]; OFFSET([.$C58]; 0; 0; 1; 5))" office:value-type="float" office:value="4" calcext:value-type="float">
            <text:p>4</text:p>
          </table:table-cell>
          <table:table-cell table:formula="of:=RANK([.G58]; OFFSET([.$C58]; 0; 0; 1; 5))" office:value-type="float" office:value="1" calcext:value-type="float">
            <text:p>1</text:p>
          </table:table-cell>
          <table:table-cell table:formula="of:=RANK([.H58];[.$H58:.$L58];)" office:value-type="float" office:value="5" calcext:value-type="float">
            <text:p>5</text:p>
          </table:table-cell>
          <table:table-cell table:formula="of:=RANK([.I58];[.$H58:.$L58];)" office:value-type="float" office:value="2" calcext:value-type="float">
            <text:p>2</text:p>
          </table:table-cell>
          <table:table-cell table:formula="of:=RANK([.J58];[.$H58:.$L58];)" office:value-type="float" office:value="1" calcext:value-type="float">
            <text:p>1</text:p>
          </table:table-cell>
          <table:table-cell table:formula="of:=RANK([.K58];[.$H58:.$L58];)" office:value-type="float" office:value="4" calcext:value-type="float">
            <text:p>4</text:p>
          </table:table-cell>
          <table:table-cell table:formula="of:=RANK([.L58];[.$H58:.$L58];)" office:value-type="float" office:value="3" calcext:value-type="float">
            <text:p>3</text:p>
          </table:table-cell>
          <table:table-cell table:formula="of:=RANK([.M58];[.$M58:.$Q58];)" office:value-type="float" office:value="5" calcext:value-type="float">
            <text:p>5</text:p>
          </table:table-cell>
          <table:table-cell table:formula="of:=RANK([.N58];[.$M58:.$Q58];)" office:value-type="float" office:value="2" calcext:value-type="float">
            <text:p>2</text:p>
          </table:table-cell>
          <table:table-cell table:formula="of:=RANK([.O58];[.$M58:.$Q58];)" office:value-type="float" office:value="1" calcext:value-type="float">
            <text:p>1</text:p>
          </table:table-cell>
          <table:table-cell table:formula="of:=RANK([.P58];[.$M58:.$Q58];)" office:value-type="float" office:value="4" calcext:value-type="float">
            <text:p>4</text:p>
          </table:table-cell>
          <table:table-cell table:formula="of:=RANK([.Q58];[.$M58:.$Q58];)" office:value-type="float" office:value="3" calcext:value-type="float">
            <text:p>3</text:p>
          </table:table-cell>
          <table:table-cell table:formula="of:=RANK([.R58];[.$R58:.$V58];)" office:value-type="float" office:value="5" calcext:value-type="float">
            <text:p>5</text:p>
          </table:table-cell>
          <table:table-cell table:formula="of:=RANK([.S58];[.$R58:.$V58];)" office:value-type="float" office:value="2" calcext:value-type="float">
            <text:p>2</text:p>
          </table:table-cell>
          <table:table-cell table:formula="of:=RANK([.T58];[.$R58:.$V58];)" office:value-type="float" office:value="1" calcext:value-type="float">
            <text:p>1</text:p>
          </table:table-cell>
          <table:table-cell table:formula="of:=RANK([.U58];[.$R58:.$V58];)" office:value-type="float" office:value="4" calcext:value-type="float">
            <text:p>4</text:p>
          </table:table-cell>
          <table:table-cell table:formula="of:=RANK([.V58];[.$R58:.$V58];)" office:value-type="float" office:value="3" calcext:value-type="float">
            <text:p>3</text:p>
          </table:table-cell>
          <table:table-cell table:formula="of:=RANK([.W58];[.$W58:.$AA58];)" office:value-type="float" office:value="5" calcext:value-type="float">
            <text:p>5</text:p>
          </table:table-cell>
          <table:table-cell table:formula="of:=RANK([.X58];[.$W58:.$AA58];)" office:value-type="float" office:value="3" calcext:value-type="float">
            <text:p>3</text:p>
          </table:table-cell>
          <table:table-cell table:formula="of:=RANK([.Y58];[.$W58:.$AA58];)" office:value-type="float" office:value="4" calcext:value-type="float">
            <text:p>4</text:p>
          </table:table-cell>
          <table:table-cell table:formula="of:=RANK([.Z58];[.$W58:.$AA58];)" office:value-type="float" office:value="1" calcext:value-type="float">
            <text:p>1</text:p>
          </table:table-cell>
          <table:table-cell table:formula="of:=RANK([.AA58];[.$W58:.$AA58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SUM([.AG27];[.AL27];[.AQ27];[.AV27];[.BA27])" office:value-type="float" office:value="10" calcext:value-type="float">
            <text:p>10</text:p>
          </table:table-cell>
          <table:table-cell table:formula="of:=SUM([.AH27];[.AM27];[.AR27];[.AW27];[.BB27])" office:value-type="float" office:value="7" calcext:value-type="float">
            <text:p>7</text:p>
          </table:table-cell>
          <table:table-cell table:formula="of:=SUM([.AI27];[.AN27];[.AS27];[.AX27];[.BC27])" office:value-type="float" office:value="8" calcext:value-type="float">
            <text:p>8</text:p>
          </table:table-cell>
          <table:table-cell table:formula="of:=SUM([.AJ27];[.AO27];[.AT27];[.AY27];[.BD27])" office:value-type="float" office:value="14" calcext:value-type="float">
            <text:p>14</text:p>
          </table:table-cell>
          <table:table-cell table:formula="of:=SUM([.AK27];[.AP27];[.AU27];[.AZ27];[.BE27])" office:value-type="float" office:value="11" calcext:value-type="float">
            <text:p>11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SUM([.AG37];[.AL37];[.AQ37];[.AV37];[.BA37])" office:value-type="float" office:value="7" calcext:value-type="float">
            <text:p>7</text:p>
          </table:table-cell>
          <table:table-cell table:formula="of:=SUM([.AH37];[.AM37];[.AR37];[.AW37];[.BB37])" office:value-type="float" office:value="11" calcext:value-type="float">
            <text:p>11</text:p>
          </table:table-cell>
          <table:table-cell table:formula="of:=SUM([.AI37];[.AN37];[.AS37];[.AX37];[.BC37])" office:value-type="float" office:value="8" calcext:value-type="float">
            <text:p>8</text:p>
          </table:table-cell>
          <table:table-cell table:formula="of:=SUM([.AJ37];[.AO37];[.AT37];[.AY37];[.BD37])" office:value-type="float" office:value="13" calcext:value-type="float">
            <text:p>13</text:p>
          </table:table-cell>
          <table:table-cell table:formula="of:=SUM([.AK37];[.AP37];[.AU37];[.AZ37];[.BE37])" office:value-type="float" office:value="11" calcext:value-type="float">
            <text:p>11</text:p>
          </table:table-cell>
          <table:table-cell/>
          <table:table-cell table:style-name="ce947" office:value-type="string" calcext:value-type="string">
            <text:p>auc</text:p>
          </table:table-cell>
          <table:table-cell table:style-name="ce947" office:value-type="string" calcext:value-type="string">
            <text:p>pla</text:p>
          </table:table-cell>
          <table:table-cell table:formula="of:=SUM([.AG47];[.AL47];[.AQ47];[.AV47];[.BA47])" office:value-type="float" office:value="12" calcext:value-type="float">
            <text:p>12</text:p>
          </table:table-cell>
          <table:table-cell table:formula="of:=SUM([.AH47];[.AM47];[.AR47];[.AW47];[.BB47])" office:value-type="float" office:value="6" calcext:value-type="float">
            <text:p>6</text:p>
          </table:table-cell>
          <table:table-cell table:formula="of:=SUM([.AI47];[.AN47];[.AS47];[.AX47];[.BC47])" office:value-type="float" office:value="8" calcext:value-type="float">
            <text:p>8</text:p>
          </table:table-cell>
          <table:table-cell table:formula="of:=SUM([.AJ47];[.AO47];[.AT47];[.AY47];[.BD47])" office:value-type="float" office:value="8" calcext:value-type="float">
            <text:p>8</text:p>
          </table:table-cell>
          <table:table-cell table:formula="of:=SUM([.AK47];[.AP47];[.AU47];[.AZ47];[.BE47])" office:value-type="float" office:value="16" calcext:value-type="float">
            <text:p>16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59]; OFFSET([.$C59]; 0; 0; 1; 5))" office:value-type="float" office:value="3" calcext:value-type="float">
            <text:p>3</text:p>
          </table:table-cell>
          <table:table-cell table:formula="of:=RANK([.D59]; OFFSET([.$C59]; 0; 0; 1; 5))" office:value-type="float" office:value="1" calcext:value-type="float">
            <text:p>1</text:p>
          </table:table-cell>
          <table:table-cell table:formula="of:=RANK([.E59]; OFFSET([.$C59]; 0; 0; 1; 5))" office:value-type="float" office:value="2" calcext:value-type="float">
            <text:p>2</text:p>
          </table:table-cell>
          <table:table-cell table:formula="of:=RANK([.F59]; OFFSET([.$C59]; 0; 0; 1; 5))" office:value-type="float" office:value="4" calcext:value-type="float">
            <text:p>4</text:p>
          </table:table-cell>
          <table:table-cell table:formula="of:=RANK([.G59]; OFFSET([.$C59]; 0; 0; 1; 5))" office:value-type="float" office:value="5" calcext:value-type="float">
            <text:p>5</text:p>
          </table:table-cell>
          <table:table-cell table:formula="of:=RANK([.H59];[.$H59:.$L59];)" office:value-type="float" office:value="1" calcext:value-type="float">
            <text:p>1</text:p>
          </table:table-cell>
          <table:table-cell table:formula="of:=RANK([.I59];[.$H59:.$L59];)" office:value-type="float" office:value="3" calcext:value-type="float">
            <text:p>3</text:p>
          </table:table-cell>
          <table:table-cell table:formula="of:=RANK([.J59];[.$H59:.$L59];)" office:value-type="float" office:value="2" calcext:value-type="float">
            <text:p>2</text:p>
          </table:table-cell>
          <table:table-cell table:formula="of:=RANK([.K59];[.$H59:.$L59];)" office:value-type="float" office:value="4" calcext:value-type="float">
            <text:p>4</text:p>
          </table:table-cell>
          <table:table-cell table:formula="of:=RANK([.L59];[.$H59:.$L59];)" office:value-type="float" office:value="5" calcext:value-type="float">
            <text:p>5</text:p>
          </table:table-cell>
          <table:table-cell table:formula="of:=RANK([.M59];[.$M59:.$Q59];)" office:value-type="float" office:value="1" calcext:value-type="float">
            <text:p>1</text:p>
          </table:table-cell>
          <table:table-cell table:formula="of:=RANK([.N59];[.$M59:.$Q59];)" office:value-type="float" office:value="5" calcext:value-type="float">
            <text:p>5</text:p>
          </table:table-cell>
          <table:table-cell table:formula="of:=RANK([.O59];[.$M59:.$Q59];)" office:value-type="float" office:value="1" calcext:value-type="float">
            <text:p>1</text:p>
          </table:table-cell>
          <table:table-cell table:formula="of:=RANK([.P59];[.$M59:.$Q59];)" office:value-type="float" office:value="3" calcext:value-type="float">
            <text:p>3</text:p>
          </table:table-cell>
          <table:table-cell table:formula="of:=RANK([.Q59];[.$M59:.$Q59];)" office:value-type="float" office:value="3" calcext:value-type="float">
            <text:p>3</text:p>
          </table:table-cell>
          <table:table-cell table:formula="of:=RANK([.R59];[.$R59:.$V59];)" office:value-type="float" office:value="4" calcext:value-type="float">
            <text:p>4</text:p>
          </table:table-cell>
          <table:table-cell table:formula="of:=RANK([.S59];[.$R59:.$V59];)" office:value-type="float" office:value="2" calcext:value-type="float">
            <text:p>2</text:p>
          </table:table-cell>
          <table:table-cell table:formula="of:=RANK([.T59];[.$R59:.$V59];)" office:value-type="float" office:value="1" calcext:value-type="float">
            <text:p>1</text:p>
          </table:table-cell>
          <table:table-cell table:formula="of:=RANK([.U59];[.$R59:.$V59];)" office:value-type="float" office:value="5" calcext:value-type="float">
            <text:p>5</text:p>
          </table:table-cell>
          <table:table-cell table:formula="of:=RANK([.V59];[.$R59:.$V59];)" office:value-type="float" office:value="3" calcext:value-type="float">
            <text:p>3</text:p>
          </table:table-cell>
          <table:table-cell table:formula="of:=RANK([.W59];[.$W59:.$AA59];)" office:value-type="float" office:value="3" calcext:value-type="float">
            <text:p>3</text:p>
          </table:table-cell>
          <table:table-cell table:formula="of:=RANK([.X59];[.$W59:.$AA59];)" office:value-type="float" office:value="4" calcext:value-type="float">
            <text:p>4</text:p>
          </table:table-cell>
          <table:table-cell table:formula="of:=RANK([.Y59];[.$W59:.$AA59];)" office:value-type="float" office:value="5" calcext:value-type="float">
            <text:p>5</text:p>
          </table:table-cell>
          <table:table-cell table:formula="of:=RANK([.Z59];[.$W59:.$AA59];)" office:value-type="float" office:value="1" calcext:value-type="float">
            <text:p>1</text:p>
          </table:table-cell>
          <table:table-cell table:formula="of:=RANK([.AA59];[.$W59:.$AA59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SUM([.AG28];[.AL28];[.AQ28];[.AV28];[.BA28])" office:value-type="float" office:value="15" calcext:value-type="float">
            <text:p>15</text:p>
          </table:table-cell>
          <table:table-cell table:formula="of:=SUM([.AH28];[.AM28];[.AR28];[.AW28];[.BB28])" office:value-type="float" office:value="14" calcext:value-type="float">
            <text:p>14</text:p>
          </table:table-cell>
          <table:table-cell table:formula="of:=SUM([.AI28];[.AN28];[.AS28];[.AX28];[.BC28])" office:value-type="float" office:value="14" calcext:value-type="float">
            <text:p>14</text:p>
          </table:table-cell>
          <table:table-cell table:formula="of:=SUM([.AJ28];[.AO28];[.AT28];[.AY28];[.BD28])" office:value-type="float" office:value="5" calcext:value-type="float">
            <text:p>5</text:p>
          </table:table-cell>
          <table:table-cell table:formula="of:=SUM([.AK28];[.AP28];[.AU28];[.AZ28];[.BE28])" office:value-type="float" office:value="2" calcext:value-type="float">
            <text:p>2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SUM([.AG38];[.AL38];[.AQ38];[.AV38];[.BA38])" office:value-type="float" office:value="17" calcext:value-type="float">
            <text:p>17</text:p>
          </table:table-cell>
          <table:table-cell table:formula="of:=SUM([.AH38];[.AM38];[.AR38];[.AW38];[.BB38])" office:value-type="float" office:value="9" calcext:value-type="float">
            <text:p>9</text:p>
          </table:table-cell>
          <table:table-cell table:formula="of:=SUM([.AI38];[.AN38];[.AS38];[.AX38];[.BC38])" office:value-type="float" office:value="9" calcext:value-type="float">
            <text:p>9</text:p>
          </table:table-cell>
          <table:table-cell table:formula="of:=SUM([.AJ38];[.AO38];[.AT38];[.AY38];[.BD38])" office:value-type="float" office:value="8" calcext:value-type="float">
            <text:p>8</text:p>
          </table:table-cell>
          <table:table-cell table:formula="of:=SUM([.AK38];[.AP38];[.AU38];[.AZ38];[.BE38])" office:value-type="float" office:value="7" calcext:value-type="float">
            <text:p>7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ase</text:p>
          </table:table-cell>
          <table:table-cell table:formula="of:=SUM([.AG48];[.AL48];[.AQ48];[.AV48];[.BA48])" office:value-type="float" office:value="11" calcext:value-type="float">
            <text:p>11</text:p>
          </table:table-cell>
          <table:table-cell table:formula="of:=SUM([.AH48];[.AM48];[.AR48];[.AW48];[.BB48])" office:value-type="float" office:value="19" calcext:value-type="float">
            <text:p>19</text:p>
          </table:table-cell>
          <table:table-cell table:formula="of:=SUM([.AI48];[.AN48];[.AS48];[.AX48];[.BC48])" office:value-type="float" office:value="6" calcext:value-type="float">
            <text:p>6</text:p>
          </table:table-cell>
          <table:table-cell table:formula="of:=SUM([.AJ48];[.AO48];[.AT48];[.AY48];[.BD48])" office:value-type="float" office:value="5" calcext:value-type="float">
            <text:p>5</text:p>
          </table:table-cell>
          <table:table-cell table:formula="of:=SUM([.AK48];[.AP48];[.AU48];[.AZ48];[.BE48])" office:value-type="float" office:value="9" calcext:value-type="float">
            <text:p>9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60]; OFFSET([.$C60]; 0; 0; 1; 5))" office:value-type="float" office:value="4" calcext:value-type="float">
            <text:p>4</text:p>
          </table:table-cell>
          <table:table-cell table:formula="of:=RANK([.D60]; OFFSET([.$C60]; 0; 0; 1; 5))" office:value-type="float" office:value="3" calcext:value-type="float">
            <text:p>3</text:p>
          </table:table-cell>
          <table:table-cell table:formula="of:=RANK([.E60]; OFFSET([.$C60]; 0; 0; 1; 5))" office:value-type="float" office:value="5" calcext:value-type="float">
            <text:p>5</text:p>
          </table:table-cell>
          <table:table-cell table:formula="of:=RANK([.F60]; OFFSET([.$C60]; 0; 0; 1; 5))" office:value-type="float" office:value="1" calcext:value-type="float">
            <text:p>1</text:p>
          </table:table-cell>
          <table:table-cell table:formula="of:=RANK([.G60]; OFFSET([.$C60]; 0; 0; 1; 5))" office:value-type="float" office:value="2" calcext:value-type="float">
            <text:p>2</text:p>
          </table:table-cell>
          <table:table-cell table:formula="of:=RANK([.H60];[.$H60:.$L60];)" office:value-type="float" office:value="4" calcext:value-type="float">
            <text:p>4</text:p>
          </table:table-cell>
          <table:table-cell table:formula="of:=RANK([.I60];[.$H60:.$L60];)" office:value-type="float" office:value="5" calcext:value-type="float">
            <text:p>5</text:p>
          </table:table-cell>
          <table:table-cell table:formula="of:=RANK([.J60];[.$H60:.$L60];)" office:value-type="float" office:value="3" calcext:value-type="float">
            <text:p>3</text:p>
          </table:table-cell>
          <table:table-cell table:formula="of:=RANK([.K60];[.$H60:.$L60];)" office:value-type="float" office:value="1" calcext:value-type="float">
            <text:p>1</text:p>
          </table:table-cell>
          <table:table-cell table:formula="of:=RANK([.L60];[.$H60:.$L60];)" office:value-type="float" office:value="1" calcext:value-type="float">
            <text:p>1</text:p>
          </table:table-cell>
          <table:table-cell table:formula="of:=RANK([.M60];[.$M60:.$Q60];)" office:value-type="float" office:value="4" calcext:value-type="float">
            <text:p>4</text:p>
          </table:table-cell>
          <table:table-cell table:formula="of:=RANK([.N60];[.$M60:.$Q60];)" office:value-type="float" office:value="2" calcext:value-type="float">
            <text:p>2</text:p>
          </table:table-cell>
          <table:table-cell table:formula="of:=RANK([.O60];[.$M60:.$Q60];)" office:value-type="float" office:value="2" calcext:value-type="float">
            <text:p>2</text:p>
          </table:table-cell>
          <table:table-cell table:formula="of:=RANK([.P60];[.$M60:.$Q60];)" office:value-type="float" office:value="5" calcext:value-type="float">
            <text:p>5</text:p>
          </table:table-cell>
          <table:table-cell table:formula="of:=RANK([.Q60];[.$M60:.$Q60];)" office:value-type="float" office:value="1" calcext:value-type="float">
            <text:p>1</text:p>
          </table:table-cell>
          <table:table-cell table:formula="of:=RANK([.R60];[.$R60:.$V60];)" office:value-type="float" office:value="2" calcext:value-type="float">
            <text:p>2</text:p>
          </table:table-cell>
          <table:table-cell table:formula="of:=RANK([.S60];[.$R60:.$V60];)" office:value-type="float" office:value="3" calcext:value-type="float">
            <text:p>3</text:p>
          </table:table-cell>
          <table:table-cell table:formula="of:=RANK([.T60];[.$R60:.$V60];)" office:value-type="float" office:value="5" calcext:value-type="float">
            <text:p>5</text:p>
          </table:table-cell>
          <table:table-cell table:formula="of:=RANK([.U60];[.$R60:.$V60];)" office:value-type="float" office:value="1" calcext:value-type="float">
            <text:p>1</text:p>
          </table:table-cell>
          <table:table-cell table:formula="of:=RANK([.V60];[.$R60:.$V60];)" office:value-type="float" office:value="4" calcext:value-type="float">
            <text:p>4</text:p>
          </table:table-cell>
          <table:table-cell table:formula="of:=RANK([.W60];[.$W60:.$AA60];)" office:value-type="float" office:value="3" calcext:value-type="float">
            <text:p>3</text:p>
          </table:table-cell>
          <table:table-cell table:formula="of:=RANK([.X60];[.$W60:.$AA60];)" office:value-type="float" office:value="2" calcext:value-type="float">
            <text:p>2</text:p>
          </table:table-cell>
          <table:table-cell table:formula="of:=RANK([.Y60];[.$W60:.$AA60];)" office:value-type="float" office:value="5" calcext:value-type="float">
            <text:p>5</text:p>
          </table:table-cell>
          <table:table-cell table:formula="of:=RANK([.Z60];[.$W60:.$AA60];)" office:value-type="float" office:value="1" calcext:value-type="float">
            <text:p>1</text:p>
          </table:table-cell>
          <table:table-cell table:formula="of:=RANK([.AA60];[.$W60:.$AA60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SUM([.AG29];[.AL29];[.AQ29];[.AV29];[.BA29])" office:value-type="float" office:value="11" calcext:value-type="float">
            <text:p>11</text:p>
          </table:table-cell>
          <table:table-cell table:formula="of:=SUM([.AH29];[.AM29];[.AR29];[.AW29];[.BB29])" office:value-type="float" office:value="6" calcext:value-type="float">
            <text:p>6</text:p>
          </table:table-cell>
          <table:table-cell table:formula="of:=SUM([.AI29];[.AN29];[.AS29];[.AX29];[.BC29])" office:value-type="float" office:value="2" calcext:value-type="float">
            <text:p>2</text:p>
          </table:table-cell>
          <table:table-cell table:formula="of:=SUM([.AJ29];[.AO29];[.AT29];[.AY29];[.BD29])" office:value-type="float" office:value="22" calcext:value-type="float">
            <text:p>22</text:p>
          </table:table-cell>
          <table:table-cell table:formula="of:=SUM([.AK29];[.AP29];[.AU29];[.AZ29];[.BE29])" office:value-type="float" office:value="9" calcext:value-type="float">
            <text:p>9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SUM([.AG39];[.AL39];[.AQ39];[.AV39];[.BA39])" office:value-type="float" office:value="5" calcext:value-type="float">
            <text:p>5</text:p>
          </table:table-cell>
          <table:table-cell table:formula="of:=SUM([.AH39];[.AM39];[.AR39];[.AW39];[.BB39])" office:value-type="float" office:value="13" calcext:value-type="float">
            <text:p>13</text:p>
          </table:table-cell>
          <table:table-cell table:formula="of:=SUM([.AI39];[.AN39];[.AS39];[.AX39];[.BC39])" office:value-type="float" office:value="7" calcext:value-type="float">
            <text:p>7</text:p>
          </table:table-cell>
          <table:table-cell table:formula="of:=SUM([.AJ39];[.AO39];[.AT39];[.AY39];[.BD39])" office:value-type="float" office:value="19" calcext:value-type="float">
            <text:p>19</text:p>
          </table:table-cell>
          <table:table-cell table:formula="of:=SUM([.AK39];[.AP39];[.AU39];[.AZ39];[.BE39])" office:value-type="float" office:value="6" calcext:value-type="float">
            <text:p>6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bbq</text:p>
          </table:table-cell>
          <table:table-cell table:formula="of:=SUM([.AG49];[.AL49];[.AQ49];[.AV49];[.BA49])" office:value-type="float" office:value="8" calcext:value-type="float">
            <text:p>8</text:p>
          </table:table-cell>
          <table:table-cell table:formula="of:=SUM([.AH49];[.AM49];[.AR49];[.AW49];[.BB49])" office:value-type="float" office:value="7" calcext:value-type="float">
            <text:p>7</text:p>
          </table:table-cell>
          <table:table-cell table:formula="of:=SUM([.AI49];[.AN49];[.AS49];[.AX49];[.BC49])" office:value-type="float" office:value="11" calcext:value-type="float">
            <text:p>11</text:p>
          </table:table-cell>
          <table:table-cell table:formula="of:=SUM([.AJ49];[.AO49];[.AT49];[.AY49];[.BD49])" office:value-type="float" office:value="20" calcext:value-type="float">
            <text:p>20</text:p>
          </table:table-cell>
          <table:table-cell table:formula="of:=SUM([.AK49];[.AP49];[.AU49];[.AZ49];[.BE49])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1]; OFFSET([.$C61]; 0; 0; 1; 5))" office:value-type="float" office:value="4" calcext:value-type="float">
            <text:p>4</text:p>
          </table:table-cell>
          <table:table-cell table:formula="of:=RANK([.D61]; OFFSET([.$C61]; 0; 0; 1; 5))" office:value-type="float" office:value="5" calcext:value-type="float">
            <text:p>5</text:p>
          </table:table-cell>
          <table:table-cell table:formula="of:=RANK([.E61]; OFFSET([.$C61]; 0; 0; 1; 5))" office:value-type="float" office:value="2" calcext:value-type="float">
            <text:p>2</text:p>
          </table:table-cell>
          <table:table-cell table:formula="of:=RANK([.F61]; OFFSET([.$C61]; 0; 0; 1; 5))" office:value-type="float" office:value="2" calcext:value-type="float">
            <text:p>2</text:p>
          </table:table-cell>
          <table:table-cell table:formula="of:=RANK([.G61]; OFFSET([.$C61]; 0; 0; 1; 5))" office:value-type="float" office:value="1" calcext:value-type="float">
            <text:p>1</text:p>
          </table:table-cell>
          <table:table-cell table:formula="of:=RANK([.H61];[.$H61:.$L61];)" office:value-type="float" office:value="3" calcext:value-type="float">
            <text:p>3</text:p>
          </table:table-cell>
          <table:table-cell table:formula="of:=RANK([.I61];[.$H61:.$L61];)" office:value-type="float" office:value="4" calcext:value-type="float">
            <text:p>4</text:p>
          </table:table-cell>
          <table:table-cell table:formula="of:=RANK([.J61];[.$H61:.$L61];)" office:value-type="float" office:value="5" calcext:value-type="float">
            <text:p>5</text:p>
          </table:table-cell>
          <table:table-cell table:formula="of:=RANK([.K61];[.$H61:.$L61];)" office:value-type="float" office:value="1" calcext:value-type="float">
            <text:p>1</text:p>
          </table:table-cell>
          <table:table-cell table:formula="of:=RANK([.L61];[.$H61:.$L61];)" office:value-type="float" office:value="1" calcext:value-type="float">
            <text:p>1</text:p>
          </table:table-cell>
          <table:table-cell table:formula="of:=RANK([.M61];[.$M61:.$Q61];)" office:value-type="float" office:value="4" calcext:value-type="float">
            <text:p>4</text:p>
          </table:table-cell>
          <table:table-cell table:formula="of:=RANK([.N61];[.$M61:.$Q61];)" office:value-type="float" office:value="2" calcext:value-type="float">
            <text:p>2</text:p>
          </table:table-cell>
          <table:table-cell table:formula="of:=RANK([.O61];[.$M61:.$Q61];)" office:value-type="float" office:value="2" calcext:value-type="float">
            <text:p>2</text:p>
          </table:table-cell>
          <table:table-cell table:formula="of:=RANK([.P61];[.$M61:.$Q61];)" office:value-type="float" office:value="5" calcext:value-type="float">
            <text:p>5</text:p>
          </table:table-cell>
          <table:table-cell table:formula="of:=RANK([.Q61];[.$M61:.$Q61];)" office:value-type="float" office:value="1" calcext:value-type="float">
            <text:p>1</text:p>
          </table:table-cell>
          <table:table-cell table:formula="of:=RANK([.R61];[.$R61:.$V61];)" office:value-type="float" office:value="2" calcext:value-type="float">
            <text:p>2</text:p>
          </table:table-cell>
          <table:table-cell table:formula="of:=RANK([.S61];[.$R61:.$V61];)" office:value-type="float" office:value="1" calcext:value-type="float">
            <text:p>1</text:p>
          </table:table-cell>
          <table:table-cell table:formula="of:=RANK([.T61];[.$R61:.$V61];)" office:value-type="float" office:value="5" calcext:value-type="float">
            <text:p>5</text:p>
          </table:table-cell>
          <table:table-cell table:formula="of:=RANK([.U61];[.$R61:.$V61];)" office:value-type="float" office:value="2" calcext:value-type="float">
            <text:p>2</text:p>
          </table:table-cell>
          <table:table-cell table:formula="of:=RANK([.V61];[.$R61:.$V61];)" office:value-type="float" office:value="2" calcext:value-type="float">
            <text:p>2</text:p>
          </table:table-cell>
          <table:table-cell table:formula="of:=RANK([.W61];[.$W61:.$AA61];)" office:value-type="float" office:value="4" calcext:value-type="float">
            <text:p>4</text:p>
          </table:table-cell>
          <table:table-cell table:formula="of:=RANK([.X61];[.$W61:.$AA61];)" office:value-type="float" office:value="3" calcext:value-type="float">
            <text:p>3</text:p>
          </table:table-cell>
          <table:table-cell table:formula="of:=RANK([.Y61];[.$W61:.$AA61];)" office:value-type="float" office:value="5" calcext:value-type="float">
            <text:p>5</text:p>
          </table:table-cell>
          <table:table-cell table:formula="of:=RANK([.Z61];[.$W61:.$AA61];)" office:value-type="float" office:value="1" calcext:value-type="float">
            <text:p>1</text:p>
          </table:table-cell>
          <table:table-cell table:formula="of:=RANK([.AA61];[.$W61:.$AA61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SUM([.AG30];[.AL30];[.AQ30];[.AV30];[.BA30])" office:value-type="float" office:value="11" calcext:value-type="float">
            <text:p>11</text:p>
          </table:table-cell>
          <table:table-cell table:formula="of:=SUM([.AH30];[.AM30];[.AR30];[.AW30];[.BB30])" office:value-type="float" office:value="8" calcext:value-type="float">
            <text:p>8</text:p>
          </table:table-cell>
          <table:table-cell table:formula="of:=SUM([.AI30];[.AN30];[.AS30];[.AX30];[.BC30])" office:value-type="float" office:value="4" calcext:value-type="float">
            <text:p>4</text:p>
          </table:table-cell>
          <table:table-cell table:formula="of:=SUM([.AJ30];[.AO30];[.AT30];[.AY30];[.BD30])" office:value-type="float" office:value="9" calcext:value-type="float">
            <text:p>9</text:p>
          </table:table-cell>
          <table:table-cell table:formula="of:=SUM([.AK30];[.AP30];[.AU30];[.AZ30];[.BE30])" office:value-type="float" office:value="18" calcext:value-type="float">
            <text:p>18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SUM([.AG40];[.AL40];[.AQ40];[.AV40];[.BA40])" office:value-type="float" office:value="12" calcext:value-type="float">
            <text:p>12</text:p>
          </table:table-cell>
          <table:table-cell table:formula="of:=SUM([.AH40];[.AM40];[.AR40];[.AW40];[.BB40])" office:value-type="float" office:value="5" calcext:value-type="float">
            <text:p>5</text:p>
          </table:table-cell>
          <table:table-cell table:formula="of:=SUM([.AI40];[.AN40];[.AS40];[.AX40];[.BC40])" office:value-type="float" office:value="6" calcext:value-type="float">
            <text:p>6</text:p>
          </table:table-cell>
          <table:table-cell table:formula="of:=SUM([.AJ40];[.AO40];[.AT40];[.AY40];[.BD40])" office:value-type="float" office:value="6" calcext:value-type="float">
            <text:p>6</text:p>
          </table:table-cell>
          <table:table-cell table:formula="of:=SUM([.AK40];[.AP40];[.AU40];[.AZ40];[.BE40])" office:value-type="float" office:value="21" calcext:value-type="float">
            <text:p>21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his</text:p>
          </table:table-cell>
          <table:table-cell table:formula="of:=SUM([.AG50];[.AL50];[.AQ50];[.AV50];[.BA50])" office:value-type="float" office:value="10" calcext:value-type="float">
            <text:p>10</text:p>
          </table:table-cell>
          <table:table-cell table:formula="of:=SUM([.AH50];[.AM50];[.AR50];[.AW50];[.BB50])" office:value-type="float" office:value="4" calcext:value-type="float">
            <text:p>4</text:p>
          </table:table-cell>
          <table:table-cell table:formula="of:=SUM([.AI50];[.AN50];[.AS50];[.AX50];[.BC50])" office:value-type="float" office:value="7" calcext:value-type="float">
            <text:p>7</text:p>
          </table:table-cell>
          <table:table-cell table:formula="of:=SUM([.AJ50];[.AO50];[.AT50];[.AY50];[.BD50])" office:value-type="float" office:value="10" calcext:value-type="float">
            <text:p>10</text:p>
          </table:table-cell>
          <table:table-cell table:formula="of:=SUM([.AK50];[.AP50];[.AU50];[.AZ50];[.BE50])" office:value-type="float" office:value="19" calcext:value-type="float">
            <text:p>19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62]; OFFSET([.$C62]; 0; 0; 1; 5))" office:value-type="float" office:value="5" calcext:value-type="float">
            <text:p>5</text:p>
          </table:table-cell>
          <table:table-cell table:formula="of:=RANK([.D62]; OFFSET([.$C62]; 0; 0; 1; 5))" office:value-type="float" office:value="3" calcext:value-type="float">
            <text:p>3</text:p>
          </table:table-cell>
          <table:table-cell table:formula="of:=RANK([.E62]; OFFSET([.$C62]; 0; 0; 1; 5))" office:value-type="float" office:value="3" calcext:value-type="float">
            <text:p>3</text:p>
          </table:table-cell>
          <table:table-cell table:formula="of:=RANK([.F62]; OFFSET([.$C62]; 0; 0; 1; 5))" office:value-type="float" office:value="1" calcext:value-type="float">
            <text:p>1</text:p>
          </table:table-cell>
          <table:table-cell table:formula="of:=RANK([.G62]; OFFSET([.$C62]; 0; 0; 1; 5))" office:value-type="float" office:value="2" calcext:value-type="float">
            <text:p>2</text:p>
          </table:table-cell>
          <table:table-cell table:formula="of:=RANK([.H62];[.$H62:.$L62];)" office:value-type="float" office:value="5" calcext:value-type="float">
            <text:p>5</text:p>
          </table:table-cell>
          <table:table-cell table:formula="of:=RANK([.I62];[.$H62:.$L62];)" office:value-type="float" office:value="1" calcext:value-type="float">
            <text:p>1</text:p>
          </table:table-cell>
          <table:table-cell table:formula="of:=RANK([.J62];[.$H62:.$L62];)" office:value-type="float" office:value="1" calcext:value-type="float">
            <text:p>1</text:p>
          </table:table-cell>
          <table:table-cell table:formula="of:=RANK([.K62];[.$H62:.$L62];)" office:value-type="float" office:value="4" calcext:value-type="float">
            <text:p>4</text:p>
          </table:table-cell>
          <table:table-cell table:formula="of:=RANK([.L62];[.$H62:.$L62];)" office:value-type="float" office:value="3" calcext:value-type="float">
            <text:p>3</text:p>
          </table:table-cell>
          <table:table-cell table:formula="of:=RANK([.M62];[.$M62:.$Q62];)" office:value-type="float" office:value="1" calcext:value-type="float">
            <text:p>1</text:p>
          </table:table-cell>
          <table:table-cell table:formula="of:=RANK([.N62];[.$M62:.$Q62];)" office:value-type="float" office:value="3" calcext:value-type="float">
            <text:p>3</text:p>
          </table:table-cell>
          <table:table-cell table:formula="of:=RANK([.O62];[.$M62:.$Q62];)" office:value-type="float" office:value="5" calcext:value-type="float">
            <text:p>5</text:p>
          </table:table-cell>
          <table:table-cell table:formula="of:=RANK([.P62];[.$M62:.$Q62];)" office:value-type="float" office:value="2" calcext:value-type="float">
            <text:p>2</text:p>
          </table:table-cell>
          <table:table-cell table:formula="of:=RANK([.Q62];[.$M62:.$Q62];)" office:value-type="float" office:value="4" calcext:value-type="float">
            <text:p>4</text:p>
          </table:table-cell>
          <table:table-cell table:formula="of:=RANK([.R62];[.$R62:.$V62];)" office:value-type="float" office:value="1" calcext:value-type="float">
            <text:p>1</text:p>
          </table:table-cell>
          <table:table-cell table:formula="of:=RANK([.S62];[.$R62:.$V62];)" office:value-type="float" office:value="3" calcext:value-type="float">
            <text:p>3</text:p>
          </table:table-cell>
          <table:table-cell table:formula="of:=RANK([.T62];[.$R62:.$V62];)" office:value-type="float" office:value="5" calcext:value-type="float">
            <text:p>5</text:p>
          </table:table-cell>
          <table:table-cell table:formula="of:=RANK([.U62];[.$R62:.$V62];)" office:value-type="float" office:value="2" calcext:value-type="float">
            <text:p>2</text:p>
          </table:table-cell>
          <table:table-cell table:formula="of:=RANK([.V62];[.$R62:.$V62];)" office:value-type="float" office:value="4" calcext:value-type="float">
            <text:p>4</text:p>
          </table:table-cell>
          <table:table-cell table:formula="of:=RANK([.W62];[.$W62:.$AA62];)" office:value-type="float" office:value="4" calcext:value-type="float">
            <text:p>4</text:p>
          </table:table-cell>
          <table:table-cell table:formula="of:=RANK([.X62];[.$W62:.$AA62];)" office:value-type="float" office:value="3" calcext:value-type="float">
            <text:p>3</text:p>
          </table:table-cell>
          <table:table-cell table:formula="of:=RANK([.Y62];[.$W62:.$AA62];)" office:value-type="float" office:value="1" calcext:value-type="float">
            <text:p>1</text:p>
          </table:table-cell>
          <table:table-cell table:formula="of:=RANK([.Z62];[.$W62:.$AA62];)" office:value-type="float" office:value="2" calcext:value-type="float">
            <text:p>2</text:p>
          </table:table-cell>
          <table:table-cell table:formula="of:=RANK([.AA62];[.$W62:.$AA62];)" office:value-type="float" office:value="5" calcext:value-type="float">
            <text:p>5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SUM([.AG31];[.AL31];[.AQ31];[.AV31];[.BA31])" office:value-type="float" office:value="18" calcext:value-type="float">
            <text:p>18</text:p>
          </table:table-cell>
          <table:table-cell table:formula="of:=SUM([.AH31];[.AM31];[.AR31];[.AW31];[.BB31])" office:value-type="float" office:value="6" calcext:value-type="float">
            <text:p>6</text:p>
          </table:table-cell>
          <table:table-cell table:formula="of:=SUM([.AI31];[.AN31];[.AS31];[.AX31];[.BC31])" office:value-type="float" office:value="12" calcext:value-type="float">
            <text:p>12</text:p>
          </table:table-cell>
          <table:table-cell table:formula="of:=SUM([.AJ31];[.AO31];[.AT31];[.AY31];[.BD31])" office:value-type="float" office:value="2" calcext:value-type="float">
            <text:p>2</text:p>
          </table:table-cell>
          <table:table-cell table:formula="of:=SUM([.AK31];[.AP31];[.AU31];[.AZ31];[.BE31])" office:value-type="float" office:value="12" calcext:value-type="float">
            <text:p>12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SUM([.AG41];[.AL41];[.AQ41];[.AV41];[.BA41])" office:value-type="float" office:value="11" calcext:value-type="float">
            <text:p>11</text:p>
          </table:table-cell>
          <table:table-cell table:formula="of:=SUM([.AH41];[.AM41];[.AR41];[.AW41];[.BB41])" office:value-type="float" office:value="11" calcext:value-type="float">
            <text:p>11</text:p>
          </table:table-cell>
          <table:table-cell table:formula="of:=SUM([.AI41];[.AN41];[.AS41];[.AX41];[.BC41])" office:value-type="float" office:value="10" calcext:value-type="float">
            <text:p>10</text:p>
          </table:table-cell>
          <table:table-cell table:formula="of:=SUM([.AJ41];[.AO41];[.AT41];[.AY41];[.BD41])" office:value-type="float" office:value="6" calcext:value-type="float">
            <text:p>6</text:p>
          </table:table-cell>
          <table:table-cell table:formula="of:=SUM([.AK41];[.AP41];[.AU41];[.AZ41];[.BE41])" office:value-type="float" office:value="12" calcext:value-type="float">
            <text:p>12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iso</text:p>
          </table:table-cell>
          <table:table-cell table:formula="of:=SUM([.AG51];[.AL51];[.AQ51];[.AV51];[.BA51])" office:value-type="float" office:value="19" calcext:value-type="float">
            <text:p>19</text:p>
          </table:table-cell>
          <table:table-cell table:formula="of:=SUM([.AH51];[.AM51];[.AR51];[.AW51];[.BB51])" office:value-type="float" office:value="10" calcext:value-type="float">
            <text:p>10</text:p>
          </table:table-cell>
          <table:table-cell table:formula="of:=SUM([.AI51];[.AN51];[.AS51];[.AX51];[.BC51])" office:value-type="float" office:value="4" calcext:value-type="float">
            <text:p>4</text:p>
          </table:table-cell>
          <table:table-cell table:formula="of:=SUM([.AJ51];[.AO51];[.AT51];[.AY51];[.BD51])" office:value-type="float" office:value="6" calcext:value-type="float">
            <text:p>6</text:p>
          </table:table-cell>
          <table:table-cell table:formula="of:=SUM([.AK51];[.AP51];[.AU51];[.AZ51];[.BE51])" office:value-type="float" office:value="11" calcext:value-type="float">
            <text:p>11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3]; OFFSET([.$C63]; 0; 0; 1; 5))" office:value-type="float" office:value="2" calcext:value-type="float">
            <text:p>2</text:p>
          </table:table-cell>
          <table:table-cell table:formula="of:=RANK([.D63]; OFFSET([.$C63]; 0; 0; 1; 5))" office:value-type="float" office:value="4" calcext:value-type="float">
            <text:p>4</text:p>
          </table:table-cell>
          <table:table-cell table:formula="of:=RANK([.E63]; OFFSET([.$C63]; 0; 0; 1; 5))" office:value-type="float" office:value="4" calcext:value-type="float">
            <text:p>4</text:p>
          </table:table-cell>
          <table:table-cell table:formula="of:=RANK([.F63]; OFFSET([.$C63]; 0; 0; 1; 5))" office:value-type="float" office:value="1" calcext:value-type="float">
            <text:p>1</text:p>
          </table:table-cell>
          <table:table-cell table:formula="of:=RANK([.G63]; OFFSET([.$C63]; 0; 0; 1; 5))" office:value-type="float" office:value="2" calcext:value-type="float">
            <text:p>2</text:p>
          </table:table-cell>
          <table:table-cell table:formula="of:=RANK([.H63];[.$H63:.$L63];)" office:value-type="float" office:value="3" calcext:value-type="float">
            <text:p>3</text:p>
          </table:table-cell>
          <table:table-cell table:formula="of:=RANK([.I63];[.$H63:.$L63];)" office:value-type="float" office:value="1" calcext:value-type="float">
            <text:p>1</text:p>
          </table:table-cell>
          <table:table-cell table:formula="of:=RANK([.J63];[.$H63:.$L63];)" office:value-type="float" office:value="1" calcext:value-type="float">
            <text:p>1</text:p>
          </table:table-cell>
          <table:table-cell table:formula="of:=RANK([.K63];[.$H63:.$L63];)" office:value-type="float" office:value="5" calcext:value-type="float">
            <text:p>5</text:p>
          </table:table-cell>
          <table:table-cell table:formula="of:=RANK([.L63];[.$H63:.$L63];)" office:value-type="float" office:value="3" calcext:value-type="float">
            <text:p>3</text:p>
          </table:table-cell>
          <table:table-cell table:formula="of:=RANK([.M63];[.$M63:.$Q63];)" office:value-type="float" office:value="1" calcext:value-type="float">
            <text:p>1</text:p>
          </table:table-cell>
          <table:table-cell table:formula="of:=RANK([.N63];[.$M63:.$Q63];)" office:value-type="float" office:value="4" calcext:value-type="float">
            <text:p>4</text:p>
          </table:table-cell>
          <table:table-cell table:formula="of:=RANK([.O63];[.$M63:.$Q63];)" office:value-type="float" office:value="5" calcext:value-type="float">
            <text:p>5</text:p>
          </table:table-cell>
          <table:table-cell table:formula="of:=RANK([.P63];[.$M63:.$Q63];)" office:value-type="float" office:value="3" calcext:value-type="float">
            <text:p>3</text:p>
          </table:table-cell>
          <table:table-cell table:formula="of:=RANK([.Q63];[.$M63:.$Q63];)" office:value-type="float" office:value="1" calcext:value-type="float">
            <text:p>1</text:p>
          </table:table-cell>
          <table:table-cell table:formula="of:=RANK([.R63];[.$R63:.$V63];)" office:value-type="float" office:value="1" calcext:value-type="float">
            <text:p>1</text:p>
          </table:table-cell>
          <table:table-cell table:formula="of:=RANK([.S63];[.$R63:.$V63];)" office:value-type="float" office:value="4" calcext:value-type="float">
            <text:p>4</text:p>
          </table:table-cell>
          <table:table-cell table:formula="of:=RANK([.T63];[.$R63:.$V63];)" office:value-type="float" office:value="5" calcext:value-type="float">
            <text:p>5</text:p>
          </table:table-cell>
          <table:table-cell table:formula="of:=RANK([.U63];[.$R63:.$V63];)" office:value-type="float" office:value="3" calcext:value-type="float">
            <text:p>3</text:p>
          </table:table-cell>
          <table:table-cell table:formula="of:=RANK([.V63];[.$R63:.$V63];)" office:value-type="float" office:value="1" calcext:value-type="float">
            <text:p>1</text:p>
          </table:table-cell>
          <table:table-cell table:formula="of:=RANK([.W63];[.$W63:.$AA63];)" office:value-type="float" office:value="4" calcext:value-type="float">
            <text:p>4</text:p>
          </table:table-cell>
          <table:table-cell table:formula="of:=RANK([.X63];[.$W63:.$AA63];)" office:value-type="float" office:value="3" calcext:value-type="float">
            <text:p>3</text:p>
          </table:table-cell>
          <table:table-cell table:formula="of:=RANK([.Y63];[.$W63:.$AA63];)" office:value-type="float" office:value="1" calcext:value-type="float">
            <text:p>1</text:p>
          </table:table-cell>
          <table:table-cell table:formula="of:=RANK([.Z63];[.$W63:.$AA63];)" office:value-type="float" office:value="2" calcext:value-type="float">
            <text:p>2</text:p>
          </table:table-cell>
          <table:table-cell table:formula="of:=RANK([.AA63];[.$W63:.$AA63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SUM([.AG32];[.AL32];[.AQ32];[.AV32];[.BA32])" office:value-type="float" office:value="14" calcext:value-type="float">
            <text:p>14</text:p>
          </table:table-cell>
          <table:table-cell table:formula="of:=SUM([.AH32];[.AM32];[.AR32];[.AW32];[.BB32])" office:value-type="float" office:value="14" calcext:value-type="float">
            <text:p>14</text:p>
          </table:table-cell>
          <table:table-cell table:formula="of:=SUM([.AI32];[.AN32];[.AS32];[.AX32];[.BC32])" office:value-type="float" office:value="15" calcext:value-type="float">
            <text:p>15</text:p>
          </table:table-cell>
          <table:table-cell table:formula="of:=SUM([.AJ32];[.AO32];[.AT32];[.AY32];[.BD32])" office:value-type="float" office:value="5" calcext:value-type="float">
            <text:p>5</text:p>
          </table:table-cell>
          <table:table-cell table:formula="of:=SUM([.AK32];[.AP32];[.AU32];[.AZ32];[.BE32])" office:value-type="float" office:value="2" calcext:value-type="float">
            <text:p>2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SUM([.AG42];[.AL42];[.AQ42];[.AV42];[.BA42])" office:value-type="float" office:value="7" calcext:value-type="float">
            <text:p>7</text:p>
          </table:table-cell>
          <table:table-cell table:formula="of:=SUM([.AH42];[.AM42];[.AR42];[.AW42];[.BB42])" office:value-type="float" office:value="10" calcext:value-type="float">
            <text:p>10</text:p>
          </table:table-cell>
          <table:table-cell table:formula="of:=SUM([.AI42];[.AN42];[.AS42];[.AX42];[.BC42])" office:value-type="float" office:value="21" calcext:value-type="float">
            <text:p>21</text:p>
          </table:table-cell>
          <table:table-cell table:formula="of:=SUM([.AJ42];[.AO42];[.AT42];[.AY42];[.BD42])" office:value-type="float" office:value="8" calcext:value-type="float">
            <text:p>8</text:p>
          </table:table-cell>
          <table:table-cell table:formula="of:=SUM([.AK42];[.AP42];[.AU42];[.AZ42];[.BE42])" office:value-type="float" office:value="4" calcext:value-type="float">
            <text:p>4</text:p>
          </table:table-cell>
          <table:table-cell/>
          <table:table-cell table:style-name="ce947" office:value-type="string" calcext:value-type="string">
            <text:p>auc_optimal</text:p>
          </table:table-cell>
          <table:table-cell table:style-name="ce947" office:value-type="string" calcext:value-type="string">
            <text:p>pla</text:p>
          </table:table-cell>
          <table:table-cell table:formula="of:=SUM([.AG52];[.AL52];[.AQ52];[.AV52];[.BA52])" office:value-type="float" office:value="9" calcext:value-type="float">
            <text:p>9</text:p>
          </table:table-cell>
          <table:table-cell table:formula="of:=SUM([.AH52];[.AM52];[.AR52];[.AW52];[.BB52])" office:value-type="float" office:value="5" calcext:value-type="float">
            <text:p>5</text:p>
          </table:table-cell>
          <table:table-cell table:formula="of:=SUM([.AI52];[.AN52];[.AS52];[.AX52];[.BC52])" office:value-type="float" office:value="24" calcext:value-type="float">
            <text:p>24</text:p>
          </table:table-cell>
          <table:table-cell table:formula="of:=SUM([.AJ52];[.AO52];[.AT52];[.AY52];[.BD52])" office:value-type="float" office:value="6" calcext:value-type="float">
            <text:p>6</text:p>
          </table:table-cell>
          <table:table-cell table:formula="of:=SUM([.AK52];[.AP52];[.AU52];[.AZ52];[.BE52])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64]; OFFSET([.$C64]; 0; 0; 1; 5))" office:value-type="float" office:value="5" calcext:value-type="float">
            <text:p>5</text:p>
          </table:table-cell>
          <table:table-cell table:formula="of:=RANK([.D64]; OFFSET([.$C64]; 0; 0; 1; 5))" office:value-type="float" office:value="2" calcext:value-type="float">
            <text:p>2</text:p>
          </table:table-cell>
          <table:table-cell table:formula="of:=RANK([.E64]; OFFSET([.$C64]; 0; 0; 1; 5))" office:value-type="float" office:value="4" calcext:value-type="float">
            <text:p>4</text:p>
          </table:table-cell>
          <table:table-cell table:formula="of:=RANK([.F64]; OFFSET([.$C64]; 0; 0; 1; 5))" office:value-type="float" office:value="1" calcext:value-type="float">
            <text:p>1</text:p>
          </table:table-cell>
          <table:table-cell table:formula="of:=RANK([.G64]; OFFSET([.$C64]; 0; 0; 1; 5))" office:value-type="float" office:value="3" calcext:value-type="float">
            <text:p>3</text:p>
          </table:table-cell>
          <table:table-cell table:formula="of:=RANK([.H64];[.$H64:.$L64];)" office:value-type="float" office:value="5" calcext:value-type="float">
            <text:p>5</text:p>
          </table:table-cell>
          <table:table-cell table:formula="of:=RANK([.I64];[.$H64:.$L64];)" office:value-type="float" office:value="3" calcext:value-type="float">
            <text:p>3</text:p>
          </table:table-cell>
          <table:table-cell table:formula="of:=RANK([.J64];[.$H64:.$L64];)" office:value-type="float" office:value="1" calcext:value-type="float">
            <text:p>1</text:p>
          </table:table-cell>
          <table:table-cell table:formula="of:=RANK([.K64];[.$H64:.$L64];)" office:value-type="float" office:value="4" calcext:value-type="float">
            <text:p>4</text:p>
          </table:table-cell>
          <table:table-cell table:formula="of:=RANK([.L64];[.$H64:.$L64];)" office:value-type="float" office:value="2" calcext:value-type="float">
            <text:p>2</text:p>
          </table:table-cell>
          <table:table-cell table:formula="of:=RANK([.M64];[.$M64:.$Q64];)" office:value-type="float" office:value="1" calcext:value-type="float">
            <text:p>1</text:p>
          </table:table-cell>
          <table:table-cell table:formula="of:=RANK([.N64];[.$M64:.$Q64];)" office:value-type="float" office:value="3" calcext:value-type="float">
            <text:p>3</text:p>
          </table:table-cell>
          <table:table-cell table:formula="of:=RANK([.O64];[.$M64:.$Q64];)" office:value-type="float" office:value="4" calcext:value-type="float">
            <text:p>4</text:p>
          </table:table-cell>
          <table:table-cell table:formula="of:=RANK([.P64];[.$M64:.$Q64];)" office:value-type="float" office:value="2" calcext:value-type="float">
            <text:p>2</text:p>
          </table:table-cell>
          <table:table-cell table:formula="of:=RANK([.Q64];[.$M64:.$Q64];)" office:value-type="float" office:value="5" calcext:value-type="float">
            <text:p>5</text:p>
          </table:table-cell>
          <table:table-cell table:formula="of:=RANK([.R64];[.$R64:.$V64];)" office:value-type="float" office:value="2" calcext:value-type="float">
            <text:p>2</text:p>
          </table:table-cell>
          <table:table-cell table:formula="of:=RANK([.S64];[.$R64:.$V64];)" office:value-type="float" office:value="3" calcext:value-type="float">
            <text:p>3</text:p>
          </table:table-cell>
          <table:table-cell table:formula="of:=RANK([.T64];[.$R64:.$V64];)" office:value-type="float" office:value="5" calcext:value-type="float">
            <text:p>5</text:p>
          </table:table-cell>
          <table:table-cell table:formula="of:=RANK([.U64];[.$R64:.$V64];)" office:value-type="float" office:value="1" calcext:value-type="float">
            <text:p>1</text:p>
          </table:table-cell>
          <table:table-cell table:formula="of:=RANK([.V64];[.$R64:.$V64];)" office:value-type="float" office:value="4" calcext:value-type="float">
            <text:p>4</text:p>
          </table:table-cell>
          <table:table-cell table:formula="of:=RANK([.W64];[.$W64:.$AA64];)" office:value-type="float" office:value="5" calcext:value-type="float">
            <text:p>5</text:p>
          </table:table-cell>
          <table:table-cell table:formula="of:=RANK([.X64];[.$W64:.$AA64];)" office:value-type="float" office:value="3" calcext:value-type="float">
            <text:p>3</text:p>
          </table:table-cell>
          <table:table-cell table:formula="of:=RANK([.Y64];[.$W64:.$AA64];)" office:value-type="float" office:value="1" calcext:value-type="float">
            <text:p>1</text:p>
          </table:table-cell>
          <table:table-cell table:formula="of:=RANK([.Z64];[.$W64:.$AA64];)" office:value-type="float" office:value="2" calcext:value-type="float">
            <text:p>2</text:p>
          </table:table-cell>
          <table:table-cell table:formula="of:=RANK([.AA64];[.$W64:.$AA64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5]; OFFSET([.$C65]; 0; 0; 1; 5))" office:value-type="float" office:value="5" calcext:value-type="float">
            <text:p>5</text:p>
          </table:table-cell>
          <table:table-cell table:formula="of:=RANK([.D65]; OFFSET([.$C65]; 0; 0; 1; 5))" office:value-type="float" office:value="2" calcext:value-type="float">
            <text:p>2</text:p>
          </table:table-cell>
          <table:table-cell table:formula="of:=RANK([.E65]; OFFSET([.$C65]; 0; 0; 1; 5))" office:value-type="float" office:value="4" calcext:value-type="float">
            <text:p>4</text:p>
          </table:table-cell>
          <table:table-cell table:formula="of:=RANK([.F65]; OFFSET([.$C65]; 0; 0; 1; 5))" office:value-type="float" office:value="1" calcext:value-type="float">
            <text:p>1</text:p>
          </table:table-cell>
          <table:table-cell table:formula="of:=RANK([.G65]; OFFSET([.$C65]; 0; 0; 1; 5))" office:value-type="float" office:value="3" calcext:value-type="float">
            <text:p>3</text:p>
          </table:table-cell>
          <table:table-cell table:formula="of:=RANK([.H65];[.$H65:.$L65];)" office:value-type="float" office:value="4" calcext:value-type="float">
            <text:p>4</text:p>
          </table:table-cell>
          <table:table-cell table:formula="of:=RANK([.I65];[.$H65:.$L65];)" office:value-type="float" office:value="3" calcext:value-type="float">
            <text:p>3</text:p>
          </table:table-cell>
          <table:table-cell table:formula="of:=RANK([.J65];[.$H65:.$L65];)" office:value-type="float" office:value="1" calcext:value-type="float">
            <text:p>1</text:p>
          </table:table-cell>
          <table:table-cell table:formula="of:=RANK([.K65];[.$H65:.$L65];)" office:value-type="float" office:value="5" calcext:value-type="float">
            <text:p>5</text:p>
          </table:table-cell>
          <table:table-cell table:formula="of:=RANK([.L65];[.$H65:.$L65];)" office:value-type="float" office:value="2" calcext:value-type="float">
            <text:p>2</text:p>
          </table:table-cell>
          <table:table-cell table:formula="of:=RANK([.M65];[.$M65:.$Q65];)" office:value-type="float" office:value="2" calcext:value-type="float">
            <text:p>2</text:p>
          </table:table-cell>
          <table:table-cell table:formula="of:=RANK([.N65];[.$M65:.$Q65];)" office:value-type="float" office:value="4" calcext:value-type="float">
            <text:p>4</text:p>
          </table:table-cell>
          <table:table-cell table:formula="of:=RANK([.O65];[.$M65:.$Q65];)" office:value-type="float" office:value="5" calcext:value-type="float">
            <text:p>5</text:p>
          </table:table-cell>
          <table:table-cell table:formula="of:=RANK([.P65];[.$M65:.$Q65];)" office:value-type="float" office:value="1" calcext:value-type="float">
            <text:p>1</text:p>
          </table:table-cell>
          <table:table-cell table:formula="of:=RANK([.Q65];[.$M65:.$Q65];)" office:value-type="float" office:value="3" calcext:value-type="float">
            <text:p>3</text:p>
          </table:table-cell>
          <table:table-cell table:formula="of:=RANK([.R65];[.$R65:.$V65];)" office:value-type="float" office:value="3" calcext:value-type="float">
            <text:p>3</text:p>
          </table:table-cell>
          <table:table-cell table:formula="of:=RANK([.S65];[.$R65:.$V65];)" office:value-type="float" office:value="4" calcext:value-type="float">
            <text:p>4</text:p>
          </table:table-cell>
          <table:table-cell table:formula="of:=RANK([.T65];[.$R65:.$V65];)" office:value-type="float" office:value="5" calcext:value-type="float">
            <text:p>5</text:p>
          </table:table-cell>
          <table:table-cell table:formula="of:=RANK([.U65];[.$R65:.$V65];)" office:value-type="float" office:value="1" calcext:value-type="float">
            <text:p>1</text:p>
          </table:table-cell>
          <table:table-cell table:formula="of:=RANK([.V65];[.$R65:.$V65];)" office:value-type="float" office:value="2" calcext:value-type="float">
            <text:p>2</text:p>
          </table:table-cell>
          <table:table-cell table:formula="of:=RANK([.W65];[.$W65:.$AA65];)" office:value-type="float" office:value="5" calcext:value-type="float">
            <text:p>5</text:p>
          </table:table-cell>
          <table:table-cell table:formula="of:=RANK([.X65];[.$W65:.$AA65];)" office:value-type="float" office:value="2" calcext:value-type="float">
            <text:p>2</text:p>
          </table:table-cell>
          <table:table-cell table:formula="of:=RANK([.Y65];[.$W65:.$AA65];)" office:value-type="float" office:value="1" calcext:value-type="float">
            <text:p>1</text:p>
          </table:table-cell>
          <table:table-cell table:formula="of:=RANK([.Z65];[.$W65:.$AA65];)" office:value-type="float" office:value="3" calcext:value-type="float">
            <text:p>3</text:p>
          </table:table-cell>
          <table:table-cell table:formula="of:=RANK([.AA65];[.$W65:.$AA65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66]; OFFSET([.$C66]; 0; 0; 1; 5))" office:value-type="float" office:value="5" calcext:value-type="float">
            <text:p>5</text:p>
          </table:table-cell>
          <table:table-cell table:formula="of:=RANK([.D66]; OFFSET([.$C66]; 0; 0; 1; 5))" office:value-type="float" office:value="3" calcext:value-type="float">
            <text:p>3</text:p>
          </table:table-cell>
          <table:table-cell table:formula="of:=RANK([.E66]; OFFSET([.$C66]; 0; 0; 1; 5))" office:value-type="float" office:value="3" calcext:value-type="float">
            <text:p>3</text:p>
          </table:table-cell>
          <table:table-cell table:formula="of:=RANK([.F66]; OFFSET([.$C66]; 0; 0; 1; 5))" office:value-type="float" office:value="1" calcext:value-type="float">
            <text:p>1</text:p>
          </table:table-cell>
          <table:table-cell table:formula="of:=RANK([.G66]; OFFSET([.$C66]; 0; 0; 1; 5))" office:value-type="float" office:value="2" calcext:value-type="float">
            <text:p>2</text:p>
          </table:table-cell>
          <table:table-cell table:formula="of:=RANK([.H66];[.$H66:.$L66];)" office:value-type="float" office:value="5" calcext:value-type="float">
            <text:p>5</text:p>
          </table:table-cell>
          <table:table-cell table:formula="of:=RANK([.I66];[.$H66:.$L66];)" office:value-type="float" office:value="2" calcext:value-type="float">
            <text:p>2</text:p>
          </table:table-cell>
          <table:table-cell table:formula="of:=RANK([.J66];[.$H66:.$L66];)" office:value-type="float" office:value="2" calcext:value-type="float">
            <text:p>2</text:p>
          </table:table-cell>
          <table:table-cell table:formula="of:=RANK([.K66];[.$H66:.$L66];)" office:value-type="float" office:value="4" calcext:value-type="float">
            <text:p>4</text:p>
          </table:table-cell>
          <table:table-cell table:formula="of:=RANK([.L66];[.$H66:.$L66];)" office:value-type="float" office:value="1" calcext:value-type="float">
            <text:p>1</text:p>
          </table:table-cell>
          <table:table-cell table:formula="of:=RANK([.M66];[.$M66:.$Q66];)" office:value-type="float" office:value="5" calcext:value-type="float">
            <text:p>5</text:p>
          </table:table-cell>
          <table:table-cell table:formula="of:=RANK([.N66];[.$M66:.$Q66];)" office:value-type="float" office:value="4" calcext:value-type="float">
            <text:p>4</text:p>
          </table:table-cell>
          <table:table-cell table:formula="of:=RANK([.O66];[.$M66:.$Q66];)" office:value-type="float" office:value="3" calcext:value-type="float">
            <text:p>3</text:p>
          </table:table-cell>
          <table:table-cell table:formula="of:=RANK([.P66];[.$M66:.$Q66];)" office:value-type="float" office:value="1" calcext:value-type="float">
            <text:p>1</text:p>
          </table:table-cell>
          <table:table-cell table:formula="of:=RANK([.Q66];[.$M66:.$Q66];)" office:value-type="float" office:value="2" calcext:value-type="float">
            <text:p>2</text:p>
          </table:table-cell>
          <table:table-cell table:formula="of:=RANK([.R66];[.$R66:.$V66];)" office:value-type="float" office:value="2" calcext:value-type="float">
            <text:p>2</text:p>
          </table:table-cell>
          <table:table-cell table:formula="of:=RANK([.S66];[.$R66:.$V66];)" office:value-type="float" office:value="3" calcext:value-type="float">
            <text:p>3</text:p>
          </table:table-cell>
          <table:table-cell table:formula="of:=RANK([.T66];[.$R66:.$V66];)" office:value-type="float" office:value="4" calcext:value-type="float">
            <text:p>4</text:p>
          </table:table-cell>
          <table:table-cell table:formula="of:=RANK([.U66];[.$R66:.$V66];)" office:value-type="float" office:value="1" calcext:value-type="float">
            <text:p>1</text:p>
          </table:table-cell>
          <table:table-cell table:formula="of:=RANK([.V66];[.$R66:.$V66];)" office:value-type="float" office:value="5" calcext:value-type="float">
            <text:p>5</text:p>
          </table:table-cell>
          <table:table-cell table:formula="of:=RANK([.W66];[.$W66:.$AA66];)" office:value-type="float" office:value="2" calcext:value-type="float">
            <text:p>2</text:p>
          </table:table-cell>
          <table:table-cell table:formula="of:=RANK([.X66];[.$W66:.$AA66];)" office:value-type="float" office:value="4" calcext:value-type="float">
            <text:p>4</text:p>
          </table:table-cell>
          <table:table-cell table:formula="of:=RANK([.Y66];[.$W66:.$AA66];)" office:value-type="float" office:value="3" calcext:value-type="float">
            <text:p>3</text:p>
          </table:table-cell>
          <table:table-cell table:formula="of:=RANK([.Z66];[.$W66:.$AA66];)" office:value-type="float" office:value="1" calcext:value-type="float">
            <text:p>1</text:p>
          </table:table-cell>
          <table:table-cell table:formula="of:=RANK([.AA66];[.$W66:.$AA66];)" office:value-type="float" office:value="5" calcext:value-type="float">
            <text:p>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7]; OFFSET([.$C67]; 0; 0; 1; 5))" office:value-type="float" office:value="5" calcext:value-type="float">
            <text:p>5</text:p>
          </table:table-cell>
          <table:table-cell table:formula="of:=RANK([.D67]; OFFSET([.$C67]; 0; 0; 1; 5))" office:value-type="float" office:value="3" calcext:value-type="float">
            <text:p>3</text:p>
          </table:table-cell>
          <table:table-cell table:formula="of:=RANK([.E67]; OFFSET([.$C67]; 0; 0; 1; 5))" office:value-type="float" office:value="3" calcext:value-type="float">
            <text:p>3</text:p>
          </table:table-cell>
          <table:table-cell table:formula="of:=RANK([.F67]; OFFSET([.$C67]; 0; 0; 1; 5))" office:value-type="float" office:value="1" calcext:value-type="float">
            <text:p>1</text:p>
          </table:table-cell>
          <table:table-cell table:formula="of:=RANK([.G67]; OFFSET([.$C67]; 0; 0; 1; 5))" office:value-type="float" office:value="2" calcext:value-type="float">
            <text:p>2</text:p>
          </table:table-cell>
          <table:table-cell table:formula="of:=RANK([.H67];[.$H67:.$L67];)" office:value-type="float" office:value="4" calcext:value-type="float">
            <text:p>4</text:p>
          </table:table-cell>
          <table:table-cell table:formula="of:=RANK([.I67];[.$H67:.$L67];)" office:value-type="float" office:value="1" calcext:value-type="float">
            <text:p>1</text:p>
          </table:table-cell>
          <table:table-cell table:formula="of:=RANK([.J67];[.$H67:.$L67];)" office:value-type="float" office:value="1" calcext:value-type="float">
            <text:p>1</text:p>
          </table:table-cell>
          <table:table-cell table:formula="of:=RANK([.K67];[.$H67:.$L67];)" office:value-type="float" office:value="5" calcext:value-type="float">
            <text:p>5</text:p>
          </table:table-cell>
          <table:table-cell table:formula="of:=RANK([.L67];[.$H67:.$L67];)" office:value-type="float" office:value="3" calcext:value-type="float">
            <text:p>3</text:p>
          </table:table-cell>
          <table:table-cell table:formula="of:=RANK([.M67];[.$M67:.$Q67];)" office:value-type="float" office:value="2" calcext:value-type="float">
            <text:p>2</text:p>
          </table:table-cell>
          <table:table-cell table:formula="of:=RANK([.N67];[.$M67:.$Q67];)" office:value-type="float" office:value="4" calcext:value-type="float">
            <text:p>4</text:p>
          </table:table-cell>
          <table:table-cell table:formula="of:=RANK([.O67];[.$M67:.$Q67];)" office:value-type="float" office:value="5" calcext:value-type="float">
            <text:p>5</text:p>
          </table:table-cell>
          <table:table-cell table:formula="of:=RANK([.P67];[.$M67:.$Q67];)" office:value-type="float" office:value="1" calcext:value-type="float">
            <text:p>1</text:p>
          </table:table-cell>
          <table:table-cell table:formula="of:=RANK([.Q67];[.$M67:.$Q67];)" office:value-type="float" office:value="3" calcext:value-type="float">
            <text:p>3</text:p>
          </table:table-cell>
          <table:table-cell table:formula="of:=RANK([.R67];[.$R67:.$V67];)" office:value-type="float" office:value="2" calcext:value-type="float">
            <text:p>2</text:p>
          </table:table-cell>
          <table:table-cell table:formula="of:=RANK([.S67];[.$R67:.$V67];)" office:value-type="float" office:value="4" calcext:value-type="float">
            <text:p>4</text:p>
          </table:table-cell>
          <table:table-cell table:formula="of:=RANK([.T67];[.$R67:.$V67];)" office:value-type="float" office:value="5" calcext:value-type="float">
            <text:p>5</text:p>
          </table:table-cell>
          <table:table-cell table:formula="of:=RANK([.U67];[.$R67:.$V67];)" office:value-type="float" office:value="1" calcext:value-type="float">
            <text:p>1</text:p>
          </table:table-cell>
          <table:table-cell table:formula="of:=RANK([.V67];[.$R67:.$V67];)" office:value-type="float" office:value="3" calcext:value-type="float">
            <text:p>3</text:p>
          </table:table-cell>
          <table:table-cell table:formula="of:=RANK([.W67];[.$W67:.$AA67];)" office:value-type="float" office:value="5" calcext:value-type="float">
            <text:p>5</text:p>
          </table:table-cell>
          <table:table-cell table:formula="of:=RANK([.X67];[.$W67:.$AA67];)" office:value-type="float" office:value="3" calcext:value-type="float">
            <text:p>3</text:p>
          </table:table-cell>
          <table:table-cell table:formula="of:=RANK([.Y67];[.$W67:.$AA67];)" office:value-type="float" office:value="2" calcext:value-type="float">
            <text:p>2</text:p>
          </table:table-cell>
          <table:table-cell table:formula="of:=RANK([.Z67];[.$W67:.$AA67];)" office:value-type="float" office:value="1" calcext:value-type="float">
            <text:p>1</text:p>
          </table:table-cell>
          <table:table-cell table:formula="of:=RANK([.AA67];[.$W67:.$AA67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office:value-type="float" office:value="578231" calcext:value-type="float">
            <text:p>57823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50697865958785" calcext:value-type="float">
            <text:p>-1,50697865958785</text:p>
          </table:table-cell>
          <table:table-cell table:style-name="ce495" office:value-type="float" office:value="0.000610593491785736" calcext:value-type="float">
            <text:p>0,000610593491785736</text:p>
          </table:table-cell>
          <table:table-cell table:style-name="ce545" office:value-type="float" office:value="-0.12171163602929" calcext:value-type="float">
            <text:p>-0,12171163602929</text:p>
          </table:table-cell>
          <table:table-cell table:style-name="ce512" office:value-type="float" office:value="-0.00811750125468482" calcext:value-type="float">
            <text:p>-0,00811750125468482</text:p>
          </table:table-cell>
          <table:table-cell table:style-name="ce506" office:value-type="float" office:value="0.000140775721717267" calcext:value-type="float">
            <text:p>0,000140775721717267</text:p>
          </table:table-cell>
          <table:table-cell table:style-name="ce494" office:value-type="float" office:value="-1.58524494039872" calcext:value-type="float">
            <text:p>-1,58524494039872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style-name="ce499" office:value-type="float" office:value="-0.00406997843960992" calcext:value-type="float">
            <text:p>-0,00406997843960992</text:p>
          </table:table-cell>
          <table:table-cell table:style-name="ce495" office:value-type="float" office:value="0.000261224977212764" calcext:value-type="float">
            <text:p>0,000261224977212764</text:p>
          </table:table-cell>
          <table:table-cell table:style-name="ce494" office:value-type="float" office:value="-1.88138458046884" calcext:value-type="float">
            <text:p>-1,88138458046884</text:p>
          </table:table-cell>
          <table:table-cell table:style-name="ce499" office:value-type="float" office:value="-0.00492860488060091" calcext:value-type="float">
            <text:p>-0,00492860488060091</text:p>
          </table:table-cell>
          <table:table-cell table:style-name="ce590" office:value-type="float" office:value="-0.0881675390346616" calcext:value-type="float">
            <text:p>-0,0881675390346616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4" office:value-type="float" office:value="-0.864437815046073" calcext:value-type="float">
            <text:p>-0,864437815046073</text:p>
          </table:table-cell>
          <table:table-cell table:style-name="ce546" office:value-type="float" office:value="-0.0282926983382991" calcext:value-type="float">
            <text:p>-0,0282926983382991</text:p>
          </table:table-cell>
          <table:table-cell table:style-name="ce495" office:value-type="float" office:value="0" calcext:value-type="float">
            <text:p>0</text:p>
          </table:table-cell>
          <table:table-cell table:style-name="ce498" office:value-type="float" office:value="-0.00632263217032263" calcext:value-type="float">
            <text:p>-0,00632263217032263</text:p>
          </table:table-cell>
          <table:table-cell table:style-name="ce575" office:value-type="float" office:value="-0.0524601640772167" calcext:value-type="float">
            <text:p>-0,0524601640772167</text:p>
          </table:table-cell>
          <table:table-cell table:style-name="ce494" office:value-type="float" office:value="-1.34744599544366" calcext:value-type="float">
            <text:p>-1,34744599544366</text:p>
          </table:table-cell>
          <table:table-cell table:style-name="ce825" office:value-type="float" office:value="-0.0255926636270613" calcext:value-type="float">
            <text:p>-0,0255926636270613</text:p>
          </table:table-cell>
          <table:table-cell table:style-name="ce554" office:value-type="float" office:value="0.0435718672645079" calcext:value-type="float">
            <text:p>0,0435718672645079</text:p>
          </table:table-cell>
          <table:table-cell table:style-name="ce552" office:value-type="float" office:value="0.235842412220545" calcext:value-type="float">
            <text:p>0,235842412220545</text:p>
          </table:table-cell>
          <table:table-cell table:style-name="ce884" office:value-type="float" office:value="0.0713428263885978" calcext:value-type="float">
            <text:p>0,071342826388597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1" office:value-type="float" office:value="-0.0458148650003231" calcext:value-type="float">
            <text:p>-0,0458148650003231</text:p>
          </table:table-cell>
          <table:table-cell table:style-name="ce495" office:value-type="float" office:value="0.000610593491785736" calcext:value-type="float">
            <text:p>0,000610593491785736</text:p>
          </table:table-cell>
          <table:table-cell table:style-name="ce506" office:value-type="float" office:value="0" calcext:value-type="float">
            <text:p>0</text:p>
          </table:table-cell>
          <table:table-cell table:style-name="ce522" office:value-type="float" office:value="-0.0520191733140793" calcext:value-type="float">
            <text:p>-0,0520191733140793</text:p>
          </table:table-cell>
          <table:table-cell table:style-name="ce539" office:value-type="float" office:value="-0.0277735234110873" calcext:value-type="float">
            <text:p>-0,0277735234110873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style-name="ce506" office:value-type="float" office:value="-0.000646065345428049" calcext:value-type="float">
            <text:p>-0,000646065345428049</text:p>
          </table:table-cell>
          <table:table-cell table:style-name="ce592" office:value-type="float" office:value="-0.0154344311313001" calcext:value-type="float">
            <text:p>-0,0154344311313001</text:p>
          </table:table-cell>
          <table:table-cell table:style-name="ce495" office:value-type="float" office:value="0" calcext:value-type="float">
            <text:p>0</text:p>
          </table:table-cell>
          <table:table-cell table:style-name="ce590" office:value-type="float" office:value="-0.0896468601594042" calcext:value-type="float">
            <text:p>-0,0896468601594042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style-name="ce498" office:value-type="float" office:value="-0.00660162961226973" calcext:value-type="float">
            <text:p>-0,00660162961226973</text:p>
          </table:table-cell>
          <table:table-cell table:style-name="ce546" office:value-type="float" office:value="-0.0282926983382991" calcext:value-type="float">
            <text:p>-0,0282926983382991</text:p>
          </table:table-cell>
          <table:table-cell table:style-name="ce495" office:value-type="float" office:value="0" calcext:value-type="float">
            <text:p>0</text:p>
          </table:table-cell>
          <table:table-cell table:style-name="ce516" office:value-type="float" office:value="-0.00160325290583691" calcext:value-type="float">
            <text:p>-0,00160325290583691</text:p>
          </table:table-cell>
          <table:table-cell table:style-name="ce535" office:value-type="float" office:value="-0.00564124968534189" calcext:value-type="float">
            <text:p>-0,00564124968534189</text:p>
          </table:table-cell>
          <table:table-cell table:style-name="ce602" office:value-type="float" office:value="0.114354705203166" calcext:value-type="float">
            <text:p>0,114354705203166</text:p>
          </table:table-cell>
          <table:table-cell table:style-name="ce884" office:value-type="float" office:value="0.0705585446924846" calcext:value-type="float">
            <text:p>0,0705585446924846</text:p>
          </table:table-cell>
          <table:table-cell table:style-name="ce554" office:value-type="float" office:value="0.0435718672645079" calcext:value-type="float">
            <text:p>0,0435718672645079</text:p>
          </table:table-cell>
          <table:table-cell table:style-name="ce495" office:value-type="float" office:value="0.241704121106915" calcext:value-type="float">
            <text:p>0,241704121106915</text:p>
          </table:table-cell>
          <table:table-cell table:style-name="ce580" office:value-type="float" office:value="0.20056522493768" calcext:value-type="float">
            <text:p>0,2005652249376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289672336875284" calcext:value-type="float">
            <text:p>-0,289672336875284</text:p>
          </table:table-cell>
          <table:table-cell table:number-columns-repeated="2" table:style-name="ce530" office:value-type="float" office:value="-0.0596346310310736" calcext:value-type="float">
            <text:p>-0,0596346310310736</text:p>
          </table:table-cell>
          <table:table-cell table:style-name="ce495" office:value-type="float" office:value="0.00122118698357147" calcext:value-type="float">
            <text:p>0,00122118698357147</text:p>
          </table:table-cell>
          <table:table-cell table:style-name="ce508" office:value-type="float" office:value="-0.00342950011219655" calcext:value-type="float">
            <text:p>-0,00342950011219655</text:p>
          </table:table-cell>
          <table:table-cell table:style-name="ce495" office:value-type="float" office:value="0.00267055891882708" calcext:value-type="float">
            <text:p>0,00267055891882708</text:p>
          </table:table-cell>
          <table:table-cell table:style-name="ce575" office:value-type="float" office:value="0" calcext:value-type="float">
            <text:p>0</text:p>
          </table:table-cell>
          <table:table-cell table:style-name="ce494" office:value-type="float" office:value="-0.0414228178151702" calcext:value-type="float">
            <text:p>-0,0414228178151702</text:p>
          </table:table-cell>
          <table:table-cell table:style-name="ce610" office:value-type="float" office:value="0.000648397711295944" calcext:value-type="float">
            <text:p>0,000648397711295944</text:p>
          </table:table-cell>
          <table:table-cell table:style-name="ce541" office:value-type="float" office:value="0.000419825856234813" calcext:value-type="float">
            <text:p>0,000419825856234813</text:p>
          </table:table-cell>
          <table:table-cell table:style-name="ce494" office:value-type="float" office:value="-0.091791875790281" calcext:value-type="float">
            <text:p>-0,091791875790281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516" office:value-type="float" office:value="0" calcext:value-type="float">
            <text:p>0</text:p>
          </table:table-cell>
          <table:table-cell table:style-name="ce731" office:value-type="float" office:value="-0.0437879052923822" calcext:value-type="float">
            <text:p>-0,0437879052923822</text:p>
          </table:table-cell>
          <table:table-cell table:style-name="ce516" office:value-type="float" office:value="0" calcext:value-type="float">
            <text:p>0</text:p>
          </table:table-cell>
          <table:table-cell table:style-name="ce499" office:value-type="float" office:value="-0.0000243631569024298" calcext:value-type="float">
            <text:p>-2,43631569024298E-05</text:p>
          </table:table-cell>
          <table:table-cell table:style-name="ce494" office:value-type="float" office:value="-0.0530959638815413" calcext:value-type="float">
            <text:p>-0,0530959638815413</text:p>
          </table:table-cell>
          <table:table-cell table:style-name="ce516" office:value-type="float" office:value="0" calcext:value-type="float">
            <text:p>0</text:p>
          </table:table-cell>
          <table:table-cell table:style-name="ce495" office:value-type="float" office:value="0.000104525802194261" calcext:value-type="float">
            <text:p>0,000104525802194261</text:p>
          </table:table-cell>
          <table:table-cell table:style-name="ce516" office:value-type="float" office:value="0" calcext:value-type="float">
            <text:p>0</text:p>
          </table:table-cell>
          <table:table-cell table:style-name="ce689" office:value-type="float" office:value="0.107597312663087" calcext:value-type="float">
            <text:p>0,107597312663087</text:p>
          </table:table-cell>
          <table:table-cell table:style-name="ce583" office:value-type="float" office:value="0.15770049202432" calcext:value-type="float">
            <text:p>0,15770049202432</text:p>
          </table:table-cell>
          <table:table-cell table:style-name="ce745" office:value-type="float" office:value="0.0998760251102395" calcext:value-type="float">
            <text:p>0,0998760251102395</text:p>
          </table:table-cell>
          <table:table-cell table:style-name="ce495" office:value-type="float" office:value="0.186281349337446" calcext:value-type="float">
            <text:p>0,186281349337446</text:p>
          </table:table-cell>
          <table:table-cell table:style-name="ce494" office:value-type="float" office:value="0.0905900464257232" calcext:value-type="float">
            <text:p>0,090590046425723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" calcext:value-type="float">
            <text:p>0</text:p>
          </table:table-cell>
          <table:table-cell table:number-columns-repeated="2" table:style-name="ce530" office:value-type="float" office:value="-0.0596346310310736" calcext:value-type="float">
            <text:p>-0,0596346310310736</text:p>
          </table:table-cell>
          <table:table-cell table:style-name="ce495" office:value-type="float" office:value="0.00122118698357147" calcext:value-type="float">
            <text:p>0,00122118698357147</text:p>
          </table:table-cell>
          <table:table-cell table:style-name="ce577" office:value-type="float" office:value="-0.0551569454246448" calcext:value-type="float">
            <text:p>-0,0551569454246448</text:p>
          </table:table-cell>
          <table:table-cell table:style-name="ce594" office:value-type="float" office:value="0.000139941952078205" calcext:value-type="float">
            <text:p>0,000139941952078205</text:p>
          </table:table-cell>
          <table:table-cell table:number-columns-repeated="2" table:style-name="ce575" office:value-type="float" office:value="0" calcext:value-type="float">
            <text:p>0</text:p>
          </table:table-cell>
          <table:table-cell table:style-name="ce611" office:value-type="float" office:value="0.000839651712469626" calcext:value-type="float">
            <text:p>0,000839651712469626</text:p>
          </table:table-cell>
          <table:table-cell table:style-name="ce570" office:value-type="float" office:value="0.000699709760391322" calcext:value-type="float">
            <text:p>0,000699709760391322</text:p>
          </table:table-cell>
          <table:table-cell table:style-name="ce636" office:value-type="float" office:value="-0.0881675390346616" calcext:value-type="float">
            <text:p>-0,0881675390346616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516" office:value-type="float" office:value="0" calcext:value-type="float">
            <text:p>0</text:p>
          </table:table-cell>
          <table:table-cell table:style-name="ce636" office:value-type="float" office:value="-0.0881675390346616" calcext:value-type="float">
            <text:p>-0,0881675390346616</text:p>
          </table:table-cell>
          <table:table-cell table:style-name="ce516" office:value-type="float" office:value="0" calcext:value-type="float">
            <text:p>0</text:p>
          </table:table-cell>
          <table:table-cell table:style-name="ce525" office:value-type="float" office:value="0" calcext:value-type="float">
            <text:p>0</text:p>
          </table:table-cell>
          <table:table-cell table:style-name="ce494" office:value-type="float" office:value="-0.0530959638815413" calcext:value-type="float">
            <text:p>-0,0530959638815413</text:p>
          </table:table-cell>
          <table:table-cell table:number-columns-repeated="3" table:style-name="ce525" office:value-type="float" office:value="0" calcext:value-type="float">
            <text:p>0</text:p>
          </table:table-cell>
          <table:table-cell table:style-name="ce783" office:value-type="float" office:value="0.185284986909228" calcext:value-type="float">
            <text:p>0,185284986909228</text:p>
          </table:table-cell>
          <table:table-cell table:style-name="ce885" office:value-type="float" office:value="0.158690599262406" calcext:value-type="float">
            <text:p>0,158690599262406</text:p>
          </table:table-cell>
          <table:table-cell table:style-name="ce745" office:value-type="float" office:value="0.0998760251102395" calcext:value-type="float">
            <text:p>0,0998760251102395</text:p>
          </table:table-cell>
          <table:table-cell table:style-name="ce918" office:value-type="float" office:value="0.181523234710134" calcext:value-type="float">
            <text:p>0,181523234710134</text:p>
          </table:table-cell>
          <table:table-cell table:style-name="ce517" office:value-type="float" office:value="0.184915930691421" calcext:value-type="float">
            <text:p>0,18491593069142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930544481481463" calcext:value-type="float">
            <text:p>-0,930544481481463</text:p>
          </table:table-cell>
          <table:table-cell table:style-name="ce506" office:value-type="float" office:value="0.00549534142607162" calcext:value-type="float">
            <text:p>0,00549534142607162</text:p>
          </table:table-cell>
          <table:table-cell table:style-name="ce516" office:value-type="float" office:value="0.00447768560642873" calcext:value-type="float">
            <text:p>0,00447768560642873</text:p>
          </table:table-cell>
          <table:table-cell table:style-name="ce495" office:value-type="float" office:value="0.00604657166171152" calcext:value-type="float">
            <text:p>0,00604657166171152</text:p>
          </table:table-cell>
          <table:table-cell table:style-name="ce499" office:value-type="float" office:value="0.00386709211464299" calcext:value-type="float">
            <text:p>0,00386709211464299</text:p>
          </table:table-cell>
          <table:table-cell table:style-name="ce494" office:value-type="float" office:value="-1.03193195462522" calcext:value-type="float">
            <text:p>-1,03193195462522</text:p>
          </table:table-cell>
          <table:table-cell table:number-columns-repeated="2" table:style-name="ce506" office:value-type="float" office:value="0.0032186648978003" calcext:value-type="float">
            <text:p>0,0032186648978003</text:p>
          </table:table-cell>
          <table:table-cell table:style-name="ce499" office:value-type="float" office:value="0.000524782320293479" calcext:value-type="float">
            <text:p>0,000524782320293479</text:p>
          </table:table-cell>
          <table:table-cell table:style-name="ce495" office:value-type="float" office:value="0.0033586068498786" calcext:value-type="float">
            <text:p>0,0033586068498786</text:p>
          </table:table-cell>
          <table:table-cell table:style-name="ce495" office:value-type="float" office:value="0.415541303940209" calcext:value-type="float">
            <text:p>0,415541303940209</text:p>
          </table:table-cell>
          <table:table-cell table:style-name="ce675" office:value-type="float" office:value="0.074821596954275" calcext:value-type="float">
            <text:p>0,074821596954275</text:p>
          </table:table-cell>
          <table:table-cell table:style-name="ce694" office:value-type="float" office:value="0.00846294960113187" calcext:value-type="float">
            <text:p>0,00846294960113187</text:p>
          </table:table-cell>
          <table:table-cell table:style-name="ce569" office:value-type="float" office:value="0.397658777077278" calcext:value-type="float">
            <text:p>0,397658777077278</text:p>
          </table:table-cell>
          <table:table-cell table:style-name="ce748" office:value-type="float" office:value="0.0463187771832962" calcext:value-type="float">
            <text:p>0,0463187771832962</text:p>
          </table:table-cell>
          <table:table-cell table:style-name="ce498" office:value-type="float" office:value="0.375066870971385" calcext:value-type="float">
            <text:p>0,375066870971385</text:p>
          </table:table-cell>
          <table:table-cell table:style-name="ce801" office:value-type="float" office:value="0.123427682409117" calcext:value-type="float">
            <text:p>0,123427682409117</text:p>
          </table:table-cell>
          <table:table-cell table:style-name="ce693" office:value-type="float" office:value="0.0624003320934058" calcext:value-type="float">
            <text:p>0,0624003320934058</text:p>
          </table:table-cell>
          <table:table-cell table:style-name="ce495" office:value-type="float" office:value="0.377955083926753" calcext:value-type="float">
            <text:p>0,377955083926753</text:p>
          </table:table-cell>
          <table:table-cell table:style-name="ce494" office:value-type="float" office:value="0.0321122126139694" calcext:value-type="float">
            <text:p>0,0321122126139694</text:p>
          </table:table-cell>
          <table:table-cell table:style-name="ce603" office:value-type="float" office:value="0.967614467968825" calcext:value-type="float">
            <text:p>0,967614467968825</text:p>
          </table:table-cell>
          <table:table-cell table:style-name="ce841" office:value-type="float" office:value="0.984388207107916" calcext:value-type="float">
            <text:p>0,984388207107916</text:p>
          </table:table-cell>
          <table:table-cell table:style-name="ce577" office:value-type="float" office:value="0.983423120630359" calcext:value-type="float">
            <text:p>0,983423120630359</text:p>
          </table:table-cell>
          <table:table-cell table:style-name="ce919" office:value-type="float" office:value="0.991572144041778" calcext:value-type="float">
            <text:p>0,991572144041778</text:p>
          </table:table-cell>
          <table:table-cell table:style-name="ce936" office:value-type="float" office:value="0.98117095431653" calcext:value-type="float">
            <text:p>0,9811709543165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00238301071099711" calcext:value-type="float">
            <text:p>0,00238301071099711</text:p>
          </table:table-cell>
          <table:table-cell table:style-name="ce506" office:value-type="float" office:value="0.00549534142607162" calcext:value-type="float">
            <text:p>0,00549534142607162</text:p>
          </table:table-cell>
          <table:table-cell table:style-name="ce516" office:value-type="float" office:value="0.00447768560642873" calcext:value-type="float">
            <text:p>0,00447768560642873</text:p>
          </table:table-cell>
          <table:table-cell table:style-name="ce495" office:value-type="float" office:value="0.00604657166171152" calcext:value-type="float">
            <text:p>0,00604657166171152</text:p>
          </table:table-cell>
          <table:table-cell table:style-name="ce502" office:value-type="float" office:value="0.00238301071099711" calcext:value-type="float">
            <text:p>0,00238301071099711</text:p>
          </table:table-cell>
          <table:table-cell table:style-name="ce499" office:value-type="float" office:value="0.000524782320293479" calcext:value-type="float">
            <text:p>0,000524782320293479</text:p>
          </table:table-cell>
          <table:table-cell table:number-columns-repeated="2" table:style-name="ce495" office:value-type="float" office:value="0.0032186648978003" calcext:value-type="float">
            <text:p>0,0032186648978003</text:p>
          </table:table-cell>
          <table:table-cell table:number-columns-repeated="2" table:style-name="ce499" office:value-type="float" office:value="0.000524782320293479" calcext:value-type="float">
            <text:p>0,000524782320293479</text:p>
          </table:table-cell>
          <table:table-cell table:style-name="ce511" office:value-type="float" office:value="0.402888177253243" calcext:value-type="float">
            <text:p>0,402888177253243</text:p>
          </table:table-cell>
          <table:table-cell table:style-name="ce676" office:value-type="float" office:value="0.0131043196300119" calcext:value-type="float">
            <text:p>0,0131043196300119</text:p>
          </table:table-cell>
          <table:table-cell table:style-name="ce494" office:value-type="float" office:value="0.0020994032295306" calcext:value-type="float">
            <text:p>0,0020994032295306</text:p>
          </table:table-cell>
          <table:table-cell table:style-name="ce626" office:value-type="float" office:value="0.404071634153038" calcext:value-type="float">
            <text:p>0,404071634153038</text:p>
          </table:table-cell>
          <table:table-cell table:style-name="ce511" office:value-type="float" office:value="0.402888177253243" calcext:value-type="float">
            <text:p>0,402888177253243</text:p>
          </table:table-cell>
          <table:table-cell table:style-name="ce495" office:value-type="float" office:value="0.377976303450507" calcext:value-type="float">
            <text:p>0,377976303450507</text:p>
          </table:table-cell>
          <table:table-cell table:style-name="ce747" office:value-type="float" office:value="0.152487427235699" calcext:value-type="float">
            <text:p>0,152487427235699</text:p>
          </table:table-cell>
          <table:table-cell table:style-name="ce698" office:value-type="float" office:value="0.0683135060461103" calcext:value-type="float">
            <text:p>0,0683135060461103</text:p>
          </table:table-cell>
          <table:table-cell table:style-name="ce503" office:value-type="float" office:value="0.37082296622064" calcext:value-type="float">
            <text:p>0,37082296622064</text:p>
          </table:table-cell>
          <table:table-cell table:style-name="ce495" office:value-type="float" office:value="0.377976303450507" calcext:value-type="float">
            <text:p>0,377976303450507</text:p>
          </table:table-cell>
          <table:table-cell table:style-name="ce617" office:value-type="float" office:value="0.988777861249815" calcext:value-type="float">
            <text:p>0,988777861249815</text:p>
          </table:table-cell>
          <table:table-cell table:style-name="ce494" office:value-type="float" office:value="0.942317585475163" calcext:value-type="float">
            <text:p>0,942317585475163</text:p>
          </table:table-cell>
          <table:table-cell table:style-name="ce577" office:value-type="float" office:value="0.983423120630359" calcext:value-type="float">
            <text:p>0,983423120630359</text:p>
          </table:table-cell>
          <table:table-cell table:style-name="ce510" office:value-type="float" office:value="0.991787203435851" calcext:value-type="float">
            <text:p>0,991787203435851</text:p>
          </table:table-cell>
          <table:table-cell table:style-name="ce495" office:value-type="float" office:value="0.993288449067606" calcext:value-type="float">
            <text:p>0,993288449067606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85160525877037" calcext:value-type="float">
            <text:p>-0,685160525877037</text:p>
          </table:table-cell>
          <table:table-cell table:style-name="ce516" office:value-type="float" office:value="0.00264590513107152" calcext:value-type="float">
            <text:p>0,00264590513107152</text:p>
          </table:table-cell>
          <table:table-cell table:style-name="ce495" office:value-type="float" office:value="0.00386709211464299" calcext:value-type="float">
            <text:p>0,00386709211464299</text:p>
          </table:table-cell>
          <table:table-cell table:style-name="ce553" office:value-type="float" office:value="-0.142565099866806" calcext:value-type="float">
            <text:p>-0,142565099866806</text:p>
          </table:table-cell>
          <table:table-cell table:style-name="ce516" office:value-type="float" office:value="0.00305296745892868" calcext:value-type="float">
            <text:p>0,00305296745892868</text:p>
          </table:table-cell>
          <table:table-cell table:style-name="ce494" office:value-type="float" office:value="-0.624563264491222" calcext:value-type="float">
            <text:p>-0,624563264491222</text:p>
          </table:table-cell>
          <table:table-cell table:style-name="ce516" office:value-type="float" office:value="0.00405831661027003" calcext:value-type="float">
            <text:p>0,00405831661027003</text:p>
          </table:table-cell>
          <table:table-cell table:style-name="ce495" office:value-type="float" office:value="0.00517785222689626" calcext:value-type="float">
            <text:p>0,00517785222689626</text:p>
          </table:table-cell>
          <table:table-cell table:style-name="ce534" office:value-type="float" office:value="-0.0714625240117066" calcext:value-type="float">
            <text:p>-0,0714625240117066</text:p>
          </table:table-cell>
          <table:table-cell table:style-name="ce506" office:value-type="float" office:value="0.00461808441858314" calcext:value-type="float">
            <text:p>0,00461808441858314</text:p>
          </table:table-cell>
          <table:table-cell table:style-name="ce641" office:value-type="float" office:value="0.398859492723528" calcext:value-type="float">
            <text:p>0,398859492723528</text:p>
          </table:table-cell>
          <table:table-cell table:style-name="ce677" office:value-type="float" office:value="0.0342598444814357" calcext:value-type="float">
            <text:p>0,0342598444814357</text:p>
          </table:table-cell>
          <table:table-cell table:style-name="ce706" office:value-type="float" office:value="0.0127468170248657" calcext:value-type="float">
            <text:p>0,0127468170248657</text:p>
          </table:table-cell>
          <table:table-cell table:style-name="ce732" office:value-type="float" office:value="0.34973616924124" calcext:value-type="float">
            <text:p>0,34973616924124</text:p>
          </table:table-cell>
          <table:table-cell table:style-name="ce637" office:value-type="float" office:value="0.0380197856734899" calcext:value-type="float">
            <text:p>0,0380197856734899</text:p>
          </table:table-cell>
          <table:table-cell table:style-name="ce560" office:value-type="float" office:value="0.464924480893823" calcext:value-type="float">
            <text:p>0,464924480893823</text:p>
          </table:table-cell>
          <table:table-cell table:style-name="ce692" office:value-type="float" office:value="0.101198266506373" calcext:value-type="float">
            <text:p>0,101198266506373</text:p>
          </table:table-cell>
          <table:table-cell table:style-name="ce804" office:value-type="float" office:value="0.0660964587679897" calcext:value-type="float">
            <text:p>0,0660964587679897</text:p>
          </table:table-cell>
          <table:table-cell table:style-name="ce519" office:value-type="float" office:value="0.433521943463173" calcext:value-type="float">
            <text:p>0,433521943463173</text:p>
          </table:table-cell>
          <table:table-cell table:style-name="ce494" office:value-type="float" office:value="0.0315102068659934" calcext:value-type="float">
            <text:p>0,0315102068659934</text:p>
          </table:table-cell>
          <table:table-cell table:style-name="ce494" office:value-type="float" office:value="0.9703890915918" calcext:value-type="float">
            <text:p>0,9703890915918</text:p>
          </table:table-cell>
          <table:table-cell table:style-name="ce495" office:value-type="float" office:value="0.995862013007758" calcext:value-type="float">
            <text:p>0,995862013007758</text:p>
          </table:table-cell>
          <table:table-cell table:style-name="ce531" office:value-type="float" office:value="0.995611805402465" calcext:value-type="float">
            <text:p>0,995611805402465</text:p>
          </table:table-cell>
          <table:table-cell table:style-name="ce519" office:value-type="float" office:value="0.993423084588549" calcext:value-type="float">
            <text:p>0,993423084588549</text:p>
          </table:table-cell>
          <table:table-cell table:style-name="ce872" office:value-type="float" office:value="0.990129875916985" calcext:value-type="float">
            <text:p>0,99012987591698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3" office:value-type="float" office:value="-0.0106463759664974" calcext:value-type="float">
            <text:p>-0,0106463759664974</text:p>
          </table:table-cell>
          <table:table-cell table:style-name="ce516" office:value-type="float" office:value="0.00264590513107152" calcext:value-type="float">
            <text:p>0,00264590513107152</text:p>
          </table:table-cell>
          <table:table-cell table:style-name="ce495" office:value-type="float" office:value="0.00386709211464299" calcext:value-type="float">
            <text:p>0,00386709211464299</text:p>
          </table:table-cell>
          <table:table-cell table:style-name="ce550" office:value-type="float" office:value="-0.145611282953604" calcext:value-type="float">
            <text:p>-0,145611282953604</text:p>
          </table:table-cell>
          <table:table-cell table:style-name="ce498" office:value-type="float" office:value="-0.00193015387125602" calcext:value-type="float">
            <text:p>-0,00193015387125602</text:p>
          </table:table-cell>
          <table:table-cell table:style-name="ce498" office:value-type="float" office:value="-0.000284548635892523" calcext:value-type="float">
            <text:p>-0,000284548635892523</text:p>
          </table:table-cell>
          <table:table-cell table:style-name="ce516" office:value-type="float" office:value="0.00405831661027003" calcext:value-type="float">
            <text:p>0,00405831661027003</text:p>
          </table:table-cell>
          <table:table-cell table:style-name="ce495" office:value-type="float" office:value="0.00517785222689626" calcext:value-type="float">
            <text:p>0,00517785222689626</text:p>
          </table:table-cell>
          <table:table-cell table:style-name="ce506" office:value-type="float" office:value="0.00485132100538028" calcext:value-type="float">
            <text:p>0,00485132100538028</text:p>
          </table:table-cell>
          <table:table-cell table:style-name="ce502" office:value-type="float" office:value="0.00298542831100324" calcext:value-type="float">
            <text:p>0,00298542831100324</text:p>
          </table:table-cell>
          <table:table-cell table:style-name="ce587" office:value-type="float" office:value="0.381583487521741" calcext:value-type="float">
            <text:p>0,381583487521741</text:p>
          </table:table-cell>
          <table:table-cell table:style-name="ce494" office:value-type="float" office:value="-0.00699102508201299" calcext:value-type="float">
            <text:p>-0,00699102508201299</text:p>
          </table:table-cell>
          <table:table-cell table:style-name="ce707" office:value-type="float" office:value="-0.00521214142950997" calcext:value-type="float">
            <text:p>-0,00521214142950997</text:p>
          </table:table-cell>
          <table:table-cell table:style-name="ce733" office:value-type="float" office:value="0.336756359139227" calcext:value-type="float">
            <text:p>0,336756359139227</text:p>
          </table:table-cell>
          <table:table-cell table:style-name="ce495" office:value-type="float" office:value="0.40371043324508" calcext:value-type="float">
            <text:p>0,40371043324508</text:p>
          </table:table-cell>
          <table:table-cell table:style-name="ce495" office:value-type="float" office:value="0.476094595379441" calcext:value-type="float">
            <text:p>0,476094595379441</text:p>
          </table:table-cell>
          <table:table-cell table:style-name="ce684" office:value-type="float" office:value="0.122856327084341" calcext:value-type="float">
            <text:p>0,122856327084341</text:p>
          </table:table-cell>
          <table:table-cell table:style-name="ce652" office:value-type="float" office:value="0.0701611764292587" calcext:value-type="float">
            <text:p>0,0701611764292587</text:p>
          </table:table-cell>
          <table:table-cell table:style-name="ce535" office:value-type="float" office:value="0.473169444734576" calcext:value-type="float">
            <text:p>0,473169444734576</text:p>
          </table:table-cell>
          <table:table-cell table:style-name="ce824" office:value-type="float" office:value="0.445947939391696" calcext:value-type="float">
            <text:p>0,445947939391696</text:p>
          </table:table-cell>
          <table:table-cell table:style-name="ce594" office:value-type="float" office:value="0.994396511319616" calcext:value-type="float">
            <text:p>0,994396511319616</text:p>
          </table:table-cell>
          <table:table-cell table:style-name="ce495" office:value-type="float" office:value="0.995862013007758" calcext:value-type="float">
            <text:p>0,995862013007758</text:p>
          </table:table-cell>
          <table:table-cell table:style-name="ce531" office:value-type="float" office:value="0.995611805402465" calcext:value-type="float">
            <text:p>0,995611805402465</text:p>
          </table:table-cell>
          <table:table-cell table:style-name="ce889" office:value-type="float" office:value="0.993038241462314" calcext:value-type="float">
            <text:p>0,993038241462314</text:p>
          </table:table-cell>
          <table:table-cell table:style-name="ce563" office:value-type="float" office:value="0.995433085684399" calcext:value-type="float">
            <text:p>0,995433085684399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12219960199481" calcext:value-type="float">
            <text:p>-1,12219960199481</text:p>
          </table:table-cell>
          <table:table-cell table:number-columns-repeated="2" table:style-name="ce531" office:value-type="float" office:value="0" calcext:value-type="float">
            <text:p>0</text:p>
          </table:table-cell>
          <table:table-cell table:style-name="ce554" office:value-type="float" office:value="-0.130439730775761" calcext:value-type="float">
            <text:p>-0,130439730775761</text:p>
          </table:table-cell>
          <table:table-cell table:style-name="ce495" office:value-type="float" office:value="0.0107871516882147" calcext:value-type="float">
            <text:p>0,0107871516882147</text:p>
          </table:table-cell>
          <table:table-cell table:style-name="ce494" office:value-type="float" office:value="-0.655313176094556" calcext:value-type="float">
            <text:p>-0,655313176094556</text:p>
          </table:table-cell>
          <table:table-cell table:number-columns-repeated="2" table:style-name="ce502" office:value-type="float" office:value="0" calcext:value-type="float">
            <text:p>0</text:p>
          </table:table-cell>
          <table:table-cell table:style-name="ce556" office:value-type="float" office:value="-0.115485929769665" calcext:value-type="float">
            <text:p>-0,115485929769665</text:p>
          </table:table-cell>
          <table:table-cell table:style-name="ce495" office:value-type="float" office:value="0.00265889708948718" calcext:value-type="float">
            <text:p>0,00265889708948718</text:p>
          </table:table-cell>
          <table:table-cell table:style-name="ce642" office:value-type="float" office:value="0.2150057650377" calcext:value-type="float">
            <text:p>0,2150057650377</text:p>
          </table:table-cell>
          <table:table-cell table:style-name="ce636" office:value-type="float" office:value="0.0291894713263803" calcext:value-type="float">
            <text:p>0,0291894713263803</text:p>
          </table:table-cell>
          <table:table-cell table:style-name="ce708" office:value-type="float" office:value="0.0225596471523253" calcext:value-type="float">
            <text:p>0,0225596471523253</text:p>
          </table:table-cell>
          <table:table-cell table:style-name="ce734" office:value-type="float" office:value="0.225357314608087" calcext:value-type="float">
            <text:p>0,225357314608087</text:p>
          </table:table-cell>
          <table:table-cell table:style-name="ce494" office:value-type="float" office:value="0.0205625636339227" calcext:value-type="float">
            <text:p>0,0205625636339227</text:p>
          </table:table-cell>
          <table:table-cell table:style-name="ce495" office:value-type="float" office:value="0.31160634859858" calcext:value-type="float">
            <text:p>0,31160634859858</text:p>
          </table:table-cell>
          <table:table-cell table:style-name="ce802" office:value-type="float" office:value="0.0608340168770661" calcext:value-type="float">
            <text:p>0,0608340168770661</text:p>
          </table:table-cell>
          <table:table-cell table:style-name="ce711" office:value-type="float" office:value="0.034576035094263" calcext:value-type="float">
            <text:p>0,034576035094263</text:p>
          </table:table-cell>
          <table:table-cell table:style-name="ce819" office:value-type="float" office:value="0.244324740133531" calcext:value-type="float">
            <text:p>0,244324740133531</text:p>
          </table:table-cell>
          <table:table-cell table:style-name="ce494" office:value-type="float" office:value="0.0156552930805255" calcext:value-type="float">
            <text:p>0,0156552930805255</text:p>
          </table:table-cell>
          <table:table-cell table:style-name="ce751" office:value-type="float" office:value="0.986380336231959" calcext:value-type="float">
            <text:p>0,986380336231959</text:p>
          </table:table-cell>
          <table:table-cell table:style-name="ce886" office:value-type="float" office:value="0.974758490832319" calcext:value-type="float">
            <text:p>0,974758490832319</text:p>
          </table:table-cell>
          <table:table-cell table:style-name="ce494" office:value-type="float" office:value="0.973450560362272" calcext:value-type="float">
            <text:p>0,973450560362272</text:p>
          </table:table-cell>
          <table:table-cell table:style-name="ce495" office:value-type="float" office:value="0.99053973980375" calcext:value-type="float">
            <text:p>0,99053973980375</text:p>
          </table:table-cell>
          <table:table-cell table:style-name="ce706" office:value-type="float" office:value="0.974276245459737" calcext:value-type="float">
            <text:p>0,974276245459737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6" office:value-type="float" office:value="0.0100815769865956" calcext:value-type="float">
            <text:p>0,0100815769865956</text:p>
          </table:table-cell>
          <table:table-cell table:number-columns-repeated="2" table:style-name="ce531" office:value-type="float" office:value="0" calcext:value-type="float">
            <text:p>0</text:p>
          </table:table-cell>
          <table:table-cell table:style-name="ce554" office:value-type="float" office:value="-0.130463476078219" calcext:value-type="float">
            <text:p>-0,130463476078219</text:p>
          </table:table-cell>
          <table:table-cell table:style-name="ce495" office:value-type="float" office:value="0.0101748621033962" calcext:value-type="float">
            <text:p>0,0101748621033962</text:p>
          </table:table-cell>
          <table:table-cell table:style-name="ce495" office:value-type="float" office:value="0.00317901467804486" calcext:value-type="float">
            <text:p>0,00317901467804486</text:p>
          </table:table-cell>
          <table:table-cell table:number-columns-repeated="2" table:style-name="ce502" office:value-type="float" office:value="0" calcext:value-type="float">
            <text:p>0</text:p>
          </table:table-cell>
          <table:table-cell table:style-name="ce556" office:value-type="float" office:value="-0.115580390587318" calcext:value-type="float">
            <text:p>-0,115580390587318</text:p>
          </table:table-cell>
          <table:table-cell table:style-name="ce506" office:value-type="float" office:value="0.00260758504039182" calcext:value-type="float">
            <text:p>0,00260758504039182</text:p>
          </table:table-cell>
          <table:table-cell table:style-name="ce495" office:value-type="float" office:value="0.240164086299156" calcext:value-type="float">
            <text:p>0,240164086299156</text:p>
          </table:table-cell>
          <table:table-cell table:style-name="ce678" office:value-type="float" office:value="0.0275042780117776" calcext:value-type="float">
            <text:p>0,0275042780117776</text:p>
          </table:table-cell>
          <table:table-cell table:style-name="ce709" office:value-type="float" office:value="0.0221750236598922" calcext:value-type="float">
            <text:p>0,0221750236598922</text:p>
          </table:table-cell>
          <table:table-cell table:style-name="ce549" office:value-type="float" office:value="0.220248725657309" calcext:value-type="float">
            <text:p>0,220248725657309</text:p>
          </table:table-cell>
          <table:table-cell table:style-name="ce759" office:value-type="float" office:value="0.146380058060889" calcext:value-type="float">
            <text:p>0,146380058060889</text:p>
          </table:table-cell>
          <table:table-cell table:style-name="ce780" office:value-type="float" office:value="0.253060896653768" calcext:value-type="float">
            <text:p>0,253060896653768</text:p>
          </table:table-cell>
          <table:table-cell table:style-name="ce803" office:value-type="float" office:value="0.0743296339844348" calcext:value-type="float">
            <text:p>0,0743296339844348</text:p>
          </table:table-cell>
          <table:table-cell table:style-name="ce693" office:value-type="float" office:value="0.0419478548279642" calcext:value-type="float">
            <text:p>0,0419478548279642</text:p>
          </table:table-cell>
          <table:table-cell table:style-name="ce758" office:value-type="float" office:value="0.211226212619157" calcext:value-type="float">
            <text:p>0,211226212619157</text:p>
          </table:table-cell>
          <table:table-cell table:style-name="ce839" office:value-type="float" office:value="0.201629486524463" calcext:value-type="float">
            <text:p>0,201629486524463</text:p>
          </table:table-cell>
          <table:table-cell table:style-name="ce857" office:value-type="float" office:value="0.984888622318501" calcext:value-type="float">
            <text:p>0,984888622318501</text:p>
          </table:table-cell>
          <table:table-cell table:style-name="ce886" office:value-type="float" office:value="0.974737342332348" calcext:value-type="float">
            <text:p>0,974737342332348</text:p>
          </table:table-cell>
          <table:table-cell table:style-name="ce494" office:value-type="float" office:value="0.973450560362272" calcext:value-type="float">
            <text:p>0,973450560362272</text:p>
          </table:table-cell>
          <table:table-cell table:style-name="ce920" office:value-type="float" office:value="0.983530352461199" calcext:value-type="float">
            <text:p>0,983530352461199</text:p>
          </table:table-cell>
          <table:table-cell table:style-name="ce648" office:value-type="float" office:value="0.974236927121763" calcext:value-type="float">
            <text:p>0,97423692712176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85]; OFFSET([.$C85]; 0; 0; 1; 5))" office:value-type="float" office:value="5" calcext:value-type="float">
            <text:p>5</text:p>
          </table:table-cell>
          <table:table-cell table:formula="of:=RANK([.D85]; OFFSET([.$C85]; 0; 0; 1; 5))" office:value-type="float" office:value="1" calcext:value-type="float">
            <text:p>1</text:p>
          </table:table-cell>
          <table:table-cell table:formula="of:=RANK([.E85]; OFFSET([.$C85]; 0; 0; 1; 5))" office:value-type="float" office:value="4" calcext:value-type="float">
            <text:p>4</text:p>
          </table:table-cell>
          <table:table-cell table:formula="of:=RANK([.F85]; OFFSET([.$C85]; 0; 0; 1; 5))" office:value-type="float" office:value="3" calcext:value-type="float">
            <text:p>3</text:p>
          </table:table-cell>
          <table:table-cell table:formula="of:=RANK([.G85]; OFFSET([.$C85]; 0; 0; 1; 5))" office:value-type="float" office:value="2" calcext:value-type="float">
            <text:p>2</text:p>
          </table:table-cell>
          <table:table-cell table:formula="of:=RANK([.H85];[.$H85:.$L85];)" office:value-type="float" office:value="5" calcext:value-type="float">
            <text:p>5</text:p>
          </table:table-cell>
          <table:table-cell table:formula="of:=RANK([.I85];[.$H85:.$L85];)" office:value-type="float" office:value="2" calcext:value-type="float">
            <text:p>2</text:p>
          </table:table-cell>
          <table:table-cell table:formula="of:=RANK([.J85];[.$H85:.$L85];)" office:value-type="float" office:value="2" calcext:value-type="float">
            <text:p>2</text:p>
          </table:table-cell>
          <table:table-cell table:formula="of:=RANK([.K85];[.$H85:.$L85];)" office:value-type="float" office:value="4" calcext:value-type="float">
            <text:p>4</text:p>
          </table:table-cell>
          <table:table-cell table:formula="of:=RANK([.L85];[.$H85:.$L85];)" office:value-type="float" office:value="1" calcext:value-type="float">
            <text:p>1</text:p>
          </table:table-cell>
          <table:table-cell table:formula="of:=RANK([.M85];[.$M85:.$Q85];)" office:value-type="float" office:value="5" calcext:value-type="float">
            <text:p>5</text:p>
          </table:table-cell>
          <table:table-cell table:formula="of:=RANK([.N85];[.$M85:.$Q85];)" office:value-type="float" office:value="3" calcext:value-type="float">
            <text:p>3</text:p>
          </table:table-cell>
          <table:table-cell table:formula="of:=RANK([.O85];[.$M85:.$Q85];)" office:value-type="float" office:value="4" calcext:value-type="float">
            <text:p>4</text:p>
          </table:table-cell>
          <table:table-cell table:formula="of:=RANK([.P85];[.$M85:.$Q85];)" office:value-type="float" office:value="1" calcext:value-type="float">
            <text:p>1</text:p>
          </table:table-cell>
          <table:table-cell table:formula="of:=RANK([.Q85];[.$M85:.$Q85];)" office:value-type="float" office:value="1" calcext:value-type="float">
            <text:p>1</text:p>
          </table:table-cell>
          <table:table-cell table:formula="of:=RANK([.R85];[.$R85:.$V85];)" office:value-type="float" office:value="5" calcext:value-type="float">
            <text:p>5</text:p>
          </table:table-cell>
          <table:table-cell table:formula="of:=RANK([.S85];[.$R85:.$V85];)" office:value-type="float" office:value="3" calcext:value-type="float">
            <text:p>3</text:p>
          </table:table-cell>
          <table:table-cell table:formula="of:=RANK([.T85];[.$R85:.$V85];)" office:value-type="float" office:value="1" calcext:value-type="float">
            <text:p>1</text:p>
          </table:table-cell>
          <table:table-cell table:formula="of:=RANK([.U85];[.$R85:.$V85];)" office:value-type="float" office:value="2" calcext:value-type="float">
            <text:p>2</text:p>
          </table:table-cell>
          <table:table-cell table:formula="of:=RANK([.V85];[.$R85:.$V85];)" office:value-type="float" office:value="4" calcext:value-type="float">
            <text:p>4</text:p>
          </table:table-cell>
          <table:table-cell table:formula="of:=RANK([.W85];[.$W85:.$AA85];)" office:value-type="float" office:value="5" calcext:value-type="float">
            <text:p>5</text:p>
          </table:table-cell>
          <table:table-cell table:formula="of:=RANK([.X85];[.$W85:.$AA85];)" office:value-type="float" office:value="4" calcext:value-type="float">
            <text:p>4</text:p>
          </table:table-cell>
          <table:table-cell table:formula="of:=RANK([.Y85];[.$W85:.$AA85];)" office:value-type="float" office:value="3" calcext:value-type="float">
            <text:p>3</text:p>
          </table:table-cell>
          <table:table-cell table:formula="of:=RANK([.Z85];[.$W85:.$AA85];)" office:value-type="float" office:value="1" calcext:value-type="float">
            <text:p>1</text:p>
          </table:table-cell>
          <table:table-cell table:formula="of:=RANK([.AA85];[.$W85:.$AA85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86]; OFFSET([.$C86]; 0; 0; 1; 5))" office:value-type="float" office:value="4" calcext:value-type="float">
            <text:p>4</text:p>
          </table:table-cell>
          <table:table-cell table:formula="of:=RANK([.D86]; OFFSET([.$C86]; 0; 0; 1; 5))" office:value-type="float" office:value="1" calcext:value-type="float">
            <text:p>1</text:p>
          </table:table-cell>
          <table:table-cell table:formula="of:=RANK([.E86]; OFFSET([.$C86]; 0; 0; 1; 5))" office:value-type="float" office:value="2" calcext:value-type="float">
            <text:p>2</text:p>
          </table:table-cell>
          <table:table-cell table:formula="of:=RANK([.F86]; OFFSET([.$C86]; 0; 0; 1; 5))" office:value-type="float" office:value="5" calcext:value-type="float">
            <text:p>5</text:p>
          </table:table-cell>
          <table:table-cell table:formula="of:=RANK([.G86]; OFFSET([.$C86]; 0; 0; 1; 5))" office:value-type="float" office:value="3" calcext:value-type="float">
            <text:p>3</text:p>
          </table:table-cell>
          <table:table-cell table:formula="of:=RANK([.H86];[.$H86:.$L86];)" office:value-type="float" office:value="1" calcext:value-type="float">
            <text:p>1</text:p>
          </table:table-cell>
          <table:table-cell table:formula="of:=RANK([.I86];[.$H86:.$L86];)" office:value-type="float" office:value="1" calcext:value-type="float">
            <text:p>1</text:p>
          </table:table-cell>
          <table:table-cell table:formula="of:=RANK([.J86];[.$H86:.$L86];)" office:value-type="float" office:value="1" calcext:value-type="float">
            <text:p>1</text:p>
          </table:table-cell>
          <table:table-cell table:formula="of:=RANK([.K86];[.$H86:.$L86];)" office:value-type="float" office:value="4" calcext:value-type="float">
            <text:p>4</text:p>
          </table:table-cell>
          <table:table-cell table:formula="of:=RANK([.L86];[.$H86:.$L86];)" office:value-type="float" office:value="5" calcext:value-type="float">
            <text:p>5</text:p>
          </table:table-cell>
          <table:table-cell table:formula="of:=RANK([.M86];[.$M86:.$Q86];)" office:value-type="float" office:value="1" calcext:value-type="float">
            <text:p>1</text:p>
          </table:table-cell>
          <table:table-cell table:formula="of:=RANK([.N86];[.$M86:.$Q86];)" office:value-type="float" office:value="5" calcext:value-type="float">
            <text:p>5</text:p>
          </table:table-cell>
          <table:table-cell table:formula="of:=RANK([.O86];[.$M86:.$Q86];)" office:value-type="float" office:value="1" calcext:value-type="float">
            <text:p>1</text:p>
          </table:table-cell>
          <table:table-cell table:formula="of:=RANK([.P86];[.$M86:.$Q86];)" office:value-type="float" office:value="1" calcext:value-type="float">
            <text:p>1</text:p>
          </table:table-cell>
          <table:table-cell table:formula="of:=RANK([.Q86];[.$M86:.$Q86];)" office:value-type="float" office:value="1" calcext:value-type="float">
            <text:p>1</text:p>
          </table:table-cell>
          <table:table-cell table:formula="of:=RANK([.R86];[.$R86:.$V86];)" office:value-type="float" office:value="4" calcext:value-type="float">
            <text:p>4</text:p>
          </table:table-cell>
          <table:table-cell table:formula="of:=RANK([.S86];[.$R86:.$V86];)" office:value-type="float" office:value="5" calcext:value-type="float">
            <text:p>5</text:p>
          </table:table-cell>
          <table:table-cell table:formula="of:=RANK([.T86];[.$R86:.$V86];)" office:value-type="float" office:value="1" calcext:value-type="float">
            <text:p>1</text:p>
          </table:table-cell>
          <table:table-cell table:formula="of:=RANK([.U86];[.$R86:.$V86];)" office:value-type="float" office:value="2" calcext:value-type="float">
            <text:p>2</text:p>
          </table:table-cell>
          <table:table-cell table:formula="of:=RANK([.V86];[.$R86:.$V86];)" office:value-type="float" office:value="3" calcext:value-type="float">
            <text:p>3</text:p>
          </table:table-cell>
          <table:table-cell table:formula="of:=RANK([.W86];[.$W86:.$AA86];)" office:value-type="float" office:value="3" calcext:value-type="float">
            <text:p>3</text:p>
          </table:table-cell>
          <table:table-cell table:formula="of:=RANK([.X86];[.$W86:.$AA86];)" office:value-type="float" office:value="4" calcext:value-type="float">
            <text:p>4</text:p>
          </table:table-cell>
          <table:table-cell table:formula="of:=RANK([.Y86];[.$W86:.$AA86];)" office:value-type="float" office:value="5" calcext:value-type="float">
            <text:p>5</text:p>
          </table:table-cell>
          <table:table-cell table:formula="of:=RANK([.Z86];[.$W86:.$AA86];)" office:value-type="float" office:value="1" calcext:value-type="float">
            <text:p>1</text:p>
          </table:table-cell>
          <table:table-cell table:formula="of:=RANK([.AA86];[.$W86:.$AA86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87]; OFFSET([.$C87]; 0; 0; 1; 5))" office:value-type="float" office:value="5" calcext:value-type="float">
            <text:p>5</text:p>
          </table:table-cell>
          <table:table-cell table:formula="of:=RANK([.D87]; OFFSET([.$C87]; 0; 0; 1; 5))" office:value-type="float" office:value="3" calcext:value-type="float">
            <text:p>3</text:p>
          </table:table-cell>
          <table:table-cell table:formula="of:=RANK([.E87]; OFFSET([.$C87]; 0; 0; 1; 5))" office:value-type="float" office:value="3" calcext:value-type="float">
            <text:p>3</text:p>
          </table:table-cell>
          <table:table-cell table:formula="of:=RANK([.F87]; OFFSET([.$C87]; 0; 0; 1; 5))" office:value-type="float" office:value="1" calcext:value-type="float">
            <text:p>1</text:p>
          </table:table-cell>
          <table:table-cell table:formula="of:=RANK([.G87]; OFFSET([.$C87]; 0; 0; 1; 5))" office:value-type="float" office:value="2" calcext:value-type="float">
            <text:p>2</text:p>
          </table:table-cell>
          <table:table-cell table:formula="of:=RANK([.H87];[.$H87:.$L87];)" office:value-type="float" office:value="1" calcext:value-type="float">
            <text:p>1</text:p>
          </table:table-cell>
          <table:table-cell table:formula="of:=RANK([.I87];[.$H87:.$L87];)" office:value-type="float" office:value="4" calcext:value-type="float">
            <text:p>4</text:p>
          </table:table-cell>
          <table:table-cell table:formula="of:=RANK([.J87];[.$H87:.$L87];)" office:value-type="float" office:value="5" calcext:value-type="float">
            <text:p>5</text:p>
          </table:table-cell>
          <table:table-cell table:formula="of:=RANK([.K87];[.$H87:.$L87];)" office:value-type="float" office:value="2" calcext:value-type="float">
            <text:p>2</text:p>
          </table:table-cell>
          <table:table-cell table:formula="of:=RANK([.L87];[.$H87:.$L87];)" office:value-type="float" office:value="3" calcext:value-type="float">
            <text:p>3</text:p>
          </table:table-cell>
          <table:table-cell table:formula="of:=RANK([.M87];[.$M87:.$Q87];)" office:value-type="float" office:value="5" calcext:value-type="float">
            <text:p>5</text:p>
          </table:table-cell>
          <table:table-cell table:formula="of:=RANK([.N87];[.$M87:.$Q87];)" office:value-type="float" office:value="1" calcext:value-type="float">
            <text:p>1</text:p>
          </table:table-cell>
          <table:table-cell table:formula="of:=RANK([.O87];[.$M87:.$Q87];)" office:value-type="float" office:value="2" calcext:value-type="float">
            <text:p>2</text:p>
          </table:table-cell>
          <table:table-cell table:formula="of:=RANK([.P87];[.$M87:.$Q87];)" office:value-type="float" office:value="4" calcext:value-type="float">
            <text:p>4</text:p>
          </table:table-cell>
          <table:table-cell table:formula="of:=RANK([.Q87];[.$M87:.$Q87];)" office:value-type="float" office:value="2" calcext:value-type="float">
            <text:p>2</text:p>
          </table:table-cell>
          <table:table-cell table:formula="of:=RANK([.R87];[.$R87:.$V87];)" office:value-type="float" office:value="4" calcext:value-type="float">
            <text:p>4</text:p>
          </table:table-cell>
          <table:table-cell table:formula="of:=RANK([.S87];[.$R87:.$V87];)" office:value-type="float" office:value="5" calcext:value-type="float">
            <text:p>5</text:p>
          </table:table-cell>
          <table:table-cell table:formula="of:=RANK([.T87];[.$R87:.$V87];)" office:value-type="float" office:value="2" calcext:value-type="float">
            <text:p>2</text:p>
          </table:table-cell>
          <table:table-cell table:formula="of:=RANK([.U87];[.$R87:.$V87];)" office:value-type="float" office:value="1" calcext:value-type="float">
            <text:p>1</text:p>
          </table:table-cell>
          <table:table-cell table:formula="of:=RANK([.V87];[.$R87:.$V87];)" office:value-type="float" office:value="2" calcext:value-type="float">
            <text:p>2</text:p>
          </table:table-cell>
          <table:table-cell table:formula="of:=RANK([.W87];[.$W87:.$AA87];)" office:value-type="float" office:value="3" calcext:value-type="float">
            <text:p>3</text:p>
          </table:table-cell>
          <table:table-cell table:formula="of:=RANK([.X87];[.$W87:.$AA87];)" office:value-type="float" office:value="2" calcext:value-type="float">
            <text:p>2</text:p>
          </table:table-cell>
          <table:table-cell table:formula="of:=RANK([.Y87];[.$W87:.$AA87];)" office:value-type="float" office:value="4" calcext:value-type="float">
            <text:p>4</text:p>
          </table:table-cell>
          <table:table-cell table:formula="of:=RANK([.Z87];[.$W87:.$AA87];)" office:value-type="float" office:value="1" calcext:value-type="float">
            <text:p>1</text:p>
          </table:table-cell>
          <table:table-cell table:formula="of:=RANK([.AA87];[.$W87:.$AA87];)" office:value-type="float" office:value="5" calcext:value-type="float">
            <text:p>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88]; OFFSET([.$C88]; 0; 0; 1; 5))" office:value-type="float" office:value="2" calcext:value-type="float">
            <text:p>2</text:p>
          </table:table-cell>
          <table:table-cell table:formula="of:=RANK([.D88]; OFFSET([.$C88]; 0; 0; 1; 5))" office:value-type="float" office:value="4" calcext:value-type="float">
            <text:p>4</text:p>
          </table:table-cell>
          <table:table-cell table:formula="of:=RANK([.E88]; OFFSET([.$C88]; 0; 0; 1; 5))" office:value-type="float" office:value="4" calcext:value-type="float">
            <text:p>4</text:p>
          </table:table-cell>
          <table:table-cell table:formula="of:=RANK([.F88]; OFFSET([.$C88]; 0; 0; 1; 5))" office:value-type="float" office:value="1" calcext:value-type="float">
            <text:p>1</text:p>
          </table:table-cell>
          <table:table-cell table:formula="of:=RANK([.G88]; OFFSET([.$C88]; 0; 0; 1; 5))" office:value-type="float" office:value="3" calcext:value-type="float">
            <text:p>3</text:p>
          </table:table-cell>
          <table:table-cell table:formula="of:=RANK([.H88];[.$H88:.$L88];)" office:value-type="float" office:value="3" calcext:value-type="float">
            <text:p>3</text:p>
          </table:table-cell>
          <table:table-cell table:formula="of:=RANK([.I88];[.$H88:.$L88];)" office:value-type="float" office:value="4" calcext:value-type="float">
            <text:p>4</text:p>
          </table:table-cell>
          <table:table-cell table:formula="of:=RANK([.J88];[.$H88:.$L88];)" office:value-type="float" office:value="4" calcext:value-type="float">
            <text:p>4</text:p>
          </table:table-cell>
          <table:table-cell table:formula="of:=RANK([.K88];[.$H88:.$L88];)" office:value-type="float" office:value="1" calcext:value-type="float">
            <text:p>1</text:p>
          </table:table-cell>
          <table:table-cell table:formula="of:=RANK([.L88];[.$H88:.$L88];)" office:value-type="float" office:value="2" calcext:value-type="float">
            <text:p>2</text:p>
          </table:table-cell>
          <table:table-cell table:formula="of:=RANK([.M88];[.$M88:.$Q88];)" office:value-type="float" office:value="4" calcext:value-type="float">
            <text:p>4</text:p>
          </table:table-cell>
          <table:table-cell table:formula="of:=RANK([.N88];[.$M88:.$Q88];)" office:value-type="float" office:value="1" calcext:value-type="float">
            <text:p>1</text:p>
          </table:table-cell>
          <table:table-cell table:formula="of:=RANK([.O88];[.$M88:.$Q88];)" office:value-type="float" office:value="2" calcext:value-type="float">
            <text:p>2</text:p>
          </table:table-cell>
          <table:table-cell table:formula="of:=RANK([.P88];[.$M88:.$Q88];)" office:value-type="float" office:value="4" calcext:value-type="float">
            <text:p>4</text:p>
          </table:table-cell>
          <table:table-cell table:formula="of:=RANK([.Q88];[.$M88:.$Q88];)" office:value-type="float" office:value="2" calcext:value-type="float">
            <text:p>2</text:p>
          </table:table-cell>
          <table:table-cell table:formula="of:=RANK([.R88];[.$R88:.$V88];)" office:value-type="float" office:value="1" calcext:value-type="float">
            <text:p>1</text:p>
          </table:table-cell>
          <table:table-cell table:formula="of:=RANK([.S88];[.$R88:.$V88];)" office:value-type="float" office:value="5" calcext:value-type="float">
            <text:p>5</text:p>
          </table:table-cell>
          <table:table-cell table:formula="of:=RANK([.T88];[.$R88:.$V88];)" office:value-type="float" office:value="1" calcext:value-type="float">
            <text:p>1</text:p>
          </table:table-cell>
          <table:table-cell table:formula="of:=RANK([.U88];[.$R88:.$V88];)" office:value-type="float" office:value="1" calcext:value-type="float">
            <text:p>1</text:p>
          </table:table-cell>
          <table:table-cell table:formula="of:=RANK([.V88];[.$R88:.$V88];)" office:value-type="float" office:value="1" calcext:value-type="float">
            <text:p>1</text:p>
          </table:table-cell>
          <table:table-cell table:formula="of:=RANK([.W88];[.$W88:.$AA88];)" office:value-type="float" office:value="1" calcext:value-type="float">
            <text:p>1</text:p>
          </table:table-cell>
          <table:table-cell table:formula="of:=RANK([.X88];[.$W88:.$AA88];)" office:value-type="float" office:value="4" calcext:value-type="float">
            <text:p>4</text:p>
          </table:table-cell>
          <table:table-cell table:formula="of:=RANK([.Y88];[.$W88:.$AA88];)" office:value-type="float" office:value="5" calcext:value-type="float">
            <text:p>5</text:p>
          </table:table-cell>
          <table:table-cell table:formula="of:=RANK([.Z88];[.$W88:.$AA88];)" office:value-type="float" office:value="3" calcext:value-type="float">
            <text:p>3</text:p>
          </table:table-cell>
          <table:table-cell table:formula="of:=RANK([.AA88];[.$W88:.$AA88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89]; OFFSET([.$C89]; 0; 0; 1; 5))" office:value-type="float" office:value="5" calcext:value-type="float">
            <text:p>5</text:p>
          </table:table-cell>
          <table:table-cell table:formula="of:=RANK([.D89]; OFFSET([.$C89]; 0; 0; 1; 5))" office:value-type="float" office:value="2" calcext:value-type="float">
            <text:p>2</text:p>
          </table:table-cell>
          <table:table-cell table:formula="of:=RANK([.E89]; OFFSET([.$C89]; 0; 0; 1; 5))" office:value-type="float" office:value="3" calcext:value-type="float">
            <text:p>3</text:p>
          </table:table-cell>
          <table:table-cell table:formula="of:=RANK([.F89]; OFFSET([.$C89]; 0; 0; 1; 5))" office:value-type="float" office:value="1" calcext:value-type="float">
            <text:p>1</text:p>
          </table:table-cell>
          <table:table-cell table:formula="of:=RANK([.G89]; OFFSET([.$C89]; 0; 0; 1; 5))" office:value-type="float" office:value="4" calcext:value-type="float">
            <text:p>4</text:p>
          </table:table-cell>
          <table:table-cell table:formula="of:=RANK([.H89];[.$H89:.$L89];)" office:value-type="float" office:value="5" calcext:value-type="float">
            <text:p>5</text:p>
          </table:table-cell>
          <table:table-cell table:formula="of:=RANK([.I89];[.$H89:.$L89];)" office:value-type="float" office:value="2" calcext:value-type="float">
            <text:p>2</text:p>
          </table:table-cell>
          <table:table-cell table:formula="of:=RANK([.J89];[.$H89:.$L89];)" office:value-type="float" office:value="2" calcext:value-type="float">
            <text:p>2</text:p>
          </table:table-cell>
          <table:table-cell table:formula="of:=RANK([.K89];[.$H89:.$L89];)" office:value-type="float" office:value="4" calcext:value-type="float">
            <text:p>4</text:p>
          </table:table-cell>
          <table:table-cell table:formula="of:=RANK([.L89];[.$H89:.$L89];)" office:value-type="float" office:value="1" calcext:value-type="float">
            <text:p>1</text:p>
          </table:table-cell>
          <table:table-cell table:formula="of:=RANK([.M89];[.$M89:.$Q89];)" office:value-type="float" office:value="1" calcext:value-type="float">
            <text:p>1</text:p>
          </table:table-cell>
          <table:table-cell table:formula="of:=RANK([.N89];[.$M89:.$Q89];)" office:value-type="float" office:value="3" calcext:value-type="float">
            <text:p>3</text:p>
          </table:table-cell>
          <table:table-cell table:formula="of:=RANK([.O89];[.$M89:.$Q89];)" office:value-type="float" office:value="5" calcext:value-type="float">
            <text:p>5</text:p>
          </table:table-cell>
          <table:table-cell table:formula="of:=RANK([.P89];[.$M89:.$Q89];)" office:value-type="float" office:value="2" calcext:value-type="float">
            <text:p>2</text:p>
          </table:table-cell>
          <table:table-cell table:formula="of:=RANK([.Q89];[.$M89:.$Q89];)" office:value-type="float" office:value="4" calcext:value-type="float">
            <text:p>4</text:p>
          </table:table-cell>
          <table:table-cell table:formula="of:=RANK([.R89];[.$R89:.$V89];)" office:value-type="float" office:value="2" calcext:value-type="float">
            <text:p>2</text:p>
          </table:table-cell>
          <table:table-cell table:formula="of:=RANK([.S89];[.$R89:.$V89];)" office:value-type="float" office:value="3" calcext:value-type="float">
            <text:p>3</text:p>
          </table:table-cell>
          <table:table-cell table:formula="of:=RANK([.T89];[.$R89:.$V89];)" office:value-type="float" office:value="4" calcext:value-type="float">
            <text:p>4</text:p>
          </table:table-cell>
          <table:table-cell table:formula="of:=RANK([.U89];[.$R89:.$V89];)" office:value-type="float" office:value="1" calcext:value-type="float">
            <text:p>1</text:p>
          </table:table-cell>
          <table:table-cell table:formula="of:=RANK([.V89];[.$R89:.$V89];)" office:value-type="float" office:value="5" calcext:value-type="float">
            <text:p>5</text:p>
          </table:table-cell>
          <table:table-cell table:formula="of:=RANK([.W89];[.$W89:.$AA89];)" office:value-type="float" office:value="5" calcext:value-type="float">
            <text:p>5</text:p>
          </table:table-cell>
          <table:table-cell table:formula="of:=RANK([.X89];[.$W89:.$AA89];)" office:value-type="float" office:value="2" calcext:value-type="float">
            <text:p>2</text:p>
          </table:table-cell>
          <table:table-cell table:formula="of:=RANK([.Y89];[.$W89:.$AA89];)" office:value-type="float" office:value="3" calcext:value-type="float">
            <text:p>3</text:p>
          </table:table-cell>
          <table:table-cell table:formula="of:=RANK([.Z89];[.$W89:.$AA89];)" office:value-type="float" office:value="1" calcext:value-type="float">
            <text:p>1</text:p>
          </table:table-cell>
          <table:table-cell table:formula="of:=RANK([.AA89];[.$W89:.$AA89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0]; OFFSET([.$C90]; 0; 0; 1; 5))" office:value-type="float" office:value="4" calcext:value-type="float">
            <text:p>4</text:p>
          </table:table-cell>
          <table:table-cell table:formula="of:=RANK([.D90]; OFFSET([.$C90]; 0; 0; 1; 5))" office:value-type="float" office:value="2" calcext:value-type="float">
            <text:p>2</text:p>
          </table:table-cell>
          <table:table-cell table:formula="of:=RANK([.E90]; OFFSET([.$C90]; 0; 0; 1; 5))" office:value-type="float" office:value="3" calcext:value-type="float">
            <text:p>3</text:p>
          </table:table-cell>
          <table:table-cell table:formula="of:=RANK([.F90]; OFFSET([.$C90]; 0; 0; 1; 5))" office:value-type="float" office:value="1" calcext:value-type="float">
            <text:p>1</text:p>
          </table:table-cell>
          <table:table-cell table:formula="of:=RANK([.G90]; OFFSET([.$C90]; 0; 0; 1; 5))" office:value-type="float" office:value="4" calcext:value-type="float">
            <text:p>4</text:p>
          </table:table-cell>
          <table:table-cell table:formula="of:=RANK([.H90];[.$H90:.$L90];)" office:value-type="float" office:value="3" calcext:value-type="float">
            <text:p>3</text:p>
          </table:table-cell>
          <table:table-cell table:formula="of:=RANK([.I90];[.$H90:.$L90];)" office:value-type="float" office:value="1" calcext:value-type="float">
            <text:p>1</text:p>
          </table:table-cell>
          <table:table-cell table:formula="of:=RANK([.J90];[.$H90:.$L90];)" office:value-type="float" office:value="1" calcext:value-type="float">
            <text:p>1</text:p>
          </table:table-cell>
          <table:table-cell table:formula="of:=RANK([.K90];[.$H90:.$L90];)" office:value-type="float" office:value="3" calcext:value-type="float">
            <text:p>3</text:p>
          </table:table-cell>
          <table:table-cell table:formula="of:=RANK([.L90];[.$H90:.$L90];)" office:value-type="float" office:value="3" calcext:value-type="float">
            <text:p>3</text:p>
          </table:table-cell>
          <table:table-cell table:formula="of:=RANK([.M90];[.$M90:.$Q90];)" office:value-type="float" office:value="2" calcext:value-type="float">
            <text:p>2</text:p>
          </table:table-cell>
          <table:table-cell table:formula="of:=RANK([.N90];[.$M90:.$Q90];)" office:value-type="float" office:value="4" calcext:value-type="float">
            <text:p>4</text:p>
          </table:table-cell>
          <table:table-cell table:formula="of:=RANK([.O90];[.$M90:.$Q90];)" office:value-type="float" office:value="5" calcext:value-type="float">
            <text:p>5</text:p>
          </table:table-cell>
          <table:table-cell table:formula="of:=RANK([.P90];[.$M90:.$Q90];)" office:value-type="float" office:value="1" calcext:value-type="float">
            <text:p>1</text:p>
          </table:table-cell>
          <table:table-cell table:formula="of:=RANK([.Q90];[.$M90:.$Q90];)" office:value-type="float" office:value="2" calcext:value-type="float">
            <text:p>2</text:p>
          </table:table-cell>
          <table:table-cell table:formula="of:=RANK([.R90];[.$R90:.$V90];)" office:value-type="float" office:value="1" calcext:value-type="float">
            <text:p>1</text:p>
          </table:table-cell>
          <table:table-cell table:formula="of:=RANK([.S90];[.$R90:.$V90];)" office:value-type="float" office:value="4" calcext:value-type="float">
            <text:p>4</text:p>
          </table:table-cell>
          <table:table-cell table:formula="of:=RANK([.T90];[.$R90:.$V90];)" office:value-type="float" office:value="5" calcext:value-type="float">
            <text:p>5</text:p>
          </table:table-cell>
          <table:table-cell table:formula="of:=RANK([.U90];[.$R90:.$V90];)" office:value-type="float" office:value="3" calcext:value-type="float">
            <text:p>3</text:p>
          </table:table-cell>
          <table:table-cell table:formula="of:=RANK([.V90];[.$R90:.$V90];)" office:value-type="float" office:value="1" calcext:value-type="float">
            <text:p>1</text:p>
          </table:table-cell>
          <table:table-cell table:formula="of:=RANK([.W90];[.$W90:.$AA90];)" office:value-type="float" office:value="3" calcext:value-type="float">
            <text:p>3</text:p>
          </table:table-cell>
          <table:table-cell table:formula="of:=RANK([.X90];[.$W90:.$AA90];)" office:value-type="float" office:value="5" calcext:value-type="float">
            <text:p>5</text:p>
          </table:table-cell>
          <table:table-cell table:formula="of:=RANK([.Y90];[.$W90:.$AA90];)" office:value-type="float" office:value="4" calcext:value-type="float">
            <text:p>4</text:p>
          </table:table-cell>
          <table:table-cell table:formula="of:=RANK([.Z90];[.$W90:.$AA90];)" office:value-type="float" office:value="2" calcext:value-type="float">
            <text:p>2</text:p>
          </table:table-cell>
          <table:table-cell table:formula="of:=RANK([.AA90];[.$W90:.$AA90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91]; OFFSET([.$C91]; 0; 0; 1; 5))" office:value-type="float" office:value="5" calcext:value-type="float">
            <text:p>5</text:p>
          </table:table-cell>
          <table:table-cell table:formula="of:=RANK([.D91]; OFFSET([.$C91]; 0; 0; 1; 5))" office:value-type="float" office:value="3" calcext:value-type="float">
            <text:p>3</text:p>
          </table:table-cell>
          <table:table-cell table:formula="of:=RANK([.E91]; OFFSET([.$C91]; 0; 0; 1; 5))" office:value-type="float" office:value="1" calcext:value-type="float">
            <text:p>1</text:p>
          </table:table-cell>
          <table:table-cell table:formula="of:=RANK([.F91]; OFFSET([.$C91]; 0; 0; 1; 5))" office:value-type="float" office:value="4" calcext:value-type="float">
            <text:p>4</text:p>
          </table:table-cell>
          <table:table-cell table:formula="of:=RANK([.G91]; OFFSET([.$C91]; 0; 0; 1; 5))" office:value-type="float" office:value="2" calcext:value-type="float">
            <text:p>2</text:p>
          </table:table-cell>
          <table:table-cell table:formula="of:=RANK([.H91];[.$H91:.$L91];)" office:value-type="float" office:value="5" calcext:value-type="float">
            <text:p>5</text:p>
          </table:table-cell>
          <table:table-cell table:formula="of:=RANK([.I91];[.$H91:.$L91];)" office:value-type="float" office:value="3" calcext:value-type="float">
            <text:p>3</text:p>
          </table:table-cell>
          <table:table-cell table:formula="of:=RANK([.J91];[.$H91:.$L91];)" office:value-type="float" office:value="1" calcext:value-type="float">
            <text:p>1</text:p>
          </table:table-cell>
          <table:table-cell table:formula="of:=RANK([.K91];[.$H91:.$L91];)" office:value-type="float" office:value="4" calcext:value-type="float">
            <text:p>4</text:p>
          </table:table-cell>
          <table:table-cell table:formula="of:=RANK([.L91];[.$H91:.$L91];)" office:value-type="float" office:value="2" calcext:value-type="float">
            <text:p>2</text:p>
          </table:table-cell>
          <table:table-cell table:formula="of:=RANK([.M91];[.$M91:.$Q91];)" office:value-type="float" office:value="1" calcext:value-type="float">
            <text:p>1</text:p>
          </table:table-cell>
          <table:table-cell table:formula="of:=RANK([.N91];[.$M91:.$Q91];)" office:value-type="float" office:value="4" calcext:value-type="float">
            <text:p>4</text:p>
          </table:table-cell>
          <table:table-cell table:formula="of:=RANK([.O91];[.$M91:.$Q91];)" office:value-type="float" office:value="5" calcext:value-type="float">
            <text:p>5</text:p>
          </table:table-cell>
          <table:table-cell table:formula="of:=RANK([.P91];[.$M91:.$Q91];)" office:value-type="float" office:value="2" calcext:value-type="float">
            <text:p>2</text:p>
          </table:table-cell>
          <table:table-cell table:formula="of:=RANK([.Q91];[.$M91:.$Q91];)" office:value-type="float" office:value="3" calcext:value-type="float">
            <text:p>3</text:p>
          </table:table-cell>
          <table:table-cell table:formula="of:=RANK([.R91];[.$R91:.$V91];)" office:value-type="float" office:value="1" calcext:value-type="float">
            <text:p>1</text:p>
          </table:table-cell>
          <table:table-cell table:formula="of:=RANK([.S91];[.$R91:.$V91];)" office:value-type="float" office:value="3" calcext:value-type="float">
            <text:p>3</text:p>
          </table:table-cell>
          <table:table-cell table:formula="of:=RANK([.T91];[.$R91:.$V91];)" office:value-type="float" office:value="4" calcext:value-type="float">
            <text:p>4</text:p>
          </table:table-cell>
          <table:table-cell table:formula="of:=RANK([.U91];[.$R91:.$V91];)" office:value-type="float" office:value="2" calcext:value-type="float">
            <text:p>2</text:p>
          </table:table-cell>
          <table:table-cell table:formula="of:=RANK([.V91];[.$R91:.$V91];)" office:value-type="float" office:value="5" calcext:value-type="float">
            <text:p>5</text:p>
          </table:table-cell>
          <table:table-cell table:formula="of:=RANK([.W91];[.$W91:.$AA91];)" office:value-type="float" office:value="5" calcext:value-type="float">
            <text:p>5</text:p>
          </table:table-cell>
          <table:table-cell table:formula="of:=RANK([.X91];[.$W91:.$AA91];)" office:value-type="float" office:value="1" calcext:value-type="float">
            <text:p>1</text:p>
          </table:table-cell>
          <table:table-cell table:formula="of:=RANK([.Y91];[.$W91:.$AA91];)" office:value-type="float" office:value="2" calcext:value-type="float">
            <text:p>2</text:p>
          </table:table-cell>
          <table:table-cell table:formula="of:=RANK([.Z91];[.$W91:.$AA91];)" office:value-type="float" office:value="3" calcext:value-type="float">
            <text:p>3</text:p>
          </table:table-cell>
          <table:table-cell table:formula="of:=RANK([.AA91];[.$W91:.$AA91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2]; OFFSET([.$C92]; 0; 0; 1; 5))" office:value-type="float" office:value="4" calcext:value-type="float">
            <text:p>4</text:p>
          </table:table-cell>
          <table:table-cell table:formula="of:=RANK([.D92]; OFFSET([.$C92]; 0; 0; 1; 5))" office:value-type="float" office:value="2" calcext:value-type="float">
            <text:p>2</text:p>
          </table:table-cell>
          <table:table-cell table:formula="of:=RANK([.E92]; OFFSET([.$C92]; 0; 0; 1; 5))" office:value-type="float" office:value="1" calcext:value-type="float">
            <text:p>1</text:p>
          </table:table-cell>
          <table:table-cell table:formula="of:=RANK([.F92]; OFFSET([.$C92]; 0; 0; 1; 5))" office:value-type="float" office:value="5" calcext:value-type="float">
            <text:p>5</text:p>
          </table:table-cell>
          <table:table-cell table:formula="of:=RANK([.G92]; OFFSET([.$C92]; 0; 0; 1; 5))" office:value-type="float" office:value="3" calcext:value-type="float">
            <text:p>3</text:p>
          </table:table-cell>
          <table:table-cell table:formula="of:=RANK([.H92];[.$H92:.$L92];)" office:value-type="float" office:value="5" calcext:value-type="float">
            <text:p>5</text:p>
          </table:table-cell>
          <table:table-cell table:formula="of:=RANK([.I92];[.$H92:.$L92];)" office:value-type="float" office:value="3" calcext:value-type="float">
            <text:p>3</text:p>
          </table:table-cell>
          <table:table-cell table:formula="of:=RANK([.J92];[.$H92:.$L92];)" office:value-type="float" office:value="1" calcext:value-type="float">
            <text:p>1</text:p>
          </table:table-cell>
          <table:table-cell table:formula="of:=RANK([.K92];[.$H92:.$L92];)" office:value-type="float" office:value="2" calcext:value-type="float">
            <text:p>2</text:p>
          </table:table-cell>
          <table:table-cell table:formula="of:=RANK([.L92];[.$H92:.$L92];)" office:value-type="float" office:value="4" calcext:value-type="float">
            <text:p>4</text:p>
          </table:table-cell>
          <table:table-cell table:formula="of:=RANK([.M92];[.$M92:.$Q92];)" office:value-type="float" office:value="2" calcext:value-type="float">
            <text:p>2</text:p>
          </table:table-cell>
          <table:table-cell table:formula="of:=RANK([.N92];[.$M92:.$Q92];)" office:value-type="float" office:value="5" calcext:value-type="float">
            <text:p>5</text:p>
          </table:table-cell>
          <table:table-cell table:formula="of:=RANK([.O92];[.$M92:.$Q92];)" office:value-type="float" office:value="4" calcext:value-type="float">
            <text:p>4</text:p>
          </table:table-cell>
          <table:table-cell table:formula="of:=RANK([.P92];[.$M92:.$Q92];)" office:value-type="float" office:value="3" calcext:value-type="float">
            <text:p>3</text:p>
          </table:table-cell>
          <table:table-cell table:formula="of:=RANK([.Q92];[.$M92:.$Q92];)" office:value-type="float" office:value="1" calcext:value-type="float">
            <text:p>1</text:p>
          </table:table-cell>
          <table:table-cell table:formula="of:=RANK([.R92];[.$R92:.$V92];)" office:value-type="float" office:value="1" calcext:value-type="float">
            <text:p>1</text:p>
          </table:table-cell>
          <table:table-cell table:formula="of:=RANK([.S92];[.$R92:.$V92];)" office:value-type="float" office:value="4" calcext:value-type="float">
            <text:p>4</text:p>
          </table:table-cell>
          <table:table-cell table:formula="of:=RANK([.T92];[.$R92:.$V92];)" office:value-type="float" office:value="5" calcext:value-type="float">
            <text:p>5</text:p>
          </table:table-cell>
          <table:table-cell table:formula="of:=RANK([.U92];[.$R92:.$V92];)" office:value-type="float" office:value="2" calcext:value-type="float">
            <text:p>2</text:p>
          </table:table-cell>
          <table:table-cell table:formula="of:=RANK([.V92];[.$R92:.$V92];)" office:value-type="float" office:value="3" calcext:value-type="float">
            <text:p>3</text:p>
          </table:table-cell>
          <table:table-cell table:formula="of:=RANK([.W92];[.$W92:.$AA92];)" office:value-type="float" office:value="4" calcext:value-type="float">
            <text:p>4</text:p>
          </table:table-cell>
          <table:table-cell table:formula="of:=RANK([.X92];[.$W92:.$AA92];)" office:value-type="float" office:value="1" calcext:value-type="float">
            <text:p>1</text:p>
          </table:table-cell>
          <table:table-cell table:formula="of:=RANK([.Y92];[.$W92:.$AA92];)" office:value-type="float" office:value="2" calcext:value-type="float">
            <text:p>2</text:p>
          </table:table-cell>
          <table:table-cell table:formula="of:=RANK([.Z92];[.$W92:.$AA92];)" office:value-type="float" office:value="5" calcext:value-type="float">
            <text:p>5</text:p>
          </table:table-cell>
          <table:table-cell table:formula="of:=RANK([.AA92];[.$W92:.$AA92];)" office:value-type="float" office:value="3" calcext:value-type="float">
            <text:p>3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93]; OFFSET([.$C93]; 0; 0; 1; 5))" office:value-type="float" office:value="5" calcext:value-type="float">
            <text:p>5</text:p>
          </table:table-cell>
          <table:table-cell table:formula="of:=RANK([.D93]; OFFSET([.$C93]; 0; 0; 1; 5))" office:value-type="float" office:value="2" calcext:value-type="float">
            <text:p>2</text:p>
          </table:table-cell>
          <table:table-cell table:formula="of:=RANK([.E93]; OFFSET([.$C93]; 0; 0; 1; 5))" office:value-type="float" office:value="2" calcext:value-type="float">
            <text:p>2</text:p>
          </table:table-cell>
          <table:table-cell table:formula="of:=RANK([.F93]; OFFSET([.$C93]; 0; 0; 1; 5))" office:value-type="float" office:value="4" calcext:value-type="float">
            <text:p>4</text:p>
          </table:table-cell>
          <table:table-cell table:formula="of:=RANK([.G93]; OFFSET([.$C93]; 0; 0; 1; 5))" office:value-type="float" office:value="1" calcext:value-type="float">
            <text:p>1</text:p>
          </table:table-cell>
          <table:table-cell table:formula="of:=RANK([.H93];[.$H93:.$L93];)" office:value-type="float" office:value="5" calcext:value-type="float">
            <text:p>5</text:p>
          </table:table-cell>
          <table:table-cell table:formula="of:=RANK([.I93];[.$H93:.$L93];)" office:value-type="float" office:value="2" calcext:value-type="float">
            <text:p>2</text:p>
          </table:table-cell>
          <table:table-cell table:formula="of:=RANK([.J93];[.$H93:.$L93];)" office:value-type="float" office:value="2" calcext:value-type="float">
            <text:p>2</text:p>
          </table:table-cell>
          <table:table-cell table:formula="of:=RANK([.K93];[.$H93:.$L93];)" office:value-type="float" office:value="4" calcext:value-type="float">
            <text:p>4</text:p>
          </table:table-cell>
          <table:table-cell table:formula="of:=RANK([.L93];[.$H93:.$L93];)" office:value-type="float" office:value="1" calcext:value-type="float">
            <text:p>1</text:p>
          </table:table-cell>
          <table:table-cell table:formula="of:=RANK([.M93];[.$M93:.$Q93];)" office:value-type="float" office:value="2" calcext:value-type="float">
            <text:p>2</text:p>
          </table:table-cell>
          <table:table-cell table:formula="of:=RANK([.N93];[.$M93:.$Q93];)" office:value-type="float" office:value="3" calcext:value-type="float">
            <text:p>3</text:p>
          </table:table-cell>
          <table:table-cell table:formula="of:=RANK([.O93];[.$M93:.$Q93];)" office:value-type="float" office:value="4" calcext:value-type="float">
            <text:p>4</text:p>
          </table:table-cell>
          <table:table-cell table:formula="of:=RANK([.P93];[.$M93:.$Q93];)" office:value-type="float" office:value="1" calcext:value-type="float">
            <text:p>1</text:p>
          </table:table-cell>
          <table:table-cell table:formula="of:=RANK([.Q93];[.$M93:.$Q93];)" office:value-type="float" office:value="5" calcext:value-type="float">
            <text:p>5</text:p>
          </table:table-cell>
          <table:table-cell table:formula="of:=RANK([.R93];[.$R93:.$V93];)" office:value-type="float" office:value="1" calcext:value-type="float">
            <text:p>1</text:p>
          </table:table-cell>
          <table:table-cell table:formula="of:=RANK([.S93];[.$R93:.$V93];)" office:value-type="float" office:value="3" calcext:value-type="float">
            <text:p>3</text:p>
          </table:table-cell>
          <table:table-cell table:formula="of:=RANK([.T93];[.$R93:.$V93];)" office:value-type="float" office:value="4" calcext:value-type="float">
            <text:p>4</text:p>
          </table:table-cell>
          <table:table-cell table:formula="of:=RANK([.U93];[.$R93:.$V93];)" office:value-type="float" office:value="2" calcext:value-type="float">
            <text:p>2</text:p>
          </table:table-cell>
          <table:table-cell table:formula="of:=RANK([.V93];[.$R93:.$V93];)" office:value-type="float" office:value="5" calcext:value-type="float">
            <text:p>5</text:p>
          </table:table-cell>
          <table:table-cell table:formula="of:=RANK([.W93];[.$W93:.$AA93];)" office:value-type="float" office:value="2" calcext:value-type="float">
            <text:p>2</text:p>
          </table:table-cell>
          <table:table-cell table:formula="of:=RANK([.X93];[.$W93:.$AA93];)" office:value-type="float" office:value="3" calcext:value-type="float">
            <text:p>3</text:p>
          </table:table-cell>
          <table:table-cell table:formula="of:=RANK([.Y93];[.$W93:.$AA93];)" office:value-type="float" office:value="5" calcext:value-type="float">
            <text:p>5</text:p>
          </table:table-cell>
          <table:table-cell table:formula="of:=RANK([.Z93];[.$W93:.$AA93];)" office:value-type="float" office:value="1" calcext:value-type="float">
            <text:p>1</text:p>
          </table:table-cell>
          <table:table-cell table:formula="of:=RANK([.AA93];[.$W93:.$AA93];)" office:value-type="float" office:value="4" calcext:value-type="float">
            <text:p>4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4]; OFFSET([.$C94]; 0; 0; 1; 5))" office:value-type="float" office:value="2" calcext:value-type="float">
            <text:p>2</text:p>
          </table:table-cell>
          <table:table-cell table:formula="of:=RANK([.D94]; OFFSET([.$C94]; 0; 0; 1; 5))" office:value-type="float" office:value="3" calcext:value-type="float">
            <text:p>3</text:p>
          </table:table-cell>
          <table:table-cell table:formula="of:=RANK([.E94]; OFFSET([.$C94]; 0; 0; 1; 5))" office:value-type="float" office:value="3" calcext:value-type="float">
            <text:p>3</text:p>
          </table:table-cell>
          <table:table-cell table:formula="of:=RANK([.F94]; OFFSET([.$C94]; 0; 0; 1; 5))" office:value-type="float" office:value="5" calcext:value-type="float">
            <text:p>5</text:p>
          </table:table-cell>
          <table:table-cell table:formula="of:=RANK([.G94]; OFFSET([.$C94]; 0; 0; 1; 5))" office:value-type="float" office:value="1" calcext:value-type="float">
            <text:p>1</text:p>
          </table:table-cell>
          <table:table-cell table:formula="of:=RANK([.H94];[.$H94:.$L94];)" office:value-type="float" office:value="1" calcext:value-type="float">
            <text:p>1</text:p>
          </table:table-cell>
          <table:table-cell table:formula="of:=RANK([.I94];[.$H94:.$L94];)" office:value-type="float" office:value="3" calcext:value-type="float">
            <text:p>3</text:p>
          </table:table-cell>
          <table:table-cell table:formula="of:=RANK([.J94];[.$H94:.$L94];)" office:value-type="float" office:value="3" calcext:value-type="float">
            <text:p>3</text:p>
          </table:table-cell>
          <table:table-cell table:formula="of:=RANK([.K94];[.$H94:.$L94];)" office:value-type="float" office:value="5" calcext:value-type="float">
            <text:p>5</text:p>
          </table:table-cell>
          <table:table-cell table:formula="of:=RANK([.L94];[.$H94:.$L94];)" office:value-type="float" office:value="2" calcext:value-type="float">
            <text:p>2</text:p>
          </table:table-cell>
          <table:table-cell table:formula="of:=RANK([.M94];[.$M94:.$Q94];)" office:value-type="float" office:value="1" calcext:value-type="float">
            <text:p>1</text:p>
          </table:table-cell>
          <table:table-cell table:formula="of:=RANK([.N94];[.$M94:.$Q94];)" office:value-type="float" office:value="4" calcext:value-type="float">
            <text:p>4</text:p>
          </table:table-cell>
          <table:table-cell table:formula="of:=RANK([.O94];[.$M94:.$Q94];)" office:value-type="float" office:value="5" calcext:value-type="float">
            <text:p>5</text:p>
          </table:table-cell>
          <table:table-cell table:formula="of:=RANK([.P94];[.$M94:.$Q94];)" office:value-type="float" office:value="2" calcext:value-type="float">
            <text:p>2</text:p>
          </table:table-cell>
          <table:table-cell table:formula="of:=RANK([.Q94];[.$M94:.$Q94];)" office:value-type="float" office:value="3" calcext:value-type="float">
            <text:p>3</text:p>
          </table:table-cell>
          <table:table-cell table:formula="of:=RANK([.R94];[.$R94:.$V94];)" office:value-type="float" office:value="1" calcext:value-type="float">
            <text:p>1</text:p>
          </table:table-cell>
          <table:table-cell table:formula="of:=RANK([.S94];[.$R94:.$V94];)" office:value-type="float" office:value="4" calcext:value-type="float">
            <text:p>4</text:p>
          </table:table-cell>
          <table:table-cell table:formula="of:=RANK([.T94];[.$R94:.$V94];)" office:value-type="float" office:value="5" calcext:value-type="float">
            <text:p>5</text:p>
          </table:table-cell>
          <table:table-cell table:formula="of:=RANK([.U94];[.$R94:.$V94];)" office:value-type="float" office:value="2" calcext:value-type="float">
            <text:p>2</text:p>
          </table:table-cell>
          <table:table-cell table:formula="of:=RANK([.V94];[.$R94:.$V94];)" office:value-type="float" office:value="3" calcext:value-type="float">
            <text:p>3</text:p>
          </table:table-cell>
          <table:table-cell table:formula="of:=RANK([.W94];[.$W94:.$AA94];)" office:value-type="float" office:value="1" calcext:value-type="float">
            <text:p>1</text:p>
          </table:table-cell>
          <table:table-cell table:formula="of:=RANK([.X94];[.$W94:.$AA94];)" office:value-type="float" office:value="3" calcext:value-type="float">
            <text:p>3</text:p>
          </table:table-cell>
          <table:table-cell table:formula="of:=RANK([.Y94];[.$W94:.$AA94];)" office:value-type="float" office:value="5" calcext:value-type="float">
            <text:p>5</text:p>
          </table:table-cell>
          <table:table-cell table:formula="of:=RANK([.Z94];[.$W94:.$AA94];)" office:value-type="float" office:value="2" calcext:value-type="float">
            <text:p>2</text:p>
          </table:table-cell>
          <table:table-cell table:formula="of:=RANK([.AA94];[.$W94:.$AA94];)" office:value-type="float" office:value="4" calcext:value-type="float">
            <text:p>4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number-columns-repeated="28"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office:value-type="float" office:value="596657" calcext:value-type="float">
            <text:p>596657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18571319779176" calcext:value-type="float">
            <text:p>-1,18571319779176</text:p>
          </table:table-cell>
          <table:table-cell table:style-name="ce516" office:value-type="float" office:value="0" calcext:value-type="float">
            <text:p>0</text:p>
          </table:table-cell>
          <table:table-cell table:style-name="ce525" office:value-type="float" office:value="0.000203531163928579" calcext:value-type="float">
            <text:p>0,000203531163928579</text:p>
          </table:table-cell>
          <table:table-cell table:style-name="ce535" office:value-type="float" office:value="-0.0056988725900002" calcext:value-type="float">
            <text:p>-0,0056988725900002</text:p>
          </table:table-cell>
          <table:table-cell table:style-name="ce502" office:value-type="float" office:value="-0.00203531163928579" calcext:value-type="float">
            <text:p>-0,00203531163928579</text:p>
          </table:table-cell>
          <table:table-cell table:style-name="ce494" office:value-type="float" office:value="-2.02826267664173" calcext:value-type="float">
            <text:p>-2,02826267664173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06" office:value-type="float" office:value="-0.00118250949506151" calcext:value-type="float">
            <text:p>-0,00118250949506151</text:p>
          </table:table-cell>
          <table:table-cell table:style-name="ce502" office:value-type="float" office:value="-0.00839418475882867" calcext:value-type="float">
            <text:p>-0,00839418475882867</text:p>
          </table:table-cell>
          <table:table-cell table:style-name="ce494" office:value-type="float" office:value="-2.13095345081855" calcext:value-type="float">
            <text:p>-2,13095345081855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69" office:value-type="float" office:value="-0.092901366633838" calcext:value-type="float">
            <text:p>-0,092901366633838</text:p>
          </table:table-cell>
          <table:table-cell table:style-name="ce570" office:value-type="float" office:value="-0.0946272412793711" calcext:value-type="float">
            <text:p>-0,0946272412793711</text:p>
          </table:table-cell>
          <table:table-cell table:style-name="ce494" office:value-type="float" office:value="-1.01202431820295" calcext:value-type="float">
            <text:p>-1,01202431820295</text:p>
          </table:table-cell>
          <table:table-cell table:style-name="ce516" office:value-type="float" office:value="-0.00132032592245387" calcext:value-type="float">
            <text:p>-0,00132032592245387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-0.00214552962398768" calcext:value-type="float">
            <text:p>-0,00214552962398768</text:p>
          </table:table-cell>
          <table:table-cell table:style-name="ce823" office:value-type="float" office:value="-0.0828740288826011" calcext:value-type="float">
            <text:p>-0,0828740288826011</text:p>
          </table:table-cell>
          <table:table-cell table:style-name="ce494" office:value-type="float" office:value="-1.36237475135992" calcext:value-type="float">
            <text:p>-1,36237475135992</text:p>
          </table:table-cell>
          <table:table-cell table:style-name="ce887" office:value-type="float" office:value="0.0740257072229663" calcext:value-type="float">
            <text:p>0,0740257072229663</text:p>
          </table:table-cell>
          <table:table-cell table:style-name="ce907" office:value-type="float" office:value="0.0425352928997247" calcext:value-type="float">
            <text:p>0,0425352928997247</text:p>
          </table:table-cell>
          <table:table-cell table:style-name="ce495" office:value-type="float" office:value="0.285284626491129" calcext:value-type="float">
            <text:p>0,285284626491129</text:p>
          </table:table-cell>
          <table:table-cell table:style-name="ce937" office:value-type="float" office:value="0.075323212376126" calcext:value-type="float">
            <text:p>0,075323212376126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2" office:value-type="float" office:value="-0.00408758420889895" calcext:value-type="float">
            <text:p>-0,00408758420889895</text:p>
          </table:table-cell>
          <table:table-cell table:style-name="ce516" office:value-type="float" office:value="0" calcext:value-type="float">
            <text:p>0</text:p>
          </table:table-cell>
          <table:table-cell table:style-name="ce516" office:value-type="float" office:value="0.000203531163928579" calcext:value-type="float">
            <text:p>0,000203531163928579</text:p>
          </table:table-cell>
          <table:table-cell table:style-name="ce498" office:value-type="float" office:value="-0.00635186840760439" calcext:value-type="float">
            <text:p>-0,00635186840760439</text:p>
          </table:table-cell>
          <table:table-cell table:style-name="ce495" office:value-type="float" office:value="0.00181481954502983" calcext:value-type="float">
            <text:p>0,00181481954502983</text:p>
          </table:table-cell>
          <table:table-cell table:style-name="ce506" office:value-type="float" office:value="-0.0000979593664547938" calcext:value-type="float">
            <text:p>-9,79593664547938E-05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9" office:value-type="float" office:value="-0.00441050385633378" calcext:value-type="float">
            <text:p>-0,00441050385633378</text:p>
          </table:table-cell>
          <table:table-cell table:style-name="ce580" office:value-type="float" office:value="-0.0524374156266647" calcext:value-type="float">
            <text:p>-0,0524374156266647</text:p>
          </table:table-cell>
          <table:table-cell table:style-name="ce495" office:value-type="float" office:value="0" calcext:value-type="float">
            <text:p>0</text:p>
          </table:table-cell>
          <table:table-cell table:style-name="ce503" office:value-type="float" office:value="-0.0443796337422793" calcext:value-type="float">
            <text:p>-0,0443796337422793</text:p>
          </table:table-cell>
          <table:table-cell table:style-name="ce495" office:value-type="float" office:value="0" calcext:value-type="float">
            <text:p>0</text:p>
          </table:table-cell>
          <table:table-cell table:style-name="ce569" office:value-type="float" office:value="-0.092901366633838" calcext:value-type="float">
            <text:p>-0,092901366633838</text:p>
          </table:table-cell>
          <table:table-cell table:style-name="ce760" office:value-type="float" office:value="-0.402523278042474" calcext:value-type="float">
            <text:p>-0,402523278042474</text:p>
          </table:table-cell>
          <table:table-cell table:style-name="ce506" office:value-type="float" office:value="-0.000190189805496343" calcext:value-type="float">
            <text:p>-0,000190189805496343</text:p>
          </table:table-cell>
          <table:table-cell table:style-name="ce516" office:value-type="float" office:value="-0.00132032592245387" calcext:value-type="float">
            <text:p>-0,00132032592245387</text:p>
          </table:table-cell>
          <table:table-cell table:style-name="ce495" office:value-type="float" office:value="0" calcext:value-type="float">
            <text:p>0</text:p>
          </table:table-cell>
          <table:table-cell table:style-name="ce506" office:value-type="float" office:value="-0.000165040740306744" calcext:value-type="float">
            <text:p>-0,000165040740306744</text:p>
          </table:table-cell>
          <table:table-cell table:style-name="ce823" office:value-type="float" office:value="-0.0842855201663673" calcext:value-type="float">
            <text:p>-0,0842855201663673</text:p>
          </table:table-cell>
          <table:table-cell table:style-name="ce645" office:value-type="float" office:value="0.118394962296246" calcext:value-type="float">
            <text:p>0,118394962296246</text:p>
          </table:table-cell>
          <table:table-cell table:style-name="ce887" office:value-type="float" office:value="0.0739542193357399" calcext:value-type="float">
            <text:p>0,0739542193357399</text:p>
          </table:table-cell>
          <table:table-cell table:style-name="ce907" office:value-type="float" office:value="0.0425352928997247" calcext:value-type="float">
            <text:p>0,0425352928997247</text:p>
          </table:table-cell>
          <table:table-cell table:style-name="ce521" office:value-type="float" office:value="0.272967561388213" calcext:value-type="float">
            <text:p>0,272967561388213</text:p>
          </table:table-cell>
          <table:table-cell table:style-name="ce513" office:value-type="float" office:value="0.266533055805441" calcext:value-type="float">
            <text:p>0,26653305580544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44383209832319" calcext:value-type="float">
            <text:p>-0,344383209832319</text:p>
          </table:table-cell>
          <table:table-cell table:style-name="ce502" office:value-type="float" office:value="0.000403670141791681" calcext:value-type="float">
            <text:p>0,000403670141791681</text:p>
          </table:table-cell>
          <table:table-cell table:style-name="ce502" office:value-type="float" office:value="0.000814124655714314" calcext:value-type="float">
            <text:p>0,000814124655714314</text:p>
          </table:table-cell>
          <table:table-cell table:style-name="ce495" office:value-type="float" office:value="0.00203531163928579" calcext:value-type="float">
            <text:p>0,00203531163928579</text:p>
          </table:table-cell>
          <table:table-cell table:style-name="ce512" office:value-type="float" office:value="0" calcext:value-type="float">
            <text:p>0</text:p>
          </table:table-cell>
          <table:table-cell table:style-name="ce494" office:value-type="float" office:value="-0.0692770971934175" calcext:value-type="float">
            <text:p>-0,0692770971934175</text:p>
          </table:table-cell>
          <table:table-cell table:number-columns-repeated="2" table:style-name="ce593" office:value-type="float" office:value="0.000139941952078205" calcext:value-type="float">
            <text:p>0,000139941952078205</text:p>
          </table:table-cell>
          <table:table-cell table:style-name="ce521" office:value-type="float" office:value="0.000839651712469626" calcext:value-type="float">
            <text:p>0,000839651712469626</text:p>
          </table:table-cell>
          <table:table-cell table:style-name="ce539" office:value-type="float" office:value="0" calcext:value-type="float">
            <text:p>0</text:p>
          </table:table-cell>
          <table:table-cell table:style-name="ce643" office:value-type="float" office:value="-0.00658421177270876" calcext:value-type="float">
            <text:p>-0,00658421177270876</text:p>
          </table:table-cell>
          <table:table-cell table:style-name="ce592" office:value-type="float" office:value="0" calcext:value-type="float">
            <text:p>0</text:p>
          </table:table-cell>
          <table:table-cell table:style-name="ce502" office:value-type="float" office:value="0.000295864224948529" calcext:value-type="float">
            <text:p>0,000295864224948529</text:p>
          </table:table-cell>
          <table:table-cell table:style-name="ce495" office:value-type="float" office:value="0.000443796337422743" calcext:value-type="float">
            <text:p>0,000443796337422743</text:p>
          </table:table-cell>
          <table:table-cell table:style-name="ce592" office:value-type="float" office:value="0.00000246553520790441" calcext:value-type="float">
            <text:p>2,46553520790441E-06</text:p>
          </table:table-cell>
          <table:table-cell table:style-name="ce495" office:value-type="float" office:value="0.0000801626452918362" calcext:value-type="float">
            <text:p>8,01626452918362E-05</text:p>
          </table:table-cell>
          <table:table-cell table:style-name="ce494" office:value-type="float" office:value="-0.0563967786876762" calcext:value-type="float">
            <text:p>-0,0563967786876762</text:p>
          </table:table-cell>
          <table:table-cell table:style-name="ce815" office:value-type="float" office:value="-0.0282926983382991" calcext:value-type="float">
            <text:p>-0,0282926983382991</text:p>
          </table:table-cell>
          <table:table-cell table:number-columns-repeated="2" table:style-name="ce516" office:value-type="float" office:value="0" calcext:value-type="float">
            <text:p>0</text:p>
          </table:table-cell>
          <table:table-cell table:style-name="ce855" office:value-type="float" office:value="0.150883824111083" calcext:value-type="float">
            <text:p>0,150883824111083</text:p>
          </table:table-cell>
          <table:table-cell table:style-name="ce888" office:value-type="float" office:value="0.194184335270327" calcext:value-type="float">
            <text:p>0,194184335270327</text:p>
          </table:table-cell>
          <table:table-cell table:style-name="ce494" office:value-type="float" office:value="0.0985314570979891" calcext:value-type="float">
            <text:p>0,0985314570979891</text:p>
          </table:table-cell>
          <table:table-cell table:style-name="ce495" office:value-type="float" office:value="0.231944237303327" calcext:value-type="float">
            <text:p>0,231944237303327</text:p>
          </table:table-cell>
          <table:table-cell table:style-name="ce882" office:value-type="float" office:value="0.165530798605188" calcext:value-type="float">
            <text:p>0,16553079860518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3" office:value-type="float" office:value="-0.00203531163928579" calcext:value-type="float">
            <text:p>-0,00203531163928579</text:p>
          </table:table-cell>
          <table:table-cell table:style-name="ce532" office:value-type="float" office:value="-0.0596346310310736" calcext:value-type="float">
            <text:p>-0,0596346310310736</text:p>
          </table:table-cell>
          <table:table-cell table:style-name="ce512" office:value-type="float" office:value="0" calcext:value-type="float">
            <text:p>0</text:p>
          </table:table-cell>
          <table:table-cell table:style-name="ce495" office:value-type="float" office:value="0.00203531163928579" calcext:value-type="float">
            <text:p>0,00203531163928579</text:p>
          </table:table-cell>
          <table:table-cell table:style-name="ce578" office:value-type="float" office:value="-0.116623356931076" calcext:value-type="float">
            <text:p>-0,116623356931076</text:p>
          </table:table-cell>
          <table:table-cell table:style-name="ce595" office:value-type="float" office:value="-0.00139941952078274" calcext:value-type="float">
            <text:p>-0,00139941952078274</text:p>
          </table:table-cell>
          <table:table-cell table:number-columns-repeated="2" table:style-name="ce539" office:value-type="float" office:value="0" calcext:value-type="float">
            <text:p>0</text:p>
          </table:table-cell>
          <table:table-cell table:style-name="ce535" office:value-type="float" office:value="0.00097959366454793" calcext:value-type="float">
            <text:p>0,00097959366454793</text:p>
          </table:table-cell>
          <table:table-cell table:style-name="ce495" office:value-type="float" office:value="0.00139941952078274" calcext:value-type="float">
            <text:p>0,00139941952078274</text:p>
          </table:table-cell>
          <table:table-cell table:style-name="ce495" office:value-type="float" office:value="0.000443796337422743" calcext:value-type="float">
            <text:p>0,000443796337422743</text:p>
          </table:table-cell>
          <table:table-cell table:number-columns-repeated="2" table:style-name="ce592" office:value-type="float" office:value="0" calcext:value-type="float">
            <text:p>0</text:p>
          </table:table-cell>
          <table:table-cell table:style-name="ce495" office:value-type="float" office:value="0.000443796337422743" calcext:value-type="float">
            <text:p>0,000443796337422743</text:p>
          </table:table-cell>
          <table:table-cell table:style-name="ce494" office:value-type="float" office:value="-0.0439358374048565" calcext:value-type="float">
            <text:p>-0,0439358374048565</text:p>
          </table:table-cell>
          <table:table-cell table:style-name="ce525" office:value-type="float" office:value="0" calcext:value-type="float">
            <text:p>0</text:p>
          </table:table-cell>
          <table:table-cell table:style-name="ce632" office:value-type="float" office:value="-0.0563024696932152" calcext:value-type="float">
            <text:p>-0,0563024696932152</text:p>
          </table:table-cell>
          <table:table-cell table:style-name="ce815" office:value-type="float" office:value="-0.0282926983382991" calcext:value-type="float">
            <text:p>-0,0282926983382991</text:p>
          </table:table-cell>
          <table:table-cell table:number-columns-repeated="2" table:style-name="ce525" office:value-type="float" office:value="0" calcext:value-type="float">
            <text:p>0</text:p>
          </table:table-cell>
          <table:table-cell table:style-name="ce540" office:value-type="float" office:value="0.225104633692938" calcext:value-type="float">
            <text:p>0,225104633692938</text:p>
          </table:table-cell>
          <table:table-cell table:style-name="ce888" office:value-type="float" office:value="0.194184335270327" calcext:value-type="float">
            <text:p>0,194184335270327</text:p>
          </table:table-cell>
          <table:table-cell table:style-name="ce494" office:value-type="float" office:value="0.0985314570979891" calcext:value-type="float">
            <text:p>0,0985314570979891</text:p>
          </table:table-cell>
          <table:table-cell table:style-name="ce628" office:value-type="float" office:value="0.21807648077999" calcext:value-type="float">
            <text:p>0,21807648077999</text:p>
          </table:table-cell>
          <table:table-cell table:style-name="ce938" office:value-type="float" office:value="0.223423179012133" calcext:value-type="float">
            <text:p>0,22342317901213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32885496928969" calcext:value-type="float">
            <text:p>-1,32885496928969</text:p>
          </table:table-cell>
          <table:table-cell table:style-name="ce502" office:value-type="float" office:value="0.00773418422928599" calcext:value-type="float">
            <text:p>0,00773418422928599</text:p>
          </table:table-cell>
          <table:table-cell table:style-name="ce516" office:value-type="float" office:value="0.00997302703250035" calcext:value-type="float">
            <text:p>0,00997302703250035</text:p>
          </table:table-cell>
          <table:table-cell table:style-name="ce498" office:value-type="float" office:value="0.00110246047127979" calcext:value-type="float">
            <text:p>0,00110246047127979</text:p>
          </table:table-cell>
          <table:table-cell table:style-name="ce495" office:value-type="float" office:value="0.0124154009996433" calcext:value-type="float">
            <text:p>0,0124154009996433</text:p>
          </table:table-cell>
          <table:table-cell table:style-name="ce494" office:value-type="float" office:value="-0.712304536078435" calcext:value-type="float">
            <text:p>-0,712304536078435</text:p>
          </table:table-cell>
          <table:table-cell table:style-name="ce495" office:value-type="float" office:value="0.00559767808313107" calcext:value-type="float">
            <text:p>0,00559767808313107</text:p>
          </table:table-cell>
          <table:table-cell table:style-name="ce516" office:value-type="float" office:value="0.00503791027481795" calcext:value-type="float">
            <text:p>0,00503791027481795</text:p>
          </table:table-cell>
          <table:table-cell table:style-name="ce499" office:value-type="float" office:value="0.0040151678417125" calcext:value-type="float">
            <text:p>0,0040151678417125</text:p>
          </table:table-cell>
          <table:table-cell table:style-name="ce495" office:value-type="float" office:value="0.00559767808313107" calcext:value-type="float">
            <text:p>0,00559767808313107</text:p>
          </table:table-cell>
          <table:table-cell table:style-name="ce511" office:value-type="float" office:value="0.363469200349268" calcext:value-type="float">
            <text:p>0,363469200349268</text:p>
          </table:table-cell>
          <table:table-cell table:style-name="ce679" office:value-type="float" office:value="0.0773043909086348" calcext:value-type="float">
            <text:p>0,0773043909086348</text:p>
          </table:table-cell>
          <table:table-cell table:style-name="ce710" office:value-type="float" office:value="0.0684198347869512" calcext:value-type="float">
            <text:p>0,0684198347869512</text:p>
          </table:table-cell>
          <table:table-cell table:style-name="ce525" office:value-type="float" office:value="0.374021691039099" calcext:value-type="float">
            <text:p>0,374021691039099</text:p>
          </table:table-cell>
          <table:table-cell table:style-name="ce494" office:value-type="float" office:value="0.0333771828770059" calcext:value-type="float">
            <text:p>0,0333771828770059</text:p>
          </table:table-cell>
          <table:table-cell table:style-name="ce495" office:value-type="float" office:value="0.397983956625407" calcext:value-type="float">
            <text:p>0,397983956625407</text:p>
          </table:table-cell>
          <table:table-cell table:style-name="ce680" office:value-type="float" office:value="0.0905020547179214" calcext:value-type="float">
            <text:p>0,0905020547179214</text:p>
          </table:table-cell>
          <table:table-cell table:style-name="ce652" office:value-type="float" office:value="0.0500458538190152" calcext:value-type="float">
            <text:p>0,0500458538190152</text:p>
          </table:table-cell>
          <table:table-cell table:style-name="ce820" office:value-type="float" office:value="0.309276130527106" calcext:value-type="float">
            <text:p>0,309276130527106</text:p>
          </table:table-cell>
          <table:table-cell table:style-name="ce494" office:value-type="float" office:value="0.017139873834999" calcext:value-type="float">
            <text:p>0,017139873834999</text:p>
          </table:table-cell>
          <table:table-cell table:style-name="ce858" office:value-type="float" office:value="0.968543810502768" calcext:value-type="float">
            <text:p>0,968543810502768</text:p>
          </table:table-cell>
          <table:table-cell table:style-name="ce500" office:value-type="float" office:value="0.993113601610098" calcext:value-type="float">
            <text:p>0,993113601610098</text:p>
          </table:table-cell>
          <table:table-cell table:style-name="ce495" office:value-type="float" office:value="0.993860352165418" calcext:value-type="float">
            <text:p>0,993860352165418</text:p>
          </table:table-cell>
          <table:table-cell table:style-name="ce522" office:value-type="float" office:value="0.992788033857021" calcext:value-type="float">
            <text:p>0,992788033857021</text:p>
          </table:table-cell>
          <table:table-cell table:style-name="ce787" office:value-type="float" office:value="0.974073100713535" calcext:value-type="float">
            <text:p>0,97407310071353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8" office:value-type="float" office:value="0.00133991349586313" calcext:value-type="float">
            <text:p>0,00133991349586313</text:p>
          </table:table-cell>
          <table:table-cell table:style-name="ce502" office:value-type="float" office:value="0.00773418422928599" calcext:value-type="float">
            <text:p>0,00773418422928599</text:p>
          </table:table-cell>
          <table:table-cell table:style-name="ce525" office:value-type="float" office:value="0.00997302703250035" calcext:value-type="float">
            <text:p>0,00997302703250035</text:p>
          </table:table-cell>
          <table:table-cell table:style-name="ce513" office:value-type="float" office:value="-0.00293424094663703" calcext:value-type="float">
            <text:p>-0,00293424094663703</text:p>
          </table:table-cell>
          <table:table-cell table:style-name="ce498" office:value-type="float" office:value="0.00133991349586313" calcext:value-type="float">
            <text:p>0,00133991349586313</text:p>
          </table:table-cell>
          <table:table-cell table:style-name="ce495" office:value-type="float" office:value="0.00583441321873016" calcext:value-type="float">
            <text:p>0,00583441321873016</text:p>
          </table:table-cell>
          <table:table-cell table:style-name="ce506" office:value-type="float" office:value="0.00559767808313107" calcext:value-type="float">
            <text:p>0,00559767808313107</text:p>
          </table:table-cell>
          <table:table-cell table:style-name="ce516" office:value-type="float" office:value="0.00503791027481795" calcext:value-type="float">
            <text:p>0,00503791027481795</text:p>
          </table:table-cell>
          <table:table-cell table:style-name="ce499" office:value-type="float" office:value="0.0040151678417125" calcext:value-type="float">
            <text:p>0,0040151678417125</text:p>
          </table:table-cell>
          <table:table-cell table:style-name="ce495" office:value-type="float" office:value="0.00583441321873016" calcext:value-type="float">
            <text:p>0,00583441321873016</text:p>
          </table:table-cell>
          <table:table-cell table:style-name="ce506" office:value-type="float" office:value="0.374120312447415" calcext:value-type="float">
            <text:p>0,374120312447415</text:p>
          </table:table-cell>
          <table:table-cell table:style-name="ce652" office:value-type="float" office:value="0.0628390958438596" calcext:value-type="float">
            <text:p>0,0628390958438596</text:p>
          </table:table-cell>
          <table:table-cell table:style-name="ce710" office:value-type="float" office:value="0.0684913353079805" calcext:value-type="float">
            <text:p>0,0684913353079805</text:p>
          </table:table-cell>
          <table:table-cell table:style-name="ce495" office:value-type="float" office:value="0.374416176672363" calcext:value-type="float">
            <text:p>0,374416176672363</text:p>
          </table:table-cell>
          <table:table-cell table:style-name="ce506" office:value-type="float" office:value="0.374120312447415" calcext:value-type="float">
            <text:p>0,374120312447415</text:p>
          </table:table-cell>
          <table:table-cell table:style-name="ce781" office:value-type="float" office:value="0.274282778132353" calcext:value-type="float">
            <text:p>0,274282778132353</text:p>
          </table:table-cell>
          <table:table-cell table:style-name="ce675" office:value-type="float" office:value="0.0840450322304918" calcext:value-type="float">
            <text:p>0,0840450322304918</text:p>
          </table:table-cell>
          <table:table-cell table:style-name="ce652" office:value-type="float" office:value="0.0494391326213161" calcext:value-type="float">
            <text:p>0,0494391326213161</text:p>
          </table:table-cell>
          <table:table-cell table:style-name="ce631" office:value-type="float" office:value="0.276357576010495" calcext:value-type="float">
            <text:p>0,276357576010495</text:p>
          </table:table-cell>
          <table:table-cell table:style-name="ce781" office:value-type="float" office:value="0.274282778132353" calcext:value-type="float">
            <text:p>0,274282778132353</text:p>
          </table:table-cell>
          <table:table-cell table:style-name="ce546" office:value-type="float" office:value="0.992823777800634" calcext:value-type="float">
            <text:p>0,992823777800634</text:p>
          </table:table-cell>
          <table:table-cell table:style-name="ce865" office:value-type="float" office:value="0.973164608813366" calcext:value-type="float">
            <text:p>0,973164608813366</text:p>
          </table:table-cell>
          <table:table-cell table:style-name="ce495" office:value-type="float" office:value="0.993860352165418" calcext:value-type="float">
            <text:p>0,993860352165418</text:p>
          </table:table-cell>
          <table:table-cell table:style-name="ce522" office:value-type="float" office:value="0.992788033857021" calcext:value-type="float">
            <text:p>0,992788033857021</text:p>
          </table:table-cell>
          <table:table-cell table:style-name="ce494" office:value-type="float" office:value="0.962691633334695" calcext:value-type="float">
            <text:p>0,96269163333469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946993191712957" calcext:value-type="float">
            <text:p>-0,946993191712957</text:p>
          </table:table-cell>
          <table:table-cell table:number-columns-repeated="2" table:style-name="ce499" office:value-type="float" office:value="0.0103800893603575" calcext:value-type="float">
            <text:p>0,0103800893603575</text:p>
          </table:table-cell>
          <table:table-cell table:style-name="ce500" office:value-type="float" office:value="-0.00950829754153011" calcext:value-type="float">
            <text:p>-0,00950829754153011</text:p>
          </table:table-cell>
          <table:table-cell table:style-name="ce495" office:value-type="float" office:value="0.0128224633275005" calcext:value-type="float">
            <text:p>0,0128224633275005</text:p>
          </table:table-cell>
          <table:table-cell table:style-name="ce494" office:value-type="float" office:value="-0.562767230819323" calcext:value-type="float">
            <text:p>-0,562767230819323</text:p>
          </table:table-cell>
          <table:table-cell table:style-name="ce512" office:value-type="float" office:value="0.00475802637066145" calcext:value-type="float">
            <text:p>0,00475802637066145</text:p>
          </table:table-cell>
          <table:table-cell table:style-name="ce525" office:value-type="float" office:value="0.00685715565183561" calcext:value-type="float">
            <text:p>0,00685715565183561</text:p>
          </table:table-cell>
          <table:table-cell table:style-name="ce612" office:value-type="float" office:value="-0.062734810933758" calcext:value-type="float">
            <text:p>-0,062734810933758</text:p>
          </table:table-cell>
          <table:table-cell table:style-name="ce502" office:value-type="float" office:value="0.00503791027481795" calcext:value-type="float">
            <text:p>0,00503791027481795</text:p>
          </table:table-cell>
          <table:table-cell table:style-name="ce644" office:value-type="float" office:value="0.322863068242686" calcext:value-type="float">
            <text:p>0,322863068242686</text:p>
          </table:table-cell>
          <table:table-cell table:style-name="ce680" office:value-type="float" office:value="0.0928816423521749" calcext:value-type="float">
            <text:p>0,0928816423521749</text:p>
          </table:table-cell>
          <table:table-cell table:style-name="ce711" office:value-type="float" office:value="0.0424799388645889" calcext:value-type="float">
            <text:p>0,0424799388645889</text:p>
          </table:table-cell>
          <table:table-cell table:style-name="ce495" office:value-type="float" office:value="0.40622774469235" calcext:value-type="float">
            <text:p>0,40622774469235</text:p>
          </table:table-cell>
          <table:table-cell table:style-name="ce494" office:value-type="float" office:value="0.0175496796098636" calcext:value-type="float">
            <text:p>0,0175496796098636</text:p>
          </table:table-cell>
          <table:table-cell table:style-name="ce495" office:value-type="float" office:value="0.406986536054997" calcext:value-type="float">
            <text:p>0,406986536054997</text:p>
          </table:table-cell>
          <table:table-cell table:style-name="ce804" office:value-type="float" office:value="0.0613464290803042" calcext:value-type="float">
            <text:p>0,0613464290803042</text:p>
          </table:table-cell>
          <table:table-cell table:style-name="ce707" office:value-type="float" office:value="0.0340966310390863" calcext:value-type="float">
            <text:p>0,0340966310390863</text:p>
          </table:table-cell>
          <table:table-cell table:style-name="ce610" office:value-type="float" office:value="0.389863166294028" calcext:value-type="float">
            <text:p>0,389863166294028</text:p>
          </table:table-cell>
          <table:table-cell table:style-name="ce494" office:value-type="float" office:value="0.0319015891930065" calcext:value-type="float">
            <text:p>0,0319015891930065</text:p>
          </table:table-cell>
          <table:table-cell table:style-name="ce831" office:value-type="float" office:value="0.970497812753624" calcext:value-type="float">
            <text:p>0,970497812753624</text:p>
          </table:table-cell>
          <table:table-cell table:style-name="ce552" office:value-type="float" office:value="0.995361597797172" calcext:value-type="float">
            <text:p>0,995361597797172</text:p>
          </table:table-cell>
          <table:table-cell table:style-name="ce513" office:value-type="float" office:value="0.99500415836104" calcext:value-type="float">
            <text:p>0,99500415836104</text:p>
          </table:table-cell>
          <table:table-cell table:style-name="ce576" office:value-type="float" office:value="0.992788033857021" calcext:value-type="float">
            <text:p>0,992788033857021</text:p>
          </table:table-cell>
          <table:table-cell table:style-name="ce823" office:value-type="float" office:value="0.991981710062346" calcext:value-type="float">
            <text:p>0,991981710062346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9" office:value-type="float" office:value="-0.0592021273077254" calcext:value-type="float">
            <text:p>-0,0592021273077254</text:p>
          </table:table-cell>
          <table:table-cell table:number-columns-repeated="2" table:style-name="ce533" office:value-type="float" office:value="0.0103800893603575" calcext:value-type="float">
            <text:p>0,0103800893603575</text:p>
          </table:table-cell>
          <table:table-cell table:style-name="ce555" office:value-type="float" office:value="-0.0405332312963765" calcext:value-type="float">
            <text:p>-0,0405332312963765</text:p>
          </table:table-cell>
          <table:table-cell table:style-name="ce573" office:value-type="float" office:value="-0.0274750110373254" calcext:value-type="float">
            <text:p>-0,0274750110373254</text:p>
          </table:table-cell>
          <table:table-cell table:style-name="ce495" office:value-type="float" office:value="0.0076128421930583" calcext:value-type="float">
            <text:p>0,0076128421930583</text:p>
          </table:table-cell>
          <table:table-cell table:style-name="ce512" office:value-type="float" office:value="0.00475802637066145" calcext:value-type="float">
            <text:p>0,00475802637066145</text:p>
          </table:table-cell>
          <table:table-cell table:style-name="ce516" office:value-type="float" office:value="0.00685715565183561" calcext:value-type="float">
            <text:p>0,00685715565183561</text:p>
          </table:table-cell>
          <table:table-cell table:style-name="ce613" office:value-type="float" office:value="-0.0633925381085259" calcext:value-type="float">
            <text:p>-0,0633925381085259</text:p>
          </table:table-cell>
          <table:table-cell table:style-name="ce508" office:value-type="float" office:value="-0.00115218873877785" calcext:value-type="float">
            <text:p>-0,00115218873877785</text:p>
          </table:table-cell>
          <table:table-cell table:style-name="ce519" office:value-type="float" office:value="0.368770101046262" calcext:value-type="float">
            <text:p>0,368770101046262</text:p>
          </table:table-cell>
          <table:table-cell table:style-name="ce666" office:value-type="float" office:value="0.130081637569037" calcext:value-type="float">
            <text:p>0,130081637569037</text:p>
          </table:table-cell>
          <table:table-cell table:style-name="ce712" office:value-type="float" office:value="0.0335596324823908" calcext:value-type="float">
            <text:p>0,0335596324823908</text:p>
          </table:table-cell>
          <table:table-cell table:style-name="ce735" office:value-type="float" office:value="0.398811414786974" calcext:value-type="float">
            <text:p>0,398811414786974</text:p>
          </table:table-cell>
          <table:table-cell table:style-name="ce523" office:value-type="float" office:value="0.351545872083842" calcext:value-type="float">
            <text:p>0,351545872083842</text:p>
          </table:table-cell>
          <table:table-cell table:style-name="ce760" office:value-type="float" office:value="0.336377391902048" calcext:value-type="float">
            <text:p>0,336377391902048</text:p>
          </table:table-cell>
          <table:table-cell table:style-name="ce805" office:value-type="float" office:value="0.0599066450981996" calcext:value-type="float">
            <text:p>0,0599066450981996</text:p>
          </table:table-cell>
          <table:table-cell table:style-name="ce713" office:value-type="float" office:value="0.0361399925857412" calcext:value-type="float">
            <text:p>0,0361399925857412</text:p>
          </table:table-cell>
          <table:table-cell table:style-name="ce790" office:value-type="float" office:value="0.372662777520917" calcext:value-type="float">
            <text:p>0,372662777520917</text:p>
          </table:table-cell>
          <table:table-cell table:style-name="ce618" office:value-type="float" office:value="0.367207788099635" calcext:value-type="float">
            <text:p>0,367207788099635</text:p>
          </table:table-cell>
          <table:table-cell table:style-name="ce520" office:value-type="float" office:value="0.993896096109031" calcext:value-type="float">
            <text:p>0,993896096109031</text:p>
          </table:table-cell>
          <table:table-cell table:style-name="ce495" office:value-type="float" office:value="0.995504573571625" calcext:value-type="float">
            <text:p>0,995504573571625</text:p>
          </table:table-cell>
          <table:table-cell table:style-name="ce880" office:value-type="float" office:value="0.984852878374887" calcext:value-type="float">
            <text:p>0,984852878374887</text:p>
          </table:table-cell>
          <table:table-cell table:style-name="ce576" office:value-type="float" office:value="0.992823777800634" calcext:value-type="float">
            <text:p>0,992823777800634</text:p>
          </table:table-cell>
          <table:table-cell table:style-name="ce494" office:value-type="float" office:value="0.952790560953834" calcext:value-type="float">
            <text:p>0,95279056095383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22501336945333" calcext:value-type="float">
            <text:p>-1,22501336945333</text:p>
          </table:table-cell>
          <table:table-cell table:number-columns-repeated="2" table:style-name="ce495" office:value-type="float" office:value="0.0132295256553576" calcext:value-type="float">
            <text:p>0,0132295256553576</text:p>
          </table:table-cell>
          <table:table-cell table:style-name="ce529" office:value-type="float" office:value="-0.021233388676849" calcext:value-type="float">
            <text:p>-0,021233388676849</text:p>
          </table:table-cell>
          <table:table-cell table:style-name="ce516" office:value-type="float" office:value="0.0109906828521432" calcext:value-type="float">
            <text:p>0,0109906828521432</text:p>
          </table:table-cell>
          <table:table-cell table:style-name="ce494" office:value-type="float" office:value="-0.712741854678679" calcext:value-type="float">
            <text:p>-0,712741854678679</text:p>
          </table:table-cell>
          <table:table-cell table:number-columns-repeated="2" table:style-name="ce516" office:value-type="float" office:value="0" calcext:value-type="float">
            <text:p>0</text:p>
          </table:table-cell>
          <table:table-cell table:style-name="ce614" office:value-type="float" office:value="-0.0653249032301401" calcext:value-type="float">
            <text:p>-0,0653249032301401</text:p>
          </table:table-cell>
          <table:table-cell table:style-name="ce495" office:value-type="float" office:value="0.00139941952078274" calcext:value-type="float">
            <text:p>0,00139941952078274</text:p>
          </table:table-cell>
          <table:table-cell table:style-name="ce645" office:value-type="float" office:value="0.306235498800579" calcext:value-type="float">
            <text:p>0,306235498800579</text:p>
          </table:table-cell>
          <table:table-cell table:style-name="ce681" office:value-type="float" office:value="0.0248809485505673" calcext:value-type="float">
            <text:p>0,0248809485505673</text:p>
          </table:table-cell>
          <table:table-cell table:style-name="ce707" office:value-type="float" office:value="0.01887737031932" calcext:value-type="float">
            <text:p>0,01887737031932</text:p>
          </table:table-cell>
          <table:table-cell table:style-name="ce495" office:value-type="float" office:value="0.338948219939054" calcext:value-type="float">
            <text:p>0,338948219939054</text:p>
          </table:table-cell>
          <table:table-cell table:style-name="ce494" office:value-type="float" office:value="0.0176039213844374" calcext:value-type="float">
            <text:p>0,0176039213844374</text:p>
          </table:table-cell>
          <table:table-cell table:style-name="ce770" office:value-type="float" office:value="0.145683033285338" calcext:value-type="float">
            <text:p>0,145683033285338</text:p>
          </table:table-cell>
          <table:table-cell table:style-name="ce745" office:value-type="float" office:value="0.0406959029264945" calcext:value-type="float">
            <text:p>0,0406959029264945</text:p>
          </table:table-cell>
          <table:table-cell table:style-name="ce672" office:value-type="float" office:value="0.0263004208303105" calcext:value-type="float">
            <text:p>0,0263004208303105</text:p>
          </table:table-cell>
          <table:table-cell table:style-name="ce495" office:value-type="float" office:value="0.252538267642796" calcext:value-type="float">
            <text:p>0,252538267642796</text:p>
          </table:table-cell>
          <table:table-cell table:style-name="ce494" office:value-type="float" office:value="0.0176357819642064" calcext:value-type="float">
            <text:p>0,0176357819642064</text:p>
          </table:table-cell>
          <table:table-cell table:style-name="ce859" office:value-type="float" office:value="0.986145021936505" calcext:value-type="float">
            <text:p>0,986145021936505</text:p>
          </table:table-cell>
          <table:table-cell table:style-name="ce592" office:value-type="float" office:value="0.99511139019188" calcext:value-type="float">
            <text:p>0,99511139019188</text:p>
          </table:table-cell>
          <table:table-cell table:style-name="ce494" office:value-type="float" office:value="0.963049072770827" calcext:value-type="float">
            <text:p>0,963049072770827</text:p>
          </table:table-cell>
          <table:table-cell table:style-name="ce566" office:value-type="float" office:value="0.990510251050269" calcext:value-type="float">
            <text:p>0,990510251050269</text:p>
          </table:table-cell>
          <table:table-cell table:style-name="ce495" office:value-type="float" office:value="0.99540806492387" calcext:value-type="float">
            <text:p>0,99540806492387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4" office:value-type="float" office:value="-0.0839091145156221" calcext:value-type="float">
            <text:p>-0,0839091145156221</text:p>
          </table:table-cell>
          <table:table-cell table:number-columns-repeated="2" table:style-name="ce495" office:value-type="float" office:value="0.0132295256553576" calcext:value-type="float">
            <text:p>0,0132295256553576</text:p>
          </table:table-cell>
          <table:table-cell table:style-name="ce541" office:value-type="float" office:value="-0.049008608180969" calcext:value-type="float">
            <text:p>-0,049008608180969</text:p>
          </table:table-cell>
          <table:table-cell table:style-name="ce565" office:value-type="float" office:value="-0.0737647820868152" calcext:value-type="float">
            <text:p>-0,0737647820868152</text:p>
          </table:table-cell>
          <table:table-cell table:style-name="ce502" office:value-type="float" office:value="-0.0016396532051839" calcext:value-type="float">
            <text:p>-0,0016396532051839</text:p>
          </table:table-cell>
          <table:table-cell table:number-columns-repeated="2" table:style-name="ce525" office:value-type="float" office:value="0" calcext:value-type="float">
            <text:p>0</text:p>
          </table:table-cell>
          <table:table-cell table:style-name="ce519" office:value-type="float" office:value="-0.067207122485593" calcext:value-type="float">
            <text:p>-0,067207122485593</text:p>
          </table:table-cell>
          <table:table-cell table:style-name="ce535" office:value-type="float" office:value="-0.00290146313975632" calcext:value-type="float">
            <text:p>-0,00290146313975632</text:p>
          </table:table-cell>
          <table:table-cell table:style-name="ce646" office:value-type="float" office:value="0.250691921636908" calcext:value-type="float">
            <text:p>0,250691921636908</text:p>
          </table:table-cell>
          <table:table-cell table:style-name="ce682" office:value-type="float" office:value="0.0338431690312998" calcext:value-type="float">
            <text:p>0,0338431690312998</text:p>
          </table:table-cell>
          <table:table-cell table:style-name="ce713" office:value-type="float" office:value="0.0213576987384719" calcext:value-type="float">
            <text:p>0,0213576987384719</text:p>
          </table:table-cell>
          <table:table-cell table:style-name="ce736" office:value-type="float" office:value="0.315698222928516" calcext:value-type="float">
            <text:p>0,315698222928516</text:p>
          </table:table-cell>
          <table:table-cell table:style-name="ce621" office:value-type="float" office:value="0.174182665832823" calcext:value-type="float">
            <text:p>0,174182665832823</text:p>
          </table:table-cell>
          <table:table-cell table:style-name="ce624" office:value-type="float" office:value="0.231676332159737" calcext:value-type="float">
            <text:p>0,231676332159737</text:p>
          </table:table-cell>
          <table:table-cell table:style-name="ce677" office:value-type="float" office:value="0.0413144127485012" calcext:value-type="float">
            <text:p>0,0413144127485012</text:p>
          </table:table-cell>
          <table:table-cell table:style-name="ce636" office:value-type="float" office:value="0.027039174620255" calcext:value-type="float">
            <text:p>0,027039174620255</text:p>
          </table:table-cell>
          <table:table-cell table:style-name="ce821" office:value-type="float" office:value="0.244962111754429" calcext:value-type="float">
            <text:p>0,244962111754429</text:p>
          </table:table-cell>
          <table:table-cell table:style-name="ce840" office:value-type="float" office:value="0.0988633329851759" calcext:value-type="float">
            <text:p>0,0988633329851759</text:p>
          </table:table-cell>
          <table:table-cell table:style-name="ce541" office:value-type="float" office:value="0.993753120334577" calcext:value-type="float">
            <text:p>0,993753120334577</text:p>
          </table:table-cell>
          <table:table-cell table:style-name="ce499" office:value-type="float" office:value="0.995361597797172" calcext:value-type="float">
            <text:p>0,995361597797172</text:p>
          </table:table-cell>
          <table:table-cell table:style-name="ce494" office:value-type="float" office:value="0.963049072770827" calcext:value-type="float">
            <text:p>0,963049072770827</text:p>
          </table:table-cell>
          <table:table-cell table:style-name="ce921" office:value-type="float" office:value="0.990764330916119" calcext:value-type="float">
            <text:p>0,990764330916119</text:p>
          </table:table-cell>
          <table:table-cell table:style-name="ce495" office:value-type="float" office:value="0.995433085684399" calcext:value-type="float">
            <text:p>0,995433085684399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12]; OFFSET([.$C112]; 0; 0; 1; 5))" office:value-type="float" office:value="5" calcext:value-type="float">
            <text:p>5</text:p>
          </table:table-cell>
          <table:table-cell table:formula="of:=RANK([.D112]; OFFSET([.$C112]; 0; 0; 1; 5))" office:value-type="float" office:value="2" calcext:value-type="float">
            <text:p>2</text:p>
          </table:table-cell>
          <table:table-cell table:formula="of:=RANK([.E112]; OFFSET([.$C112]; 0; 0; 1; 5))" office:value-type="float" office:value="1" calcext:value-type="float">
            <text:p>1</text:p>
          </table:table-cell>
          <table:table-cell table:formula="of:=RANK([.F112]; OFFSET([.$C112]; 0; 0; 1; 5))" office:value-type="float" office:value="4" calcext:value-type="float">
            <text:p>4</text:p>
          </table:table-cell>
          <table:table-cell table:formula="of:=RANK([.G112]; OFFSET([.$C112]; 0; 0; 1; 5))" office:value-type="float" office:value="3" calcext:value-type="float">
            <text:p>3</text:p>
          </table:table-cell>
          <table:table-cell table:formula="of:=RANK([.H112];[.$H112:.$L112];)" office:value-type="float" office:value="5" calcext:value-type="float">
            <text:p>5</text:p>
          </table:table-cell>
          <table:table-cell table:formula="of:=RANK([.I112];[.$H112:.$L112];)" office:value-type="float" office:value="1" calcext:value-type="float">
            <text:p>1</text:p>
          </table:table-cell>
          <table:table-cell table:formula="of:=RANK([.J112];[.$H112:.$L112];)" office:value-type="float" office:value="1" calcext:value-type="float">
            <text:p>1</text:p>
          </table:table-cell>
          <table:table-cell table:formula="of:=RANK([.K112];[.$H112:.$L112];)" office:value-type="float" office:value="3" calcext:value-type="float">
            <text:p>3</text:p>
          </table:table-cell>
          <table:table-cell table:formula="of:=RANK([.L112];[.$H112:.$L112];)" office:value-type="float" office:value="4" calcext:value-type="float">
            <text:p>4</text:p>
          </table:table-cell>
          <table:table-cell table:formula="of:=RANK([.M112];[.$M112:.$Q112];)" office:value-type="float" office:value="5" calcext:value-type="float">
            <text:p>5</text:p>
          </table:table-cell>
          <table:table-cell table:formula="of:=RANK([.N112];[.$M112:.$Q112];)" office:value-type="float" office:value="1" calcext:value-type="float">
            <text:p>1</text:p>
          </table:table-cell>
          <table:table-cell table:formula="of:=RANK([.O112];[.$M112:.$Q112];)" office:value-type="float" office:value="1" calcext:value-type="float">
            <text:p>1</text:p>
          </table:table-cell>
          <table:table-cell table:formula="of:=RANK([.P112];[.$M112:.$Q112];)" office:value-type="float" office:value="3" calcext:value-type="float">
            <text:p>3</text:p>
          </table:table-cell>
          <table:table-cell table:formula="of:=RANK([.Q112];[.$M112:.$Q112];)" office:value-type="float" office:value="4" calcext:value-type="float">
            <text:p>4</text:p>
          </table:table-cell>
          <table:table-cell table:formula="of:=RANK([.R112];[.$R112:.$V112];)" office:value-type="float" office:value="5" calcext:value-type="float">
            <text:p>5</text:p>
          </table:table-cell>
          <table:table-cell table:formula="of:=RANK([.S112];[.$R112:.$V112];)" office:value-type="float" office:value="2" calcext:value-type="float">
            <text:p>2</text:p>
          </table:table-cell>
          <table:table-cell table:formula="of:=RANK([.T112];[.$R112:.$V112];)" office:value-type="float" office:value="1" calcext:value-type="float">
            <text:p>1</text:p>
          </table:table-cell>
          <table:table-cell table:formula="of:=RANK([.U112];[.$R112:.$V112];)" office:value-type="float" office:value="3" calcext:value-type="float">
            <text:p>3</text:p>
          </table:table-cell>
          <table:table-cell table:formula="of:=RANK([.V112];[.$R112:.$V112];)" office:value-type="float" office:value="4" calcext:value-type="float">
            <text:p>4</text:p>
          </table:table-cell>
          <table:table-cell table:formula="of:=RANK([.W112];[.$W112:.$AA112];)" office:value-type="float" office:value="5" calcext:value-type="float">
            <text:p>5</text:p>
          </table:table-cell>
          <table:table-cell table:formula="of:=RANK([.X112];[.$W112:.$AA112];)" office:value-type="float" office:value="3" calcext:value-type="float">
            <text:p>3</text:p>
          </table:table-cell>
          <table:table-cell table:formula="of:=RANK([.Y112];[.$W112:.$AA112];)" office:value-type="float" office:value="4" calcext:value-type="float">
            <text:p>4</text:p>
          </table:table-cell>
          <table:table-cell table:formula="of:=RANK([.Z112];[.$W112:.$AA112];)" office:value-type="float" office:value="1" calcext:value-type="float">
            <text:p>1</text:p>
          </table:table-cell>
          <table:table-cell table:formula="of:=RANK([.AA112];[.$W112:.$AA112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3]; OFFSET([.$C113]; 0; 0; 1; 5))" office:value-type="float" office:value="4" calcext:value-type="float">
            <text:p>4</text:p>
          </table:table-cell>
          <table:table-cell table:formula="of:=RANK([.D113]; OFFSET([.$C113]; 0; 0; 1; 5))" office:value-type="float" office:value="3" calcext:value-type="float">
            <text:p>3</text:p>
          </table:table-cell>
          <table:table-cell table:formula="of:=RANK([.E113]; OFFSET([.$C113]; 0; 0; 1; 5))" office:value-type="float" office:value="2" calcext:value-type="float">
            <text:p>2</text:p>
          </table:table-cell>
          <table:table-cell table:formula="of:=RANK([.F113]; OFFSET([.$C113]; 0; 0; 1; 5))" office:value-type="float" office:value="5" calcext:value-type="float">
            <text:p>5</text:p>
          </table:table-cell>
          <table:table-cell table:formula="of:=RANK([.G113]; OFFSET([.$C113]; 0; 0; 1; 5))" office:value-type="float" office:value="1" calcext:value-type="float">
            <text:p>1</text:p>
          </table:table-cell>
          <table:table-cell table:formula="of:=RANK([.H113];[.$H113:.$L113];)" office:value-type="float" office:value="3" calcext:value-type="float">
            <text:p>3</text:p>
          </table:table-cell>
          <table:table-cell table:formula="of:=RANK([.I113];[.$H113:.$L113];)" office:value-type="float" office:value="1" calcext:value-type="float">
            <text:p>1</text:p>
          </table:table-cell>
          <table:table-cell table:formula="of:=RANK([.J113];[.$H113:.$L113];)" office:value-type="float" office:value="1" calcext:value-type="float">
            <text:p>1</text:p>
          </table:table-cell>
          <table:table-cell table:formula="of:=RANK([.K113];[.$H113:.$L113];)" office:value-type="float" office:value="4" calcext:value-type="float">
            <text:p>4</text:p>
          </table:table-cell>
          <table:table-cell table:formula="of:=RANK([.L113];[.$H113:.$L113];)" office:value-type="float" office:value="5" calcext:value-type="float">
            <text:p>5</text:p>
          </table:table-cell>
          <table:table-cell table:formula="of:=RANK([.M113];[.$M113:.$Q113];)" office:value-type="float" office:value="1" calcext:value-type="float">
            <text:p>1</text:p>
          </table:table-cell>
          <table:table-cell table:formula="of:=RANK([.N113];[.$M113:.$Q113];)" office:value-type="float" office:value="3" calcext:value-type="float">
            <text:p>3</text:p>
          </table:table-cell>
          <table:table-cell table:formula="of:=RANK([.O113];[.$M113:.$Q113];)" office:value-type="float" office:value="1" calcext:value-type="float">
            <text:p>1</text:p>
          </table:table-cell>
          <table:table-cell table:formula="of:=RANK([.P113];[.$M113:.$Q113];)" office:value-type="float" office:value="4" calcext:value-type="float">
            <text:p>4</text:p>
          </table:table-cell>
          <table:table-cell table:formula="of:=RANK([.Q113];[.$M113:.$Q113];)" office:value-type="float" office:value="5" calcext:value-type="float">
            <text:p>5</text:p>
          </table:table-cell>
          <table:table-cell table:formula="of:=RANK([.R113];[.$R113:.$V113];)" office:value-type="float" office:value="3" calcext:value-type="float">
            <text:p>3</text:p>
          </table:table-cell>
          <table:table-cell table:formula="of:=RANK([.S113];[.$R113:.$V113];)" office:value-type="float" office:value="4" calcext:value-type="float">
            <text:p>4</text:p>
          </table:table-cell>
          <table:table-cell table:formula="of:=RANK([.T113];[.$R113:.$V113];)" office:value-type="float" office:value="1" calcext:value-type="float">
            <text:p>1</text:p>
          </table:table-cell>
          <table:table-cell table:formula="of:=RANK([.U113];[.$R113:.$V113];)" office:value-type="float" office:value="2" calcext:value-type="float">
            <text:p>2</text:p>
          </table:table-cell>
          <table:table-cell table:formula="of:=RANK([.V113];[.$R113:.$V113];)" office:value-type="float" office:value="5" calcext:value-type="float">
            <text:p>5</text:p>
          </table:table-cell>
          <table:table-cell table:formula="of:=RANK([.W113];[.$W113:.$AA113];)" office:value-type="float" office:value="3" calcext:value-type="float">
            <text:p>3</text:p>
          </table:table-cell>
          <table:table-cell table:formula="of:=RANK([.X113];[.$W113:.$AA113];)" office:value-type="float" office:value="4" calcext:value-type="float">
            <text:p>4</text:p>
          </table:table-cell>
          <table:table-cell table:formula="of:=RANK([.Y113];[.$W113:.$AA113];)" office:value-type="float" office:value="5" calcext:value-type="float">
            <text:p>5</text:p>
          </table:table-cell>
          <table:table-cell table:formula="of:=RANK([.Z113];[.$W113:.$AA113];)" office:value-type="float" office:value="1" calcext:value-type="float">
            <text:p>1</text:p>
          </table:table-cell>
          <table:table-cell table:formula="of:=RANK([.AA113];[.$W113:.$AA113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14]; OFFSET([.$C114]; 0; 0; 1; 5))" office:value-type="float" office:value="5" calcext:value-type="float">
            <text:p>5</text:p>
          </table:table-cell>
          <table:table-cell table:formula="of:=RANK([.D114]; OFFSET([.$C114]; 0; 0; 1; 5))" office:value-type="float" office:value="3" calcext:value-type="float">
            <text:p>3</text:p>
          </table:table-cell>
          <table:table-cell table:formula="of:=RANK([.E114]; OFFSET([.$C114]; 0; 0; 1; 5))" office:value-type="float" office:value="2" calcext:value-type="float">
            <text:p>2</text:p>
          </table:table-cell>
          <table:table-cell table:formula="of:=RANK([.F114]; OFFSET([.$C114]; 0; 0; 1; 5))" office:value-type="float" office:value="1" calcext:value-type="float">
            <text:p>1</text:p>
          </table:table-cell>
          <table:table-cell table:formula="of:=RANK([.G114]; OFFSET([.$C114]; 0; 0; 1; 5))" office:value-type="float" office:value="4" calcext:value-type="float">
            <text:p>4</text:p>
          </table:table-cell>
          <table:table-cell table:formula="of:=RANK([.H114];[.$H114:.$L114];)" office:value-type="float" office:value="5" calcext:value-type="float">
            <text:p>5</text:p>
          </table:table-cell>
          <table:table-cell table:formula="of:=RANK([.I114];[.$H114:.$L114];)" office:value-type="float" office:value="2" calcext:value-type="float">
            <text:p>2</text:p>
          </table:table-cell>
          <table:table-cell table:formula="of:=RANK([.J114];[.$H114:.$L114];)" office:value-type="float" office:value="2" calcext:value-type="float">
            <text:p>2</text:p>
          </table:table-cell>
          <table:table-cell table:formula="of:=RANK([.K114];[.$H114:.$L114];)" office:value-type="float" office:value="1" calcext:value-type="float">
            <text:p>1</text:p>
          </table:table-cell>
          <table:table-cell table:formula="of:=RANK([.L114];[.$H114:.$L114];)" office:value-type="float" office:value="4" calcext:value-type="float">
            <text:p>4</text:p>
          </table:table-cell>
          <table:table-cell table:formula="of:=RANK([.M114];[.$M114:.$Q114];)" office:value-type="float" office:value="5" calcext:value-type="float">
            <text:p>5</text:p>
          </table:table-cell>
          <table:table-cell table:formula="of:=RANK([.N114];[.$M114:.$Q114];)" office:value-type="float" office:value="4" calcext:value-type="float">
            <text:p>4</text:p>
          </table:table-cell>
          <table:table-cell table:formula="of:=RANK([.O114];[.$M114:.$Q114];)" office:value-type="float" office:value="2" calcext:value-type="float">
            <text:p>2</text:p>
          </table:table-cell>
          <table:table-cell table:formula="of:=RANK([.P114];[.$M114:.$Q114];)" office:value-type="float" office:value="1" calcext:value-type="float">
            <text:p>1</text:p>
          </table:table-cell>
          <table:table-cell table:formula="of:=RANK([.Q114];[.$M114:.$Q114];)" office:value-type="float" office:value="3" calcext:value-type="float">
            <text:p>3</text:p>
          </table:table-cell>
          <table:table-cell table:formula="of:=RANK([.R114];[.$R114:.$V114];)" office:value-type="float" office:value="1" calcext:value-type="float">
            <text:p>1</text:p>
          </table:table-cell>
          <table:table-cell table:formula="of:=RANK([.S114];[.$R114:.$V114];)" office:value-type="float" office:value="5" calcext:value-type="float">
            <text:p>5</text:p>
          </table:table-cell>
          <table:table-cell table:formula="of:=RANK([.T114];[.$R114:.$V114];)" office:value-type="float" office:value="4" calcext:value-type="float">
            <text:p>4</text:p>
          </table:table-cell>
          <table:table-cell table:formula="of:=RANK([.U114];[.$R114:.$V114];)" office:value-type="float" office:value="2" calcext:value-type="float">
            <text:p>2</text:p>
          </table:table-cell>
          <table:table-cell table:formula="of:=RANK([.V114];[.$R114:.$V114];)" office:value-type="float" office:value="2" calcext:value-type="float">
            <text:p>2</text:p>
          </table:table-cell>
          <table:table-cell table:formula="of:=RANK([.W114];[.$W114:.$AA114];)" office:value-type="float" office:value="4" calcext:value-type="float">
            <text:p>4</text:p>
          </table:table-cell>
          <table:table-cell table:formula="of:=RANK([.X114];[.$W114:.$AA114];)" office:value-type="float" office:value="2" calcext:value-type="float">
            <text:p>2</text:p>
          </table:table-cell>
          <table:table-cell table:formula="of:=RANK([.Y114];[.$W114:.$AA114];)" office:value-type="float" office:value="5" calcext:value-type="float">
            <text:p>5</text:p>
          </table:table-cell>
          <table:table-cell table:formula="of:=RANK([.Z114];[.$W114:.$AA114];)" office:value-type="float" office:value="1" calcext:value-type="float">
            <text:p>1</text:p>
          </table:table-cell>
          <table:table-cell table:formula="of:=RANK([.AA114];[.$W114:.$AA114];)" office:value-type="float" office:value="3" calcext:value-type="float">
            <text:p>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5]; OFFSET([.$C115]; 0; 0; 1; 5))" office:value-type="float" office:value="3" calcext:value-type="float">
            <text:p>3</text:p>
          </table:table-cell>
          <table:table-cell table:formula="of:=RANK([.D115]; OFFSET([.$C115]; 0; 0; 1; 5))" office:value-type="float" office:value="4" calcext:value-type="float">
            <text:p>4</text:p>
          </table:table-cell>
          <table:table-cell table:formula="of:=RANK([.E115]; OFFSET([.$C115]; 0; 0; 1; 5))" office:value-type="float" office:value="2" calcext:value-type="float">
            <text:p>2</text:p>
          </table:table-cell>
          <table:table-cell table:formula="of:=RANK([.F115]; OFFSET([.$C115]; 0; 0; 1; 5))" office:value-type="float" office:value="1" calcext:value-type="float">
            <text:p>1</text:p>
          </table:table-cell>
          <table:table-cell table:formula="of:=RANK([.G115]; OFFSET([.$C115]; 0; 0; 1; 5))" office:value-type="float" office:value="5" calcext:value-type="float">
            <text:p>5</text:p>
          </table:table-cell>
          <table:table-cell table:formula="of:=RANK([.H115];[.$H115:.$L115];)" office:value-type="float" office:value="5" calcext:value-type="float">
            <text:p>5</text:p>
          </table:table-cell>
          <table:table-cell table:formula="of:=RANK([.I115];[.$H115:.$L115];)" office:value-type="float" office:value="3" calcext:value-type="float">
            <text:p>3</text:p>
          </table:table-cell>
          <table:table-cell table:formula="of:=RANK([.J115];[.$H115:.$L115];)" office:value-type="float" office:value="3" calcext:value-type="float">
            <text:p>3</text:p>
          </table:table-cell>
          <table:table-cell table:formula="of:=RANK([.K115];[.$H115:.$L115];)" office:value-type="float" office:value="2" calcext:value-type="float">
            <text:p>2</text:p>
          </table:table-cell>
          <table:table-cell table:formula="of:=RANK([.L115];[.$H115:.$L115];)" office:value-type="float" office:value="1" calcext:value-type="float">
            <text:p>1</text:p>
          </table:table-cell>
          <table:table-cell table:formula="of:=RANK([.M115];[.$M115:.$Q115];)" office:value-type="float" office:value="1" calcext:value-type="float">
            <text:p>1</text:p>
          </table:table-cell>
          <table:table-cell table:formula="of:=RANK([.N115];[.$M115:.$Q115];)" office:value-type="float" office:value="3" calcext:value-type="float">
            <text:p>3</text:p>
          </table:table-cell>
          <table:table-cell table:formula="of:=RANK([.O115];[.$M115:.$Q115];)" office:value-type="float" office:value="3" calcext:value-type="float">
            <text:p>3</text:p>
          </table:table-cell>
          <table:table-cell table:formula="of:=RANK([.P115];[.$M115:.$Q115];)" office:value-type="float" office:value="1" calcext:value-type="float">
            <text:p>1</text:p>
          </table:table-cell>
          <table:table-cell table:formula="of:=RANK([.Q115];[.$M115:.$Q115];)" office:value-type="float" office:value="5" calcext:value-type="float">
            <text:p>5</text:p>
          </table:table-cell>
          <table:table-cell table:formula="of:=RANK([.R115];[.$R115:.$V115];)" office:value-type="float" office:value="1" calcext:value-type="float">
            <text:p>1</text:p>
          </table:table-cell>
          <table:table-cell table:formula="of:=RANK([.S115];[.$R115:.$V115];)" office:value-type="float" office:value="5" calcext:value-type="float">
            <text:p>5</text:p>
          </table:table-cell>
          <table:table-cell table:formula="of:=RANK([.T115];[.$R115:.$V115];)" office:value-type="float" office:value="4" calcext:value-type="float">
            <text:p>4</text:p>
          </table:table-cell>
          <table:table-cell table:formula="of:=RANK([.U115];[.$R115:.$V115];)" office:value-type="float" office:value="1" calcext:value-type="float">
            <text:p>1</text:p>
          </table:table-cell>
          <table:table-cell table:formula="of:=RANK([.V115];[.$R115:.$V115];)" office:value-type="float" office:value="1" calcext:value-type="float">
            <text:p>1</text:p>
          </table:table-cell>
          <table:table-cell table:formula="of:=RANK([.W115];[.$W115:.$AA115];)" office:value-type="float" office:value="1" calcext:value-type="float">
            <text:p>1</text:p>
          </table:table-cell>
          <table:table-cell table:formula="of:=RANK([.X115];[.$W115:.$AA115];)" office:value-type="float" office:value="4" calcext:value-type="float">
            <text:p>4</text:p>
          </table:table-cell>
          <table:table-cell table:formula="of:=RANK([.Y115];[.$W115:.$AA115];)" office:value-type="float" office:value="5" calcext:value-type="float">
            <text:p>5</text:p>
          </table:table-cell>
          <table:table-cell table:formula="of:=RANK([.Z115];[.$W115:.$AA115];)" office:value-type="float" office:value="3" calcext:value-type="float">
            <text:p>3</text:p>
          </table:table-cell>
          <table:table-cell table:formula="of:=RANK([.AA115];[.$W115:.$AA115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16]; OFFSET([.$C116]; 0; 0; 1; 5))" office:value-type="float" office:value="5" calcext:value-type="float">
            <text:p>5</text:p>
          </table:table-cell>
          <table:table-cell table:formula="of:=RANK([.D116]; OFFSET([.$C116]; 0; 0; 1; 5))" office:value-type="float" office:value="3" calcext:value-type="float">
            <text:p>3</text:p>
          </table:table-cell>
          <table:table-cell table:formula="of:=RANK([.E116]; OFFSET([.$C116]; 0; 0; 1; 5))" office:value-type="float" office:value="2" calcext:value-type="float">
            <text:p>2</text:p>
          </table:table-cell>
          <table:table-cell table:formula="of:=RANK([.F116]; OFFSET([.$C116]; 0; 0; 1; 5))" office:value-type="float" office:value="4" calcext:value-type="float">
            <text:p>4</text:p>
          </table:table-cell>
          <table:table-cell table:formula="of:=RANK([.G116]; OFFSET([.$C116]; 0; 0; 1; 5))" office:value-type="float" office:value="1" calcext:value-type="float">
            <text:p>1</text:p>
          </table:table-cell>
          <table:table-cell table:formula="of:=RANK([.H116];[.$H116:.$L116];)" office:value-type="float" office:value="5" calcext:value-type="float">
            <text:p>5</text:p>
          </table:table-cell>
          <table:table-cell table:formula="of:=RANK([.I116];[.$H116:.$L116];)" office:value-type="float" office:value="1" calcext:value-type="float">
            <text:p>1</text:p>
          </table:table-cell>
          <table:table-cell table:formula="of:=RANK([.J116];[.$H116:.$L116];)" office:value-type="float" office:value="3" calcext:value-type="float">
            <text:p>3</text:p>
          </table:table-cell>
          <table:table-cell table:formula="of:=RANK([.K116];[.$H116:.$L116];)" office:value-type="float" office:value="4" calcext:value-type="float">
            <text:p>4</text:p>
          </table:table-cell>
          <table:table-cell table:formula="of:=RANK([.L116];[.$H116:.$L116];)" office:value-type="float" office:value="1" calcext:value-type="float">
            <text:p>1</text:p>
          </table:table-cell>
          <table:table-cell table:formula="of:=RANK([.M116];[.$M116:.$Q116];)" office:value-type="float" office:value="2" calcext:value-type="float">
            <text:p>2</text:p>
          </table:table-cell>
          <table:table-cell table:formula="of:=RANK([.N116];[.$M116:.$Q116];)" office:value-type="float" office:value="3" calcext:value-type="float">
            <text:p>3</text:p>
          </table:table-cell>
          <table:table-cell table:formula="of:=RANK([.O116];[.$M116:.$Q116];)" office:value-type="float" office:value="4" calcext:value-type="float">
            <text:p>4</text:p>
          </table:table-cell>
          <table:table-cell table:formula="of:=RANK([.P116];[.$M116:.$Q116];)" office:value-type="float" office:value="1" calcext:value-type="float">
            <text:p>1</text:p>
          </table:table-cell>
          <table:table-cell table:formula="of:=RANK([.Q116];[.$M116:.$Q116];)" office:value-type="float" office:value="5" calcext:value-type="float">
            <text:p>5</text:p>
          </table:table-cell>
          <table:table-cell table:formula="of:=RANK([.R116];[.$R116:.$V116];)" office:value-type="float" office:value="1" calcext:value-type="float">
            <text:p>1</text:p>
          </table:table-cell>
          <table:table-cell table:formula="of:=RANK([.S116];[.$R116:.$V116];)" office:value-type="float" office:value="3" calcext:value-type="float">
            <text:p>3</text:p>
          </table:table-cell>
          <table:table-cell table:formula="of:=RANK([.T116];[.$R116:.$V116];)" office:value-type="float" office:value="4" calcext:value-type="float">
            <text:p>4</text:p>
          </table:table-cell>
          <table:table-cell table:formula="of:=RANK([.U116];[.$R116:.$V116];)" office:value-type="float" office:value="2" calcext:value-type="float">
            <text:p>2</text:p>
          </table:table-cell>
          <table:table-cell table:formula="of:=RANK([.V116];[.$R116:.$V116];)" office:value-type="float" office:value="5" calcext:value-type="float">
            <text:p>5</text:p>
          </table:table-cell>
          <table:table-cell table:formula="of:=RANK([.W116];[.$W116:.$AA116];)" office:value-type="float" office:value="5" calcext:value-type="float">
            <text:p>5</text:p>
          </table:table-cell>
          <table:table-cell table:formula="of:=RANK([.X116];[.$W116:.$AA116];)" office:value-type="float" office:value="2" calcext:value-type="float">
            <text:p>2</text:p>
          </table:table-cell>
          <table:table-cell table:formula="of:=RANK([.Y116];[.$W116:.$AA116];)" office:value-type="float" office:value="1" calcext:value-type="float">
            <text:p>1</text:p>
          </table:table-cell>
          <table:table-cell table:formula="of:=RANK([.Z116];[.$W116:.$AA116];)" office:value-type="float" office:value="3" calcext:value-type="float">
            <text:p>3</text:p>
          </table:table-cell>
          <table:table-cell table:formula="of:=RANK([.AA116];[.$W116:.$AA116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7]; OFFSET([.$C117]; 0; 0; 1; 5))" office:value-type="float" office:value="3" calcext:value-type="float">
            <text:p>3</text:p>
          </table:table-cell>
          <table:table-cell table:formula="of:=RANK([.D117]; OFFSET([.$C117]; 0; 0; 1; 5))" office:value-type="float" office:value="2" calcext:value-type="float">
            <text:p>2</text:p>
          </table:table-cell>
          <table:table-cell table:formula="of:=RANK([.E117]; OFFSET([.$C117]; 0; 0; 1; 5))" office:value-type="float" office:value="1" calcext:value-type="float">
            <text:p>1</text:p>
          </table:table-cell>
          <table:table-cell table:formula="of:=RANK([.F117]; OFFSET([.$C117]; 0; 0; 1; 5))" office:value-type="float" office:value="5" calcext:value-type="float">
            <text:p>5</text:p>
          </table:table-cell>
          <table:table-cell table:formula="of:=RANK([.G117]; OFFSET([.$C117]; 0; 0; 1; 5))" office:value-type="float" office:value="3" calcext:value-type="float">
            <text:p>3</text:p>
          </table:table-cell>
          <table:table-cell table:formula="of:=RANK([.H117];[.$H117:.$L117];)" office:value-type="float" office:value="1" calcext:value-type="float">
            <text:p>1</text:p>
          </table:table-cell>
          <table:table-cell table:formula="of:=RANK([.I117];[.$H117:.$L117];)" office:value-type="float" office:value="3" calcext:value-type="float">
            <text:p>3</text:p>
          </table:table-cell>
          <table:table-cell table:formula="of:=RANK([.J117];[.$H117:.$L117];)" office:value-type="float" office:value="4" calcext:value-type="float">
            <text:p>4</text:p>
          </table:table-cell>
          <table:table-cell table:formula="of:=RANK([.K117];[.$H117:.$L117];)" office:value-type="float" office:value="5" calcext:value-type="float">
            <text:p>5</text:p>
          </table:table-cell>
          <table:table-cell table:formula="of:=RANK([.L117];[.$H117:.$L117];)" office:value-type="float" office:value="1" calcext:value-type="float">
            <text:p>1</text:p>
          </table:table-cell>
          <table:table-cell table:formula="of:=RANK([.M117];[.$M117:.$Q117];)" office:value-type="float" office:value="2" calcext:value-type="float">
            <text:p>2</text:p>
          </table:table-cell>
          <table:table-cell table:formula="of:=RANK([.N117];[.$M117:.$Q117];)" office:value-type="float" office:value="5" calcext:value-type="float">
            <text:p>5</text:p>
          </table:table-cell>
          <table:table-cell table:formula="of:=RANK([.O117];[.$M117:.$Q117];)" office:value-type="float" office:value="4" calcext:value-type="float">
            <text:p>4</text:p>
          </table:table-cell>
          <table:table-cell table:formula="of:=RANK([.P117];[.$M117:.$Q117];)" office:value-type="float" office:value="1" calcext:value-type="float">
            <text:p>1</text:p>
          </table:table-cell>
          <table:table-cell table:formula="of:=RANK([.Q117];[.$M117:.$Q117];)" office:value-type="float" office:value="2" calcext:value-type="float">
            <text:p>2</text:p>
          </table:table-cell>
          <table:table-cell table:formula="of:=RANK([.R117];[.$R117:.$V117];)" office:value-type="float" office:value="2" calcext:value-type="float">
            <text:p>2</text:p>
          </table:table-cell>
          <table:table-cell table:formula="of:=RANK([.S117];[.$R117:.$V117];)" office:value-type="float" office:value="4" calcext:value-type="float">
            <text:p>4</text:p>
          </table:table-cell>
          <table:table-cell table:formula="of:=RANK([.T117];[.$R117:.$V117];)" office:value-type="float" office:value="5" calcext:value-type="float">
            <text:p>5</text:p>
          </table:table-cell>
          <table:table-cell table:formula="of:=RANK([.U117];[.$R117:.$V117];)" office:value-type="float" office:value="1" calcext:value-type="float">
            <text:p>1</text:p>
          </table:table-cell>
          <table:table-cell table:formula="of:=RANK([.V117];[.$R117:.$V117];)" office:value-type="float" office:value="2" calcext:value-type="float">
            <text:p>2</text:p>
          </table:table-cell>
          <table:table-cell table:formula="of:=RANK([.W117];[.$W117:.$AA117];)" office:value-type="float" office:value="2" calcext:value-type="float">
            <text:p>2</text:p>
          </table:table-cell>
          <table:table-cell table:formula="of:=RANK([.X117];[.$W117:.$AA117];)" office:value-type="float" office:value="4" calcext:value-type="float">
            <text:p>4</text:p>
          </table:table-cell>
          <table:table-cell table:formula="of:=RANK([.Y117];[.$W117:.$AA117];)" office:value-type="float" office:value="1" calcext:value-type="float">
            <text:p>1</text:p>
          </table:table-cell>
          <table:table-cell table:formula="of:=RANK([.Z117];[.$W117:.$AA117];)" office:value-type="float" office:value="3" calcext:value-type="float">
            <text:p>3</text:p>
          </table:table-cell>
          <table:table-cell table:formula="of:=RANK([.AA117];[.$W117:.$AA117];)" office:value-type="float" office:value="5" calcext:value-type="float">
            <text:p>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18]; OFFSET([.$C118]; 0; 0; 1; 5))" office:value-type="float" office:value="5" calcext:value-type="float">
            <text:p>5</text:p>
          </table:table-cell>
          <table:table-cell table:formula="of:=RANK([.D118]; OFFSET([.$C118]; 0; 0; 1; 5))" office:value-type="float" office:value="2" calcext:value-type="float">
            <text:p>2</text:p>
          </table:table-cell>
          <table:table-cell table:formula="of:=RANK([.E118]; OFFSET([.$C118]; 0; 0; 1; 5))" office:value-type="float" office:value="2" calcext:value-type="float">
            <text:p>2</text:p>
          </table:table-cell>
          <table:table-cell table:formula="of:=RANK([.F118]; OFFSET([.$C118]; 0; 0; 1; 5))" office:value-type="float" office:value="4" calcext:value-type="float">
            <text:p>4</text:p>
          </table:table-cell>
          <table:table-cell table:formula="of:=RANK([.G118]; OFFSET([.$C118]; 0; 0; 1; 5))" office:value-type="float" office:value="1" calcext:value-type="float">
            <text:p>1</text:p>
          </table:table-cell>
          <table:table-cell table:formula="of:=RANK([.H118];[.$H118:.$L118];)" office:value-type="float" office:value="5" calcext:value-type="float">
            <text:p>5</text:p>
          </table:table-cell>
          <table:table-cell table:formula="of:=RANK([.I118];[.$H118:.$L118];)" office:value-type="float" office:value="3" calcext:value-type="float">
            <text:p>3</text:p>
          </table:table-cell>
          <table:table-cell table:formula="of:=RANK([.J118];[.$H118:.$L118];)" office:value-type="float" office:value="1" calcext:value-type="float">
            <text:p>1</text:p>
          </table:table-cell>
          <table:table-cell table:formula="of:=RANK([.K118];[.$H118:.$L118];)" office:value-type="float" office:value="4" calcext:value-type="float">
            <text:p>4</text:p>
          </table:table-cell>
          <table:table-cell table:formula="of:=RANK([.L118];[.$H118:.$L118];)" office:value-type="float" office:value="2" calcext:value-type="float">
            <text:p>2</text:p>
          </table:table-cell>
          <table:table-cell table:formula="of:=RANK([.M118];[.$M118:.$Q118];)" office:value-type="float" office:value="2" calcext:value-type="float">
            <text:p>2</text:p>
          </table:table-cell>
          <table:table-cell table:formula="of:=RANK([.N118];[.$M118:.$Q118];)" office:value-type="float" office:value="3" calcext:value-type="float">
            <text:p>3</text:p>
          </table:table-cell>
          <table:table-cell table:formula="of:=RANK([.O118];[.$M118:.$Q118];)" office:value-type="float" office:value="4" calcext:value-type="float">
            <text:p>4</text:p>
          </table:table-cell>
          <table:table-cell table:formula="of:=RANK([.P118];[.$M118:.$Q118];)" office:value-type="float" office:value="1" calcext:value-type="float">
            <text:p>1</text:p>
          </table:table-cell>
          <table:table-cell table:formula="of:=RANK([.Q118];[.$M118:.$Q118];)" office:value-type="float" office:value="5" calcext:value-type="float">
            <text:p>5</text:p>
          </table:table-cell>
          <table:table-cell table:formula="of:=RANK([.R118];[.$R118:.$V118];)" office:value-type="float" office:value="1" calcext:value-type="float">
            <text:p>1</text:p>
          </table:table-cell>
          <table:table-cell table:formula="of:=RANK([.S118];[.$R118:.$V118];)" office:value-type="float" office:value="3" calcext:value-type="float">
            <text:p>3</text:p>
          </table:table-cell>
          <table:table-cell table:formula="of:=RANK([.T118];[.$R118:.$V118];)" office:value-type="float" office:value="4" calcext:value-type="float">
            <text:p>4</text:p>
          </table:table-cell>
          <table:table-cell table:formula="of:=RANK([.U118];[.$R118:.$V118];)" office:value-type="float" office:value="2" calcext:value-type="float">
            <text:p>2</text:p>
          </table:table-cell>
          <table:table-cell table:formula="of:=RANK([.V118];[.$R118:.$V118];)" office:value-type="float" office:value="5" calcext:value-type="float">
            <text:p>5</text:p>
          </table:table-cell>
          <table:table-cell table:formula="of:=RANK([.W118];[.$W118:.$AA118];)" office:value-type="float" office:value="5" calcext:value-type="float">
            <text:p>5</text:p>
          </table:table-cell>
          <table:table-cell table:formula="of:=RANK([.X118];[.$W118:.$AA118];)" office:value-type="float" office:value="1" calcext:value-type="float">
            <text:p>1</text:p>
          </table:table-cell>
          <table:table-cell table:formula="of:=RANK([.Y118];[.$W118:.$AA118];)" office:value-type="float" office:value="2" calcext:value-type="float">
            <text:p>2</text:p>
          </table:table-cell>
          <table:table-cell table:formula="of:=RANK([.Z118];[.$W118:.$AA118];)" office:value-type="float" office:value="3" calcext:value-type="float">
            <text:p>3</text:p>
          </table:table-cell>
          <table:table-cell table:formula="of:=RANK([.AA118];[.$W118:.$AA118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9]; OFFSET([.$C119]; 0; 0; 1; 5))" office:value-type="float" office:value="5" calcext:value-type="float">
            <text:p>5</text:p>
          </table:table-cell>
          <table:table-cell table:formula="of:=RANK([.D119]; OFFSET([.$C119]; 0; 0; 1; 5))" office:value-type="float" office:value="1" calcext:value-type="float">
            <text:p>1</text:p>
          </table:table-cell>
          <table:table-cell table:formula="of:=RANK([.E119]; OFFSET([.$C119]; 0; 0; 1; 5))" office:value-type="float" office:value="1" calcext:value-type="float">
            <text:p>1</text:p>
          </table:table-cell>
          <table:table-cell table:formula="of:=RANK([.F119]; OFFSET([.$C119]; 0; 0; 1; 5))" office:value-type="float" office:value="4" calcext:value-type="float">
            <text:p>4</text:p>
          </table:table-cell>
          <table:table-cell table:formula="of:=RANK([.G119]; OFFSET([.$C119]; 0; 0; 1; 5))" office:value-type="float" office:value="3" calcext:value-type="float">
            <text:p>3</text:p>
          </table:table-cell>
          <table:table-cell table:formula="of:=RANK([.H119];[.$H119:.$L119];)" office:value-type="float" office:value="1" calcext:value-type="float">
            <text:p>1</text:p>
          </table:table-cell>
          <table:table-cell table:formula="of:=RANK([.I119];[.$H119:.$L119];)" office:value-type="float" office:value="3" calcext:value-type="float">
            <text:p>3</text:p>
          </table:table-cell>
          <table:table-cell table:formula="of:=RANK([.J119];[.$H119:.$L119];)" office:value-type="float" office:value="2" calcext:value-type="float">
            <text:p>2</text:p>
          </table:table-cell>
          <table:table-cell table:formula="of:=RANK([.K119];[.$H119:.$L119];)" office:value-type="float" office:value="5" calcext:value-type="float">
            <text:p>5</text:p>
          </table:table-cell>
          <table:table-cell table:formula="of:=RANK([.L119];[.$H119:.$L119];)" office:value-type="float" office:value="4" calcext:value-type="float">
            <text:p>4</text:p>
          </table:table-cell>
          <table:table-cell table:formula="of:=RANK([.M119];[.$M119:.$Q119];)" office:value-type="float" office:value="2" calcext:value-type="float">
            <text:p>2</text:p>
          </table:table-cell>
          <table:table-cell table:formula="of:=RANK([.N119];[.$M119:.$Q119];)" office:value-type="float" office:value="4" calcext:value-type="float">
            <text:p>4</text:p>
          </table:table-cell>
          <table:table-cell table:formula="of:=RANK([.O119];[.$M119:.$Q119];)" office:value-type="float" office:value="5" calcext:value-type="float">
            <text:p>5</text:p>
          </table:table-cell>
          <table:table-cell table:formula="of:=RANK([.P119];[.$M119:.$Q119];)" office:value-type="float" office:value="1" calcext:value-type="float">
            <text:p>1</text:p>
          </table:table-cell>
          <table:table-cell table:formula="of:=RANK([.Q119];[.$M119:.$Q119];)" office:value-type="float" office:value="3" calcext:value-type="float">
            <text:p>3</text:p>
          </table:table-cell>
          <table:table-cell table:formula="of:=RANK([.R119];[.$R119:.$V119];)" office:value-type="float" office:value="3" calcext:value-type="float">
            <text:p>3</text:p>
          </table:table-cell>
          <table:table-cell table:formula="of:=RANK([.S119];[.$R119:.$V119];)" office:value-type="float" office:value="4" calcext:value-type="float">
            <text:p>4</text:p>
          </table:table-cell>
          <table:table-cell table:formula="of:=RANK([.T119];[.$R119:.$V119];)" office:value-type="float" office:value="5" calcext:value-type="float">
            <text:p>5</text:p>
          </table:table-cell>
          <table:table-cell table:formula="of:=RANK([.U119];[.$R119:.$V119];)" office:value-type="float" office:value="1" calcext:value-type="float">
            <text:p>1</text:p>
          </table:table-cell>
          <table:table-cell table:formula="of:=RANK([.V119];[.$R119:.$V119];)" office:value-type="float" office:value="2" calcext:value-type="float">
            <text:p>2</text:p>
          </table:table-cell>
          <table:table-cell table:formula="of:=RANK([.W119];[.$W119:.$AA119];)" office:value-type="float" office:value="2" calcext:value-type="float">
            <text:p>2</text:p>
          </table:table-cell>
          <table:table-cell table:formula="of:=RANK([.X119];[.$W119:.$AA119];)" office:value-type="float" office:value="1" calcext:value-type="float">
            <text:p>1</text:p>
          </table:table-cell>
          <table:table-cell table:formula="of:=RANK([.Y119];[.$W119:.$AA119];)" office:value-type="float" office:value="4" calcext:value-type="float">
            <text:p>4</text:p>
          </table:table-cell>
          <table:table-cell table:formula="of:=RANK([.Z119];[.$W119:.$AA119];)" office:value-type="float" office:value="3" calcext:value-type="float">
            <text:p>3</text:p>
          </table:table-cell>
          <table:table-cell table:formula="of:=RANK([.AA119];[.$W119:.$AA119];)" office:value-type="float" office:value="5" calcext:value-type="float">
            <text:p>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20]; OFFSET([.$C120]; 0; 0; 1; 5))" office:value-type="float" office:value="5" calcext:value-type="float">
            <text:p>5</text:p>
          </table:table-cell>
          <table:table-cell table:formula="of:=RANK([.D120]; OFFSET([.$C120]; 0; 0; 1; 5))" office:value-type="float" office:value="1" calcext:value-type="float">
            <text:p>1</text:p>
          </table:table-cell>
          <table:table-cell table:formula="of:=RANK([.E120]; OFFSET([.$C120]; 0; 0; 1; 5))" office:value-type="float" office:value="1" calcext:value-type="float">
            <text:p>1</text:p>
          </table:table-cell>
          <table:table-cell table:formula="of:=RANK([.F120]; OFFSET([.$C120]; 0; 0; 1; 5))" office:value-type="float" office:value="4" calcext:value-type="float">
            <text:p>4</text:p>
          </table:table-cell>
          <table:table-cell table:formula="of:=RANK([.G120]; OFFSET([.$C120]; 0; 0; 1; 5))" office:value-type="float" office:value="3" calcext:value-type="float">
            <text:p>3</text:p>
          </table:table-cell>
          <table:table-cell table:formula="of:=RANK([.H120];[.$H120:.$L120];)" office:value-type="float" office:value="5" calcext:value-type="float">
            <text:p>5</text:p>
          </table:table-cell>
          <table:table-cell table:formula="of:=RANK([.I120];[.$H120:.$L120];)" office:value-type="float" office:value="2" calcext:value-type="float">
            <text:p>2</text:p>
          </table:table-cell>
          <table:table-cell table:formula="of:=RANK([.J120];[.$H120:.$L120];)" office:value-type="float" office:value="2" calcext:value-type="float">
            <text:p>2</text:p>
          </table:table-cell>
          <table:table-cell table:formula="of:=RANK([.K120];[.$H120:.$L120];)" office:value-type="float" office:value="4" calcext:value-type="float">
            <text:p>4</text:p>
          </table:table-cell>
          <table:table-cell table:formula="of:=RANK([.L120];[.$H120:.$L120];)" office:value-type="float" office:value="1" calcext:value-type="float">
            <text:p>1</text:p>
          </table:table-cell>
          <table:table-cell table:formula="of:=RANK([.M120];[.$M120:.$Q120];)" office:value-type="float" office:value="2" calcext:value-type="float">
            <text:p>2</text:p>
          </table:table-cell>
          <table:table-cell table:formula="of:=RANK([.N120];[.$M120:.$Q120];)" office:value-type="float" office:value="3" calcext:value-type="float">
            <text:p>3</text:p>
          </table:table-cell>
          <table:table-cell table:formula="of:=RANK([.O120];[.$M120:.$Q120];)" office:value-type="float" office:value="4" calcext:value-type="float">
            <text:p>4</text:p>
          </table:table-cell>
          <table:table-cell table:formula="of:=RANK([.P120];[.$M120:.$Q120];)" office:value-type="float" office:value="1" calcext:value-type="float">
            <text:p>1</text:p>
          </table:table-cell>
          <table:table-cell table:formula="of:=RANK([.Q120];[.$M120:.$Q120];)" office:value-type="float" office:value="5" calcext:value-type="float">
            <text:p>5</text:p>
          </table:table-cell>
          <table:table-cell table:formula="of:=RANK([.R120];[.$R120:.$V120];)" office:value-type="float" office:value="2" calcext:value-type="float">
            <text:p>2</text:p>
          </table:table-cell>
          <table:table-cell table:formula="of:=RANK([.S120];[.$R120:.$V120];)" office:value-type="float" office:value="3" calcext:value-type="float">
            <text:p>3</text:p>
          </table:table-cell>
          <table:table-cell table:formula="of:=RANK([.T120];[.$R120:.$V120];)" office:value-type="float" office:value="4" calcext:value-type="float">
            <text:p>4</text:p>
          </table:table-cell>
          <table:table-cell table:formula="of:=RANK([.U120];[.$R120:.$V120];)" office:value-type="float" office:value="1" calcext:value-type="float">
            <text:p>1</text:p>
          </table:table-cell>
          <table:table-cell table:formula="of:=RANK([.V120];[.$R120:.$V120];)" office:value-type="float" office:value="5" calcext:value-type="float">
            <text:p>5</text:p>
          </table:table-cell>
          <table:table-cell table:formula="of:=RANK([.W120];[.$W120:.$AA120];)" office:value-type="float" office:value="4" calcext:value-type="float">
            <text:p>4</text:p>
          </table:table-cell>
          <table:table-cell table:formula="of:=RANK([.X120];[.$W120:.$AA120];)" office:value-type="float" office:value="2" calcext:value-type="float">
            <text:p>2</text:p>
          </table:table-cell>
          <table:table-cell table:formula="of:=RANK([.Y120];[.$W120:.$AA120];)" office:value-type="float" office:value="5" calcext:value-type="float">
            <text:p>5</text:p>
          </table:table-cell>
          <table:table-cell table:formula="of:=RANK([.Z120];[.$W120:.$AA120];)" office:value-type="float" office:value="3" calcext:value-type="float">
            <text:p>3</text:p>
          </table:table-cell>
          <table:table-cell table:formula="of:=RANK([.AA120];[.$W120:.$AA120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21]; OFFSET([.$C121]; 0; 0; 1; 5))" office:value-type="float" office:value="5" calcext:value-type="float">
            <text:p>5</text:p>
          </table:table-cell>
          <table:table-cell table:formula="of:=RANK([.D121]; OFFSET([.$C121]; 0; 0; 1; 5))" office:value-type="float" office:value="1" calcext:value-type="float">
            <text:p>1</text:p>
          </table:table-cell>
          <table:table-cell table:formula="of:=RANK([.E121]; OFFSET([.$C121]; 0; 0; 1; 5))" office:value-type="float" office:value="1" calcext:value-type="float">
            <text:p>1</text:p>
          </table:table-cell>
          <table:table-cell table:formula="of:=RANK([.F121]; OFFSET([.$C121]; 0; 0; 1; 5))" office:value-type="float" office:value="3" calcext:value-type="float">
            <text:p>3</text:p>
          </table:table-cell>
          <table:table-cell table:formula="of:=RANK([.G121]; OFFSET([.$C121]; 0; 0; 1; 5))" office:value-type="float" office:value="4" calcext:value-type="float">
            <text:p>4</text:p>
          </table:table-cell>
          <table:table-cell table:formula="of:=RANK([.H121];[.$H121:.$L121];)" office:value-type="float" office:value="3" calcext:value-type="float">
            <text:p>3</text:p>
          </table:table-cell>
          <table:table-cell table:formula="of:=RANK([.I121];[.$H121:.$L121];)" office:value-type="float" office:value="1" calcext:value-type="float">
            <text:p>1</text:p>
          </table:table-cell>
          <table:table-cell table:formula="of:=RANK([.J121];[.$H121:.$L121];)" office:value-type="float" office:value="1" calcext:value-type="float">
            <text:p>1</text:p>
          </table:table-cell>
          <table:table-cell table:formula="of:=RANK([.K121];[.$H121:.$L121];)" office:value-type="float" office:value="5" calcext:value-type="float">
            <text:p>5</text:p>
          </table:table-cell>
          <table:table-cell table:formula="of:=RANK([.L121];[.$H121:.$L121];)" office:value-type="float" office:value="4" calcext:value-type="float">
            <text:p>4</text:p>
          </table:table-cell>
          <table:table-cell table:formula="of:=RANK([.M121];[.$M121:.$Q121];)" office:value-type="float" office:value="2" calcext:value-type="float">
            <text:p>2</text:p>
          </table:table-cell>
          <table:table-cell table:formula="of:=RANK([.N121];[.$M121:.$Q121];)" office:value-type="float" office:value="4" calcext:value-type="float">
            <text:p>4</text:p>
          </table:table-cell>
          <table:table-cell table:formula="of:=RANK([.O121];[.$M121:.$Q121];)" office:value-type="float" office:value="5" calcext:value-type="float">
            <text:p>5</text:p>
          </table:table-cell>
          <table:table-cell table:formula="of:=RANK([.P121];[.$M121:.$Q121];)" office:value-type="float" office:value="1" calcext:value-type="float">
            <text:p>1</text:p>
          </table:table-cell>
          <table:table-cell table:formula="of:=RANK([.Q121];[.$M121:.$Q121];)" office:value-type="float" office:value="3" calcext:value-type="float">
            <text:p>3</text:p>
          </table:table-cell>
          <table:table-cell table:formula="of:=RANK([.R121];[.$R121:.$V121];)" office:value-type="float" office:value="2" calcext:value-type="float">
            <text:p>2</text:p>
          </table:table-cell>
          <table:table-cell table:formula="of:=RANK([.S121];[.$R121:.$V121];)" office:value-type="float" office:value="4" calcext:value-type="float">
            <text:p>4</text:p>
          </table:table-cell>
          <table:table-cell table:formula="of:=RANK([.T121];[.$R121:.$V121];)" office:value-type="float" office:value="5" calcext:value-type="float">
            <text:p>5</text:p>
          </table:table-cell>
          <table:table-cell table:formula="of:=RANK([.U121];[.$R121:.$V121];)" office:value-type="float" office:value="1" calcext:value-type="float">
            <text:p>1</text:p>
          </table:table-cell>
          <table:table-cell table:formula="of:=RANK([.V121];[.$R121:.$V121];)" office:value-type="float" office:value="3" calcext:value-type="float">
            <text:p>3</text:p>
          </table:table-cell>
          <table:table-cell table:formula="of:=RANK([.W121];[.$W121:.$AA121];)" office:value-type="float" office:value="3" calcext:value-type="float">
            <text:p>3</text:p>
          </table:table-cell>
          <table:table-cell table:formula="of:=RANK([.X121];[.$W121:.$AA121];)" office:value-type="float" office:value="2" calcext:value-type="float">
            <text:p>2</text:p>
          </table:table-cell>
          <table:table-cell table:formula="of:=RANK([.Y121];[.$W121:.$AA121];)" office:value-type="float" office:value="5" calcext:value-type="float">
            <text:p>5</text:p>
          </table:table-cell>
          <table:table-cell table:formula="of:=RANK([.Z121];[.$W121:.$AA121];)" office:value-type="float" office:value="4" calcext:value-type="float">
            <text:p>4</text:p>
          </table:table-cell>
          <table:table-cell table:formula="of:=RANK([.AA121];[.$W121:.$AA121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office:value-type="float" office:value="652894" calcext:value-type="float">
            <text:p>652894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2.42580653039916" calcext:value-type="float">
            <text:p>-2,42580653039916</text:p>
          </table:table-cell>
          <table:table-cell table:style-name="ce506" office:value-type="float" office:value="0.000203531163928579" calcext:value-type="float">
            <text:p>0,000203531163928579</text:p>
          </table:table-cell>
          <table:table-cell table:style-name="ce495" office:value-type="float" office:value="0.000610593491785736" calcext:value-type="float">
            <text:p>0,000610593491785736</text:p>
          </table:table-cell>
          <table:table-cell table:style-name="ce535" office:value-type="float" office:value="-0.0141165823114797" calcext:value-type="float">
            <text:p>-0,0141165823114797</text:p>
          </table:table-cell>
          <table:table-cell table:style-name="ce579" office:value-type="float" office:value="-0.0978306461283369" calcext:value-type="float">
            <text:p>-0,0978306461283369</text:p>
          </table:table-cell>
          <table:table-cell table:style-name="ce494" office:value-type="float" office:value="-1.66849057677542" calcext:value-type="float">
            <text:p>-1,66849057677542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11953561662614" calcext:value-type="float">
            <text:p>-0,00111953561662614</text:p>
          </table:table-cell>
          <table:table-cell table:style-name="ce516" office:value-type="float" office:value="0.000880468115159141" calcext:value-type="float">
            <text:p>0,000880468115159141</text:p>
          </table:table-cell>
          <table:table-cell table:style-name="ce495" office:value-type="float" office:value="0.00412012430577126" calcext:value-type="float">
            <text:p>0,00412012430577126</text:p>
          </table:table-cell>
          <table:table-cell table:style-name="ce494" office:value-type="float" office:value="-2.77330673513951" calcext:value-type="float">
            <text:p>-2,77330673513951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style-name="ce501" office:value-type="float" office:value="-0.0371309602310403" calcext:value-type="float">
            <text:p>-0,0371309602310403</text:p>
          </table:table-cell>
          <table:table-cell table:style-name="ce494" office:value-type="float" office:value="-0.953005749469256" calcext:value-type="float">
            <text:p>-0,953005749469256</text:p>
          </table:table-cell>
          <table:table-cell table:style-name="ce522" office:value-type="float" office:value="-0.0311691226693595" calcext:value-type="float">
            <text:p>-0,0311691226693595</text:p>
          </table:table-cell>
          <table:table-cell table:style-name="ce552" office:value-type="float" office:value="0" calcext:value-type="float">
            <text:p>0</text:p>
          </table:table-cell>
          <table:table-cell table:style-name="ce512" office:value-type="float" office:value="-0.00160325290583691" calcext:value-type="float">
            <text:p>-0,00160325290583691</text:p>
          </table:table-cell>
          <table:table-cell table:style-name="ce512" office:value-type="float" office:value="-0.00146571895558126" calcext:value-type="float">
            <text:p>-0,00146571895558126</text:p>
          </table:table-cell>
          <table:table-cell table:style-name="ce494" office:value-type="float" office:value="-1.41348859072681" calcext:value-type="float">
            <text:p>-1,41348859072681</text:p>
          </table:table-cell>
          <table:table-cell table:style-name="ce889" office:value-type="float" office:value="0.0745976103207778" calcext:value-type="float">
            <text:p>0,0745976103207778</text:p>
          </table:table-cell>
          <table:table-cell table:style-name="ce851" office:value-type="float" office:value="0.0398187531851204" calcext:value-type="float">
            <text:p>0,0398187531851204</text:p>
          </table:table-cell>
          <table:table-cell table:style-name="ce552" office:value-type="float" office:value="0.256027910777517" calcext:value-type="float">
            <text:p>0,256027910777517</text:p>
          </table:table-cell>
          <table:table-cell table:style-name="ce567" office:value-type="float" office:value="0.0966903461357118" calcext:value-type="float">
            <text:p>0,096690346135711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0183178047535721" calcext:value-type="float">
            <text:p>0,00183178047535721</text:p>
          </table:table-cell>
          <table:table-cell table:style-name="ce506" office:value-type="float" office:value="0.000203531163928579" calcext:value-type="float">
            <text:p>0,000203531163928579</text:p>
          </table:table-cell>
          <table:table-cell table:style-name="ce506" office:value-type="float" office:value="0.000610593491785736" calcext:value-type="float">
            <text:p>0,000610593491785736</text:p>
          </table:table-cell>
          <table:table-cell table:style-name="ce499" office:value-type="float" office:value="-0.00445224421093766" calcext:value-type="float">
            <text:p>-0,00445224421093766</text:p>
          </table:table-cell>
          <table:table-cell table:style-name="ce580" office:value-type="float" office:value="-0.06204817141666" calcext:value-type="float">
            <text:p>-0,06204817141666</text:p>
          </table:table-cell>
          <table:table-cell table:style-name="ce499" office:value-type="float" office:value="-0.000524782320293599" calcext:value-type="float">
            <text:p>-0,000524782320293599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111953561662614" calcext:value-type="float">
            <text:p>-0,00111953561662614</text:p>
          </table:table-cell>
          <table:table-cell table:style-name="ce525" office:value-type="float" office:value="0.00158017787555052" calcext:value-type="float">
            <text:p>0,00158017787555052</text:p>
          </table:table-cell>
          <table:table-cell table:style-name="ce516" office:value-type="float" office:value="0.00154402620459694" calcext:value-type="float">
            <text:p>0,00154402620459694</text:p>
          </table:table-cell>
          <table:table-cell table:style-name="ce506" office:value-type="float" office:value="0" calcext:value-type="float">
            <text:p>0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style-name="ce516" office:value-type="float" office:value="-0.00458589548670214" calcext:value-type="float">
            <text:p>-0,00458589548670214</text:p>
          </table:table-cell>
          <table:table-cell table:style-name="ce495" office:value-type="float" office:value="0.00328981209011444" calcext:value-type="float">
            <text:p>0,00328981209011444</text:p>
          </table:table-cell>
          <table:table-cell table:style-name="ce546" office:value-type="float" office:value="-0.0281040803493771" calcext:value-type="float">
            <text:p>-0,0281040803493771</text:p>
          </table:table-cell>
          <table:table-cell table:style-name="ce502" office:value-type="float" office:value="0" calcext:value-type="float">
            <text:p>0</text:p>
          </table:table-cell>
          <table:table-cell table:style-name="ce502" office:value-type="float" office:value="0.000102168077332783" calcext:value-type="float">
            <text:p>0,000102168077332783</text:p>
          </table:table-cell>
          <table:table-cell table:style-name="ce502" office:value-type="float" office:value="-0.000255420193331803" calcext:value-type="float">
            <text:p>-0,000255420193331803</text:p>
          </table:table-cell>
          <table:table-cell table:style-name="ce860" office:value-type="float" office:value="0.116861547115239" calcext:value-type="float">
            <text:p>0,116861547115239</text:p>
          </table:table-cell>
          <table:table-cell table:style-name="ce889" office:value-type="float" office:value="0.0745976103207778" calcext:value-type="float">
            <text:p>0,0745976103207778</text:p>
          </table:table-cell>
          <table:table-cell table:style-name="ce851" office:value-type="float" office:value="0.0398187531851204" calcext:value-type="float">
            <text:p>0,0398187531851204</text:p>
          </table:table-cell>
          <table:table-cell table:style-name="ce500" office:value-type="float" office:value="0.221400965402216" calcext:value-type="float">
            <text:p>0,221400965402216</text:p>
          </table:table-cell>
          <table:table-cell table:style-name="ce495" office:value-type="float" office:value="0.261685879185292" calcext:value-type="float">
            <text:p>0,26168587918529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85986624949563" calcext:value-type="float">
            <text:p>-0,485986624949563</text:p>
          </table:table-cell>
          <table:table-cell table:style-name="ce534" office:value-type="float" office:value="-0.0592275687032164" calcext:value-type="float">
            <text:p>-0,0592275687032164</text:p>
          </table:table-cell>
          <table:table-cell table:style-name="ce534" office:value-type="float" office:value="-0.0590240375392878" calcext:value-type="float">
            <text:p>-0,0590240375392878</text:p>
          </table:table-cell>
          <table:table-cell table:style-name="ce495" office:value-type="float" office:value="0" calcext:value-type="float">
            <text:p>0</text:p>
          </table:table-cell>
          <table:table-cell table:style-name="ce502" office:value-type="float" office:value="-0.00203531163928579" calcext:value-type="float">
            <text:p>-0,00203531163928579</text:p>
          </table:table-cell>
          <table:table-cell table:style-name="ce596" office:value-type="float" office:value="-0.0238764293904222" calcext:value-type="float">
            <text:p>-0,0238764293904222</text:p>
          </table:table-cell>
          <table:table-cell table:style-name="ce556" office:value-type="float" office:value="-0.0417027017193268" calcext:value-type="float">
            <text:p>-0,0417027017193268</text:p>
          </table:table-cell>
          <table:table-cell table:style-name="ce604" office:value-type="float" office:value="-0.125108105157981" calcext:value-type="float">
            <text:p>-0,125108105157981</text:p>
          </table:table-cell>
          <table:table-cell table:style-name="ce494" office:value-type="float" office:value="-0.237531638542999" calcext:value-type="float">
            <text:p>-0,237531638542999</text:p>
          </table:table-cell>
          <table:table-cell table:style-name="ce495" office:value-type="float" office:value="0.00111953561662614" calcext:value-type="float">
            <text:p>0,00111953561662614</text:p>
          </table:table-cell>
          <table:table-cell table:style-name="ce647" office:value-type="float" office:value="-0.000961558731082736" calcext:value-type="float">
            <text:p>-0,000961558731082736</text:p>
          </table:table-cell>
          <table:table-cell table:style-name="ce683" office:value-type="float" office:value="0" calcext:value-type="float">
            <text:p>0</text:p>
          </table:table-cell>
          <table:table-cell table:style-name="ce494" office:value-type="float" office:value="-0.00147932112474264" calcext:value-type="float">
            <text:p>-0,00147932112474264</text:p>
          </table:table-cell>
          <table:table-cell table:style-name="ce495" office:value-type="float" office:value="0.00162725323721686" calcext:value-type="float">
            <text:p>0,00162725323721686</text:p>
          </table:table-cell>
          <table:table-cell table:style-name="ce761" office:value-type="float" office:value="0.000417908217739757" calcext:value-type="float">
            <text:p>0,000417908217739757</text:p>
          </table:table-cell>
          <table:table-cell table:style-name="ce714" office:value-type="float" office:value="0.0000180758906050241" calcext:value-type="float">
            <text:p>1,80758906050241E-05</text:p>
          </table:table-cell>
          <table:table-cell table:style-name="ce806" office:value-type="float" office:value="0.000188617988921895" calcext:value-type="float">
            <text:p>0,000188617988921895</text:p>
          </table:table-cell>
          <table:table-cell table:style-name="ce494" office:value-type="float" office:value="0" calcext:value-type="float">
            <text:p>0</text:p>
          </table:table-cell>
          <table:table-cell table:style-name="ce495" office:value-type="float" office:value="0.000943089944609875" calcext:value-type="float">
            <text:p>0,000943089944609875</text:p>
          </table:table-cell>
          <table:table-cell table:style-name="ce494" office:value-type="float" office:value="0" calcext:value-type="float">
            <text:p>0</text:p>
          </table:table-cell>
          <table:table-cell table:style-name="ce861" office:value-type="float" office:value="0.165245144922479" calcext:value-type="float">
            <text:p>0,165245144922479</text:p>
          </table:table-cell>
          <table:table-cell table:style-name="ce578" office:value-type="float" office:value="0.192194291209662" calcext:value-type="float">
            <text:p>0,192194291209662</text:p>
          </table:table-cell>
          <table:table-cell table:style-name="ce714" office:value-type="float" office:value="0.103508503379932" calcext:value-type="float">
            <text:p>0,103508503379932</text:p>
          </table:table-cell>
          <table:table-cell table:style-name="ce922" office:value-type="float" office:value="0.217047055203929" calcext:value-type="float">
            <text:p>0,217047055203929</text:p>
          </table:table-cell>
          <table:table-cell table:style-name="ce855" office:value-type="float" office:value="0.155488537647055" calcext:value-type="float">
            <text:p>0,15548853764705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5" office:value-type="float" office:value="-0.349870070793227" calcext:value-type="float">
            <text:p>-0,349870070793227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style-name="ce502" office:value-type="float" office:value="-0.00203531163928579" calcext:value-type="float">
            <text:p>-0,00203531163928579</text:p>
          </table:table-cell>
          <table:table-cell table:style-name="ce592" office:value-type="float" office:value="-0.00125947756870444" calcext:value-type="float">
            <text:p>-0,00125947756870444</text:p>
          </table:table-cell>
          <table:table-cell table:style-name="ce556" office:value-type="float" office:value="-0.0417027017193268" calcext:value-type="float">
            <text:p>-0,0417027017193268</text:p>
          </table:table-cell>
          <table:table-cell table:style-name="ce502" office:value-type="float" office:value="0" calcext:value-type="float">
            <text:p>0</text:p>
          </table:table-cell>
          <table:table-cell table:style-name="ce502" office:value-type="float" office:value="0.000139941952078205" calcext:value-type="float">
            <text:p>0,000139941952078205</text:p>
          </table:table-cell>
          <table:table-cell table:style-name="ce495" office:value-type="float" office:value="0.00111953561662614" calcext:value-type="float">
            <text:p>0,00111953561662614</text:p>
          </table:table-cell>
          <table:table-cell table:style-name="ce648" office:value-type="float" office:value="-0.00133138901226833" calcext:value-type="float">
            <text:p>-0,00133138901226833</text:p>
          </table:table-cell>
          <table:table-cell table:style-name="ce629" office:value-type="float" office:value="0" calcext:value-type="float">
            <text:p>0</text:p>
          </table:table-cell>
          <table:table-cell table:style-name="ce494" office:value-type="float" office:value="-0.00147932112474264" calcext:value-type="float">
            <text:p>-0,00147932112474264</text:p>
          </table:table-cell>
          <table:table-cell table:number-columns-repeated="2" table:style-name="ce629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807" office:value-type="float" office:value="0.000188617988921895" calcext:value-type="float">
            <text:p>0,000188617988921895</text:p>
          </table:table-cell>
          <table:table-cell table:number-columns-repeated="3" table:style-name="ce494" office:value-type="float" office:value="0" calcext:value-type="float">
            <text:p>0</text:p>
          </table:table-cell>
          <table:table-cell table:style-name="ce495" office:value-type="float" office:value="0.240108451890782" calcext:value-type="float">
            <text:p>0,240108451890782</text:p>
          </table:table-cell>
          <table:table-cell table:style-name="ce890" office:value-type="float" office:value="0.184467046332878" calcext:value-type="float">
            <text:p>0,184467046332878</text:p>
          </table:table-cell>
          <table:table-cell table:style-name="ce494" office:value-type="float" office:value="0.100684731834489" calcext:value-type="float">
            <text:p>0,100684731834489</text:p>
          </table:table-cell>
          <table:table-cell table:style-name="ce835" office:value-type="float" office:value="0.19490308640315" calcext:value-type="float">
            <text:p>0,19490308640315</text:p>
          </table:table-cell>
          <table:table-cell table:style-name="ce513" office:value-type="float" office:value="0.238373381294557" calcext:value-type="float">
            <text:p>0,238373381294557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954154096497178" calcext:value-type="float">
            <text:p>-0,954154096497178</text:p>
          </table:table-cell>
          <table:table-cell table:style-name="ce506" office:value-type="float" office:value="0.00773418422928599" calcext:value-type="float">
            <text:p>0,00773418422928599</text:p>
          </table:table-cell>
          <table:table-cell table:style-name="ce495" office:value-type="float" office:value="0.00834477772107172" calcext:value-type="float">
            <text:p>0,00834477772107172</text:p>
          </table:table-cell>
          <table:table-cell table:style-name="ce512" office:value-type="float" office:value="0.0026628660613989" calcext:value-type="float">
            <text:p>0,0026628660613989</text:p>
          </table:table-cell>
          <table:table-cell table:style-name="ce506" office:value-type="float" office:value="0.00773418422928599" calcext:value-type="float">
            <text:p>0,00773418422928599</text:p>
          </table:table-cell>
          <table:table-cell table:style-name="ce494" office:value-type="float" office:value="-0.979033896739633" calcext:value-type="float">
            <text:p>-0,979033896739633</text:p>
          </table:table-cell>
          <table:table-cell table:style-name="ce506" office:value-type="float" office:value="0.00349854880195691" calcext:value-type="float">
            <text:p>0,00349854880195691</text:p>
          </table:table-cell>
          <table:table-cell table:style-name="ce516" office:value-type="float" office:value="0.00209912928117416" calcext:value-type="float">
            <text:p>0,00209912928117416</text:p>
          </table:table-cell>
          <table:table-cell table:style-name="ce499" office:value-type="float" office:value="0.00145189775281205" calcext:value-type="float">
            <text:p>0,00145189775281205</text:p>
          </table:table-cell>
          <table:table-cell table:style-name="ce495" office:value-type="float" office:value="0.00377843270611342" calcext:value-type="float">
            <text:p>0,00377843270611342</text:p>
          </table:table-cell>
          <table:table-cell table:style-name="ce533" office:value-type="float" office:value="0.417612353514849" calcext:value-type="float">
            <text:p>0,417612353514849</text:p>
          </table:table-cell>
          <table:table-cell table:style-name="ce661" office:value-type="float" office:value="0.13665475443331" calcext:value-type="float">
            <text:p>0,13665475443331</text:p>
          </table:table-cell>
          <table:table-cell table:style-name="ce494" office:value-type="float" office:value="0.0304148423247087" calcext:value-type="float">
            <text:p>0,0304148423247087</text:p>
          </table:table-cell>
          <table:table-cell table:style-name="ce542" office:value-type="float" office:value="0.410040694891374" calcext:value-type="float">
            <text:p>0,410040694891374</text:p>
          </table:table-cell>
          <table:table-cell table:style-name="ce704" office:value-type="float" office:value="0.040365742423811" calcext:value-type="float">
            <text:p>0,040365742423811</text:p>
          </table:table-cell>
          <table:table-cell table:style-name="ce495" office:value-type="float" office:value="0.498423035726369" calcext:value-type="float">
            <text:p>0,498423035726369</text:p>
          </table:table-cell>
          <table:table-cell table:style-name="ce701" office:value-type="float" office:value="0.0954131956044778" calcext:value-type="float">
            <text:p>0,0954131956044778</text:p>
          </table:table-cell>
          <table:table-cell table:style-name="ce786" office:value-type="float" office:value="0.0431133568178447" calcext:value-type="float">
            <text:p>0,0431133568178447</text:p>
          </table:table-cell>
          <table:table-cell table:style-name="ce822" office:value-type="float" office:value="0.42525733191524" calcext:value-type="float">
            <text:p>0,42525733191524</text:p>
          </table:table-cell>
          <table:table-cell table:style-name="ce494" office:value-type="float" office:value="0.0132975682190005" calcext:value-type="float">
            <text:p>0,0132975682190005</text:p>
          </table:table-cell>
          <table:table-cell table:style-name="ce494" office:value-type="float" office:value="0.970527003640908" calcext:value-type="float">
            <text:p>0,970527003640908</text:p>
          </table:table-cell>
          <table:table-cell table:style-name="ce495" office:value-type="float" office:value="0.984745646544048" calcext:value-type="float">
            <text:p>0,984745646544048</text:p>
          </table:table-cell>
          <table:table-cell table:style-name="ce513" office:value-type="float" office:value="0.984566926825982" calcext:value-type="float">
            <text:p>0,984566926825982</text:p>
          </table:table-cell>
          <table:table-cell table:style-name="ce564" office:value-type="float" office:value="0.982448204568308" calcext:value-type="float">
            <text:p>0,982448204568308</text:p>
          </table:table-cell>
          <table:table-cell table:style-name="ce593" office:value-type="float" office:value="0.984488290150032" calcext:value-type="float">
            <text:p>0,98448829015003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00510524002854184" calcext:value-type="float">
            <text:p>0,00510524002854184</text:p>
          </table:table-cell>
          <table:table-cell table:style-name="ce506" office:value-type="float" office:value="0.00773418422928599" calcext:value-type="float">
            <text:p>0,00773418422928599</text:p>
          </table:table-cell>
          <table:table-cell table:style-name="ce495" office:value-type="float" office:value="0.00834477772107172" calcext:value-type="float">
            <text:p>0,00834477772107172</text:p>
          </table:table-cell>
          <table:table-cell table:style-name="ce512" office:value-type="float" office:value="0.0026628660613989" calcext:value-type="float">
            <text:p>0,0026628660613989</text:p>
          </table:table-cell>
          <table:table-cell table:style-name="ce502" office:value-type="float" office:value="0.00510524002854184" calcext:value-type="float">
            <text:p>0,00510524002854184</text:p>
          </table:table-cell>
          <table:table-cell table:style-name="ce502" office:value-type="float" office:value="0.000325365038581917" calcext:value-type="float">
            <text:p>0,000325365038581917</text:p>
          </table:table-cell>
          <table:table-cell table:style-name="ce495" office:value-type="float" office:value="0.00349854880195691" calcext:value-type="float">
            <text:p>0,00349854880195691</text:p>
          </table:table-cell>
          <table:table-cell table:style-name="ce516" office:value-type="float" office:value="0.00209912928117416" calcext:value-type="float">
            <text:p>0,00209912928117416</text:p>
          </table:table-cell>
          <table:table-cell table:style-name="ce502" office:value-type="float" office:value="-0.0002344027697312" calcext:value-type="float">
            <text:p>-0,0002344027697312</text:p>
          </table:table-cell>
          <table:table-cell table:style-name="ce502" office:value-type="float" office:value="0.000325365038581917" calcext:value-type="float">
            <text:p>0,000325365038581917</text:p>
          </table:table-cell>
          <table:table-cell table:style-name="ce495" office:value-type="float" office:value="0.418592403759991" calcext:value-type="float">
            <text:p>0,418592403759991</text:p>
          </table:table-cell>
          <table:table-cell table:style-name="ce669" office:value-type="float" office:value="0.116666660502829" calcext:value-type="float">
            <text:p>0,116666660502829</text:p>
          </table:table-cell>
          <table:table-cell table:style-name="ce714" office:value-type="float" office:value="0.0382059335816866" calcext:value-type="float">
            <text:p>0,0382059335816866</text:p>
          </table:table-cell>
          <table:table-cell table:style-name="ce535" office:value-type="float" office:value="0.416077557847928" calcext:value-type="float">
            <text:p>0,416077557847928</text:p>
          </table:table-cell>
          <table:table-cell table:style-name="ce495" office:value-type="float" office:value="0.418592403759991" calcext:value-type="float">
            <text:p>0,418592403759991</text:p>
          </table:table-cell>
          <table:table-cell table:style-name="ce782" office:value-type="float" office:value="0.460113936268025" calcext:value-type="float">
            <text:p>0,460113936268025</text:p>
          </table:table-cell>
          <table:table-cell table:style-name="ce792" office:value-type="float" office:value="0.111956565049511" calcext:value-type="float">
            <text:p>0,111956565049511</text:p>
          </table:table-cell>
          <table:table-cell table:style-name="ce786" office:value-type="float" office:value="0.0427424081062981" calcext:value-type="float">
            <text:p>0,0427424081062981</text:p>
          </table:table-cell>
          <table:table-cell table:style-name="ce823" office:value-type="float" office:value="0.458416374367727" calcext:value-type="float">
            <text:p>0,458416374367727</text:p>
          </table:table-cell>
          <table:table-cell table:style-name="ce782" office:value-type="float" office:value="0.460113936268025" calcext:value-type="float">
            <text:p>0,460113936268025</text:p>
          </table:table-cell>
          <table:table-cell table:style-name="ce546" office:value-type="float" office:value="0.984280975277076" calcext:value-type="float">
            <text:p>0,984280975277076</text:p>
          </table:table-cell>
          <table:table-cell table:style-name="ce495" office:value-type="float" office:value="0.984745646544048" calcext:value-type="float">
            <text:p>0,984745646544048</text:p>
          </table:table-cell>
          <table:table-cell table:style-name="ce513" office:value-type="float" office:value="0.984566926825982" calcext:value-type="float">
            <text:p>0,984566926825982</text:p>
          </table:table-cell>
          <table:table-cell table:style-name="ce880" office:value-type="float" office:value="0.981206996126339" calcext:value-type="float">
            <text:p>0,981206996126339</text:p>
          </table:table-cell>
          <table:table-cell table:style-name="ce642" office:value-type="float" office:value="0.983137169081453" calcext:value-type="float">
            <text:p>0,98313716908145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20303624398163" calcext:value-type="float">
            <text:p>-0,620303624398163</text:p>
          </table:table-cell>
          <table:table-cell table:style-name="ce502" office:value-type="float" office:value="0.00488474793428589" calcext:value-type="float">
            <text:p>0,00488474793428589</text:p>
          </table:table-cell>
          <table:table-cell table:style-name="ce495" office:value-type="float" office:value="0.00732712190142883" calcext:value-type="float">
            <text:p>0,00732712190142883</text:p>
          </table:table-cell>
          <table:table-cell table:style-name="ce556" office:value-type="float" office:value="-0.105335857798203" calcext:value-type="float">
            <text:p>-0,105335857798203</text:p>
          </table:table-cell>
          <table:table-cell table:style-name="ce512" office:value-type="float" office:value="0.00366356095071441" calcext:value-type="float">
            <text:p>0,00366356095071441</text:p>
          </table:table-cell>
          <table:table-cell table:style-name="ce494" office:value-type="float" office:value="-0.798453967960757" calcext:value-type="float">
            <text:p>-0,798453967960757</text:p>
          </table:table-cell>
          <table:table-cell table:style-name="ce516" office:value-type="float" office:value="0.00209912928117416" calcext:value-type="float">
            <text:p>0,00209912928117416</text:p>
          </table:table-cell>
          <table:table-cell table:style-name="ce495" office:value-type="float" office:value="0.00349854880195691" calcext:value-type="float">
            <text:p>0,00349854880195691</text:p>
          </table:table-cell>
          <table:table-cell table:style-name="ce615" office:value-type="float" office:value="-0.106523813921985" calcext:value-type="float">
            <text:p>-0,106523813921985</text:p>
          </table:table-cell>
          <table:table-cell table:style-name="ce499" office:value-type="float" office:value="0.00181924537701756" calcext:value-type="float">
            <text:p>0,00181924537701756</text:p>
          </table:table-cell>
          <table:table-cell table:style-name="ce569" office:value-type="float" office:value="0.394632332609575" calcext:value-type="float">
            <text:p>0,394632332609575</text:p>
          </table:table-cell>
          <table:table-cell table:style-name="ce684" office:value-type="float" office:value="0.102476272613735" calcext:value-type="float">
            <text:p>0,102476272613735</text:p>
          </table:table-cell>
          <table:table-cell table:style-name="ce636" office:value-type="float" office:value="0.0367635954850626" calcext:value-type="float">
            <text:p>0,0367635954850626</text:p>
          </table:table-cell>
          <table:table-cell table:style-name="ce533" office:value-type="float" office:value="0.410623793968043" calcext:value-type="float">
            <text:p>0,410623793968043</text:p>
          </table:table-cell>
          <table:table-cell table:style-name="ce494" office:value-type="float" office:value="0.0219506599559729" calcext:value-type="float">
            <text:p>0,0219506599559729</text:p>
          </table:table-cell>
          <table:table-cell table:style-name="ce495" office:value-type="float" office:value="0.468258303848019" calcext:value-type="float">
            <text:p>0,468258303848019</text:p>
          </table:table-cell>
          <table:table-cell table:style-name="ce808" office:value-type="float" office:value="0.0959719763966593" calcext:value-type="float">
            <text:p>0,0959719763966593</text:p>
          </table:table-cell>
          <table:table-cell table:style-name="ce712" office:value-type="float" office:value="0.0365093694807134" calcext:value-type="float">
            <text:p>0,0365093694807134</text:p>
          </table:table-cell>
          <table:table-cell table:style-name="ce824" office:value-type="float" office:value="0.437255007827254" calcext:value-type="float">
            <text:p>0,437255007827254</text:p>
          </table:table-cell>
          <table:table-cell table:style-name="ce494" office:value-type="float" office:value="0.0182016359309724" calcext:value-type="float">
            <text:p>0,0182016359309724</text:p>
          </table:table-cell>
          <table:table-cell table:style-name="ce494" office:value-type="float" office:value="0.97193888941363" calcext:value-type="float">
            <text:p>0,97193888941363</text:p>
          </table:table-cell>
          <table:table-cell table:style-name="ce891" office:value-type="float" office:value="0.984423951051529" calcext:value-type="float">
            <text:p>0,984423951051529</text:p>
          </table:table-cell>
          <table:table-cell table:style-name="ce908" office:value-type="float" office:value="0.983637584292038" calcext:value-type="float">
            <text:p>0,983637584292038</text:p>
          </table:table-cell>
          <table:table-cell table:style-name="ce495" office:value-type="float" office:value="0.991036580619973" calcext:value-type="float">
            <text:p>0,991036580619973</text:p>
          </table:table-cell>
          <table:table-cell table:style-name="ce758" office:value-type="float" office:value="0.984569011889359" calcext:value-type="float">
            <text:p>0,984569011889359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8" office:value-type="float" office:value="-0.00297664327245547" calcext:value-type="float">
            <text:p>-0,00297664327245547</text:p>
          </table:table-cell>
          <table:table-cell table:style-name="ce502" office:value-type="float" office:value="0.00488474793428589" calcext:value-type="float">
            <text:p>0,00488474793428589</text:p>
          </table:table-cell>
          <table:table-cell table:style-name="ce495" office:value-type="float" office:value="0.00732712190142883" calcext:value-type="float">
            <text:p>0,00732712190142883</text:p>
          </table:table-cell>
          <table:table-cell table:style-name="ce557" office:value-type="float" office:value="-0.105251053146566" calcext:value-type="float">
            <text:p>-0,105251053146566</text:p>
          </table:table-cell>
          <table:table-cell table:style-name="ce500" office:value-type="float" office:value="-0.00728641566864312" calcext:value-type="float">
            <text:p>-0,00728641566864312</text:p>
          </table:table-cell>
          <table:table-cell table:style-name="ce503" office:value-type="float" office:value="-0.0132793250692947" calcext:value-type="float">
            <text:p>-0,0132793250692947</text:p>
          </table:table-cell>
          <table:table-cell table:style-name="ce516" office:value-type="float" office:value="0.00209912928117416" calcext:value-type="float">
            <text:p>0,00209912928117416</text:p>
          </table:table-cell>
          <table:table-cell table:style-name="ce495" office:value-type="float" office:value="0.00349854880195691" calcext:value-type="float">
            <text:p>0,00349854880195691</text:p>
          </table:table-cell>
          <table:table-cell table:style-name="ce555" office:value-type="float" office:value="-0.0407196095059769" calcext:value-type="float">
            <text:p>-0,0407196095059769</text:p>
          </table:table-cell>
          <table:table-cell table:style-name="ce503" office:value-type="float" office:value="-0.0130530855801014" calcext:value-type="float">
            <text:p>-0,0130530855801014</text:p>
          </table:table-cell>
          <table:table-cell table:style-name="ce495" office:value-type="float" office:value="0.41142755844582" calcext:value-type="float">
            <text:p>0,41142755844582</text:p>
          </table:table-cell>
          <table:table-cell table:style-name="ce685" office:value-type="float" office:value="0.115543609215628" calcext:value-type="float">
            <text:p>0,115543609215628</text:p>
          </table:table-cell>
          <table:table-cell table:style-name="ce636" office:value-type="float" office:value="0.0367635954850626" calcext:value-type="float">
            <text:p>0,0367635954850626</text:p>
          </table:table-cell>
          <table:table-cell table:style-name="ce737" office:value-type="float" office:value="0.38939676859559" calcext:value-type="float">
            <text:p>0,38939676859559</text:p>
          </table:table-cell>
          <table:table-cell table:style-name="ce762" office:value-type="float" office:value="0.355849463789239" calcext:value-type="float">
            <text:p>0,355849463789239</text:p>
          </table:table-cell>
          <table:table-cell table:style-name="ce783" office:value-type="float" office:value="0.463430469239903" calcext:value-type="float">
            <text:p>0,463430469239903</text:p>
          </table:table-cell>
          <table:table-cell table:style-name="ce802" office:value-type="float" office:value="0.0862895862986636" calcext:value-type="float">
            <text:p>0,0862895862986636</text:p>
          </table:table-cell>
          <table:table-cell table:style-name="ce648" office:value-type="float" office:value="0.0388670943422383" calcext:value-type="float">
            <text:p>0,0388670943422383</text:p>
          </table:table-cell>
          <table:table-cell table:style-name="ce825" office:value-type="float" office:value="0.392644495722341" calcext:value-type="float">
            <text:p>0,392644495722341</text:p>
          </table:table-cell>
          <table:table-cell table:style-name="ce841" office:value-type="float" office:value="0.389993627069699" calcext:value-type="float">
            <text:p>0,389993627069699</text:p>
          </table:table-cell>
          <table:table-cell table:style-name="ce862" office:value-type="float" office:value="0.984280975277076" calcext:value-type="float">
            <text:p>0,984280975277076</text:p>
          </table:table-cell>
          <table:table-cell table:style-name="ce765" office:value-type="float" office:value="0.984638414713208" calcext:value-type="float">
            <text:p>0,984638414713208</text:p>
          </table:table-cell>
          <table:table-cell table:style-name="ce908" office:value-type="float" office:value="0.983637584292038" calcext:value-type="float">
            <text:p>0,983637584292038</text:p>
          </table:table-cell>
          <table:table-cell table:style-name="ce923" office:value-type="float" office:value="0.984030767671783" calcext:value-type="float">
            <text:p>0,984030767671783</text:p>
          </table:table-cell>
          <table:table-cell table:style-name="ce939" office:value-type="float" office:value="0.984745646544048" calcext:value-type="float">
            <text:p>0,98474564654404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54554527101277" calcext:value-type="float">
            <text:p>-0,654554527101277</text:p>
          </table:table-cell>
          <table:table-cell table:style-name="ce535" office:value-type="float" office:value="-0.00427415444250015" calcext:value-type="float">
            <text:p>-0,00427415444250015</text:p>
          </table:table-cell>
          <table:table-cell table:style-name="ce499" office:value-type="float" office:value="-0.00162824931142863" calcext:value-type="float">
            <text:p>-0,00162824931142863</text:p>
          </table:table-cell>
          <table:table-cell table:style-name="ce558" office:value-type="float" office:value="-0.114889949851617" calcext:value-type="float">
            <text:p>-0,114889949851617</text:p>
          </table:table-cell>
          <table:table-cell table:style-name="ce495" office:value-type="float" office:value="-0.000203531163928579" calcext:value-type="float">
            <text:p>-0,000203531163928579</text:p>
          </table:table-cell>
          <table:table-cell table:style-name="ce494" office:value-type="float" office:value="-0.957304410130678" calcext:value-type="float">
            <text:p>-0,957304410130678</text:p>
          </table:table-cell>
          <table:table-cell table:style-name="ce498" office:value-type="float" office:value="-0.0030787229457221" calcext:value-type="float">
            <text:p>-0,0030787229457221</text:p>
          </table:table-cell>
          <table:table-cell table:style-name="ce498" office:value-type="float" office:value="-0.0033586068498786" calcext:value-type="float">
            <text:p>-0,0033586068498786</text:p>
          </table:table-cell>
          <table:table-cell table:style-name="ce532" office:value-type="float" office:value="-0.167529175564642" calcext:value-type="float">
            <text:p>-0,167529175564642</text:p>
          </table:table-cell>
          <table:table-cell table:style-name="ce495" office:value-type="float" office:value="0.00475802637066145" calcext:value-type="float">
            <text:p>0,00475802637066145</text:p>
          </table:table-cell>
          <table:table-cell table:style-name="ce494" office:value-type="float" office:value="0.00772205627115661" calcext:value-type="float">
            <text:p>0,00772205627115661</text:p>
          </table:table-cell>
          <table:table-cell table:style-name="ce653" office:value-type="float" office:value="0.0214255009566893" calcext:value-type="float">
            <text:p>0,0214255009566893</text:p>
          </table:table-cell>
          <table:table-cell table:style-name="ce711" office:value-type="float" office:value="0.0181709944822555" calcext:value-type="float">
            <text:p>0,0181709944822555</text:p>
          </table:table-cell>
          <table:table-cell table:style-name="ce738" office:value-type="float" office:value="0.154193339134738" calcext:value-type="float">
            <text:p>0,154193339134738</text:p>
          </table:table-cell>
          <table:table-cell table:style-name="ce690" office:value-type="float" office:value="0.0195270388466029" calcext:value-type="float">
            <text:p>0,0195270388466029</text:p>
          </table:table-cell>
          <table:table-cell table:style-name="ce560" office:value-type="float" office:value="0.321677763298727" calcext:value-type="float">
            <text:p>0,321677763298727</text:p>
          </table:table-cell>
          <table:table-cell table:style-name="ce648" office:value-type="float" office:value="0.032460369985188" calcext:value-type="float">
            <text:p>0,032460369985188</text:p>
          </table:table-cell>
          <table:table-cell table:style-name="ce707" office:value-type="float" office:value="0.0192916907252841" calcext:value-type="float">
            <text:p>0,0192916907252841</text:p>
          </table:table-cell>
          <table:table-cell table:style-name="ce511" office:value-type="float" office:value="0.319870960146512" calcext:value-type="float">
            <text:p>0,319870960146512</text:p>
          </table:table-cell>
          <table:table-cell table:style-name="ce494" office:value-type="float" office:value="0.0177300909586674" calcext:value-type="float">
            <text:p>0,0177300909586674</text:p>
          </table:table-cell>
          <table:table-cell table:style-name="ce863" office:value-type="float" office:value="0.985583842021777" calcext:value-type="float">
            <text:p>0,985583842021777</text:p>
          </table:table-cell>
          <table:table-cell table:style-name="ce872" office:value-type="float" office:value="0.984747731607425" calcext:value-type="float">
            <text:p>0,984747731607425</text:p>
          </table:table-cell>
          <table:table-cell table:style-name="ce909" office:value-type="float" office:value="0.963513744037799" calcext:value-type="float">
            <text:p>0,963513744037799</text:p>
          </table:table-cell>
          <table:table-cell table:style-name="ce924" office:value-type="float" office:value="0.98910640766486" calcext:value-type="float">
            <text:p>0,98910640766486</text:p>
          </table:table-cell>
          <table:table-cell table:style-name="ce936" office:value-type="float" office:value="0.984286634734815" calcext:value-type="float">
            <text:p>0,98428663473481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6" office:value-type="float" office:value="-0.0010888917270179" calcext:value-type="float">
            <text:p>-0,0010888917270179</text:p>
          </table:table-cell>
          <table:table-cell table:style-name="ce535" office:value-type="float" office:value="-0.00427415444250015" calcext:value-type="float">
            <text:p>-0,00427415444250015</text:p>
          </table:table-cell>
          <table:table-cell table:style-name="ce499" office:value-type="float" office:value="-0.00162824931142863" calcext:value-type="float">
            <text:p>-0,00162824931142863</text:p>
          </table:table-cell>
          <table:table-cell table:style-name="ce559" office:value-type="float" office:value="-0.113171807609454" calcext:value-type="float">
            <text:p>-0,113171807609454</text:p>
          </table:table-cell>
          <table:table-cell table:style-name="ce495" office:value-type="float" office:value="-0.000203531163928579" calcext:value-type="float">
            <text:p>-0,000203531163928579</text:p>
          </table:table-cell>
          <table:table-cell table:style-name="ce498" office:value-type="float" office:value="-0.00247813873471958" calcext:value-type="float">
            <text:p>-0,00247813873471958</text:p>
          </table:table-cell>
          <table:table-cell table:style-name="ce498" office:value-type="float" office:value="-0.0030787229457221" calcext:value-type="float">
            <text:p>-0,0030787229457221</text:p>
          </table:table-cell>
          <table:table-cell table:style-name="ce498" office:value-type="float" office:value="-0.0033586068498786" calcext:value-type="float">
            <text:p>-0,0033586068498786</text:p>
          </table:table-cell>
          <table:table-cell table:style-name="ce569" office:value-type="float" office:value="-0.0376268923650469" calcext:value-type="float">
            <text:p>-0,0376268923650469</text:p>
          </table:table-cell>
          <table:table-cell table:style-name="ce533" office:value-type="float" office:value="0.00271837241912055" calcext:value-type="float">
            <text:p>0,00271837241912055</text:p>
          </table:table-cell>
          <table:table-cell table:style-name="ce495" office:value-type="float" office:value="0.172377894060637" calcext:value-type="float">
            <text:p>0,172377894060637</text:p>
          </table:table-cell>
          <table:table-cell table:style-name="ce653" office:value-type="float" office:value="0.0214255009566893" calcext:value-type="float">
            <text:p>0,0214255009566893</text:p>
          </table:table-cell>
          <table:table-cell table:style-name="ce711" office:value-type="float" office:value="0.0181709944822555" calcext:value-type="float">
            <text:p>0,0181709944822555</text:p>
          </table:table-cell>
          <table:table-cell table:style-name="ce615" office:value-type="float" office:value="0.149766470668945" calcext:value-type="float">
            <text:p>0,149766470668945</text:p>
          </table:table-cell>
          <table:table-cell table:style-name="ce763" office:value-type="float" office:value="0.11089977365154" calcext:value-type="float">
            <text:p>0,11089977365154</text:p>
          </table:table-cell>
          <table:table-cell table:style-name="ce495" office:value-type="float" office:value="0.329401669945083" calcext:value-type="float">
            <text:p>0,329401669945083</text:p>
          </table:table-cell>
          <table:table-cell table:style-name="ce805" office:value-type="float" office:value="0.0408365805098989" calcext:value-type="float">
            <text:p>0,0408365805098989</text:p>
          </table:table-cell>
          <table:table-cell table:style-name="ce714" office:value-type="float" office:value="0.0234632919136088" calcext:value-type="float">
            <text:p>0,0234632919136088</text:p>
          </table:table-cell>
          <table:table-cell table:style-name="ce532" office:value-type="float" office:value="0.273795514994305" calcext:value-type="float">
            <text:p>0,273795514994305</text:p>
          </table:table-cell>
          <table:table-cell table:style-name="ce842" office:value-type="float" office:value="0.251426993324731" calcext:value-type="float">
            <text:p>0,251426993324731</text:p>
          </table:table-cell>
          <table:table-cell table:style-name="ce827" office:value-type="float" office:value="0.98410225555901" calcext:value-type="float">
            <text:p>0,98410225555901</text:p>
          </table:table-cell>
          <table:table-cell table:style-name="ce872" office:value-type="float" office:value="0.984745646544048" calcext:value-type="float">
            <text:p>0,984745646544048</text:p>
          </table:table-cell>
          <table:table-cell table:style-name="ce909" office:value-type="float" office:value="0.963513744037799" calcext:value-type="float">
            <text:p>0,963513744037799</text:p>
          </table:table-cell>
          <table:table-cell table:style-name="ce495" office:value-type="float" office:value="0.99421779160155" calcext:value-type="float">
            <text:p>0,99421779160155</text:p>
          </table:table-cell>
          <table:table-cell table:style-name="ce494" office:value-type="float" office:value="0.952325889686863" calcext:value-type="float">
            <text:p>0,95232588968686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39]; OFFSET([.$C139]; 0; 0; 1; 5))" office:value-type="float" office:value="5" calcext:value-type="float">
            <text:p>5</text:p>
          </table:table-cell>
          <table:table-cell table:formula="of:=RANK([.D139]; OFFSET([.$C139]; 0; 0; 1; 5))" office:value-type="float" office:value="2" calcext:value-type="float">
            <text:p>2</text:p>
          </table:table-cell>
          <table:table-cell table:formula="of:=RANK([.E139]; OFFSET([.$C139]; 0; 0; 1; 5))" office:value-type="float" office:value="1" calcext:value-type="float">
            <text:p>1</text:p>
          </table:table-cell>
          <table:table-cell table:formula="of:=RANK([.F139]; OFFSET([.$C139]; 0; 0; 1; 5))" office:value-type="float" office:value="3" calcext:value-type="float">
            <text:p>3</text:p>
          </table:table-cell>
          <table:table-cell table:formula="of:=RANK([.G139]; OFFSET([.$C139]; 0; 0; 1; 5))" office:value-type="float" office:value="4" calcext:value-type="float">
            <text:p>4</text:p>
          </table:table-cell>
          <table:table-cell table:formula="of:=RANK([.H139];[.$H139:.$L139];)" office:value-type="float" office:value="5" calcext:value-type="float">
            <text:p>5</text:p>
          </table:table-cell>
          <table:table-cell table:formula="of:=RANK([.I139];[.$H139:.$L139];)" office:value-type="float" office:value="3" calcext:value-type="float">
            <text:p>3</text:p>
          </table:table-cell>
          <table:table-cell table:formula="of:=RANK([.J139];[.$H139:.$L139];)" office:value-type="float" office:value="4" calcext:value-type="float">
            <text:p>4</text:p>
          </table:table-cell>
          <table:table-cell table:formula="of:=RANK([.K139];[.$H139:.$L139];)" office:value-type="float" office:value="2" calcext:value-type="float">
            <text:p>2</text:p>
          </table:table-cell>
          <table:table-cell table:formula="of:=RANK([.L139];[.$H139:.$L139];)" office:value-type="float" office:value="1" calcext:value-type="float">
            <text:p>1</text:p>
          </table:table-cell>
          <table:table-cell table:formula="of:=RANK([.M139];[.$M139:.$Q139];)" office:value-type="float" office:value="5" calcext:value-type="float">
            <text:p>5</text:p>
          </table:table-cell>
          <table:table-cell table:formula="of:=RANK([.N139];[.$M139:.$Q139];)" office:value-type="float" office:value="1" calcext:value-type="float">
            <text:p>1</text:p>
          </table:table-cell>
          <table:table-cell table:formula="of:=RANK([.O139];[.$M139:.$Q139];)" office:value-type="float" office:value="2" calcext:value-type="float">
            <text:p>2</text:p>
          </table:table-cell>
          <table:table-cell table:formula="of:=RANK([.P139];[.$M139:.$Q139];)" office:value-type="float" office:value="2" calcext:value-type="float">
            <text:p>2</text:p>
          </table:table-cell>
          <table:table-cell table:formula="of:=RANK([.Q139];[.$M139:.$Q139];)" office:value-type="float" office:value="4" calcext:value-type="float">
            <text:p>4</text:p>
          </table:table-cell>
          <table:table-cell table:formula="of:=RANK([.R139];[.$R139:.$V139];)" office:value-type="float" office:value="5" calcext:value-type="float">
            <text:p>5</text:p>
          </table:table-cell>
          <table:table-cell table:formula="of:=RANK([.S139];[.$R139:.$V139];)" office:value-type="float" office:value="4" calcext:value-type="float">
            <text:p>4</text:p>
          </table:table-cell>
          <table:table-cell table:formula="of:=RANK([.T139];[.$R139:.$V139];)" office:value-type="float" office:value="1" calcext:value-type="float">
            <text:p>1</text:p>
          </table:table-cell>
          <table:table-cell table:formula="of:=RANK([.U139];[.$R139:.$V139];)" office:value-type="float" office:value="3" calcext:value-type="float">
            <text:p>3</text:p>
          </table:table-cell>
          <table:table-cell table:formula="of:=RANK([.V139];[.$R139:.$V139];)" office:value-type="float" office:value="2" calcext:value-type="float">
            <text:p>2</text:p>
          </table:table-cell>
          <table:table-cell table:formula="of:=RANK([.W139];[.$W139:.$AA139];)" office:value-type="float" office:value="5" calcext:value-type="float">
            <text:p>5</text:p>
          </table:table-cell>
          <table:table-cell table:formula="of:=RANK([.X139];[.$W139:.$AA139];)" office:value-type="float" office:value="3" calcext:value-type="float">
            <text:p>3</text:p>
          </table:table-cell>
          <table:table-cell table:formula="of:=RANK([.Y139];[.$W139:.$AA139];)" office:value-type="float" office:value="4" calcext:value-type="float">
            <text:p>4</text:p>
          </table:table-cell>
          <table:table-cell table:formula="of:=RANK([.Z139];[.$W139:.$AA139];)" office:value-type="float" office:value="1" calcext:value-type="float">
            <text:p>1</text:p>
          </table:table-cell>
          <table:table-cell table:formula="of:=RANK([.AA139];[.$W139:.$AA139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0]; OFFSET([.$C140]; 0; 0; 1; 5))" office:value-type="float" office:value="1" calcext:value-type="float">
            <text:p>1</text:p>
          </table:table-cell>
          <table:table-cell table:formula="of:=RANK([.D140]; OFFSET([.$C140]; 0; 0; 1; 5))" office:value-type="float" office:value="3" calcext:value-type="float">
            <text:p>3</text:p>
          </table:table-cell>
          <table:table-cell table:formula="of:=RANK([.E140]; OFFSET([.$C140]; 0; 0; 1; 5))" office:value-type="float" office:value="2" calcext:value-type="float">
            <text:p>2</text:p>
          </table:table-cell>
          <table:table-cell table:formula="of:=RANK([.F140]; OFFSET([.$C140]; 0; 0; 1; 5))" office:value-type="float" office:value="4" calcext:value-type="float">
            <text:p>4</text:p>
          </table:table-cell>
          <table:table-cell table:formula="of:=RANK([.G140]; OFFSET([.$C140]; 0; 0; 1; 5))" office:value-type="float" office:value="5" calcext:value-type="float">
            <text:p>5</text:p>
          </table:table-cell>
          <table:table-cell table:formula="of:=RANK([.H140];[.$H140:.$L140];)" office:value-type="float" office:value="4" calcext:value-type="float">
            <text:p>4</text:p>
          </table:table-cell>
          <table:table-cell table:formula="of:=RANK([.I140];[.$H140:.$L140];)" office:value-type="float" office:value="3" calcext:value-type="float">
            <text:p>3</text:p>
          </table:table-cell>
          <table:table-cell table:formula="of:=RANK([.J140];[.$H140:.$L140];)" office:value-type="float" office:value="5" calcext:value-type="float">
            <text:p>5</text:p>
          </table:table-cell>
          <table:table-cell table:formula="of:=RANK([.K140];[.$H140:.$L140];)" office:value-type="float" office:value="1" calcext:value-type="float">
            <text:p>1</text:p>
          </table:table-cell>
          <table:table-cell table:formula="of:=RANK([.L140];[.$H140:.$L140];)" office:value-type="float" office:value="2" calcext:value-type="float">
            <text:p>2</text:p>
          </table:table-cell>
          <table:table-cell table:formula="of:=RANK([.M140];[.$M140:.$Q140];)" office:value-type="float" office:value="2" calcext:value-type="float">
            <text:p>2</text:p>
          </table:table-cell>
          <table:table-cell table:formula="of:=RANK([.N140];[.$M140:.$Q140];)" office:value-type="float" office:value="1" calcext:value-type="float">
            <text:p>1</text:p>
          </table:table-cell>
          <table:table-cell table:formula="of:=RANK([.O140];[.$M140:.$Q140];)" office:value-type="float" office:value="2" calcext:value-type="float">
            <text:p>2</text:p>
          </table:table-cell>
          <table:table-cell table:formula="of:=RANK([.P140];[.$M140:.$Q140];)" office:value-type="float" office:value="2" calcext:value-type="float">
            <text:p>2</text:p>
          </table:table-cell>
          <table:table-cell table:formula="of:=RANK([.Q140];[.$M140:.$Q140];)" office:value-type="float" office:value="5" calcext:value-type="float">
            <text:p>5</text:p>
          </table:table-cell>
          <table:table-cell table:formula="of:=RANK([.R140];[.$R140:.$V140];)" office:value-type="float" office:value="1" calcext:value-type="float">
            <text:p>1</text:p>
          </table:table-cell>
          <table:table-cell table:formula="of:=RANK([.S140];[.$R140:.$V140];)" office:value-type="float" office:value="5" calcext:value-type="float">
            <text:p>5</text:p>
          </table:table-cell>
          <table:table-cell table:formula="of:=RANK([.T140];[.$R140:.$V140];)" office:value-type="float" office:value="3" calcext:value-type="float">
            <text:p>3</text:p>
          </table:table-cell>
          <table:table-cell table:formula="of:=RANK([.U140];[.$R140:.$V140];)" office:value-type="float" office:value="2" calcext:value-type="float">
            <text:p>2</text:p>
          </table:table-cell>
          <table:table-cell table:formula="of:=RANK([.V140];[.$R140:.$V140];)" office:value-type="float" office:value="4" calcext:value-type="float">
            <text:p>4</text:p>
          </table:table-cell>
          <table:table-cell table:formula="of:=RANK([.W140];[.$W140:.$AA140];)" office:value-type="float" office:value="3" calcext:value-type="float">
            <text:p>3</text:p>
          </table:table-cell>
          <table:table-cell table:formula="of:=RANK([.X140];[.$W140:.$AA140];)" office:value-type="float" office:value="4" calcext:value-type="float">
            <text:p>4</text:p>
          </table:table-cell>
          <table:table-cell table:formula="of:=RANK([.Y140];[.$W140:.$AA140];)" office:value-type="float" office:value="5" calcext:value-type="float">
            <text:p>5</text:p>
          </table:table-cell>
          <table:table-cell table:formula="of:=RANK([.Z140];[.$W140:.$AA140];)" office:value-type="float" office:value="2" calcext:value-type="float">
            <text:p>2</text:p>
          </table:table-cell>
          <table:table-cell table:formula="of:=RANK([.AA140];[.$W140:.$AA140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41]; OFFSET([.$C141]; 0; 0; 1; 5))" office:value-type="float" office:value="5" calcext:value-type="float">
            <text:p>5</text:p>
          </table:table-cell>
          <table:table-cell table:formula="of:=RANK([.D141]; OFFSET([.$C141]; 0; 0; 1; 5))" office:value-type="float" office:value="4" calcext:value-type="float">
            <text:p>4</text:p>
          </table:table-cell>
          <table:table-cell table:formula="of:=RANK([.E141]; OFFSET([.$C141]; 0; 0; 1; 5))" office:value-type="float" office:value="3" calcext:value-type="float">
            <text:p>3</text:p>
          </table:table-cell>
          <table:table-cell table:formula="of:=RANK([.F141]; OFFSET([.$C141]; 0; 0; 1; 5))" office:value-type="float" office:value="1" calcext:value-type="float">
            <text:p>1</text:p>
          </table:table-cell>
          <table:table-cell table:formula="of:=RANK([.G141]; OFFSET([.$C141]; 0; 0; 1; 5))" office:value-type="float" office:value="2" calcext:value-type="float">
            <text:p>2</text:p>
          </table:table-cell>
          <table:table-cell table:formula="of:=RANK([.H141];[.$H141:.$L141];)" office:value-type="float" office:value="2" calcext:value-type="float">
            <text:p>2</text:p>
          </table:table-cell>
          <table:table-cell table:formula="of:=RANK([.I141];[.$H141:.$L141];)" office:value-type="float" office:value="3" calcext:value-type="float">
            <text:p>3</text:p>
          </table:table-cell>
          <table:table-cell table:formula="of:=RANK([.J141];[.$H141:.$L141];)" office:value-type="float" office:value="4" calcext:value-type="float">
            <text:p>4</text:p>
          </table:table-cell>
          <table:table-cell table:formula="of:=RANK([.K141];[.$H141:.$L141];)" office:value-type="float" office:value="5" calcext:value-type="float">
            <text:p>5</text:p>
          </table:table-cell>
          <table:table-cell table:formula="of:=RANK([.L141];[.$H141:.$L141];)" office:value-type="float" office:value="1" calcext:value-type="float">
            <text:p>1</text:p>
          </table:table-cell>
          <table:table-cell table:formula="of:=RANK([.M141];[.$M141:.$Q141];)" office:value-type="float" office:value="4" calcext:value-type="float">
            <text:p>4</text:p>
          </table:table-cell>
          <table:table-cell table:formula="of:=RANK([.N141];[.$M141:.$Q141];)" office:value-type="float" office:value="3" calcext:value-type="float">
            <text:p>3</text:p>
          </table:table-cell>
          <table:table-cell table:formula="of:=RANK([.O141];[.$M141:.$Q141];)" office:value-type="float" office:value="5" calcext:value-type="float">
            <text:p>5</text:p>
          </table:table-cell>
          <table:table-cell table:formula="of:=RANK([.P141];[.$M141:.$Q141];)" office:value-type="float" office:value="1" calcext:value-type="float">
            <text:p>1</text:p>
          </table:table-cell>
          <table:table-cell table:formula="of:=RANK([.Q141];[.$M141:.$Q141];)" office:value-type="float" office:value="2" calcext:value-type="float">
            <text:p>2</text:p>
          </table:table-cell>
          <table:table-cell table:formula="of:=RANK([.R141];[.$R141:.$V141];)" office:value-type="float" office:value="3" calcext:value-type="float">
            <text:p>3</text:p>
          </table:table-cell>
          <table:table-cell table:formula="of:=RANK([.S141];[.$R141:.$V141];)" office:value-type="float" office:value="2" calcext:value-type="float">
            <text:p>2</text:p>
          </table:table-cell>
          <table:table-cell table:formula="of:=RANK([.T141];[.$R141:.$V141];)" office:value-type="float" office:value="4" calcext:value-type="float">
            <text:p>4</text:p>
          </table:table-cell>
          <table:table-cell table:formula="of:=RANK([.U141];[.$R141:.$V141];)" office:value-type="float" office:value="1" calcext:value-type="float">
            <text:p>1</text:p>
          </table:table-cell>
          <table:table-cell table:formula="of:=RANK([.V141];[.$R141:.$V141];)" office:value-type="float" office:value="4" calcext:value-type="float">
            <text:p>4</text:p>
          </table:table-cell>
          <table:table-cell table:formula="of:=RANK([.W141];[.$W141:.$AA141];)" office:value-type="float" office:value="3" calcext:value-type="float">
            <text:p>3</text:p>
          </table:table-cell>
          <table:table-cell table:formula="of:=RANK([.X141];[.$W141:.$AA141];)" office:value-type="float" office:value="2" calcext:value-type="float">
            <text:p>2</text:p>
          </table:table-cell>
          <table:table-cell table:formula="of:=RANK([.Y141];[.$W141:.$AA141];)" office:value-type="float" office:value="5" calcext:value-type="float">
            <text:p>5</text:p>
          </table:table-cell>
          <table:table-cell table:formula="of:=RANK([.Z141];[.$W141:.$AA141];)" office:value-type="float" office:value="1" calcext:value-type="float">
            <text:p>1</text:p>
          </table:table-cell>
          <table:table-cell table:formula="of:=RANK([.AA141];[.$W141:.$AA141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2]; OFFSET([.$C142]; 0; 0; 1; 5))" office:value-type="float" office:value="5" calcext:value-type="float">
            <text:p>5</text:p>
          </table:table-cell>
          <table:table-cell table:formula="of:=RANK([.D142]; OFFSET([.$C142]; 0; 0; 1; 5))" office:value-type="float" office:value="1" calcext:value-type="float">
            <text:p>1</text:p>
          </table:table-cell>
          <table:table-cell table:formula="of:=RANK([.E142]; OFFSET([.$C142]; 0; 0; 1; 5))" office:value-type="float" office:value="1" calcext:value-type="float">
            <text:p>1</text:p>
          </table:table-cell>
          <table:table-cell table:formula="of:=RANK([.F142]; OFFSET([.$C142]; 0; 0; 1; 5))" office:value-type="float" office:value="1" calcext:value-type="float">
            <text:p>1</text:p>
          </table:table-cell>
          <table:table-cell table:formula="of:=RANK([.G142]; OFFSET([.$C142]; 0; 0; 1; 5))" office:value-type="float" office:value="4" calcext:value-type="float">
            <text:p>4</text:p>
          </table:table-cell>
          <table:table-cell table:formula="of:=RANK([.H142];[.$H142:.$L142];)" office:value-type="float" office:value="4" calcext:value-type="float">
            <text:p>4</text:p>
          </table:table-cell>
          <table:table-cell table:formula="of:=RANK([.I142];[.$H142:.$L142];)" office:value-type="float" office:value="5" calcext:value-type="float">
            <text:p>5</text:p>
          </table:table-cell>
          <table:table-cell table:formula="of:=RANK([.J142];[.$H142:.$L142];)" office:value-type="float" office:value="3" calcext:value-type="float">
            <text:p>3</text:p>
          </table:table-cell>
          <table:table-cell table:formula="of:=RANK([.K142];[.$H142:.$L142];)" office:value-type="float" office:value="2" calcext:value-type="float">
            <text:p>2</text:p>
          </table:table-cell>
          <table:table-cell table:formula="of:=RANK([.L142];[.$H142:.$L142];)" office:value-type="float" office:value="1" calcext:value-type="float">
            <text:p>1</text:p>
          </table:table-cell>
          <table:table-cell table:formula="of:=RANK([.M142];[.$M142:.$Q142];)" office:value-type="float" office:value="4" calcext:value-type="float">
            <text:p>4</text:p>
          </table:table-cell>
          <table:table-cell table:formula="of:=RANK([.N142];[.$M142:.$Q142];)" office:value-type="float" office:value="1" calcext:value-type="float">
            <text:p>1</text:p>
          </table:table-cell>
          <table:table-cell table:formula="of:=RANK([.O142];[.$M142:.$Q142];)" office:value-type="float" office:value="5" calcext:value-type="float">
            <text:p>5</text:p>
          </table:table-cell>
          <table:table-cell table:formula="of:=RANK([.P142];[.$M142:.$Q142];)" office:value-type="float" office:value="1" calcext:value-type="float">
            <text:p>1</text:p>
          </table:table-cell>
          <table:table-cell table:formula="of:=RANK([.Q142];[.$M142:.$Q142];)" office:value-type="float" office:value="1" calcext:value-type="float">
            <text:p>1</text:p>
          </table:table-cell>
          <table:table-cell table:formula="of:=RANK([.R142];[.$R142:.$V142];)" office:value-type="float" office:value="2" calcext:value-type="float">
            <text:p>2</text:p>
          </table:table-cell>
          <table:table-cell table:formula="of:=RANK([.S142];[.$R142:.$V142];)" office:value-type="float" office:value="1" calcext:value-type="float">
            <text:p>1</text:p>
          </table:table-cell>
          <table:table-cell table:formula="of:=RANK([.T142];[.$R142:.$V142];)" office:value-type="float" office:value="2" calcext:value-type="float">
            <text:p>2</text:p>
          </table:table-cell>
          <table:table-cell table:formula="of:=RANK([.U142];[.$R142:.$V142];)" office:value-type="float" office:value="2" calcext:value-type="float">
            <text:p>2</text:p>
          </table:table-cell>
          <table:table-cell table:formula="of:=RANK([.V142];[.$R142:.$V142];)" office:value-type="float" office:value="2" calcext:value-type="float">
            <text:p>2</text:p>
          </table:table-cell>
          <table:table-cell table:formula="of:=RANK([.W142];[.$W142:.$AA142];)" office:value-type="float" office:value="1" calcext:value-type="float">
            <text:p>1</text:p>
          </table:table-cell>
          <table:table-cell table:formula="of:=RANK([.X142];[.$W142:.$AA142];)" office:value-type="float" office:value="4" calcext:value-type="float">
            <text:p>4</text:p>
          </table:table-cell>
          <table:table-cell table:formula="of:=RANK([.Y142];[.$W142:.$AA142];)" office:value-type="float" office:value="5" calcext:value-type="float">
            <text:p>5</text:p>
          </table:table-cell>
          <table:table-cell table:formula="of:=RANK([.Z142];[.$W142:.$AA142];)" office:value-type="float" office:value="3" calcext:value-type="float">
            <text:p>3</text:p>
          </table:table-cell>
          <table:table-cell table:formula="of:=RANK([.AA142];[.$W142:.$AA142];)" office:value-type="float" office:value="2" calcext:value-type="float">
            <text:p>2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43]; OFFSET([.$C143]; 0; 0; 1; 5))" office:value-type="float" office:value="5" calcext:value-type="float">
            <text:p>5</text:p>
          </table:table-cell>
          <table:table-cell table:formula="of:=RANK([.D143]; OFFSET([.$C143]; 0; 0; 1; 5))" office:value-type="float" office:value="2" calcext:value-type="float">
            <text:p>2</text:p>
          </table:table-cell>
          <table:table-cell table:formula="of:=RANK([.E143]; OFFSET([.$C143]; 0; 0; 1; 5))" office:value-type="float" office:value="1" calcext:value-type="float">
            <text:p>1</text:p>
          </table:table-cell>
          <table:table-cell table:formula="of:=RANK([.F143]; OFFSET([.$C143]; 0; 0; 1; 5))" office:value-type="float" office:value="4" calcext:value-type="float">
            <text:p>4</text:p>
          </table:table-cell>
          <table:table-cell table:formula="of:=RANK([.G143]; OFFSET([.$C143]; 0; 0; 1; 5))" office:value-type="float" office:value="2" calcext:value-type="float">
            <text:p>2</text:p>
          </table:table-cell>
          <table:table-cell table:formula="of:=RANK([.H143];[.$H143:.$L143];)" office:value-type="float" office:value="5" calcext:value-type="float">
            <text:p>5</text:p>
          </table:table-cell>
          <table:table-cell table:formula="of:=RANK([.I143];[.$H143:.$L143];)" office:value-type="float" office:value="2" calcext:value-type="float">
            <text:p>2</text:p>
          </table:table-cell>
          <table:table-cell table:formula="of:=RANK([.J143];[.$H143:.$L143];)" office:value-type="float" office:value="3" calcext:value-type="float">
            <text:p>3</text:p>
          </table:table-cell>
          <table:table-cell table:formula="of:=RANK([.K143];[.$H143:.$L143];)" office:value-type="float" office:value="4" calcext:value-type="float">
            <text:p>4</text:p>
          </table:table-cell>
          <table:table-cell table:formula="of:=RANK([.L143];[.$H143:.$L143];)" office:value-type="float" office:value="1" calcext:value-type="float">
            <text:p>1</text:p>
          </table:table-cell>
          <table:table-cell table:formula="of:=RANK([.M143];[.$M143:.$Q143];)" office:value-type="float" office:value="1" calcext:value-type="float">
            <text:p>1</text:p>
          </table:table-cell>
          <table:table-cell table:formula="of:=RANK([.N143];[.$M143:.$Q143];)" office:value-type="float" office:value="3" calcext:value-type="float">
            <text:p>3</text:p>
          </table:table-cell>
          <table:table-cell table:formula="of:=RANK([.O143];[.$M143:.$Q143];)" office:value-type="float" office:value="5" calcext:value-type="float">
            <text:p>5</text:p>
          </table:table-cell>
          <table:table-cell table:formula="of:=RANK([.P143];[.$M143:.$Q143];)" office:value-type="float" office:value="2" calcext:value-type="float">
            <text:p>2</text:p>
          </table:table-cell>
          <table:table-cell table:formula="of:=RANK([.Q143];[.$M143:.$Q143];)" office:value-type="float" office:value="4" calcext:value-type="float">
            <text:p>4</text:p>
          </table:table-cell>
          <table:table-cell table:formula="of:=RANK([.R143];[.$R143:.$V143];)" office:value-type="float" office:value="1" calcext:value-type="float">
            <text:p>1</text:p>
          </table:table-cell>
          <table:table-cell table:formula="of:=RANK([.S143];[.$R143:.$V143];)" office:value-type="float" office:value="3" calcext:value-type="float">
            <text:p>3</text:p>
          </table:table-cell>
          <table:table-cell table:formula="of:=RANK([.T143];[.$R143:.$V143];)" office:value-type="float" office:value="4" calcext:value-type="float">
            <text:p>4</text:p>
          </table:table-cell>
          <table:table-cell table:formula="of:=RANK([.U143];[.$R143:.$V143];)" office:value-type="float" office:value="2" calcext:value-type="float">
            <text:p>2</text:p>
          </table:table-cell>
          <table:table-cell table:formula="of:=RANK([.V143];[.$R143:.$V143];)" office:value-type="float" office:value="5" calcext:value-type="float">
            <text:p>5</text:p>
          </table:table-cell>
          <table:table-cell table:formula="of:=RANK([.W143];[.$W143:.$AA143];)" office:value-type="float" office:value="5" calcext:value-type="float">
            <text:p>5</text:p>
          </table:table-cell>
          <table:table-cell table:formula="of:=RANK([.X143];[.$W143:.$AA143];)" office:value-type="float" office:value="1" calcext:value-type="float">
            <text:p>1</text:p>
          </table:table-cell>
          <table:table-cell table:formula="of:=RANK([.Y143];[.$W143:.$AA143];)" office:value-type="float" office:value="2" calcext:value-type="float">
            <text:p>2</text:p>
          </table:table-cell>
          <table:table-cell table:formula="of:=RANK([.Z143];[.$W143:.$AA143];)" office:value-type="float" office:value="4" calcext:value-type="float">
            <text:p>4</text:p>
          </table:table-cell>
          <table:table-cell table:formula="of:=RANK([.AA143];[.$W143:.$AA143];)" office:value-type="float" office:value="3" calcext:value-type="float">
            <text:p>3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4]; OFFSET([.$C144]; 0; 0; 1; 5))" office:value-type="float" office:value="3" calcext:value-type="float">
            <text:p>3</text:p>
          </table:table-cell>
          <table:table-cell table:formula="of:=RANK([.D144]; OFFSET([.$C144]; 0; 0; 1; 5))" office:value-type="float" office:value="2" calcext:value-type="float">
            <text:p>2</text:p>
          </table:table-cell>
          <table:table-cell table:formula="of:=RANK([.E144]; OFFSET([.$C144]; 0; 0; 1; 5))" office:value-type="float" office:value="1" calcext:value-type="float">
            <text:p>1</text:p>
          </table:table-cell>
          <table:table-cell table:formula="of:=RANK([.F144]; OFFSET([.$C144]; 0; 0; 1; 5))" office:value-type="float" office:value="5" calcext:value-type="float">
            <text:p>5</text:p>
          </table:table-cell>
          <table:table-cell table:formula="of:=RANK([.G144]; OFFSET([.$C144]; 0; 0; 1; 5))" office:value-type="float" office:value="3" calcext:value-type="float">
            <text:p>3</text:p>
          </table:table-cell>
          <table:table-cell table:formula="of:=RANK([.H144];[.$H144:.$L144];)" office:value-type="float" office:value="3" calcext:value-type="float">
            <text:p>3</text:p>
          </table:table-cell>
          <table:table-cell table:formula="of:=RANK([.I144];[.$H144:.$L144];)" office:value-type="float" office:value="1" calcext:value-type="float">
            <text:p>1</text:p>
          </table:table-cell>
          <table:table-cell table:formula="of:=RANK([.J144];[.$H144:.$L144];)" office:value-type="float" office:value="2" calcext:value-type="float">
            <text:p>2</text:p>
          </table:table-cell>
          <table:table-cell table:formula="of:=RANK([.K144];[.$H144:.$L144];)" office:value-type="float" office:value="5" calcext:value-type="float">
            <text:p>5</text:p>
          </table:table-cell>
          <table:table-cell table:formula="of:=RANK([.L144];[.$H144:.$L144];)" office:value-type="float" office:value="3" calcext:value-type="float">
            <text:p>3</text:p>
          </table:table-cell>
          <table:table-cell table:formula="of:=RANK([.M144];[.$M144:.$Q144];)" office:value-type="float" office:value="1" calcext:value-type="float">
            <text:p>1</text:p>
          </table:table-cell>
          <table:table-cell table:formula="of:=RANK([.N144];[.$M144:.$Q144];)" office:value-type="float" office:value="4" calcext:value-type="float">
            <text:p>4</text:p>
          </table:table-cell>
          <table:table-cell table:formula="of:=RANK([.O144];[.$M144:.$Q144];)" office:value-type="float" office:value="5" calcext:value-type="float">
            <text:p>5</text:p>
          </table:table-cell>
          <table:table-cell table:formula="of:=RANK([.P144];[.$M144:.$Q144];)" office:value-type="float" office:value="3" calcext:value-type="float">
            <text:p>3</text:p>
          </table:table-cell>
          <table:table-cell table:formula="of:=RANK([.Q144];[.$M144:.$Q144];)" office:value-type="float" office:value="1" calcext:value-type="float">
            <text:p>1</text:p>
          </table:table-cell>
          <table:table-cell table:formula="of:=RANK([.R144];[.$R144:.$V144];)" office:value-type="float" office:value="1" calcext:value-type="float">
            <text:p>1</text:p>
          </table:table-cell>
          <table:table-cell table:formula="of:=RANK([.S144];[.$R144:.$V144];)" office:value-type="float" office:value="4" calcext:value-type="float">
            <text:p>4</text:p>
          </table:table-cell>
          <table:table-cell table:formula="of:=RANK([.T144];[.$R144:.$V144];)" office:value-type="float" office:value="5" calcext:value-type="float">
            <text:p>5</text:p>
          </table:table-cell>
          <table:table-cell table:formula="of:=RANK([.U144];[.$R144:.$V144];)" office:value-type="float" office:value="3" calcext:value-type="float">
            <text:p>3</text:p>
          </table:table-cell>
          <table:table-cell table:formula="of:=RANK([.V144];[.$R144:.$V144];)" office:value-type="float" office:value="1" calcext:value-type="float">
            <text:p>1</text:p>
          </table:table-cell>
          <table:table-cell table:formula="of:=RANK([.W144];[.$W144:.$AA144];)" office:value-type="float" office:value="3" calcext:value-type="float">
            <text:p>3</text:p>
          </table:table-cell>
          <table:table-cell table:formula="of:=RANK([.X144];[.$W144:.$AA144];)" office:value-type="float" office:value="1" calcext:value-type="float">
            <text:p>1</text:p>
          </table:table-cell>
          <table:table-cell table:formula="of:=RANK([.Y144];[.$W144:.$AA144];)" office:value-type="float" office:value="2" calcext:value-type="float">
            <text:p>2</text:p>
          </table:table-cell>
          <table:table-cell table:formula="of:=RANK([.Z144];[.$W144:.$AA144];)" office:value-type="float" office:value="5" calcext:value-type="float">
            <text:p>5</text:p>
          </table:table-cell>
          <table:table-cell table:formula="of:=RANK([.AA144];[.$W144:.$AA144];)" office:value-type="float" office:value="4" calcext:value-type="float">
            <text:p>4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45]; OFFSET([.$C145]; 0; 0; 1; 5))" office:value-type="float" office:value="5" calcext:value-type="float">
            <text:p>5</text:p>
          </table:table-cell>
          <table:table-cell table:formula="of:=RANK([.D145]; OFFSET([.$C145]; 0; 0; 1; 5))" office:value-type="float" office:value="2" calcext:value-type="float">
            <text:p>2</text:p>
          </table:table-cell>
          <table:table-cell table:formula="of:=RANK([.E145]; OFFSET([.$C145]; 0; 0; 1; 5))" office:value-type="float" office:value="1" calcext:value-type="float">
            <text:p>1</text:p>
          </table:table-cell>
          <table:table-cell table:formula="of:=RANK([.F145]; OFFSET([.$C145]; 0; 0; 1; 5))" office:value-type="float" office:value="4" calcext:value-type="float">
            <text:p>4</text:p>
          </table:table-cell>
          <table:table-cell table:formula="of:=RANK([.G145]; OFFSET([.$C145]; 0; 0; 1; 5))" office:value-type="float" office:value="3" calcext:value-type="float">
            <text:p>3</text:p>
          </table:table-cell>
          <table:table-cell table:formula="of:=RANK([.H145];[.$H145:.$L145];)" office:value-type="float" office:value="5" calcext:value-type="float">
            <text:p>5</text:p>
          </table:table-cell>
          <table:table-cell table:formula="of:=RANK([.I145];[.$H145:.$L145];)" office:value-type="float" office:value="2" calcext:value-type="float">
            <text:p>2</text:p>
          </table:table-cell>
          <table:table-cell table:formula="of:=RANK([.J145];[.$H145:.$L145];)" office:value-type="float" office:value="1" calcext:value-type="float">
            <text:p>1</text:p>
          </table:table-cell>
          <table:table-cell table:formula="of:=RANK([.K145];[.$H145:.$L145];)" office:value-type="float" office:value="4" calcext:value-type="float">
            <text:p>4</text:p>
          </table:table-cell>
          <table:table-cell table:formula="of:=RANK([.L145];[.$H145:.$L145];)" office:value-type="float" office:value="3" calcext:value-type="float">
            <text:p>3</text:p>
          </table:table-cell>
          <table:table-cell table:formula="of:=RANK([.M145];[.$M145:.$Q145];)" office:value-type="float" office:value="2" calcext:value-type="float">
            <text:p>2</text:p>
          </table:table-cell>
          <table:table-cell table:formula="of:=RANK([.N145];[.$M145:.$Q145];)" office:value-type="float" office:value="3" calcext:value-type="float">
            <text:p>3</text:p>
          </table:table-cell>
          <table:table-cell table:formula="of:=RANK([.O145];[.$M145:.$Q145];)" office:value-type="float" office:value="4" calcext:value-type="float">
            <text:p>4</text:p>
          </table:table-cell>
          <table:table-cell table:formula="of:=RANK([.P145];[.$M145:.$Q145];)" office:value-type="float" office:value="1" calcext:value-type="float">
            <text:p>1</text:p>
          </table:table-cell>
          <table:table-cell table:formula="of:=RANK([.Q145];[.$M145:.$Q145];)" office:value-type="float" office:value="5" calcext:value-type="float">
            <text:p>5</text:p>
          </table:table-cell>
          <table:table-cell table:formula="of:=RANK([.R145];[.$R145:.$V145];)" office:value-type="float" office:value="1" calcext:value-type="float">
            <text:p>1</text:p>
          </table:table-cell>
          <table:table-cell table:formula="of:=RANK([.S145];[.$R145:.$V145];)" office:value-type="float" office:value="3" calcext:value-type="float">
            <text:p>3</text:p>
          </table:table-cell>
          <table:table-cell table:formula="of:=RANK([.T145];[.$R145:.$V145];)" office:value-type="float" office:value="4" calcext:value-type="float">
            <text:p>4</text:p>
          </table:table-cell>
          <table:table-cell table:formula="of:=RANK([.U145];[.$R145:.$V145];)" office:value-type="float" office:value="2" calcext:value-type="float">
            <text:p>2</text:p>
          </table:table-cell>
          <table:table-cell table:formula="of:=RANK([.V145];[.$R145:.$V145];)" office:value-type="float" office:value="5" calcext:value-type="float">
            <text:p>5</text:p>
          </table:table-cell>
          <table:table-cell table:formula="of:=RANK([.W145];[.$W145:.$AA145];)" office:value-type="float" office:value="5" calcext:value-type="float">
            <text:p>5</text:p>
          </table:table-cell>
          <table:table-cell table:formula="of:=RANK([.X145];[.$W145:.$AA145];)" office:value-type="float" office:value="3" calcext:value-type="float">
            <text:p>3</text:p>
          </table:table-cell>
          <table:table-cell table:formula="of:=RANK([.Y145];[.$W145:.$AA145];)" office:value-type="float" office:value="4" calcext:value-type="float">
            <text:p>4</text:p>
          </table:table-cell>
          <table:table-cell table:formula="of:=RANK([.Z145];[.$W145:.$AA145];)" office:value-type="float" office:value="1" calcext:value-type="float">
            <text:p>1</text:p>
          </table:table-cell>
          <table:table-cell table:formula="of:=RANK([.AA145];[.$W145:.$AA145];)" office:value-type="float" office:value="2" calcext:value-type="float">
            <text:p>2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6]; OFFSET([.$C146]; 0; 0; 1; 5))" office:value-type="float" office:value="3" calcext:value-type="float">
            <text:p>3</text:p>
          </table:table-cell>
          <table:table-cell table:formula="of:=RANK([.D146]; OFFSET([.$C146]; 0; 0; 1; 5))" office:value-type="float" office:value="2" calcext:value-type="float">
            <text:p>2</text:p>
          </table:table-cell>
          <table:table-cell table:formula="of:=RANK([.E146]; OFFSET([.$C146]; 0; 0; 1; 5))" office:value-type="float" office:value="1" calcext:value-type="float">
            <text:p>1</text:p>
          </table:table-cell>
          <table:table-cell table:formula="of:=RANK([.F146]; OFFSET([.$C146]; 0; 0; 1; 5))" office:value-type="float" office:value="5" calcext:value-type="float">
            <text:p>5</text:p>
          </table:table-cell>
          <table:table-cell table:formula="of:=RANK([.G146]; OFFSET([.$C146]; 0; 0; 1; 5))" office:value-type="float" office:value="4" calcext:value-type="float">
            <text:p>4</text:p>
          </table:table-cell>
          <table:table-cell table:formula="of:=RANK([.H146];[.$H146:.$L146];)" office:value-type="float" office:value="4" calcext:value-type="float">
            <text:p>4</text:p>
          </table:table-cell>
          <table:table-cell table:formula="of:=RANK([.I146];[.$H146:.$L146];)" office:value-type="float" office:value="2" calcext:value-type="float">
            <text:p>2</text:p>
          </table:table-cell>
          <table:table-cell table:formula="of:=RANK([.J146];[.$H146:.$L146];)" office:value-type="float" office:value="1" calcext:value-type="float">
            <text:p>1</text:p>
          </table:table-cell>
          <table:table-cell table:formula="of:=RANK([.K146];[.$H146:.$L146];)" office:value-type="float" office:value="5" calcext:value-type="float">
            <text:p>5</text:p>
          </table:table-cell>
          <table:table-cell table:formula="of:=RANK([.L146];[.$H146:.$L146];)" office:value-type="float" office:value="3" calcext:value-type="float">
            <text:p>3</text:p>
          </table:table-cell>
          <table:table-cell table:formula="of:=RANK([.M146];[.$M146:.$Q146];)" office:value-type="float" office:value="1" calcext:value-type="float">
            <text:p>1</text:p>
          </table:table-cell>
          <table:table-cell table:formula="of:=RANK([.N146];[.$M146:.$Q146];)" office:value-type="float" office:value="4" calcext:value-type="float">
            <text:p>4</text:p>
          </table:table-cell>
          <table:table-cell table:formula="of:=RANK([.O146];[.$M146:.$Q146];)" office:value-type="float" office:value="5" calcext:value-type="float">
            <text:p>5</text:p>
          </table:table-cell>
          <table:table-cell table:formula="of:=RANK([.P146];[.$M146:.$Q146];)" office:value-type="float" office:value="2" calcext:value-type="float">
            <text:p>2</text:p>
          </table:table-cell>
          <table:table-cell table:formula="of:=RANK([.Q146];[.$M146:.$Q146];)" office:value-type="float" office:value="3" calcext:value-type="float">
            <text:p>3</text:p>
          </table:table-cell>
          <table:table-cell table:formula="of:=RANK([.R146];[.$R146:.$V146];)" office:value-type="float" office:value="1" calcext:value-type="float">
            <text:p>1</text:p>
          </table:table-cell>
          <table:table-cell table:formula="of:=RANK([.S146];[.$R146:.$V146];)" office:value-type="float" office:value="4" calcext:value-type="float">
            <text:p>4</text:p>
          </table:table-cell>
          <table:table-cell table:formula="of:=RANK([.T146];[.$R146:.$V146];)" office:value-type="float" office:value="5" calcext:value-type="float">
            <text:p>5</text:p>
          </table:table-cell>
          <table:table-cell table:formula="of:=RANK([.U146];[.$R146:.$V146];)" office:value-type="float" office:value="2" calcext:value-type="float">
            <text:p>2</text:p>
          </table:table-cell>
          <table:table-cell table:formula="of:=RANK([.V146];[.$R146:.$V146];)" office:value-type="float" office:value="3" calcext:value-type="float">
            <text:p>3</text:p>
          </table:table-cell>
          <table:table-cell table:formula="of:=RANK([.W146];[.$W146:.$AA146];)" office:value-type="float" office:value="3" calcext:value-type="float">
            <text:p>3</text:p>
          </table:table-cell>
          <table:table-cell table:formula="of:=RANK([.X146];[.$W146:.$AA146];)" office:value-type="float" office:value="2" calcext:value-type="float">
            <text:p>2</text:p>
          </table:table-cell>
          <table:table-cell table:formula="of:=RANK([.Y146];[.$W146:.$AA146];)" office:value-type="float" office:value="5" calcext:value-type="float">
            <text:p>5</text:p>
          </table:table-cell>
          <table:table-cell table:formula="of:=RANK([.Z146];[.$W146:.$AA146];)" office:value-type="float" office:value="4" calcext:value-type="float">
            <text:p>4</text:p>
          </table:table-cell>
          <table:table-cell table:formula="of:=RANK([.AA146];[.$W146:.$AA146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47]; OFFSET([.$C147]; 0; 0; 1; 5))" office:value-type="float" office:value="5" calcext:value-type="float">
            <text:p>5</text:p>
          </table:table-cell>
          <table:table-cell table:formula="of:=RANK([.D147]; OFFSET([.$C147]; 0; 0; 1; 5))" office:value-type="float" office:value="3" calcext:value-type="float">
            <text:p>3</text:p>
          </table:table-cell>
          <table:table-cell table:formula="of:=RANK([.E147]; OFFSET([.$C147]; 0; 0; 1; 5))" office:value-type="float" office:value="2" calcext:value-type="float">
            <text:p>2</text:p>
          </table:table-cell>
          <table:table-cell table:formula="of:=RANK([.F147]; OFFSET([.$C147]; 0; 0; 1; 5))" office:value-type="float" office:value="4" calcext:value-type="float">
            <text:p>4</text:p>
          </table:table-cell>
          <table:table-cell table:formula="of:=RANK([.G147]; OFFSET([.$C147]; 0; 0; 1; 5))" office:value-type="float" office:value="1" calcext:value-type="float">
            <text:p>1</text:p>
          </table:table-cell>
          <table:table-cell table:formula="of:=RANK([.H147];[.$H147:.$L147];)" office:value-type="float" office:value="5" calcext:value-type="float">
            <text:p>5</text:p>
          </table:table-cell>
          <table:table-cell table:formula="of:=RANK([.I147];[.$H147:.$L147];)" office:value-type="float" office:value="2" calcext:value-type="float">
            <text:p>2</text:p>
          </table:table-cell>
          <table:table-cell table:formula="of:=RANK([.J147];[.$H147:.$L147];)" office:value-type="float" office:value="3" calcext:value-type="float">
            <text:p>3</text:p>
          </table:table-cell>
          <table:table-cell table:formula="of:=RANK([.K147];[.$H147:.$L147];)" office:value-type="float" office:value="4" calcext:value-type="float">
            <text:p>4</text:p>
          </table:table-cell>
          <table:table-cell table:formula="of:=RANK([.L147];[.$H147:.$L147];)" office:value-type="float" office:value="1" calcext:value-type="float">
            <text:p>1</text:p>
          </table:table-cell>
          <table:table-cell table:formula="of:=RANK([.M147];[.$M147:.$Q147];)" office:value-type="float" office:value="5" calcext:value-type="float">
            <text:p>5</text:p>
          </table:table-cell>
          <table:table-cell table:formula="of:=RANK([.N147];[.$M147:.$Q147];)" office:value-type="float" office:value="2" calcext:value-type="float">
            <text:p>2</text:p>
          </table:table-cell>
          <table:table-cell table:formula="of:=RANK([.O147];[.$M147:.$Q147];)" office:value-type="float" office:value="4" calcext:value-type="float">
            <text:p>4</text:p>
          </table:table-cell>
          <table:table-cell table:formula="of:=RANK([.P147];[.$M147:.$Q147];)" office:value-type="float" office:value="1" calcext:value-type="float">
            <text:p>1</text:p>
          </table:table-cell>
          <table:table-cell table:formula="of:=RANK([.Q147];[.$M147:.$Q147];)" office:value-type="float" office:value="3" calcext:value-type="float">
            <text:p>3</text:p>
          </table:table-cell>
          <table:table-cell table:formula="of:=RANK([.R147];[.$R147:.$V147];)" office:value-type="float" office:value="1" calcext:value-type="float">
            <text:p>1</text:p>
          </table:table-cell>
          <table:table-cell table:formula="of:=RANK([.S147];[.$R147:.$V147];)" office:value-type="float" office:value="3" calcext:value-type="float">
            <text:p>3</text:p>
          </table:table-cell>
          <table:table-cell table:formula="of:=RANK([.T147];[.$R147:.$V147];)" office:value-type="float" office:value="4" calcext:value-type="float">
            <text:p>4</text:p>
          </table:table-cell>
          <table:table-cell table:formula="of:=RANK([.U147];[.$R147:.$V147];)" office:value-type="float" office:value="2" calcext:value-type="float">
            <text:p>2</text:p>
          </table:table-cell>
          <table:table-cell table:formula="of:=RANK([.V147];[.$R147:.$V147];)" office:value-type="float" office:value="5" calcext:value-type="float">
            <text:p>5</text:p>
          </table:table-cell>
          <table:table-cell table:formula="of:=RANK([.W147];[.$W147:.$AA147];)" office:value-type="float" office:value="2" calcext:value-type="float">
            <text:p>2</text:p>
          </table:table-cell>
          <table:table-cell table:formula="of:=RANK([.X147];[.$W147:.$AA147];)" office:value-type="float" office:value="3" calcext:value-type="float">
            <text:p>3</text:p>
          </table:table-cell>
          <table:table-cell table:formula="of:=RANK([.Y147];[.$W147:.$AA147];)" office:value-type="float" office:value="5" calcext:value-type="float">
            <text:p>5</text:p>
          </table:table-cell>
          <table:table-cell table:formula="of:=RANK([.Z147];[.$W147:.$AA147];)" office:value-type="float" office:value="1" calcext:value-type="float">
            <text:p>1</text:p>
          </table:table-cell>
          <table:table-cell table:formula="of:=RANK([.AA147];[.$W147:.$AA147];)" office:value-type="float" office:value="4" calcext:value-type="float">
            <text:p>4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8]; OFFSET([.$C148]; 0; 0; 1; 5))" office:value-type="float" office:value="2" calcext:value-type="float">
            <text:p>2</text:p>
          </table:table-cell>
          <table:table-cell table:formula="of:=RANK([.D148]; OFFSET([.$C148]; 0; 0; 1; 5))" office:value-type="float" office:value="4" calcext:value-type="float">
            <text:p>4</text:p>
          </table:table-cell>
          <table:table-cell table:formula="of:=RANK([.E148]; OFFSET([.$C148]; 0; 0; 1; 5))" office:value-type="float" office:value="3" calcext:value-type="float">
            <text:p>3</text:p>
          </table:table-cell>
          <table:table-cell table:formula="of:=RANK([.F148]; OFFSET([.$C148]; 0; 0; 1; 5))" office:value-type="float" office:value="5" calcext:value-type="float">
            <text:p>5</text:p>
          </table:table-cell>
          <table:table-cell table:formula="of:=RANK([.G148]; OFFSET([.$C148]; 0; 0; 1; 5))" office:value-type="float" office:value="1" calcext:value-type="float">
            <text:p>1</text:p>
          </table:table-cell>
          <table:table-cell table:formula="of:=RANK([.H148];[.$H148:.$L148];)" office:value-type="float" office:value="2" calcext:value-type="float">
            <text:p>2</text:p>
          </table:table-cell>
          <table:table-cell table:formula="of:=RANK([.I148];[.$H148:.$L148];)" office:value-type="float" office:value="3" calcext:value-type="float">
            <text:p>3</text:p>
          </table:table-cell>
          <table:table-cell table:formula="of:=RANK([.J148];[.$H148:.$L148];)" office:value-type="float" office:value="4" calcext:value-type="float">
            <text:p>4</text:p>
          </table:table-cell>
          <table:table-cell table:formula="of:=RANK([.K148];[.$H148:.$L148];)" office:value-type="float" office:value="5" calcext:value-type="float">
            <text:p>5</text:p>
          </table:table-cell>
          <table:table-cell table:formula="of:=RANK([.L148];[.$H148:.$L148];)" office:value-type="float" office:value="1" calcext:value-type="float">
            <text:p>1</text:p>
          </table:table-cell>
          <table:table-cell table:formula="of:=RANK([.M148];[.$M148:.$Q148];)" office:value-type="float" office:value="1" calcext:value-type="float">
            <text:p>1</text:p>
          </table:table-cell>
          <table:table-cell table:formula="of:=RANK([.N148];[.$M148:.$Q148];)" office:value-type="float" office:value="4" calcext:value-type="float">
            <text:p>4</text:p>
          </table:table-cell>
          <table:table-cell table:formula="of:=RANK([.O148];[.$M148:.$Q148];)" office:value-type="float" office:value="5" calcext:value-type="float">
            <text:p>5</text:p>
          </table:table-cell>
          <table:table-cell table:formula="of:=RANK([.P148];[.$M148:.$Q148];)" office:value-type="float" office:value="2" calcext:value-type="float">
            <text:p>2</text:p>
          </table:table-cell>
          <table:table-cell table:formula="of:=RANK([.Q148];[.$M148:.$Q148];)" office:value-type="float" office:value="3" calcext:value-type="float">
            <text:p>3</text:p>
          </table:table-cell>
          <table:table-cell table:formula="of:=RANK([.R148];[.$R148:.$V148];)" office:value-type="float" office:value="1" calcext:value-type="float">
            <text:p>1</text:p>
          </table:table-cell>
          <table:table-cell table:formula="of:=RANK([.S148];[.$R148:.$V148];)" office:value-type="float" office:value="4" calcext:value-type="float">
            <text:p>4</text:p>
          </table:table-cell>
          <table:table-cell table:formula="of:=RANK([.T148];[.$R148:.$V148];)" office:value-type="float" office:value="5" calcext:value-type="float">
            <text:p>5</text:p>
          </table:table-cell>
          <table:table-cell table:formula="of:=RANK([.U148];[.$R148:.$V148];)" office:value-type="float" office:value="2" calcext:value-type="float">
            <text:p>2</text:p>
          </table:table-cell>
          <table:table-cell table:formula="of:=RANK([.V148];[.$R148:.$V148];)" office:value-type="float" office:value="3" calcext:value-type="float">
            <text:p>3</text:p>
          </table:table-cell>
          <table:table-cell table:formula="of:=RANK([.W148];[.$W148:.$AA148];)" office:value-type="float" office:value="3" calcext:value-type="float">
            <text:p>3</text:p>
          </table:table-cell>
          <table:table-cell table:formula="of:=RANK([.X148];[.$W148:.$AA148];)" office:value-type="float" office:value="2" calcext:value-type="float">
            <text:p>2</text:p>
          </table:table-cell>
          <table:table-cell table:formula="of:=RANK([.Y148];[.$W148:.$AA148];)" office:value-type="float" office:value="4" calcext:value-type="float">
            <text:p>4</text:p>
          </table:table-cell>
          <table:table-cell table:formula="of:=RANK([.Z148];[.$W148:.$AA148];)" office:value-type="float" office:value="1" calcext:value-type="float">
            <text:p>1</text:p>
          </table:table-cell>
          <table:table-cell table:formula="of:=RANK([.AA148];[.$W148:.$AA148];)" office:value-type="float" office:value="5" calcext:value-type="float">
            <text:p>5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number-columns-repeated="28"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office:value-type="float" office:value="657492" calcext:value-type="float">
            <text:p>657492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89377606788986" calcext:value-type="float">
            <text:p>-1,89377606788986</text:p>
          </table:table-cell>
          <table:table-cell table:style-name="ce499" office:value-type="float" office:value="-0.00549534142607162" calcext:value-type="float">
            <text:p>-0,00549534142607162</text:p>
          </table:table-cell>
          <table:table-cell table:style-name="ce495" office:value-type="float" office:value="0" calcext:value-type="float">
            <text:p>0</text:p>
          </table:table-cell>
          <table:table-cell table:style-name="ce512" office:value-type="float" office:value="-0.00998489968372953" calcext:value-type="float">
            <text:p>-0,00998489968372953</text:p>
          </table:table-cell>
          <table:table-cell table:style-name="ce581" office:value-type="float" office:value="-0.244033865550366" calcext:value-type="float">
            <text:p>-0,244033865550366</text:p>
          </table:table-cell>
          <table:table-cell table:style-name="ce494" office:value-type="float" office:value="-2.27353776986639" calcext:value-type="float">
            <text:p>-2,27353776986639</text:p>
          </table:table-cell>
          <table:table-cell table:style-name="ce499" office:value-type="float" office:value="-0.00167930342493925" calcext:value-type="float">
            <text:p>-0,00167930342493925</text:p>
          </table:table-cell>
          <table:table-cell table:style-name="ce516" office:value-type="float" office:value="0" calcext:value-type="float">
            <text:p>0</text:p>
          </table:table-cell>
          <table:table-cell table:style-name="ce495" office:value-type="float" office:value="0.00363849075403521" calcext:value-type="float">
            <text:p>0,00363849075403521</text:p>
          </table:table-cell>
          <table:table-cell table:style-name="ce500" office:value-type="float" office:value="-0.0500350787826542" calcext:value-type="float">
            <text:p>-0,0500350787826542</text:p>
          </table:table-cell>
          <table:table-cell table:style-name="ce494" office:value-type="float" office:value="-1.8358005327775" calcext:value-type="float">
            <text:p>-1,8358005327775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529" office:value-type="float" office:value="-0.0519981375347039" calcext:value-type="float">
            <text:p>-0,0519981375347039</text:p>
          </table:table-cell>
          <table:table-cell table:style-name="ce494" office:value-type="float" office:value="-0.783510480990804" calcext:value-type="float">
            <text:p>-0,783510480990804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02" office:value-type="float" office:value="-0.00369769849115821" calcext:value-type="float">
            <text:p>-0,00369769849115821</text:p>
          </table:table-cell>
          <table:table-cell table:style-name="ce511" office:value-type="float" office:value="-0.0247639701288834" calcext:value-type="float">
            <text:p>-0,0247639701288834</text:p>
          </table:table-cell>
          <table:table-cell table:style-name="ce494" office:value-type="float" office:value="-1.39452285424564" calcext:value-type="float">
            <text:p>-1,39452285424564</text:p>
          </table:table-cell>
          <table:table-cell table:style-name="ce822" office:value-type="float" office:value="0.0209116963447141" calcext:value-type="float">
            <text:p>0,0209116963447141</text:p>
          </table:table-cell>
          <table:table-cell table:style-name="ce732" office:value-type="float" office:value="0.0526150849986511" calcext:value-type="float">
            <text:p>0,0526150849986511</text:p>
          </table:table-cell>
          <table:table-cell table:style-name="ce574" office:value-type="float" office:value="0.260468797905262" calcext:value-type="float">
            <text:p>0,260468797905262</text:p>
          </table:table-cell>
          <table:table-cell table:style-name="ce586" office:value-type="float" office:value="0.0898846992717559" calcext:value-type="float">
            <text:p>0,0898846992717559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" calcext:value-type="float">
            <text:p>0</text:p>
          </table:table-cell>
          <table:table-cell table:style-name="ce499" office:value-type="float" office:value="-0.00549534142607162" calcext:value-type="float">
            <text:p>-0,00549534142607162</text:p>
          </table:table-cell>
          <table:table-cell table:style-name="ce495" office:value-type="float" office:value="0" calcext:value-type="float">
            <text:p>0</text:p>
          </table:table-cell>
          <table:table-cell table:style-name="ce506" office:value-type="float" office:value="-0.000920978516776819" calcext:value-type="float">
            <text:p>-0,000920978516776819</text:p>
          </table:table-cell>
          <table:table-cell table:style-name="ce495" office:value-type="float" office:value="0" calcext:value-type="float">
            <text:p>0</text:p>
          </table:table-cell>
          <table:table-cell table:style-name="ce516" office:value-type="float" office:value="-0.000349854880195622" calcext:value-type="float">
            <text:p>-0,000349854880195622</text:p>
          </table:table-cell>
          <table:table-cell table:style-name="ce499" office:value-type="float" office:value="-0.00167930342493925" calcext:value-type="float">
            <text:p>-0,00167930342493925</text:p>
          </table:table-cell>
          <table:table-cell table:style-name="ce516" office:value-type="float" office:value="0" calcext:value-type="float">
            <text:p>0</text:p>
          </table:table-cell>
          <table:table-cell table:style-name="ce495" office:value-type="float" office:value="0.00363849075403521" calcext:value-type="float">
            <text:p>0,00363849075403521</text:p>
          </table:table-cell>
          <table:table-cell table:style-name="ce539" office:value-type="float" office:value="-0.039814651549204" calcext:value-type="float">
            <text:p>-0,039814651549204</text:p>
          </table:table-cell>
          <table:table-cell table:number-columns-repeated="3" table:style-name="ce506" office:value-type="float" office:value="0" calcext:value-type="float">
            <text:p>0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541" office:value-type="float" office:value="-0.0920137739589924" calcext:value-type="float">
            <text:p>-0,0920137739589924</text:p>
          </table:table-cell>
          <table:table-cell table:style-name="ce499" office:value-type="float" office:value="-0.00215653234000813" calcext:value-type="float">
            <text:p>-0,00215653234000813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16" office:value-type="float" office:value="-0.00153330706827833" calcext:value-type="float">
            <text:p>-0,00153330706827833</text:p>
          </table:table-cell>
          <table:table-cell table:style-name="ce520" office:value-type="float" office:value="-0.0296766828320142" calcext:value-type="float">
            <text:p>-0,0296766828320142</text:p>
          </table:table-cell>
          <table:table-cell table:style-name="ce614" office:value-type="float" office:value="0.114519127343786" calcext:value-type="float">
            <text:p>0,114519127343786</text:p>
          </table:table-cell>
          <table:table-cell table:style-name="ce548" office:value-type="float" office:value="0.0743474027154852" calcext:value-type="float">
            <text:p>0,0743474027154852</text:p>
          </table:table-cell>
          <table:table-cell table:style-name="ce732" office:value-type="float" office:value="0.0526150849986511" calcext:value-type="float">
            <text:p>0,0526150849986511</text:p>
          </table:table-cell>
          <table:table-cell table:style-name="ce508" office:value-type="float" office:value="0.245220729426062" calcext:value-type="float">
            <text:p>0,245220729426062</text:p>
          </table:table-cell>
          <table:table-cell table:style-name="ce495" office:value-type="float" office:value="0.271634014425243" calcext:value-type="float">
            <text:p>0,27163401442524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205430788125246" calcext:value-type="float">
            <text:p>-0,205430788125246</text:p>
          </table:table-cell>
          <table:table-cell table:style-name="ce536" office:value-type="float" office:value="-0.0617937574617492" calcext:value-type="float">
            <text:p>-0,0617937574617492</text:p>
          </table:table-cell>
          <table:table-cell table:style-name="ce518" office:value-type="float" office:value="-0.0596346310310736" calcext:value-type="float">
            <text:p>-0,0596346310310736</text:p>
          </table:table-cell>
          <table:table-cell table:style-name="ce560" office:value-type="float" office:value="-0.000610593491785736" calcext:value-type="float">
            <text:p>-0,000610593491785736</text:p>
          </table:table-cell>
          <table:table-cell table:style-name="ce511" office:value-type="float" office:value="-0.00203531163928579" calcext:value-type="float">
            <text:p>-0,00203531163928579</text:p>
          </table:table-cell>
          <table:table-cell table:style-name="ce509" office:value-type="float" office:value="-0.0080863124642565" calcext:value-type="float">
            <text:p>-0,0080863124642565</text:p>
          </table:table-cell>
          <table:table-cell table:style-name="ce578" office:value-type="float" office:value="-0.0419569295989357" calcext:value-type="float">
            <text:p>-0,0419569295989357</text:p>
          </table:table-cell>
          <table:table-cell table:style-name="ce494" office:value-type="float" office:value="-0.124688279301746" calcext:value-type="float">
            <text:p>-0,124688279301746</text:p>
          </table:table-cell>
          <table:table-cell table:style-name="ce495" office:value-type="float" office:value="0.00139941952078274" calcext:value-type="float">
            <text:p>0,00139941952078274</text:p>
          </table:table-cell>
          <table:table-cell table:style-name="ce502" office:value-type="float" office:value="0.00101457915256748" calcext:value-type="float">
            <text:p>0,00101457915256748</text:p>
          </table:table-cell>
          <table:table-cell table:style-name="ce494" office:value-type="float" office:value="-0.000583099076669406" calcext:value-type="float">
            <text:p>-0,000583099076669406</text:p>
          </table:table-cell>
          <table:table-cell table:number-columns-repeated="2" table:style-name="ce686" office:value-type="float" office:value="0" calcext:value-type="float">
            <text:p>0</text:p>
          </table:table-cell>
          <table:table-cell table:style-name="ce739" office:value-type="float" office:value="0.000443796337422743" calcext:value-type="float">
            <text:p>0,000443796337422743</text:p>
          </table:table-cell>
          <table:table-cell table:style-name="ce764" office:value-type="float" office:value="0.000147932112474215" calcext:value-type="float">
            <text:p>0,000147932112474215</text:p>
          </table:table-cell>
          <table:table-cell table:style-name="ce784" office:value-type="float" office:value="-0.0162274343135889" calcext:value-type="float">
            <text:p>-0,0162274343135889</text:p>
          </table:table-cell>
          <table:table-cell table:number-columns-repeated="2" table:style-name="ce552" office:value-type="float" office:value="0" calcext:value-type="float">
            <text:p>0</text:p>
          </table:table-cell>
          <table:table-cell table:style-name="ce494" office:value-type="float" office:value="-0.0282926983382991" calcext:value-type="float">
            <text:p>-0,0282926983382991</text:p>
          </table:table-cell>
          <table:table-cell table:style-name="ce552" office:value-type="float" office:value="0" calcext:value-type="float">
            <text:p>0</text:p>
          </table:table-cell>
          <table:table-cell table:style-name="ce864" office:value-type="float" office:value="0.165221315626737" calcext:value-type="float">
            <text:p>0,165221315626737</text:p>
          </table:table-cell>
          <table:table-cell table:style-name="ce892" office:value-type="float" office:value="0.180867035478634" calcext:value-type="float">
            <text:p>0,180867035478634</text:p>
          </table:table-cell>
          <table:table-cell table:style-name="ce494" office:value-type="float" office:value="0.0984129063516719" calcext:value-type="float">
            <text:p>0,0984129063516719</text:p>
          </table:table-cell>
          <table:table-cell table:style-name="ce925" office:value-type="float" office:value="0.229287270828078" calcext:value-type="float">
            <text:p>0,229287270828078</text:p>
          </table:table-cell>
          <table:table-cell table:style-name="ce940" office:value-type="float" office:value="0.179102476128929" calcext:value-type="float">
            <text:p>0,179102476128929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number-columns-repeated="2" table:style-name="ce511" office:value-type="float" office:value="-0.00203531163928579" calcext:value-type="float">
            <text:p>-0,00203531163928579</text:p>
          </table:table-cell>
          <table:table-cell table:style-name="ce518" office:value-type="float" office:value="-0.0596346310310736" calcext:value-type="float">
            <text:p>-0,0596346310310736</text:p>
          </table:table-cell>
          <table:table-cell table:style-name="ce505" office:value-type="float" office:value="-0.000610593491785736" calcext:value-type="float">
            <text:p>-0,000610593491785736</text:p>
          </table:table-cell>
          <table:table-cell table:style-name="ce495" office:value-type="float" office:value="0.00468121677035731" calcext:value-type="float">
            <text:p>0,00468121677035731</text:p>
          </table:table-cell>
          <table:table-cell table:style-name="ce516" office:value-type="float" office:value="0.00127113939804432" calcext:value-type="float">
            <text:p>0,00127113939804432</text:p>
          </table:table-cell>
          <table:table-cell table:style-name="ce578" office:value-type="float" office:value="-0.0418426436714051" calcext:value-type="float">
            <text:p>-0,0418426436714051</text:p>
          </table:table-cell>
          <table:table-cell table:style-name="ce513" office:value-type="float" office:value="0" calcext:value-type="float">
            <text:p>0</text:p>
          </table:table-cell>
          <table:table-cell table:number-columns-repeated="2" table:style-name="ce495" office:value-type="float" office:value="0.00139941952078274" calcext:value-type="float">
            <text:p>0,00139941952078274</text:p>
          </table:table-cell>
          <table:table-cell table:style-name="ce495" office:value-type="float" office:value="0.000739660562371272" calcext:value-type="float">
            <text:p>0,000739660562371272</text:p>
          </table:table-cell>
          <table:table-cell table:number-columns-repeated="2" table:style-name="ce686" office:value-type="float" office:value="0" calcext:value-type="float">
            <text:p>0</text:p>
          </table:table-cell>
          <table:table-cell table:style-name="ce547" office:value-type="float" office:value="0.000443796337422743" calcext:value-type="float">
            <text:p>0,000443796337422743</text:p>
          </table:table-cell>
          <table:table-cell table:style-name="ce765" office:value-type="float" office:value="0.000295864224948529" calcext:value-type="float">
            <text:p>0,000295864224948529</text:p>
          </table:table-cell>
          <table:table-cell table:style-name="ce713" office:value-type="float" office:value="-0.0279154623604551" calcext:value-type="float">
            <text:p>-0,0279154623604551</text:p>
          </table:table-cell>
          <table:table-cell table:style-name="ce495" office:value-type="float" office:value="0.000094308994460997" calcext:value-type="float">
            <text:p>9,4308994460997E-05</text:p>
          </table:table-cell>
          <table:table-cell table:style-name="ce502" office:value-type="float" office:value="0" calcext:value-type="float">
            <text:p>0</text:p>
          </table:table-cell>
          <table:table-cell table:style-name="ce494" office:value-type="float" office:value="-0.0282926983382991" calcext:value-type="float">
            <text:p>-0,0282926983382991</text:p>
          </table:table-cell>
          <table:table-cell table:style-name="ce709" office:value-type="float" office:value="-0.0281040803493771" calcext:value-type="float">
            <text:p>-0,0281040803493771</text:p>
          </table:table-cell>
          <table:table-cell table:style-name="ce508" office:value-type="float" office:value="0.237281403817173" calcext:value-type="float">
            <text:p>0,237281403817173</text:p>
          </table:table-cell>
          <table:table-cell table:style-name="ce888" office:value-type="float" office:value="0.199640350396688" calcext:value-type="float">
            <text:p>0,199640350396688</text:p>
          </table:table-cell>
          <table:table-cell table:style-name="ce494" office:value-type="float" office:value="0.0984129063516719" calcext:value-type="float">
            <text:p>0,0984129063516719</text:p>
          </table:table-cell>
          <table:table-cell table:style-name="ce590" office:value-type="float" office:value="0.232898302731603" calcext:value-type="float">
            <text:p>0,232898302731603</text:p>
          </table:table-cell>
          <table:table-cell table:style-name="ce495" office:value-type="float" office:value="0.23963454677171" calcext:value-type="float">
            <text:p>0,2396345467717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36441949604666" calcext:value-type="float">
            <text:p>-0,636441949604666</text:p>
          </table:table-cell>
          <table:table-cell table:style-name="ce498" office:value-type="float" office:value="0.00549534142607162" calcext:value-type="float">
            <text:p>0,00549534142607162</text:p>
          </table:table-cell>
          <table:table-cell table:style-name="ce535" office:value-type="float" office:value="0.00651299724571451" calcext:value-type="float">
            <text:p>0,00651299724571451</text:p>
          </table:table-cell>
          <table:table-cell table:style-name="ce552" office:value-type="float" office:value="0.00834477772107172" calcext:value-type="float">
            <text:p>0,00834477772107172</text:p>
          </table:table-cell>
          <table:table-cell table:style-name="ce498" office:value-type="float" office:value="0.0056988725900002" calcext:value-type="float">
            <text:p>0,0056988725900002</text:p>
          </table:table-cell>
          <table:table-cell table:style-name="ce494" office:value-type="float" office:value="-0.952025099988525" calcext:value-type="float">
            <text:p>-0,952025099988525</text:p>
          </table:table-cell>
          <table:table-cell table:style-name="ce506" office:value-type="float" office:value="0.00615744589144419" calcext:value-type="float">
            <text:p>0,00615744589144419</text:p>
          </table:table-cell>
          <table:table-cell table:style-name="ce516" office:value-type="float" office:value="0.00531779417897446" calcext:value-type="float">
            <text:p>0,00531779417897446</text:p>
          </table:table-cell>
          <table:table-cell table:style-name="ce498" office:value-type="float" office:value="-0.000186589269437735" calcext:value-type="float">
            <text:p>-0,000186589269437735</text:p>
          </table:table-cell>
          <table:table-cell table:style-name="ce495" office:value-type="float" office:value="0.00657727174767901" calcext:value-type="float">
            <text:p>0,00657727174767901</text:p>
          </table:table-cell>
          <table:table-cell table:style-name="ce533" office:value-type="float" office:value="0.3167226528074" calcext:value-type="float">
            <text:p>0,3167226528074</text:p>
          </table:table-cell>
          <table:table-cell table:style-name="ce601" office:value-type="float" office:value="0.0944941023781443" calcext:value-type="float">
            <text:p>0,0944941023781443</text:p>
          </table:table-cell>
          <table:table-cell table:style-name="ce672" office:value-type="float" office:value="0.0655277619880793" calcext:value-type="float">
            <text:p>0,0655277619880793</text:p>
          </table:table-cell>
          <table:table-cell table:style-name="ce499" office:value-type="float" office:value="0.316494590800669" calcext:value-type="float">
            <text:p>0,316494590800669</text:p>
          </table:table-cell>
          <table:table-cell table:style-name="ce676" office:value-type="float" office:value="0.062596240625881" calcext:value-type="float">
            <text:p>0,062596240625881</text:p>
          </table:table-cell>
          <table:table-cell table:style-name="ce521" office:value-type="float" office:value="0.338569290114979" calcext:value-type="float">
            <text:p>0,338569290114979</text:p>
          </table:table-cell>
          <table:table-cell table:style-name="ce808" office:value-type="float" office:value="0.0890850620761449" calcext:value-type="float">
            <text:p>0,0890850620761449</text:p>
          </table:table-cell>
          <table:table-cell table:style-name="ce494" office:value-type="float" office:value="0.0373660095137341" calcext:value-type="float">
            <text:p>0,0373660095137341</text:p>
          </table:table-cell>
          <table:table-cell table:style-name="ce576" office:value-type="float" office:value="0.321971692998131" calcext:value-type="float">
            <text:p>0,321971692998131</text:p>
          </table:table-cell>
          <table:table-cell table:style-name="ce809" office:value-type="float" office:value="0.046164252788658" calcext:value-type="float">
            <text:p>0,046164252788658</text:p>
          </table:table-cell>
          <table:table-cell table:style-name="ce801" office:value-type="float" office:value="0.95699017646219" calcext:value-type="float">
            <text:p>0,95699017646219</text:p>
          </table:table-cell>
          <table:table-cell table:style-name="ce494" office:value-type="float" office:value="0.953040768559127" calcext:value-type="float">
            <text:p>0,953040768559127</text:p>
          </table:table-cell>
          <table:table-cell table:style-name="ce890" office:value-type="float" office:value="0.962012498406044" calcext:value-type="float">
            <text:p>0,962012498406044</text:p>
          </table:table-cell>
          <table:table-cell table:style-name="ce495" office:value-type="float" office:value="0.96798173698945" calcext:value-type="float">
            <text:p>0,96798173698945</text:p>
          </table:table-cell>
          <table:table-cell table:style-name="ce941" office:value-type="float" office:value="0.963341577376062" calcext:value-type="float">
            <text:p>0,96334157737606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00825149260427112" calcext:value-type="float">
            <text:p>0,00825149260427112</text:p>
          </table:table-cell>
          <table:table-cell table:style-name="ce498" office:value-type="float" office:value="0.00549534142607162" calcext:value-type="float">
            <text:p>0,00549534142607162</text:p>
          </table:table-cell>
          <table:table-cell table:style-name="ce535" office:value-type="float" office:value="0.00651299724571451" calcext:value-type="float">
            <text:p>0,00651299724571451</text:p>
          </table:table-cell>
          <table:table-cell table:style-name="ce495" office:value-type="float" office:value="0.0108973977353427" calcext:value-type="float">
            <text:p>0,0108973977353427</text:p>
          </table:table-cell>
          <table:table-cell table:style-name="ce502" office:value-type="float" office:value="0.00825149260427112" calcext:value-type="float">
            <text:p>0,00825149260427112</text:p>
          </table:table-cell>
          <table:table-cell table:style-name="ce513" office:value-type="float" office:value="-0.00528280869095504" calcext:value-type="float">
            <text:p>-0,00528280869095504</text:p>
          </table:table-cell>
          <table:table-cell table:style-name="ce495" office:value-type="float" office:value="0.00615744589144419" calcext:value-type="float">
            <text:p>0,00615744589144419</text:p>
          </table:table-cell>
          <table:table-cell table:style-name="ce516" office:value-type="float" office:value="0.00531779417897446" calcext:value-type="float">
            <text:p>0,00531779417897446</text:p>
          </table:table-cell>
          <table:table-cell table:style-name="ce498" office:value-type="float" office:value="-0.000186589269437735" calcext:value-type="float">
            <text:p>-0,000186589269437735</text:p>
          </table:table-cell>
          <table:table-cell table:style-name="ce513" office:value-type="float" office:value="-0.00528280869095504" calcext:value-type="float">
            <text:p>-0,00528280869095504</text:p>
          </table:table-cell>
          <table:table-cell table:style-name="ce495" office:value-type="float" office:value="0.317261372250327" calcext:value-type="float">
            <text:p>0,317261372250327</text:p>
          </table:table-cell>
          <table:table-cell table:style-name="ce687" office:value-type="float" office:value="0.0674496466826409" calcext:value-type="float">
            <text:p>0,0674496466826409</text:p>
          </table:table-cell>
          <table:table-cell table:style-name="ce494" office:value-type="float" office:value="0.0557272595366593" calcext:value-type="float">
            <text:p>0,0557272595366593</text:p>
          </table:table-cell>
          <table:table-cell table:style-name="ce740" office:value-type="float" office:value="0.298508511459006" calcext:value-type="float">
            <text:p>0,298508511459006</text:p>
          </table:table-cell>
          <table:table-cell table:style-name="ce495" office:value-type="float" office:value="0.317261372250327" calcext:value-type="float">
            <text:p>0,317261372250327</text:p>
          </table:table-cell>
          <table:table-cell table:style-name="ce499" office:value-type="float" office:value="0.340165469846232" calcext:value-type="float">
            <text:p>0,340165469846232</text:p>
          </table:table-cell>
          <table:table-cell table:style-name="ce689" office:value-type="float" office:value="0.0914561473785518" calcext:value-type="float">
            <text:p>0,0914561473785518</text:p>
          </table:table-cell>
          <table:table-cell table:style-name="ce672" office:value-type="float" office:value="0.0488481295893605" calcext:value-type="float">
            <text:p>0,0488481295893605</text:p>
          </table:table-cell>
          <table:table-cell table:style-name="ce495" office:value-type="float" office:value="0.340913654535622" calcext:value-type="float">
            <text:p>0,340913654535622</text:p>
          </table:table-cell>
          <table:table-cell table:style-name="ce843" office:value-type="float" office:value="0.226586790091991" calcext:value-type="float">
            <text:p>0,226586790091991</text:p>
          </table:table-cell>
          <table:table-cell table:style-name="ce725" office:value-type="float" office:value="0.960046581507317" calcext:value-type="float">
            <text:p>0,960046581507317</text:p>
          </table:table-cell>
          <table:table-cell table:style-name="ce494" office:value-type="float" office:value="0.953040768559127" calcext:value-type="float">
            <text:p>0,953040768559127</text:p>
          </table:table-cell>
          <table:table-cell table:style-name="ce598" office:value-type="float" office:value="0.963192048545279" calcext:value-type="float">
            <text:p>0,963192048545279</text:p>
          </table:table-cell>
          <table:table-cell table:style-name="ce495" office:value-type="float" office:value="0.96798173698945" calcext:value-type="float">
            <text:p>0,96798173698945</text:p>
          </table:table-cell>
          <table:table-cell table:style-name="ce634" office:value-type="float" office:value="0.963728207699478" calcext:value-type="float">
            <text:p>0,96372820769947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91456575862934" calcext:value-type="float">
            <text:p>-0,391456575862934</text:p>
          </table:table-cell>
          <table:table-cell table:style-name="ce505" office:value-type="float" office:value="0.00793771539321457" calcext:value-type="float">
            <text:p>0,00793771539321457</text:p>
          </table:table-cell>
          <table:table-cell table:style-name="ce546" office:value-type="float" office:value="0.00488474793428589" calcext:value-type="float">
            <text:p>0,00488474793428589</text:p>
          </table:table-cell>
          <table:table-cell table:style-name="ce495" office:value-type="float" office:value="0.0181922938691495" calcext:value-type="float">
            <text:p>0,0181922938691495</text:p>
          </table:table-cell>
          <table:table-cell table:style-name="ce505" office:value-type="float" office:value="0.00793771539321457" calcext:value-type="float">
            <text:p>0,00793771539321457</text:p>
          </table:table-cell>
          <table:table-cell table:style-name="ce494" office:value-type="float" office:value="-0.651125413178614" calcext:value-type="float">
            <text:p>-0,651125413178614</text:p>
          </table:table-cell>
          <table:table-cell table:style-name="ce512" office:value-type="float" office:value="0.00391837465819172" calcext:value-type="float">
            <text:p>0,00391837465819172</text:p>
          </table:table-cell>
          <table:table-cell table:style-name="ce512" office:value-type="float" office:value="0.00349854880195691" calcext:value-type="float">
            <text:p>0,00349854880195691</text:p>
          </table:table-cell>
          <table:table-cell table:style-name="ce502" office:value-type="float" office:value="0.00439184492938995" calcext:value-type="float">
            <text:p>0,00439184492938995</text:p>
          </table:table-cell>
          <table:table-cell table:style-name="ce552" office:value-type="float" office:value="0.00503791027481795" calcext:value-type="float">
            <text:p>0,00503791027481795</text:p>
          </table:table-cell>
          <table:table-cell table:style-name="ce643" office:value-type="float" office:value="0.27772651519158" calcext:value-type="float">
            <text:p>0,27772651519158</text:p>
          </table:table-cell>
          <table:table-cell table:style-name="ce688" office:value-type="float" office:value="0.106387844221075" calcext:value-type="float">
            <text:p>0,106387844221075</text:p>
          </table:table-cell>
          <table:table-cell table:style-name="ce494" office:value-type="float" office:value="0.0406973569092741" calcext:value-type="float">
            <text:p>0,0406973569092741</text:p>
          </table:table-cell>
          <table:table-cell table:style-name="ce741" office:value-type="float" office:value="0.312714925326952" calcext:value-type="float">
            <text:p>0,312714925326952</text:p>
          </table:table-cell>
          <table:table-cell table:style-name="ce694" office:value-type="float" office:value="0.0445990663757828" calcext:value-type="float">
            <text:p>0,0445990663757828</text:p>
          </table:table-cell>
          <table:table-cell table:style-name="ce737" office:value-type="float" office:value="0.379343783870191" calcext:value-type="float">
            <text:p>0,379343783870191</text:p>
          </table:table-cell>
          <table:table-cell table:style-name="ce797" office:value-type="float" office:value="0.0311007486483752" calcext:value-type="float">
            <text:p>0,0311007486483752</text:p>
          </table:table-cell>
          <table:table-cell table:style-name="ce494" office:value-type="float" office:value="-0.00694742925862682" calcext:value-type="float">
            <text:p>-0,00694742925862682</text:p>
          </table:table-cell>
          <table:table-cell table:style-name="ce495" office:value-type="float" office:value="0.40267347137498" calcext:value-type="float">
            <text:p>0,40267347137498</text:p>
          </table:table-cell>
          <table:table-cell table:style-name="ce679" office:value-type="float" office:value="0.0467143885896805" calcext:value-type="float">
            <text:p>0,0467143885896805</text:p>
          </table:table-cell>
          <table:table-cell table:style-name="ce865" office:value-type="float" office:value="0.969746296339156" calcext:value-type="float">
            <text:p>0,969746296339156</text:p>
          </table:table-cell>
          <table:table-cell table:style-name="ce893" office:value-type="float" office:value="0.964121391079223" calcext:value-type="float">
            <text:p>0,964121391079223</text:p>
          </table:table-cell>
          <table:table-cell table:style-name="ce712" office:value-type="float" office:value="0.963620975868638" calcext:value-type="float">
            <text:p>0,963620975868638</text:p>
          </table:table-cell>
          <table:table-cell table:style-name="ce641" office:value-type="float" office:value="0.983276868327742" calcext:value-type="float">
            <text:p>0,983276868327742</text:p>
          </table:table-cell>
          <table:table-cell table:style-name="ce712" office:value-type="float" office:value="0.963635273446083" calcext:value-type="float">
            <text:p>0,96363527344608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7" office:value-type="float" office:value="0.0122525760685004" calcext:value-type="float">
            <text:p>0,0122525760685004</text:p>
          </table:table-cell>
          <table:table-cell table:style-name="ce505" office:value-type="float" office:value="0.00793771539321457" calcext:value-type="float">
            <text:p>0,00793771539321457</text:p>
          </table:table-cell>
          <table:table-cell table:style-name="ce546" office:value-type="float" office:value="0.00488474793428589" calcext:value-type="float">
            <text:p>0,00488474793428589</text:p>
          </table:table-cell>
          <table:table-cell table:style-name="ce561" office:value-type="float" office:value="0.0142217400795094" calcext:value-type="float">
            <text:p>0,0142217400795094</text:p>
          </table:table-cell>
          <table:table-cell table:style-name="ce510" office:value-type="float" office:value="0.00625858329080379" calcext:value-type="float">
            <text:p>0,00625858329080379</text:p>
          </table:table-cell>
          <table:table-cell table:style-name="ce510" office:value-type="float" office:value="-0.0119125586706635" calcext:value-type="float">
            <text:p>-0,0119125586706635</text:p>
          </table:table-cell>
          <table:table-cell table:style-name="ce512" office:value-type="float" office:value="0.00391837465819172" calcext:value-type="float">
            <text:p>0,00391837465819172</text:p>
          </table:table-cell>
          <table:table-cell table:style-name="ce512" office:value-type="float" office:value="0.00349854880195691" calcext:value-type="float">
            <text:p>0,00349854880195691</text:p>
          </table:table-cell>
          <table:table-cell table:style-name="ce587" office:value-type="float" office:value="-0.0277586523776604" calcext:value-type="float">
            <text:p>-0,0277586523776604</text:p>
          </table:table-cell>
          <table:table-cell table:style-name="ce495" office:value-type="float" office:value="0.0072536578493907" calcext:value-type="float">
            <text:p>0,0072536578493907</text:p>
          </table:table-cell>
          <table:table-cell table:style-name="ce495" office:value-type="float" office:value="0.322484608588273" calcext:value-type="float">
            <text:p>0,322484608588273</text:p>
          </table:table-cell>
          <table:table-cell table:style-name="ce689" office:value-type="float" office:value="0.0912346648332947" calcext:value-type="float">
            <text:p>0,0912346648332947</text:p>
          </table:table-cell>
          <table:table-cell table:style-name="ce494" office:value-type="float" office:value="0.0406973569092741" calcext:value-type="float">
            <text:p>0,0406973569092741</text:p>
          </table:table-cell>
          <table:table-cell table:style-name="ce590" office:value-type="float" office:value="0.30914606311351" calcext:value-type="float">
            <text:p>0,30914606311351</text:p>
          </table:table-cell>
          <table:table-cell table:style-name="ce539" office:value-type="float" office:value="0.3167226528074" calcext:value-type="float">
            <text:p>0,3167226528074</text:p>
          </table:table-cell>
          <table:table-cell table:style-name="ce737" office:value-type="float" office:value="0.379683296250251" calcext:value-type="float">
            <text:p>0,379683296250251</text:p>
          </table:table-cell>
          <table:table-cell table:style-name="ce507" office:value-type="float" office:value="0.0544123602625593" calcext:value-type="float">
            <text:p>0,0544123602625593</text:p>
          </table:table-cell>
          <table:table-cell table:style-name="ce687" office:value-type="float" office:value="0.0110027160204496" calcext:value-type="float">
            <text:p>0,0110027160204496</text:p>
          </table:table-cell>
          <table:table-cell table:style-name="ce525" office:value-type="float" office:value="0.401876560371785" calcext:value-type="float">
            <text:p>0,401876560371785</text:p>
          </table:table-cell>
          <table:table-cell table:style-name="ce559" office:value-type="float" office:value="0.33170595304308" calcext:value-type="float">
            <text:p>0,33170595304308</text:p>
          </table:table-cell>
          <table:table-cell table:style-name="ce495" office:value-type="float" office:value="0.983515757017557" calcext:value-type="float">
            <text:p>0,983515757017557</text:p>
          </table:table-cell>
          <table:table-cell table:style-name="ce893" office:value-type="float" office:value="0.964121391079223" calcext:value-type="float">
            <text:p>0,964121391079223</text:p>
          </table:table-cell>
          <table:table-cell table:style-name="ce712" office:value-type="float" office:value="0.963620975868638" calcext:value-type="float">
            <text:p>0,963620975868638</text:p>
          </table:table-cell>
          <table:table-cell table:style-name="ce640" office:value-type="float" office:value="0.97711580391361" calcext:value-type="float">
            <text:p>0,97711580391361</text:p>
          </table:table-cell>
          <table:table-cell table:style-name="ce494" office:value-type="float" office:value="0.962763121221921" calcext:value-type="float">
            <text:p>0,96276312122192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577248302762105" calcext:value-type="float">
            <text:p>-0,577248302762105</text:p>
          </table:table-cell>
          <table:table-cell table:number-columns-repeated="2" table:style-name="ce528" office:value-type="float" office:value="0.000610593491785736" calcext:value-type="float">
            <text:p>0,000610593491785736</text:p>
          </table:table-cell>
          <table:table-cell table:style-name="ce562" office:value-type="float" office:value="0.0117488364377772" calcext:value-type="float">
            <text:p>0,0117488364377772</text:p>
          </table:table-cell>
          <table:table-cell table:style-name="ce541" office:value-type="float" office:value="0.00529181026214304" calcext:value-type="float">
            <text:p>0,00529181026214304</text:p>
          </table:table-cell>
          <table:table-cell table:style-name="ce494" office:value-type="float" office:value="-0.835908265251574" calcext:value-type="float">
            <text:p>-0,835908265251574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06" office:value-type="float" office:value="-0.000468805539462253" calcext:value-type="float">
            <text:p>-0,000468805539462253</text:p>
          </table:table-cell>
          <table:table-cell table:style-name="ce499" office:value-type="float" office:value="-0.00237901318533067" calcext:value-type="float">
            <text:p>-0,00237901318533067</text:p>
          </table:table-cell>
          <table:table-cell table:style-name="ce644" office:value-type="float" office:value="0.152015038778554" calcext:value-type="float">
            <text:p>0,152015038778554</text:p>
          </table:table-cell>
          <table:table-cell table:style-name="ce690" office:value-type="float" office:value="0.0280738166448035" calcext:value-type="float">
            <text:p>0,0280738166448035</text:p>
          </table:table-cell>
          <table:table-cell table:style-name="ce715" office:value-type="float" office:value="0.0212960603582743" calcext:value-type="float">
            <text:p>0,0212960603582743</text:p>
          </table:table-cell>
          <table:table-cell table:style-name="ce742" office:value-type="float" office:value="0.17885115674899" calcext:value-type="float">
            <text:p>0,17885115674899</text:p>
          </table:table-cell>
          <table:table-cell table:style-name="ce494" office:value-type="float" office:value="0.0155328718097977" calcext:value-type="float">
            <text:p>0,0155328718097977</text:p>
          </table:table-cell>
          <table:table-cell table:style-name="ce495" office:value-type="float" office:value="0.213753693670711" calcext:value-type="float">
            <text:p>0,213753693670711</text:p>
          </table:table-cell>
          <table:table-cell table:style-name="ce494" office:value-type="float" office:value="-0.00412837623253022" calcext:value-type="float">
            <text:p>-0,00412837623253022</text:p>
          </table:table-cell>
          <table:table-cell table:style-name="ce816" office:value-type="float" office:value="0.00845322953685396" calcext:value-type="float">
            <text:p>0,00845322953685396</text:p>
          </table:table-cell>
          <table:table-cell table:style-name="ce628" office:value-type="float" office:value="0.191212272177959" calcext:value-type="float">
            <text:p>0,191212272177959</text:p>
          </table:table-cell>
          <table:table-cell table:style-name="ce844" office:value-type="float" office:value="0.0233461915788197" calcext:value-type="float">
            <text:p>0,0233461915788197</text:p>
          </table:table-cell>
          <table:table-cell table:style-name="ce866" office:value-type="float" office:value="0.987112491343636" calcext:value-type="float">
            <text:p>0,987112491343636</text:p>
          </table:table-cell>
          <table:table-cell table:style-name="ce702" office:value-type="float" office:value="0.952840304608696" calcext:value-type="float">
            <text:p>0,952840304608696</text:p>
          </table:table-cell>
          <table:table-cell table:style-name="ce669" office:value-type="float" office:value="0.953219488277193" calcext:value-type="float">
            <text:p>0,953219488277193</text:p>
          </table:table-cell>
          <table:table-cell table:style-name="ce495" office:value-type="float" office:value="0.990035750198803" calcext:value-type="float">
            <text:p>0,990035750198803</text:p>
          </table:table-cell>
          <table:table-cell table:style-name="ce648" office:value-type="float" office:value="0.944811321274578" calcext:value-type="float">
            <text:p>0,94481132127457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364914415993614" calcext:value-type="float">
            <text:p>0,0364914415993614</text:p>
          </table:table-cell>
          <table:table-cell table:number-columns-repeated="2" table:style-name="ce528" office:value-type="float" office:value="0.000610593491785736" calcext:value-type="float">
            <text:p>0,000610593491785736</text:p>
          </table:table-cell>
          <table:table-cell table:style-name="ce563" office:value-type="float" office:value="0.0256449266550009" calcext:value-type="float">
            <text:p>0,0256449266550009</text:p>
          </table:table-cell>
          <table:table-cell table:style-name="ce541" office:value-type="float" office:value="0.00529181026214304" calcext:value-type="float">
            <text:p>0,00529181026214304</text:p>
          </table:table-cell>
          <table:table-cell table:style-name="ce503" office:value-type="float" office:value="-0.0175883710103715" calcext:value-type="float">
            <text:p>-0,0175883710103715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498" office:value-type="float" office:value="-0.00609213964714101" calcext:value-type="float">
            <text:p>-0,00609213964714101</text:p>
          </table:table-cell>
          <table:table-cell table:style-name="ce502" office:value-type="float" office:value="-0.00359300961960973" calcext:value-type="float">
            <text:p>-0,00359300961960973</text:p>
          </table:table-cell>
          <table:table-cell table:style-name="ce495" office:value-type="float" office:value="0.189101619375852" calcext:value-type="float">
            <text:p>0,189101619375852</text:p>
          </table:table-cell>
          <table:table-cell table:style-name="ce690" office:value-type="float" office:value="0.0278149354479736" calcext:value-type="float">
            <text:p>0,0278149354479736</text:p>
          </table:table-cell>
          <table:table-cell table:style-name="ce716" office:value-type="float" office:value="0.0184089186298182" calcext:value-type="float">
            <text:p>0,0184089186298182</text:p>
          </table:table-cell>
          <table:table-cell table:style-name="ce628" office:value-type="float" office:value="0.171216626977714" calcext:value-type="float">
            <text:p>0,171216626977714</text:p>
          </table:table-cell>
          <table:table-cell table:style-name="ce766" office:value-type="float" office:value="0.154718498134021" calcext:value-type="float">
            <text:p>0,154718498134021</text:p>
          </table:table-cell>
          <table:table-cell table:style-name="ce640" office:value-type="float" office:value="0.146815527127157" calcext:value-type="float">
            <text:p>0,146815527127157</text:p>
          </table:table-cell>
          <table:table-cell table:style-name="ce809" office:value-type="float" office:value="0.00236086849467355" calcext:value-type="float">
            <text:p>0,00236086849467355</text:p>
          </table:table-cell>
          <table:table-cell table:style-name="ce804" office:value-type="float" office:value="0.0128983268091156" calcext:value-type="float">
            <text:p>0,0128983268091156</text:p>
          </table:table-cell>
          <table:table-cell table:style-name="ce826" office:value-type="float" office:value="0.177441587170079" calcext:value-type="float">
            <text:p>0,177441587170079</text:p>
          </table:table-cell>
          <table:table-cell table:style-name="ce845" office:value-type="float" office:value="0.13025093815837" calcext:value-type="float">
            <text:p>0,13025093815837</text:p>
          </table:table-cell>
          <table:table-cell table:style-name="ce559" office:value-type="float" office:value="0.981814643167764" calcext:value-type="float">
            <text:p>0,981814643167764</text:p>
          </table:table-cell>
          <table:table-cell table:style-name="ce494" office:value-type="float" office:value="0.942639280967682" calcext:value-type="float">
            <text:p>0,942639280967682</text:p>
          </table:table-cell>
          <table:table-cell table:style-name="ce669" office:value-type="float" office:value="0.953219488277193" calcext:value-type="float">
            <text:p>0,953219488277193</text:p>
          </table:table-cell>
          <table:table-cell table:style-name="ce495" office:value-type="float" office:value="0.990035750198803" calcext:value-type="float">
            <text:p>0,990035750198803</text:p>
          </table:table-cell>
          <table:table-cell table:style-name="ce669" office:value-type="float" office:value="0.953219488277193" calcext:value-type="float">
            <text:p>0,95321948827719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66]; OFFSET([.$C166]; 0; 0; 1; 5))" office:value-type="float" office:value="5" calcext:value-type="float">
            <text:p>5</text:p>
          </table:table-cell>
          <table:table-cell table:formula="of:=RANK([.D166]; OFFSET([.$C166]; 0; 0; 1; 5))" office:value-type="float" office:value="2" calcext:value-type="float">
            <text:p>2</text:p>
          </table:table-cell>
          <table:table-cell table:formula="of:=RANK([.E166]; OFFSET([.$C166]; 0; 0; 1; 5))" office:value-type="float" office:value="1" calcext:value-type="float">
            <text:p>1</text:p>
          </table:table-cell>
          <table:table-cell table:formula="of:=RANK([.F166]; OFFSET([.$C166]; 0; 0; 1; 5))" office:value-type="float" office:value="3" calcext:value-type="float">
            <text:p>3</text:p>
          </table:table-cell>
          <table:table-cell table:formula="of:=RANK([.G166]; OFFSET([.$C166]; 0; 0; 1; 5))" office:value-type="float" office:value="4" calcext:value-type="float">
            <text:p>4</text:p>
          </table:table-cell>
          <table:table-cell table:formula="of:=RANK([.H166];[.$H166:.$L166];)" office:value-type="float" office:value="5" calcext:value-type="float">
            <text:p>5</text:p>
          </table:table-cell>
          <table:table-cell table:formula="of:=RANK([.I166];[.$H166:.$L166];)" office:value-type="float" office:value="3" calcext:value-type="float">
            <text:p>3</text:p>
          </table:table-cell>
          <table:table-cell table:formula="of:=RANK([.J166];[.$H166:.$L166];)" office:value-type="float" office:value="2" calcext:value-type="float">
            <text:p>2</text:p>
          </table:table-cell>
          <table:table-cell table:formula="of:=RANK([.K166];[.$H166:.$L166];)" office:value-type="float" office:value="1" calcext:value-type="float">
            <text:p>1</text:p>
          </table:table-cell>
          <table:table-cell table:formula="of:=RANK([.L166];[.$H166:.$L166];)" office:value-type="float" office:value="4" calcext:value-type="float">
            <text:p>4</text:p>
          </table:table-cell>
          <table:table-cell table:formula="of:=RANK([.M166];[.$M166:.$Q166];)" office:value-type="float" office:value="5" calcext:value-type="float">
            <text:p>5</text:p>
          </table:table-cell>
          <table:table-cell table:formula="of:=RANK([.N166];[.$M166:.$Q166];)" office:value-type="float" office:value="2" calcext:value-type="float">
            <text:p>2</text:p>
          </table:table-cell>
          <table:table-cell table:formula="of:=RANK([.O166];[.$M166:.$Q166];)" office:value-type="float" office:value="2" calcext:value-type="float">
            <text:p>2</text:p>
          </table:table-cell>
          <table:table-cell table:formula="of:=RANK([.P166];[.$M166:.$Q166];)" office:value-type="float" office:value="1" calcext:value-type="float">
            <text:p>1</text:p>
          </table:table-cell>
          <table:table-cell table:formula="of:=RANK([.Q166];[.$M166:.$Q166];)" office:value-type="float" office:value="4" calcext:value-type="float">
            <text:p>4</text:p>
          </table:table-cell>
          <table:table-cell table:formula="of:=RANK([.R166];[.$R166:.$V166];)" office:value-type="float" office:value="5" calcext:value-type="float">
            <text:p>5</text:p>
          </table:table-cell>
          <table:table-cell table:formula="of:=RANK([.S166];[.$R166:.$V166];)" office:value-type="float" office:value="1" calcext:value-type="float">
            <text:p>1</text:p>
          </table:table-cell>
          <table:table-cell table:formula="of:=RANK([.T166];[.$R166:.$V166];)" office:value-type="float" office:value="1" calcext:value-type="float">
            <text:p>1</text:p>
          </table:table-cell>
          <table:table-cell table:formula="of:=RANK([.U166];[.$R166:.$V166];)" office:value-type="float" office:value="3" calcext:value-type="float">
            <text:p>3</text:p>
          </table:table-cell>
          <table:table-cell table:formula="of:=RANK([.V166];[.$R166:.$V166];)" office:value-type="float" office:value="4" calcext:value-type="float">
            <text:p>4</text:p>
          </table:table-cell>
          <table:table-cell table:formula="of:=RANK([.W166];[.$W166:.$AA166];)" office:value-type="float" office:value="5" calcext:value-type="float">
            <text:p>5</text:p>
          </table:table-cell>
          <table:table-cell table:formula="of:=RANK([.X166];[.$W166:.$AA166];)" office:value-type="float" office:value="4" calcext:value-type="float">
            <text:p>4</text:p>
          </table:table-cell>
          <table:table-cell table:formula="of:=RANK([.Y166];[.$W166:.$AA166];)" office:value-type="float" office:value="3" calcext:value-type="float">
            <text:p>3</text:p>
          </table:table-cell>
          <table:table-cell table:formula="of:=RANK([.Z166];[.$W166:.$AA166];)" office:value-type="float" office:value="1" calcext:value-type="float">
            <text:p>1</text:p>
          </table:table-cell>
          <table:table-cell table:formula="of:=RANK([.AA166];[.$W166:.$AA166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67]; OFFSET([.$C167]; 0; 0; 1; 5))" office:value-type="float" office:value="1" calcext:value-type="float">
            <text:p>1</text:p>
          </table:table-cell>
          <table:table-cell table:formula="of:=RANK([.D167]; OFFSET([.$C167]; 0; 0; 1; 5))" office:value-type="float" office:value="5" calcext:value-type="float">
            <text:p>5</text:p>
          </table:table-cell>
          <table:table-cell table:formula="of:=RANK([.E167]; OFFSET([.$C167]; 0; 0; 1; 5))" office:value-type="float" office:value="1" calcext:value-type="float">
            <text:p>1</text:p>
          </table:table-cell>
          <table:table-cell table:formula="of:=RANK([.F167]; OFFSET([.$C167]; 0; 0; 1; 5))" office:value-type="float" office:value="4" calcext:value-type="float">
            <text:p>4</text:p>
          </table:table-cell>
          <table:table-cell table:formula="of:=RANK([.G167]; OFFSET([.$C167]; 0; 0; 1; 5))" office:value-type="float" office:value="1" calcext:value-type="float">
            <text:p>1</text:p>
          </table:table-cell>
          <table:table-cell table:formula="of:=RANK([.H167];[.$H167:.$L167];)" office:value-type="float" office:value="3" calcext:value-type="float">
            <text:p>3</text:p>
          </table:table-cell>
          <table:table-cell table:formula="of:=RANK([.I167];[.$H167:.$L167];)" office:value-type="float" office:value="4" calcext:value-type="float">
            <text:p>4</text:p>
          </table:table-cell>
          <table:table-cell table:formula="of:=RANK([.J167];[.$H167:.$L167];)" office:value-type="float" office:value="2" calcext:value-type="float">
            <text:p>2</text:p>
          </table:table-cell>
          <table:table-cell table:formula="of:=RANK([.K167];[.$H167:.$L167];)" office:value-type="float" office:value="1" calcext:value-type="float">
            <text:p>1</text:p>
          </table:table-cell>
          <table:table-cell table:formula="of:=RANK([.L167];[.$H167:.$L167];)" office:value-type="float" office:value="5" calcext:value-type="float">
            <text:p>5</text:p>
          </table:table-cell>
          <table:table-cell table:formula="of:=RANK([.M167];[.$M167:.$Q167];)" office:value-type="float" office:value="2" calcext:value-type="float">
            <text:p>2</text:p>
          </table:table-cell>
          <table:table-cell table:formula="of:=RANK([.N167];[.$M167:.$Q167];)" office:value-type="float" office:value="2" calcext:value-type="float">
            <text:p>2</text:p>
          </table:table-cell>
          <table:table-cell table:formula="of:=RANK([.O167];[.$M167:.$Q167];)" office:value-type="float" office:value="2" calcext:value-type="float">
            <text:p>2</text:p>
          </table:table-cell>
          <table:table-cell table:formula="of:=RANK([.P167];[.$M167:.$Q167];)" office:value-type="float" office:value="1" calcext:value-type="float">
            <text:p>1</text:p>
          </table:table-cell>
          <table:table-cell table:formula="of:=RANK([.Q167];[.$M167:.$Q167];)" office:value-type="float" office:value="5" calcext:value-type="float">
            <text:p>5</text:p>
          </table:table-cell>
          <table:table-cell table:formula="of:=RANK([.R167];[.$R167:.$V167];)" office:value-type="float" office:value="4" calcext:value-type="float">
            <text:p>4</text:p>
          </table:table-cell>
          <table:table-cell table:formula="of:=RANK([.S167];[.$R167:.$V167];)" office:value-type="float" office:value="1" calcext:value-type="float">
            <text:p>1</text:p>
          </table:table-cell>
          <table:table-cell table:formula="of:=RANK([.T167];[.$R167:.$V167];)" office:value-type="float" office:value="1" calcext:value-type="float">
            <text:p>1</text:p>
          </table:table-cell>
          <table:table-cell table:formula="of:=RANK([.U167];[.$R167:.$V167];)" office:value-type="float" office:value="3" calcext:value-type="float">
            <text:p>3</text:p>
          </table:table-cell>
          <table:table-cell table:formula="of:=RANK([.V167];[.$R167:.$V167];)" office:value-type="float" office:value="5" calcext:value-type="float">
            <text:p>5</text:p>
          </table:table-cell>
          <table:table-cell table:formula="of:=RANK([.W167];[.$W167:.$AA167];)" office:value-type="float" office:value="3" calcext:value-type="float">
            <text:p>3</text:p>
          </table:table-cell>
          <table:table-cell table:formula="of:=RANK([.X167];[.$W167:.$AA167];)" office:value-type="float" office:value="4" calcext:value-type="float">
            <text:p>4</text:p>
          </table:table-cell>
          <table:table-cell table:formula="of:=RANK([.Y167];[.$W167:.$AA167];)" office:value-type="float" office:value="5" calcext:value-type="float">
            <text:p>5</text:p>
          </table:table-cell>
          <table:table-cell table:formula="of:=RANK([.Z167];[.$W167:.$AA167];)" office:value-type="float" office:value="2" calcext:value-type="float">
            <text:p>2</text:p>
          </table:table-cell>
          <table:table-cell table:formula="of:=RANK([.AA167];[.$W167:.$AA167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68]; OFFSET([.$C168]; 0; 0; 1; 5))" office:value-type="float" office:value="5" calcext:value-type="float">
            <text:p>5</text:p>
          </table:table-cell>
          <table:table-cell table:formula="of:=RANK([.D168]; OFFSET([.$C168]; 0; 0; 1; 5))" office:value-type="float" office:value="4" calcext:value-type="float">
            <text:p>4</text:p>
          </table:table-cell>
          <table:table-cell table:formula="of:=RANK([.E168]; OFFSET([.$C168]; 0; 0; 1; 5))" office:value-type="float" office:value="3" calcext:value-type="float">
            <text:p>3</text:p>
          </table:table-cell>
          <table:table-cell table:formula="of:=RANK([.F168]; OFFSET([.$C168]; 0; 0; 1; 5))" office:value-type="float" office:value="1" calcext:value-type="float">
            <text:p>1</text:p>
          </table:table-cell>
          <table:table-cell table:formula="of:=RANK([.G168]; OFFSET([.$C168]; 0; 0; 1; 5))" office:value-type="float" office:value="2" calcext:value-type="float">
            <text:p>2</text:p>
          </table:table-cell>
          <table:table-cell table:formula="of:=RANK([.H168];[.$H168:.$L168];)" office:value-type="float" office:value="3" calcext:value-type="float">
            <text:p>3</text:p>
          </table:table-cell>
          <table:table-cell table:formula="of:=RANK([.I168];[.$H168:.$L168];)" office:value-type="float" office:value="4" calcext:value-type="float">
            <text:p>4</text:p>
          </table:table-cell>
          <table:table-cell table:formula="of:=RANK([.J168];[.$H168:.$L168];)" office:value-type="float" office:value="5" calcext:value-type="float">
            <text:p>5</text:p>
          </table:table-cell>
          <table:table-cell table:formula="of:=RANK([.K168];[.$H168:.$L168];)" office:value-type="float" office:value="1" calcext:value-type="float">
            <text:p>1</text:p>
          </table:table-cell>
          <table:table-cell table:formula="of:=RANK([.L168];[.$H168:.$L168];)" office:value-type="float" office:value="2" calcext:value-type="float">
            <text:p>2</text:p>
          </table:table-cell>
          <table:table-cell table:formula="of:=RANK([.M168];[.$M168:.$Q168];)" office:value-type="float" office:value="5" calcext:value-type="float">
            <text:p>5</text:p>
          </table:table-cell>
          <table:table-cell table:formula="of:=RANK([.N168];[.$M168:.$Q168];)" office:value-type="float" office:value="3" calcext:value-type="float">
            <text:p>3</text:p>
          </table:table-cell>
          <table:table-cell table:formula="of:=RANK([.O168];[.$M168:.$Q168];)" office:value-type="float" office:value="3" calcext:value-type="float">
            <text:p>3</text:p>
          </table:table-cell>
          <table:table-cell table:formula="of:=RANK([.P168];[.$M168:.$Q168];)" office:value-type="float" office:value="1" calcext:value-type="float">
            <text:p>1</text:p>
          </table:table-cell>
          <table:table-cell table:formula="of:=RANK([.Q168];[.$M168:.$Q168];)" office:value-type="float" office:value="2" calcext:value-type="float">
            <text:p>2</text:p>
          </table:table-cell>
          <table:table-cell table:formula="of:=RANK([.R168];[.$R168:.$V168];)" office:value-type="float" office:value="4" calcext:value-type="float">
            <text:p>4</text:p>
          </table:table-cell>
          <table:table-cell table:formula="of:=RANK([.S168];[.$R168:.$V168];)" office:value-type="float" office:value="1" calcext:value-type="float">
            <text:p>1</text:p>
          </table:table-cell>
          <table:table-cell table:formula="of:=RANK([.T168];[.$R168:.$V168];)" office:value-type="float" office:value="1" calcext:value-type="float">
            <text:p>1</text:p>
          </table:table-cell>
          <table:table-cell table:formula="of:=RANK([.U168];[.$R168:.$V168];)" office:value-type="float" office:value="5" calcext:value-type="float">
            <text:p>5</text:p>
          </table:table-cell>
          <table:table-cell table:formula="of:=RANK([.V168];[.$R168:.$V168];)" office:value-type="float" office:value="1" calcext:value-type="float">
            <text:p>1</text:p>
          </table:table-cell>
          <table:table-cell table:formula="of:=RANK([.W168];[.$W168:.$AA168];)" office:value-type="float" office:value="4" calcext:value-type="float">
            <text:p>4</text:p>
          </table:table-cell>
          <table:table-cell table:formula="of:=RANK([.X168];[.$W168:.$AA168];)" office:value-type="float" office:value="2" calcext:value-type="float">
            <text:p>2</text:p>
          </table:table-cell>
          <table:table-cell table:formula="of:=RANK([.Y168];[.$W168:.$AA168];)" office:value-type="float" office:value="5" calcext:value-type="float">
            <text:p>5</text:p>
          </table:table-cell>
          <table:table-cell table:formula="of:=RANK([.Z168];[.$W168:.$AA168];)" office:value-type="float" office:value="1" calcext:value-type="float">
            <text:p>1</text:p>
          </table:table-cell>
          <table:table-cell table:formula="of:=RANK([.AA168];[.$W168:.$AA168];)" office:value-type="float" office:value="3" calcext:value-type="float">
            <text:p>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69]; OFFSET([.$C169]; 0; 0; 1; 5))" office:value-type="float" office:value="3" calcext:value-type="float">
            <text:p>3</text:p>
          </table:table-cell>
          <table:table-cell table:formula="of:=RANK([.D169]; OFFSET([.$C169]; 0; 0; 1; 5))" office:value-type="float" office:value="3" calcext:value-type="float">
            <text:p>3</text:p>
          </table:table-cell>
          <table:table-cell table:formula="of:=RANK([.E169]; OFFSET([.$C169]; 0; 0; 1; 5))" office:value-type="float" office:value="5" calcext:value-type="float">
            <text:p>5</text:p>
          </table:table-cell>
          <table:table-cell table:formula="of:=RANK([.F169]; OFFSET([.$C169]; 0; 0; 1; 5))" office:value-type="float" office:value="2" calcext:value-type="float">
            <text:p>2</text:p>
          </table:table-cell>
          <table:table-cell table:formula="of:=RANK([.G169]; OFFSET([.$C169]; 0; 0; 1; 5))" office:value-type="float" office:value="1" calcext:value-type="float">
            <text:p>1</text:p>
          </table:table-cell>
          <table:table-cell table:formula="of:=RANK([.H169];[.$H169:.$L169];)" office:value-type="float" office:value="3" calcext:value-type="float">
            <text:p>3</text:p>
          </table:table-cell>
          <table:table-cell table:formula="of:=RANK([.I169];[.$H169:.$L169];)" office:value-type="float" office:value="5" calcext:value-type="float">
            <text:p>5</text:p>
          </table:table-cell>
          <table:table-cell table:formula="of:=RANK([.J169];[.$H169:.$L169];)" office:value-type="float" office:value="4" calcext:value-type="float">
            <text:p>4</text:p>
          </table:table-cell>
          <table:table-cell table:formula="of:=RANK([.K169];[.$H169:.$L169];)" office:value-type="float" office:value="1" calcext:value-type="float">
            <text:p>1</text:p>
          </table:table-cell>
          <table:table-cell table:formula="of:=RANK([.L169];[.$H169:.$L169];)" office:value-type="float" office:value="1" calcext:value-type="float">
            <text:p>1</text:p>
          </table:table-cell>
          <table:table-cell table:formula="of:=RANK([.M169];[.$M169:.$Q169];)" office:value-type="float" office:value="1" calcext:value-type="float">
            <text:p>1</text:p>
          </table:table-cell>
          <table:table-cell table:formula="of:=RANK([.N169];[.$M169:.$Q169];)" office:value-type="float" office:value="4" calcext:value-type="float">
            <text:p>4</text:p>
          </table:table-cell>
          <table:table-cell table:formula="of:=RANK([.O169];[.$M169:.$Q169];)" office:value-type="float" office:value="4" calcext:value-type="float">
            <text:p>4</text:p>
          </table:table-cell>
          <table:table-cell table:formula="of:=RANK([.P169];[.$M169:.$Q169];)" office:value-type="float" office:value="2" calcext:value-type="float">
            <text:p>2</text:p>
          </table:table-cell>
          <table:table-cell table:formula="of:=RANK([.Q169];[.$M169:.$Q169];)" office:value-type="float" office:value="3" calcext:value-type="float">
            <text:p>3</text:p>
          </table:table-cell>
          <table:table-cell table:formula="of:=RANK([.R169];[.$R169:.$V169];)" office:value-type="float" office:value="3" calcext:value-type="float">
            <text:p>3</text:p>
          </table:table-cell>
          <table:table-cell table:formula="of:=RANK([.S169];[.$R169:.$V169];)" office:value-type="float" office:value="1" calcext:value-type="float">
            <text:p>1</text:p>
          </table:table-cell>
          <table:table-cell table:formula="of:=RANK([.T169];[.$R169:.$V169];)" office:value-type="float" office:value="2" calcext:value-type="float">
            <text:p>2</text:p>
          </table:table-cell>
          <table:table-cell table:formula="of:=RANK([.U169];[.$R169:.$V169];)" office:value-type="float" office:value="5" calcext:value-type="float">
            <text:p>5</text:p>
          </table:table-cell>
          <table:table-cell table:formula="of:=RANK([.V169];[.$R169:.$V169];)" office:value-type="float" office:value="4" calcext:value-type="float">
            <text:p>4</text:p>
          </table:table-cell>
          <table:table-cell table:formula="of:=RANK([.W169];[.$W169:.$AA169];)" office:value-type="float" office:value="2" calcext:value-type="float">
            <text:p>2</text:p>
          </table:table-cell>
          <table:table-cell table:formula="of:=RANK([.X169];[.$W169:.$AA169];)" office:value-type="float" office:value="4" calcext:value-type="float">
            <text:p>4</text:p>
          </table:table-cell>
          <table:table-cell table:formula="of:=RANK([.Y169];[.$W169:.$AA169];)" office:value-type="float" office:value="5" calcext:value-type="float">
            <text:p>5</text:p>
          </table:table-cell>
          <table:table-cell table:formula="of:=RANK([.Z169];[.$W169:.$AA169];)" office:value-type="float" office:value="3" calcext:value-type="float">
            <text:p>3</text:p>
          </table:table-cell>
          <table:table-cell table:formula="of:=RANK([.AA169];[.$W169:.$AA169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70]; OFFSET([.$C170]; 0; 0; 1; 5))" office:value-type="float" office:value="5" calcext:value-type="float">
            <text:p>5</text:p>
          </table:table-cell>
          <table:table-cell table:formula="of:=RANK([.D170]; OFFSET([.$C170]; 0; 0; 1; 5))" office:value-type="float" office:value="4" calcext:value-type="float">
            <text:p>4</text:p>
          </table:table-cell>
          <table:table-cell table:formula="of:=RANK([.E170]; OFFSET([.$C170]; 0; 0; 1; 5))" office:value-type="float" office:value="2" calcext:value-type="float">
            <text:p>2</text:p>
          </table:table-cell>
          <table:table-cell table:formula="of:=RANK([.F170]; OFFSET([.$C170]; 0; 0; 1; 5))" office:value-type="float" office:value="1" calcext:value-type="float">
            <text:p>1</text:p>
          </table:table-cell>
          <table:table-cell table:formula="of:=RANK([.G170]; OFFSET([.$C170]; 0; 0; 1; 5))" office:value-type="float" office:value="3" calcext:value-type="float">
            <text:p>3</text:p>
          </table:table-cell>
          <table:table-cell table:formula="of:=RANK([.H170];[.$H170:.$L170];)" office:value-type="float" office:value="5" calcext:value-type="float">
            <text:p>5</text:p>
          </table:table-cell>
          <table:table-cell table:formula="of:=RANK([.I170];[.$H170:.$L170];)" office:value-type="float" office:value="2" calcext:value-type="float">
            <text:p>2</text:p>
          </table:table-cell>
          <table:table-cell table:formula="of:=RANK([.J170];[.$H170:.$L170];)" office:value-type="float" office:value="3" calcext:value-type="float">
            <text:p>3</text:p>
          </table:table-cell>
          <table:table-cell table:formula="of:=RANK([.K170];[.$H170:.$L170];)" office:value-type="float" office:value="4" calcext:value-type="float">
            <text:p>4</text:p>
          </table:table-cell>
          <table:table-cell table:formula="of:=RANK([.L170];[.$H170:.$L170];)" office:value-type="float" office:value="1" calcext:value-type="float">
            <text:p>1</text:p>
          </table:table-cell>
          <table:table-cell table:formula="of:=RANK([.M170];[.$M170:.$Q170];)" office:value-type="float" office:value="1" calcext:value-type="float">
            <text:p>1</text:p>
          </table:table-cell>
          <table:table-cell table:formula="of:=RANK([.N170];[.$M170:.$Q170];)" office:value-type="float" office:value="3" calcext:value-type="float">
            <text:p>3</text:p>
          </table:table-cell>
          <table:table-cell table:formula="of:=RANK([.O170];[.$M170:.$Q170];)" office:value-type="float" office:value="4" calcext:value-type="float">
            <text:p>4</text:p>
          </table:table-cell>
          <table:table-cell table:formula="of:=RANK([.P170];[.$M170:.$Q170];)" office:value-type="float" office:value="2" calcext:value-type="float">
            <text:p>2</text:p>
          </table:table-cell>
          <table:table-cell table:formula="of:=RANK([.Q170];[.$M170:.$Q170];)" office:value-type="float" office:value="5" calcext:value-type="float">
            <text:p>5</text:p>
          </table:table-cell>
          <table:table-cell table:formula="of:=RANK([.R170];[.$R170:.$V170];)" office:value-type="float" office:value="1" calcext:value-type="float">
            <text:p>1</text:p>
          </table:table-cell>
          <table:table-cell table:formula="of:=RANK([.S170];[.$R170:.$V170];)" office:value-type="float" office:value="3" calcext:value-type="float">
            <text:p>3</text:p>
          </table:table-cell>
          <table:table-cell table:formula="of:=RANK([.T170];[.$R170:.$V170];)" office:value-type="float" office:value="5" calcext:value-type="float">
            <text:p>5</text:p>
          </table:table-cell>
          <table:table-cell table:formula="of:=RANK([.U170];[.$R170:.$V170];)" office:value-type="float" office:value="2" calcext:value-type="float">
            <text:p>2</text:p>
          </table:table-cell>
          <table:table-cell table:formula="of:=RANK([.V170];[.$R170:.$V170];)" office:value-type="float" office:value="4" calcext:value-type="float">
            <text:p>4</text:p>
          </table:table-cell>
          <table:table-cell table:formula="of:=RANK([.W170];[.$W170:.$AA170];)" office:value-type="float" office:value="4" calcext:value-type="float">
            <text:p>4</text:p>
          </table:table-cell>
          <table:table-cell table:formula="of:=RANK([.X170];[.$W170:.$AA170];)" office:value-type="float" office:value="5" calcext:value-type="float">
            <text:p>5</text:p>
          </table:table-cell>
          <table:table-cell table:formula="of:=RANK([.Y170];[.$W170:.$AA170];)" office:value-type="float" office:value="3" calcext:value-type="float">
            <text:p>3</text:p>
          </table:table-cell>
          <table:table-cell table:formula="of:=RANK([.Z170];[.$W170:.$AA170];)" office:value-type="float" office:value="1" calcext:value-type="float">
            <text:p>1</text:p>
          </table:table-cell>
          <table:table-cell table:formula="of:=RANK([.AA170];[.$W170:.$AA170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1]; OFFSET([.$C171]; 0; 0; 1; 5))" office:value-type="float" office:value="2" calcext:value-type="float">
            <text:p>2</text:p>
          </table:table-cell>
          <table:table-cell table:formula="of:=RANK([.D171]; OFFSET([.$C171]; 0; 0; 1; 5))" office:value-type="float" office:value="5" calcext:value-type="float">
            <text:p>5</text:p>
          </table:table-cell>
          <table:table-cell table:formula="of:=RANK([.E171]; OFFSET([.$C171]; 0; 0; 1; 5))" office:value-type="float" office:value="4" calcext:value-type="float">
            <text:p>4</text:p>
          </table:table-cell>
          <table:table-cell table:formula="of:=RANK([.F171]; OFFSET([.$C171]; 0; 0; 1; 5))" office:value-type="float" office:value="1" calcext:value-type="float">
            <text:p>1</text:p>
          </table:table-cell>
          <table:table-cell table:formula="of:=RANK([.G171]; OFFSET([.$C171]; 0; 0; 1; 5))" office:value-type="float" office:value="2" calcext:value-type="float">
            <text:p>2</text:p>
          </table:table-cell>
          <table:table-cell table:formula="of:=RANK([.H171];[.$H171:.$L171];)" office:value-type="float" office:value="4" calcext:value-type="float">
            <text:p>4</text:p>
          </table:table-cell>
          <table:table-cell table:formula="of:=RANK([.I171];[.$H171:.$L171];)" office:value-type="float" office:value="1" calcext:value-type="float">
            <text:p>1</text:p>
          </table:table-cell>
          <table:table-cell table:formula="of:=RANK([.J171];[.$H171:.$L171];)" office:value-type="float" office:value="2" calcext:value-type="float">
            <text:p>2</text:p>
          </table:table-cell>
          <table:table-cell table:formula="of:=RANK([.K171];[.$H171:.$L171];)" office:value-type="float" office:value="3" calcext:value-type="float">
            <text:p>3</text:p>
          </table:table-cell>
          <table:table-cell table:formula="of:=RANK([.L171];[.$H171:.$L171];)" office:value-type="float" office:value="4" calcext:value-type="float">
            <text:p>4</text:p>
          </table:table-cell>
          <table:table-cell table:formula="of:=RANK([.M171];[.$M171:.$Q171];)" office:value-type="float" office:value="1" calcext:value-type="float">
            <text:p>1</text:p>
          </table:table-cell>
          <table:table-cell table:formula="of:=RANK([.N171];[.$M171:.$Q171];)" office:value-type="float" office:value="4" calcext:value-type="float">
            <text:p>4</text:p>
          </table:table-cell>
          <table:table-cell table:formula="of:=RANK([.O171];[.$M171:.$Q171];)" office:value-type="float" office:value="5" calcext:value-type="float">
            <text:p>5</text:p>
          </table:table-cell>
          <table:table-cell table:formula="of:=RANK([.P171];[.$M171:.$Q171];)" office:value-type="float" office:value="3" calcext:value-type="float">
            <text:p>3</text:p>
          </table:table-cell>
          <table:table-cell table:formula="of:=RANK([.Q171];[.$M171:.$Q171];)" office:value-type="float" office:value="1" calcext:value-type="float">
            <text:p>1</text:p>
          </table:table-cell>
          <table:table-cell table:formula="of:=RANK([.R171];[.$R171:.$V171];)" office:value-type="float" office:value="2" calcext:value-type="float">
            <text:p>2</text:p>
          </table:table-cell>
          <table:table-cell table:formula="of:=RANK([.S171];[.$R171:.$V171];)" office:value-type="float" office:value="4" calcext:value-type="float">
            <text:p>4</text:p>
          </table:table-cell>
          <table:table-cell table:formula="of:=RANK([.T171];[.$R171:.$V171];)" office:value-type="float" office:value="5" calcext:value-type="float">
            <text:p>5</text:p>
          </table:table-cell>
          <table:table-cell table:formula="of:=RANK([.U171];[.$R171:.$V171];)" office:value-type="float" office:value="1" calcext:value-type="float">
            <text:p>1</text:p>
          </table:table-cell>
          <table:table-cell table:formula="of:=RANK([.V171];[.$R171:.$V171];)" office:value-type="float" office:value="3" calcext:value-type="float">
            <text:p>3</text:p>
          </table:table-cell>
          <table:table-cell table:formula="of:=RANK([.W171];[.$W171:.$AA171];)" office:value-type="float" office:value="4" calcext:value-type="float">
            <text:p>4</text:p>
          </table:table-cell>
          <table:table-cell table:formula="of:=RANK([.X171];[.$W171:.$AA171];)" office:value-type="float" office:value="5" calcext:value-type="float">
            <text:p>5</text:p>
          </table:table-cell>
          <table:table-cell table:formula="of:=RANK([.Y171];[.$W171:.$AA171];)" office:value-type="float" office:value="3" calcext:value-type="float">
            <text:p>3</text:p>
          </table:table-cell>
          <table:table-cell table:formula="of:=RANK([.Z171];[.$W171:.$AA171];)" office:value-type="float" office:value="1" calcext:value-type="float">
            <text:p>1</text:p>
          </table:table-cell>
          <table:table-cell table:formula="of:=RANK([.AA171];[.$W171:.$AA171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72]; OFFSET([.$C172]; 0; 0; 1; 5))" office:value-type="float" office:value="5" calcext:value-type="float">
            <text:p>5</text:p>
          </table:table-cell>
          <table:table-cell table:formula="of:=RANK([.D172]; OFFSET([.$C172]; 0; 0; 1; 5))" office:value-type="float" office:value="2" calcext:value-type="float">
            <text:p>2</text:p>
          </table:table-cell>
          <table:table-cell table:formula="of:=RANK([.E172]; OFFSET([.$C172]; 0; 0; 1; 5))" office:value-type="float" office:value="4" calcext:value-type="float">
            <text:p>4</text:p>
          </table:table-cell>
          <table:table-cell table:formula="of:=RANK([.F172]; OFFSET([.$C172]; 0; 0; 1; 5))" office:value-type="float" office:value="1" calcext:value-type="float">
            <text:p>1</text:p>
          </table:table-cell>
          <table:table-cell table:formula="of:=RANK([.G172]; OFFSET([.$C172]; 0; 0; 1; 5))" office:value-type="float" office:value="2" calcext:value-type="float">
            <text:p>2</text:p>
          </table:table-cell>
          <table:table-cell table:formula="of:=RANK([.H172];[.$H172:.$L172];)" office:value-type="float" office:value="5" calcext:value-type="float">
            <text:p>5</text:p>
          </table:table-cell>
          <table:table-cell table:formula="of:=RANK([.I172];[.$H172:.$L172];)" office:value-type="float" office:value="3" calcext:value-type="float">
            <text:p>3</text:p>
          </table:table-cell>
          <table:table-cell table:formula="of:=RANK([.J172];[.$H172:.$L172];)" office:value-type="float" office:value="4" calcext:value-type="float">
            <text:p>4</text:p>
          </table:table-cell>
          <table:table-cell table:formula="of:=RANK([.K172];[.$H172:.$L172];)" office:value-type="float" office:value="2" calcext:value-type="float">
            <text:p>2</text:p>
          </table:table-cell>
          <table:table-cell table:formula="of:=RANK([.L172];[.$H172:.$L172];)" office:value-type="float" office:value="1" calcext:value-type="float">
            <text:p>1</text:p>
          </table:table-cell>
          <table:table-cell table:formula="of:=RANK([.M172];[.$M172:.$Q172];)" office:value-type="float" office:value="2" calcext:value-type="float">
            <text:p>2</text:p>
          </table:table-cell>
          <table:table-cell table:formula="of:=RANK([.N172];[.$M172:.$Q172];)" office:value-type="float" office:value="3" calcext:value-type="float">
            <text:p>3</text:p>
          </table:table-cell>
          <table:table-cell table:formula="of:=RANK([.O172];[.$M172:.$Q172];)" office:value-type="float" office:value="5" calcext:value-type="float">
            <text:p>5</text:p>
          </table:table-cell>
          <table:table-cell table:formula="of:=RANK([.P172];[.$M172:.$Q172];)" office:value-type="float" office:value="1" calcext:value-type="float">
            <text:p>1</text:p>
          </table:table-cell>
          <table:table-cell table:formula="of:=RANK([.Q172];[.$M172:.$Q172];)" office:value-type="float" office:value="4" calcext:value-type="float">
            <text:p>4</text:p>
          </table:table-cell>
          <table:table-cell table:formula="of:=RANK([.R172];[.$R172:.$V172];)" office:value-type="float" office:value="2" calcext:value-type="float">
            <text:p>2</text:p>
          </table:table-cell>
          <table:table-cell table:formula="of:=RANK([.S172];[.$R172:.$V172];)" office:value-type="float" office:value="4" calcext:value-type="float">
            <text:p>4</text:p>
          </table:table-cell>
          <table:table-cell table:formula="of:=RANK([.T172];[.$R172:.$V172];)" office:value-type="float" office:value="5" calcext:value-type="float">
            <text:p>5</text:p>
          </table:table-cell>
          <table:table-cell table:formula="of:=RANK([.U172];[.$R172:.$V172];)" office:value-type="float" office:value="1" calcext:value-type="float">
            <text:p>1</text:p>
          </table:table-cell>
          <table:table-cell table:formula="of:=RANK([.V172];[.$R172:.$V172];)" office:value-type="float" office:value="3" calcext:value-type="float">
            <text:p>3</text:p>
          </table:table-cell>
          <table:table-cell table:formula="of:=RANK([.W172];[.$W172:.$AA172];)" office:value-type="float" office:value="2" calcext:value-type="float">
            <text:p>2</text:p>
          </table:table-cell>
          <table:table-cell table:formula="of:=RANK([.X172];[.$W172:.$AA172];)" office:value-type="float" office:value="3" calcext:value-type="float">
            <text:p>3</text:p>
          </table:table-cell>
          <table:table-cell table:formula="of:=RANK([.Y172];[.$W172:.$AA172];)" office:value-type="float" office:value="5" calcext:value-type="float">
            <text:p>5</text:p>
          </table:table-cell>
          <table:table-cell table:formula="of:=RANK([.Z172];[.$W172:.$AA172];)" office:value-type="float" office:value="1" calcext:value-type="float">
            <text:p>1</text:p>
          </table:table-cell>
          <table:table-cell table:formula="of:=RANK([.AA172];[.$W172:.$AA172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3]; OFFSET([.$C173]; 0; 0; 1; 5))" office:value-type="float" office:value="2" calcext:value-type="float">
            <text:p>2</text:p>
          </table:table-cell>
          <table:table-cell table:formula="of:=RANK([.D173]; OFFSET([.$C173]; 0; 0; 1; 5))" office:value-type="float" office:value="3" calcext:value-type="float">
            <text:p>3</text:p>
          </table:table-cell>
          <table:table-cell table:formula="of:=RANK([.E173]; OFFSET([.$C173]; 0; 0; 1; 5))" office:value-type="float" office:value="5" calcext:value-type="float">
            <text:p>5</text:p>
          </table:table-cell>
          <table:table-cell table:formula="of:=RANK([.F173]; OFFSET([.$C173]; 0; 0; 1; 5))" office:value-type="float" office:value="1" calcext:value-type="float">
            <text:p>1</text:p>
          </table:table-cell>
          <table:table-cell table:formula="of:=RANK([.G173]; OFFSET([.$C173]; 0; 0; 1; 5))" office:value-type="float" office:value="4" calcext:value-type="float">
            <text:p>4</text:p>
          </table:table-cell>
          <table:table-cell table:formula="of:=RANK([.H173];[.$H173:.$L173];)" office:value-type="float" office:value="4" calcext:value-type="float">
            <text:p>4</text:p>
          </table:table-cell>
          <table:table-cell table:formula="of:=RANK([.I173];[.$H173:.$L173];)" office:value-type="float" office:value="2" calcext:value-type="float">
            <text:p>2</text:p>
          </table:table-cell>
          <table:table-cell table:formula="of:=RANK([.J173];[.$H173:.$L173];)" office:value-type="float" office:value="3" calcext:value-type="float">
            <text:p>3</text:p>
          </table:table-cell>
          <table:table-cell table:formula="of:=RANK([.K173];[.$H173:.$L173];)" office:value-type="float" office:value="5" calcext:value-type="float">
            <text:p>5</text:p>
          </table:table-cell>
          <table:table-cell table:formula="of:=RANK([.L173];[.$H173:.$L173];)" office:value-type="float" office:value="1" calcext:value-type="float">
            <text:p>1</text:p>
          </table:table-cell>
          <table:table-cell table:formula="of:=RANK([.M173];[.$M173:.$Q173];)" office:value-type="float" office:value="1" calcext:value-type="float">
            <text:p>1</text:p>
          </table:table-cell>
          <table:table-cell table:formula="of:=RANK([.N173];[.$M173:.$Q173];)" office:value-type="float" office:value="4" calcext:value-type="float">
            <text:p>4</text:p>
          </table:table-cell>
          <table:table-cell table:formula="of:=RANK([.O173];[.$M173:.$Q173];)" office:value-type="float" office:value="5" calcext:value-type="float">
            <text:p>5</text:p>
          </table:table-cell>
          <table:table-cell table:formula="of:=RANK([.P173];[.$M173:.$Q173];)" office:value-type="float" office:value="3" calcext:value-type="float">
            <text:p>3</text:p>
          </table:table-cell>
          <table:table-cell table:formula="of:=RANK([.Q173];[.$M173:.$Q173];)" office:value-type="float" office:value="2" calcext:value-type="float">
            <text:p>2</text:p>
          </table:table-cell>
          <table:table-cell table:formula="of:=RANK([.R173];[.$R173:.$V173];)" office:value-type="float" office:value="2" calcext:value-type="float">
            <text:p>2</text:p>
          </table:table-cell>
          <table:table-cell table:formula="of:=RANK([.S173];[.$R173:.$V173];)" office:value-type="float" office:value="4" calcext:value-type="float">
            <text:p>4</text:p>
          </table:table-cell>
          <table:table-cell table:formula="of:=RANK([.T173];[.$R173:.$V173];)" office:value-type="float" office:value="5" calcext:value-type="float">
            <text:p>5</text:p>
          </table:table-cell>
          <table:table-cell table:formula="of:=RANK([.U173];[.$R173:.$V173];)" office:value-type="float" office:value="1" calcext:value-type="float">
            <text:p>1</text:p>
          </table:table-cell>
          <table:table-cell table:formula="of:=RANK([.V173];[.$R173:.$V173];)" office:value-type="float" office:value="3" calcext:value-type="float">
            <text:p>3</text:p>
          </table:table-cell>
          <table:table-cell table:formula="of:=RANK([.W173];[.$W173:.$AA173];)" office:value-type="float" office:value="1" calcext:value-type="float">
            <text:p>1</text:p>
          </table:table-cell>
          <table:table-cell table:formula="of:=RANK([.X173];[.$W173:.$AA173];)" office:value-type="float" office:value="3" calcext:value-type="float">
            <text:p>3</text:p>
          </table:table-cell>
          <table:table-cell table:formula="of:=RANK([.Y173];[.$W173:.$AA173];)" office:value-type="float" office:value="4" calcext:value-type="float">
            <text:p>4</text:p>
          </table:table-cell>
          <table:table-cell table:formula="of:=RANK([.Z173];[.$W173:.$AA173];)" office:value-type="float" office:value="2" calcext:value-type="float">
            <text:p>2</text:p>
          </table:table-cell>
          <table:table-cell table:formula="of:=RANK([.AA173];[.$W173:.$AA173];)" office:value-type="float" office:value="5" calcext:value-type="float">
            <text:p>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74]; OFFSET([.$C174]; 0; 0; 1; 5))" office:value-type="float" office:value="5" calcext:value-type="float">
            <text:p>5</text:p>
          </table:table-cell>
          <table:table-cell table:formula="of:=RANK([.D174]; OFFSET([.$C174]; 0; 0; 1; 5))" office:value-type="float" office:value="3" calcext:value-type="float">
            <text:p>3</text:p>
          </table:table-cell>
          <table:table-cell table:formula="of:=RANK([.E174]; OFFSET([.$C174]; 0; 0; 1; 5))" office:value-type="float" office:value="3" calcext:value-type="float">
            <text:p>3</text:p>
          </table:table-cell>
          <table:table-cell table:formula="of:=RANK([.F174]; OFFSET([.$C174]; 0; 0; 1; 5))" office:value-type="float" office:value="1" calcext:value-type="float">
            <text:p>1</text:p>
          </table:table-cell>
          <table:table-cell table:formula="of:=RANK([.G174]; OFFSET([.$C174]; 0; 0; 1; 5))" office:value-type="float" office:value="2" calcext:value-type="float">
            <text:p>2</text:p>
          </table:table-cell>
          <table:table-cell table:formula="of:=RANK([.H174];[.$H174:.$L174];)" office:value-type="float" office:value="5" calcext:value-type="float">
            <text:p>5</text:p>
          </table:table-cell>
          <table:table-cell table:formula="of:=RANK([.I174];[.$H174:.$L174];)" office:value-type="float" office:value="1" calcext:value-type="float">
            <text:p>1</text:p>
          </table:table-cell>
          <table:table-cell table:formula="of:=RANK([.J174];[.$H174:.$L174];)" office:value-type="float" office:value="1" calcext:value-type="float">
            <text:p>1</text:p>
          </table:table-cell>
          <table:table-cell table:formula="of:=RANK([.K174];[.$H174:.$L174];)" office:value-type="float" office:value="3" calcext:value-type="float">
            <text:p>3</text:p>
          </table:table-cell>
          <table:table-cell table:formula="of:=RANK([.L174];[.$H174:.$L174];)" office:value-type="float" office:value="4" calcext:value-type="float">
            <text:p>4</text:p>
          </table:table-cell>
          <table:table-cell table:formula="of:=RANK([.M174];[.$M174:.$Q174];)" office:value-type="float" office:value="2" calcext:value-type="float">
            <text:p>2</text:p>
          </table:table-cell>
          <table:table-cell table:formula="of:=RANK([.N174];[.$M174:.$Q174];)" office:value-type="float" office:value="3" calcext:value-type="float">
            <text:p>3</text:p>
          </table:table-cell>
          <table:table-cell table:formula="of:=RANK([.O174];[.$M174:.$Q174];)" office:value-type="float" office:value="4" calcext:value-type="float">
            <text:p>4</text:p>
          </table:table-cell>
          <table:table-cell table:formula="of:=RANK([.P174];[.$M174:.$Q174];)" office:value-type="float" office:value="1" calcext:value-type="float">
            <text:p>1</text:p>
          </table:table-cell>
          <table:table-cell table:formula="of:=RANK([.Q174];[.$M174:.$Q174];)" office:value-type="float" office:value="5" calcext:value-type="float">
            <text:p>5</text:p>
          </table:table-cell>
          <table:table-cell table:formula="of:=RANK([.R174];[.$R174:.$V174];)" office:value-type="float" office:value="1" calcext:value-type="float">
            <text:p>1</text:p>
          </table:table-cell>
          <table:table-cell table:formula="of:=RANK([.S174];[.$R174:.$V174];)" office:value-type="float" office:value="5" calcext:value-type="float">
            <text:p>5</text:p>
          </table:table-cell>
          <table:table-cell table:formula="of:=RANK([.T174];[.$R174:.$V174];)" office:value-type="float" office:value="4" calcext:value-type="float">
            <text:p>4</text:p>
          </table:table-cell>
          <table:table-cell table:formula="of:=RANK([.U174];[.$R174:.$V174];)" office:value-type="float" office:value="2" calcext:value-type="float">
            <text:p>2</text:p>
          </table:table-cell>
          <table:table-cell table:formula="of:=RANK([.V174];[.$R174:.$V174];)" office:value-type="float" office:value="3" calcext:value-type="float">
            <text:p>3</text:p>
          </table:table-cell>
          <table:table-cell table:formula="of:=RANK([.W174];[.$W174:.$AA174];)" office:value-type="float" office:value="2" calcext:value-type="float">
            <text:p>2</text:p>
          </table:table-cell>
          <table:table-cell table:formula="of:=RANK([.X174];[.$W174:.$AA174];)" office:value-type="float" office:value="4" calcext:value-type="float">
            <text:p>4</text:p>
          </table:table-cell>
          <table:table-cell table:formula="of:=RANK([.Y174];[.$W174:.$AA174];)" office:value-type="float" office:value="3" calcext:value-type="float">
            <text:p>3</text:p>
          </table:table-cell>
          <table:table-cell table:formula="of:=RANK([.Z174];[.$W174:.$AA174];)" office:value-type="float" office:value="1" calcext:value-type="float">
            <text:p>1</text:p>
          </table:table-cell>
          <table:table-cell table:formula="of:=RANK([.AA174];[.$W174:.$AA174];)" office:value-type="float" office:value="5" calcext:value-type="float">
            <text:p>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5]; OFFSET([.$C175]; 0; 0; 1; 5))" office:value-type="float" office:value="1" calcext:value-type="float">
            <text:p>1</text:p>
          </table:table-cell>
          <table:table-cell table:formula="of:=RANK([.D175]; OFFSET([.$C175]; 0; 0; 1; 5))" office:value-type="float" office:value="4" calcext:value-type="float">
            <text:p>4</text:p>
          </table:table-cell>
          <table:table-cell table:formula="of:=RANK([.E175]; OFFSET([.$C175]; 0; 0; 1; 5))" office:value-type="float" office:value="4" calcext:value-type="float">
            <text:p>4</text:p>
          </table:table-cell>
          <table:table-cell table:formula="of:=RANK([.F175]; OFFSET([.$C175]; 0; 0; 1; 5))" office:value-type="float" office:value="2" calcext:value-type="float">
            <text:p>2</text:p>
          </table:table-cell>
          <table:table-cell table:formula="of:=RANK([.G175]; OFFSET([.$C175]; 0; 0; 1; 5))" office:value-type="float" office:value="3" calcext:value-type="float">
            <text:p>3</text:p>
          </table:table-cell>
          <table:table-cell table:formula="of:=RANK([.H175];[.$H175:.$L175];)" office:value-type="float" office:value="5" calcext:value-type="float">
            <text:p>5</text:p>
          </table:table-cell>
          <table:table-cell table:formula="of:=RANK([.I175];[.$H175:.$L175];)" office:value-type="float" office:value="1" calcext:value-type="float">
            <text:p>1</text:p>
          </table:table-cell>
          <table:table-cell table:formula="of:=RANK([.J175];[.$H175:.$L175];)" office:value-type="float" office:value="1" calcext:value-type="float">
            <text:p>1</text:p>
          </table:table-cell>
          <table:table-cell table:formula="of:=RANK([.K175];[.$H175:.$L175];)" office:value-type="float" office:value="4" calcext:value-type="float">
            <text:p>4</text:p>
          </table:table-cell>
          <table:table-cell table:formula="of:=RANK([.L175];[.$H175:.$L175];)" office:value-type="float" office:value="3" calcext:value-type="float">
            <text:p>3</text:p>
          </table:table-cell>
          <table:table-cell table:formula="of:=RANK([.M175];[.$M175:.$Q175];)" office:value-type="float" office:value="1" calcext:value-type="float">
            <text:p>1</text:p>
          </table:table-cell>
          <table:table-cell table:formula="of:=RANK([.N175];[.$M175:.$Q175];)" office:value-type="float" office:value="4" calcext:value-type="float">
            <text:p>4</text:p>
          </table:table-cell>
          <table:table-cell table:formula="of:=RANK([.O175];[.$M175:.$Q175];)" office:value-type="float" office:value="5" calcext:value-type="float">
            <text:p>5</text:p>
          </table:table-cell>
          <table:table-cell table:formula="of:=RANK([.P175];[.$M175:.$Q175];)" office:value-type="float" office:value="2" calcext:value-type="float">
            <text:p>2</text:p>
          </table:table-cell>
          <table:table-cell table:formula="of:=RANK([.Q175];[.$M175:.$Q175];)" office:value-type="float" office:value="3" calcext:value-type="float">
            <text:p>3</text:p>
          </table:table-cell>
          <table:table-cell table:formula="of:=RANK([.R175];[.$R175:.$V175];)" office:value-type="float" office:value="2" calcext:value-type="float">
            <text:p>2</text:p>
          </table:table-cell>
          <table:table-cell table:formula="of:=RANK([.S175];[.$R175:.$V175];)" office:value-type="float" office:value="5" calcext:value-type="float">
            <text:p>5</text:p>
          </table:table-cell>
          <table:table-cell table:formula="of:=RANK([.T175];[.$R175:.$V175];)" office:value-type="float" office:value="4" calcext:value-type="float">
            <text:p>4</text:p>
          </table:table-cell>
          <table:table-cell table:formula="of:=RANK([.U175];[.$R175:.$V175];)" office:value-type="float" office:value="1" calcext:value-type="float">
            <text:p>1</text:p>
          </table:table-cell>
          <table:table-cell table:formula="of:=RANK([.V175];[.$R175:.$V175];)" office:value-type="float" office:value="3" calcext:value-type="float">
            <text:p>3</text:p>
          </table:table-cell>
          <table:table-cell table:formula="of:=RANK([.W175];[.$W175:.$AA175];)" office:value-type="float" office:value="2" calcext:value-type="float">
            <text:p>2</text:p>
          </table:table-cell>
          <table:table-cell table:formula="of:=RANK([.X175];[.$W175:.$AA175];)" office:value-type="float" office:value="5" calcext:value-type="float">
            <text:p>5</text:p>
          </table:table-cell>
          <table:table-cell table:formula="of:=RANK([.Y175];[.$W175:.$AA175];)" office:value-type="float" office:value="3" calcext:value-type="float">
            <text:p>3</text:p>
          </table:table-cell>
          <table:table-cell table:formula="of:=RANK([.Z175];[.$W175:.$AA175];)" office:value-type="float" office:value="1" calcext:value-type="float">
            <text:p>1</text:p>
          </table:table-cell>
          <table:table-cell table:formula="of:=RANK([.AA175];[.$W175:.$AA175];)" office:value-type="float" office:value="3" calcext:value-type="float">
            <text:p>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office:value-type="float" office:value="678430" calcext:value-type="float">
            <text:p>67843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88255980466436" calcext:value-type="float">
            <text:p>-1,88255980466436</text:p>
          </table:table-cell>
          <table:table-cell table:style-name="ce516" office:value-type="float" office:value="-0.00203531163928579" calcext:value-type="float">
            <text:p>-0,00203531163928579</text:p>
          </table:table-cell>
          <table:table-cell table:style-name="ce495" office:value-type="float" office:value="0" calcext:value-type="float">
            <text:p>0</text:p>
          </table:table-cell>
          <table:table-cell table:style-name="ce505" office:value-type="float" office:value="-0.047797597755594" calcext:value-type="float">
            <text:p>-0,047797597755594</text:p>
          </table:table-cell>
          <table:table-cell table:style-name="ce516" office:value-type="float" office:value="-0.00224732326837806" calcext:value-type="float">
            <text:p>-0,00224732326837806</text:p>
          </table:table-cell>
          <table:table-cell table:style-name="ce494" office:value-type="float" office:value="-1.51313984959039" calcext:value-type="float">
            <text:p>-1,51313984959039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223907123325237" calcext:value-type="float">
            <text:p>-0,00223907123325237</text:p>
          </table:table-cell>
          <table:table-cell table:style-name="ce506" office:value-type="float" office:value="0.00227522290420597" calcext:value-type="float">
            <text:p>0,00227522290420597</text:p>
          </table:table-cell>
          <table:table-cell table:style-name="ce495" office:value-type="float" office:value="0.00368513807139464" calcext:value-type="float">
            <text:p>0,00368513807139464</text:p>
          </table:table-cell>
          <table:table-cell table:style-name="ce494" office:value-type="float" office:value="-1.99133882136815" calcext:value-type="float">
            <text:p>-1,99133882136815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512" office:value-type="float" office:value="-0.0116373261813088" calcext:value-type="float">
            <text:p>-0,0116373261813088</text:p>
          </table:table-cell>
          <table:table-cell table:style-name="ce494" office:value-type="float" office:value="-0.906692174106035" calcext:value-type="float">
            <text:p>-0,906692174106035</text:p>
          </table:table-cell>
          <table:table-cell table:style-name="ce499" office:value-type="float" office:value="-0.00188617988921985" calcext:value-type="float">
            <text:p>-0,00188617988921985</text:p>
          </table:table-cell>
          <table:table-cell table:style-name="ce495" office:value-type="float" office:value="0" calcext:value-type="float">
            <text:p>0</text:p>
          </table:table-cell>
          <table:table-cell table:style-name="ce502" office:value-type="float" office:value="-0.00377786113645019" calcext:value-type="float">
            <text:p>-0,00377786113645019</text:p>
          </table:table-cell>
          <table:table-cell table:style-name="ce590" office:value-type="float" office:value="-0.0415266079860385" calcext:value-type="float">
            <text:p>-0,0415266079860385</text:p>
          </table:table-cell>
          <table:table-cell table:style-name="ce494" office:value-type="float" office:value="-1.17174247048615" calcext:value-type="float">
            <text:p>-1,17174247048615</text:p>
          </table:table-cell>
          <table:table-cell table:style-name="ce894" office:value-type="float" office:value="0.0690572990607296" calcext:value-type="float">
            <text:p>0,0690572990607296</text:p>
          </table:table-cell>
          <table:table-cell table:style-name="ce910" office:value-type="float" office:value="0.0441795143059326" calcext:value-type="float">
            <text:p>0,0441795143059326</text:p>
          </table:table-cell>
          <table:table-cell table:style-name="ce495" office:value-type="float" office:value="0.261663241354337" calcext:value-type="float">
            <text:p>0,261663241354337</text:p>
          </table:table-cell>
          <table:table-cell table:style-name="ce762" office:value-type="float" office:value="0.0574747719990643" calcext:value-type="float">
            <text:p>0,057474771999064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3" office:value-type="float" office:value="-0.0389083741710133" calcext:value-type="float">
            <text:p>-0,0389083741710133</text:p>
          </table:table-cell>
          <table:table-cell table:style-name="ce516" office:value-type="float" office:value="-0.00203531163928579" calcext:value-type="float">
            <text:p>-0,00203531163928579</text:p>
          </table:table-cell>
          <table:table-cell table:style-name="ce495" office:value-type="float" office:value="0" calcext:value-type="float">
            <text:p>0</text:p>
          </table:table-cell>
          <table:table-cell table:style-name="ce542" office:value-type="float" office:value="-0.0411183833926711" calcext:value-type="float">
            <text:p>-0,0411183833926711</text:p>
          </table:table-cell>
          <table:table-cell table:style-name="ce582" office:value-type="float" office:value="-0.130611036172067" calcext:value-type="float">
            <text:p>-0,130611036172067</text:p>
          </table:table-cell>
          <table:table-cell table:style-name="ce498" office:value-type="float" office:value="-0.00954520731467254" calcext:value-type="float">
            <text:p>-0,00954520731467254</text:p>
          </table:table-cell>
          <table:table-cell table:style-name="ce499" office:value-type="float" office:value="0" calcext:value-type="float">
            <text:p>0</text:p>
          </table:table-cell>
          <table:table-cell table:style-name="ce502" office:value-type="float" office:value="-0.00223907123325237" calcext:value-type="float">
            <text:p>-0,00223907123325237</text:p>
          </table:table-cell>
          <table:table-cell table:style-name="ce495" office:value-type="float" office:value="0.00263673961374153" calcext:value-type="float">
            <text:p>0,00263673961374153</text:p>
          </table:table-cell>
          <table:table-cell table:style-name="ce539" office:value-type="float" office:value="-0.0264583584062664" calcext:value-type="float">
            <text:p>-0,0264583584062664</text:p>
          </table:table-cell>
          <table:table-cell table:number-columns-repeated="3" table:style-name="ce506" office:value-type="float" office:value="0" calcext:value-type="float">
            <text:p>0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502" office:value-type="float" office:value="-0.00695280928629037" calcext:value-type="float">
            <text:p>-0,00695280928629037</text:p>
          </table:table-cell>
          <table:table-cell table:style-name="ce506" office:value-type="float" office:value="-0.000283712891670166" calcext:value-type="float">
            <text:p>-0,000283712891670166</text:p>
          </table:table-cell>
          <table:table-cell table:style-name="ce499" office:value-type="float" office:value="-0.00188617988921985" calcext:value-type="float">
            <text:p>-0,00188617988921985</text:p>
          </table:table-cell>
          <table:table-cell table:style-name="ce506" office:value-type="float" office:value="0" calcext:value-type="float">
            <text:p>0</text:p>
          </table:table-cell>
          <table:table-cell table:style-name="ce495" office:value-type="float" office:value="0.00037723597784389" calcext:value-type="float">
            <text:p>0,00037723597784389</text:p>
          </table:table-cell>
          <table:table-cell table:style-name="ce516" office:value-type="float" office:value="-0.000579214407647956" calcext:value-type="float">
            <text:p>-0,000579214407647956</text:p>
          </table:table-cell>
          <table:table-cell table:style-name="ce617" office:value-type="float" office:value="0.135274146068996" calcext:value-type="float">
            <text:p>0,135274146068996</text:p>
          </table:table-cell>
          <table:table-cell table:style-name="ce894" office:value-type="float" office:value="0.0690572990607296" calcext:value-type="float">
            <text:p>0,0690572990607296</text:p>
          </table:table-cell>
          <table:table-cell table:style-name="ce910" office:value-type="float" office:value="0.0441795143059326" calcext:value-type="float">
            <text:p>0,0441795143059326</text:p>
          </table:table-cell>
          <table:table-cell table:style-name="ce513" office:value-type="float" office:value="0.244370917166657" calcext:value-type="float">
            <text:p>0,244370917166657</text:p>
          </table:table-cell>
          <table:table-cell table:style-name="ce641" office:value-type="float" office:value="0.246115817347376" calcext:value-type="float">
            <text:p>0,246115817347376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81341077015684" calcext:value-type="float">
            <text:p>-0,381341077015684</text:p>
          </table:table-cell>
          <table:table-cell table:number-columns-repeated="2" table:style-name="ce495" office:value-type="float" office:value="0.00142471814750005" calcext:value-type="float">
            <text:p>0,00142471814750005</text:p>
          </table:table-cell>
          <table:table-cell table:style-name="ce564" office:value-type="float" office:value="-0.0601553315921242" calcext:value-type="float">
            <text:p>-0,0601553315921242</text:p>
          </table:table-cell>
          <table:table-cell table:style-name="ce513" office:value-type="float" office:value="-0.00321748848310428" calcext:value-type="float">
            <text:p>-0,00321748848310428</text:p>
          </table:table-cell>
          <table:table-cell table:style-name="ce494" office:value-type="float" office:value="-0.0492712289608937" calcext:value-type="float">
            <text:p>-0,0492712289608937</text:p>
          </table:table-cell>
          <table:table-cell table:number-columns-repeated="2" table:style-name="ce601" office:value-type="float" office:value="-0.0418426436714051" calcext:value-type="float">
            <text:p>-0,0418426436714051</text:p>
          </table:table-cell>
          <table:table-cell table:style-name="ce616" office:value-type="float" office:value="-0.0401470136853899" calcext:value-type="float">
            <text:p>-0,0401470136853899</text:p>
          </table:table-cell>
          <table:table-cell table:style-name="ce625" office:value-type="float" office:value="0.000700875943325308" calcext:value-type="float">
            <text:p>0,000700875943325308</text:p>
          </table:table-cell>
          <table:table-cell table:style-name="ce590" office:value-type="float" office:value="-0.00399786533961701" calcext:value-type="float">
            <text:p>-0,00399786533961701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495" office:value-type="float" office:value="0.000191078978612547" calcext:value-type="float">
            <text:p>0,000191078978612547</text:p>
          </table:table-cell>
          <table:table-cell table:style-name="ce501" office:value-type="float" office:value="-0.0000825203701533799" calcext:value-type="float">
            <text:p>-8,25203701533799E-05</text:p>
          </table:table-cell>
          <table:table-cell table:number-columns-repeated="4" table:style-name="ce495" office:value-type="float" office:value="0" calcext:value-type="float">
            <text:p>0</text:p>
          </table:table-cell>
          <table:table-cell table:style-name="ce867" office:value-type="float" office:value="0.133170912853555" calcext:value-type="float">
            <text:p>0,133170912853555</text:p>
          </table:table-cell>
          <table:table-cell table:style-name="ce895" office:value-type="float" office:value="0.172306063117073" calcext:value-type="float">
            <text:p>0,172306063117073</text:p>
          </table:table-cell>
          <table:table-cell table:style-name="ce714" office:value-type="float" office:value="0.104437250181482" calcext:value-type="float">
            <text:p>0,104437250181482</text:p>
          </table:table-cell>
          <table:table-cell table:style-name="ce926" office:value-type="float" office:value="0.203740776461517" calcext:value-type="float">
            <text:p>0,203740776461517</text:p>
          </table:table-cell>
          <table:table-cell table:style-name="ce942" office:value-type="float" office:value="0.144698334668816" calcext:value-type="float">
            <text:p>0,144698334668816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8" office:value-type="float" office:value="-0.115605701111433" calcext:value-type="float">
            <text:p>-0,115605701111433</text:p>
          </table:table-cell>
          <table:table-cell table:number-columns-repeated="2" table:style-name="ce495" office:value-type="float" office:value="0.00142471814750005" calcext:value-type="float">
            <text:p>0,00142471814750005</text:p>
          </table:table-cell>
          <table:table-cell table:style-name="ce564" office:value-type="float" office:value="-0.0600416933589307" calcext:value-type="float">
            <text:p>-0,0600416933589307</text:p>
          </table:table-cell>
          <table:table-cell table:style-name="ce583" office:value-type="float" office:value="-0.112756264816433" calcext:value-type="float">
            <text:p>-0,112756264816433</text:p>
          </table:table-cell>
          <table:table-cell table:style-name="ce570" office:value-type="float" office:value="-0.00125947756870444" calcext:value-type="float">
            <text:p>-0,00125947756870444</text:p>
          </table:table-cell>
          <table:table-cell table:number-columns-repeated="2" table:style-name="ce601" office:value-type="float" office:value="-0.0418426436714051" calcext:value-type="float">
            <text:p>-0,0418426436714051</text:p>
          </table:table-cell>
          <table:table-cell table:style-name="ce539" office:value-type="float" office:value="0" calcext:value-type="float">
            <text:p>0</text:p>
          </table:table-cell>
          <table:table-cell table:style-name="ce495" office:value-type="float" office:value="0.00097959366454793" calcext:value-type="float">
            <text:p>0,00097959366454793</text:p>
          </table:table-cell>
          <table:table-cell table:style-name="ce649" office:value-type="float" office:value="-0.0434920410674337" calcext:value-type="float">
            <text:p>-0,0434920410674337</text:p>
          </table:table-cell>
          <table:table-cell table:style-name="ce691" office:value-type="float" office:value="-0.0142162760087768" calcext:value-type="float">
            <text:p>-0,0142162760087768</text:p>
          </table:table-cell>
          <table:table-cell table:style-name="ce717" office:value-type="float" office:value="-0.014237233058044" calcext:value-type="float">
            <text:p>-0,014237233058044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494" office:value-type="float" office:value="-0.087871674809713" calcext:value-type="float">
            <text:p>-0,087871674809713</text:p>
          </table:table-cell>
          <table:table-cell table:style-name="ce495" office:value-type="float" office:value="0" calcext:value-type="float">
            <text:p>0</text:p>
          </table:table-cell>
          <table:table-cell table:style-name="ce494" office:value-type="float" office:value="-0.00600040977258093" calcext:value-type="float">
            <text:p>-0,00600040977258093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style-name="ce537" office:value-type="float" office:value="0.196474926323541" calcext:value-type="float">
            <text:p>0,196474926323541</text:p>
          </table:table-cell>
          <table:table-cell table:style-name="ce895" office:value-type="float" office:value="0.172306063117073" calcext:value-type="float">
            <text:p>0,172306063117073</text:p>
          </table:table-cell>
          <table:table-cell table:style-name="ce494" office:value-type="float" office:value="0.102277124522457" calcext:value-type="float">
            <text:p>0,102277124522457</text:p>
          </table:table-cell>
          <table:table-cell table:style-name="ce539" office:value-type="float" office:value="0.208691908384341" calcext:value-type="float">
            <text:p>0,208691908384341</text:p>
          </table:table-cell>
          <table:table-cell table:style-name="ce495" office:value-type="float" office:value="0.210839225796905" calcext:value-type="float">
            <text:p>0,21083922579690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0361771555604" calcext:value-type="float">
            <text:p>-1,0361771555604</text:p>
          </table:table-cell>
          <table:table-cell table:style-name="ce516" office:value-type="float" office:value="0.00773418422928599" calcext:value-type="float">
            <text:p>0,00773418422928599</text:p>
          </table:table-cell>
          <table:table-cell table:style-name="ce495" office:value-type="float" office:value="0.00956596470464319" calcext:value-type="float">
            <text:p>0,00956596470464319</text:p>
          </table:table-cell>
          <table:table-cell table:style-name="ce508" office:value-type="float" office:value="-0.00661306673464608" calcext:value-type="float">
            <text:p>-0,00661306673464608</text:p>
          </table:table-cell>
          <table:table-cell table:style-name="ce516" office:value-type="float" office:value="0.00773418422928599" calcext:value-type="float">
            <text:p>0,00773418422928599</text:p>
          </table:table-cell>
          <table:table-cell table:style-name="ce494" office:value-type="float" office:value="-0.728397860567437" calcext:value-type="float">
            <text:p>-0,728397860567437</text:p>
          </table:table-cell>
          <table:table-cell table:style-name="ce512" office:value-type="float" office:value="0.00461808441858314" calcext:value-type="float">
            <text:p>0,00461808441858314</text:p>
          </table:table-cell>
          <table:table-cell table:style-name="ce502" office:value-type="float" office:value="0.00475802637066145" calcext:value-type="float">
            <text:p>0,00475802637066145</text:p>
          </table:table-cell>
          <table:table-cell table:style-name="ce495" office:value-type="float" office:value="0.00831954905105354" calcext:value-type="float">
            <text:p>0,00831954905105354</text:p>
          </table:table-cell>
          <table:table-cell table:style-name="ce512" office:value-type="float" office:value="0.00461808441858314" calcext:value-type="float">
            <text:p>0,00461808441858314</text:p>
          </table:table-cell>
          <table:table-cell table:style-name="ce501" office:value-type="float" office:value="0.401339821142679" calcext:value-type="float">
            <text:p>0,401339821142679</text:p>
          </table:table-cell>
          <table:table-cell table:style-name="ce692" office:value-type="float" office:value="0.0983896480066332" calcext:value-type="float">
            <text:p>0,0983896480066332</text:p>
          </table:table-cell>
          <table:table-cell table:style-name="ce718" office:value-type="float" office:value="0.0612512911699692" calcext:value-type="float">
            <text:p>0,0612512911699692</text:p>
          </table:table-cell>
          <table:table-cell table:style-name="ce495" office:value-type="float" office:value="0.406104467931955" calcext:value-type="float">
            <text:p>0,406104467931955</text:p>
          </table:table-cell>
          <table:table-cell table:style-name="ce494" office:value-type="float" office:value="0.0411349894086771" calcext:value-type="float">
            <text:p>0,0411349894086771</text:p>
          </table:table-cell>
          <table:table-cell table:style-name="ce552" office:value-type="float" office:value="0.215307434354456" calcext:value-type="float">
            <text:p>0,215307434354456</text:p>
          </table:table-cell>
          <table:table-cell table:style-name="ce686" office:value-type="float" office:value="0.0964718140673025" calcext:value-type="float">
            <text:p>0,0964718140673025</text:p>
          </table:table-cell>
          <table:table-cell table:style-name="ce494" office:value-type="float" office:value="0.00162525833787779" calcext:value-type="float">
            <text:p>0,00162525833787779</text:p>
          </table:table-cell>
          <table:table-cell table:style-name="ce827" office:value-type="float" office:value="0.164716160184142" calcext:value-type="float">
            <text:p>0,164716160184142</text:p>
          </table:table-cell>
          <table:table-cell table:style-name="ce846" office:value-type="float" office:value="0.0426064459726169" calcext:value-type="float">
            <text:p>0,0426064459726169</text:p>
          </table:table-cell>
          <table:table-cell table:style-name="ce494" office:value-type="float" office:value="0.958085728333935" calcext:value-type="float">
            <text:p>0,958085728333935</text:p>
          </table:table-cell>
          <table:table-cell table:style-name="ce522" office:value-type="float" office:value="0.983172913025066" calcext:value-type="float">
            <text:p>0,983172913025066</text:p>
          </table:table-cell>
          <table:table-cell table:style-name="ce641" office:value-type="float" office:value="0.983816304010104" calcext:value-type="float">
            <text:p>0,983816304010104</text:p>
          </table:table-cell>
          <table:table-cell table:style-name="ce899" office:value-type="float" office:value="0.977358564863983" calcext:value-type="float">
            <text:p>0,977358564863983</text:p>
          </table:table-cell>
          <table:table-cell table:style-name="ce554" office:value-type="float" office:value="0.98083079111981" calcext:value-type="float">
            <text:p>0,9808307911198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8" office:value-type="float" office:value="-0.006982815015783" calcext:value-type="float">
            <text:p>-0,006982815015783</text:p>
          </table:table-cell>
          <table:table-cell table:style-name="ce516" office:value-type="float" office:value="0.00773418422928599" calcext:value-type="float">
            <text:p>0,00773418422928599</text:p>
          </table:table-cell>
          <table:table-cell table:style-name="ce495" office:value-type="float" office:value="0.00956596470464319" calcext:value-type="float">
            <text:p>0,00956596470464319</text:p>
          </table:table-cell>
          <table:table-cell table:style-name="ce539" office:value-type="float" office:value="-0.0104428448025688" calcext:value-type="float">
            <text:p>-0,0104428448025688</text:p>
          </table:table-cell>
          <table:table-cell table:style-name="ce508" office:value-type="float" office:value="-0.006982815015783" calcext:value-type="float">
            <text:p>-0,006982815015783</text:p>
          </table:table-cell>
          <table:table-cell table:style-name="ce502" office:value-type="float" office:value="0.00527347922748308" calcext:value-type="float">
            <text:p>0,00527347922748308</text:p>
          </table:table-cell>
          <table:table-cell table:style-name="ce512" office:value-type="float" office:value="0.00461808441858314" calcext:value-type="float">
            <text:p>0,00461808441858314</text:p>
          </table:table-cell>
          <table:table-cell table:style-name="ce502" office:value-type="float" office:value="0.00475802637066145" calcext:value-type="float">
            <text:p>0,00475802637066145</text:p>
          </table:table-cell>
          <table:table-cell table:style-name="ce525" office:value-type="float" office:value="0.00709272460450063" calcext:value-type="float">
            <text:p>0,00709272460450063</text:p>
          </table:table-cell>
          <table:table-cell table:style-name="ce502" office:value-type="float" office:value="0.00527347922748308" calcext:value-type="float">
            <text:p>0,00527347922748308</text:p>
          </table:table-cell>
          <table:table-cell table:style-name="ce516" office:value-type="float" office:value="0.405426445749781" calcext:value-type="float">
            <text:p>0,405426445749781</text:p>
          </table:table-cell>
          <table:table-cell table:style-name="ce675" office:value-type="float" office:value="0.105875012897831" calcext:value-type="float">
            <text:p>0,105875012897831</text:p>
          </table:table-cell>
          <table:table-cell table:style-name="ce718" office:value-type="float" office:value="0.0612364979587218" calcext:value-type="float">
            <text:p>0,0612364979587218</text:p>
          </table:table-cell>
          <table:table-cell table:style-name="ce525" office:value-type="float" office:value="0.405574377862255" calcext:value-type="float">
            <text:p>0,405574377862255</text:p>
          </table:table-cell>
          <table:table-cell table:style-name="ce516" office:value-type="float" office:value="0.405426445749781" calcext:value-type="float">
            <text:p>0,405426445749781</text:p>
          </table:table-cell>
          <table:table-cell table:style-name="ce495" office:value-type="float" office:value="0.21635505010126" calcext:value-type="float">
            <text:p>0,21635505010126</text:p>
          </table:table-cell>
          <table:table-cell table:style-name="ce810" office:value-type="float" office:value="0.0475568822735321" calcext:value-type="float">
            <text:p>0,0475568822735321</text:p>
          </table:table-cell>
          <table:table-cell table:style-name="ce494" office:value-type="float" office:value="0.00162525833787779" calcext:value-type="float">
            <text:p>0,00162525833787779</text:p>
          </table:table-cell>
          <table:table-cell table:style-name="ce506" office:value-type="float" office:value="0.216269386097958" calcext:value-type="float">
            <text:p>0,216269386097958</text:p>
          </table:table-cell>
          <table:table-cell table:style-name="ce495" office:value-type="float" office:value="0.21635505010126" calcext:value-type="float">
            <text:p>0,21635505010126</text:p>
          </table:table-cell>
          <table:table-cell table:style-name="ce495" office:value-type="float" office:value="0.98410225555901" calcext:value-type="float">
            <text:p>0,98410225555901</text:p>
          </table:table-cell>
          <table:table-cell table:style-name="ce522" office:value-type="float" office:value="0.983172913025066" calcext:value-type="float">
            <text:p>0,983172913025066</text:p>
          </table:table-cell>
          <table:table-cell table:style-name="ce513" office:value-type="float" office:value="0.983816304010104" calcext:value-type="float">
            <text:p>0,983816304010104</text:p>
          </table:table-cell>
          <table:table-cell table:style-name="ce534" office:value-type="float" office:value="0.980921044577434" calcext:value-type="float">
            <text:p>0,980921044577434</text:p>
          </table:table-cell>
          <table:table-cell table:style-name="ce498" office:value-type="float" office:value="0.983923535840944" calcext:value-type="float">
            <text:p>0,98392353584094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98183128182401" calcext:value-type="float">
            <text:p>-0,698183128182401</text:p>
          </table:table-cell>
          <table:table-cell table:style-name="ce502" office:value-type="float" office:value="0.0134330568192862" calcext:value-type="float">
            <text:p>0,0134330568192862</text:p>
          </table:table-cell>
          <table:table-cell table:style-name="ce495" office:value-type="float" office:value="0.0156718996225005" calcext:value-type="float">
            <text:p>0,0156718996225005</text:p>
          </table:table-cell>
          <table:table-cell table:style-name="ce511" office:value-type="float" office:value="-0.00603300291744964" calcext:value-type="float">
            <text:p>-0,00603300291744964</text:p>
          </table:table-cell>
          <table:table-cell table:style-name="ce498" office:value-type="float" office:value="0.00956596470464319" calcext:value-type="float">
            <text:p>0,00956596470464319</text:p>
          </table:table-cell>
          <table:table-cell table:style-name="ce494" office:value-type="float" office:value="-0.307051301786686" calcext:value-type="float">
            <text:p>-0,307051301786686</text:p>
          </table:table-cell>
          <table:table-cell table:style-name="ce504" office:value-type="float" office:value="0.00447814246650484" calcext:value-type="float">
            <text:p>0,00447814246650484</text:p>
          </table:table-cell>
          <table:table-cell table:style-name="ce529" office:value-type="float" office:value="0.00517785222689626" calcext:value-type="float">
            <text:p>0,00517785222689626</text:p>
          </table:table-cell>
          <table:table-cell table:style-name="ce617" office:value-type="float" office:value="-0.0142612510997105" calcext:value-type="float">
            <text:p>-0,0142612510997105</text:p>
          </table:table-cell>
          <table:table-cell table:style-name="ce626" office:value-type="float" office:value="0.00531779417897446" calcext:value-type="float">
            <text:p>0,00531779417897446</text:p>
          </table:table-cell>
          <table:table-cell table:style-name="ce519" office:value-type="float" office:value="0.451540583510821" calcext:value-type="float">
            <text:p>0,451540583510821</text:p>
          </table:table-cell>
          <table:table-cell table:style-name="ce693" office:value-type="float" office:value="0.0676604499429167" calcext:value-type="float">
            <text:p>0,0676604499429167</text:p>
          </table:table-cell>
          <table:table-cell table:style-name="ce494" office:value-type="float" office:value="0.0263393126260428" calcext:value-type="float">
            <text:p>0,0263393126260428</text:p>
          </table:table-cell>
          <table:table-cell table:style-name="ce626" office:value-type="float" office:value="0.484448081930721" calcext:value-type="float">
            <text:p>0,484448081930721</text:p>
          </table:table-cell>
          <table:table-cell table:style-name="ce714" office:value-type="float" office:value="0.0359733914509292" calcext:value-type="float">
            <text:p>0,0359733914509292</text:p>
          </table:table-cell>
          <table:table-cell table:style-name="ce551" office:value-type="float" office:value="0.229120558409844" calcext:value-type="float">
            <text:p>0,229120558409844</text:p>
          </table:table-cell>
          <table:table-cell table:style-name="ce748" office:value-type="float" office:value="0.0387554953654595" calcext:value-type="float">
            <text:p>0,0387554953654595</text:p>
          </table:table-cell>
          <table:table-cell table:style-name="ce648" office:value-type="float" office:value="0.0255239434425817" calcext:value-type="float">
            <text:p>0,0255239434425817</text:p>
          </table:table-cell>
          <table:table-cell table:style-name="ce505" office:value-type="float" office:value="0.227181722665383" calcext:value-type="float">
            <text:p>0,227181722665383</text:p>
          </table:table-cell>
          <table:table-cell table:style-name="ce698" office:value-type="float" office:value="0.0384214843434101" calcext:value-type="float">
            <text:p>0,0384214843434101</text:p>
          </table:table-cell>
          <table:table-cell table:style-name="ce494" office:value-type="float" office:value="0.968357644129783" calcext:value-type="float">
            <text:p>0,968357644129783</text:p>
          </table:table-cell>
          <table:table-cell table:number-columns-repeated="2" table:style-name="ce896" office:value-type="float" office:value="0.983923535840944" calcext:value-type="float">
            <text:p>0,983923535840944</text:p>
          </table:table-cell>
          <table:table-cell table:style-name="ce927" office:value-type="float" office:value="0.981314227957179" calcext:value-type="float">
            <text:p>0,981314227957179</text:p>
          </table:table-cell>
          <table:table-cell table:style-name="ce850" office:value-type="float" office:value="0.973874126094089" calcext:value-type="float">
            <text:p>0,973874126094089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9" office:value-type="float" office:value="-0.0523702645718561" calcext:value-type="float">
            <text:p>-0,0523702645718561</text:p>
          </table:table-cell>
          <table:table-cell table:style-name="ce502" office:value-type="float" office:value="0.0134330568192862" calcext:value-type="float">
            <text:p>0,0134330568192862</text:p>
          </table:table-cell>
          <table:table-cell table:style-name="ce495" office:value-type="float" office:value="0.0156718996225005" calcext:value-type="float">
            <text:p>0,0156718996225005</text:p>
          </table:table-cell>
          <table:table-cell table:style-name="ce531" office:value-type="float" office:value="0.00905883288785448" calcext:value-type="float">
            <text:p>0,00905883288785448</text:p>
          </table:table-cell>
          <table:table-cell table:style-name="ce503" office:value-type="float" office:value="0.000527484933181554" calcext:value-type="float">
            <text:p>0,000527484933181554</text:p>
          </table:table-cell>
          <table:table-cell table:style-name="ce495" office:value-type="float" office:value="0.0141527960868498" calcext:value-type="float">
            <text:p>0,0141527960868498</text:p>
          </table:table-cell>
          <table:table-cell table:style-name="ce504" office:value-type="float" office:value="0.00447814246650484" calcext:value-type="float">
            <text:p>0,00447814246650484</text:p>
          </table:table-cell>
          <table:table-cell table:style-name="ce529" office:value-type="float" office:value="0.00517785222689626" calcext:value-type="float">
            <text:p>0,00517785222689626</text:p>
          </table:table-cell>
          <table:table-cell table:style-name="ce618" office:value-type="float" office:value="-0.0199312325247487" calcext:value-type="float">
            <text:p>-0,0199312325247487</text:p>
          </table:table-cell>
          <table:table-cell table:style-name="ce563" office:value-type="float" office:value="0.00868573049232502" calcext:value-type="float">
            <text:p>0,00868573049232502</text:p>
          </table:table-cell>
          <table:table-cell table:style-name="ce502" office:value-type="float" office:value="0.495528197155044" calcext:value-type="float">
            <text:p>0,495528197155044</text:p>
          </table:table-cell>
          <table:table-cell table:style-name="ce693" office:value-type="float" office:value="0.0677171572526985" calcext:value-type="float">
            <text:p>0,0677171572526985</text:p>
          </table:table-cell>
          <table:table-cell table:style-name="ce494" office:value-type="float" office:value="0.0263393126260428" calcext:value-type="float">
            <text:p>0,0263393126260428</text:p>
          </table:table-cell>
          <table:table-cell table:style-name="ce495" office:value-type="float" office:value="0.496929853920737" calcext:value-type="float">
            <text:p>0,496929853920737</text:p>
          </table:table-cell>
          <table:table-cell table:style-name="ce548" office:value-type="float" office:value="0.441561329756828" calcext:value-type="float">
            <text:p>0,441561329756828</text:p>
          </table:table-cell>
          <table:table-cell table:style-name="ce495" office:value-type="float" office:value="0.232603703938603" calcext:value-type="float">
            <text:p>0,232603703938603</text:p>
          </table:table-cell>
          <table:table-cell table:style-name="ce677" office:value-type="float" office:value="0.0371145188618382" calcext:value-type="float">
            <text:p>0,0371145188618382</text:p>
          </table:table-cell>
          <table:table-cell table:style-name="ce494" office:value-type="float" office:value="0.0153527183899631" calcext:value-type="float">
            <text:p>0,0153527183899631</text:p>
          </table:table-cell>
          <table:table-cell table:style-name="ce575" office:value-type="float" office:value="0.219358791574843" calcext:value-type="float">
            <text:p>0,219358791574843</text:p>
          </table:table-cell>
          <table:table-cell table:style-name="ce683" office:value-type="float" office:value="0.11877824898219" calcext:value-type="float">
            <text:p>0,11877824898219</text:p>
          </table:table-cell>
          <table:table-cell table:style-name="ce673" office:value-type="float" office:value="0.974308415008989" calcext:value-type="float">
            <text:p>0,974308415008989</text:p>
          </table:table-cell>
          <table:table-cell table:style-name="ce897" office:value-type="float" office:value="0.973236096700593" calcext:value-type="float">
            <text:p>0,973236096700593</text:p>
          </table:table-cell>
          <table:table-cell table:style-name="ce510" office:value-type="float" office:value="0.983923535840944" calcext:value-type="float">
            <text:p>0,983923535840944</text:p>
          </table:table-cell>
          <table:table-cell table:style-name="ce495" office:value-type="float" office:value="0.984388207107916" calcext:value-type="float">
            <text:p>0,984388207107916</text:p>
          </table:table-cell>
          <table:table-cell table:style-name="ce673" office:value-type="float" office:value="0.974308415008989" calcext:value-type="float">
            <text:p>0,974308415008989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599821604934817" calcext:value-type="float">
            <text:p>-0,599821604934817</text:p>
          </table:table-cell>
          <table:table-cell table:style-name="ce516" office:value-type="float" office:value="0.0138401191471433" calcext:value-type="float">
            <text:p>0,0138401191471433</text:p>
          </table:table-cell>
          <table:table-cell table:style-name="ce506" office:value-type="float" office:value="0.0144507126389291" calcext:value-type="float">
            <text:p>0,0144507126389291</text:p>
          </table:table-cell>
          <table:table-cell table:style-name="ce495" office:value-type="float" office:value="0.0148119804549023" calcext:value-type="float">
            <text:p>0,0148119804549023</text:p>
          </table:table-cell>
          <table:table-cell table:style-name="ce498" office:value-type="float" office:value="0.0101765581964289" calcext:value-type="float">
            <text:p>0,0101765581964289</text:p>
          </table:table-cell>
          <table:table-cell table:style-name="ce494" office:value-type="float" office:value="-0.23826050287674" calcext:value-type="float">
            <text:p>-0,23826050287674</text:p>
          </table:table-cell>
          <table:table-cell table:number-columns-repeated="2" table:style-name="ce498" office:value-type="float" office:value="0" calcext:value-type="float">
            <text:p>0</text:p>
          </table:table-cell>
          <table:table-cell table:style-name="ce544" office:value-type="float" office:value="-0.0142052743188792" calcext:value-type="float">
            <text:p>-0,0142052743188792</text:p>
          </table:table-cell>
          <table:table-cell table:style-name="ce495" office:value-type="float" office:value="0.00195918732909586" calcext:value-type="float">
            <text:p>0,00195918732909586</text:p>
          </table:table-cell>
          <table:table-cell table:style-name="ce495" office:value-type="float" office:value="0.463879354458779" calcext:value-type="float">
            <text:p>0,463879354458779</text:p>
          </table:table-cell>
          <table:table-cell table:style-name="ce636" office:value-type="float" office:value="0.0199893266980849" calcext:value-type="float">
            <text:p>0,0199893266980849</text:p>
          </table:table-cell>
          <table:table-cell table:style-name="ce713" office:value-type="float" office:value="0.0082287237563809" calcext:value-type="float">
            <text:p>0,0082287237563809</text:p>
          </table:table-cell>
          <table:table-cell table:style-name="ce743" office:value-type="float" office:value="0.297085897644046" calcext:value-type="float">
            <text:p>0,297085897644046</text:p>
          </table:table-cell>
          <table:table-cell table:style-name="ce708" office:value-type="float" office:value="0.00680487717381616" calcext:value-type="float">
            <text:p>0,00680487717381616</text:p>
          </table:table-cell>
          <table:table-cell table:style-name="ce785" office:value-type="float" office:value="0.143810999745287" calcext:value-type="float">
            <text:p>0,143810999745287</text:p>
          </table:table-cell>
          <table:table-cell table:style-name="ce753" office:value-type="float" office:value="0.0261039437585167" calcext:value-type="float">
            <text:p>0,0261039437585167</text:p>
          </table:table-cell>
          <table:table-cell table:style-name="ce817" office:value-type="float" office:value="0.0141919318498057" calcext:value-type="float">
            <text:p>0,0141919318498057</text:p>
          </table:table-cell>
          <table:table-cell table:style-name="ce495" office:value-type="float" office:value="0.163241010329114" calcext:value-type="float">
            <text:p>0,163241010329114</text:p>
          </table:table-cell>
          <table:table-cell table:style-name="ce652" office:value-type="float" office:value="0.0149448319889192" calcext:value-type="float">
            <text:p>0,0149448319889192</text:p>
          </table:table-cell>
          <table:table-cell table:style-name="ce575" office:value-type="float" office:value="0.986446164661446" calcext:value-type="float">
            <text:p>0,986446164661446</text:p>
          </table:table-cell>
          <table:table-cell table:style-name="ce706" office:value-type="float" office:value="0.974308415008989" calcext:value-type="float">
            <text:p>0,974308415008989</text:p>
          </table:table-cell>
          <table:table-cell table:style-name="ce704" office:value-type="float" office:value="0.973950975572857" calcext:value-type="float">
            <text:p>0,973950975572857</text:p>
          </table:table-cell>
          <table:table-cell table:style-name="ce495" office:value-type="float" office:value="0.987264403103992" calcext:value-type="float">
            <text:p>0,987264403103992</text:p>
          </table:table-cell>
          <table:table-cell table:style-name="ce672" office:value-type="float" office:value="0.974141014206401" calcext:value-type="float">
            <text:p>0,97414101420640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0" office:value-type="float" office:value="-0.00829728711615507" calcext:value-type="float">
            <text:p>-0,00829728711615507</text:p>
          </table:table-cell>
          <table:table-cell table:style-name="ce516" office:value-type="float" office:value="0.0138401191471433" calcext:value-type="float">
            <text:p>0,0138401191471433</text:p>
          </table:table-cell>
          <table:table-cell table:style-name="ce495" office:value-type="float" office:value="0.0144507126389291" calcext:value-type="float">
            <text:p>0,0144507126389291</text:p>
          </table:table-cell>
          <table:table-cell table:style-name="ce565" office:value-type="float" office:value="-0.0280873006221439" calcext:value-type="float">
            <text:p>-0,0280873006221439</text:p>
          </table:table-cell>
          <table:table-cell table:style-name="ce498" office:value-type="float" office:value="0.0104750705701909" calcext:value-type="float">
            <text:p>0,0104750705701909</text:p>
          </table:table-cell>
          <table:table-cell table:style-name="ce539" office:value-type="float" office:value="-0.00284665254185902" calcext:value-type="float">
            <text:p>-0,00284665254185902</text:p>
          </table:table-cell>
          <table:table-cell table:number-columns-repeated="2" table:style-name="ce498" office:value-type="float" office:value="0" calcext:value-type="float">
            <text:p>0</text:p>
          </table:table-cell>
          <table:table-cell table:style-name="ce618" office:value-type="float" office:value="-0.0232548538866078" calcext:value-type="float">
            <text:p>-0,0232548538866078</text:p>
          </table:table-cell>
          <table:table-cell table:style-name="ce495" office:value-type="float" office:value="0.00195918732909586" calcext:value-type="float">
            <text:p>0,00195918732909586</text:p>
          </table:table-cell>
          <table:table-cell table:style-name="ce650" office:value-type="float" office:value="0.345589139021545" calcext:value-type="float">
            <text:p>0,345589139021545</text:p>
          </table:table-cell>
          <table:table-cell table:style-name="ce694" office:value-type="float" office:value="0.00954408678979792" calcext:value-type="float">
            <text:p>0,00954408678979792</text:p>
          </table:table-cell>
          <table:table-cell table:style-name="ce494" office:value-type="float" office:value="0.00238293977843956" calcext:value-type="float">
            <text:p>0,00238293977843956</text:p>
          </table:table-cell>
          <table:table-cell table:style-name="ce744" office:value-type="float" office:value="0.252403003071194" calcext:value-type="float">
            <text:p>0,252403003071194</text:p>
          </table:table-cell>
          <table:table-cell table:style-name="ce767" office:value-type="float" office:value="0.353424609912265" calcext:value-type="float">
            <text:p>0,353424609912265</text:p>
          </table:table-cell>
          <table:table-cell table:style-name="ce725" office:value-type="float" office:value="0.0768696895685843" calcext:value-type="float">
            <text:p>0,0768696895685843</text:p>
          </table:table-cell>
          <table:table-cell table:style-name="ce753" office:value-type="float" office:value="0.0261039437585167" calcext:value-type="float">
            <text:p>0,0261039437585167</text:p>
          </table:table-cell>
          <table:table-cell table:style-name="ce709" office:value-type="float" office:value="0.00207951332786497" calcext:value-type="float">
            <text:p>0,00207951332786497</text:p>
          </table:table-cell>
          <table:table-cell table:style-name="ce828" office:value-type="float" office:value="0.0986723572713924" calcext:value-type="float">
            <text:p>0,0986723572713924</text:p>
          </table:table-cell>
          <table:table-cell table:style-name="ce494" office:value-type="float" office:value="0.00100753442415831" calcext:value-type="float">
            <text:p>0,00100753442415831</text:p>
          </table:table-cell>
          <table:table-cell table:style-name="ce687" office:value-type="float" office:value="0.974236927121763" calcext:value-type="float">
            <text:p>0,974236927121763</text:p>
          </table:table-cell>
          <table:table-cell table:style-name="ce898" office:value-type="float" office:value="0.974308415008989" calcext:value-type="float">
            <text:p>0,974308415008989</text:p>
          </table:table-cell>
          <table:table-cell table:style-name="ce704" office:value-type="float" office:value="0.973950975572857" calcext:value-type="float">
            <text:p>0,973950975572857</text:p>
          </table:table-cell>
          <table:table-cell table:style-name="ce494" office:value-type="float" office:value="0.973629280080338" calcext:value-type="float">
            <text:p>0,973629280080338</text:p>
          </table:table-cell>
          <table:table-cell table:style-name="ce678" office:value-type="float" office:value="0.974058207403697" calcext:value-type="float">
            <text:p>0,974058207403697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93]; OFFSET([.$C193]; 0; 0; 1; 5))" office:value-type="float" office:value="5" calcext:value-type="float">
            <text:p>5</text:p>
          </table:table-cell>
          <table:table-cell table:formula="of:=RANK([.D193]; OFFSET([.$C193]; 0; 0; 1; 5))" office:value-type="float" office:value="2" calcext:value-type="float">
            <text:p>2</text:p>
          </table:table-cell>
          <table:table-cell table:formula="of:=RANK([.E193]; OFFSET([.$C193]; 0; 0; 1; 5))" office:value-type="float" office:value="1" calcext:value-type="float">
            <text:p>1</text:p>
          </table:table-cell>
          <table:table-cell table:formula="of:=RANK([.F193]; OFFSET([.$C193]; 0; 0; 1; 5))" office:value-type="float" office:value="4" calcext:value-type="float">
            <text:p>4</text:p>
          </table:table-cell>
          <table:table-cell table:formula="of:=RANK([.G193]; OFFSET([.$C193]; 0; 0; 1; 5))" office:value-type="float" office:value="3" calcext:value-type="float">
            <text:p>3</text:p>
          </table:table-cell>
          <table:table-cell table:formula="of:=RANK([.H193];[.$H193:.$L193];)" office:value-type="float" office:value="5" calcext:value-type="float">
            <text:p>5</text:p>
          </table:table-cell>
          <table:table-cell table:formula="of:=RANK([.I193];[.$H193:.$L193];)" office:value-type="float" office:value="3" calcext:value-type="float">
            <text:p>3</text:p>
          </table:table-cell>
          <table:table-cell table:formula="of:=RANK([.J193];[.$H193:.$L193];)" office:value-type="float" office:value="4" calcext:value-type="float">
            <text:p>4</text:p>
          </table:table-cell>
          <table:table-cell table:formula="of:=RANK([.K193];[.$H193:.$L193];)" office:value-type="float" office:value="2" calcext:value-type="float">
            <text:p>2</text:p>
          </table:table-cell>
          <table:table-cell table:formula="of:=RANK([.L193];[.$H193:.$L193];)" office:value-type="float" office:value="1" calcext:value-type="float">
            <text:p>1</text:p>
          </table:table-cell>
          <table:table-cell table:formula="of:=RANK([.M193];[.$M193:.$Q193];)" office:value-type="float" office:value="5" calcext:value-type="float">
            <text:p>5</text:p>
          </table:table-cell>
          <table:table-cell table:formula="of:=RANK([.N193];[.$M193:.$Q193];)" office:value-type="float" office:value="2" calcext:value-type="float">
            <text:p>2</text:p>
          </table:table-cell>
          <table:table-cell table:formula="of:=RANK([.O193];[.$M193:.$Q193];)" office:value-type="float" office:value="2" calcext:value-type="float">
            <text:p>2</text:p>
          </table:table-cell>
          <table:table-cell table:formula="of:=RANK([.P193];[.$M193:.$Q193];)" office:value-type="float" office:value="1" calcext:value-type="float">
            <text:p>1</text:p>
          </table:table-cell>
          <table:table-cell table:formula="of:=RANK([.Q193];[.$M193:.$Q193];)" office:value-type="float" office:value="4" calcext:value-type="float">
            <text:p>4</text:p>
          </table:table-cell>
          <table:table-cell table:formula="of:=RANK([.R193];[.$R193:.$V193];)" office:value-type="float" office:value="5" calcext:value-type="float">
            <text:p>5</text:p>
          </table:table-cell>
          <table:table-cell table:formula="of:=RANK([.S193];[.$R193:.$V193];)" office:value-type="float" office:value="2" calcext:value-type="float">
            <text:p>2</text:p>
          </table:table-cell>
          <table:table-cell table:formula="of:=RANK([.T193];[.$R193:.$V193];)" office:value-type="float" office:value="1" calcext:value-type="float">
            <text:p>1</text:p>
          </table:table-cell>
          <table:table-cell table:formula="of:=RANK([.U193];[.$R193:.$V193];)" office:value-type="float" office:value="3" calcext:value-type="float">
            <text:p>3</text:p>
          </table:table-cell>
          <table:table-cell table:formula="of:=RANK([.V193];[.$R193:.$V193];)" office:value-type="float" office:value="4" calcext:value-type="float">
            <text:p>4</text:p>
          </table:table-cell>
          <table:table-cell table:formula="of:=RANK([.W193];[.$W193:.$AA193];)" office:value-type="float" office:value="5" calcext:value-type="float">
            <text:p>5</text:p>
          </table:table-cell>
          <table:table-cell table:formula="of:=RANK([.X193];[.$W193:.$AA193];)" office:value-type="float" office:value="2" calcext:value-type="float">
            <text:p>2</text:p>
          </table:table-cell>
          <table:table-cell table:formula="of:=RANK([.Y193];[.$W193:.$AA193];)" office:value-type="float" office:value="4" calcext:value-type="float">
            <text:p>4</text:p>
          </table:table-cell>
          <table:table-cell table:formula="of:=RANK([.Z193];[.$W193:.$AA193];)" office:value-type="float" office:value="1" calcext:value-type="float">
            <text:p>1</text:p>
          </table:table-cell>
          <table:table-cell table:formula="of:=RANK([.AA193];[.$W193:.$AA193];)" office:value-type="float" office:value="3" calcext:value-type="float">
            <text:p>3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4]; OFFSET([.$C194]; 0; 0; 1; 5))" office:value-type="float" office:value="3" calcext:value-type="float">
            <text:p>3</text:p>
          </table:table-cell>
          <table:table-cell table:formula="of:=RANK([.D194]; OFFSET([.$C194]; 0; 0; 1; 5))" office:value-type="float" office:value="2" calcext:value-type="float">
            <text:p>2</text:p>
          </table:table-cell>
          <table:table-cell table:formula="of:=RANK([.E194]; OFFSET([.$C194]; 0; 0; 1; 5))" office:value-type="float" office:value="1" calcext:value-type="float">
            <text:p>1</text:p>
          </table:table-cell>
          <table:table-cell table:formula="of:=RANK([.F194]; OFFSET([.$C194]; 0; 0; 1; 5))" office:value-type="float" office:value="4" calcext:value-type="float">
            <text:p>4</text:p>
          </table:table-cell>
          <table:table-cell table:formula="of:=RANK([.G194]; OFFSET([.$C194]; 0; 0; 1; 5))" office:value-type="float" office:value="5" calcext:value-type="float">
            <text:p>5</text:p>
          </table:table-cell>
          <table:table-cell table:formula="of:=RANK([.H194];[.$H194:.$L194];)" office:value-type="float" office:value="4" calcext:value-type="float">
            <text:p>4</text:p>
          </table:table-cell>
          <table:table-cell table:formula="of:=RANK([.I194];[.$H194:.$L194];)" office:value-type="float" office:value="2" calcext:value-type="float">
            <text:p>2</text:p>
          </table:table-cell>
          <table:table-cell table:formula="of:=RANK([.J194];[.$H194:.$L194];)" office:value-type="float" office:value="3" calcext:value-type="float">
            <text:p>3</text:p>
          </table:table-cell>
          <table:table-cell table:formula="of:=RANK([.K194];[.$H194:.$L194];)" office:value-type="float" office:value="1" calcext:value-type="float">
            <text:p>1</text:p>
          </table:table-cell>
          <table:table-cell table:formula="of:=RANK([.L194];[.$H194:.$L194];)" office:value-type="float" office:value="5" calcext:value-type="float">
            <text:p>5</text:p>
          </table:table-cell>
          <table:table-cell table:formula="of:=RANK([.M194];[.$M194:.$Q194];)" office:value-type="float" office:value="2" calcext:value-type="float">
            <text:p>2</text:p>
          </table:table-cell>
          <table:table-cell table:formula="of:=RANK([.N194];[.$M194:.$Q194];)" office:value-type="float" office:value="2" calcext:value-type="float">
            <text:p>2</text:p>
          </table:table-cell>
          <table:table-cell table:formula="of:=RANK([.O194];[.$M194:.$Q194];)" office:value-type="float" office:value="2" calcext:value-type="float">
            <text:p>2</text:p>
          </table:table-cell>
          <table:table-cell table:formula="of:=RANK([.P194];[.$M194:.$Q194];)" office:value-type="float" office:value="1" calcext:value-type="float">
            <text:p>1</text:p>
          </table:table-cell>
          <table:table-cell table:formula="of:=RANK([.Q194];[.$M194:.$Q194];)" office:value-type="float" office:value="5" calcext:value-type="float">
            <text:p>5</text:p>
          </table:table-cell>
          <table:table-cell table:formula="of:=RANK([.R194];[.$R194:.$V194];)" office:value-type="float" office:value="3" calcext:value-type="float">
            <text:p>3</text:p>
          </table:table-cell>
          <table:table-cell table:formula="of:=RANK([.S194];[.$R194:.$V194];)" office:value-type="float" office:value="5" calcext:value-type="float">
            <text:p>5</text:p>
          </table:table-cell>
          <table:table-cell table:formula="of:=RANK([.T194];[.$R194:.$V194];)" office:value-type="float" office:value="2" calcext:value-type="float">
            <text:p>2</text:p>
          </table:table-cell>
          <table:table-cell table:formula="of:=RANK([.U194];[.$R194:.$V194];)" office:value-type="float" office:value="1" calcext:value-type="float">
            <text:p>1</text:p>
          </table:table-cell>
          <table:table-cell table:formula="of:=RANK([.V194];[.$R194:.$V194];)" office:value-type="float" office:value="4" calcext:value-type="float">
            <text:p>4</text:p>
          </table:table-cell>
          <table:table-cell table:formula="of:=RANK([.W194];[.$W194:.$AA194];)" office:value-type="float" office:value="3" calcext:value-type="float">
            <text:p>3</text:p>
          </table:table-cell>
          <table:table-cell table:formula="of:=RANK([.X194];[.$W194:.$AA194];)" office:value-type="float" office:value="4" calcext:value-type="float">
            <text:p>4</text:p>
          </table:table-cell>
          <table:table-cell table:formula="of:=RANK([.Y194];[.$W194:.$AA194];)" office:value-type="float" office:value="5" calcext:value-type="float">
            <text:p>5</text:p>
          </table:table-cell>
          <table:table-cell table:formula="of:=RANK([.Z194];[.$W194:.$AA194];)" office:value-type="float" office:value="2" calcext:value-type="float">
            <text:p>2</text:p>
          </table:table-cell>
          <table:table-cell table:formula="of:=RANK([.AA194];[.$W194:.$AA194];)" office:value-type="float" office:value="1" calcext:value-type="float">
            <text:p>1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95]; OFFSET([.$C195]; 0; 0; 1; 5))" office:value-type="float" office:value="5" calcext:value-type="float">
            <text:p>5</text:p>
          </table:table-cell>
          <table:table-cell table:formula="of:=RANK([.D195]; OFFSET([.$C195]; 0; 0; 1; 5))" office:value-type="float" office:value="1" calcext:value-type="float">
            <text:p>1</text:p>
          </table:table-cell>
          <table:table-cell table:formula="of:=RANK([.E195]; OFFSET([.$C195]; 0; 0; 1; 5))" office:value-type="float" office:value="1" calcext:value-type="float">
            <text:p>1</text:p>
          </table:table-cell>
          <table:table-cell table:formula="of:=RANK([.F195]; OFFSET([.$C195]; 0; 0; 1; 5))" office:value-type="float" office:value="4" calcext:value-type="float">
            <text:p>4</text:p>
          </table:table-cell>
          <table:table-cell table:formula="of:=RANK([.G195]; OFFSET([.$C195]; 0; 0; 1; 5))" office:value-type="float" office:value="3" calcext:value-type="float">
            <text:p>3</text:p>
          </table:table-cell>
          <table:table-cell table:formula="of:=RANK([.H195];[.$H195:.$L195];)" office:value-type="float" office:value="5" calcext:value-type="float">
            <text:p>5</text:p>
          </table:table-cell>
          <table:table-cell table:formula="of:=RANK([.I195];[.$H195:.$L195];)" office:value-type="float" office:value="3" calcext:value-type="float">
            <text:p>3</text:p>
          </table:table-cell>
          <table:table-cell table:formula="of:=RANK([.J195];[.$H195:.$L195];)" office:value-type="float" office:value="3" calcext:value-type="float">
            <text:p>3</text:p>
          </table:table-cell>
          <table:table-cell table:formula="of:=RANK([.K195];[.$H195:.$L195];)" office:value-type="float" office:value="2" calcext:value-type="float">
            <text:p>2</text:p>
          </table:table-cell>
          <table:table-cell table:formula="of:=RANK([.L195];[.$H195:.$L195];)" office:value-type="float" office:value="1" calcext:value-type="float">
            <text:p>1</text:p>
          </table:table-cell>
          <table:table-cell table:formula="of:=RANK([.M195];[.$M195:.$Q195];)" office:value-type="float" office:value="5" calcext:value-type="float">
            <text:p>5</text:p>
          </table:table-cell>
          <table:table-cell table:formula="of:=RANK([.N195];[.$M195:.$Q195];)" office:value-type="float" office:value="2" calcext:value-type="float">
            <text:p>2</text:p>
          </table:table-cell>
          <table:table-cell table:formula="of:=RANK([.O195];[.$M195:.$Q195];)" office:value-type="float" office:value="2" calcext:value-type="float">
            <text:p>2</text:p>
          </table:table-cell>
          <table:table-cell table:formula="of:=RANK([.P195];[.$M195:.$Q195];)" office:value-type="float" office:value="2" calcext:value-type="float">
            <text:p>2</text:p>
          </table:table-cell>
          <table:table-cell table:formula="of:=RANK([.Q195];[.$M195:.$Q195];)" office:value-type="float" office:value="1" calcext:value-type="float">
            <text:p>1</text:p>
          </table:table-cell>
          <table:table-cell table:formula="of:=RANK([.R195];[.$R195:.$V195];)" office:value-type="float" office:value="5" calcext:value-type="float">
            <text:p>5</text:p>
          </table:table-cell>
          <table:table-cell table:formula="of:=RANK([.S195];[.$R195:.$V195];)" office:value-type="float" office:value="1" calcext:value-type="float">
            <text:p>1</text:p>
          </table:table-cell>
          <table:table-cell table:formula="of:=RANK([.T195];[.$R195:.$V195];)" office:value-type="float" office:value="1" calcext:value-type="float">
            <text:p>1</text:p>
          </table:table-cell>
          <table:table-cell table:formula="of:=RANK([.U195];[.$R195:.$V195];)" office:value-type="float" office:value="1" calcext:value-type="float">
            <text:p>1</text:p>
          </table:table-cell>
          <table:table-cell table:formula="of:=RANK([.V195];[.$R195:.$V195];)" office:value-type="float" office:value="1" calcext:value-type="float">
            <text:p>1</text:p>
          </table:table-cell>
          <table:table-cell table:formula="of:=RANK([.W195];[.$W195:.$AA195];)" office:value-type="float" office:value="4" calcext:value-type="float">
            <text:p>4</text:p>
          </table:table-cell>
          <table:table-cell table:formula="of:=RANK([.X195];[.$W195:.$AA195];)" office:value-type="float" office:value="2" calcext:value-type="float">
            <text:p>2</text:p>
          </table:table-cell>
          <table:table-cell table:formula="of:=RANK([.Y195];[.$W195:.$AA195];)" office:value-type="float" office:value="5" calcext:value-type="float">
            <text:p>5</text:p>
          </table:table-cell>
          <table:table-cell table:formula="of:=RANK([.Z195];[.$W195:.$AA195];)" office:value-type="float" office:value="1" calcext:value-type="float">
            <text:p>1</text:p>
          </table:table-cell>
          <table:table-cell table:formula="of:=RANK([.AA195];[.$W195:.$AA195];)" office:value-type="float" office:value="3" calcext:value-type="float">
            <text:p>3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6]; OFFSET([.$C196]; 0; 0; 1; 5))" office:value-type="float" office:value="5" calcext:value-type="float">
            <text:p>5</text:p>
          </table:table-cell>
          <table:table-cell table:formula="of:=RANK([.D196]; OFFSET([.$C196]; 0; 0; 1; 5))" office:value-type="float" office:value="1" calcext:value-type="float">
            <text:p>1</text:p>
          </table:table-cell>
          <table:table-cell table:formula="of:=RANK([.E196]; OFFSET([.$C196]; 0; 0; 1; 5))" office:value-type="float" office:value="1" calcext:value-type="float">
            <text:p>1</text:p>
          </table:table-cell>
          <table:table-cell table:formula="of:=RANK([.F196]; OFFSET([.$C196]; 0; 0; 1; 5))" office:value-type="float" office:value="3" calcext:value-type="float">
            <text:p>3</text:p>
          </table:table-cell>
          <table:table-cell table:formula="of:=RANK([.G196]; OFFSET([.$C196]; 0; 0; 1; 5))" office:value-type="float" office:value="4" calcext:value-type="float">
            <text:p>4</text:p>
          </table:table-cell>
          <table:table-cell table:formula="of:=RANK([.H196];[.$H196:.$L196];)" office:value-type="float" office:value="3" calcext:value-type="float">
            <text:p>3</text:p>
          </table:table-cell>
          <table:table-cell table:formula="of:=RANK([.I196];[.$H196:.$L196];)" office:value-type="float" office:value="4" calcext:value-type="float">
            <text:p>4</text:p>
          </table:table-cell>
          <table:table-cell table:formula="of:=RANK([.J196];[.$H196:.$L196];)" office:value-type="float" office:value="4" calcext:value-type="float">
            <text:p>4</text:p>
          </table:table-cell>
          <table:table-cell table:formula="of:=RANK([.K196];[.$H196:.$L196];)" office:value-type="float" office:value="2" calcext:value-type="float">
            <text:p>2</text:p>
          </table:table-cell>
          <table:table-cell table:formula="of:=RANK([.L196];[.$H196:.$L196];)" office:value-type="float" office:value="1" calcext:value-type="float">
            <text:p>1</text:p>
          </table:table-cell>
          <table:table-cell table:formula="of:=RANK([.M196];[.$M196:.$Q196];)" office:value-type="float" office:value="4" calcext:value-type="float">
            <text:p>4</text:p>
          </table:table-cell>
          <table:table-cell table:formula="of:=RANK([.N196];[.$M196:.$Q196];)" office:value-type="float" office:value="2" calcext:value-type="float">
            <text:p>2</text:p>
          </table:table-cell>
          <table:table-cell table:formula="of:=RANK([.O196];[.$M196:.$Q196];)" office:value-type="float" office:value="3" calcext:value-type="float">
            <text:p>3</text:p>
          </table:table-cell>
          <table:table-cell table:formula="of:=RANK([.P196];[.$M196:.$Q196];)" office:value-type="float" office:value="1" calcext:value-type="float">
            <text:p>1</text:p>
          </table:table-cell>
          <table:table-cell table:formula="of:=RANK([.Q196];[.$M196:.$Q196];)" office:value-type="float" office:value="5" calcext:value-type="float">
            <text:p>5</text:p>
          </table:table-cell>
          <table:table-cell table:formula="of:=RANK([.R196];[.$R196:.$V196];)" office:value-type="float" office:value="1" calcext:value-type="float">
            <text:p>1</text:p>
          </table:table-cell>
          <table:table-cell table:formula="of:=RANK([.S196];[.$R196:.$V196];)" office:value-type="float" office:value="5" calcext:value-type="float">
            <text:p>5</text:p>
          </table:table-cell>
          <table:table-cell table:formula="of:=RANK([.T196];[.$R196:.$V196];)" office:value-type="float" office:value="1" calcext:value-type="float">
            <text:p>1</text:p>
          </table:table-cell>
          <table:table-cell table:formula="of:=RANK([.U196];[.$R196:.$V196];)" office:value-type="float" office:value="1" calcext:value-type="float">
            <text:p>1</text:p>
          </table:table-cell>
          <table:table-cell table:formula="of:=RANK([.V196];[.$R196:.$V196];)" office:value-type="float" office:value="1" calcext:value-type="float">
            <text:p>1</text:p>
          </table:table-cell>
          <table:table-cell table:formula="of:=RANK([.W196];[.$W196:.$AA196];)" office:value-type="float" office:value="3" calcext:value-type="float">
            <text:p>3</text:p>
          </table:table-cell>
          <table:table-cell table:formula="of:=RANK([.X196];[.$W196:.$AA196];)" office:value-type="float" office:value="4" calcext:value-type="float">
            <text:p>4</text:p>
          </table:table-cell>
          <table:table-cell table:formula="of:=RANK([.Y196];[.$W196:.$AA196];)" office:value-type="float" office:value="5" calcext:value-type="float">
            <text:p>5</text:p>
          </table:table-cell>
          <table:table-cell table:formula="of:=RANK([.Z196];[.$W196:.$AA196];)" office:value-type="float" office:value="2" calcext:value-type="float">
            <text:p>2</text:p>
          </table:table-cell>
          <table:table-cell table:formula="of:=RANK([.AA196];[.$W196:.$AA196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97]; OFFSET([.$C197]; 0; 0; 1; 5))" office:value-type="float" office:value="5" calcext:value-type="float">
            <text:p>5</text:p>
          </table:table-cell>
          <table:table-cell table:formula="of:=RANK([.D197]; OFFSET([.$C197]; 0; 0; 1; 5))" office:value-type="float" office:value="2" calcext:value-type="float">
            <text:p>2</text:p>
          </table:table-cell>
          <table:table-cell table:formula="of:=RANK([.E197]; OFFSET([.$C197]; 0; 0; 1; 5))" office:value-type="float" office:value="1" calcext:value-type="float">
            <text:p>1</text:p>
          </table:table-cell>
          <table:table-cell table:formula="of:=RANK([.F197]; OFFSET([.$C197]; 0; 0; 1; 5))" office:value-type="float" office:value="4" calcext:value-type="float">
            <text:p>4</text:p>
          </table:table-cell>
          <table:table-cell table:formula="of:=RANK([.G197]; OFFSET([.$C197]; 0; 0; 1; 5))" office:value-type="float" office:value="2" calcext:value-type="float">
            <text:p>2</text:p>
          </table:table-cell>
          <table:table-cell table:formula="of:=RANK([.H197];[.$H197:.$L197];)" office:value-type="float" office:value="5" calcext:value-type="float">
            <text:p>5</text:p>
          </table:table-cell>
          <table:table-cell table:formula="of:=RANK([.I197];[.$H197:.$L197];)" office:value-type="float" office:value="3" calcext:value-type="float">
            <text:p>3</text:p>
          </table:table-cell>
          <table:table-cell table:formula="of:=RANK([.J197];[.$H197:.$L197];)" office:value-type="float" office:value="2" calcext:value-type="float">
            <text:p>2</text:p>
          </table:table-cell>
          <table:table-cell table:formula="of:=RANK([.K197];[.$H197:.$L197];)" office:value-type="float" office:value="1" calcext:value-type="float">
            <text:p>1</text:p>
          </table:table-cell>
          <table:table-cell table:formula="of:=RANK([.L197];[.$H197:.$L197];)" office:value-type="float" office:value="3" calcext:value-type="float">
            <text:p>3</text:p>
          </table:table-cell>
          <table:table-cell table:formula="of:=RANK([.M197];[.$M197:.$Q197];)" office:value-type="float" office:value="2" calcext:value-type="float">
            <text:p>2</text:p>
          </table:table-cell>
          <table:table-cell table:formula="of:=RANK([.N197];[.$M197:.$Q197];)" office:value-type="float" office:value="3" calcext:value-type="float">
            <text:p>3</text:p>
          </table:table-cell>
          <table:table-cell table:formula="of:=RANK([.O197];[.$M197:.$Q197];)" office:value-type="float" office:value="4" calcext:value-type="float">
            <text:p>4</text:p>
          </table:table-cell>
          <table:table-cell table:formula="of:=RANK([.P197];[.$M197:.$Q197];)" office:value-type="float" office:value="1" calcext:value-type="float">
            <text:p>1</text:p>
          </table:table-cell>
          <table:table-cell table:formula="of:=RANK([.Q197];[.$M197:.$Q197];)" office:value-type="float" office:value="5" calcext:value-type="float">
            <text:p>5</text:p>
          </table:table-cell>
          <table:table-cell table:formula="of:=RANK([.R197];[.$R197:.$V197];)" office:value-type="float" office:value="1" calcext:value-type="float">
            <text:p>1</text:p>
          </table:table-cell>
          <table:table-cell table:formula="of:=RANK([.S197];[.$R197:.$V197];)" office:value-type="float" office:value="3" calcext:value-type="float">
            <text:p>3</text:p>
          </table:table-cell>
          <table:table-cell table:formula="of:=RANK([.T197];[.$R197:.$V197];)" office:value-type="float" office:value="5" calcext:value-type="float">
            <text:p>5</text:p>
          </table:table-cell>
          <table:table-cell table:formula="of:=RANK([.U197];[.$R197:.$V197];)" office:value-type="float" office:value="2" calcext:value-type="float">
            <text:p>2</text:p>
          </table:table-cell>
          <table:table-cell table:formula="of:=RANK([.V197];[.$R197:.$V197];)" office:value-type="float" office:value="4" calcext:value-type="float">
            <text:p>4</text:p>
          </table:table-cell>
          <table:table-cell table:formula="of:=RANK([.W197];[.$W197:.$AA197];)" office:value-type="float" office:value="5" calcext:value-type="float">
            <text:p>5</text:p>
          </table:table-cell>
          <table:table-cell table:formula="of:=RANK([.X197];[.$W197:.$AA197];)" office:value-type="float" office:value="2" calcext:value-type="float">
            <text:p>2</text:p>
          </table:table-cell>
          <table:table-cell table:formula="of:=RANK([.Y197];[.$W197:.$AA197];)" office:value-type="float" office:value="1" calcext:value-type="float">
            <text:p>1</text:p>
          </table:table-cell>
          <table:table-cell table:formula="of:=RANK([.Z197];[.$W197:.$AA197];)" office:value-type="float" office:value="4" calcext:value-type="float">
            <text:p>4</text:p>
          </table:table-cell>
          <table:table-cell table:formula="of:=RANK([.AA197];[.$W197:.$AA197];)" office:value-type="float" office:value="3" calcext:value-type="float">
            <text:p>3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8]; OFFSET([.$C198]; 0; 0; 1; 5))" office:value-type="float" office:value="3" calcext:value-type="float">
            <text:p>3</text:p>
          </table:table-cell>
          <table:table-cell table:formula="of:=RANK([.D198]; OFFSET([.$C198]; 0; 0; 1; 5))" office:value-type="float" office:value="2" calcext:value-type="float">
            <text:p>2</text:p>
          </table:table-cell>
          <table:table-cell table:formula="of:=RANK([.E198]; OFFSET([.$C198]; 0; 0; 1; 5))" office:value-type="float" office:value="1" calcext:value-type="float">
            <text:p>1</text:p>
          </table:table-cell>
          <table:table-cell table:formula="of:=RANK([.F198]; OFFSET([.$C198]; 0; 0; 1; 5))" office:value-type="float" office:value="5" calcext:value-type="float">
            <text:p>5</text:p>
          </table:table-cell>
          <table:table-cell table:formula="of:=RANK([.G198]; OFFSET([.$C198]; 0; 0; 1; 5))" office:value-type="float" office:value="3" calcext:value-type="float">
            <text:p>3</text:p>
          </table:table-cell>
          <table:table-cell table:formula="of:=RANK([.H198];[.$H198:.$L198];)" office:value-type="float" office:value="2" calcext:value-type="float">
            <text:p>2</text:p>
          </table:table-cell>
          <table:table-cell table:formula="of:=RANK([.I198];[.$H198:.$L198];)" office:value-type="float" office:value="5" calcext:value-type="float">
            <text:p>5</text:p>
          </table:table-cell>
          <table:table-cell table:formula="of:=RANK([.J198];[.$H198:.$L198];)" office:value-type="float" office:value="4" calcext:value-type="float">
            <text:p>4</text:p>
          </table:table-cell>
          <table:table-cell table:formula="of:=RANK([.K198];[.$H198:.$L198];)" office:value-type="float" office:value="1" calcext:value-type="float">
            <text:p>1</text:p>
          </table:table-cell>
          <table:table-cell table:formula="of:=RANK([.L198];[.$H198:.$L198];)" office:value-type="float" office:value="2" calcext:value-type="float">
            <text:p>2</text:p>
          </table:table-cell>
          <table:table-cell table:formula="of:=RANK([.M198];[.$M198:.$Q198];)" office:value-type="float" office:value="2" calcext:value-type="float">
            <text:p>2</text:p>
          </table:table-cell>
          <table:table-cell table:formula="of:=RANK([.N198];[.$M198:.$Q198];)" office:value-type="float" office:value="4" calcext:value-type="float">
            <text:p>4</text:p>
          </table:table-cell>
          <table:table-cell table:formula="of:=RANK([.O198];[.$M198:.$Q198];)" office:value-type="float" office:value="5" calcext:value-type="float">
            <text:p>5</text:p>
          </table:table-cell>
          <table:table-cell table:formula="of:=RANK([.P198];[.$M198:.$Q198];)" office:value-type="float" office:value="1" calcext:value-type="float">
            <text:p>1</text:p>
          </table:table-cell>
          <table:table-cell table:formula="of:=RANK([.Q198];[.$M198:.$Q198];)" office:value-type="float" office:value="2" calcext:value-type="float">
            <text:p>2</text:p>
          </table:table-cell>
          <table:table-cell table:formula="of:=RANK([.R198];[.$R198:.$V198];)" office:value-type="float" office:value="1" calcext:value-type="float">
            <text:p>1</text:p>
          </table:table-cell>
          <table:table-cell table:formula="of:=RANK([.S198];[.$R198:.$V198];)" office:value-type="float" office:value="4" calcext:value-type="float">
            <text:p>4</text:p>
          </table:table-cell>
          <table:table-cell table:formula="of:=RANK([.T198];[.$R198:.$V198];)" office:value-type="float" office:value="5" calcext:value-type="float">
            <text:p>5</text:p>
          </table:table-cell>
          <table:table-cell table:formula="of:=RANK([.U198];[.$R198:.$V198];)" office:value-type="float" office:value="3" calcext:value-type="float">
            <text:p>3</text:p>
          </table:table-cell>
          <table:table-cell table:formula="of:=RANK([.V198];[.$R198:.$V198];)" office:value-type="float" office:value="1" calcext:value-type="float">
            <text:p>1</text:p>
          </table:table-cell>
          <table:table-cell table:formula="of:=RANK([.W198];[.$W198:.$AA198];)" office:value-type="float" office:value="1" calcext:value-type="float">
            <text:p>1</text:p>
          </table:table-cell>
          <table:table-cell table:formula="of:=RANK([.X198];[.$W198:.$AA198];)" office:value-type="float" office:value="4" calcext:value-type="float">
            <text:p>4</text:p>
          </table:table-cell>
          <table:table-cell table:formula="of:=RANK([.Y198];[.$W198:.$AA198];)" office:value-type="float" office:value="3" calcext:value-type="float">
            <text:p>3</text:p>
          </table:table-cell>
          <table:table-cell table:formula="of:=RANK([.Z198];[.$W198:.$AA198];)" office:value-type="float" office:value="5" calcext:value-type="float">
            <text:p>5</text:p>
          </table:table-cell>
          <table:table-cell table:formula="of:=RANK([.AA198];[.$W198:.$AA198];)" office:value-type="float" office:value="2" calcext:value-type="float">
            <text:p>2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99]; OFFSET([.$C199]; 0; 0; 1; 5))" office:value-type="float" office:value="5" calcext:value-type="float">
            <text:p>5</text:p>
          </table:table-cell>
          <table:table-cell table:formula="of:=RANK([.D199]; OFFSET([.$C199]; 0; 0; 1; 5))" office:value-type="float" office:value="2" calcext:value-type="float">
            <text:p>2</text:p>
          </table:table-cell>
          <table:table-cell table:formula="of:=RANK([.E199]; OFFSET([.$C199]; 0; 0; 1; 5))" office:value-type="float" office:value="1" calcext:value-type="float">
            <text:p>1</text:p>
          </table:table-cell>
          <table:table-cell table:formula="of:=RANK([.F199]; OFFSET([.$C199]; 0; 0; 1; 5))" office:value-type="float" office:value="4" calcext:value-type="float">
            <text:p>4</text:p>
          </table:table-cell>
          <table:table-cell table:formula="of:=RANK([.G199]; OFFSET([.$C199]; 0; 0; 1; 5))" office:value-type="float" office:value="3" calcext:value-type="float">
            <text:p>3</text:p>
          </table:table-cell>
          <table:table-cell table:formula="of:=RANK([.H199];[.$H199:.$L199];)" office:value-type="float" office:value="5" calcext:value-type="float">
            <text:p>5</text:p>
          </table:table-cell>
          <table:table-cell table:formula="of:=RANK([.I199];[.$H199:.$L199];)" office:value-type="float" office:value="3" calcext:value-type="float">
            <text:p>3</text:p>
          </table:table-cell>
          <table:table-cell table:formula="of:=RANK([.J199];[.$H199:.$L199];)" office:value-type="float" office:value="2" calcext:value-type="float">
            <text:p>2</text:p>
          </table:table-cell>
          <table:table-cell table:formula="of:=RANK([.K199];[.$H199:.$L199];)" office:value-type="float" office:value="4" calcext:value-type="float">
            <text:p>4</text:p>
          </table:table-cell>
          <table:table-cell table:formula="of:=RANK([.L199];[.$H199:.$L199];)" office:value-type="float" office:value="1" calcext:value-type="float">
            <text:p>1</text:p>
          </table:table-cell>
          <table:table-cell table:formula="of:=RANK([.M199];[.$M199:.$Q199];)" office:value-type="float" office:value="2" calcext:value-type="float">
            <text:p>2</text:p>
          </table:table-cell>
          <table:table-cell table:formula="of:=RANK([.N199];[.$M199:.$Q199];)" office:value-type="float" office:value="3" calcext:value-type="float">
            <text:p>3</text:p>
          </table:table-cell>
          <table:table-cell table:formula="of:=RANK([.O199];[.$M199:.$Q199];)" office:value-type="float" office:value="5" calcext:value-type="float">
            <text:p>5</text:p>
          </table:table-cell>
          <table:table-cell table:formula="of:=RANK([.P199];[.$M199:.$Q199];)" office:value-type="float" office:value="1" calcext:value-type="float">
            <text:p>1</text:p>
          </table:table-cell>
          <table:table-cell table:formula="of:=RANK([.Q199];[.$M199:.$Q199];)" office:value-type="float" office:value="4" calcext:value-type="float">
            <text:p>4</text:p>
          </table:table-cell>
          <table:table-cell table:formula="of:=RANK([.R199];[.$R199:.$V199];)" office:value-type="float" office:value="1" calcext:value-type="float">
            <text:p>1</text:p>
          </table:table-cell>
          <table:table-cell table:formula="of:=RANK([.S199];[.$R199:.$V199];)" office:value-type="float" office:value="3" calcext:value-type="float">
            <text:p>3</text:p>
          </table:table-cell>
          <table:table-cell table:formula="of:=RANK([.T199];[.$R199:.$V199];)" office:value-type="float" office:value="5" calcext:value-type="float">
            <text:p>5</text:p>
          </table:table-cell>
          <table:table-cell table:formula="of:=RANK([.U199];[.$R199:.$V199];)" office:value-type="float" office:value="2" calcext:value-type="float">
            <text:p>2</text:p>
          </table:table-cell>
          <table:table-cell table:formula="of:=RANK([.V199];[.$R199:.$V199];)" office:value-type="float" office:value="4" calcext:value-type="float">
            <text:p>4</text:p>
          </table:table-cell>
          <table:table-cell table:formula="of:=RANK([.W199];[.$W199:.$AA199];)" office:value-type="float" office:value="5" calcext:value-type="float">
            <text:p>5</text:p>
          </table:table-cell>
          <table:table-cell table:formula="of:=RANK([.X199];[.$W199:.$AA199];)" office:value-type="float" office:value="1" calcext:value-type="float">
            <text:p>1</text:p>
          </table:table-cell>
          <table:table-cell table:formula="of:=RANK([.Y199];[.$W199:.$AA199];)" office:value-type="float" office:value="1" calcext:value-type="float">
            <text:p>1</text:p>
          </table:table-cell>
          <table:table-cell table:formula="of:=RANK([.Z199];[.$W199:.$AA199];)" office:value-type="float" office:value="3" calcext:value-type="float">
            <text:p>3</text:p>
          </table:table-cell>
          <table:table-cell table:formula="of:=RANK([.AA199];[.$W199:.$AA199];)" office:value-type="float" office:value="4" calcext:value-type="float">
            <text:p>4</text:p>
          </table:table-cell>
          <table:table-cell/>
          <table:table-cell table:style-name="ce946"/>
          <table:table-cell table:style-name="ce947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00]; OFFSET([.$C200]; 0; 0; 1; 5))" office:value-type="float" office:value="5" calcext:value-type="float">
            <text:p>5</text:p>
          </table:table-cell>
          <table:table-cell table:formula="of:=RANK([.D200]; OFFSET([.$C200]; 0; 0; 1; 5))" office:value-type="float" office:value="2" calcext:value-type="float">
            <text:p>2</text:p>
          </table:table-cell>
          <table:table-cell table:formula="of:=RANK([.E200]; OFFSET([.$C200]; 0; 0; 1; 5))" office:value-type="float" office:value="1" calcext:value-type="float">
            <text:p>1</text:p>
          </table:table-cell>
          <table:table-cell table:formula="of:=RANK([.F200]; OFFSET([.$C200]; 0; 0; 1; 5))" office:value-type="float" office:value="3" calcext:value-type="float">
            <text:p>3</text:p>
          </table:table-cell>
          <table:table-cell table:formula="of:=RANK([.G200]; OFFSET([.$C200]; 0; 0; 1; 5))" office:value-type="float" office:value="4" calcext:value-type="float">
            <text:p>4</text:p>
          </table:table-cell>
          <table:table-cell table:formula="of:=RANK([.H200];[.$H200:.$L200];)" office:value-type="float" office:value="1" calcext:value-type="float">
            <text:p>1</text:p>
          </table:table-cell>
          <table:table-cell table:formula="of:=RANK([.I200];[.$H200:.$L200];)" office:value-type="float" office:value="4" calcext:value-type="float">
            <text:p>4</text:p>
          </table:table-cell>
          <table:table-cell table:formula="of:=RANK([.J200];[.$H200:.$L200];)" office:value-type="float" office:value="3" calcext:value-type="float">
            <text:p>3</text:p>
          </table:table-cell>
          <table:table-cell table:formula="of:=RANK([.K200];[.$H200:.$L200];)" office:value-type="float" office:value="5" calcext:value-type="float">
            <text:p>5</text:p>
          </table:table-cell>
          <table:table-cell table:formula="of:=RANK([.L200];[.$H200:.$L200];)" office:value-type="float" office:value="2" calcext:value-type="float">
            <text:p>2</text:p>
          </table:table-cell>
          <table:table-cell table:formula="of:=RANK([.M200];[.$M200:.$Q200];)" office:value-type="float" office:value="2" calcext:value-type="float">
            <text:p>2</text:p>
          </table:table-cell>
          <table:table-cell table:formula="of:=RANK([.N200];[.$M200:.$Q200];)" office:value-type="float" office:value="4" calcext:value-type="float">
            <text:p>4</text:p>
          </table:table-cell>
          <table:table-cell table:formula="of:=RANK([.O200];[.$M200:.$Q200];)" office:value-type="float" office:value="5" calcext:value-type="float">
            <text:p>5</text:p>
          </table:table-cell>
          <table:table-cell table:formula="of:=RANK([.P200];[.$M200:.$Q200];)" office:value-type="float" office:value="1" calcext:value-type="float">
            <text:p>1</text:p>
          </table:table-cell>
          <table:table-cell table:formula="of:=RANK([.Q200];[.$M200:.$Q200];)" office:value-type="float" office:value="3" calcext:value-type="float">
            <text:p>3</text:p>
          </table:table-cell>
          <table:table-cell table:formula="of:=RANK([.R200];[.$R200:.$V200];)" office:value-type="float" office:value="1" calcext:value-type="float">
            <text:p>1</text:p>
          </table:table-cell>
          <table:table-cell table:formula="of:=RANK([.S200];[.$R200:.$V200];)" office:value-type="float" office:value="4" calcext:value-type="float">
            <text:p>4</text:p>
          </table:table-cell>
          <table:table-cell table:formula="of:=RANK([.T200];[.$R200:.$V200];)" office:value-type="float" office:value="5" calcext:value-type="float">
            <text:p>5</text:p>
          </table:table-cell>
          <table:table-cell table:formula="of:=RANK([.U200];[.$R200:.$V200];)" office:value-type="float" office:value="2" calcext:value-type="float">
            <text:p>2</text:p>
          </table:table-cell>
          <table:table-cell table:formula="of:=RANK([.V200];[.$R200:.$V200];)" office:value-type="float" office:value="3" calcext:value-type="float">
            <text:p>3</text:p>
          </table:table-cell>
          <table:table-cell table:formula="of:=RANK([.W200];[.$W200:.$AA200];)" office:value-type="float" office:value="3" calcext:value-type="float">
            <text:p>3</text:p>
          </table:table-cell>
          <table:table-cell table:formula="of:=RANK([.X200];[.$W200:.$AA200];)" office:value-type="float" office:value="5" calcext:value-type="float">
            <text:p>5</text:p>
          </table:table-cell>
          <table:table-cell table:formula="of:=RANK([.Y200];[.$W200:.$AA200];)" office:value-type="float" office:value="2" calcext:value-type="float">
            <text:p>2</text:p>
          </table:table-cell>
          <table:table-cell table:formula="of:=RANK([.Z200];[.$W200:.$AA200];)" office:value-type="float" office:value="1" calcext:value-type="float">
            <text:p>1</text:p>
          </table:table-cell>
          <table:table-cell table:formula="of:=RANK([.AA200];[.$W200:.$AA200];)" office:value-type="float" office:value="3" calcext:value-type="float">
            <text:p>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01]; OFFSET([.$C201]; 0; 0; 1; 5))" office:value-type="float" office:value="5" calcext:value-type="float">
            <text:p>5</text:p>
          </table:table-cell>
          <table:table-cell table:formula="of:=RANK([.D201]; OFFSET([.$C201]; 0; 0; 1; 5))" office:value-type="float" office:value="3" calcext:value-type="float">
            <text:p>3</text:p>
          </table:table-cell>
          <table:table-cell table:formula="of:=RANK([.E201]; OFFSET([.$C201]; 0; 0; 1; 5))" office:value-type="float" office:value="2" calcext:value-type="float">
            <text:p>2</text:p>
          </table:table-cell>
          <table:table-cell table:formula="of:=RANK([.F201]; OFFSET([.$C201]; 0; 0; 1; 5))" office:value-type="float" office:value="1" calcext:value-type="float">
            <text:p>1</text:p>
          </table:table-cell>
          <table:table-cell table:formula="of:=RANK([.G201]; OFFSET([.$C201]; 0; 0; 1; 5))" office:value-type="float" office:value="4" calcext:value-type="float">
            <text:p>4</text:p>
          </table:table-cell>
          <table:table-cell table:formula="of:=RANK([.H201];[.$H201:.$L201];)" office:value-type="float" office:value="5" calcext:value-type="float">
            <text:p>5</text:p>
          </table:table-cell>
          <table:table-cell table:formula="of:=RANK([.I201];[.$H201:.$L201];)" office:value-type="float" office:value="2" calcext:value-type="float">
            <text:p>2</text:p>
          </table:table-cell>
          <table:table-cell table:formula="of:=RANK([.J201];[.$H201:.$L201];)" office:value-type="float" office:value="2" calcext:value-type="float">
            <text:p>2</text:p>
          </table:table-cell>
          <table:table-cell table:formula="of:=RANK([.K201];[.$H201:.$L201];)" office:value-type="float" office:value="4" calcext:value-type="float">
            <text:p>4</text:p>
          </table:table-cell>
          <table:table-cell table:formula="of:=RANK([.L201];[.$H201:.$L201];)" office:value-type="float" office:value="1" calcext:value-type="float">
            <text:p>1</text:p>
          </table:table-cell>
          <table:table-cell table:formula="of:=RANK([.M201];[.$M201:.$Q201];)" office:value-type="float" office:value="1" calcext:value-type="float">
            <text:p>1</text:p>
          </table:table-cell>
          <table:table-cell table:formula="of:=RANK([.N201];[.$M201:.$Q201];)" office:value-type="float" office:value="3" calcext:value-type="float">
            <text:p>3</text:p>
          </table:table-cell>
          <table:table-cell table:formula="of:=RANK([.O201];[.$M201:.$Q201];)" office:value-type="float" office:value="4" calcext:value-type="float">
            <text:p>4</text:p>
          </table:table-cell>
          <table:table-cell table:formula="of:=RANK([.P201];[.$M201:.$Q201];)" office:value-type="float" office:value="2" calcext:value-type="float">
            <text:p>2</text:p>
          </table:table-cell>
          <table:table-cell table:formula="of:=RANK([.Q201];[.$M201:.$Q201];)" office:value-type="float" office:value="5" calcext:value-type="float">
            <text:p>5</text:p>
          </table:table-cell>
          <table:table-cell table:formula="of:=RANK([.R201];[.$R201:.$V201];)" office:value-type="float" office:value="2" calcext:value-type="float">
            <text:p>2</text:p>
          </table:table-cell>
          <table:table-cell table:formula="of:=RANK([.S201];[.$R201:.$V201];)" office:value-type="float" office:value="3" calcext:value-type="float">
            <text:p>3</text:p>
          </table:table-cell>
          <table:table-cell table:formula="of:=RANK([.T201];[.$R201:.$V201];)" office:value-type="float" office:value="5" calcext:value-type="float">
            <text:p>5</text:p>
          </table:table-cell>
          <table:table-cell table:formula="of:=RANK([.U201];[.$R201:.$V201];)" office:value-type="float" office:value="1" calcext:value-type="float">
            <text:p>1</text:p>
          </table:table-cell>
          <table:table-cell table:formula="of:=RANK([.V201];[.$R201:.$V201];)" office:value-type="float" office:value="4" calcext:value-type="float">
            <text:p>4</text:p>
          </table:table-cell>
          <table:table-cell table:formula="of:=RANK([.W201];[.$W201:.$AA201];)" office:value-type="float" office:value="2" calcext:value-type="float">
            <text:p>2</text:p>
          </table:table-cell>
          <table:table-cell table:formula="of:=RANK([.X201];[.$W201:.$AA201];)" office:value-type="float" office:value="3" calcext:value-type="float">
            <text:p>3</text:p>
          </table:table-cell>
          <table:table-cell table:formula="of:=RANK([.Y201];[.$W201:.$AA201];)" office:value-type="float" office:value="5" calcext:value-type="float">
            <text:p>5</text:p>
          </table:table-cell>
          <table:table-cell table:formula="of:=RANK([.Z201];[.$W201:.$AA201];)" office:value-type="float" office:value="1" calcext:value-type="float">
            <text:p>1</text:p>
          </table:table-cell>
          <table:table-cell table:formula="of:=RANK([.AA201];[.$W201:.$AA201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02]; OFFSET([.$C202]; 0; 0; 1; 5))" office:value-type="float" office:value="4" calcext:value-type="float">
            <text:p>4</text:p>
          </table:table-cell>
          <table:table-cell table:formula="of:=RANK([.D202]; OFFSET([.$C202]; 0; 0; 1; 5))" office:value-type="float" office:value="2" calcext:value-type="float">
            <text:p>2</text:p>
          </table:table-cell>
          <table:table-cell table:formula="of:=RANK([.E202]; OFFSET([.$C202]; 0; 0; 1; 5))" office:value-type="float" office:value="1" calcext:value-type="float">
            <text:p>1</text:p>
          </table:table-cell>
          <table:table-cell table:formula="of:=RANK([.F202]; OFFSET([.$C202]; 0; 0; 1; 5))" office:value-type="float" office:value="5" calcext:value-type="float">
            <text:p>5</text:p>
          </table:table-cell>
          <table:table-cell table:formula="of:=RANK([.G202]; OFFSET([.$C202]; 0; 0; 1; 5))" office:value-type="float" office:value="3" calcext:value-type="float">
            <text:p>3</text:p>
          </table:table-cell>
          <table:table-cell table:formula="of:=RANK([.H202];[.$H202:.$L202];)" office:value-type="float" office:value="4" calcext:value-type="float">
            <text:p>4</text:p>
          </table:table-cell>
          <table:table-cell table:formula="of:=RANK([.I202];[.$H202:.$L202];)" office:value-type="float" office:value="2" calcext:value-type="float">
            <text:p>2</text:p>
          </table:table-cell>
          <table:table-cell table:formula="of:=RANK([.J202];[.$H202:.$L202];)" office:value-type="float" office:value="2" calcext:value-type="float">
            <text:p>2</text:p>
          </table:table-cell>
          <table:table-cell table:formula="of:=RANK([.K202];[.$H202:.$L202];)" office:value-type="float" office:value="5" calcext:value-type="float">
            <text:p>5</text:p>
          </table:table-cell>
          <table:table-cell table:formula="of:=RANK([.L202];[.$H202:.$L202];)" office:value-type="float" office:value="1" calcext:value-type="float">
            <text:p>1</text:p>
          </table:table-cell>
          <table:table-cell table:formula="of:=RANK([.M202];[.$M202:.$Q202];)" office:value-type="float" office:value="2" calcext:value-type="float">
            <text:p>2</text:p>
          </table:table-cell>
          <table:table-cell table:formula="of:=RANK([.N202];[.$M202:.$Q202];)" office:value-type="float" office:value="4" calcext:value-type="float">
            <text:p>4</text:p>
          </table:table-cell>
          <table:table-cell table:formula="of:=RANK([.O202];[.$M202:.$Q202];)" office:value-type="float" office:value="5" calcext:value-type="float">
            <text:p>5</text:p>
          </table:table-cell>
          <table:table-cell table:formula="of:=RANK([.P202];[.$M202:.$Q202];)" office:value-type="float" office:value="3" calcext:value-type="float">
            <text:p>3</text:p>
          </table:table-cell>
          <table:table-cell table:formula="of:=RANK([.Q202];[.$M202:.$Q202];)" office:value-type="float" office:value="1" calcext:value-type="float">
            <text:p>1</text:p>
          </table:table-cell>
          <table:table-cell table:formula="of:=RANK([.R202];[.$R202:.$V202];)" office:value-type="float" office:value="2" calcext:value-type="float">
            <text:p>2</text:p>
          </table:table-cell>
          <table:table-cell table:formula="of:=RANK([.S202];[.$R202:.$V202];)" office:value-type="float" office:value="3" calcext:value-type="float">
            <text:p>3</text:p>
          </table:table-cell>
          <table:table-cell table:formula="of:=RANK([.T202];[.$R202:.$V202];)" office:value-type="float" office:value="4" calcext:value-type="float">
            <text:p>4</text:p>
          </table:table-cell>
          <table:table-cell table:formula="of:=RANK([.U202];[.$R202:.$V202];)" office:value-type="float" office:value="1" calcext:value-type="float">
            <text:p>1</text:p>
          </table:table-cell>
          <table:table-cell table:formula="of:=RANK([.V202];[.$R202:.$V202];)" office:value-type="float" office:value="5" calcext:value-type="float">
            <text:p>5</text:p>
          </table:table-cell>
          <table:table-cell table:formula="of:=RANK([.W202];[.$W202:.$AA202];)" office:value-type="float" office:value="2" calcext:value-type="float">
            <text:p>2</text:p>
          </table:table-cell>
          <table:table-cell table:formula="of:=RANK([.X202];[.$W202:.$AA202];)" office:value-type="float" office:value="1" calcext:value-type="float">
            <text:p>1</text:p>
          </table:table-cell>
          <table:table-cell table:formula="of:=RANK([.Y202];[.$W202:.$AA202];)" office:value-type="float" office:value="4" calcext:value-type="float">
            <text:p>4</text:p>
          </table:table-cell>
          <table:table-cell table:formula="of:=RANK([.Z202];[.$W202:.$AA202];)" office:value-type="float" office:value="5" calcext:value-type="float">
            <text:p>5</text:p>
          </table:table-cell>
          <table:table-cell table:formula="of:=RANK([.AA202];[.$W202:.$AA202];)" office:value-type="float" office:value="3" calcext:value-type="float">
            <text:p>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office:value-type="float" office:value="938465" calcext:value-type="float">
            <text:p>938465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6537110600361" calcext:value-type="float">
            <text:p>-1,6537110600361</text:p>
          </table:table-cell>
          <table:table-cell table:style-name="ce506" office:value-type="float" office:value="-0.00162824931142863" calcext:value-type="float">
            <text:p>-0,00162824931142863</text:p>
          </table:table-cell>
          <table:table-cell table:style-name="ce495" office:value-type="float" office:value="0" calcext:value-type="float">
            <text:p>0</text:p>
          </table:table-cell>
          <table:table-cell table:style-name="ce566" office:value-type="float" office:value="-0.252918000855849" calcext:value-type="float">
            <text:p>-0,252918000855849</text:p>
          </table:table-cell>
          <table:table-cell table:style-name="ce584" office:value-type="float" office:value="-0.245419573558113" calcext:value-type="float">
            <text:p>-0,245419573558113</text:p>
          </table:table-cell>
          <table:table-cell table:style-name="ce494" office:value-type="float" office:value="-1.86457257529577" calcext:value-type="float">
            <text:p>-1,86457257529577</text:p>
          </table:table-cell>
          <table:table-cell table:style-name="ce495" office:value-type="float" office:value="0.000419825856234813" calcext:value-type="float">
            <text:p>0,000419825856234813</text:p>
          </table:table-cell>
          <table:table-cell table:style-name="ce506" office:value-type="float" office:value="0" calcext:value-type="float">
            <text:p>0</text:p>
          </table:table-cell>
          <table:table-cell table:style-name="ce499" office:value-type="float" office:value="-0.00398717945129693" calcext:value-type="float">
            <text:p>-0,00398717945129693</text:p>
          </table:table-cell>
          <table:table-cell table:style-name="ce505" office:value-type="float" office:value="-0.0454193267299391" calcext:value-type="float">
            <text:p>-0,0454193267299391</text:p>
          </table:table-cell>
          <table:table-cell table:style-name="ce494" office:value-type="float" office:value="-2.4662502131147" calcext:value-type="float">
            <text:p>-2,4662502131147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499" office:value-type="float" office:value="-0.00579400773857535" calcext:value-type="float">
            <text:p>-0,00579400773857535</text:p>
          </table:table-cell>
          <table:table-cell table:style-name="ce494" office:value-type="float" office:value="-0.698892521618962" calcext:value-type="float">
            <text:p>-0,698892521618962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06" office:value-type="float" office:value="-0.000667236135811511" calcext:value-type="float">
            <text:p>-0,000667236135811511</text:p>
          </table:table-cell>
          <table:table-cell table:style-name="ce737" office:value-type="float" office:value="-0.0396121353984802" calcext:value-type="float">
            <text:p>-0,0396121353984802</text:p>
          </table:table-cell>
          <table:table-cell table:style-name="ce494" office:value-type="float" office:value="-1.45887982472123" calcext:value-type="float">
            <text:p>-1,45887982472123</text:p>
          </table:table-cell>
          <table:table-cell table:style-name="ce740" office:value-type="float" office:value="0.0387106909331108" calcext:value-type="float">
            <text:p>0,0387106909331108</text:p>
          </table:table-cell>
          <table:table-cell table:style-name="ce824" office:value-type="float" office:value="0.0449658810654232" calcext:value-type="float">
            <text:p>0,0449658810654232</text:p>
          </table:table-cell>
          <table:table-cell table:style-name="ce495" office:value-type="float" office:value="0.155805169414229" calcext:value-type="float">
            <text:p>0,155805169414229</text:p>
          </table:table-cell>
          <table:table-cell table:style-name="ce943" office:value-type="float" office:value="0.0330038724690644" calcext:value-type="float">
            <text:p>0,033003872469064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" calcext:value-type="float">
            <text:p>0</text:p>
          </table:table-cell>
          <table:table-cell table:style-name="ce506" office:value-type="float" office:value="-0.00162824931142863" calcext:value-type="float">
            <text:p>-0,00162824931142863</text:p>
          </table:table-cell>
          <table:table-cell table:style-name="ce495" office:value-type="float" office:value="0" calcext:value-type="float">
            <text:p>0</text:p>
          </table:table-cell>
          <table:table-cell table:style-name="ce535" office:value-type="float" office:value="-0.0103139417320807" calcext:value-type="float">
            <text:p>-0,0103139417320807</text:p>
          </table:table-cell>
          <table:table-cell table:style-name="ce506" office:value-type="float" office:value="-0.00122118698357147" calcext:value-type="float">
            <text:p>-0,00122118698357147</text:p>
          </table:table-cell>
          <table:table-cell table:style-name="ce499" office:value-type="float" office:value="-0.00367464242498878" calcext:value-type="float">
            <text:p>-0,00367464242498878</text:p>
          </table:table-cell>
          <table:table-cell table:style-name="ce570" office:value-type="float" office:value="-0.0835453453907319" calcext:value-type="float">
            <text:p>-0,0835453453907319</text:p>
          </table:table-cell>
          <table:table-cell table:style-name="ce495" office:value-type="float" office:value="0" calcext:value-type="float">
            <text:p>0</text:p>
          </table:table-cell>
          <table:table-cell table:style-name="ce506" office:value-type="float" office:value="-0.00059242093046471" calcext:value-type="float">
            <text:p>-0,00059242093046471</text:p>
          </table:table-cell>
          <table:table-cell table:style-name="ce505" office:value-type="float" office:value="-0.0458099980128242" calcext:value-type="float">
            <text:p>-0,0458099980128242</text:p>
          </table:table-cell>
          <table:table-cell table:number-columns-repeated="3" table:style-name="ce506" office:value-type="float" office:value="0" calcext:value-type="float">
            <text:p>0</text:p>
          </table:table-cell>
          <table:table-cell table:style-name="ce495" office:value-type="float" office:value="0.000147932112474215" calcext:value-type="float">
            <text:p>0,000147932112474215</text:p>
          </table:table-cell>
          <table:table-cell table:style-name="ce593" office:value-type="float" office:value="-0.0443796337422793" calcext:value-type="float">
            <text:p>-0,0443796337422793</text:p>
          </table:table-cell>
          <table:table-cell table:style-name="ce498" office:value-type="float" office:value="-0.00603577564550374" calcext:value-type="float">
            <text:p>-0,00603577564550374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16" office:value-type="float" office:value="-0.00103739893907092" calcext:value-type="float">
            <text:p>-0,00103739893907092</text:p>
          </table:table-cell>
          <table:table-cell table:style-name="ce590" office:value-type="float" office:value="-0.0329216981497597" calcext:value-type="float">
            <text:p>-0,0329216981497597</text:p>
          </table:table-cell>
          <table:table-cell table:style-name="ce590" office:value-type="float" office:value="0.0808200351714448" calcext:value-type="float">
            <text:p>0,0808200351714448</text:p>
          </table:table-cell>
          <table:table-cell table:style-name="ce609" office:value-type="float" office:value="0.0704870568052581" calcext:value-type="float">
            <text:p>0,0704870568052581</text:p>
          </table:table-cell>
          <table:table-cell table:style-name="ce824" office:value-type="float" office:value="0.0449658810654232" calcext:value-type="float">
            <text:p>0,0449658810654232</text:p>
          </table:table-cell>
          <table:table-cell table:style-name="ce521" office:value-type="float" office:value="0.143637037409701" calcext:value-type="float">
            <text:p>0,143637037409701</text:p>
          </table:table-cell>
          <table:table-cell table:style-name="ce513" office:value-type="float" office:value="0.136772413038783" calcext:value-type="float">
            <text:p>0,13677241303878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538380634823877" calcext:value-type="float">
            <text:p>-0,538380634823877</text:p>
          </table:table-cell>
          <table:table-cell table:style-name="ce537" office:value-type="float" office:value="-0.0710069348155829" calcext:value-type="float">
            <text:p>-0,0710069348155829</text:p>
          </table:table-cell>
          <table:table-cell table:style-name="ce547" office:value-type="float" office:value="-0.120490449045719" calcext:value-type="float">
            <text:p>-0,120490449045719</text:p>
          </table:table-cell>
          <table:table-cell table:style-name="ce495" office:value-type="float" office:value="0" calcext:value-type="float">
            <text:p>0</text:p>
          </table:table-cell>
          <table:table-cell table:style-name="ce502" office:value-type="float" office:value="-0.00185213359175007" calcext:value-type="float">
            <text:p>-0,00185213359175007</text:p>
          </table:table-cell>
          <table:table-cell table:style-name="ce597" office:value-type="float" office:value="0.00186939124317896" calcext:value-type="float">
            <text:p>0,00186939124317896</text:p>
          </table:table-cell>
          <table:table-cell table:style-name="ce586" office:value-type="float" office:value="-0.0015311981923232" calcext:value-type="float">
            <text:p>-0,0015311981923232</text:p>
          </table:table-cell>
          <table:table-cell table:style-name="ce494" office:value-type="float" office:value="-0.0846648810073581" calcext:value-type="float">
            <text:p>-0,0846648810073581</text:p>
          </table:table-cell>
          <table:table-cell table:style-name="ce619" office:value-type="float" office:value="0.00153936147286105" calcext:value-type="float">
            <text:p>0,00153936147286105</text:p>
          </table:table-cell>
          <table:table-cell table:style-name="ce514" office:value-type="float" office:value="0.00144956538694414" calcext:value-type="float">
            <text:p>0,00144956538694414</text:p>
          </table:table-cell>
          <table:table-cell table:style-name="ce651" office:value-type="float" office:value="-0.0230145383981837" calcext:value-type="float">
            <text:p>-0,0230145383981837</text:p>
          </table:table-cell>
          <table:table-cell table:number-columns-repeated="2" table:style-name="ce512" office:value-type="float" office:value="0" calcext:value-type="float">
            <text:p>0</text:p>
          </table:table-cell>
          <table:table-cell table:style-name="ce525" office:value-type="float" office:value="0.000295864224948529" calcext:value-type="float">
            <text:p>0,000295864224948529</text:p>
          </table:table-cell>
          <table:table-cell table:style-name="ce502" office:value-type="float" office:value="0.0000172587464553308" calcext:value-type="float">
            <text:p>1,72587464553308E-05</text:p>
          </table:table-cell>
          <table:table-cell table:style-name="ce713" office:value-type="float" office:value="0.0000361517812100299" calcext:value-type="float">
            <text:p>3,61517812100299E-05</text:p>
          </table:table-cell>
          <table:table-cell table:style-name="ce495" office:value-type="float" office:value="0.00273496083936891" calcext:value-type="float">
            <text:p>0,00273496083936891</text:p>
          </table:table-cell>
          <table:table-cell table:style-name="ce494" office:value-type="float" office:value="0" calcext:value-type="float">
            <text:p>0</text:p>
          </table:table-cell>
          <table:table-cell table:style-name="ce622" office:value-type="float" office:value="0.00133997362963325" calcext:value-type="float">
            <text:p>0,00133997362963325</text:p>
          </table:table-cell>
          <table:table-cell table:style-name="ce494" office:value-type="float" office:value="0" calcext:value-type="float">
            <text:p>0</text:p>
          </table:table-cell>
          <table:table-cell table:style-name="ce868" office:value-type="float" office:value="0.112023902213387" calcext:value-type="float">
            <text:p>0,112023902213387</text:p>
          </table:table-cell>
          <table:table-cell table:style-name="ce576" office:value-type="float" office:value="0.154667618408739" calcext:value-type="float">
            <text:p>0,154667618408739</text:p>
          </table:table-cell>
          <table:table-cell table:style-name="ce637" office:value-type="float" office:value="0.0903895824752925" calcext:value-type="float">
            <text:p>0,0903895824752925</text:p>
          </table:table-cell>
          <table:table-cell table:style-name="ce495" office:value-type="float" office:value="0.159601474092149" calcext:value-type="float">
            <text:p>0,159601474092149</text:p>
          </table:table-cell>
          <table:table-cell table:style-name="ce661" office:value-type="float" office:value="0.103243700330998" calcext:value-type="float">
            <text:p>0,10324370033099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00203531163928579" calcext:value-type="float">
            <text:p>0,000203531163928579</text:p>
          </table:table-cell>
          <table:table-cell table:style-name="ce538" office:value-type="float" office:value="-0.248715082320723" calcext:value-type="float">
            <text:p>-0,248715082320723</text:p>
          </table:table-cell>
          <table:table-cell table:number-columns-repeated="3" table:style-name="ce506" office:value-type="float" office:value="0" calcext:value-type="float">
            <text:p>0</text:p>
          </table:table-cell>
          <table:table-cell table:number-columns-repeated="2" table:style-name="ce549" office:value-type="float" office:value="0.000279883904156509" calcext:value-type="float">
            <text:p>0,000279883904156509</text:p>
          </table:table-cell>
          <table:table-cell table:style-name="ce605" office:value-type="float" office:value="-0.00139941952078274" calcext:value-type="float">
            <text:p>-0,00139941952078274</text:p>
          </table:table-cell>
          <table:table-cell table:style-name="ce495" office:value-type="float" office:value="0.00874637200489235" calcext:value-type="float">
            <text:p>0,00874637200489235</text:p>
          </table:table-cell>
          <table:table-cell table:style-name="ce619" office:value-type="float" office:value="0.00153936147286105" calcext:value-type="float">
            <text:p>0,00153936147286105</text:p>
          </table:table-cell>
          <table:table-cell table:style-name="ce632" office:value-type="float" office:value="-0.0877237426972388" calcext:value-type="float">
            <text:p>-0,0877237426972388</text:p>
          </table:table-cell>
          <table:table-cell table:number-columns-repeated="2" table:style-name="ce508" office:value-type="float" office:value="-0.000899920350885108" calcext:value-type="float">
            <text:p>-0,000899920350885108</text:p>
          </table:table-cell>
          <table:table-cell table:style-name="ce495" office:value-type="float" office:value="0.000443796337422743" calcext:value-type="float">
            <text:p>0,000443796337422743</text:p>
          </table:table-cell>
          <table:table-cell table:style-name="ce494" office:value-type="float" office:value="-0.087871674809713" calcext:value-type="float">
            <text:p>-0,087871674809713</text:p>
          </table:table-cell>
          <table:table-cell table:style-name="ce786" office:value-type="float" office:value="0.000168184373455348" calcext:value-type="float">
            <text:p>0,000168184373455348</text:p>
          </table:table-cell>
          <table:table-cell table:number-columns-repeated="3" table:style-name="ce494" office:value-type="float" office:value="0" calcext:value-type="float">
            <text:p>0</text:p>
          </table:table-cell>
          <table:table-cell table:style-name="ce721" office:value-type="float" office:value="0.00037723597784389" calcext:value-type="float">
            <text:p>0,00037723597784389</text:p>
          </table:table-cell>
          <table:table-cell table:style-name="ce869" office:value-type="float" office:value="0.1517693803141" calcext:value-type="float">
            <text:p>0,1517693803141</text:p>
          </table:table-cell>
          <table:table-cell table:style-name="ce899" office:value-type="float" office:value="0.1394600597323" calcext:value-type="float">
            <text:p>0,1394600597323</text:p>
          </table:table-cell>
          <table:table-cell table:style-name="ce494" office:value-type="float" office:value="0.0818128232053017" calcext:value-type="float">
            <text:p>0,0818128232053017</text:p>
          </table:table-cell>
          <table:table-cell table:style-name="ce553" office:value-type="float" office:value="0.143181302128632" calcext:value-type="float">
            <text:p>0,143181302128632</text:p>
          </table:table-cell>
          <table:table-cell table:style-name="ce548" office:value-type="float" office:value="0.150431961090573" calcext:value-type="float">
            <text:p>0,15043196109057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96280111799668" calcext:value-type="float">
            <text:p>-0,696280111799668</text:p>
          </table:table-cell>
          <table:table-cell table:style-name="ce498" office:value-type="float" office:value="0.00488474793428589" calcext:value-type="float">
            <text:p>0,00488474793428589</text:p>
          </table:table-cell>
          <table:table-cell table:style-name="ce535" office:value-type="float" office:value="0.00529181026214304" calcext:value-type="float">
            <text:p>0,00529181026214304</text:p>
          </table:table-cell>
          <table:table-cell table:style-name="ce495" office:value-type="float" office:value="0.00992214424151821" calcext:value-type="float">
            <text:p>0,00992214424151821</text:p>
          </table:table-cell>
          <table:table-cell table:style-name="ce499" office:value-type="float" office:value="0.00834477772107172" calcext:value-type="float">
            <text:p>0,00834477772107172</text:p>
          </table:table-cell>
          <table:table-cell table:style-name="ce494" office:value-type="float" office:value="-0.63141808777719" calcext:value-type="float">
            <text:p>-0,63141808777719</text:p>
          </table:table-cell>
          <table:table-cell table:style-name="ce512" office:value-type="float" office:value="-0.00209912928117416" calcext:value-type="float">
            <text:p>-0,00209912928117416</text:p>
          </table:table-cell>
          <table:table-cell table:style-name="ce499" office:value-type="float" office:value="0" calcext:value-type="float">
            <text:p>0</text:p>
          </table:table-cell>
          <table:table-cell table:style-name="ce525" office:value-type="float" office:value="0.000419825856234813" calcext:value-type="float">
            <text:p>0,000419825856234813</text:p>
          </table:table-cell>
          <table:table-cell table:style-name="ce516" office:value-type="float" office:value="0.000279883904156509" calcext:value-type="float">
            <text:p>0,000279883904156509</text:p>
          </table:table-cell>
          <table:table-cell table:style-name="ce495" office:value-type="float" office:value="0.270715765827904" calcext:value-type="float">
            <text:p>0,270715765827904</text:p>
          </table:table-cell>
          <table:table-cell table:style-name="ce695" office:value-type="float" office:value="0.0611329454799898" calcext:value-type="float">
            <text:p>0,0611329454799898</text:p>
          </table:table-cell>
          <table:table-cell table:style-name="ce719" office:value-type="float" office:value="0.0420213493159188" calcext:value-type="float">
            <text:p>0,0420213493159188</text:p>
          </table:table-cell>
          <table:table-cell table:style-name="ce745" office:value-type="float" office:value="0.00291549538334697" calcext:value-type="float">
            <text:p>0,00291549538334697</text:p>
          </table:table-cell>
          <table:table-cell table:style-name="ce719" office:value-type="float" office:value="0.0421138068862152" calcext:value-type="float">
            <text:p>0,0421138068862152</text:p>
          </table:table-cell>
          <table:table-cell table:style-name="ce593" office:value-type="float" office:value="0.271609904047671" calcext:value-type="float">
            <text:p>0,271609904047671</text:p>
          </table:table-cell>
          <table:table-cell table:style-name="ce635" office:value-type="float" office:value="0.0997380489088017" calcext:value-type="float">
            <text:p>0,0997380489088017</text:p>
          </table:table-cell>
          <table:table-cell table:style-name="ce679" office:value-type="float" office:value="0.0648162141681816" calcext:value-type="float">
            <text:p>0,0648162141681816</text:p>
          </table:table-cell>
          <table:table-cell table:style-name="ce495" office:value-type="float" office:value="0.2759528332426" calcext:value-type="float">
            <text:p>0,2759528332426</text:p>
          </table:table-cell>
          <table:table-cell table:style-name="ce494" office:value-type="float" office:value="0.0334954111993973" calcext:value-type="float">
            <text:p>0,0334954111993973</text:p>
          </table:table-cell>
          <table:table-cell table:style-name="ce494" office:value-type="float" office:value="0.959786842183728" calcext:value-type="float">
            <text:p>0,959786842183728</text:p>
          </table:table-cell>
          <table:table-cell table:style-name="ce544" office:value-type="float" office:value="0.982350802321963" calcext:value-type="float">
            <text:p>0,982350802321963</text:p>
          </table:table-cell>
          <table:table-cell table:style-name="ce580" office:value-type="float" office:value="0.983351632743132" calcext:value-type="float">
            <text:p>0,983351632743132</text:p>
          </table:table-cell>
          <table:table-cell table:style-name="ce645" office:value-type="float" office:value="0.98151469190761" calcext:value-type="float">
            <text:p>0,98151469190761</text:p>
          </table:table-cell>
          <table:table-cell table:style-name="ce495" office:value-type="float" office:value="0.983975960291577" calcext:value-type="float">
            <text:p>0,983975960291577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0992214424151821" calcext:value-type="float">
            <text:p>0,00992214424151821</text:p>
          </table:table-cell>
          <table:table-cell table:style-name="ce498" office:value-type="float" office:value="0.00488474793428589" calcext:value-type="float">
            <text:p>0,00488474793428589</text:p>
          </table:table-cell>
          <table:table-cell table:style-name="ce535" office:value-type="float" office:value="0.00529181026214304" calcext:value-type="float">
            <text:p>0,00529181026214304</text:p>
          </table:table-cell>
          <table:table-cell table:number-columns-repeated="2" table:style-name="ce495" office:value-type="float" office:value="0.00992214424151821" calcext:value-type="float">
            <text:p>0,00992214424151821</text:p>
          </table:table-cell>
          <table:table-cell table:style-name="ce502" office:value-type="float" office:value="-0.00102041006723749" calcext:value-type="float">
            <text:p>-0,00102041006723749</text:p>
          </table:table-cell>
          <table:table-cell table:style-name="ce512" office:value-type="float" office:value="-0.00209912928117416" calcext:value-type="float">
            <text:p>-0,00209912928117416</text:p>
          </table:table-cell>
          <table:table-cell table:style-name="ce499" office:value-type="float" office:value="0" calcext:value-type="float">
            <text:p>0</text:p>
          </table:table-cell>
          <table:table-cell table:style-name="ce495" office:value-type="float" office:value="0.0014530639357461" calcext:value-type="float">
            <text:p>0,0014530639357461</text:p>
          </table:table-cell>
          <table:table-cell table:style-name="ce502" office:value-type="float" office:value="-0.00102041006723749" calcext:value-type="float">
            <text:p>-0,00102041006723749</text:p>
          </table:table-cell>
          <table:table-cell table:style-name="ce652" office:value-type="float" office:value="-0.000109716316751763" calcext:value-type="float">
            <text:p>-0,000109716316751763</text:p>
          </table:table-cell>
          <table:table-cell table:style-name="ce494" office:value-type="float" office:value="-0.0258116880915512" calcext:value-type="float">
            <text:p>-0,0258116880915512</text:p>
          </table:table-cell>
          <table:table-cell table:style-name="ce720" office:value-type="float" office:value="0.0210273170206127" calcext:value-type="float">
            <text:p>0,0210273170206127</text:p>
          </table:table-cell>
          <table:table-cell table:style-name="ce746" office:value-type="float" office:value="0.000750755470806898" calcext:value-type="float">
            <text:p>0,000750755470806898</text:p>
          </table:table-cell>
          <table:table-cell table:style-name="ce652" office:value-type="float" office:value="-0.000109716316751763" calcext:value-type="float">
            <text:p>-0,000109716316751763</text:p>
          </table:table-cell>
          <table:table-cell table:style-name="ce552" office:value-type="float" office:value="0.275170068588574" calcext:value-type="float">
            <text:p>0,275170068588574</text:p>
          </table:table-cell>
          <table:table-cell table:style-name="ce671" office:value-type="float" office:value="0.0903401576107633" calcext:value-type="float">
            <text:p>0,0903401576107633</text:p>
          </table:table-cell>
          <table:table-cell table:style-name="ce637" office:value-type="float" office:value="0.0602862388009051" calcext:value-type="float">
            <text:p>0,0602862388009051</text:p>
          </table:table-cell>
          <table:table-cell table:number-columns-repeated="2" table:style-name="ce552" office:value-type="float" office:value="0.275170068588574" calcext:value-type="float">
            <text:p>0,275170068588574</text:p>
          </table:table-cell>
          <table:table-cell table:style-name="ce620" office:value-type="float" office:value="0.981957618942217" calcext:value-type="float">
            <text:p>0,981957618942217</text:p>
          </table:table-cell>
          <table:table-cell table:style-name="ce816" office:value-type="float" office:value="0.96119038770294" calcext:value-type="float">
            <text:p>0,96119038770294</text:p>
          </table:table-cell>
          <table:table-cell table:style-name="ce911" office:value-type="float" office:value="0.983351632743132" calcext:value-type="float">
            <text:p>0,983351632743132</text:p>
          </table:table-cell>
          <table:table-cell table:style-name="ce928" office:value-type="float" office:value="0.976364287499143" calcext:value-type="float">
            <text:p>0,976364287499143</text:p>
          </table:table-cell>
          <table:table-cell table:style-name="ce579" office:value-type="float" office:value="0.982994193307" calcext:value-type="float">
            <text:p>0,982994193307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97464137384893" calcext:value-type="float">
            <text:p>-0,397464137384893</text:p>
          </table:table-cell>
          <table:table-cell table:style-name="ce511" office:value-type="float" office:value="0.013025994491429" calcext:value-type="float">
            <text:p>0,013025994491429</text:p>
          </table:table-cell>
          <table:table-cell table:style-name="ce522" office:value-type="float" office:value="0.0111942140160718" calcext:value-type="float">
            <text:p>0,0111942140160718</text:p>
          </table:table-cell>
          <table:table-cell table:style-name="ce495" office:value-type="float" office:value="0.0258942523308134" calcext:value-type="float">
            <text:p>0,0258942523308134</text:p>
          </table:table-cell>
          <table:table-cell table:style-name="ce504" office:value-type="float" office:value="0.0132295256553576" calcext:value-type="float">
            <text:p>0,0132295256553576</text:p>
          </table:table-cell>
          <table:table-cell table:style-name="ce494" office:value-type="float" office:value="-0.409952951515711" calcext:value-type="float">
            <text:p>-0,409952951515711</text:p>
          </table:table-cell>
          <table:table-cell table:style-name="ce539" office:value-type="float" office:value="-0.000559767808313018" calcext:value-type="float">
            <text:p>-0,000559767808313018</text:p>
          </table:table-cell>
          <table:table-cell table:style-name="ce539" office:value-type="float" office:value="0" calcext:value-type="float">
            <text:p>0</text:p>
          </table:table-cell>
          <table:table-cell table:style-name="ce519" office:value-type="float" office:value="-0.0321085147214269" calcext:value-type="float">
            <text:p>-0,0321085147214269</text:p>
          </table:table-cell>
          <table:table-cell table:style-name="ce627" office:value-type="float" office:value="0.000139941952078205" calcext:value-type="float">
            <text:p>0,000139941952078205</text:p>
          </table:table-cell>
          <table:table-cell table:style-name="ce495" office:value-type="float" office:value="0.314228763944605" calcext:value-type="float">
            <text:p>0,314228763944605</text:p>
          </table:table-cell>
          <table:table-cell table:style-name="ce684" office:value-type="float" office:value="0.042222290435363" calcext:value-type="float">
            <text:p>0,042222290435363</text:p>
          </table:table-cell>
          <table:table-cell table:style-name="ce655" office:value-type="float" office:value="0.0471965077173101" calcext:value-type="float">
            <text:p>0,0471965077173101</text:p>
          </table:table-cell>
          <table:table-cell table:style-name="ce747" office:value-type="float" office:value="0.0905221251582103" calcext:value-type="float">
            <text:p>0,0905221251582103</text:p>
          </table:table-cell>
          <table:table-cell table:style-name="ce768" office:value-type="float" office:value="0.0352127738392907" calcext:value-type="float">
            <text:p>0,0352127738392907</text:p>
          </table:table-cell>
          <table:table-cell table:style-name="ce762" office:value-type="float" office:value="0.268037950882461" calcext:value-type="float">
            <text:p>0,268037950882461</text:p>
          </table:table-cell>
          <table:table-cell table:style-name="ce811" office:value-type="float" office:value="0.10581154815209" calcext:value-type="float">
            <text:p>0,10581154815209</text:p>
          </table:table-cell>
          <table:table-cell table:style-name="ce600" office:value-type="float" office:value="0.0554906264325634" calcext:value-type="float">
            <text:p>0,0554906264325634</text:p>
          </table:table-cell>
          <table:table-cell table:style-name="ce829" office:value-type="float" office:value="0.272677167501655" calcext:value-type="float">
            <text:p>0,272677167501655</text:p>
          </table:table-cell>
          <table:table-cell table:style-name="ce494" office:value-type="float" office:value="0.0404506995408959" calcext:value-type="float">
            <text:p>0,0404506995408959</text:p>
          </table:table-cell>
          <table:table-cell table:style-name="ce494" office:value-type="float" office:value="0.970722999598387" calcext:value-type="float">
            <text:p>0,970722999598387</text:p>
          </table:table-cell>
          <table:table-cell table:style-name="ce746" office:value-type="float" office:value="0.972056546561357" calcext:value-type="float">
            <text:p>0,972056546561357</text:p>
          </table:table-cell>
          <table:table-cell table:style-name="ce912" office:value-type="float" office:value="0.972128034448583" calcext:value-type="float">
            <text:p>0,972128034448583</text:p>
          </table:table-cell>
          <table:table-cell table:style-name="ce639" office:value-type="float" office:value="0.981769963238248" calcext:value-type="float">
            <text:p>0,981769963238248</text:p>
          </table:table-cell>
          <table:table-cell table:style-name="ce944" office:value-type="float" office:value="0.981844429787442" calcext:value-type="float">
            <text:p>0,98184442978744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1" office:value-type="float" office:value="0.0221950734264115" calcext:value-type="float">
            <text:p>0,0221950734264115</text:p>
          </table:table-cell>
          <table:table-cell table:style-name="ce511" office:value-type="float" office:value="0.013025994491429" calcext:value-type="float">
            <text:p>0,013025994491429</text:p>
          </table:table-cell>
          <table:table-cell table:style-name="ce522" office:value-type="float" office:value="0.0111942140160718" calcext:value-type="float">
            <text:p>0,0111942140160718</text:p>
          </table:table-cell>
          <table:table-cell table:style-name="ce531" office:value-type="float" office:value="0.021938963378468" calcext:value-type="float">
            <text:p>0,021938963378468</text:p>
          </table:table-cell>
          <table:table-cell table:style-name="ce585" office:value-type="float" office:value="-0.00505435723755971" calcext:value-type="float">
            <text:p>-0,00505435723755971</text:p>
          </table:table-cell>
          <table:table-cell table:style-name="ce513" office:value-type="float" office:value="0.00322799436127222" calcext:value-type="float">
            <text:p>0,00322799436127222</text:p>
          </table:table-cell>
          <table:table-cell table:style-name="ce539" office:value-type="float" office:value="-0.000559767808313018" calcext:value-type="float">
            <text:p>-0,000559767808313018</text:p>
          </table:table-cell>
          <table:table-cell table:style-name="ce539" office:value-type="float" office:value="0" calcext:value-type="float">
            <text:p>0</text:p>
          </table:table-cell>
          <table:table-cell table:style-name="ce620" office:value-type="float" office:value="-0.02713824305678" calcext:value-type="float">
            <text:p>-0,02713824305678</text:p>
          </table:table-cell>
          <table:table-cell table:style-name="ce495" office:value-type="float" office:value="0.00779243436489204" calcext:value-type="float">
            <text:p>0,00779243436489204</text:p>
          </table:table-cell>
          <table:table-cell table:style-name="ce653" office:value-type="float" office:value="-0.000542417745738965" calcext:value-type="float">
            <text:p>-0,000542417745738965</text:p>
          </table:table-cell>
          <table:table-cell table:style-name="ce494" office:value-type="float" office:value="-0.0288073133691551" calcext:value-type="float">
            <text:p>-0,0288073133691551</text:p>
          </table:table-cell>
          <table:table-cell table:style-name="ce721" office:value-type="float" office:value="0.0186332823337375" calcext:value-type="float">
            <text:p>0,0186332823337375</text:p>
          </table:table-cell>
          <table:table-cell table:style-name="ce748" office:value-type="float" office:value="0.00828049999574697" calcext:value-type="float">
            <text:p>0,00828049999574697</text:p>
          </table:table-cell>
          <table:table-cell table:style-name="ce769" office:value-type="float" office:value="0.0124990307364714" calcext:value-type="float">
            <text:p>0,0124990307364714</text:p>
          </table:table-cell>
          <table:table-cell table:style-name="ce495" office:value-type="float" office:value="0.306107348313217" calcext:value-type="float">
            <text:p>0,306107348313217</text:p>
          </table:table-cell>
          <table:table-cell table:style-name="ce671" office:value-type="float" office:value="0.102796803962487" calcext:value-type="float">
            <text:p>0,102796803962487</text:p>
          </table:table-cell>
          <table:table-cell table:style-name="ce636" office:value-type="float" office:value="0.0509920873967739" calcext:value-type="float">
            <text:p>0,0509920873967739</text:p>
          </table:table-cell>
          <table:table-cell table:style-name="ce609" office:value-type="float" office:value="0.292145687591553" calcext:value-type="float">
            <text:p>0,292145687591553</text:p>
          </table:table-cell>
          <table:table-cell table:style-name="ce572" office:value-type="float" office:value="0.255740058004747" calcext:value-type="float">
            <text:p>0,255740058004747</text:p>
          </table:table-cell>
          <table:table-cell table:style-name="ce495" office:value-type="float" office:value="0.985376825015018" calcext:value-type="float">
            <text:p>0,985376825015018</text:p>
          </table:table-cell>
          <table:table-cell table:style-name="ce900" office:value-type="float" office:value="0.982779729645321" calcext:value-type="float">
            <text:p>0,982779729645321</text:p>
          </table:table-cell>
          <table:table-cell table:style-name="ce912" office:value-type="float" office:value="0.972128034448583" calcext:value-type="float">
            <text:p>0,972128034448583</text:p>
          </table:table-cell>
          <table:table-cell table:style-name="ce928" office:value-type="float" office:value="0.980778068802981" calcext:value-type="float">
            <text:p>0,980778068802981</text:p>
          </table:table-cell>
          <table:table-cell table:style-name="ce572" office:value-type="float" office:value="0.982601009927255" calcext:value-type="float">
            <text:p>0,982601009927255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627013368435675" calcext:value-type="float">
            <text:p>-0,627013368435675</text:p>
          </table:table-cell>
          <table:table-cell table:style-name="ce539" office:value-type="float" office:value="0.00101765581964289" calcext:value-type="float">
            <text:p>0,00101765581964289</text:p>
          </table:table-cell>
          <table:table-cell table:style-name="ce503" office:value-type="float" office:value="0.000610593491785736" calcext:value-type="float">
            <text:p>0,000610593491785736</text:p>
          </table:table-cell>
          <table:table-cell table:style-name="ce495" office:value-type="float" office:value="0.014140327613938" calcext:value-type="float">
            <text:p>0,014140327613938</text:p>
          </table:table-cell>
          <table:table-cell table:style-name="ce513" office:value-type="float" office:value="0.00712359073750025" calcext:value-type="float">
            <text:p>0,00712359073750025</text:p>
          </table:table-cell>
          <table:table-cell table:style-name="ce494" office:value-type="float" office:value="-0.584314792890576" calcext:value-type="float">
            <text:p>-0,584314792890576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615" office:value-type="float" office:value="-0.0803045230171858" calcext:value-type="float">
            <text:p>-0,0803045230171858</text:p>
          </table:table-cell>
          <table:table-cell table:style-name="ce531" office:value-type="float" office:value="-0.00545773613105277" calcext:value-type="float">
            <text:p>-0,00545773613105277</text:p>
          </table:table-cell>
          <table:table-cell table:style-name="ce555" office:value-type="float" office:value="0.115013519145929" calcext:value-type="float">
            <text:p>0,115013519145929</text:p>
          </table:table-cell>
          <table:table-cell table:style-name="ce696" office:value-type="float" office:value="0.0317684211538482" calcext:value-type="float">
            <text:p>0,0317684211538482</text:p>
          </table:table-cell>
          <table:table-cell table:style-name="ce722" office:value-type="float" office:value="0.0148930654233465" calcext:value-type="float">
            <text:p>0,0148930654233465</text:p>
          </table:table-cell>
          <table:table-cell table:style-name="ce495" office:value-type="float" office:value="0.129105285626706" calcext:value-type="float">
            <text:p>0,129105285626706</text:p>
          </table:table-cell>
          <table:table-cell table:style-name="ce770" office:value-type="float" office:value="0.0143494149100036" calcext:value-type="float">
            <text:p>0,0143494149100036</text:p>
          </table:table-cell>
          <table:table-cell table:style-name="ce787" office:value-type="float" office:value="0.0691677883542696" calcext:value-type="float">
            <text:p>0,0691677883542696</text:p>
          </table:table-cell>
          <table:table-cell table:style-name="ce812" office:value-type="float" office:value="0.0602045043390389" calcext:value-type="float">
            <text:p>0,0602045043390389</text:p>
          </table:table-cell>
          <table:table-cell table:style-name="ce693" office:value-type="float" office:value="0.031396250164353" calcext:value-type="float">
            <text:p>0,031396250164353</text:p>
          </table:table-cell>
          <table:table-cell table:style-name="ce830" office:value-type="float" office:value="0.141909887598611" calcext:value-type="float">
            <text:p>0,141909887598611</text:p>
          </table:table-cell>
          <table:table-cell table:style-name="ce494" office:value-type="float" office:value="0.0195219618534263" calcext:value-type="float">
            <text:p>0,0195219618534263</text:p>
          </table:table-cell>
          <table:table-cell table:style-name="ce642" office:value-type="float" office:value="0.987128873984459" calcext:value-type="float">
            <text:p>0,987128873984459</text:p>
          </table:table-cell>
          <table:table-cell table:style-name="ce901" office:value-type="float" office:value="0.972807169377234" calcext:value-type="float">
            <text:p>0,972807169377234</text:p>
          </table:table-cell>
          <table:table-cell table:style-name="ce913" office:value-type="float" office:value="0.962405681785789" calcext:value-type="float">
            <text:p>0,962405681785789</text:p>
          </table:table-cell>
          <table:table-cell table:style-name="ce495" office:value-type="float" office:value="0.992973604497613" calcext:value-type="float">
            <text:p>0,992973604497613</text:p>
          </table:table-cell>
          <table:table-cell table:style-name="ce764" office:value-type="float" office:value="0.969727232902562" calcext:value-type="float">
            <text:p>0,96972723290256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2" office:value-type="float" office:value="-0.00831764023254792" calcext:value-type="float">
            <text:p>-0,00831764023254792</text:p>
          </table:table-cell>
          <table:table-cell table:style-name="ce539" office:value-type="float" office:value="0.00101765581964289" calcext:value-type="float">
            <text:p>0,00101765581964289</text:p>
          </table:table-cell>
          <table:table-cell table:style-name="ce503" office:value-type="float" office:value="0.000610593491785736" calcext:value-type="float">
            <text:p>0,000610593491785736</text:p>
          </table:table-cell>
          <table:table-cell table:style-name="ce503" office:value-type="float" office:value="0.000812428562681572" calcext:value-type="float">
            <text:p>0,000812428562681572</text:p>
          </table:table-cell>
          <table:table-cell table:style-name="ce552" office:value-type="float" office:value="0.0119625441599022" calcext:value-type="float">
            <text:p>0,0119625441599022</text:p>
          </table:table-cell>
          <table:table-cell table:style-name="ce498" office:value-type="float" office:value="-0.004793011858681" calcext:value-type="float">
            <text:p>-0,004793011858681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615" office:value-type="float" office:value="-0.0800771173450586" calcext:value-type="float">
            <text:p>-0,0800771173450586</text:p>
          </table:table-cell>
          <table:table-cell table:style-name="ce508" office:value-type="float" office:value="-0.00900876316503907" calcext:value-type="float">
            <text:p>-0,00900876316503907</text:p>
          </table:table-cell>
          <table:table-cell table:style-name="ce654" office:value-type="float" office:value="0.00526021936606407" calcext:value-type="float">
            <text:p>0,00526021936606407</text:p>
          </table:table-cell>
          <table:table-cell table:style-name="ce588" office:value-type="float" office:value="-0.0302841689586899" calcext:value-type="float">
            <text:p>-0,0302841689586899</text:p>
          </table:table-cell>
          <table:table-cell table:style-name="ce723" office:value-type="float" office:value="-0.0173018933214692" calcext:value-type="float">
            <text:p>-0,0173018933214692</text:p>
          </table:table-cell>
          <table:table-cell table:style-name="ce622" office:value-type="float" office:value="0.000353804302334299" calcext:value-type="float">
            <text:p>0,000353804302334299</text:p>
          </table:table-cell>
          <table:table-cell table:style-name="ce494" office:value-type="float" office:value="-0.123223751388251" calcext:value-type="float">
            <text:p>-0,123223751388251</text:p>
          </table:table-cell>
          <table:table-cell table:style-name="ce581" office:value-type="float" office:value="0.138119451929566" calcext:value-type="float">
            <text:p>0,138119451929566</text:p>
          </table:table-cell>
          <table:table-cell table:style-name="ce661" office:value-type="float" office:value="0.0571174565870156" calcext:value-type="float">
            <text:p>0,0571174565870156</text:p>
          </table:table-cell>
          <table:table-cell table:style-name="ce693" office:value-type="float" office:value="0.031396250164353" calcext:value-type="float">
            <text:p>0,031396250164353</text:p>
          </table:table-cell>
          <table:table-cell table:style-name="ce495" office:value-type="float" office:value="0.155902198743474" calcext:value-type="float">
            <text:p>0,155902198743474</text:p>
          </table:table-cell>
          <table:table-cell table:style-name="ce847" office:value-type="float" office:value="0.107165668130892" calcext:value-type="float">
            <text:p>0,107165668130892</text:p>
          </table:table-cell>
          <table:table-cell table:style-name="ce595" office:value-type="float" office:value="0.99100083667636" calcext:value-type="float">
            <text:p>0,99100083667636</text:p>
          </table:table-cell>
          <table:table-cell table:style-name="ce665" office:value-type="float" office:value="0.96208398629327" calcext:value-type="float">
            <text:p>0,96208398629327</text:p>
          </table:table-cell>
          <table:table-cell table:style-name="ce494" office:value-type="float" office:value="0.941030803505087" calcext:value-type="float">
            <text:p>0,941030803505087</text:p>
          </table:table-cell>
          <table:table-cell table:style-name="ce495" office:value-type="float" office:value="0.9930024975187" calcext:value-type="float">
            <text:p>0,9930024975187</text:p>
          </table:table-cell>
          <table:table-cell table:style-name="ce591" office:value-type="float" office:value="0.963620975868638" calcext:value-type="float">
            <text:p>0,96362097586863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220]; OFFSET([.$C220]; 0; 0; 1; 5))" office:value-type="float" office:value="5" calcext:value-type="float">
            <text:p>5</text:p>
          </table:table-cell>
          <table:table-cell table:formula="of:=RANK([.D220]; OFFSET([.$C220]; 0; 0; 1; 5))" office:value-type="float" office:value="2" calcext:value-type="float">
            <text:p>2</text:p>
          </table:table-cell>
          <table:table-cell table:formula="of:=RANK([.E220]; OFFSET([.$C220]; 0; 0; 1; 5))" office:value-type="float" office:value="1" calcext:value-type="float">
            <text:p>1</text:p>
          </table:table-cell>
          <table:table-cell table:formula="of:=RANK([.F220]; OFFSET([.$C220]; 0; 0; 1; 5))" office:value-type="float" office:value="4" calcext:value-type="float">
            <text:p>4</text:p>
          </table:table-cell>
          <table:table-cell table:formula="of:=RANK([.G220]; OFFSET([.$C220]; 0; 0; 1; 5))" office:value-type="float" office:value="3" calcext:value-type="float">
            <text:p>3</text:p>
          </table:table-cell>
          <table:table-cell table:formula="of:=RANK([.H220];[.$H220:.$L220];)" office:value-type="float" office:value="5" calcext:value-type="float">
            <text:p>5</text:p>
          </table:table-cell>
          <table:table-cell table:formula="of:=RANK([.I220];[.$H220:.$L220];)" office:value-type="float" office:value="1" calcext:value-type="float">
            <text:p>1</text:p>
          </table:table-cell>
          <table:table-cell table:formula="of:=RANK([.J220];[.$H220:.$L220];)" office:value-type="float" office:value="2" calcext:value-type="float">
            <text:p>2</text:p>
          </table:table-cell>
          <table:table-cell table:formula="of:=RANK([.K220];[.$H220:.$L220];)" office:value-type="float" office:value="3" calcext:value-type="float">
            <text:p>3</text:p>
          </table:table-cell>
          <table:table-cell table:formula="of:=RANK([.L220];[.$H220:.$L220];)" office:value-type="float" office:value="4" calcext:value-type="float">
            <text:p>4</text:p>
          </table:table-cell>
          <table:table-cell table:formula="of:=RANK([.M220];[.$M220:.$Q220];)" office:value-type="float" office:value="5" calcext:value-type="float">
            <text:p>5</text:p>
          </table:table-cell>
          <table:table-cell table:formula="of:=RANK([.N220];[.$M220:.$Q220];)" office:value-type="float" office:value="2" calcext:value-type="float">
            <text:p>2</text:p>
          </table:table-cell>
          <table:table-cell table:formula="of:=RANK([.O220];[.$M220:.$Q220];)" office:value-type="float" office:value="2" calcext:value-type="float">
            <text:p>2</text:p>
          </table:table-cell>
          <table:table-cell table:formula="of:=RANK([.P220];[.$M220:.$Q220];)" office:value-type="float" office:value="1" calcext:value-type="float">
            <text:p>1</text:p>
          </table:table-cell>
          <table:table-cell table:formula="of:=RANK([.Q220];[.$M220:.$Q220];)" office:value-type="float" office:value="4" calcext:value-type="float">
            <text:p>4</text:p>
          </table:table-cell>
          <table:table-cell table:formula="of:=RANK([.R220];[.$R220:.$V220];)" office:value-type="float" office:value="5" calcext:value-type="float">
            <text:p>5</text:p>
          </table:table-cell>
          <table:table-cell table:formula="of:=RANK([.S220];[.$R220:.$V220];)" office:value-type="float" office:value="1" calcext:value-type="float">
            <text:p>1</text:p>
          </table:table-cell>
          <table:table-cell table:formula="of:=RANK([.T220];[.$R220:.$V220];)" office:value-type="float" office:value="1" calcext:value-type="float">
            <text:p>1</text:p>
          </table:table-cell>
          <table:table-cell table:formula="of:=RANK([.U220];[.$R220:.$V220];)" office:value-type="float" office:value="3" calcext:value-type="float">
            <text:p>3</text:p>
          </table:table-cell>
          <table:table-cell table:formula="of:=RANK([.V220];[.$R220:.$V220];)" office:value-type="float" office:value="4" calcext:value-type="float">
            <text:p>4</text:p>
          </table:table-cell>
          <table:table-cell table:formula="of:=RANK([.W220];[.$W220:.$AA220];)" office:value-type="float" office:value="5" calcext:value-type="float">
            <text:p>5</text:p>
          </table:table-cell>
          <table:table-cell table:formula="of:=RANK([.X220];[.$W220:.$AA220];)" office:value-type="float" office:value="3" calcext:value-type="float">
            <text:p>3</text:p>
          </table:table-cell>
          <table:table-cell table:formula="of:=RANK([.Y220];[.$W220:.$AA220];)" office:value-type="float" office:value="2" calcext:value-type="float">
            <text:p>2</text:p>
          </table:table-cell>
          <table:table-cell table:formula="of:=RANK([.Z220];[.$W220:.$AA220];)" office:value-type="float" office:value="1" calcext:value-type="float">
            <text:p>1</text:p>
          </table:table-cell>
          <table:table-cell table:formula="of:=RANK([.AA220];[.$W220:.$AA220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1]; OFFSET([.$C221]; 0; 0; 1; 5))" office:value-type="float" office:value="1" calcext:value-type="float">
            <text:p>1</text:p>
          </table:table-cell>
          <table:table-cell table:formula="of:=RANK([.D221]; OFFSET([.$C221]; 0; 0; 1; 5))" office:value-type="float" office:value="4" calcext:value-type="float">
            <text:p>4</text:p>
          </table:table-cell>
          <table:table-cell table:formula="of:=RANK([.E221]; OFFSET([.$C221]; 0; 0; 1; 5))" office:value-type="float" office:value="1" calcext:value-type="float">
            <text:p>1</text:p>
          </table:table-cell>
          <table:table-cell table:formula="of:=RANK([.F221]; OFFSET([.$C221]; 0; 0; 1; 5))" office:value-type="float" office:value="5" calcext:value-type="float">
            <text:p>5</text:p>
          </table:table-cell>
          <table:table-cell table:formula="of:=RANK([.G221]; OFFSET([.$C221]; 0; 0; 1; 5))" office:value-type="float" office:value="3" calcext:value-type="float">
            <text:p>3</text:p>
          </table:table-cell>
          <table:table-cell table:formula="of:=RANK([.H221];[.$H221:.$L221];)" office:value-type="float" office:value="3" calcext:value-type="float">
            <text:p>3</text:p>
          </table:table-cell>
          <table:table-cell table:formula="of:=RANK([.I221];[.$H221:.$L221];)" office:value-type="float" office:value="5" calcext:value-type="float">
            <text:p>5</text:p>
          </table:table-cell>
          <table:table-cell table:formula="of:=RANK([.J221];[.$H221:.$L221];)" office:value-type="float" office:value="1" calcext:value-type="float">
            <text:p>1</text:p>
          </table:table-cell>
          <table:table-cell table:formula="of:=RANK([.K221];[.$H221:.$L221];)" office:value-type="float" office:value="2" calcext:value-type="float">
            <text:p>2</text:p>
          </table:table-cell>
          <table:table-cell table:formula="of:=RANK([.L221];[.$H221:.$L221];)" office:value-type="float" office:value="4" calcext:value-type="float">
            <text:p>4</text:p>
          </table:table-cell>
          <table:table-cell table:formula="of:=RANK([.M221];[.$M221:.$Q221];)" office:value-type="float" office:value="2" calcext:value-type="float">
            <text:p>2</text:p>
          </table:table-cell>
          <table:table-cell table:formula="of:=RANK([.N221];[.$M221:.$Q221];)" office:value-type="float" office:value="2" calcext:value-type="float">
            <text:p>2</text:p>
          </table:table-cell>
          <table:table-cell table:formula="of:=RANK([.O221];[.$M221:.$Q221];)" office:value-type="float" office:value="2" calcext:value-type="float">
            <text:p>2</text:p>
          </table:table-cell>
          <table:table-cell table:formula="of:=RANK([.P221];[.$M221:.$Q221];)" office:value-type="float" office:value="1" calcext:value-type="float">
            <text:p>1</text:p>
          </table:table-cell>
          <table:table-cell table:formula="of:=RANK([.Q221];[.$M221:.$Q221];)" office:value-type="float" office:value="5" calcext:value-type="float">
            <text:p>5</text:p>
          </table:table-cell>
          <table:table-cell table:formula="of:=RANK([.R221];[.$R221:.$V221];)" office:value-type="float" office:value="4" calcext:value-type="float">
            <text:p>4</text:p>
          </table:table-cell>
          <table:table-cell table:formula="of:=RANK([.S221];[.$R221:.$V221];)" office:value-type="float" office:value="1" calcext:value-type="float">
            <text:p>1</text:p>
          </table:table-cell>
          <table:table-cell table:formula="of:=RANK([.T221];[.$R221:.$V221];)" office:value-type="float" office:value="1" calcext:value-type="float">
            <text:p>1</text:p>
          </table:table-cell>
          <table:table-cell table:formula="of:=RANK([.U221];[.$R221:.$V221];)" office:value-type="float" office:value="3" calcext:value-type="float">
            <text:p>3</text:p>
          </table:table-cell>
          <table:table-cell table:formula="of:=RANK([.V221];[.$R221:.$V221];)" office:value-type="float" office:value="5" calcext:value-type="float">
            <text:p>5</text:p>
          </table:table-cell>
          <table:table-cell table:formula="of:=RANK([.W221];[.$W221:.$AA221];)" office:value-type="float" office:value="3" calcext:value-type="float">
            <text:p>3</text:p>
          </table:table-cell>
          <table:table-cell table:formula="of:=RANK([.X221];[.$W221:.$AA221];)" office:value-type="float" office:value="4" calcext:value-type="float">
            <text:p>4</text:p>
          </table:table-cell>
          <table:table-cell table:formula="of:=RANK([.Y221];[.$W221:.$AA221];)" office:value-type="float" office:value="5" calcext:value-type="float">
            <text:p>5</text:p>
          </table:table-cell>
          <table:table-cell table:formula="of:=RANK([.Z221];[.$W221:.$AA221];)" office:value-type="float" office:value="1" calcext:value-type="float">
            <text:p>1</text:p>
          </table:table-cell>
          <table:table-cell table:formula="of:=RANK([.AA221];[.$W221:.$AA221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222]; OFFSET([.$C222]; 0; 0; 1; 5))" office:value-type="float" office:value="5" calcext:value-type="float">
            <text:p>5</text:p>
          </table:table-cell>
          <table:table-cell table:formula="of:=RANK([.D222]; OFFSET([.$C222]; 0; 0; 1; 5))" office:value-type="float" office:value="3" calcext:value-type="float">
            <text:p>3</text:p>
          </table:table-cell>
          <table:table-cell table:formula="of:=RANK([.E222]; OFFSET([.$C222]; 0; 0; 1; 5))" office:value-type="float" office:value="4" calcext:value-type="float">
            <text:p>4</text:p>
          </table:table-cell>
          <table:table-cell table:formula="of:=RANK([.F222]; OFFSET([.$C222]; 0; 0; 1; 5))" office:value-type="float" office:value="1" calcext:value-type="float">
            <text:p>1</text:p>
          </table:table-cell>
          <table:table-cell table:formula="of:=RANK([.G222]; OFFSET([.$C222]; 0; 0; 1; 5))" office:value-type="float" office:value="2" calcext:value-type="float">
            <text:p>2</text:p>
          </table:table-cell>
          <table:table-cell table:formula="of:=RANK([.H222];[.$H222:.$L222];)" office:value-type="float" office:value="1" calcext:value-type="float">
            <text:p>1</text:p>
          </table:table-cell>
          <table:table-cell table:formula="of:=RANK([.I222];[.$H222:.$L222];)" office:value-type="float" office:value="4" calcext:value-type="float">
            <text:p>4</text:p>
          </table:table-cell>
          <table:table-cell table:formula="of:=RANK([.J222];[.$H222:.$L222];)" office:value-type="float" office:value="5" calcext:value-type="float">
            <text:p>5</text:p>
          </table:table-cell>
          <table:table-cell table:formula="of:=RANK([.K222];[.$H222:.$L222];)" office:value-type="float" office:value="2" calcext:value-type="float">
            <text:p>2</text:p>
          </table:table-cell>
          <table:table-cell table:formula="of:=RANK([.L222];[.$H222:.$L222];)" office:value-type="float" office:value="3" calcext:value-type="float">
            <text:p>3</text:p>
          </table:table-cell>
          <table:table-cell table:formula="of:=RANK([.M222];[.$M222:.$Q222];)" office:value-type="float" office:value="5" calcext:value-type="float">
            <text:p>5</text:p>
          </table:table-cell>
          <table:table-cell table:formula="of:=RANK([.N222];[.$M222:.$Q222];)" office:value-type="float" office:value="3" calcext:value-type="float">
            <text:p>3</text:p>
          </table:table-cell>
          <table:table-cell table:formula="of:=RANK([.O222];[.$M222:.$Q222];)" office:value-type="float" office:value="3" calcext:value-type="float">
            <text:p>3</text:p>
          </table:table-cell>
          <table:table-cell table:formula="of:=RANK([.P222];[.$M222:.$Q222];)" office:value-type="float" office:value="1" calcext:value-type="float">
            <text:p>1</text:p>
          </table:table-cell>
          <table:table-cell table:formula="of:=RANK([.Q222];[.$M222:.$Q222];)" office:value-type="float" office:value="2" calcext:value-type="float">
            <text:p>2</text:p>
          </table:table-cell>
          <table:table-cell table:formula="of:=RANK([.R222];[.$R222:.$V222];)" office:value-type="float" office:value="3" calcext:value-type="float">
            <text:p>3</text:p>
          </table:table-cell>
          <table:table-cell table:formula="of:=RANK([.S222];[.$R222:.$V222];)" office:value-type="float" office:value="1" calcext:value-type="float">
            <text:p>1</text:p>
          </table:table-cell>
          <table:table-cell table:formula="of:=RANK([.T222];[.$R222:.$V222];)" office:value-type="float" office:value="4" calcext:value-type="float">
            <text:p>4</text:p>
          </table:table-cell>
          <table:table-cell table:formula="of:=RANK([.U222];[.$R222:.$V222];)" office:value-type="float" office:value="2" calcext:value-type="float">
            <text:p>2</text:p>
          </table:table-cell>
          <table:table-cell table:formula="of:=RANK([.V222];[.$R222:.$V222];)" office:value-type="float" office:value="4" calcext:value-type="float">
            <text:p>4</text:p>
          </table:table-cell>
          <table:table-cell table:formula="of:=RANK([.W222];[.$W222:.$AA222];)" office:value-type="float" office:value="3" calcext:value-type="float">
            <text:p>3</text:p>
          </table:table-cell>
          <table:table-cell table:formula="of:=RANK([.X222];[.$W222:.$AA222];)" office:value-type="float" office:value="2" calcext:value-type="float">
            <text:p>2</text:p>
          </table:table-cell>
          <table:table-cell table:formula="of:=RANK([.Y222];[.$W222:.$AA222];)" office:value-type="float" office:value="5" calcext:value-type="float">
            <text:p>5</text:p>
          </table:table-cell>
          <table:table-cell table:formula="of:=RANK([.Z222];[.$W222:.$AA222];)" office:value-type="float" office:value="1" calcext:value-type="float">
            <text:p>1</text:p>
          </table:table-cell>
          <table:table-cell table:formula="of:=RANK([.AA222];[.$W222:.$AA222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3]; OFFSET([.$C223]; 0; 0; 1; 5))" office:value-type="float" office:value="1" calcext:value-type="float">
            <text:p>1</text:p>
          </table:table-cell>
          <table:table-cell table:formula="of:=RANK([.D223]; OFFSET([.$C223]; 0; 0; 1; 5))" office:value-type="float" office:value="5" calcext:value-type="float">
            <text:p>5</text:p>
          </table:table-cell>
          <table:table-cell table:formula="of:=RANK([.E223]; OFFSET([.$C223]; 0; 0; 1; 5))" office:value-type="float" office:value="2" calcext:value-type="float">
            <text:p>2</text:p>
          </table:table-cell>
          <table:table-cell table:formula="of:=RANK([.F223]; OFFSET([.$C223]; 0; 0; 1; 5))" office:value-type="float" office:value="2" calcext:value-type="float">
            <text:p>2</text:p>
          </table:table-cell>
          <table:table-cell table:formula="of:=RANK([.G223]; OFFSET([.$C223]; 0; 0; 1; 5))" office:value-type="float" office:value="2" calcext:value-type="float">
            <text:p>2</text:p>
          </table:table-cell>
          <table:table-cell table:formula="of:=RANK([.H223];[.$H223:.$L223];)" office:value-type="float" office:value="3" calcext:value-type="float">
            <text:p>3</text:p>
          </table:table-cell>
          <table:table-cell table:formula="of:=RANK([.I223];[.$H223:.$L223];)" office:value-type="float" office:value="3" calcext:value-type="float">
            <text:p>3</text:p>
          </table:table-cell>
          <table:table-cell table:formula="of:=RANK([.J223];[.$H223:.$L223];)" office:value-type="float" office:value="5" calcext:value-type="float">
            <text:p>5</text:p>
          </table:table-cell>
          <table:table-cell table:formula="of:=RANK([.K223];[.$H223:.$L223];)" office:value-type="float" office:value="1" calcext:value-type="float">
            <text:p>1</text:p>
          </table:table-cell>
          <table:table-cell table:formula="of:=RANK([.L223];[.$H223:.$L223];)" office:value-type="float" office:value="2" calcext:value-type="float">
            <text:p>2</text:p>
          </table:table-cell>
          <table:table-cell table:formula="of:=RANK([.M223];[.$M223:.$Q223];)" office:value-type="float" office:value="4" calcext:value-type="float">
            <text:p>4</text:p>
          </table:table-cell>
          <table:table-cell table:formula="of:=RANK([.N223];[.$M223:.$Q223];)" office:value-type="float" office:value="2" calcext:value-type="float">
            <text:p>2</text:p>
          </table:table-cell>
          <table:table-cell table:formula="of:=RANK([.O223];[.$M223:.$Q223];)" office:value-type="float" office:value="2" calcext:value-type="float">
            <text:p>2</text:p>
          </table:table-cell>
          <table:table-cell table:formula="of:=RANK([.P223];[.$M223:.$Q223];)" office:value-type="float" office:value="1" calcext:value-type="float">
            <text:p>1</text:p>
          </table:table-cell>
          <table:table-cell table:formula="of:=RANK([.Q223];[.$M223:.$Q223];)" office:value-type="float" office:value="5" calcext:value-type="float">
            <text:p>5</text:p>
          </table:table-cell>
          <table:table-cell table:formula="of:=RANK([.R223];[.$R223:.$V223];)" office:value-type="float" office:value="2" calcext:value-type="float">
            <text:p>2</text:p>
          </table:table-cell>
          <table:table-cell table:formula="of:=RANK([.S223];[.$R223:.$V223];)" office:value-type="float" office:value="3" calcext:value-type="float">
            <text:p>3</text:p>
          </table:table-cell>
          <table:table-cell table:formula="of:=RANK([.T223];[.$R223:.$V223];)" office:value-type="float" office:value="3" calcext:value-type="float">
            <text:p>3</text:p>
          </table:table-cell>
          <table:table-cell table:formula="of:=RANK([.U223];[.$R223:.$V223];)" office:value-type="float" office:value="3" calcext:value-type="float">
            <text:p>3</text:p>
          </table:table-cell>
          <table:table-cell table:formula="of:=RANK([.V223];[.$R223:.$V223];)" office:value-type="float" office:value="1" calcext:value-type="float">
            <text:p>1</text:p>
          </table:table-cell>
          <table:table-cell table:formula="of:=RANK([.W223];[.$W223:.$AA223];)" office:value-type="float" office:value="1" calcext:value-type="float">
            <text:p>1</text:p>
          </table:table-cell>
          <table:table-cell table:formula="of:=RANK([.X223];[.$W223:.$AA223];)" office:value-type="float" office:value="4" calcext:value-type="float">
            <text:p>4</text:p>
          </table:table-cell>
          <table:table-cell table:formula="of:=RANK([.Y223];[.$W223:.$AA223];)" office:value-type="float" office:value="5" calcext:value-type="float">
            <text:p>5</text:p>
          </table:table-cell>
          <table:table-cell table:formula="of:=RANK([.Z223];[.$W223:.$AA223];)" office:value-type="float" office:value="3" calcext:value-type="float">
            <text:p>3</text:p>
          </table:table-cell>
          <table:table-cell table:formula="of:=RANK([.AA223];[.$W223:.$AA223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224]; OFFSET([.$C224]; 0; 0; 1; 5))" office:value-type="float" office:value="5" calcext:value-type="float">
            <text:p>5</text:p>
          </table:table-cell>
          <table:table-cell table:formula="of:=RANK([.D224]; OFFSET([.$C224]; 0; 0; 1; 5))" office:value-type="float" office:value="4" calcext:value-type="float">
            <text:p>4</text:p>
          </table:table-cell>
          <table:table-cell table:formula="of:=RANK([.E224]; OFFSET([.$C224]; 0; 0; 1; 5))" office:value-type="float" office:value="3" calcext:value-type="float">
            <text:p>3</text:p>
          </table:table-cell>
          <table:table-cell table:formula="of:=RANK([.F224]; OFFSET([.$C224]; 0; 0; 1; 5))" office:value-type="float" office:value="1" calcext:value-type="float">
            <text:p>1</text:p>
          </table:table-cell>
          <table:table-cell table:formula="of:=RANK([.G224]; OFFSET([.$C224]; 0; 0; 1; 5))" office:value-type="float" office:value="2" calcext:value-type="float">
            <text:p>2</text:p>
          </table:table-cell>
          <table:table-cell table:formula="of:=RANK([.H224];[.$H224:.$L224];)" office:value-type="float" office:value="5" calcext:value-type="float">
            <text:p>5</text:p>
          </table:table-cell>
          <table:table-cell table:formula="of:=RANK([.I224];[.$H224:.$L224];)" office:value-type="float" office:value="4" calcext:value-type="float">
            <text:p>4</text:p>
          </table:table-cell>
          <table:table-cell table:formula="of:=RANK([.J224];[.$H224:.$L224];)" office:value-type="float" office:value="3" calcext:value-type="float">
            <text:p>3</text:p>
          </table:table-cell>
          <table:table-cell table:formula="of:=RANK([.K224];[.$H224:.$L224];)" office:value-type="float" office:value="1" calcext:value-type="float">
            <text:p>1</text:p>
          </table:table-cell>
          <table:table-cell table:formula="of:=RANK([.L224];[.$H224:.$L224];)" office:value-type="float" office:value="2" calcext:value-type="float">
            <text:p>2</text:p>
          </table:table-cell>
          <table:table-cell table:formula="of:=RANK([.M224];[.$M224:.$Q224];)" office:value-type="float" office:value="1" calcext:value-type="float">
            <text:p>1</text:p>
          </table:table-cell>
          <table:table-cell table:formula="of:=RANK([.N224];[.$M224:.$Q224];)" office:value-type="float" office:value="2" calcext:value-type="float">
            <text:p>2</text:p>
          </table:table-cell>
          <table:table-cell table:formula="of:=RANK([.O224];[.$M224:.$Q224];)" office:value-type="float" office:value="4" calcext:value-type="float">
            <text:p>4</text:p>
          </table:table-cell>
          <table:table-cell table:formula="of:=RANK([.P224];[.$M224:.$Q224];)" office:value-type="float" office:value="5" calcext:value-type="float">
            <text:p>5</text:p>
          </table:table-cell>
          <table:table-cell table:formula="of:=RANK([.Q224];[.$M224:.$Q224];)" office:value-type="float" office:value="3" calcext:value-type="float">
            <text:p>3</text:p>
          </table:table-cell>
          <table:table-cell table:formula="of:=RANK([.R224];[.$R224:.$V224];)" office:value-type="float" office:value="2" calcext:value-type="float">
            <text:p>2</text:p>
          </table:table-cell>
          <table:table-cell table:formula="of:=RANK([.S224];[.$R224:.$V224];)" office:value-type="float" office:value="3" calcext:value-type="float">
            <text:p>3</text:p>
          </table:table-cell>
          <table:table-cell table:formula="of:=RANK([.T224];[.$R224:.$V224];)" office:value-type="float" office:value="4" calcext:value-type="float">
            <text:p>4</text:p>
          </table:table-cell>
          <table:table-cell table:formula="of:=RANK([.U224];[.$R224:.$V224];)" office:value-type="float" office:value="1" calcext:value-type="float">
            <text:p>1</text:p>
          </table:table-cell>
          <table:table-cell table:formula="of:=RANK([.V224];[.$R224:.$V224];)" office:value-type="float" office:value="5" calcext:value-type="float">
            <text:p>5</text:p>
          </table:table-cell>
          <table:table-cell table:formula="of:=RANK([.W224];[.$W224:.$AA224];)" office:value-type="float" office:value="5" calcext:value-type="float">
            <text:p>5</text:p>
          </table:table-cell>
          <table:table-cell table:formula="of:=RANK([.X224];[.$W224:.$AA224];)" office:value-type="float" office:value="3" calcext:value-type="float">
            <text:p>3</text:p>
          </table:table-cell>
          <table:table-cell table:formula="of:=RANK([.Y224];[.$W224:.$AA224];)" office:value-type="float" office:value="2" calcext:value-type="float">
            <text:p>2</text:p>
          </table:table-cell>
          <table:table-cell table:formula="of:=RANK([.Z224];[.$W224:.$AA224];)" office:value-type="float" office:value="4" calcext:value-type="float">
            <text:p>4</text:p>
          </table:table-cell>
          <table:table-cell table:formula="of:=RANK([.AA224];[.$W224:.$AA224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5]; OFFSET([.$C225]; 0; 0; 1; 5))" office:value-type="float" office:value="1" calcext:value-type="float">
            <text:p>1</text:p>
          </table:table-cell>
          <table:table-cell table:formula="of:=RANK([.D225]; OFFSET([.$C225]; 0; 0; 1; 5))" office:value-type="float" office:value="5" calcext:value-type="float">
            <text:p>5</text:p>
          </table:table-cell>
          <table:table-cell table:formula="of:=RANK([.E225]; OFFSET([.$C225]; 0; 0; 1; 5))" office:value-type="float" office:value="4" calcext:value-type="float">
            <text:p>4</text:p>
          </table:table-cell>
          <table:table-cell table:formula="of:=RANK([.F225]; OFFSET([.$C225]; 0; 0; 1; 5))" office:value-type="float" office:value="1" calcext:value-type="float">
            <text:p>1</text:p>
          </table:table-cell>
          <table:table-cell table:formula="of:=RANK([.G225]; OFFSET([.$C225]; 0; 0; 1; 5))" office:value-type="float" office:value="1" calcext:value-type="float">
            <text:p>1</text:p>
          </table:table-cell>
          <table:table-cell table:formula="of:=RANK([.H225];[.$H225:.$L225];)" office:value-type="float" office:value="3" calcext:value-type="float">
            <text:p>3</text:p>
          </table:table-cell>
          <table:table-cell table:formula="of:=RANK([.I225];[.$H225:.$L225];)" office:value-type="float" office:value="5" calcext:value-type="float">
            <text:p>5</text:p>
          </table:table-cell>
          <table:table-cell table:formula="of:=RANK([.J225];[.$H225:.$L225];)" office:value-type="float" office:value="2" calcext:value-type="float">
            <text:p>2</text:p>
          </table:table-cell>
          <table:table-cell table:formula="of:=RANK([.K225];[.$H225:.$L225];)" office:value-type="float" office:value="1" calcext:value-type="float">
            <text:p>1</text:p>
          </table:table-cell>
          <table:table-cell table:formula="of:=RANK([.L225];[.$H225:.$L225];)" office:value-type="float" office:value="3" calcext:value-type="float">
            <text:p>3</text:p>
          </table:table-cell>
          <table:table-cell table:formula="of:=RANK([.M225];[.$M225:.$Q225];)" office:value-type="float" office:value="3" calcext:value-type="float">
            <text:p>3</text:p>
          </table:table-cell>
          <table:table-cell table:formula="of:=RANK([.N225];[.$M225:.$Q225];)" office:value-type="float" office:value="5" calcext:value-type="float">
            <text:p>5</text:p>
          </table:table-cell>
          <table:table-cell table:formula="of:=RANK([.O225];[.$M225:.$Q225];)" office:value-type="float" office:value="1" calcext:value-type="float">
            <text:p>1</text:p>
          </table:table-cell>
          <table:table-cell table:formula="of:=RANK([.P225];[.$M225:.$Q225];)" office:value-type="float" office:value="2" calcext:value-type="float">
            <text:p>2</text:p>
          </table:table-cell>
          <table:table-cell table:formula="of:=RANK([.Q225];[.$M225:.$Q225];)" office:value-type="float" office:value="3" calcext:value-type="float">
            <text:p>3</text:p>
          </table:table-cell>
          <table:table-cell table:formula="of:=RANK([.R225];[.$R225:.$V225];)" office:value-type="float" office:value="1" calcext:value-type="float">
            <text:p>1</text:p>
          </table:table-cell>
          <table:table-cell table:formula="of:=RANK([.S225];[.$R225:.$V225];)" office:value-type="float" office:value="4" calcext:value-type="float">
            <text:p>4</text:p>
          </table:table-cell>
          <table:table-cell table:formula="of:=RANK([.T225];[.$R225:.$V225];)" office:value-type="float" office:value="5" calcext:value-type="float">
            <text:p>5</text:p>
          </table:table-cell>
          <table:table-cell table:formula="of:=RANK([.U225];[.$R225:.$V225];)" office:value-type="float" office:value="1" calcext:value-type="float">
            <text:p>1</text:p>
          </table:table-cell>
          <table:table-cell table:formula="of:=RANK([.V225];[.$R225:.$V225];)" office:value-type="float" office:value="1" calcext:value-type="float">
            <text:p>1</text:p>
          </table:table-cell>
          <table:table-cell table:formula="of:=RANK([.W225];[.$W225:.$AA225];)" office:value-type="float" office:value="3" calcext:value-type="float">
            <text:p>3</text:p>
          </table:table-cell>
          <table:table-cell table:formula="of:=RANK([.X225];[.$W225:.$AA225];)" office:value-type="float" office:value="5" calcext:value-type="float">
            <text:p>5</text:p>
          </table:table-cell>
          <table:table-cell table:formula="of:=RANK([.Y225];[.$W225:.$AA225];)" office:value-type="float" office:value="1" calcext:value-type="float">
            <text:p>1</text:p>
          </table:table-cell>
          <table:table-cell table:formula="of:=RANK([.Z225];[.$W225:.$AA225];)" office:value-type="float" office:value="4" calcext:value-type="float">
            <text:p>4</text:p>
          </table:table-cell>
          <table:table-cell table:formula="of:=RANK([.AA225];[.$W225:.$AA225];)" office:value-type="float" office:value="2" calcext:value-type="float">
            <text:p>2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226]; OFFSET([.$C226]; 0; 0; 1; 5))" office:value-type="float" office:value="5" calcext:value-type="float">
            <text:p>5</text:p>
          </table:table-cell>
          <table:table-cell table:formula="of:=RANK([.D226]; OFFSET([.$C226]; 0; 0; 1; 5))" office:value-type="float" office:value="3" calcext:value-type="float">
            <text:p>3</text:p>
          </table:table-cell>
          <table:table-cell table:formula="of:=RANK([.E226]; OFFSET([.$C226]; 0; 0; 1; 5))" office:value-type="float" office:value="4" calcext:value-type="float">
            <text:p>4</text:p>
          </table:table-cell>
          <table:table-cell table:formula="of:=RANK([.F226]; OFFSET([.$C226]; 0; 0; 1; 5))" office:value-type="float" office:value="1" calcext:value-type="float">
            <text:p>1</text:p>
          </table:table-cell>
          <table:table-cell table:formula="of:=RANK([.G226]; OFFSET([.$C226]; 0; 0; 1; 5))" office:value-type="float" office:value="2" calcext:value-type="float">
            <text:p>2</text:p>
          </table:table-cell>
          <table:table-cell table:formula="of:=RANK([.H226];[.$H226:.$L226];)" office:value-type="float" office:value="5" calcext:value-type="float">
            <text:p>5</text:p>
          </table:table-cell>
          <table:table-cell table:formula="of:=RANK([.I226];[.$H226:.$L226];)" office:value-type="float" office:value="3" calcext:value-type="float">
            <text:p>3</text:p>
          </table:table-cell>
          <table:table-cell table:formula="of:=RANK([.J226];[.$H226:.$L226];)" office:value-type="float" office:value="2" calcext:value-type="float">
            <text:p>2</text:p>
          </table:table-cell>
          <table:table-cell table:formula="of:=RANK([.K226];[.$H226:.$L226];)" office:value-type="float" office:value="4" calcext:value-type="float">
            <text:p>4</text:p>
          </table:table-cell>
          <table:table-cell table:formula="of:=RANK([.L226];[.$H226:.$L226];)" office:value-type="float" office:value="1" calcext:value-type="float">
            <text:p>1</text:p>
          </table:table-cell>
          <table:table-cell table:formula="of:=RANK([.M226];[.$M226:.$Q226];)" office:value-type="float" office:value="1" calcext:value-type="float">
            <text:p>1</text:p>
          </table:table-cell>
          <table:table-cell table:formula="of:=RANK([.N226];[.$M226:.$Q226];)" office:value-type="float" office:value="4" calcext:value-type="float">
            <text:p>4</text:p>
          </table:table-cell>
          <table:table-cell table:formula="of:=RANK([.O226];[.$M226:.$Q226];)" office:value-type="float" office:value="3" calcext:value-type="float">
            <text:p>3</text:p>
          </table:table-cell>
          <table:table-cell table:formula="of:=RANK([.P226];[.$M226:.$Q226];)" office:value-type="float" office:value="2" calcext:value-type="float">
            <text:p>2</text:p>
          </table:table-cell>
          <table:table-cell table:formula="of:=RANK([.Q226];[.$M226:.$Q226];)" office:value-type="float" office:value="5" calcext:value-type="float">
            <text:p>5</text:p>
          </table:table-cell>
          <table:table-cell table:formula="of:=RANK([.R226];[.$R226:.$V226];)" office:value-type="float" office:value="2" calcext:value-type="float">
            <text:p>2</text:p>
          </table:table-cell>
          <table:table-cell table:formula="of:=RANK([.S226];[.$R226:.$V226];)" office:value-type="float" office:value="3" calcext:value-type="float">
            <text:p>3</text:p>
          </table:table-cell>
          <table:table-cell table:formula="of:=RANK([.T226];[.$R226:.$V226];)" office:value-type="float" office:value="4" calcext:value-type="float">
            <text:p>4</text:p>
          </table:table-cell>
          <table:table-cell table:formula="of:=RANK([.U226];[.$R226:.$V226];)" office:value-type="float" office:value="1" calcext:value-type="float">
            <text:p>1</text:p>
          </table:table-cell>
          <table:table-cell table:formula="of:=RANK([.V226];[.$R226:.$V226];)" office:value-type="float" office:value="5" calcext:value-type="float">
            <text:p>5</text:p>
          </table:table-cell>
          <table:table-cell table:formula="of:=RANK([.W226];[.$W226:.$AA226];)" office:value-type="float" office:value="5" calcext:value-type="float">
            <text:p>5</text:p>
          </table:table-cell>
          <table:table-cell table:formula="of:=RANK([.X226];[.$W226:.$AA226];)" office:value-type="float" office:value="4" calcext:value-type="float">
            <text:p>4</text:p>
          </table:table-cell>
          <table:table-cell table:formula="of:=RANK([.Y226];[.$W226:.$AA226];)" office:value-type="float" office:value="3" calcext:value-type="float">
            <text:p>3</text:p>
          </table:table-cell>
          <table:table-cell table:formula="of:=RANK([.Z226];[.$W226:.$AA226];)" office:value-type="float" office:value="2" calcext:value-type="float">
            <text:p>2</text:p>
          </table:table-cell>
          <table:table-cell table:formula="of:=RANK([.AA226];[.$W226:.$AA226];)" office:value-type="float" office:value="1" calcext:value-type="float">
            <text:p>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7]; OFFSET([.$C227]; 0; 0; 1; 5))" office:value-type="float" office:value="1" calcext:value-type="float">
            <text:p>1</text:p>
          </table:table-cell>
          <table:table-cell table:formula="of:=RANK([.D227]; OFFSET([.$C227]; 0; 0; 1; 5))" office:value-type="float" office:value="3" calcext:value-type="float">
            <text:p>3</text:p>
          </table:table-cell>
          <table:table-cell table:formula="of:=RANK([.E227]; OFFSET([.$C227]; 0; 0; 1; 5))" office:value-type="float" office:value="4" calcext:value-type="float">
            <text:p>4</text:p>
          </table:table-cell>
          <table:table-cell table:formula="of:=RANK([.F227]; OFFSET([.$C227]; 0; 0; 1; 5))" office:value-type="float" office:value="2" calcext:value-type="float">
            <text:p>2</text:p>
          </table:table-cell>
          <table:table-cell table:formula="of:=RANK([.G227]; OFFSET([.$C227]; 0; 0; 1; 5))" office:value-type="float" office:value="5" calcext:value-type="float">
            <text:p>5</text:p>
          </table:table-cell>
          <table:table-cell table:formula="of:=RANK([.H227];[.$H227:.$L227];)" office:value-type="float" office:value="2" calcext:value-type="float">
            <text:p>2</text:p>
          </table:table-cell>
          <table:table-cell table:formula="of:=RANK([.I227];[.$H227:.$L227];)" office:value-type="float" office:value="4" calcext:value-type="float">
            <text:p>4</text:p>
          </table:table-cell>
          <table:table-cell table:formula="of:=RANK([.J227];[.$H227:.$L227];)" office:value-type="float" office:value="3" calcext:value-type="float">
            <text:p>3</text:p>
          </table:table-cell>
          <table:table-cell table:formula="of:=RANK([.K227];[.$H227:.$L227];)" office:value-type="float" office:value="5" calcext:value-type="float">
            <text:p>5</text:p>
          </table:table-cell>
          <table:table-cell table:formula="of:=RANK([.L227];[.$H227:.$L227];)" office:value-type="float" office:value="1" calcext:value-type="float">
            <text:p>1</text:p>
          </table:table-cell>
          <table:table-cell table:formula="of:=RANK([.M227];[.$M227:.$Q227];)" office:value-type="float" office:value="4" calcext:value-type="float">
            <text:p>4</text:p>
          </table:table-cell>
          <table:table-cell table:formula="of:=RANK([.N227];[.$M227:.$Q227];)" office:value-type="float" office:value="5" calcext:value-type="float">
            <text:p>5</text:p>
          </table:table-cell>
          <table:table-cell table:formula="of:=RANK([.O227];[.$M227:.$Q227];)" office:value-type="float" office:value="1" calcext:value-type="float">
            <text:p>1</text:p>
          </table:table-cell>
          <table:table-cell table:formula="of:=RANK([.P227];[.$M227:.$Q227];)" office:value-type="float" office:value="3" calcext:value-type="float">
            <text:p>3</text:p>
          </table:table-cell>
          <table:table-cell table:formula="of:=RANK([.Q227];[.$M227:.$Q227];)" office:value-type="float" office:value="2" calcext:value-type="float">
            <text:p>2</text:p>
          </table:table-cell>
          <table:table-cell table:formula="of:=RANK([.R227];[.$R227:.$V227];)" office:value-type="float" office:value="1" calcext:value-type="float">
            <text:p>1</text:p>
          </table:table-cell>
          <table:table-cell table:formula="of:=RANK([.S227];[.$R227:.$V227];)" office:value-type="float" office:value="4" calcext:value-type="float">
            <text:p>4</text:p>
          </table:table-cell>
          <table:table-cell table:formula="of:=RANK([.T227];[.$R227:.$V227];)" office:value-type="float" office:value="5" calcext:value-type="float">
            <text:p>5</text:p>
          </table:table-cell>
          <table:table-cell table:formula="of:=RANK([.U227];[.$R227:.$V227];)" office:value-type="float" office:value="2" calcext:value-type="float">
            <text:p>2</text:p>
          </table:table-cell>
          <table:table-cell table:formula="of:=RANK([.V227];[.$R227:.$V227];)" office:value-type="float" office:value="3" calcext:value-type="float">
            <text:p>3</text:p>
          </table:table-cell>
          <table:table-cell table:formula="of:=RANK([.W227];[.$W227:.$AA227];)" office:value-type="float" office:value="1" calcext:value-type="float">
            <text:p>1</text:p>
          </table:table-cell>
          <table:table-cell table:formula="of:=RANK([.X227];[.$W227:.$AA227];)" office:value-type="float" office:value="2" calcext:value-type="float">
            <text:p>2</text:p>
          </table:table-cell>
          <table:table-cell table:formula="of:=RANK([.Y227];[.$W227:.$AA227];)" office:value-type="float" office:value="5" calcext:value-type="float">
            <text:p>5</text:p>
          </table:table-cell>
          <table:table-cell table:formula="of:=RANK([.Z227];[.$W227:.$AA227];)" office:value-type="float" office:value="4" calcext:value-type="float">
            <text:p>4</text:p>
          </table:table-cell>
          <table:table-cell table:formula="of:=RANK([.AA227];[.$W227:.$AA227];)" office:value-type="float" office:value="3" calcext:value-type="float">
            <text:p>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28]; OFFSET([.$C228]; 0; 0; 1; 5))" office:value-type="float" office:value="5" calcext:value-type="float">
            <text:p>5</text:p>
          </table:table-cell>
          <table:table-cell table:formula="of:=RANK([.D228]; OFFSET([.$C228]; 0; 0; 1; 5))" office:value-type="float" office:value="3" calcext:value-type="float">
            <text:p>3</text:p>
          </table:table-cell>
          <table:table-cell table:formula="of:=RANK([.E228]; OFFSET([.$C228]; 0; 0; 1; 5))" office:value-type="float" office:value="4" calcext:value-type="float">
            <text:p>4</text:p>
          </table:table-cell>
          <table:table-cell table:formula="of:=RANK([.F228]; OFFSET([.$C228]; 0; 0; 1; 5))" office:value-type="float" office:value="1" calcext:value-type="float">
            <text:p>1</text:p>
          </table:table-cell>
          <table:table-cell table:formula="of:=RANK([.G228]; OFFSET([.$C228]; 0; 0; 1; 5))" office:value-type="float" office:value="2" calcext:value-type="float">
            <text:p>2</text:p>
          </table:table-cell>
          <table:table-cell table:formula="of:=RANK([.H228];[.$H228:.$L228];)" office:value-type="float" office:value="5" calcext:value-type="float">
            <text:p>5</text:p>
          </table:table-cell>
          <table:table-cell table:formula="of:=RANK([.I228];[.$H228:.$L228];)" office:value-type="float" office:value="1" calcext:value-type="float">
            <text:p>1</text:p>
          </table:table-cell>
          <table:table-cell table:formula="of:=RANK([.J228];[.$H228:.$L228];)" office:value-type="float" office:value="1" calcext:value-type="float">
            <text:p>1</text:p>
          </table:table-cell>
          <table:table-cell table:formula="of:=RANK([.K228];[.$H228:.$L228];)" office:value-type="float" office:value="4" calcext:value-type="float">
            <text:p>4</text:p>
          </table:table-cell>
          <table:table-cell table:formula="of:=RANK([.L228];[.$H228:.$L228];)" office:value-type="float" office:value="3" calcext:value-type="float">
            <text:p>3</text:p>
          </table:table-cell>
          <table:table-cell table:formula="of:=RANK([.M228];[.$M228:.$Q228];)" office:value-type="float" office:value="2" calcext:value-type="float">
            <text:p>2</text:p>
          </table:table-cell>
          <table:table-cell table:formula="of:=RANK([.N228];[.$M228:.$Q228];)" office:value-type="float" office:value="3" calcext:value-type="float">
            <text:p>3</text:p>
          </table:table-cell>
          <table:table-cell table:formula="of:=RANK([.O228];[.$M228:.$Q228];)" office:value-type="float" office:value="4" calcext:value-type="float">
            <text:p>4</text:p>
          </table:table-cell>
          <table:table-cell table:formula="of:=RANK([.P228];[.$M228:.$Q228];)" office:value-type="float" office:value="1" calcext:value-type="float">
            <text:p>1</text:p>
          </table:table-cell>
          <table:table-cell table:formula="of:=RANK([.Q228];[.$M228:.$Q228];)" office:value-type="float" office:value="5" calcext:value-type="float">
            <text:p>5</text:p>
          </table:table-cell>
          <table:table-cell table:formula="of:=RANK([.R228];[.$R228:.$V228];)" office:value-type="float" office:value="2" calcext:value-type="float">
            <text:p>2</text:p>
          </table:table-cell>
          <table:table-cell table:formula="of:=RANK([.S228];[.$R228:.$V228];)" office:value-type="float" office:value="3" calcext:value-type="float">
            <text:p>3</text:p>
          </table:table-cell>
          <table:table-cell table:formula="of:=RANK([.T228];[.$R228:.$V228];)" office:value-type="float" office:value="4" calcext:value-type="float">
            <text:p>4</text:p>
          </table:table-cell>
          <table:table-cell table:formula="of:=RANK([.U228];[.$R228:.$V228];)" office:value-type="float" office:value="1" calcext:value-type="float">
            <text:p>1</text:p>
          </table:table-cell>
          <table:table-cell table:formula="of:=RANK([.V228];[.$R228:.$V228];)" office:value-type="float" office:value="5" calcext:value-type="float">
            <text:p>5</text:p>
          </table:table-cell>
          <table:table-cell table:formula="of:=RANK([.W228];[.$W228:.$AA228];)" office:value-type="float" office:value="2" calcext:value-type="float">
            <text:p>2</text:p>
          </table:table-cell>
          <table:table-cell table:formula="of:=RANK([.X228];[.$W228:.$AA228];)" office:value-type="float" office:value="3" calcext:value-type="float">
            <text:p>3</text:p>
          </table:table-cell>
          <table:table-cell table:formula="of:=RANK([.Y228];[.$W228:.$AA228];)" office:value-type="float" office:value="5" calcext:value-type="float">
            <text:p>5</text:p>
          </table:table-cell>
          <table:table-cell table:formula="of:=RANK([.Z228];[.$W228:.$AA228];)" office:value-type="float" office:value="1" calcext:value-type="float">
            <text:p>1</text:p>
          </table:table-cell>
          <table:table-cell table:formula="of:=RANK([.AA228];[.$W228:.$AA228];)" office:value-type="float" office:value="4" calcext:value-type="float">
            <text:p>4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9]; OFFSET([.$C229]; 0; 0; 1; 5))" office:value-type="float" office:value="5" calcext:value-type="float">
            <text:p>5</text:p>
          </table:table-cell>
          <table:table-cell table:formula="of:=RANK([.D229]; OFFSET([.$C229]; 0; 0; 1; 5))" office:value-type="float" office:value="2" calcext:value-type="float">
            <text:p>2</text:p>
          </table:table-cell>
          <table:table-cell table:formula="of:=RANK([.E229]; OFFSET([.$C229]; 0; 0; 1; 5))" office:value-type="float" office:value="4" calcext:value-type="float">
            <text:p>4</text:p>
          </table:table-cell>
          <table:table-cell table:formula="of:=RANK([.F229]; OFFSET([.$C229]; 0; 0; 1; 5))" office:value-type="float" office:value="3" calcext:value-type="float">
            <text:p>3</text:p>
          </table:table-cell>
          <table:table-cell table:formula="of:=RANK([.G229]; OFFSET([.$C229]; 0; 0; 1; 5))" office:value-type="float" office:value="1" calcext:value-type="float">
            <text:p>1</text:p>
          </table:table-cell>
          <table:table-cell table:formula="of:=RANK([.H229];[.$H229:.$L229];)" office:value-type="float" office:value="3" calcext:value-type="float">
            <text:p>3</text:p>
          </table:table-cell>
          <table:table-cell table:formula="of:=RANK([.I229];[.$H229:.$L229];)" office:value-type="float" office:value="1" calcext:value-type="float">
            <text:p>1</text:p>
          </table:table-cell>
          <table:table-cell table:formula="of:=RANK([.J229];[.$H229:.$L229];)" office:value-type="float" office:value="1" calcext:value-type="float">
            <text:p>1</text:p>
          </table:table-cell>
          <table:table-cell table:formula="of:=RANK([.K229];[.$H229:.$L229];)" office:value-type="float" office:value="5" calcext:value-type="float">
            <text:p>5</text:p>
          </table:table-cell>
          <table:table-cell table:formula="of:=RANK([.L229];[.$H229:.$L229];)" office:value-type="float" office:value="4" calcext:value-type="float">
            <text:p>4</text:p>
          </table:table-cell>
          <table:table-cell table:formula="of:=RANK([.M229];[.$M229:.$Q229];)" office:value-type="float" office:value="1" calcext:value-type="float">
            <text:p>1</text:p>
          </table:table-cell>
          <table:table-cell table:formula="of:=RANK([.N229];[.$M229:.$Q229];)" office:value-type="float" office:value="4" calcext:value-type="float">
            <text:p>4</text:p>
          </table:table-cell>
          <table:table-cell table:formula="of:=RANK([.O229];[.$M229:.$Q229];)" office:value-type="float" office:value="3" calcext:value-type="float">
            <text:p>3</text:p>
          </table:table-cell>
          <table:table-cell table:formula="of:=RANK([.P229];[.$M229:.$Q229];)" office:value-type="float" office:value="2" calcext:value-type="float">
            <text:p>2</text:p>
          </table:table-cell>
          <table:table-cell table:formula="of:=RANK([.Q229];[.$M229:.$Q229];)" office:value-type="float" office:value="5" calcext:value-type="float">
            <text:p>5</text:p>
          </table:table-cell>
          <table:table-cell table:formula="of:=RANK([.R229];[.$R229:.$V229];)" office:value-type="float" office:value="2" calcext:value-type="float">
            <text:p>2</text:p>
          </table:table-cell>
          <table:table-cell table:formula="of:=RANK([.S229];[.$R229:.$V229];)" office:value-type="float" office:value="4" calcext:value-type="float">
            <text:p>4</text:p>
          </table:table-cell>
          <table:table-cell table:formula="of:=RANK([.T229];[.$R229:.$V229];)" office:value-type="float" office:value="5" calcext:value-type="float">
            <text:p>5</text:p>
          </table:table-cell>
          <table:table-cell table:formula="of:=RANK([.U229];[.$R229:.$V229];)" office:value-type="float" office:value="1" calcext:value-type="float">
            <text:p>1</text:p>
          </table:table-cell>
          <table:table-cell table:formula="of:=RANK([.V229];[.$R229:.$V229];)" office:value-type="float" office:value="3" calcext:value-type="float">
            <text:p>3</text:p>
          </table:table-cell>
          <table:table-cell table:formula="of:=RANK([.W229];[.$W229:.$AA229];)" office:value-type="float" office:value="2" calcext:value-type="float">
            <text:p>2</text:p>
          </table:table-cell>
          <table:table-cell table:formula="of:=RANK([.X229];[.$W229:.$AA229];)" office:value-type="float" office:value="4" calcext:value-type="float">
            <text:p>4</text:p>
          </table:table-cell>
          <table:table-cell table:formula="of:=RANK([.Y229];[.$W229:.$AA229];)" office:value-type="float" office:value="5" calcext:value-type="float">
            <text:p>5</text:p>
          </table:table-cell>
          <table:table-cell table:formula="of:=RANK([.Z229];[.$W229:.$AA229];)" office:value-type="float" office:value="1" calcext:value-type="float">
            <text:p>1</text:p>
          </table:table-cell>
          <table:table-cell table:formula="of:=RANK([.AA229];[.$W229:.$AA229];)" office:value-type="float" office:value="3" calcext:value-type="float">
            <text:p>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office:value-type="float" office:value="938563" calcext:value-type="float">
            <text:p>93856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1.26687803378041" calcext:value-type="float">
            <text:p>-1,26687803378041</text:p>
          </table:table-cell>
          <table:table-cell table:style-name="ce495" office:value-type="float" office:value="0.00101765581964289" calcext:value-type="float">
            <text:p>0,00101765581964289</text:p>
          </table:table-cell>
          <table:table-cell table:style-name="ce506" office:value-type="float" office:value="0" calcext:value-type="float">
            <text:p>0</text:p>
          </table:table-cell>
          <table:table-cell table:style-name="ce506" office:value-type="float" office:value="0.000790379353255981" calcext:value-type="float">
            <text:p>0,000790379353255981</text:p>
          </table:table-cell>
          <table:table-cell table:style-name="ce506" office:value-type="float" office:value="0.000203531163928579" calcext:value-type="float">
            <text:p>0,000203531163928579</text:p>
          </table:table-cell>
          <table:table-cell table:style-name="ce494" office:value-type="float" office:value="-2.45433227630512" calcext:value-type="float">
            <text:p>-2,45433227630512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506" office:value-type="float" office:value="-0.000816328053789954" calcext:value-type="float">
            <text:p>-0,000816328053789954</text:p>
          </table:table-cell>
          <table:table-cell table:style-name="ce579" office:value-type="float" office:value="-0.100280070493426" calcext:value-type="float">
            <text:p>-0,100280070493426</text:p>
          </table:table-cell>
          <table:table-cell table:style-name="ce494" office:value-type="float" office:value="-2.19686460353146" calcext:value-type="float">
            <text:p>-2,19686460353146</text:p>
          </table:table-cell>
          <table:table-cell table:number-columns-repeated="2" table:style-name="ce516" office:value-type="float" office:value="0" calcext:value-type="float">
            <text:p>0</text:p>
          </table:table-cell>
          <table:table-cell table:style-name="ce495" office:value-type="float" office:value="0.00295864224948529" calcext:value-type="float">
            <text:p>0,00295864224948529</text:p>
          </table:table-cell>
          <table:table-cell table:style-name="ce506" office:value-type="float" office:value="0.00244087985582532" calcext:value-type="float">
            <text:p>0,00244087985582532</text:p>
          </table:table-cell>
          <table:table-cell table:style-name="ce494" office:value-type="float" office:value="-0.612669737524708" calcext:value-type="float">
            <text:p>-0,612669737524708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516" office:value-type="float" office:value="0.000540704901576474" calcext:value-type="float">
            <text:p>0,000540704901576474</text:p>
          </table:table-cell>
          <table:table-cell table:style-name="ce525" office:value-type="float" office:value="0.000943875852897184" calcext:value-type="float">
            <text:p>0,000943875852897184</text:p>
          </table:table-cell>
          <table:table-cell table:style-name="ce494" office:value-type="float" office:value="-1.28488217947266" calcext:value-type="float">
            <text:p>-1,28488217947266</text:p>
          </table:table-cell>
          <table:table-cell table:style-name="ce645" office:value-type="float" office:value="0.0704155689180317" calcext:value-type="float">
            <text:p>0,0704155689180317</text:p>
          </table:table-cell>
          <table:table-cell table:style-name="ce642" office:value-type="float" office:value="0.0537231472506608" calcext:value-type="float">
            <text:p>0,0537231472506608</text:p>
          </table:table-cell>
          <table:table-cell table:style-name="ce641" office:value-type="float" office:value="0.207616015681583" calcext:value-type="float">
            <text:p>0,207616015681583</text:p>
          </table:table-cell>
          <table:table-cell table:style-name="ce642" office:value-type="float" office:value="0.0528283571955433" calcext:value-type="float">
            <text:p>0,052828357195543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6" office:value-type="float" office:value="0" calcext:value-type="float">
            <text:p>0</text:p>
          </table:table-cell>
          <table:table-cell table:style-name="ce495" office:value-type="float" office:value="0.00101765581964289" calcext:value-type="float">
            <text:p>0,00101765581964289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style-name="ce506" office:value-type="float" office:value="0.000407062327857157" calcext:value-type="float">
            <text:p>0,000407062327857157</text:p>
          </table:table-cell>
          <table:table-cell table:style-name="ce535" office:value-type="float" office:value="-0.0150216023726691" calcext:value-type="float">
            <text:p>-0,0150216023726691</text:p>
          </table:table-cell>
          <table:table-cell table:number-columns-repeated="3" table:style-name="ce495" office:value-type="float" office:value="0" calcext:value-type="float">
            <text:p>0</text:p>
          </table:table-cell>
          <table:table-cell table:style-name="ce628" office:value-type="float" office:value="-0.254859950759092" calcext:value-type="float">
            <text:p>-0,254859950759092</text:p>
          </table:table-cell>
          <table:table-cell table:number-columns-repeated="3" table:style-name="ce516" office:value-type="float" office:value="0" calcext:value-type="float">
            <text:p>0</text:p>
          </table:table-cell>
          <table:table-cell table:style-name="ce495" office:value-type="float" office:value="0.00295864224948529" calcext:value-type="float">
            <text:p>0,00295864224948529</text:p>
          </table:table-cell>
          <table:table-cell table:style-name="ce539" office:value-type="float" office:value="-0.0412730593803197" calcext:value-type="float">
            <text:p>-0,0412730593803197</text:p>
          </table:table-cell>
          <table:table-cell table:number-columns-repeated="3" table:style-name="ce499" office:value-type="float" office:value="0" calcext:value-type="float">
            <text:p>0</text:p>
          </table:table-cell>
          <table:table-cell table:style-name="ce502" office:value-type="float" office:value="-0.00037723597784389" calcext:value-type="float">
            <text:p>-0,00037723597784389</text:p>
          </table:table-cell>
          <table:table-cell table:style-name="ce495" office:value-type="float" office:value="0.00158439110694466" calcext:value-type="float">
            <text:p>0,00158439110694466</text:p>
          </table:table-cell>
          <table:table-cell table:style-name="ce866" office:value-type="float" office:value="0.13094972462419" calcext:value-type="float">
            <text:p>0,13094972462419</text:p>
          </table:table-cell>
          <table:table-cell table:style-name="ce645" office:value-type="float" office:value="0.0704155689180317" calcext:value-type="float">
            <text:p>0,0704155689180317</text:p>
          </table:table-cell>
          <table:table-cell table:style-name="ce642" office:value-type="float" office:value="0.0537231472506608" calcext:value-type="float">
            <text:p>0,0537231472506608</text:p>
          </table:table-cell>
          <table:table-cell table:style-name="ce513" office:value-type="float" office:value="0.207132876710411" calcext:value-type="float">
            <text:p>0,207132876710411</text:p>
          </table:table-cell>
          <table:table-cell table:style-name="ce495" office:value-type="float" office:value="0.224102909673178" calcext:value-type="float">
            <text:p>0,224102909673178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515978638047471" calcext:value-type="float">
            <text:p>-0,515978638047471</text:p>
          </table:table-cell>
          <table:table-cell table:style-name="ce534" office:value-type="float" office:value="-0.0626401078850856" calcext:value-type="float">
            <text:p>-0,0626401078850856</text:p>
          </table:table-cell>
          <table:table-cell table:style-name="ce548" office:value-type="float" office:value="-0.0602452245228593" calcext:value-type="float">
            <text:p>-0,0602452245228593</text:p>
          </table:table-cell>
          <table:table-cell table:style-name="ce533" office:value-type="float" office:value="-0.00142471814750005" calcext:value-type="float">
            <text:p>-0,00142471814750005</text:p>
          </table:table-cell>
          <table:table-cell table:style-name="ce535" office:value-type="float" office:value="-0.00335487201875607" calcext:value-type="float">
            <text:p>-0,00335487201875607</text:p>
          </table:table-cell>
          <table:table-cell table:style-name="ce598" office:value-type="float" office:value="-0.0527021391526794" calcext:value-type="float">
            <text:p>-0,0527021391526794</text:p>
          </table:table-cell>
          <table:table-cell table:style-name="ce494" office:value-type="float" office:value="-0.16737057468562" calcext:value-type="float">
            <text:p>-0,16737057468562</text:p>
          </table:table-cell>
          <table:table-cell table:style-name="ce606" office:value-type="float" office:value="-0.041282875863092" calcext:value-type="float">
            <text:p>-0,041282875863092</text:p>
          </table:table-cell>
          <table:table-cell table:style-name="ce621" office:value-type="float" office:value="-0.0849307707163069" calcext:value-type="float">
            <text:p>-0,0849307707163069</text:p>
          </table:table-cell>
          <table:table-cell table:style-name="ce495" office:value-type="float" office:value="0.00113236362889998" calcext:value-type="float">
            <text:p>0,00113236362889998</text:p>
          </table:table-cell>
          <table:table-cell table:style-name="ce655" office:value-type="float" office:value="-0.00284399486231769" calcext:value-type="float">
            <text:p>-0,00284399486231769</text:p>
          </table:table-cell>
          <table:table-cell table:number-columns-repeated="2" table:style-name="ce607" office:value-type="float" office:value="0.000147932112474215" calcext:value-type="float">
            <text:p>0,000147932112474215</text:p>
          </table:table-cell>
          <table:table-cell table:style-name="ce494" office:value-type="float" office:value="-0.00382157957225178" calcext:value-type="float">
            <text:p>-0,00382157957225178</text:p>
          </table:table-cell>
          <table:table-cell table:style-name="ce771" office:value-type="float" office:value="0.000177518534969073" calcext:value-type="float">
            <text:p>0,000177518534969073</text:p>
          </table:table-cell>
          <table:table-cell table:style-name="ce788" office:value-type="float" office:value="-0.0143679753061329" calcext:value-type="float">
            <text:p>-0,0143679753061329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831" office:value-type="float" office:value="-0.0330089339696361" calcext:value-type="float">
            <text:p>-0,0330089339696361</text:p>
          </table:table-cell>
          <table:table-cell table:style-name="ce495" office:value-type="float" office:value="0" calcext:value-type="float">
            <text:p>0</text:p>
          </table:table-cell>
          <table:table-cell table:style-name="ce870" office:value-type="float" office:value="0.115871142010956" calcext:value-type="float">
            <text:p>0,115871142010956</text:p>
          </table:table-cell>
          <table:table-cell table:style-name="ce894" office:value-type="float" office:value="0.175001156465509" calcext:value-type="float">
            <text:p>0,175001156465509</text:p>
          </table:table-cell>
          <table:table-cell table:style-name="ce494" office:value-type="float" office:value="0.0969080863255556" calcext:value-type="float">
            <text:p>0,0969080863255556</text:p>
          </table:table-cell>
          <table:table-cell table:style-name="ce929" office:value-type="float" office:value="0.181695699238067" calcext:value-type="float">
            <text:p>0,181695699238067</text:p>
          </table:table-cell>
          <table:table-cell table:style-name="ce838" office:value-type="float" office:value="0.135706349920519" calcext:value-type="float">
            <text:p>0,135706349920519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-0.00203531163928579" calcext:value-type="float">
            <text:p>-0,00203531163928579</text:p>
          </table:table-cell>
          <table:table-cell table:style-name="ce495" office:value-type="float" office:value="0" calcext:value-type="float">
            <text:p>0</text:p>
          </table:table-cell>
          <table:table-cell table:style-name="ce548" office:value-type="float" office:value="-0.0602452245228593" calcext:value-type="float">
            <text:p>-0,0602452245228593</text:p>
          </table:table-cell>
          <table:table-cell table:style-name="ce499" office:value-type="float" office:value="-0.00142471814750005" calcext:value-type="float">
            <text:p>-0,00142471814750005</text:p>
          </table:table-cell>
          <table:table-cell table:style-name="ce586" office:value-type="float" office:value="-0.0565816635721449" calcext:value-type="float">
            <text:p>-0,0565816635721449</text:p>
          </table:table-cell>
          <table:table-cell table:style-name="ce599" office:value-type="float" office:value="-0.0401633402464657" calcext:value-type="float">
            <text:p>-0,0401633402464657</text:p>
          </table:table-cell>
          <table:table-cell table:number-columns-repeated="2" table:style-name="ce498" office:value-type="float" office:value="0" calcext:value-type="float">
            <text:p>0</text:p>
          </table:table-cell>
          <table:table-cell table:style-name="ce622" office:value-type="float" office:value="-0.0846135689582628" calcext:value-type="float">
            <text:p>-0,0846135689582628</text:p>
          </table:table-cell>
          <table:table-cell table:style-name="ce495" office:value-type="float" office:value="0.00125947756870444" calcext:value-type="float">
            <text:p>0,00125947756870444</text:p>
          </table:table-cell>
          <table:table-cell table:style-name="ce656" office:value-type="float" office:value="-0.000591728449897058" calcext:value-type="float">
            <text:p>-0,000591728449897058</text:p>
          </table:table-cell>
          <table:table-cell table:number-columns-repeated="2" table:style-name="ce607" office:value-type="float" office:value="0.000147932112474215" calcext:value-type="float">
            <text:p>0,000147932112474215</text:p>
          </table:table-cell>
          <table:table-cell table:style-name="ce749" office:value-type="float" office:value="-0.00133138901226833" calcext:value-type="float">
            <text:p>-0,00133138901226833</text:p>
          </table:table-cell>
          <table:table-cell table:style-name="ce495" office:value-type="float" office:value="0.000591728449897058" calcext:value-type="float">
            <text:p>0,000591728449897058</text:p>
          </table:table-cell>
          <table:table-cell table:style-name="ce494" office:value-type="float" office:value="-0.0563967786876762" calcext:value-type="float">
            <text:p>-0,0563967786876762</text:p>
          </table:table-cell>
          <table:table-cell table:number-columns-repeated="2" table:style-name="ce495" office:value-type="float" office:value="0" calcext:value-type="float">
            <text:p>0</text:p>
          </table:table-cell>
          <table:table-cell table:style-name="ce815" office:value-type="float" office:value="-0.0282926983382991" calcext:value-type="float">
            <text:p>-0,0282926983382991</text:p>
          </table:table-cell>
          <table:table-cell table:style-name="ce709" office:value-type="float" office:value="-0.0559252337153712" calcext:value-type="float">
            <text:p>-0,0559252337153712</text:p>
          </table:table-cell>
          <table:table-cell table:style-name="ce495" office:value-type="float" office:value="0.18719401136437" calcext:value-type="float">
            <text:p>0,18719401136437</text:p>
          </table:table-cell>
          <table:table-cell table:style-name="ce590" office:value-type="float" office:value="0.182917248511049" calcext:value-type="float">
            <text:p>0,182917248511049</text:p>
          </table:table-cell>
          <table:table-cell table:style-name="ce713" office:value-type="float" office:value="0.09797504304241" calcext:value-type="float">
            <text:p>0,09797504304241</text:p>
          </table:table-cell>
          <table:table-cell table:style-name="ce620" office:value-type="float" office:value="0.179559700740981" calcext:value-type="float">
            <text:p>0,179559700740981</text:p>
          </table:table-cell>
          <table:table-cell table:style-name="ce822" office:value-type="float" office:value="0.173563952066061" calcext:value-type="float">
            <text:p>0,17356395206606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740242843208241" calcext:value-type="float">
            <text:p>-0,740242843208241</text:p>
          </table:table-cell>
          <table:table-cell table:style-name="ce495" office:value-type="float" office:value="0.0124154009996433" calcext:value-type="float">
            <text:p>0,0124154009996433</text:p>
          </table:table-cell>
          <table:table-cell table:number-columns-repeated="3" table:style-name="ce502" office:value-type="float" office:value="0.0101765581964289" calcext:value-type="float">
            <text:p>0,0101765581964289</text:p>
          </table:table-cell>
          <table:table-cell table:style-name="ce494" office:value-type="float" office:value="-1.01765787551324" calcext:value-type="float">
            <text:p>-1,01765787551324</text:p>
          </table:table-cell>
          <table:table-cell table:style-name="ce535" office:value-type="float" office:value="-0.00125947756870444" calcext:value-type="float">
            <text:p>-0,00125947756870444</text:p>
          </table:table-cell>
          <table:table-cell table:style-name="ce495" office:value-type="float" office:value="0.00559767808313107" calcext:value-type="float">
            <text:p>0,00559767808313107</text:p>
          </table:table-cell>
          <table:table-cell table:style-name="ce535" office:value-type="float" office:value="-0.00125947756870444" calcext:value-type="float">
            <text:p>-0,00125947756870444</text:p>
          </table:table-cell>
          <table:table-cell table:style-name="ce531" office:value-type="float" office:value="-0.00349854880195691" calcext:value-type="float">
            <text:p>-0,00349854880195691</text:p>
          </table:table-cell>
          <table:table-cell table:style-name="ce495" office:value-type="float" office:value="0.448234300797021" calcext:value-type="float">
            <text:p>0,448234300797021</text:p>
          </table:table-cell>
          <table:table-cell table:style-name="ce697" office:value-type="float" office:value="0.134099227190317" calcext:value-type="float">
            <text:p>0,134099227190317</text:p>
          </table:table-cell>
          <table:table-cell table:style-name="ce494" office:value-type="float" office:value="0.0241610122698592" calcext:value-type="float">
            <text:p>0,0241610122698592</text:p>
          </table:table-cell>
          <table:table-cell table:style-name="ce535" office:value-type="float" office:value="0.445718222117355" calcext:value-type="float">
            <text:p>0,445718222117355</text:p>
          </table:table-cell>
          <table:table-cell table:style-name="ce682" office:value-type="float" office:value="0.0463397342325633" calcext:value-type="float">
            <text:p>0,0463397342325633</text:p>
          </table:table-cell>
          <table:table-cell table:style-name="ce501" office:value-type="float" office:value="0.432689666587054" calcext:value-type="float">
            <text:p>0,432689666587054</text:p>
          </table:table-cell>
          <table:table-cell table:style-name="ce808" office:value-type="float" office:value="0.103704528034174" calcext:value-type="float">
            <text:p>0,103704528034174</text:p>
          </table:table-cell>
          <table:table-cell table:style-name="ce694" office:value-type="float" office:value="0.0404632740734907" calcext:value-type="float">
            <text:p>0,0404632740734907</text:p>
          </table:table-cell>
          <table:table-cell table:style-name="ce495" office:value-type="float" office:value="0.438188666872417" calcext:value-type="float">
            <text:p>0,438188666872417</text:p>
          </table:table-cell>
          <table:table-cell table:style-name="ce494" office:value-type="float" office:value="0.0340471188169942" calcext:value-type="float">
            <text:p>0,0340471188169942</text:p>
          </table:table-cell>
          <table:table-cell table:style-name="ce494" office:value-type="float" office:value="0.957258553905486" calcext:value-type="float">
            <text:p>0,957258553905486</text:p>
          </table:table-cell>
          <table:table-cell table:style-name="ce521" office:value-type="float" office:value="0.972664193602781" calcext:value-type="float">
            <text:p>0,972664193602781</text:p>
          </table:table-cell>
          <table:table-cell table:style-name="ce576" office:value-type="float" office:value="0.971806338956064" calcext:value-type="float">
            <text:p>0,971806338956064</text:p>
          </table:table-cell>
          <table:table-cell table:style-name="ce529" office:value-type="float" office:value="0.972342498110263" calcext:value-type="float">
            <text:p>0,972342498110263</text:p>
          </table:table-cell>
          <table:table-cell table:style-name="ce945" office:value-type="float" office:value="0.969340900445343" calcext:value-type="float">
            <text:p>0,969340900445343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0101765581964289" calcext:value-type="float">
            <text:p>0,0101765581964289</text:p>
          </table:table-cell>
          <table:table-cell table:style-name="ce495" office:value-type="float" office:value="0.0124154009996433" calcext:value-type="float">
            <text:p>0,0124154009996433</text:p>
          </table:table-cell>
          <table:table-cell table:number-columns-repeated="3" table:style-name="ce502" office:value-type="float" office:value="0.0101765581964289" calcext:value-type="float">
            <text:p>0,0101765581964289</text:p>
          </table:table-cell>
          <table:table-cell table:style-name="ce531" office:value-type="float" office:value="-0.00349854880195691" calcext:value-type="float">
            <text:p>-0,00349854880195691</text:p>
          </table:table-cell>
          <table:table-cell table:style-name="ce535" office:value-type="float" office:value="-0.00125947756870444" calcext:value-type="float">
            <text:p>-0,00125947756870444</text:p>
          </table:table-cell>
          <table:table-cell table:style-name="ce495" office:value-type="float" office:value="0.00559767808313107" calcext:value-type="float">
            <text:p>0,00559767808313107</text:p>
          </table:table-cell>
          <table:table-cell table:style-name="ce535" office:value-type="float" office:value="-0.00125947756870444" calcext:value-type="float">
            <text:p>-0,00125947756870444</text:p>
          </table:table-cell>
          <table:table-cell table:style-name="ce531" office:value-type="float" office:value="-0.00349854880195691" calcext:value-type="float">
            <text:p>-0,00349854880195691</text:p>
          </table:table-cell>
          <table:table-cell table:style-name="ce657" office:value-type="float" office:value="0.316112432843444" calcext:value-type="float">
            <text:p>0,316112432843444</text:p>
          </table:table-cell>
          <table:table-cell table:style-name="ce662" office:value-type="float" office:value="0.13536651228718" calcext:value-type="float">
            <text:p>0,13536651228718</text:p>
          </table:table-cell>
          <table:table-cell table:style-name="ce681" office:value-type="float" office:value="0.0338875486650421" calcext:value-type="float">
            <text:p>0,0338875486650421</text:p>
          </table:table-cell>
          <table:table-cell table:style-name="ce657" office:value-type="float" office:value="0.316112432843444" calcext:value-type="float">
            <text:p>0,316112432843444</text:p>
          </table:table-cell>
          <table:table-cell table:style-name="ce772" office:value-type="float" office:value="0.27335019019755" calcext:value-type="float">
            <text:p>0,27335019019755</text:p>
          </table:table-cell>
          <table:table-cell table:style-name="ce789" office:value-type="float" office:value="0.375700313050848" calcext:value-type="float">
            <text:p>0,375700313050848</text:p>
          </table:table-cell>
          <table:table-cell table:style-name="ce663" office:value-type="float" office:value="0.0998630083264625" calcext:value-type="float">
            <text:p>0,0998630083264625</text:p>
          </table:table-cell>
          <table:table-cell table:style-name="ce694" office:value-type="float" office:value="0.0395327586614755" calcext:value-type="float">
            <text:p>0,0395327586614755</text:p>
          </table:table-cell>
          <table:table-cell table:number-columns-repeated="2" table:style-name="ce789" office:value-type="float" office:value="0.375700313050848" calcext:value-type="float">
            <text:p>0,375700313050848</text:p>
          </table:table-cell>
          <table:table-cell table:style-name="ce871" office:value-type="float" office:value="0.968231944594743" calcext:value-type="float">
            <text:p>0,968231944594743</text:p>
          </table:table-cell>
          <table:table-cell table:style-name="ce502" office:value-type="float" office:value="0.972699937546395" calcext:value-type="float">
            <text:p>0,972699937546395</text:p>
          </table:table-cell>
          <table:table-cell table:style-name="ce576" office:value-type="float" office:value="0.971806338956064" calcext:value-type="float">
            <text:p>0,971806338956064</text:p>
          </table:table-cell>
          <table:table-cell table:style-name="ce529" office:value-type="float" office:value="0.972342498110263" calcext:value-type="float">
            <text:p>0,972342498110263</text:p>
          </table:table-cell>
          <table:table-cell table:style-name="ce495" office:value-type="float" office:value="0.972771425433621" calcext:value-type="float">
            <text:p>0,972771425433621</text:p>
          </table:table-cell>
          <table:table-cell/>
          <table:table-cell table:style-name="ce946" table:number-columns-repeated="2"/>
          <table:table-cell table:style-name="ce947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234157515820732" calcext:value-type="float">
            <text:p>-0,234157515820732</text:p>
          </table:table-cell>
          <table:table-cell table:number-columns-repeated="2" table:style-name="ce540" office:value-type="float" office:value="0.0103800893603575" calcext:value-type="float">
            <text:p>0,0103800893603575</text:p>
          </table:table-cell>
          <table:table-cell table:style-name="ce514" office:value-type="float" office:value="0.00285791676016378" calcext:value-type="float">
            <text:p>0,00285791676016378</text:p>
          </table:table-cell>
          <table:table-cell table:style-name="ce587" office:value-type="float" office:value="0.00956596470464319" calcext:value-type="float">
            <text:p>0,00956596470464319</text:p>
          </table:table-cell>
          <table:table-cell table:style-name="ce494" office:value-type="float" office:value="-0.604551565344029" calcext:value-type="float">
            <text:p>-0,604551565344029</text:p>
          </table:table-cell>
          <table:table-cell table:style-name="ce502" office:value-type="float" office:value="0.00139941952078274" calcext:value-type="float">
            <text:p>0,00139941952078274</text:p>
          </table:table-cell>
          <table:table-cell table:style-name="ce495" office:value-type="float" office:value="0.00433820051442653" calcext:value-type="float">
            <text:p>0,00433820051442653</text:p>
          </table:table-cell>
          <table:table-cell table:style-name="ce539" office:value-type="float" office:value="-0.00810497139120027" calcext:value-type="float">
            <text:p>-0,00810497139120027</text:p>
          </table:table-cell>
          <table:table-cell table:style-name="ce502" office:value-type="float" office:value="0.00167930342493925" calcext:value-type="float">
            <text:p>0,00167930342493925</text:p>
          </table:table-cell>
          <table:table-cell table:style-name="ce495" office:value-type="float" office:value="0.43329932127514" calcext:value-type="float">
            <text:p>0,43329932127514</text:p>
          </table:table-cell>
          <table:table-cell table:style-name="ce698" office:value-type="float" office:value="0.0691767540957779" calcext:value-type="float">
            <text:p>0,0691767540957779</text:p>
          </table:table-cell>
          <table:table-cell table:style-name="ce494" office:value-type="float" office:value="0.0258720937041449" calcext:value-type="float">
            <text:p>0,0258720937041449</text:p>
          </table:table-cell>
          <table:table-cell table:style-name="ce576" office:value-type="float" office:value="0.407623237620024" calcext:value-type="float">
            <text:p>0,407623237620024</text:p>
          </table:table-cell>
          <table:table-cell table:style-name="ce676" office:value-type="float" office:value="0.0365577232952025" calcext:value-type="float">
            <text:p>0,0365577232952025</text:p>
          </table:table-cell>
          <table:table-cell table:style-name="ce790" office:value-type="float" office:value="0.387288530745243" calcext:value-type="float">
            <text:p>0,387288530745243</text:p>
          </table:table-cell>
          <table:table-cell table:style-name="ce813" office:value-type="float" office:value="0.0660988164928512" calcext:value-type="float">
            <text:p>0,0660988164928512</text:p>
          </table:table-cell>
          <table:table-cell table:style-name="ce712" office:value-type="float" office:value="0.0369038954408753" calcext:value-type="float">
            <text:p>0,0369038954408753</text:p>
          </table:table-cell>
          <table:table-cell table:style-name="ce760" office:value-type="float" office:value="0.348349132840585" calcext:value-type="float">
            <text:p>0,348349132840585</text:p>
          </table:table-cell>
          <table:table-cell table:style-name="ce494" office:value-type="float" office:value="0.0197789538633325" calcext:value-type="float">
            <text:p>0,0197789538633325</text:p>
          </table:table-cell>
          <table:table-cell table:style-name="ce872" office:value-type="float" office:value="0.968040714496412" calcext:value-type="float">
            <text:p>0,968040714496412</text:p>
          </table:table-cell>
          <table:table-cell table:style-name="ce623" office:value-type="float" office:value="0.972521217828329" calcext:value-type="float">
            <text:p>0,972521217828329</text:p>
          </table:table-cell>
          <table:table-cell table:style-name="ce542" office:value-type="float" office:value="0.972413985997489" calcext:value-type="float">
            <text:p>0,972413985997489</text:p>
          </table:table-cell>
          <table:table-cell table:style-name="ce494" office:value-type="float" office:value="0.951503778983759" calcext:value-type="float">
            <text:p>0,951503778983759</text:p>
          </table:table-cell>
          <table:table-cell table:style-name="ce707" office:value-type="float" office:value="0.95159701110335" calcext:value-type="float">
            <text:p>0,95159701110335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023267004223102" calcext:value-type="float">
            <text:p>0,023267004223102</text:p>
          </table:table-cell>
          <table:table-cell table:number-columns-repeated="2" table:style-name="ce541" office:value-type="float" office:value="0.0103800893603575" calcext:value-type="float">
            <text:p>0,0103800893603575</text:p>
          </table:table-cell>
          <table:table-cell table:style-name="ce556" office:value-type="float" office:value="-0.0232449550136764" calcext:value-type="float">
            <text:p>-0,0232449550136764</text:p>
          </table:table-cell>
          <table:table-cell table:style-name="ce501" office:value-type="float" office:value="0.0199087400182805" calcext:value-type="float">
            <text:p>0,0199087400182805</text:p>
          </table:table-cell>
          <table:table-cell table:style-name="ce511" office:value-type="float" office:value="-0.0144315138080724" calcext:value-type="float">
            <text:p>-0,0144315138080724</text:p>
          </table:table-cell>
          <table:table-cell table:style-name="ce502" office:value-type="float" office:value="0.00139941952078274" calcext:value-type="float">
            <text:p>0,00139941952078274</text:p>
          </table:table-cell>
          <table:table-cell table:style-name="ce495" office:value-type="float" office:value="0.00433820051442653" calcext:value-type="float">
            <text:p>0,00433820051442653</text:p>
          </table:table-cell>
          <table:table-cell table:style-name="ce587" office:value-type="float" office:value="-0.0282426182952645" calcext:value-type="float">
            <text:p>-0,0282426182952645</text:p>
          </table:table-cell>
          <table:table-cell table:style-name="ce590" office:value-type="float" office:value="-0.0248863438112538" calcext:value-type="float">
            <text:p>-0,0248863438112538</text:p>
          </table:table-cell>
          <table:table-cell table:style-name="ce658" office:value-type="float" office:value="0.234121059504583" calcext:value-type="float">
            <text:p>0,234121059504583</text:p>
          </table:table-cell>
          <table:table-cell table:style-name="ce677" office:value-type="float" office:value="0.067290619661731" calcext:value-type="float">
            <text:p>0,067290619661731</text:p>
          </table:table-cell>
          <table:table-cell table:style-name="ce707" office:value-type="float" office:value="0.0273957944626298" calcext:value-type="float">
            <text:p>0,0273957944626298</text:p>
          </table:table-cell>
          <table:table-cell table:style-name="ce723" office:value-type="float" office:value="0.196583285964238" calcext:value-type="float">
            <text:p>0,196583285964238</text:p>
          </table:table-cell>
          <table:table-cell table:style-name="ce773" office:value-type="float" office:value="0.257008622839559" calcext:value-type="float">
            <text:p>0,257008622839559</text:p>
          </table:table-cell>
          <table:table-cell table:style-name="ce495" office:value-type="float" office:value="0.424549228548496" calcext:value-type="float">
            <text:p>0,424549228548496</text:p>
          </table:table-cell>
          <table:table-cell table:style-name="ce746" office:value-type="float" office:value="0.0569131204323501" calcext:value-type="float">
            <text:p>0,0569131204323501</text:p>
          </table:table-cell>
          <table:table-cell table:style-name="ce672" office:value-type="float" office:value="0.0349312656400661" calcext:value-type="float">
            <text:p>0,0349312656400661</text:p>
          </table:table-cell>
          <table:table-cell table:style-name="ce832" office:value-type="float" office:value="0.347221354448489" calcext:value-type="float">
            <text:p>0,347221354448489</text:p>
          </table:table-cell>
          <table:table-cell table:style-name="ce618" office:value-type="float" office:value="0.381292050514098" calcext:value-type="float">
            <text:p>0,381292050514098</text:p>
          </table:table-cell>
          <table:table-cell table:style-name="ce529" office:value-type="float" office:value="0.972271010223036" calcext:value-type="float">
            <text:p>0,972271010223036</text:p>
          </table:table-cell>
          <table:table-cell table:style-name="ce563" office:value-type="float" office:value="0.972521217828329" calcext:value-type="float">
            <text:p>0,972521217828329</text:p>
          </table:table-cell>
          <table:table-cell table:style-name="ce542" office:value-type="float" office:value="0.972413985997489" calcext:value-type="float">
            <text:p>0,972413985997489</text:p>
          </table:table-cell>
          <table:table-cell table:style-name="ce494" office:value-type="float" office:value="0.951503778983759" calcext:value-type="float">
            <text:p>0,951503778983759</text:p>
          </table:table-cell>
          <table:table-cell table:style-name="ce495" office:value-type="float" office:value="0.972878657264461" calcext:value-type="float">
            <text:p>0,97287865726446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523985893255028" calcext:value-type="float">
            <text:p>-0,523985893255028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529" office:value-type="float" office:value="-0.00119744168111315" calcext:value-type="float">
            <text:p>-0,00119744168111315</text:p>
          </table:table-cell>
          <table:table-cell table:style-name="ce561" office:value-type="float" office:value="0.00834477772107172" calcext:value-type="float">
            <text:p>0,00834477772107172</text:p>
          </table:table-cell>
          <table:table-cell table:style-name="ce494" office:value-type="float" office:value="-0.491834153859646" calcext:value-type="float">
            <text:p>-0,491834153859646</text:p>
          </table:table-cell>
          <table:table-cell table:style-name="ce503" office:value-type="float" office:value="-0.00405831661027003" calcext:value-type="float">
            <text:p>-0,00405831661027003</text:p>
          </table:table-cell>
          <table:table-cell table:style-name="ce535" office:value-type="float" office:value="0.0033586068498786" calcext:value-type="float">
            <text:p>0,0033586068498786</text:p>
          </table:table-cell>
          <table:table-cell table:style-name="ce512" office:value-type="float" office:value="0.00386822879203034" calcext:value-type="float">
            <text:p>0,00386822879203034</text:p>
          </table:table-cell>
          <table:table-cell table:style-name="ce533" office:value-type="float" office:value="0.00531779417897446" calcext:value-type="float">
            <text:p>0,00531779417897446</text:p>
          </table:table-cell>
          <table:table-cell table:style-name="ce659" office:value-type="float" office:value="0.0820887619795733" calcext:value-type="float">
            <text:p>0,0820887619795733</text:p>
          </table:table-cell>
          <table:table-cell table:style-name="ce648" office:value-type="float" office:value="0.0184286429114814" calcext:value-type="float">
            <text:p>0,0184286429114814</text:p>
          </table:table-cell>
          <table:table-cell table:style-name="ce494" office:value-type="float" office:value="0.0115152821885175" calcext:value-type="float">
            <text:p>0,0115152821885175</text:p>
          </table:table-cell>
          <table:table-cell table:style-name="ce750" office:value-type="float" office:value="0.103446460718045" calcext:value-type="float">
            <text:p>0,103446460718045</text:p>
          </table:table-cell>
          <table:table-cell table:style-name="ce707" office:value-type="float" office:value="0.0121304332228897" calcext:value-type="float">
            <text:p>0,0121304332228897</text:p>
          </table:table-cell>
          <table:table-cell table:style-name="ce791" office:value-type="float" office:value="0.148006964090514" calcext:value-type="float">
            <text:p>0,148006964090514</text:p>
          </table:table-cell>
          <table:table-cell table:style-name="ce814" office:value-type="float" office:value="0.0398526233343558" calcext:value-type="float">
            <text:p>0,0398526233343558</text:p>
          </table:table-cell>
          <table:table-cell table:style-name="ce712" office:value-type="float" office:value="0.0243749455267318" calcext:value-type="float">
            <text:p>0,0243749455267318</text:p>
          </table:table-cell>
          <table:table-cell table:style-name="ce495" office:value-type="float" office:value="0.197347072267646" calcext:value-type="float">
            <text:p>0,197347072267646</text:p>
          </table:table-cell>
          <table:table-cell table:style-name="ce494" office:value-type="float" office:value="0.0167870010140575" calcext:value-type="float">
            <text:p>0,0167870010140575</text:p>
          </table:table-cell>
          <table:table-cell table:style-name="ce495" office:value-type="float" office:value="0.98513912778999" calcext:value-type="float">
            <text:p>0,98513912778999</text:p>
          </table:table-cell>
          <table:table-cell table:style-name="ce714" office:value-type="float" office:value="0.940959315617861" calcext:value-type="float">
            <text:p>0,940959315617861</text:p>
          </table:table-cell>
          <table:table-cell table:style-name="ce694" office:value-type="float" office:value="0.940744851956181" calcext:value-type="float">
            <text:p>0,940744851956181</text:p>
          </table:table-cell>
          <table:table-cell table:style-name="ce930" office:value-type="float" office:value="0.967337750272019" calcext:value-type="float">
            <text:p>0,967337750272019</text:p>
          </table:table-cell>
          <table:table-cell table:style-name="ce494" office:value-type="float" office:value="0.940039504802214" calcext:value-type="float">
            <text:p>0,94003950480221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3" office:value-type="float" office:value="-0.06318794593466" calcext:value-type="float">
            <text:p>-0,06318794593466</text:p>
          </table:table-cell>
          <table:table-cell table:number-columns-repeated="2" table:style-name="ce500" office:value-type="float" office:value="0" calcext:value-type="float">
            <text:p>0</text:p>
          </table:table-cell>
          <table:table-cell table:style-name="ce567" office:value-type="float" office:value="-0.0394596044066532" calcext:value-type="float">
            <text:p>-0,0394596044066532</text:p>
          </table:table-cell>
          <table:table-cell table:style-name="ce495" office:value-type="float" office:value="0.0131175835151969" calcext:value-type="float">
            <text:p>0,0131175835151969</text:p>
          </table:table-cell>
          <table:table-cell table:style-name="ce516" office:value-type="float" office:value="0.00581925284058835" calcext:value-type="float">
            <text:p>0,00581925284058835</text:p>
          </table:table-cell>
          <table:table-cell table:style-name="ce503" office:value-type="float" office:value="-0.00405831661027003" calcext:value-type="float">
            <text:p>-0,00405831661027003</text:p>
          </table:table-cell>
          <table:table-cell table:style-name="ce535" office:value-type="float" office:value="0.0033586068498786" calcext:value-type="float">
            <text:p>0,0033586068498786</text:p>
          </table:table-cell>
          <table:table-cell table:style-name="ce495" office:value-type="float" office:value="0.00648980802763009" calcext:value-type="float">
            <text:p>0,00648980802763009</text:p>
          </table:table-cell>
          <table:table-cell table:style-name="ce508" office:value-type="float" office:value="-0.00102624098190743" calcext:value-type="float">
            <text:p>-0,00102624098190743</text:p>
          </table:table-cell>
          <table:table-cell table:style-name="ce504" office:value-type="float" office:value="0.154735756880477" calcext:value-type="float">
            <text:p>0,154735756880477</text:p>
          </table:table-cell>
          <table:table-cell table:style-name="ce687" office:value-type="float" office:value="0.0179799155036428" calcext:value-type="float">
            <text:p>0,0179799155036428</text:p>
          </table:table-cell>
          <table:table-cell table:style-name="ce694" office:value-type="float" office:value="0.0136775565658496" calcext:value-type="float">
            <text:p>0,0136775565658496</text:p>
          </table:table-cell>
          <table:table-cell table:style-name="ce495" office:value-type="float" office:value="0.159098521430863" calcext:value-type="float">
            <text:p>0,159098521430863</text:p>
          </table:table-cell>
          <table:table-cell table:style-name="ce498" office:value-type="float" office:value="0.157921228369089" calcext:value-type="float">
            <text:p>0,157921228369089</text:p>
          </table:table-cell>
          <table:table-cell table:style-name="ce650" office:value-type="float" office:value="0.151027209638128" calcext:value-type="float">
            <text:p>0,151027209638128</text:p>
          </table:table-cell>
          <table:table-cell table:style-name="ce798" office:value-type="float" office:value="0.0416602123948582" calcext:value-type="float">
            <text:p>0,0416602123948582</text:p>
          </table:table-cell>
          <table:table-cell table:style-name="ce648" office:value-type="float" office:value="0.0253871954006132" calcext:value-type="float">
            <text:p>0,0253871954006132</text:p>
          </table:table-cell>
          <table:table-cell table:style-name="ce833" office:value-type="float" office:value="0.156238567490385" calcext:value-type="float">
            <text:p>0,156238567490385</text:p>
          </table:table-cell>
          <table:table-cell table:style-name="ce723" office:value-type="float" office:value="0.0923756600745466" calcext:value-type="float">
            <text:p>0,0923756600745466</text:p>
          </table:table-cell>
          <table:table-cell table:style-name="ce873" office:value-type="float" office:value="0.968267688538356" calcext:value-type="float">
            <text:p>0,968267688538356</text:p>
          </table:table-cell>
          <table:table-cell table:style-name="ce714" office:value-type="float" office:value="0.940959315617861" calcext:value-type="float">
            <text:p>0,940959315617861</text:p>
          </table:table-cell>
          <table:table-cell table:style-name="ce694" office:value-type="float" office:value="0.940744851956181" calcext:value-type="float">
            <text:p>0,940744851956181</text:p>
          </table:table-cell>
          <table:table-cell table:style-name="ce931" office:value-type="float" office:value="0.969590214452045" calcext:value-type="float">
            <text:p>0,969590214452045</text:p>
          </table:table-cell>
          <table:table-cell table:style-name="ce713" office:value-type="float" office:value="0.940637620125342" calcext:value-type="float">
            <text:p>0,940637620125342</text:p>
          </table:table-cell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247]; OFFSET([.$C247]; 0; 0; 1; 5))" office:value-type="float" office:value="5" calcext:value-type="float">
            <text:p>5</text:p>
          </table:table-cell>
          <table:table-cell table:formula="of:=RANK([.D247]; OFFSET([.$C247]; 0; 0; 1; 5))" office:value-type="float" office:value="1" calcext:value-type="float">
            <text:p>1</text:p>
          </table:table-cell>
          <table:table-cell table:formula="of:=RANK([.E247]; OFFSET([.$C247]; 0; 0; 1; 5))" office:value-type="float" office:value="4" calcext:value-type="float">
            <text:p>4</text:p>
          </table:table-cell>
          <table:table-cell table:formula="of:=RANK([.F247]; OFFSET([.$C247]; 0; 0; 1; 5))" office:value-type="float" office:value="2" calcext:value-type="float">
            <text:p>2</text:p>
          </table:table-cell>
          <table:table-cell table:formula="of:=RANK([.G247]; OFFSET([.$C247]; 0; 0; 1; 5))" office:value-type="float" office:value="3" calcext:value-type="float">
            <text:p>3</text:p>
          </table:table-cell>
          <table:table-cell table:formula="of:=RANK([.H247];[.$H247:.$L247];)" office:value-type="float" office:value="5" calcext:value-type="float">
            <text:p>5</text:p>
          </table:table-cell>
          <table:table-cell table:formula="of:=RANK([.I247];[.$H247:.$L247];)" office:value-type="float" office:value="1" calcext:value-type="float">
            <text:p>1</text:p>
          </table:table-cell>
          <table:table-cell table:formula="of:=RANK([.J247];[.$H247:.$L247];)" office:value-type="float" office:value="1" calcext:value-type="float">
            <text:p>1</text:p>
          </table:table-cell>
          <table:table-cell table:formula="of:=RANK([.K247];[.$H247:.$L247];)" office:value-type="float" office:value="3" calcext:value-type="float">
            <text:p>3</text:p>
          </table:table-cell>
          <table:table-cell table:formula="of:=RANK([.L247];[.$H247:.$L247];)" office:value-type="float" office:value="4" calcext:value-type="float">
            <text:p>4</text:p>
          </table:table-cell>
          <table:table-cell table:formula="of:=RANK([.M247];[.$M247:.$Q247];)" office:value-type="float" office:value="5" calcext:value-type="float">
            <text:p>5</text:p>
          </table:table-cell>
          <table:table-cell table:formula="of:=RANK([.N247];[.$M247:.$Q247];)" office:value-type="float" office:value="3" calcext:value-type="float">
            <text:p>3</text:p>
          </table:table-cell>
          <table:table-cell table:formula="of:=RANK([.O247];[.$M247:.$Q247];)" office:value-type="float" office:value="3" calcext:value-type="float">
            <text:p>3</text:p>
          </table:table-cell>
          <table:table-cell table:formula="of:=RANK([.P247];[.$M247:.$Q247];)" office:value-type="float" office:value="1" calcext:value-type="float">
            <text:p>1</text:p>
          </table:table-cell>
          <table:table-cell table:formula="of:=RANK([.Q247];[.$M247:.$Q247];)" office:value-type="float" office:value="2" calcext:value-type="float">
            <text:p>2</text:p>
          </table:table-cell>
          <table:table-cell table:formula="of:=RANK([.R247];[.$R247:.$V247];)" office:value-type="float" office:value="5" calcext:value-type="float">
            <text:p>5</text:p>
          </table:table-cell>
          <table:table-cell table:formula="of:=RANK([.S247];[.$R247:.$V247];)" office:value-type="float" office:value="3" calcext:value-type="float">
            <text:p>3</text:p>
          </table:table-cell>
          <table:table-cell table:formula="of:=RANK([.T247];[.$R247:.$V247];)" office:value-type="float" office:value="3" calcext:value-type="float">
            <text:p>3</text:p>
          </table:table-cell>
          <table:table-cell table:formula="of:=RANK([.U247];[.$R247:.$V247];)" office:value-type="float" office:value="2" calcext:value-type="float">
            <text:p>2</text:p>
          </table:table-cell>
          <table:table-cell table:formula="of:=RANK([.V247];[.$R247:.$V247];)" office:value-type="float" office:value="1" calcext:value-type="float">
            <text:p>1</text:p>
          </table:table-cell>
          <table:table-cell table:formula="of:=RANK([.W247];[.$W247:.$AA247];)" office:value-type="float" office:value="5" calcext:value-type="float">
            <text:p>5</text:p>
          </table:table-cell>
          <table:table-cell table:formula="of:=RANK([.X247];[.$W247:.$AA247];)" office:value-type="float" office:value="2" calcext:value-type="float">
            <text:p>2</text:p>
          </table:table-cell>
          <table:table-cell table:formula="of:=RANK([.Y247];[.$W247:.$AA247];)" office:value-type="float" office:value="3" calcext:value-type="float">
            <text:p>3</text:p>
          </table:table-cell>
          <table:table-cell table:formula="of:=RANK([.Z247];[.$W247:.$AA247];)" office:value-type="float" office:value="1" calcext:value-type="float">
            <text:p>1</text:p>
          </table:table-cell>
          <table:table-cell table:formula="of:=RANK([.AA247];[.$W247:.$AA247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48]; OFFSET([.$C248]; 0; 0; 1; 5))" office:value-type="float" office:value="3" calcext:value-type="float">
            <text:p>3</text:p>
          </table:table-cell>
          <table:table-cell table:formula="of:=RANK([.D248]; OFFSET([.$C248]; 0; 0; 1; 5))" office:value-type="float" office:value="1" calcext:value-type="float">
            <text:p>1</text:p>
          </table:table-cell>
          <table:table-cell table:formula="of:=RANK([.E248]; OFFSET([.$C248]; 0; 0; 1; 5))" office:value-type="float" office:value="3" calcext:value-type="float">
            <text:p>3</text:p>
          </table:table-cell>
          <table:table-cell table:formula="of:=RANK([.F248]; OFFSET([.$C248]; 0; 0; 1; 5))" office:value-type="float" office:value="3" calcext:value-type="float">
            <text:p>3</text:p>
          </table:table-cell>
          <table:table-cell table:formula="of:=RANK([.G248]; OFFSET([.$C248]; 0; 0; 1; 5))" office:value-type="float" office:value="2" calcext:value-type="float">
            <text:p>2</text:p>
          </table:table-cell>
          <table:table-cell table:formula="of:=RANK([.H248];[.$H248:.$L248];)" office:value-type="float" office:value="4" calcext:value-type="float">
            <text:p>4</text:p>
          </table:table-cell>
          <table:table-cell table:formula="of:=RANK([.I248];[.$H248:.$L248];)" office:value-type="float" office:value="1" calcext:value-type="float">
            <text:p>1</text:p>
          </table:table-cell>
          <table:table-cell table:formula="of:=RANK([.J248];[.$H248:.$L248];)" office:value-type="float" office:value="1" calcext:value-type="float">
            <text:p>1</text:p>
          </table:table-cell>
          <table:table-cell table:formula="of:=RANK([.K248];[.$H248:.$L248];)" office:value-type="float" office:value="1" calcext:value-type="float">
            <text:p>1</text:p>
          </table:table-cell>
          <table:table-cell table:formula="of:=RANK([.L248];[.$H248:.$L248];)" office:value-type="float" office:value="5" calcext:value-type="float">
            <text:p>5</text:p>
          </table:table-cell>
          <table:table-cell table:formula="of:=RANK([.M248];[.$M248:.$Q248];)" office:value-type="float" office:value="2" calcext:value-type="float">
            <text:p>2</text:p>
          </table:table-cell>
          <table:table-cell table:formula="of:=RANK([.N248];[.$M248:.$Q248];)" office:value-type="float" office:value="2" calcext:value-type="float">
            <text:p>2</text:p>
          </table:table-cell>
          <table:table-cell table:formula="of:=RANK([.O248];[.$M248:.$Q248];)" office:value-type="float" office:value="2" calcext:value-type="float">
            <text:p>2</text:p>
          </table:table-cell>
          <table:table-cell table:formula="of:=RANK([.P248];[.$M248:.$Q248];)" office:value-type="float" office:value="1" calcext:value-type="float">
            <text:p>1</text:p>
          </table:table-cell>
          <table:table-cell table:formula="of:=RANK([.Q248];[.$M248:.$Q248];)" office:value-type="float" office:value="5" calcext:value-type="float">
            <text:p>5</text:p>
          </table:table-cell>
          <table:table-cell table:formula="of:=RANK([.R248];[.$R248:.$V248];)" office:value-type="float" office:value="2" calcext:value-type="float">
            <text:p>2</text:p>
          </table:table-cell>
          <table:table-cell table:formula="of:=RANK([.S248];[.$R248:.$V248];)" office:value-type="float" office:value="2" calcext:value-type="float">
            <text:p>2</text:p>
          </table:table-cell>
          <table:table-cell table:formula="of:=RANK([.T248];[.$R248:.$V248];)" office:value-type="float" office:value="2" calcext:value-type="float">
            <text:p>2</text:p>
          </table:table-cell>
          <table:table-cell table:formula="of:=RANK([.U248];[.$R248:.$V248];)" office:value-type="float" office:value="5" calcext:value-type="float">
            <text:p>5</text:p>
          </table:table-cell>
          <table:table-cell table:formula="of:=RANK([.V248];[.$R248:.$V248];)" office:value-type="float" office:value="1" calcext:value-type="float">
            <text:p>1</text:p>
          </table:table-cell>
          <table:table-cell table:formula="of:=RANK([.W248];[.$W248:.$AA248];)" office:value-type="float" office:value="3" calcext:value-type="float">
            <text:p>3</text:p>
          </table:table-cell>
          <table:table-cell table:formula="of:=RANK([.X248];[.$W248:.$AA248];)" office:value-type="float" office:value="4" calcext:value-type="float">
            <text:p>4</text:p>
          </table:table-cell>
          <table:table-cell table:formula="of:=RANK([.Y248];[.$W248:.$AA248];)" office:value-type="float" office:value="5" calcext:value-type="float">
            <text:p>5</text:p>
          </table:table-cell>
          <table:table-cell table:formula="of:=RANK([.Z248];[.$W248:.$AA248];)" office:value-type="float" office:value="2" calcext:value-type="float">
            <text:p>2</text:p>
          </table:table-cell>
          <table:table-cell table:formula="of:=RANK([.AA248];[.$W248:.$AA248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249]; OFFSET([.$C249]; 0; 0; 1; 5))" office:value-type="float" office:value="5" calcext:value-type="float">
            <text:p>5</text:p>
          </table:table-cell>
          <table:table-cell table:formula="of:=RANK([.D249]; OFFSET([.$C249]; 0; 0; 1; 5))" office:value-type="float" office:value="4" calcext:value-type="float">
            <text:p>4</text:p>
          </table:table-cell>
          <table:table-cell table:formula="of:=RANK([.E249]; OFFSET([.$C249]; 0; 0; 1; 5))" office:value-type="float" office:value="3" calcext:value-type="float">
            <text:p>3</text:p>
          </table:table-cell>
          <table:table-cell table:formula="of:=RANK([.F249]; OFFSET([.$C249]; 0; 0; 1; 5))" office:value-type="float" office:value="1" calcext:value-type="float">
            <text:p>1</text:p>
          </table:table-cell>
          <table:table-cell table:formula="of:=RANK([.G249]; OFFSET([.$C249]; 0; 0; 1; 5))" office:value-type="float" office:value="2" calcext:value-type="float">
            <text:p>2</text:p>
          </table:table-cell>
          <table:table-cell table:formula="of:=RANK([.H249];[.$H249:.$L249];)" office:value-type="float" office:value="3" calcext:value-type="float">
            <text:p>3</text:p>
          </table:table-cell>
          <table:table-cell table:formula="of:=RANK([.I249];[.$H249:.$L249];)" office:value-type="float" office:value="5" calcext:value-type="float">
            <text:p>5</text:p>
          </table:table-cell>
          <table:table-cell table:formula="of:=RANK([.J249];[.$H249:.$L249];)" office:value-type="float" office:value="2" calcext:value-type="float">
            <text:p>2</text:p>
          </table:table-cell>
          <table:table-cell table:formula="of:=RANK([.K249];[.$H249:.$L249];)" office:value-type="float" office:value="4" calcext:value-type="float">
            <text:p>4</text:p>
          </table:table-cell>
          <table:table-cell table:formula="of:=RANK([.L249];[.$H249:.$L249];)" office:value-type="float" office:value="1" calcext:value-type="float">
            <text:p>1</text:p>
          </table:table-cell>
          <table:table-cell table:formula="of:=RANK([.M249];[.$M249:.$Q249];)" office:value-type="float" office:value="4" calcext:value-type="float">
            <text:p>4</text:p>
          </table:table-cell>
          <table:table-cell table:formula="of:=RANK([.N249];[.$M249:.$Q249];)" office:value-type="float" office:value="2" calcext:value-type="float">
            <text:p>2</text:p>
          </table:table-cell>
          <table:table-cell table:formula="of:=RANK([.O249];[.$M249:.$Q249];)" office:value-type="float" office:value="2" calcext:value-type="float">
            <text:p>2</text:p>
          </table:table-cell>
          <table:table-cell table:formula="of:=RANK([.P249];[.$M249:.$Q249];)" office:value-type="float" office:value="5" calcext:value-type="float">
            <text:p>5</text:p>
          </table:table-cell>
          <table:table-cell table:formula="of:=RANK([.Q249];[.$M249:.$Q249];)" office:value-type="float" office:value="1" calcext:value-type="float">
            <text:p>1</text:p>
          </table:table-cell>
          <table:table-cell table:formula="of:=RANK([.R249];[.$R249:.$V249];)" office:value-type="float" office:value="4" calcext:value-type="float">
            <text:p>4</text:p>
          </table:table-cell>
          <table:table-cell table:formula="of:=RANK([.S249];[.$R249:.$V249];)" office:value-type="float" office:value="1" calcext:value-type="float">
            <text:p>1</text:p>
          </table:table-cell>
          <table:table-cell table:formula="of:=RANK([.T249];[.$R249:.$V249];)" office:value-type="float" office:value="1" calcext:value-type="float">
            <text:p>1</text:p>
          </table:table-cell>
          <table:table-cell table:formula="of:=RANK([.U249];[.$R249:.$V249];)" office:value-type="float" office:value="5" calcext:value-type="float">
            <text:p>5</text:p>
          </table:table-cell>
          <table:table-cell table:formula="of:=RANK([.V249];[.$R249:.$V249];)" office:value-type="float" office:value="1" calcext:value-type="float">
            <text:p>1</text:p>
          </table:table-cell>
          <table:table-cell table:formula="of:=RANK([.W249];[.$W249:.$AA249];)" office:value-type="float" office:value="4" calcext:value-type="float">
            <text:p>4</text:p>
          </table:table-cell>
          <table:table-cell table:formula="of:=RANK([.X249];[.$W249:.$AA249];)" office:value-type="float" office:value="2" calcext:value-type="float">
            <text:p>2</text:p>
          </table:table-cell>
          <table:table-cell table:formula="of:=RANK([.Y249];[.$W249:.$AA249];)" office:value-type="float" office:value="5" calcext:value-type="float">
            <text:p>5</text:p>
          </table:table-cell>
          <table:table-cell table:formula="of:=RANK([.Z249];[.$W249:.$AA249];)" office:value-type="float" office:value="1" calcext:value-type="float">
            <text:p>1</text:p>
          </table:table-cell>
          <table:table-cell table:formula="of:=RANK([.AA249];[.$W249:.$AA249];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0]; OFFSET([.$C250]; 0; 0; 1; 5))" office:value-type="float" office:value="3" calcext:value-type="float">
            <text:p>3</text:p>
          </table:table-cell>
          <table:table-cell table:formula="of:=RANK([.D250]; OFFSET([.$C250]; 0; 0; 1; 5))" office:value-type="float" office:value="1" calcext:value-type="float">
            <text:p>1</text:p>
          </table:table-cell>
          <table:table-cell table:formula="of:=RANK([.E250]; OFFSET([.$C250]; 0; 0; 1; 5))" office:value-type="float" office:value="5" calcext:value-type="float">
            <text:p>5</text:p>
          </table:table-cell>
          <table:table-cell table:formula="of:=RANK([.F250]; OFFSET([.$C250]; 0; 0; 1; 5))" office:value-type="float" office:value="2" calcext:value-type="float">
            <text:p>2</text:p>
          </table:table-cell>
          <table:table-cell table:formula="of:=RANK([.G250]; OFFSET([.$C250]; 0; 0; 1; 5))" office:value-type="float" office:value="4" calcext:value-type="float">
            <text:p>4</text:p>
          </table:table-cell>
          <table:table-cell table:formula="of:=RANK([.H250];[.$H250:.$L250];)" office:value-type="float" office:value="4" calcext:value-type="float">
            <text:p>4</text:p>
          </table:table-cell>
          <table:table-cell table:formula="of:=RANK([.I250];[.$H250:.$L250];)" office:value-type="float" office:value="2" calcext:value-type="float">
            <text:p>2</text:p>
          </table:table-cell>
          <table:table-cell table:formula="of:=RANK([.J250];[.$H250:.$L250];)" office:value-type="float" office:value="2" calcext:value-type="float">
            <text:p>2</text:p>
          </table:table-cell>
          <table:table-cell table:formula="of:=RANK([.K250];[.$H250:.$L250];)" office:value-type="float" office:value="5" calcext:value-type="float">
            <text:p>5</text:p>
          </table:table-cell>
          <table:table-cell table:formula="of:=RANK([.L250];[.$H250:.$L250];)" office:value-type="float" office:value="1" calcext:value-type="float">
            <text:p>1</text:p>
          </table:table-cell>
          <table:table-cell table:formula="of:=RANK([.M250];[.$M250:.$Q250];)" office:value-type="float" office:value="4" calcext:value-type="float">
            <text:p>4</text:p>
          </table:table-cell>
          <table:table-cell table:formula="of:=RANK([.N250];[.$M250:.$Q250];)" office:value-type="float" office:value="2" calcext:value-type="float">
            <text:p>2</text:p>
          </table:table-cell>
          <table:table-cell table:formula="of:=RANK([.O250];[.$M250:.$Q250];)" office:value-type="float" office:value="2" calcext:value-type="float">
            <text:p>2</text:p>
          </table:table-cell>
          <table:table-cell table:formula="of:=RANK([.P250];[.$M250:.$Q250];)" office:value-type="float" office:value="5" calcext:value-type="float">
            <text:p>5</text:p>
          </table:table-cell>
          <table:table-cell table:formula="of:=RANK([.Q250];[.$M250:.$Q250];)" office:value-type="float" office:value="1" calcext:value-type="float">
            <text:p>1</text:p>
          </table:table-cell>
          <table:table-cell table:formula="of:=RANK([.R250];[.$R250:.$V250];)" office:value-type="float" office:value="5" calcext:value-type="float">
            <text:p>5</text:p>
          </table:table-cell>
          <table:table-cell table:formula="of:=RANK([.S250];[.$R250:.$V250];)" office:value-type="float" office:value="1" calcext:value-type="float">
            <text:p>1</text:p>
          </table:table-cell>
          <table:table-cell table:formula="of:=RANK([.T250];[.$R250:.$V250];)" office:value-type="float" office:value="1" calcext:value-type="float">
            <text:p>1</text:p>
          </table:table-cell>
          <table:table-cell table:formula="of:=RANK([.U250];[.$R250:.$V250];)" office:value-type="float" office:value="3" calcext:value-type="float">
            <text:p>3</text:p>
          </table:table-cell>
          <table:table-cell table:formula="of:=RANK([.V250];[.$R250:.$V250];)" office:value-type="float" office:value="4" calcext:value-type="float">
            <text:p>4</text:p>
          </table:table-cell>
          <table:table-cell table:formula="of:=RANK([.W250];[.$W250:.$AA250];)" office:value-type="float" office:value="1" calcext:value-type="float">
            <text:p>1</text:p>
          </table:table-cell>
          <table:table-cell table:formula="of:=RANK([.X250];[.$W250:.$AA250];)" office:value-type="float" office:value="2" calcext:value-type="float">
            <text:p>2</text:p>
          </table:table-cell>
          <table:table-cell table:formula="of:=RANK([.Y250];[.$W250:.$AA250];)" office:value-type="float" office:value="5" calcext:value-type="float">
            <text:p>5</text:p>
          </table:table-cell>
          <table:table-cell table:formula="of:=RANK([.Z250];[.$W250:.$AA250];)" office:value-type="float" office:value="3" calcext:value-type="float">
            <text:p>3</text:p>
          </table:table-cell>
          <table:table-cell table:formula="of:=RANK([.AA250];[.$W250:.$AA250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251]; OFFSET([.$C251]; 0; 0; 1; 5))" office:value-type="float" office:value="5" calcext:value-type="float">
            <text:p>5</text:p>
          </table:table-cell>
          <table:table-cell table:formula="of:=RANK([.D251]; OFFSET([.$C251]; 0; 0; 1; 5))" office:value-type="float" office:value="1" calcext:value-type="float">
            <text:p>1</text:p>
          </table:table-cell>
          <table:table-cell table:formula="of:=RANK([.E251]; OFFSET([.$C251]; 0; 0; 1; 5))" office:value-type="float" office:value="2" calcext:value-type="float">
            <text:p>2</text:p>
          </table:table-cell>
          <table:table-cell table:formula="of:=RANK([.F251]; OFFSET([.$C251]; 0; 0; 1; 5))" office:value-type="float" office:value="2" calcext:value-type="float">
            <text:p>2</text:p>
          </table:table-cell>
          <table:table-cell table:formula="of:=RANK([.G251]; OFFSET([.$C251]; 0; 0; 1; 5))" office:value-type="float" office:value="2" calcext:value-type="float">
            <text:p>2</text:p>
          </table:table-cell>
          <table:table-cell table:formula="of:=RANK([.H251];[.$H251:.$L251];)" office:value-type="float" office:value="5" calcext:value-type="float">
            <text:p>5</text:p>
          </table:table-cell>
          <table:table-cell table:formula="of:=RANK([.I251];[.$H251:.$L251];)" office:value-type="float" office:value="2" calcext:value-type="float">
            <text:p>2</text:p>
          </table:table-cell>
          <table:table-cell table:formula="of:=RANK([.J251];[.$H251:.$L251];)" office:value-type="float" office:value="1" calcext:value-type="float">
            <text:p>1</text:p>
          </table:table-cell>
          <table:table-cell table:formula="of:=RANK([.K251];[.$H251:.$L251];)" office:value-type="float" office:value="2" calcext:value-type="float">
            <text:p>2</text:p>
          </table:table-cell>
          <table:table-cell table:formula="of:=RANK([.L251];[.$H251:.$L251];)" office:value-type="float" office:value="4" calcext:value-type="float">
            <text:p>4</text:p>
          </table:table-cell>
          <table:table-cell table:formula="of:=RANK([.M251];[.$M251:.$Q251];)" office:value-type="float" office:value="1" calcext:value-type="float">
            <text:p>1</text:p>
          </table:table-cell>
          <table:table-cell table:formula="of:=RANK([.N251];[.$M251:.$Q251];)" office:value-type="float" office:value="3" calcext:value-type="float">
            <text:p>3</text:p>
          </table:table-cell>
          <table:table-cell table:formula="of:=RANK([.O251];[.$M251:.$Q251];)" office:value-type="float" office:value="5" calcext:value-type="float">
            <text:p>5</text:p>
          </table:table-cell>
          <table:table-cell table:formula="of:=RANK([.P251];[.$M251:.$Q251];)" office:value-type="float" office:value="2" calcext:value-type="float">
            <text:p>2</text:p>
          </table:table-cell>
          <table:table-cell table:formula="of:=RANK([.Q251];[.$M251:.$Q251];)" office:value-type="float" office:value="4" calcext:value-type="float">
            <text:p>4</text:p>
          </table:table-cell>
          <table:table-cell table:formula="of:=RANK([.R251];[.$R251:.$V251];)" office:value-type="float" office:value="2" calcext:value-type="float">
            <text:p>2</text:p>
          </table:table-cell>
          <table:table-cell table:formula="of:=RANK([.S251];[.$R251:.$V251];)" office:value-type="float" office:value="3" calcext:value-type="float">
            <text:p>3</text:p>
          </table:table-cell>
          <table:table-cell table:formula="of:=RANK([.T251];[.$R251:.$V251];)" office:value-type="float" office:value="4" calcext:value-type="float">
            <text:p>4</text:p>
          </table:table-cell>
          <table:table-cell table:formula="of:=RANK([.U251];[.$R251:.$V251];)" office:value-type="float" office:value="1" calcext:value-type="float">
            <text:p>1</text:p>
          </table:table-cell>
          <table:table-cell table:formula="of:=RANK([.V251];[.$R251:.$V251];)" office:value-type="float" office:value="5" calcext:value-type="float">
            <text:p>5</text:p>
          </table:table-cell>
          <table:table-cell table:formula="of:=RANK([.W251];[.$W251:.$AA251];)" office:value-type="float" office:value="5" calcext:value-type="float">
            <text:p>5</text:p>
          </table:table-cell>
          <table:table-cell table:formula="of:=RANK([.X251];[.$W251:.$AA251];)" office:value-type="float" office:value="1" calcext:value-type="float">
            <text:p>1</text:p>
          </table:table-cell>
          <table:table-cell table:formula="of:=RANK([.Y251];[.$W251:.$AA251];)" office:value-type="float" office:value="3" calcext:value-type="float">
            <text:p>3</text:p>
          </table:table-cell>
          <table:table-cell table:formula="of:=RANK([.Z251];[.$W251:.$AA251];)" office:value-type="float" office:value="2" calcext:value-type="float">
            <text:p>2</text:p>
          </table:table-cell>
          <table:table-cell table:formula="of:=RANK([.AA251];[.$W251:.$AA251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2]; OFFSET([.$C252]; 0; 0; 1; 5))" office:value-type="float" office:value="2" calcext:value-type="float">
            <text:p>2</text:p>
          </table:table-cell>
          <table:table-cell table:formula="of:=RANK([.D252]; OFFSET([.$C252]; 0; 0; 1; 5))" office:value-type="float" office:value="1" calcext:value-type="float">
            <text:p>1</text:p>
          </table:table-cell>
          <table:table-cell table:formula="of:=RANK([.E252]; OFFSET([.$C252]; 0; 0; 1; 5))" office:value-type="float" office:value="2" calcext:value-type="float">
            <text:p>2</text:p>
          </table:table-cell>
          <table:table-cell table:formula="of:=RANK([.F252]; OFFSET([.$C252]; 0; 0; 1; 5))" office:value-type="float" office:value="2" calcext:value-type="float">
            <text:p>2</text:p>
          </table:table-cell>
          <table:table-cell table:formula="of:=RANK([.G252]; OFFSET([.$C252]; 0; 0; 1; 5))" office:value-type="float" office:value="2" calcext:value-type="float">
            <text:p>2</text:p>
          </table:table-cell>
          <table:table-cell table:formula="of:=RANK([.H252];[.$H252:.$L252];)" office:value-type="float" office:value="4" calcext:value-type="float">
            <text:p>4</text:p>
          </table:table-cell>
          <table:table-cell table:formula="of:=RANK([.I252];[.$H252:.$L252];)" office:value-type="float" office:value="2" calcext:value-type="float">
            <text:p>2</text:p>
          </table:table-cell>
          <table:table-cell table:formula="of:=RANK([.J252];[.$H252:.$L252];)" office:value-type="float" office:value="1" calcext:value-type="float">
            <text:p>1</text:p>
          </table:table-cell>
          <table:table-cell table:formula="of:=RANK([.K252];[.$H252:.$L252];)" office:value-type="float" office:value="2" calcext:value-type="float">
            <text:p>2</text:p>
          </table:table-cell>
          <table:table-cell table:formula="of:=RANK([.L252];[.$H252:.$L252];)" office:value-type="float" office:value="4" calcext:value-type="float">
            <text:p>4</text:p>
          </table:table-cell>
          <table:table-cell table:formula="of:=RANK([.M252];[.$M252:.$Q252];)" office:value-type="float" office:value="1" calcext:value-type="float">
            <text:p>1</text:p>
          </table:table-cell>
          <table:table-cell table:formula="of:=RANK([.N252];[.$M252:.$Q252];)" office:value-type="float" office:value="4" calcext:value-type="float">
            <text:p>4</text:p>
          </table:table-cell>
          <table:table-cell table:formula="of:=RANK([.O252];[.$M252:.$Q252];)" office:value-type="float" office:value="5" calcext:value-type="float">
            <text:p>5</text:p>
          </table:table-cell>
          <table:table-cell table:formula="of:=RANK([.P252];[.$M252:.$Q252];)" office:value-type="float" office:value="1" calcext:value-type="float">
            <text:p>1</text:p>
          </table:table-cell>
          <table:table-cell table:formula="of:=RANK([.Q252];[.$M252:.$Q252];)" office:value-type="float" office:value="3" calcext:value-type="float">
            <text:p>3</text:p>
          </table:table-cell>
          <table:table-cell table:formula="of:=RANK([.R252];[.$R252:.$V252];)" office:value-type="float" office:value="1" calcext:value-type="float">
            <text:p>1</text:p>
          </table:table-cell>
          <table:table-cell table:formula="of:=RANK([.S252];[.$R252:.$V252];)" office:value-type="float" office:value="4" calcext:value-type="float">
            <text:p>4</text:p>
          </table:table-cell>
          <table:table-cell table:formula="of:=RANK([.T252];[.$R252:.$V252];)" office:value-type="float" office:value="5" calcext:value-type="float">
            <text:p>5</text:p>
          </table:table-cell>
          <table:table-cell table:formula="of:=RANK([.U252];[.$R252:.$V252];)" office:value-type="float" office:value="1" calcext:value-type="float">
            <text:p>1</text:p>
          </table:table-cell>
          <table:table-cell table:formula="of:=RANK([.V252];[.$R252:.$V252];)" office:value-type="float" office:value="1" calcext:value-type="float">
            <text:p>1</text:p>
          </table:table-cell>
          <table:table-cell table:formula="of:=RANK([.W252];[.$W252:.$AA252];)" office:value-type="float" office:value="5" calcext:value-type="float">
            <text:p>5</text:p>
          </table:table-cell>
          <table:table-cell table:formula="of:=RANK([.X252];[.$W252:.$AA252];)" office:value-type="float" office:value="2" calcext:value-type="float">
            <text:p>2</text:p>
          </table:table-cell>
          <table:table-cell table:formula="of:=RANK([.Y252];[.$W252:.$AA252];)" office:value-type="float" office:value="4" calcext:value-type="float">
            <text:p>4</text:p>
          </table:table-cell>
          <table:table-cell table:formula="of:=RANK([.Z252];[.$W252:.$AA252];)" office:value-type="float" office:value="3" calcext:value-type="float">
            <text:p>3</text:p>
          </table:table-cell>
          <table:table-cell table:formula="of:=RANK([.AA252];[.$W252:.$AA252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253]; OFFSET([.$C253]; 0; 0; 1; 5))" office:value-type="float" office:value="5" calcext:value-type="float">
            <text:p>5</text:p>
          </table:table-cell>
          <table:table-cell table:formula="of:=RANK([.D253]; OFFSET([.$C253]; 0; 0; 1; 5))" office:value-type="float" office:value="1" calcext:value-type="float">
            <text:p>1</text:p>
          </table:table-cell>
          <table:table-cell table:formula="of:=RANK([.E253]; OFFSET([.$C253]; 0; 0; 1; 5))" office:value-type="float" office:value="1" calcext:value-type="float">
            <text:p>1</text:p>
          </table:table-cell>
          <table:table-cell table:formula="of:=RANK([.F253]; OFFSET([.$C253]; 0; 0; 1; 5))" office:value-type="float" office:value="4" calcext:value-type="float">
            <text:p>4</text:p>
          </table:table-cell>
          <table:table-cell table:formula="of:=RANK([.G253]; OFFSET([.$C253]; 0; 0; 1; 5))" office:value-type="float" office:value="3" calcext:value-type="float">
            <text:p>3</text:p>
          </table:table-cell>
          <table:table-cell table:formula="of:=RANK([.H253];[.$H253:.$L253];)" office:value-type="float" office:value="5" calcext:value-type="float">
            <text:p>5</text:p>
          </table:table-cell>
          <table:table-cell table:formula="of:=RANK([.I253];[.$H253:.$L253];)" office:value-type="float" office:value="3" calcext:value-type="float">
            <text:p>3</text:p>
          </table:table-cell>
          <table:table-cell table:formula="of:=RANK([.J253];[.$H253:.$L253];)" office:value-type="float" office:value="1" calcext:value-type="float">
            <text:p>1</text:p>
          </table:table-cell>
          <table:table-cell table:formula="of:=RANK([.K253];[.$H253:.$L253];)" office:value-type="float" office:value="4" calcext:value-type="float">
            <text:p>4</text:p>
          </table:table-cell>
          <table:table-cell table:formula="of:=RANK([.L253];[.$H253:.$L253];)" office:value-type="float" office:value="2" calcext:value-type="float">
            <text:p>2</text:p>
          </table:table-cell>
          <table:table-cell table:formula="of:=RANK([.M253];[.$M253:.$Q253];)" office:value-type="float" office:value="1" calcext:value-type="float">
            <text:p>1</text:p>
          </table:table-cell>
          <table:table-cell table:formula="of:=RANK([.N253];[.$M253:.$Q253];)" office:value-type="float" office:value="3" calcext:value-type="float">
            <text:p>3</text:p>
          </table:table-cell>
          <table:table-cell table:formula="of:=RANK([.O253];[.$M253:.$Q253];)" office:value-type="float" office:value="5" calcext:value-type="float">
            <text:p>5</text:p>
          </table:table-cell>
          <table:table-cell table:formula="of:=RANK([.P253];[.$M253:.$Q253];)" office:value-type="float" office:value="2" calcext:value-type="float">
            <text:p>2</text:p>
          </table:table-cell>
          <table:table-cell table:formula="of:=RANK([.Q253];[.$M253:.$Q253];)" office:value-type="float" office:value="4" calcext:value-type="float">
            <text:p>4</text:p>
          </table:table-cell>
          <table:table-cell table:formula="of:=RANK([.R253];[.$R253:.$V253];)" office:value-type="float" office:value="1" calcext:value-type="float">
            <text:p>1</text:p>
          </table:table-cell>
          <table:table-cell table:formula="of:=RANK([.S253];[.$R253:.$V253];)" office:value-type="float" office:value="3" calcext:value-type="float">
            <text:p>3</text:p>
          </table:table-cell>
          <table:table-cell table:formula="of:=RANK([.T253];[.$R253:.$V253];)" office:value-type="float" office:value="4" calcext:value-type="float">
            <text:p>4</text:p>
          </table:table-cell>
          <table:table-cell table:formula="of:=RANK([.U253];[.$R253:.$V253];)" office:value-type="float" office:value="2" calcext:value-type="float">
            <text:p>2</text:p>
          </table:table-cell>
          <table:table-cell table:formula="of:=RANK([.V253];[.$R253:.$V253];)" office:value-type="float" office:value="5" calcext:value-type="float">
            <text:p>5</text:p>
          </table:table-cell>
          <table:table-cell table:formula="of:=RANK([.W253];[.$W253:.$AA253];)" office:value-type="float" office:value="3" calcext:value-type="float">
            <text:p>3</text:p>
          </table:table-cell>
          <table:table-cell table:formula="of:=RANK([.X253];[.$W253:.$AA253];)" office:value-type="float" office:value="1" calcext:value-type="float">
            <text:p>1</text:p>
          </table:table-cell>
          <table:table-cell table:formula="of:=RANK([.Y253];[.$W253:.$AA253];)" office:value-type="float" office:value="2" calcext:value-type="float">
            <text:p>2</text:p>
          </table:table-cell>
          <table:table-cell table:formula="of:=RANK([.Z253];[.$W253:.$AA253];)" office:value-type="float" office:value="5" calcext:value-type="float">
            <text:p>5</text:p>
          </table:table-cell>
          <table:table-cell table:formula="of:=RANK([.AA253];[.$W253:.$AA253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4]; OFFSET([.$C254]; 0; 0; 1; 5))" office:value-type="float" office:value="1" calcext:value-type="float">
            <text:p>1</text:p>
          </table:table-cell>
          <table:table-cell table:formula="of:=RANK([.D254]; OFFSET([.$C254]; 0; 0; 1; 5))" office:value-type="float" office:value="3" calcext:value-type="float">
            <text:p>3</text:p>
          </table:table-cell>
          <table:table-cell table:formula="of:=RANK([.E254]; OFFSET([.$C254]; 0; 0; 1; 5))" office:value-type="float" office:value="3" calcext:value-type="float">
            <text:p>3</text:p>
          </table:table-cell>
          <table:table-cell table:formula="of:=RANK([.F254]; OFFSET([.$C254]; 0; 0; 1; 5))" office:value-type="float" office:value="5" calcext:value-type="float">
            <text:p>5</text:p>
          </table:table-cell>
          <table:table-cell table:formula="of:=RANK([.G254]; OFFSET([.$C254]; 0; 0; 1; 5))" office:value-type="float" office:value="2" calcext:value-type="float">
            <text:p>2</text:p>
          </table:table-cell>
          <table:table-cell table:formula="of:=RANK([.H254];[.$H254:.$L254];)" office:value-type="float" office:value="3" calcext:value-type="float">
            <text:p>3</text:p>
          </table:table-cell>
          <table:table-cell table:formula="of:=RANK([.I254];[.$H254:.$L254];)" office:value-type="float" office:value="2" calcext:value-type="float">
            <text:p>2</text:p>
          </table:table-cell>
          <table:table-cell table:formula="of:=RANK([.J254];[.$H254:.$L254];)" office:value-type="float" office:value="1" calcext:value-type="float">
            <text:p>1</text:p>
          </table:table-cell>
          <table:table-cell table:formula="of:=RANK([.K254];[.$H254:.$L254];)" office:value-type="float" office:value="5" calcext:value-type="float">
            <text:p>5</text:p>
          </table:table-cell>
          <table:table-cell table:formula="of:=RANK([.L254];[.$H254:.$L254];)" office:value-type="float" office:value="4" calcext:value-type="float">
            <text:p>4</text:p>
          </table:table-cell>
          <table:table-cell table:formula="of:=RANK([.M254];[.$M254:.$Q254];)" office:value-type="float" office:value="2" calcext:value-type="float">
            <text:p>2</text:p>
          </table:table-cell>
          <table:table-cell table:formula="of:=RANK([.N254];[.$M254:.$Q254];)" office:value-type="float" office:value="4" calcext:value-type="float">
            <text:p>4</text:p>
          </table:table-cell>
          <table:table-cell table:formula="of:=RANK([.O254];[.$M254:.$Q254];)" office:value-type="float" office:value="5" calcext:value-type="float">
            <text:p>5</text:p>
          </table:table-cell>
          <table:table-cell table:formula="of:=RANK([.P254];[.$M254:.$Q254];)" office:value-type="float" office:value="3" calcext:value-type="float">
            <text:p>3</text:p>
          </table:table-cell>
          <table:table-cell table:formula="of:=RANK([.Q254];[.$M254:.$Q254];)" office:value-type="float" office:value="1" calcext:value-type="float">
            <text:p>1</text:p>
          </table:table-cell>
          <table:table-cell table:formula="of:=RANK([.R254];[.$R254:.$V254];)" office:value-type="float" office:value="1" calcext:value-type="float">
            <text:p>1</text:p>
          </table:table-cell>
          <table:table-cell table:formula="of:=RANK([.S254];[.$R254:.$V254];)" office:value-type="float" office:value="4" calcext:value-type="float">
            <text:p>4</text:p>
          </table:table-cell>
          <table:table-cell table:formula="of:=RANK([.T254];[.$R254:.$V254];)" office:value-type="float" office:value="5" calcext:value-type="float">
            <text:p>5</text:p>
          </table:table-cell>
          <table:table-cell table:formula="of:=RANK([.U254];[.$R254:.$V254];)" office:value-type="float" office:value="3" calcext:value-type="float">
            <text:p>3</text:p>
          </table:table-cell>
          <table:table-cell table:formula="of:=RANK([.V254];[.$R254:.$V254];)" office:value-type="float" office:value="2" calcext:value-type="float">
            <text:p>2</text:p>
          </table:table-cell>
          <table:table-cell table:formula="of:=RANK([.W254];[.$W254:.$AA254];)" office:value-type="float" office:value="4" calcext:value-type="float">
            <text:p>4</text:p>
          </table:table-cell>
          <table:table-cell table:formula="of:=RANK([.X254];[.$W254:.$AA254];)" office:value-type="float" office:value="2" calcext:value-type="float">
            <text:p>2</text:p>
          </table:table-cell>
          <table:table-cell table:formula="of:=RANK([.Y254];[.$W254:.$AA254];)" office:value-type="float" office:value="3" calcext:value-type="float">
            <text:p>3</text:p>
          </table:table-cell>
          <table:table-cell table:formula="of:=RANK([.Z254];[.$W254:.$AA254];)" office:value-type="float" office:value="5" calcext:value-type="float">
            <text:p>5</text:p>
          </table:table-cell>
          <table:table-cell table:formula="of:=RANK([.AA254];[.$W254:.$AA254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55]; OFFSET([.$C255]; 0; 0; 1; 5))" office:value-type="float" office:value="5" calcext:value-type="float">
            <text:p>5</text:p>
          </table:table-cell>
          <table:table-cell table:formula="of:=RANK([.D255]; OFFSET([.$C255]; 0; 0; 1; 5))" office:value-type="float" office:value="2" calcext:value-type="float">
            <text:p>2</text:p>
          </table:table-cell>
          <table:table-cell table:formula="of:=RANK([.E255]; OFFSET([.$C255]; 0; 0; 1; 5))" office:value-type="float" office:value="2" calcext:value-type="float">
            <text:p>2</text:p>
          </table:table-cell>
          <table:table-cell table:formula="of:=RANK([.F255]; OFFSET([.$C255]; 0; 0; 1; 5))" office:value-type="float" office:value="4" calcext:value-type="float">
            <text:p>4</text:p>
          </table:table-cell>
          <table:table-cell table:formula="of:=RANK([.G255]; OFFSET([.$C255]; 0; 0; 1; 5))" office:value-type="float" office:value="1" calcext:value-type="float">
            <text:p>1</text:p>
          </table:table-cell>
          <table:table-cell table:formula="of:=RANK([.H255];[.$H255:.$L255];)" office:value-type="float" office:value="5" calcext:value-type="float">
            <text:p>5</text:p>
          </table:table-cell>
          <table:table-cell table:formula="of:=RANK([.I255];[.$H255:.$L255];)" office:value-type="float" office:value="4" calcext:value-type="float">
            <text:p>4</text:p>
          </table:table-cell>
          <table:table-cell table:formula="of:=RANK([.J255];[.$H255:.$L255];)" office:value-type="float" office:value="3" calcext:value-type="float">
            <text:p>3</text:p>
          </table:table-cell>
          <table:table-cell table:formula="of:=RANK([.K255];[.$H255:.$L255];)" office:value-type="float" office:value="2" calcext:value-type="float">
            <text:p>2</text:p>
          </table:table-cell>
          <table:table-cell table:formula="of:=RANK([.L255];[.$H255:.$L255];)" office:value-type="float" office:value="1" calcext:value-type="float">
            <text:p>1</text:p>
          </table:table-cell>
          <table:table-cell table:formula="of:=RANK([.M255];[.$M255:.$Q255];)" office:value-type="float" office:value="2" calcext:value-type="float">
            <text:p>2</text:p>
          </table:table-cell>
          <table:table-cell table:formula="of:=RANK([.N255];[.$M255:.$Q255];)" office:value-type="float" office:value="3" calcext:value-type="float">
            <text:p>3</text:p>
          </table:table-cell>
          <table:table-cell table:formula="of:=RANK([.O255];[.$M255:.$Q255];)" office:value-type="float" office:value="5" calcext:value-type="float">
            <text:p>5</text:p>
          </table:table-cell>
          <table:table-cell table:formula="of:=RANK([.P255];[.$M255:.$Q255];)" office:value-type="float" office:value="1" calcext:value-type="float">
            <text:p>1</text:p>
          </table:table-cell>
          <table:table-cell table:formula="of:=RANK([.Q255];[.$M255:.$Q255];)" office:value-type="float" office:value="4" calcext:value-type="float">
            <text:p>4</text:p>
          </table:table-cell>
          <table:table-cell table:formula="of:=RANK([.R255];[.$R255:.$V255];)" office:value-type="float" office:value="2" calcext:value-type="float">
            <text:p>2</text:p>
          </table:table-cell>
          <table:table-cell table:formula="of:=RANK([.S255];[.$R255:.$V255];)" office:value-type="float" office:value="3" calcext:value-type="float">
            <text:p>3</text:p>
          </table:table-cell>
          <table:table-cell table:formula="of:=RANK([.T255];[.$R255:.$V255];)" office:value-type="float" office:value="4" calcext:value-type="float">
            <text:p>4</text:p>
          </table:table-cell>
          <table:table-cell table:formula="of:=RANK([.U255];[.$R255:.$V255];)" office:value-type="float" office:value="1" calcext:value-type="float">
            <text:p>1</text:p>
          </table:table-cell>
          <table:table-cell table:formula="of:=RANK([.V255];[.$R255:.$V255];)" office:value-type="float" office:value="5" calcext:value-type="float">
            <text:p>5</text:p>
          </table:table-cell>
          <table:table-cell table:formula="of:=RANK([.W255];[.$W255:.$AA255];)" office:value-type="float" office:value="1" calcext:value-type="float">
            <text:p>1</text:p>
          </table:table-cell>
          <table:table-cell table:formula="of:=RANK([.X255];[.$W255:.$AA255];)" office:value-type="float" office:value="3" calcext:value-type="float">
            <text:p>3</text:p>
          </table:table-cell>
          <table:table-cell table:formula="of:=RANK([.Y255];[.$W255:.$AA255];)" office:value-type="float" office:value="4" calcext:value-type="float">
            <text:p>4</text:p>
          </table:table-cell>
          <table:table-cell table:formula="of:=RANK([.Z255];[.$W255:.$AA255];)" office:value-type="float" office:value="2" calcext:value-type="float">
            <text:p>2</text:p>
          </table:table-cell>
          <table:table-cell table:formula="of:=RANK([.AA255];[.$W255:.$AA255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6]; OFFSET([.$C256]; 0; 0; 1; 5))" office:value-type="float" office:value="5" calcext:value-type="float">
            <text:p>5</text:p>
          </table:table-cell>
          <table:table-cell table:formula="of:=RANK([.D256]; OFFSET([.$C256]; 0; 0; 1; 5))" office:value-type="float" office:value="2" calcext:value-type="float">
            <text:p>2</text:p>
          </table:table-cell>
          <table:table-cell table:formula="of:=RANK([.E256]; OFFSET([.$C256]; 0; 0; 1; 5))" office:value-type="float" office:value="2" calcext:value-type="float">
            <text:p>2</text:p>
          </table:table-cell>
          <table:table-cell table:formula="of:=RANK([.F256]; OFFSET([.$C256]; 0; 0; 1; 5))" office:value-type="float" office:value="4" calcext:value-type="float">
            <text:p>4</text:p>
          </table:table-cell>
          <table:table-cell table:formula="of:=RANK([.G256]; OFFSET([.$C256]; 0; 0; 1; 5))" office:value-type="float" office:value="1" calcext:value-type="float">
            <text:p>1</text:p>
          </table:table-cell>
          <table:table-cell table:formula="of:=RANK([.H256];[.$H256:.$L256];)" office:value-type="float" office:value="2" calcext:value-type="float">
            <text:p>2</text:p>
          </table:table-cell>
          <table:table-cell table:formula="of:=RANK([.I256];[.$H256:.$L256];)" office:value-type="float" office:value="5" calcext:value-type="float">
            <text:p>5</text:p>
          </table:table-cell>
          <table:table-cell table:formula="of:=RANK([.J256];[.$H256:.$L256];)" office:value-type="float" office:value="3" calcext:value-type="float">
            <text:p>3</text:p>
          </table:table-cell>
          <table:table-cell table:formula="of:=RANK([.K256];[.$H256:.$L256];)" office:value-type="float" office:value="1" calcext:value-type="float">
            <text:p>1</text:p>
          </table:table-cell>
          <table:table-cell table:formula="of:=RANK([.L256];[.$H256:.$L256];)" office:value-type="float" office:value="4" calcext:value-type="float">
            <text:p>4</text:p>
          </table:table-cell>
          <table:table-cell table:formula="of:=RANK([.M256];[.$M256:.$Q256];)" office:value-type="float" office:value="3" calcext:value-type="float">
            <text:p>3</text:p>
          </table:table-cell>
          <table:table-cell table:formula="of:=RANK([.N256];[.$M256:.$Q256];)" office:value-type="float" office:value="4" calcext:value-type="float">
            <text:p>4</text:p>
          </table:table-cell>
          <table:table-cell table:formula="of:=RANK([.O256];[.$M256:.$Q256];)" office:value-type="float" office:value="5" calcext:value-type="float">
            <text:p>5</text:p>
          </table:table-cell>
          <table:table-cell table:formula="of:=RANK([.P256];[.$M256:.$Q256];)" office:value-type="float" office:value="1" calcext:value-type="float">
            <text:p>1</text:p>
          </table:table-cell>
          <table:table-cell table:formula="of:=RANK([.Q256];[.$M256:.$Q256];)" office:value-type="float" office:value="2" calcext:value-type="float">
            <text:p>2</text:p>
          </table:table-cell>
          <table:table-cell table:formula="of:=RANK([.R256];[.$R256:.$V256];)" office:value-type="float" office:value="2" calcext:value-type="float">
            <text:p>2</text:p>
          </table:table-cell>
          <table:table-cell table:formula="of:=RANK([.S256];[.$R256:.$V256];)" office:value-type="float" office:value="4" calcext:value-type="float">
            <text:p>4</text:p>
          </table:table-cell>
          <table:table-cell table:formula="of:=RANK([.T256];[.$R256:.$V256];)" office:value-type="float" office:value="5" calcext:value-type="float">
            <text:p>5</text:p>
          </table:table-cell>
          <table:table-cell table:formula="of:=RANK([.U256];[.$R256:.$V256];)" office:value-type="float" office:value="1" calcext:value-type="float">
            <text:p>1</text:p>
          </table:table-cell>
          <table:table-cell table:formula="of:=RANK([.V256];[.$R256:.$V256];)" office:value-type="float" office:value="3" calcext:value-type="float">
            <text:p>3</text:p>
          </table:table-cell>
          <table:table-cell table:formula="of:=RANK([.W256];[.$W256:.$AA256];)" office:value-type="float" office:value="2" calcext:value-type="float">
            <text:p>2</text:p>
          </table:table-cell>
          <table:table-cell table:formula="of:=RANK([.X256];[.$W256:.$AA256];)" office:value-type="float" office:value="3" calcext:value-type="float">
            <text:p>3</text:p>
          </table:table-cell>
          <table:table-cell table:formula="of:=RANK([.Y256];[.$W256:.$AA256];)" office:value-type="float" office:value="4" calcext:value-type="float">
            <text:p>4</text:p>
          </table:table-cell>
          <table:table-cell table:formula="of:=RANK([.Z256];[.$W256:.$AA256];)" office:value-type="float" office:value="1" calcext:value-type="float">
            <text:p>1</text:p>
          </table:table-cell>
          <table:table-cell table:formula="of:=RANK([.AA256];[.$W256:.$AA256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3" table:number-rows-repeated="104827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€ </number:text>
      <number:number number:decimal-places="0" number:min-decimal-places="0" number:min-integer-digits="1" number:grouping="true"/>
    </number:number-style>
    <number:number-style style:name="N149">
      <number:text>-€ 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€ 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€ </number:text>
      <number:number number:decimal-places="2" number:min-decimal-places="2" number:min-integer-digits="1" number:grouping="true"/>
    </number:number-style>
    <number:number-style style:name="N151">
      <number:text>-€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€ 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€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09:51:35.66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5-24T23:43:28</meta:creation-date>
    <dc:date>2024-06-17T09:56:10.936000000</dc:date>
    <meta:generator>LibreOffice/7.6.2.1$Windows_X86_64 LibreOffice_project/56f7684011345957bbf33a7ee678afaf4d2ba333</meta:generator>
    <meta:editing-duration>PT16H3M54S</meta:editing-duration>
    <meta:editing-cycles>9</meta:editing-cycles>
    <meta:document-statistic meta:table-count="1" meta:cell-count="7861" meta:object-count="0"/>
    <meta:user-defined meta:name="AppVersion">3.1</meta:user-defined>
  </office:meta>
</office:document-meta>
</file>